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Yeline, Mykolayivka, Ivan...</text:span>
</text:h>
      <text:p text:style-name="P4">
Authors: liveuamap (Language: en)</text:p>
      <text:p text:style-name="P4">
Time: 2023-05-05T-107:16:00</text:p>
      <text:p text:style-name="P4">
Location: Kharkiv (Latitude:49.94194 Longtitude:37.76052)</text:p>
      <text:p text:style-name="P4">
Videos: []</text:p>
      <text:p text:style-name="P4">
Images: []</text:p>
      <text:p text:style-name="P4">
Tags: ["Russia"]</text:p>
      <text:p text:style-name="P4">
Id: 22560617</text:p>
      <!--METADATA-->
      <text:p text:style-name="P4">
At sivershchyna and slBozhanschyna directions Russian Army Shelled Yeline, Mykolayivka, Ivanivka, Buchky and Hremyach of Chernihiv Region; Uralove, Porokhon, Studenok, Shalyhyne, Rivne, Boyaro-Lezhachi, Stukalivka, Bilopillya, Tymofiyivka, Kindrativka, Oleksiyivka, Yunaka, Yunaka Vona Zorya, HlyBoke, Lyptsi, Vesele, OhirtsEve, Vovchanski Khutory, Karayichne, Bochkove, Budarky, Komisarove, Kolodyazne and Krasne persons ofkharkiv Region, - General Staff of Armed Forces of Ukraine Says in the MorningReport</text:p>
      <text:p text:style-name="P4">
News Collection Link:(https://liveuamap.com/en/2023/5-may-at-sivershchyna-and-slobozhanschyna-directions-russian)</text:p>
      <text:p text:style-name="P4">
News Source: <text:a xlink:type="simple" xlink:href="https://t.me/lumsrc/4688" text:style-name="Internet_20_link" text:visited-style-name="Visited_20_Internet_20_Link">
https://t.me/lumsrc/4688</text:a>
</text:p>
      <!--NEWS-->
      <text:h text:style-name="P10" text:outline-level="1">
<text:span text:style-name="T4">
AT Kupyansk Directive Russian Army Welled Phonolivka, Novomolinsk, Kamyanka, Dvorichny, West ...</text:span>
</text:h>
      <text:p text:style-name="P4">
Authors: liveuamap (Language: en)</text:p>
      <text:p text:style-name="P4">
Time: 2023-05-05T-109:16:00</text:p>
      <text:p text:style-name="P4">
Location: Svatove (Latitude:49.54303 Longtitude:37.89425)</text:p>
      <text:p text:style-name="P4">
Videos: []</text:p>
      <text:p text:style-name="P4">
Images: []</text:p>
      <text:p text:style-name="P4">
Tags: ["Russia"]</text:p>
      <text:p text:style-name="P4">
Id: 22560614</text:p>
      <!--METADATA-->
      <text:p text:style-name="P4">
At Kupiansk direction Russian army shelled Fyholivka, Novomlynsk, Kamyanka,Dvorichna, Zapadne, Lyman Pershyy, Kyslivka, Kotlyarivka, Krokhmalne andBerestove of Kharkiv region, - General Staff of Armed Forces of Ukraine saysin the morning report</text:p>
      <text:p text:style-name="P4">
News Collection Link: <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News Source: <text:a xlink:type="simple" xlink:href="https://t.me/lumsrc/4689" text:style-name="Internet_20_link" text:visited-style-name="Visited_20_Internet_20_Link">
https://t.me/lumsrc/4689</text:a>
</text:p>
      <!--NEWS-->
      <text:h text:style-name="P10" text:outline-level="1">
<text:span text:style-name="T4">
AT LIMAN DIRETIIN RUSSIAN Army Shelled Stelmakhivka, Andriyivka, Greek, Makeevka, Nesskhe ...</text:span>
</text:h>
      <text:p text:style-name="P4">
Authors: liveuamap (Language: en)</text:p>
      <text:p text:style-name="P4">
Time: 2023-05-05T-111:16:00</text:p>
      <text:p text:style-name="P4">
Location: Donetsk (Latitude:48.75166 Longtitude:38.07518)</text:p>
      <text:p text:style-name="P4">
Videos: []</text:p>
      <text:p text:style-name="P4">
Images: []</text:p>
      <text:p text:style-name="P4">
Tags: ["Russia"]</text:p>
      <text:p text:style-name="P4">
Id: 22560609</text:p>
      <!--METADATA-->
      <text:p text:style-name="P4">
At Lyman direction Russian army shelled Stelmakhivka, Andriyivka, Hrekivka,Makiyivka, Nevske, Pischane, Dibrova, Bilohorivka of Luhansk region andTorske, Siversk, Verkhnokamyanske, Spirne and Rozdolivka of Donetsk region, -General Staff of Armed Forces of Ukraine says in the morning report</text:p>
      <text:p text:style-name="P4">
News Collection Link: <text:a xlink:type="simple" xlink:href="https://liveuamap.com/en/2023/5-may-at-lyman-direction-russian-army-shelled-stelmakhivka" text:style-name="Internet_20_link" text:visited-style-name="Visited_20_Internet_20_Link">
https://liveuamap.com/en/2023/5-may-at-lyman-direction-russian-army-shelled-stelmakhivka</text:a>
</text:p>
      <text:p text:style-name="P4">
News Source: <text:a xlink:type="simple" xlink:href="https://t.me/lumsrc/4690" text:style-name="Internet_20_link" text:visited-style-name="Visited_20_Internet_20_Link">
https://t.me/lumsrc/4690</text:a>
</text:p>
      <!--NEWS-->
      <text:h text:style-name="P10" text:outline-level="1">
<text:span text:style-name="T4">
Bakhmut Directio Rusian Army Shelled Nikiforivka, Vasukivka, Novomarkovo, Markovo, Grigo ...</text:span>
</text:h>
      <text:p text:style-name="P4">
Authors: liveuamap (Language: en)</text:p>
      <text:p text:style-name="P4">
Time: 2023-05-05T-113:16:00</text:p>
      <text:p text:style-name="P4">
Location: Novhorods'ke, Donetsk Oblast (Latitude:48.32384 Longtitude:37.85236)</text:p>
      <text:p text:style-name="P4">
Videos: []</text:p>
      <text:p text:style-name="P4">
Images: []</text:p>
      <text:p text:style-name="P4">
Tags: ["Russia"]</text:p>
      <text:p text:style-name="P4">
Id: 22560604</text:p>
      <!--METADATA-->
      <text:p text:style-name="P4">
At Bakhmut Direction Russian Army Shelled Nykyforivka, Vasukivka, Novomarkove, Markove, Hryhorivka, Bohdanivka, Bakhmut, Ivanivske, Chaske, ChasKE A, Zalizne and New York of Donetsk Region, - General StaffofofOFFOFFOFFOFFOFFOFFOFFOFFOFFOFFOFFOFFOFFOFFOFFOFFOFFOFFOFFOFFOFFOFFOFFOFFOFFOFFOFFOFFOFFOFFOFFOFFOFFOFFOFFOFFOFFOFFOFFOFFOFFOFFOFFOFFOF Report</text:p>
      <text:p text:style-name="P4">
News Collection Link:(https://liveuamap.com/en/2023/5-may-at-bakhmut-direction-russian-army-shelled-nykyforivka)</text:p>
      <text:p text:style-name="P4">
News Source: <text:a xlink:type="simple" xlink:href="https://t.me/lumsrc/4691" text:style-name="Internet_20_link" text:visited-style-name="Visited_20_Internet_20_Link">
https://t.me/lumsrc/4691</text:a>
</text:p>
      <!--NEWS-->
      <text:h text:style-name="P10" text:outline-level="1">
<text:span text:style-name="T4">
JSC Avdiivka Directio Rusian of the Army Shelled Avdiivka, Pervomaisko, Neetailev And Karlovka of ...</text:span>
</text:h>
      <text:p text:style-name="P4">
Authors: liveuamap (Language: en)</text:p>
      <text:p text:style-name="P4">
Time: 2023-05-05T-115:16:00</text:p>
      <text:p text:style-name="P4">
Location: Donetsk Oblast (Latitude:48.10858 Longtitude:37.49205)</text:p>
      <text:p text:style-name="P4">
Videos: []</text:p>
      <text:p text:style-name="P4">
Images: []</text:p>
      <text:p text:style-name="P4">
Tags: ["Russia"]</text:p>
      <text:p text:style-name="P4">
Id: 22560601</text:p>
      <!--METADATA-->
      <text:p text:style-name="P4">
At Avdiyivka direction Russian army shelled Avdiyivka, Pervomayske, Netayloveand Karlivka of Donetsk region, - General Staff of Armed Forces of Ukrainesays in the morning report</text:p>
      <text:p text:style-name="P4">
News Collection Link: <text:a xlink:type="simple" xlink:href="https://liveuamap.com/en/2023/5-may-at-avdiyivka-direction-russian-army-shelled-avdiyivka" text:style-name="Internet_20_link" text:visited-style-name="Visited_20_Internet_20_Link">
https://liveuamap.com/en/2023/5-may-at-avdiyivka-direction-russian-army-shelled-avdiyivka</text:a>
</text:p>
      <text:p text:style-name="P4">
News Source: <text:a xlink:type="simple" xlink:href="https://t.me/lumsrc/4692" text:style-name="Internet_20_link" text:visited-style-name="Visited_20_Internet_20_Link">
https://t.me/lumsrc/4692</text:a>
</text:p>
      <!--NEWS-->
      <text:h text:style-name="P10" text:outline-level="1">
<text:span text:style-name="T4">
At Maryinka direction Russian army shelled Krasnohorivka, Pobyeda and Novomykhaylivka of Done...</text:span>
</text:h>
      <text:p text:style-name="P4">
Authors: liveuamap (Language: en)</text:p>
      <text:p text:style-name="P4">
Time: 2023-05-05T-117:16:00</text:p>
      <text:p text:style-name="P4">
Location: Donetsk (Latitude:47.85556 Longtitude:37.47831)</text:p>
      <text:p text:style-name="P4">
Videos: []</text:p>
      <text:p text:style-name="P4">
Images: []</text:p>
      <text:p text:style-name="P4">
Tags: ["Russia"]</text:p>
      <text:p text:style-name="P4">
Id: 22560597</text:p>
      <!--METADATA-->
      <text:p text:style-name="P4">
At Maryinka direction Russian army shelled Krasnohorivka, Pobyeda andNovomykhaylivka of Donetsk region, - General Staff of Armed Forces of Ukrainesays in the morning report</text:p>
      <text:p text:style-name="P4">
News Collection Link: <text:a xlink:type="simple" xlink:href="https://liveuamap.com/en/2023/5-may-at-maryinka-direction-russian-army-shelled-krasnohorivka" text:style-name="Internet_20_link" text:visited-style-name="Visited_20_Internet_20_Link">
https://liveuamap.com/en/2023/5-may-at-maryinka-direction-russian-army-shelled-krasnohorivka</text:a>
</text:p>
      <text:p text:style-name="P4">
News Source: <text:a xlink:type="simple" xlink:href="https://t.me/lumsrc/4693" text:style-name="Internet_20_link" text:visited-style-name="Visited_20_Internet_20_Link">
https://t.me/lumsrc/4693</text:a>
</text:p>
      <!--NEWS-->
      <text:h text:style-name="P10" text:outline-level="1">
<text:span text:style-name="T4">
JSC Shakhtar Directio Rusian Army Shelled Kalledar, Novoukrainka, Amenian And Shakh ...</text:span>
</text:h>
      <text:p text:style-name="P4">
Authors: liveuamap (Language: en)</text:p>
      <text:p text:style-name="P4">
Time: 2023-05-05T-119:16:00</text:p>
      <text:p text:style-name="P4">
Location: Velyka Novosilka (Latitude:47.85683 Longtitude:37.00951)</text:p>
      <text:p text:style-name="P4">
Videos: []</text:p>
      <text:p text:style-name="P4">
Images: []</text:p>
      <text:p text:style-name="P4">
Tags: ["Russia"]</text:p>
      <text:p text:style-name="P4">
Id: 22560593</text:p>
      <!--METADATA-->
      <text:p text:style-name="P4">
At Shakhtarske direction Russian army shelled Vuhledar, Novoukrayinka,Prechystivka and Shakhtarske of Donetsk region, - General Staff of ArmedForces of Ukraine says in the morning report</text:p>
      <text:p text:style-name="P4">
News Collection Link: <text:a xlink:type="simple" xlink:href="https://liveuamap.com/en/2023/5-may-at-shakhtarske-direction-russian-army-shelled-vuhledar" text:style-name="Internet_20_link" text:visited-style-name="Visited_20_Internet_20_Link">
https://liveuamap.com/en/2023/5-may-at-shakhtarske-direction-russian-army-shelled-vuhledar</text:a>
</text:p>
      <text:p text:style-name="P4">
News Source: <text:a xlink:type="simple" xlink:href="https://t.me/lumsrc/4694" text:style-name="Internet_20_link" text:visited-style-name="Visited_20_Internet_20_Link">
https://t.me/lumsrc/4694</text:a>
</text:p>
      <!--NEWS-->
      <text:h text:style-name="P10" text:outline-level="1">
<text:span text:style-name="T4">
At Zaporizhzhia and Kherson directions Russian army shelled Vremivka, Novosilka and Novopil o...</text:span>
</text:h>
      <text:p text:style-name="P4">
Authors: liveuamap (Language: en)</text:p>
      <text:p text:style-name="P4">
Time: 2023-05-05T-121:16:00</text:p>
      <text:p text:style-name="P4">
Location: Kherson (Latitude:46.59497 Longtitude:32.26157)</text:p>
      <text:p text:style-name="P4">
Videos: []</text:p>
      <text:p text:style-name="P4">
Images: []</text:p>
      <text:p text:style-name="P4">
Tags: ["Russia"]</text:p>
      <text:p text:style-name="P4">
Id: 22560590</text:p>
      <!--METADATA-->
      <text:p text:style-name="P4">
At Zaporizhzhia and Kherson directions Russian army shelled Vremivka,Novosilka and Novopil of Donetsk region; Malynivka, Novoandriyivka, MaliScherbaky, Stepove and Kamyanske of Zaporizhzhia region; Nikopol ofDnipropetrovsk region; Mykhaylivka, Kozatske, Lvove, Novotyahynka, Sofiyivkaof Kherson region and Kherson city, - General Staff of Armed Forces of Ukrainesays in the morning report</text:p>
      <text:p text:style-name="P4">
News Collection Link: <text:a xlink:type="simple" xlink:href="https://liveuamap.com/en/2023/5-may-at-zaporizhzhia-and-kherson-directions-russian-army" text:style-name="Internet_20_link" text:visited-style-name="Visited_20_Internet_20_Link">
https://liveuamap.com/en/2023/5-may-at-zaporizhzhia-and-kherson-directions-russian-army</text:a>
</text:p>
      <text:p text:style-name="P4">
News Source: <text:a xlink:type="simple" xlink:href="https://t.me/lumsrc/4695" text:style-name="Internet_20_link" text:visited-style-name="Visited_20_Internet_20_Link">
https://t.me/lumsrc/4695</text:a>
</text:p>
      <!--NEWS-->
      <text:h text:style-name="P10" text:outline-level="1">
<text:span text:style-name="T4">
Chernihivska Oblast(18:14). Red Alert: aerial threat. Sirens sounding. Take cover now!</text:span>
</text:h>
      <text:p text:style-name="P4">
Authors: liveuamap (Language: en)</text:p>
      <text:p text:style-name="P4">
Time: 2023-05-05T12:15:00</text:p>
      <text:p text:style-name="P4">
Location: Chernihivska Oblast (Latitude:51.33316 Longtitude:32.00015)</text:p>
      <text:p text:style-name="P4">
Videos: []</text:p>
      <text:p text:style-name="P4">
Images: []</text:p>
      <text:p text:style-name="P4">
Tags: ["Europe", "Central and Eastern Europe"]</text:p>
      <text:p text:style-name="P4">
Id: 22560694</text:p>
      <!--METADATA-->
      <text:p text:style-name="P4">
Chernihiv region(18:14). Red Alert: aerial threat. Sirens sounding. Takecover now!</text:p>
      <text:p text:style-name="P4">
News Collection Link: <text:a xlink:type="simple" xlink:href="https://liveuamap.com/en/2023/05-may-chernihivska-oblast1814-red-alert-aerig" text:style-name="Internet_20_link" text:visited-style-name="Visited_20_Internet_20_Link">
https://liveuamap.com/en/2023/05-may-chernihivska-oblast1814-red-alert-aerig</text:a>
</text:p>
      <text:p text:style-name="P4">
News Source: <text:a xlink:type="simple" xlink:href="https://t.me/suspilnechernihiv/18297" text:style-name="Internet_20_link" text:visited-style-name="Visited_20_Internet_20_Link">
https://t.me/suspilnechernihiv/18297</text:a>
</text:p>
      <!--NEWS-->
      <text:h text:style-name="P10" text:outline-level="1">
<text:span text:style-name="T4">
Kharkiv, Kharkiv region, Sumy region (18:15). Red Alrt: Aerial Tchretate. Sirens Sounding. ...</text:span>
</text:h>
      <text:p text:style-name="P4">
Authors: liveuamap (Language: en)</text:p>
      <text:p text:style-name="P4">
Time: 2023-05-05T12:16:00</text:p>
      <text:p text:style-name="P4">
Location: Kharkiv (Latitude:49.97996 Longtitude:36.25355)</text:p>
      <text:p text:style-name="P4">
Videos: []</text:p>
      <text:p text:style-name="P4">
Images: []</text:p>
      <text:p text:style-name="P4">
Tags: ["Europe", "Central and Eastern Europe"]</text:p>
      <text:p text:style-name="P4">
Id: 22560695</text:p>
      <!--METADATA-->
      <text:p text:style-name="P4">
Kharkiv, Kharkiv region, Sumy region(18:15). Red Alert: aerial threat.Sirens sounding. Take cover now!</text:p>
      <text:p text:style-name="P4">
News Collection Link: <text:a xlink:type="simple" xlink:href="https://liveuamap.com/en/2023/05-may-kharkiv-kharkivska-oblast-sumska-oblasg" text:style-name="Internet_20_link" text:visited-style-name="Visited_20_Internet_20_Link">
https://liveuamap.com/en/2023/05-may-kharkiv-kharkivska-oblast-sumska-oblasg</text:a>
</text:p>
      <text:p text:style-name="P4">
News Source: <text:a xlink:type="simple" xlink:href="https://t.me/air_alert_ua/44522" text:style-name="Internet_20_link" text:visited-style-name="Visited_20_Internet_20_Link">
https://t.me/air_alert_ua/44522</text:a>
</text:p>
      <!--NEWS-->
      <text:h text:style-name="P10" text:outline-level="1">
<text:span text:style-name="T4">
Poltavska Oblast(18:16). Red Alert: aerial threat. Sirens sounding. Take cover now!</text:span>
</text:h>
      <text:p text:style-name="P4">
Authors: liveuamap (Language: en)</text:p>
      <text:p text:style-name="P4">
Time: 2023-05-05T12:17:00</text:p>
      <text:p text:style-name="P4">
Location: Poltavska Oblast (Latitude:49.47632 Longtitude:33.81838)</text:p>
      <text:p text:style-name="P4">
Videos: []</text:p>
      <text:p text:style-name="P4">
Images: []</text:p>
      <text:p text:style-name="P4">
Tags: ["Europe", "Central and Eastern Europe"]</text:p>
      <text:p text:style-name="P4">
Id: 22560696</text:p>
      <!--METADATA-->
      <text:p text:style-name="P4">
Poltava(18:16). Red Alert: aerial threat. Sirens sounding. Take covernow!</text:p>
      <text:p text:style-name="P4">
News Collection Link: <text:a xlink:type="simple" xlink:href="https://liveuamap.com/en/2023/05-may-poltavska-oblast1816-red-alert-aerial-g" text:style-name="Internet_20_link" text:visited-style-name="Visited_20_Internet_20_Link">
https://liveuamap.com/en/2023/05-may-poltavska-oblast1816-red-alert-aerial-g</text:a>
</text:p>
      <text:p text:style-name="P4">
News Source: <text:a xlink:type="simple" xlink:href="https://t.me/suspilnepoltava/11033" text:style-name="Internet_20_link" text:visited-style-name="Visited_20_Internet_20_Link">
https://t.me/suspilnepoltava/11033</text:a>
</text:p>
      <!--NEWS-->
      <text:h text:style-name="P10" text:outline-level="1">
<text:span text:style-name="T4">
Zaporizka Oblast(19:13). Red Alert: aerial threat. Sirens sounding. Take cover now!</text:span>
</text:h>
      <text:p text:style-name="P4">
Authors: liveuamap (Language: en)</text:p>
      <text:p text:style-name="P4">
Time: 2023-05-05T13:15:00</text:p>
      <text:p text:style-name="P4">
Location: Zaporizka Oblast (Latitude:47.611501 Longtitude:35.766441)</text:p>
      <text:p text:style-name="P4">
Videos: []</text:p>
      <text:p text:style-name="P4">
Images: []</text:p>
      <text:p text:style-name="P4">
Tags: ["Europe", "Central and Eastern Europe"]</text:p>
      <text:p text:style-name="P4">
Id: 22560697</text:p>
      <!--METADATA-->
      <text:p text:style-name="P4">
Zaporizhzhia region(19:13). Red Alert: aerial threat. Sirens sounding. Take covernow!</text:p>
      <text:p text:style-name="P4">
News Collection Link: <text:a xlink:type="simple" xlink:href="https://liveuamap.com/en/2023/05-may-zaporizka-oblast1913-red-alert-aerial-g" text:style-name="Internet_20_link" text:visited-style-name="Visited_20_Internet_20_Link">
https://liveuamap.com/en/2023/05-may-zaporizka-oblast1913-red-alert-aerial-g</text:a>
</text:p>
      <text:p text:style-name="P4">
News Source: <text:a xlink:type="simple" xlink:href="https://t.me/air_alert_ua/44528" text:style-name="Internet_20_link" text:visited-style-name="Visited_20_Internet_20_Link">
https://t.me/air_alert_ua/44528</text:a>
</text:p>
      <!--NEWS-->
      <text:h text:style-name="P10" text:outline-level="1">
<text:span text:style-name="T4">
Chernihivska Oblast(20:28). Red Alert: aerial threat. Sirens sounding. Take cover now!</text:span>
</text:h>
      <text:p text:style-name="P4">
Authors: liveuamap (Language: en)</text:p>
      <text:p text:style-name="P4">
Time: 2023-05-05T14:28:00</text:p>
      <text:p text:style-name="P4">
Location: Chernihivska Oblast (Latitude:51.33287 Longtitude:31.99939)</text:p>
      <text:p text:style-name="P4">
Videos: []</text:p>
      <text:p text:style-name="P4">
Images: []</text:p>
      <text:p text:style-name="P4">
Tags: ["Europe", "Central and Eastern Europe"]</text:p>
      <text:p text:style-name="P4">
Id: 22560699</text:p>
      <!--METADATA-->
      <text:p text:style-name="P4">
Chernihiv region(20:28). Red Alert: aerial threat. Sirens sounding. Takecover now!</text:p>
      <text:p text:style-name="P4">
News Collection Link: <text:a xlink:type="simple" xlink:href="https://liveuamap.com/en/2023/05-may-chernihivska-oblast2028-red-alert-aerig" text:style-name="Internet_20_link" text:visited-style-name="Visited_20_Internet_20_Link">
https://liveuamap.com/en/2023/05-may-chernihivska-oblast2028-red-alert-aerig</text:a>
</text:p>
      <text:p text:style-name="P4">
News Source: <text:a xlink:type="simple" xlink:href="https://t.me/suspilnechernihiv/18303" text:style-name="Internet_20_link" text:visited-style-name="Visited_20_Internet_20_Link">
https://t.me/suspilnechernihiv/18303</text:a>
</text:p>
      <!--NEWS-->
      <text:h text:style-name="P10" text:outline-level="1">
<text:span text:style-name="T4">
Sumska Oblast(20:28). Red Alert: aerial threat. Sirens sounding. Take cover now!</text:span>
</text:h>
      <text:p text:style-name="P4">
Authors: liveuamap (Language: en)</text:p>
      <text:p text:style-name="P4">
Time: 2023-05-05T14:30:00</text:p>
      <text:p text:style-name="P4">
Location: Sumska Oblast (Latitude:50.99946 Longtitude:34.00041)</text:p>
      <text:p text:style-name="P4">
Videos: []</text:p>
      <text:p text:style-name="P4">
Images: []</text:p>
      <text:p text:style-name="P4">
Tags: ["Europe", "Central and Eastern Europe"]</text:p>
      <text:p text:style-name="P4">
Id: 22560700</text:p>
      <!--METADATA-->
      <text:p text:style-name="P4">
Sumy region(20:28). Red Alert: aerial threat. Sirens sounding. Take covernow!</text:p>
      <text:p text:style-name="P4">
News Collection Link: <text:a xlink:type="simple" xlink:href="https://liveuamap.com/en/2023/05-may-sumska-oblast2028-red-alert-aerial-thrg" text:style-name="Internet_20_link" text:visited-style-name="Visited_20_Internet_20_Link">
https://liveuamap.com/en/2023/05-may-sumska-oblast2028-red-alert-aerial-thrg</text:a>
</text:p>
      <text:p text:style-name="P4">
News Source: <text:a xlink:type="simple" xlink:href="https://t.me/air_alert_ua/44531" text:style-name="Internet_20_link" text:visited-style-name="Visited_20_Internet_20_Link">
https://t.me/air_alert_ua/44531</text:a>
</text:p>
      <!--NEWS-->
      <text:h text:style-name="P10" text:outline-level="1">
<text:span text:style-name="T4">
Sumska Oblast(21:11). Red Alert: aerial threat. Sirens sounding. Take cover now!</text:span>
</text:h>
      <text:p text:style-name="P4">
Authors: liveuamap (Language: en)</text:p>
      <text:p text:style-name="P4">
Time: 2023-05-05T15:20:00</text:p>
      <text:p text:style-name="P4">
Location: Sumska Oblast (Latitude:50.99875 Longtitude:34.00119)</text:p>
      <text:p text:style-name="P4">
Videos: []</text:p>
      <text:p text:style-name="P4">
Images: []</text:p>
      <text:p text:style-name="P4">
Tags: ["Europe", "Central and Eastern Europe"]</text:p>
      <text:p text:style-name="P4">
Id: 22560702</text:p>
      <!--METADATA-->
      <text:p text:style-name="P4">
Sumy region(21:11). Red Alert: aerial threat. Sirens sounding. Take covernow!</text:p>
      <text:p text:style-name="P4">
News Collection Link: <text:a xlink:type="simple" xlink:href="https://liveuamap.com/en/2023/05-may-sumska-oblast2111-red-alert-aerial-thrg" text:style-name="Internet_20_link" text:visited-style-name="Visited_20_Internet_20_Link">
https://liveuamap.com/en/2023/05-may-sumska-oblast2111-red-alert-aerial-thrg</text:a>
</text:p>
      <text:p text:style-name="P4">
News Source: <text:a xlink:type="simple" xlink:href="https://t.me/air_alert_ua/44534" text:style-name="Internet_20_link" text:visited-style-name="Visited_20_Internet_20_Link">
https://t.me/air_alert_ua/44534</text:a>
</text:p>
      <!--NEWS-->
      <text:h text:style-name="P10" text:outline-level="1">
<text:span text:style-name="T4">
Donetsk Oblast(21:27). Red Alert: aerial threat. Sirens sounding. Take cover now!</text:span>
</text:h>
      <text:p text:style-name="P4">
Authors: liveuamap (Language: en)</text:p>
      <text:p text:style-name="P4">
Time: 2023-05-05T15:28:00</text:p>
      <text:p text:style-name="P4">
Location: Donetsk Oblast (Latitude:48.72676 Longtitude:37.57783)</text:p>
      <text:p text:style-name="P4">
Videos: []</text:p>
      <text:p text:style-name="P4">
Images: []</text:p>
      <text:p text:style-name="P4">
Tags: ["Europe", "Central and Eastern Europe"]</text:p>
      <text:p text:style-name="P4">
Id: 22560703</text:p>
      <!--METADATA-->
      <text:p text:style-name="P4">
Donetsk Oblast(21:27). Red Alert: aerial threat. Sirens sounding. Take covernow!</text:p>
      <text:p text:style-name="P4">
News Collection Link: <text:a xlink:type="simple" xlink:href="https://liveuamap.com/en/2023/05-may-donetsk-oblast2127-red-alert-aerial-thg" text:style-name="Internet_20_link" text:visited-style-name="Visited_20_Internet_20_Link">
https://liveuamap.com/en/2023/05-may-donetsk-oblast2127-red-alert-aerial-thg</text:a>
</text:p>
      <text:p text:style-name="P4">
News Source: <text:a xlink:type="simple" xlink:href="https://t.me/air_alert_ua/44535" text:style-name="Internet_20_link" text:visited-style-name="Visited_20_Internet_20_Link">
https://t.me/air_alert_ua/44535</text:a>
</text:p>
      <!--NEWS-->
      <text:h text:style-name="P10" text:outline-level="1">
<text:span text:style-name="T4">
Kharkiv, Kharkivska Oblast(21:29). Red Alert: aerial threat. Sirens sounding. Take cover now!</text:span>
</text:h>
      <text:p text:style-name="P4">
Authors: liveuamap (Language: en)</text:p>
      <text:p text:style-name="P4">
Time: 2023-05-05T15:31:00</text:p>
      <text:p text:style-name="P4">
Location: Kharkiv (Latitude:49.98014 Longtitude:36.25294)</text:p>
      <text:p text:style-name="P4">
Videos: []</text:p>
      <text:p text:style-name="P4">
Images: []</text:p>
      <text:p text:style-name="P4">
Tags: ["Europe", "Central and Eastern Europe"]</text:p>
      <text:p text:style-name="P4">
Id: 22560704</text:p>
      <!--METADATA-->
      <text:p text:style-name="P4">
Kharkiv, Kharkiv region(21:29). Red Alert: aerial threat. Sirens sounding.Take cover now!</text:p>
      <text:p text:style-name="P4">
News Collection Link: <text:a xlink:type="simple" xlink:href="https://liveuamap.com/en/2023/05-may-kharkiv-kharkivska-oblast2129-red-alerg" text:style-name="Internet_20_link" text:visited-style-name="Visited_20_Internet_20_Link">
https://liveuamap.com/en/2023/05-may-kharkiv-kharkivska-oblast2129-red-alerg</text:a>
</text:p>
      <text:p text:style-name="P4">
News Source: <text:a xlink:type="simple" xlink:href="https://t.me/air_alert_ua/44536" text:style-name="Internet_20_link" text:visited-style-name="Visited_20_Internet_20_Link">
https://t.me/air_alert_ua/44536</text:a>
</text:p>
      <!--NEWS-->
      <text:h text:style-name="P10" text:outline-level="1">
<text:span text:style-name="T4">
Zaporizka Oblast(21:42). Red Alert: aerial threat. Sirens sounding. Take cover now!</text:span>
</text:h>
      <text:p text:style-name="P4">
Authors: liveuamap (Language: en)</text:p>
      <text:p text:style-name="P4">
Time: 2023-05-05T15:44:00</text:p>
      <text:p text:style-name="P4">
Location: Zaporizka Oblast (Latitude:47.612581 Longtitude:35.764291)</text:p>
      <text:p text:style-name="P4">
Videos: []</text:p>
      <text:p text:style-name="P4">
Images: []</text:p>
      <text:p text:style-name="P4">
Tags: ["Europe", "Central and Eastern Europe"]</text:p>
      <text:p text:style-name="P4">
Id: 22560712</text:p>
      <!--METADATA-->
      <text:p text:style-name="P4">
Zaporizhzhia region(21:42). Red Alert: aerial threat. Sirens sounding. Take covernow!</text:p>
      <text:p text:style-name="P4">
News Collection Link: <text:a xlink:type="simple" xlink:href="https://liveuamap.com/en/2023/05-may-zaporizka-oblast2142-red-alert-aerial-g" text:style-name="Internet_20_link" text:visited-style-name="Visited_20_Internet_20_Link">
https://liveuamap.com/en/2023/05-may-zaporizka-oblast2142-red-alert-aerial-g</text:a>
</text:p>
      <text:p text:style-name="P4">
News Source: <text:a xlink:type="simple" xlink:href="https://t.me/air_alert_ua/44538" text:style-name="Internet_20_link" text:visited-style-name="Visited_20_Internet_20_Link">
https://t.me/air_alert_ua/44538</text:a>
</text:p>
      <!--NEWS-->
      <text:h text:style-name="P10" text:outline-level="1">
<text:span text:style-name="T4">
Dnipro, Dnipropetrovska Oblast(23:45). Red Alert: aerial threat. Sirens sounding. Take cover ...</text:span>
</text:h>
      <text:p text:style-name="P4">
Authors: liveuamap (Language: en)</text:p>
      <text:p text:style-name="P4">
Time: 2023-05-05T17:46:00</text:p>
      <text:p text:style-name="P4">
Location: Dnipro (Latitude:48.45930000 Longtitude:35.03865000)</text:p>
      <text:p text:style-name="P4">
Videos: []</text:p>
      <text:p text:style-name="P4">
Images: []</text:p>
      <text:p text:style-name="P4">
Tags: ["Europe", "Central and Eastern Europe"]</text:p>
      <text:p text:style-name="P4">
Id: 22560726</text:p>
      <!--METADATA-->
      <text:p text:style-name="P4">
Dnipro, Dnipropetrovsk region(23:45). Red Alert: aerial threat. Sirenssounding. Take cover now!</text:p>
      <text:p text:style-name="P4">
News Collection Link: <text:a xlink:type="simple" xlink:href="https://liveuamap.com/en/2023/05-may-dnipro-dnipropetrovska-oblast2345-red-g" text:style-name="Internet_20_link" text:visited-style-name="Visited_20_Internet_20_Link">
https://liveuamap.com/en/2023/05-may-dnipro-dnipropetrovska-oblast2345-red-g</text:a>
</text:p>
      <text:p text:style-name="P4">
News Source: <text:a xlink:type="simple" xlink:href="https://t.me/air_alert_ua/44540" text:style-name="Internet_20_link" text:visited-style-name="Visited_20_Internet_20_Link">
https://t.me/air_alert_ua/44540</text:a>
</text:p>
      <!--NEWS-->
      <text:h text:style-name="P10" text:outline-level="1">
<text:span text:style-name="T4">
Explosions were reported in Dnipro city</text:span>
</text:h>
      <text:p text:style-name="P4">
Authors: liveuamap (Language: en)</text:p>
      <text:p text:style-name="P4">
Time: 2023-05-05T18:09:59</text:p>
      <text:p text:style-name="P4">
Location: Dnipro (Latitude:48.42442 Longtitude:35.09995)</text:p>
      <text:p text:style-name="P4">
Videos: []</text:p>
      <text:p text:style-name="P4">
Images: []</text:p>
      <text:p text:style-name="P4">
Tags: []</text:p>
      <text:p text:style-name="P4">
Id: 22560727</text:p>
      <!--METADATA-->
      <text:p text:style-name="P4">
Explosions were reported in Dnipro city</text:p>
      <text:p text:style-name="P4">
News Collection Link: <text:a xlink:type="simple" xlink:href="https://liveuamap.com/en/2023/5-may-explosions-were-reported-in-dnipro-city" text:style-name="Internet_20_link" text:visited-style-name="Visited_20_Internet_20_Link">
https://liveuamap.com/en/2023/5-may-explosions-were-reported-in-dnipro-city</text:a>
</text:p>
      <text:p text:style-name="P4">
News Source: <text:a xlink:type="simple" xlink:href="https://t.me/hyevuy_dnepr/51644" text:style-name="Internet_20_link" text:visited-style-name="Visited_20_Internet_20_Link">
https://t.me/hyevuy_dnepr/51644</text:a>
</text:p>
      <!--NEWS-->
      <text:h text:style-name="P10" text:outline-level="1">
<text:span text:style-name="T4">
Donetsk Oblast(02:55). Red Alert: aerial threat. Sirens sounding. Take cover now!</text:span>
</text:h>
      <text:p text:style-name="P4">
Authors: liveuamap (Language: en)</text:p>
      <text:p text:style-name="P4">
Time: 2023-05-05T20:56:00</text:p>
      <text:p text:style-name="P4">
Location: Donetsk Oblast (Latitude:48.72681 Longtitude:37.57703)</text:p>
      <text:p text:style-name="P4">
Videos: []</text:p>
      <text:p text:style-name="P4">
Images: []</text:p>
      <text:p text:style-name="P4">
Tags: ["Europe", "Central and Eastern Europe"]</text:p>
      <text:p text:style-name="P4">
Id: 22560729</text:p>
      <!--METADATA-->
      <text:p text:style-name="P4">
Donetsk Oblast(02:55). Red Alert: aerial threat. Sirens sounding. Take covernow!</text:p>
      <text:p text:style-name="P4">
News Collection Link: <text:a xlink:type="simple" xlink:href="https://liveuamap.com/en/2023/06-may-donetsk-oblast0255-red-alert-aerial-thg" text:style-name="Internet_20_link" text:visited-style-name="Visited_20_Internet_20_Link">
https://liveuamap.com/en/2023/06-may-donetsk-oblast0255-red-alert-aerial-thg</text:a>
</text:p>
      <text:p text:style-name="P4">
News Source: <text:a xlink:type="simple" xlink:href="https://t.me/air_alert_ua/44544" text:style-name="Internet_20_link" text:visited-style-name="Visited_20_Internet_20_Link">
https://t.me/air_alert_ua/44544</text:a>
</text:p>
      <!--NEWS-->
      <text:h text:style-name="P10" text:outline-level="1">
<text:span text:style-name="T4">
Night shelling of Sumy region border: almost 40 explosions were heard in the area of 5 settlements</text:span>
</text:h>
      <text:p text:style-name="P4">
Author: ['АРМІЯINFORM']</text:p>
      <text:p text:style-name="P4">
Time: 2023-05-05T48:00:00-04:00</text:p>
      <text:p text:style-name="P4">
Description: At NICH Z 4 to 5, Rosiyski Percptsky Vіsyska, 5 times sheltered the Prordordon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АГРЕСІЯ РФ', 'ВТОРГНЕННЯ РФ', 'ОБСТРІЛИ ПРИКОРДОННЯ', 'ОК «ПІВНІЧ»', 'СУМЩИНА']</text:p>
      <text:p text:style-name="P4">
Category: News</text:p>
      <!--METADATA-->
      <text:p text:style-name="P4">
<draw:frame draw:style-name="fr1" draw:name="Image2" text:anchor-type="as-char" svg:width="6.9236in" svg:height="5.490198in" draw:z-index="0">
<draw:image xlink:href="../Images/AРМІЯINFORM/2023-05-05T48-00-00-04-00/2022-12-06-obstrily-prykordonnya-ukrayiny-e1670330009167.jpeg" xlink:type="simple" xlink:show="embed" xlink:actuate="onLoad" draw:mime-type="image/jpeg"/>
</draw:frame>
Illustrative photo</text:p>
      <text:p text:style-name="P4">
On the night of May 4 to May 5, Russian occupation troops fired at the border of Sumy region 5 times.</text:p>
      <text:p text:style-name="P4">
About it <text:a xlink:type="simple" xlink:href="https://www.facebook.com/kommander.nord/posts/pfbid0i6f3ChSyL2XdNMLuJ5An32CDa8yA1g8u7KhajDuMJNmmzfPrdQ4RZbdVzX9DVQW6l" text:style-name="Internet_20_link" text:visited-style-name="Visited_20_Internet_20_Link">
reports</text:a>
Operational Command "North".</text:p>
      <text:p text:style-name="P4">
From 00:01 to 00:19 6 parishes were probably from the SAU, on the inhabited Pokutbachivsk.</text:p>
      <text:p text:style-name="P4">
From 23:57 to 00:05, 3 parishes were probably from the barrel artillery, the Undilicates of the Baranivka settlement.</text:p>
      <text:p text:style-name="P4">
From 03:05 to 03:15 there were 4 parishes, probably from a mortar 120 mm, in the district -populated point of Stara Guta.</text:p>
      <text:p text:style-name="P4">
From 06:11 to 06:25 4 parishes were recorded, probably from a mortar 120 mm, a thickness of fat. The shelling damaged a civilian house and yard.</text:p>
      <text:p text:style-name="P4">
From 05:55 to 06:10 20 coming, probably from a mortar 82 mm, in the area of the inhabited point of photo.</text:p>
      <text:p text:style-name="P4">
There were no losses on the loss of the local population or damage to civilian infrastructure.</text:p>
      <text:p text:style-name="P4">
News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Ukraine is a priority at G7 Summit</text:span>
</text:h>
      <text:p text:style-name="P4">
Author: ['АРМІЯINFORM']</text:p>
      <text:p text:style-name="P4">
Time: 2023-05-05T49:00:00-04:00</text:p>
      <text:p text:style-name="P4">
Description: On the Samiti Krayan “Great SIMKI”, Yakiya Vidbuvyu 19-21 injuries 2023 Rock in Japanese ... War with Ukraine 2022, War with Ukraine Latest News today, News War with Ukraine 2022 The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ursula_trudeau.jpg" text:style-name="Internet_20_link" text:visited-style-name="Visited_20_Internet_20_Link">
ursula_trudeau.jpg</text:a>
']</text:p>
      <text:p text:style-name="P4">
Tags: ['STOPRUSSIA', 'АГРЕСІЯ РФ', 'ВТОРГНЕННЯ РФ', 'ДЖАСТІН ТРЮДО', 'САМІТ G7', 'УРСУЛА ФОН ДЕР ЛЯЄН']</text:p>
      <text:p text:style-name="P4">
Category: News</text:p>
      <!--METADATA-->
      <text:p text:style-name="P4">
<draw:frame draw:style-name="fr1" draw:name="Image3" text:anchor-type="as-char" svg:width="6.9236in" svg:height="3.894525in" draw:z-index="0">
<draw:image xlink:href="../Images/AРМІЯINFORM/2023-05-05T49-00-00-04-00/ursula_trudeau.jpg" xlink:type="simple" xlink:show="embed" xlink:actuate="onLoad" draw:mime-type="image/jpeg"/>
</draw:frame>
At the Summit of the Great Seven, which will take place on May 19-21, 2023, Vyana-Hiroshima, one of the key issues will be comprehensive support of Ukraine.</text:p>
      <text:p text:style-name="P4">
This was during a telephone conversation with Canada Prime Minister Justin Trudeau <text:a xlink:type="simple" xlink:href="https://twitter.com/vonderleyen/status/1654136444963770371" text:style-name="Internet_20_link" text:visited-style-name="Visited_20_Internet_20_Link">
stated</text:a>
President of the European Commission Ursula von der Liaien.</text:p>
      <text:p text:style-name="P4">
"She had a good telephone conversation with Justin Trudeau, during which he discussed on the key issues of the G7 Summit in Hiroshima. In particular, providing support for Ukraine - financial and military, ” - reported von Der Lyen.</text:p>
      <text:p text:style-name="P4">
In addition to the issue of support of Ukraine, the G7 summit will consider the economic safety of the Great Seven countries, as well as an increase in global funding for climate and development.</text:p>
      <text:p text:style-name="P4">
News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Alexei Reznikov met with the General Inspector of the Bundeswehr</text:span>
</text:h>
      <text:p text:style-name="P4">
Author: ['АРМІЯINFORM']</text:p>
      <text:p text:style-name="P4">
Time: 2023-05-05T50:00:00-04:00</text:p>
      <text:p text:style-name="P4">
Description: Miniter defense of Ukraine Oleksiy Reznikov 4 injury Zustiv, Gener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Tags: ['STOPRUSSIA', 'МІНІСТР ОБОРОНИ УКРАЇНИ', 'НІМЕЧЧИНА', 'ОЛЕКСІЙ РЕЗНІКОВ', 'ОФІЦІЙНО', 'СВІТ ПІДТРИМУЄ УКРАЇНУ']</text:p>
      <text:p text:style-name="P4">
Category: News</text:p>
      <!--METADATA-->
      <text:p text:style-name="P4">
<draw:frame draw:style-name="fr1" draw:name="Image4" text:anchor-type="as-char" svg:width="6.9236in" svg:height="4.943883in" draw:z-index="0">
<draw:image xlink:href="../Images/AРМІЯINFORM/2023-05-05T50-00-00-04-00/19815a579a0a133f920b99a4c7bd1d151d9d041b.jpg" xlink:type="simple" xlink:show="embed" xlink:actuate="onLoad" draw:mime-type="image/jpeg"/>
</draw:frame>
On May 4, Minister of Defense of Ukraine Alexei Reznikov met with the Bundesver General Inspector General Karsten Brourus as part of his visit to Dupraina. The parties discussed the current state of defense cooperation with Ukraine and Germany and the prospects of its development.</text:p>
      <text:p text:style-name="P4">
About it <text:a xlink:type="simple" xlink:href="https://www.mil.gov.ua/news/2023/05/05/nashe-spilne-zavdannya-%E2%80%93-pobuduvati-micznu-sistemu-mizhnarodnoi-bezpekovoi-arhitekturi-oleksij-reznikov-zustrivsya-z-generalnim-inspektorom-bundesveru/" text:style-name="Internet_20_link" text:visited-style-name="Visited_20_Internet_20_Link">
reports</text:a>
Ministry of Defence Ukraine.</text:p>
      <text:p text:style-name="P4">
The head of the Ministry of Defense noted that the Western and, in particular, German weapons are the same important components that help to protect Ukrainians and give a respective enemy.</text:p>
      <ul>
        <li>
The weapons and equipment we receive from German partners helps to protect our life for our warriors in the front, peaceful Ukrainians, to protect the infrastructure. The quality of German technology is verified in person. I thank the German Defense Minister Boris Pistorius and all the German Narode for the help we receive at this difficult time for Ukraine, - said Alexei Reznikov.</li>
      </ul>
      <text:p text:style-name="P4">
The Minister of Defense of Ukraine informed the foreign delegation about the experience of combating UAVs and invited the German side to cooperate in this direction. Vinto also urged German friends to join in support of Ukraine the "maritime coalition", which would become a significant contribution in the development of the capabilities of the Armed Forces of Ukraine and the constant key to ensuring the safety of navigation of the south and Azov seas.</text:p>
      <text:p text:style-name="P4">
<text:a xlink:type="simple" xlink:href="https://armyinform.com.ua/wp-content/uploads/2023/05/1bebfe3472ef63bb2539304232f9927c839965a1.jpg" text:style-name="Internet_20_link" text:visited-style-name="Visited_20_Internet_20_Link">
!(Images/AРМІЯINFORM/2023-05-05T50-00-00-04-00/1bebfe3472ef63bb2539304232f9927c839965a1-150x150.jpg)</text:a>
</text:p>
      <text:p text:style-name="P4">
<text:a xlink:type="simple" xlink:href="https://armyinform.com.ua/wp-content/uploads/2023/05/2534d287e93695dcaee630b45f2f34b4b5b93caf.jpg" text:style-name="Internet_20_link" text:visited-style-name="Visited_20_Internet_20_Link">
<draw:frame draw:style-name="fr1" draw:name="Image5" text:anchor-type="as-char" svg:width="6.9236in" svg:height="6.9236in" draw:z-index="0">
<draw:image xlink:href="../Images/AРМІЯINFORM/2023-05-05T50-00-00-04-00/2534d287e93695dcaee630b45f2f34b4b5b93caf-150x150.jpg" xlink:type="simple" xlink:show="embed" xlink:actuate="onLoad" draw:mime-type="image/jpeg"/>
</draw:frame>
</text:a>
- We already have a "tank coalition", Ramstein is also a coalition. They all work for the sole purpose - the victory of Ukraine. Our common task is to build a strong system of international security architecture, and the safety of the Black and Azov Seas is an important element in this system. Already, some of our European partners are part of this coalition. And I wanted Germany to become part of it, ”Alexei Reznikov said.General Karsten Broker expressed words of support to Ukraine and stressed that the experience of Ukrainian defenders is also important for the German Armed Forces.</text:p>
      <ul>
        <li>
I saw Ukrainian warriors during preparation in Germany, watched the sinking in Ukraine. Amazed by their high level of professionalism and motivation. We have something to learn from each other. I believe that close interaction between our countries will help to increase security in Europe. I would like to assure that Germany will support Ukraine as much as it will be needed, - said General Charity Broker.</li>
      </ul>
      <text:p text:style-name="P4">
<text:a xlink:type="simple" xlink:href="https://armyinform.com.ua/wp-content/uploads/2023/05/7243023f443de902cdf47828914ee6b861f380c0.jpg" text:style-name="Internet_20_link" text:visited-style-name="Visited_20_Internet_20_Link">
!(Images/AРМІЯINFORM/2023-05-05T50-00-00-04-00/7243023f443de902cdf47828914ee6b861f380c0-150x150.jpg)</text:a>
</text:p>
      <text:p text:style-name="P4">
<text:a xlink:type="simple" xlink:href="https://armyinform.com.ua/wp-content/uploads/2023/05/510ad1dbdb0b373f0d1cd4206bde6c384747287e.jpg" text:style-name="Internet_20_link" text:visited-style-name="Visited_20_Internet_20_Link">
<draw:frame draw:style-name="fr1" draw:name="Image6" text:anchor-type="as-char" svg:width="6.9236in" svg:height="6.9236in" draw:z-index="0">
<draw:image xlink:href="../Images/AРМІЯINFORM/2023-05-05T50-00-00-04-00/510ad1dbdb0b373f0d1cd4206bde6c384747287e-150x150.jpg" xlink:type="simple" xlink:show="embed" xlink:actuate="onLoad" draw:mime-type="image/jpeg"/>
</draw:frame>
</text:a>
The participants of the meeting also focused on the need for further intensification of work to meet the urgent needs of the Defense Forces of Ukraine.</text:p>
      <text:p text:style-name="P4">
News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During the day, rescuers went to eliminate the consequences of enemy shelling almost 200 times</text:span>
</text:h>
      <text:p text:style-name="P4">
Author: ['АРМІЯINFORM']</text:p>
      <text:p text:style-name="P4">
Time: 2023-05-05T51:00:00-04:00</text:p>
      <text:p text:style-name="P4">
Description: Last, 4 injuries, the holding of the Ukzvichah, the Service of Ukraine ... The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7" text:anchor-type="as-char" svg:width="6.9236in" svg:height="4.351977in" draw:z-index="0">
<draw:image xlink:href="../Images/AРМІЯINFORM/2023-05-05T51-00-00-04-00/fire_37885.jpg" xlink:type="simple" xlink:show="embed" xlink:actuate="onLoad" draw:mime-type="image/jpeg"/>
</draw:frame>
Illustrative photo</text:p>
      <text:p text:style-name="P4">
During the last day, <text:span text:style-name="T4">
 May 4, </text:span>
 Divisions of the Civil Service of Ukraine of Uncertain Situations <text:span text:style-name="T4">
 182 departures </text:span>
 to eliminate the consequences of the occupants of settlements and infrastructure. 8 fires were eliminated. 215 persons were provided psychological assistance.</text:p>
      <text:p text:style-name="P4">
This is stated in <text:a xlink:type="simple" xlink:href="https://dsns.gov.ua/uk/news/nadzvicaini-podiyi/operativna-informaciia-dsns-shhodo-naslidkiv-vedennia-boiovix-dii-rosiiskoiu-federacijeiu-147" text:style-name="Internet_20_link" text:visited-style-name="Visited_20_Internet_20_Link">
message</text:a>
SES of Ukraine.</text:p>
      <text:p text:style-name="P4">
Since the beginning of large -scale aggression of Russia, the units of the SES of Ukraine made 92 748 trips to eliminate the consequences of shelling, 14,424 fires have been eliminated, 4033 persons were rescued, 212 682 persons were provided with psychological assistance.</text:p>
      <text:p text:style-name="P4">
News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In Ukraine, for the first time celebrate the Day of Specialists of Civil-Military Cooperation of the Armed Forces of Ukraine</text:span>
</text:h>
      <text:p text:style-name="P4">
Author: ['Олексій Мазепа']</text:p>
      <text:p text:style-name="P4">
Time: 2023-05-05T52:00:00-04:00</text:p>
      <text:p text:style-name="P4">
Description: 5 Tsyo Roku's injury, Vidpovly before the penalty of the head of the Zbroyni forces of Ukraine VI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Tags: ['ВТОРГНЕННЯ РФ', 'СІМІС']</text:p>
      <text:p text:style-name="P4">
Category: News</text:p>
      <!--METADATA-->
      <text:p text:style-name="P4">
<text:span text:style-name="T4">
 _ on May 5 this year, according to the order of the Commander-in-Chief of the Armed Forces of Ukraine dated 24.12.2022 No. 333, in Ukraine will be celebrated for the first time the Day of Specialist and Military Cooperation of the Armed Forces of Ukraine. About the path to this special activity of Simis correspondent Army _ </text:span>
 <text:span text:style-name="T4">
 _inform _ </text:span>
 <text:span text:style-name="T4">
 </text:span>
 _Sear of the central administration</text:p>
      <text:p text:style-name="P4">
<draw:frame draw:style-name="fr1" draw:name="Image8" text:anchor-type="as-char" svg:width="6.9236in" svg:height="4.615733in" draw:z-index="0">
<draw:image xlink:href="../Images/AРМІЯINFORM/2023-05-05T52-00-00-04-00/1-21.jpg" xlink:type="simple" xlink:show="embed" xlink:actuate="onLoad" draw:mime-type="image/jpeg"/>
</draw:frame>
In the Armed Forces of Ukraine, the decision to the pilot project from the CVS was made on May 5, 2014. His work was successfully started in the shortest possible time - a month later.</text:p>
      <text:p text:style-name="P4">
In the context of the Russian Federation, a hybrid warfare against Ukraine, civil-military cooperation has become an adequate response to novocardum. The need to establish interaction with civilian populations of state power, primarily in order to prevent obstruction(combat)actions, prompted to seek and embody a completely new in the Armed Forces of the Armed Forces of Ukraine, which is based on the experience of NATO's armed forces. The CVS, in fact, became the first in the landscaping, formed according to the standards of the North Atlantic Alliance, which has been successfully performing the tasks for years in a row.</text:p>
      <text:p text:style-name="P4">
<text:span text:style-name="T4">
 <text:span text:style-name="T5">
-If we turn to the experience of NATO member states, then the task is mostly in the territory of other states in international contingents, but we have war in our own territory .</text:span>
 </text:span>
 **</text:p>
      <text:p text:style-name="P4">
-Indeed, the main feature of the direction of civil-military cooperation of Ukraine is that they work in the territory of their state and the widespread forces and the population.</text:p>
      <text:p text:style-name="P4">
At the initial stage, for the main tasks and functions that the units of the Civil-Military Cooperation of the Armed Forces of Ukraine have been laid, the basic functions of NATO CVS were based on <text:span text:style-name="T4">
: </text:span>
 Organization of civilian-military interaction, support for troops(strength)and civilian objects, as well as relied on the experience of the United States Armed Forces. This fully corresponds to the challenges that have come to us.</text:p>
      <text:p text:style-name="P4">
An additional function, so to speak, is a national feature of search work and repatriation measures.</text:p>
      <text:p text:style-name="P4">
<text:a xlink:type="simple" xlink:href="https://armyinform.com.ua/wp-content/uploads/2023/05/2.jpeg" text:style-name="Internet_20_link" text:visited-style-name="Visited_20_Internet_20_Link">
!(Images/AРМІЯINFORM/2023-05-05T52-00-00-04-00/2-150x150.jpeg)</text:a>
</text:p>
      <text:p text:style-name="P4">
<text:a xlink:type="simple" xlink:href="https://armyinform.com.ua/wp-content/uploads/2023/05/3-scaled.jpeg" text:style-name="Internet_20_link" text:visited-style-name="Visited_20_Internet_20_Link">
<draw:frame draw:style-name="fr1" draw:name="Image9" text:anchor-type="as-char" svg:width="6.9236in" svg:height="6.9236in" draw:z-index="0">
<draw:image xlink:href="../Images/AРМІЯINFORM/2023-05-05T52-00-00-04-00/3-150x150.jpeg" xlink:type="simple" xlink:show="embed" xlink:actuate="onLoad" draw:mime-type="image/jpeg"/>
</draw:frame>
</text:a>
Civil environment assessment, Chernihiv, April 2022</text:p>
      <text:p text:style-name="P4">
<text:a xlink:type="simple" xlink:href="https://armyinform.com.ua/wp-content/uploads/2023/05/4-21.jpg" text:style-name="Internet_20_link" text:visited-style-name="Visited_20_Internet_20_Link">
!(Images/AРМІЯINFORM/2023-05-05T52-00-00-04-00/4-21-150x150.jpg)</text:a>
CVS servicemen during the tasks in Deo -Kupovana Gavrilivka of Beryslav district, October 2022</text:p>
      <text:p text:style-name="P4">
<text:span text:style-name="T4">
 <text:span text:style-name="T5">
— You just told about the functions of the CVS, let us dwell on them .</text:span>
 </text:span>
</text:p>
      <text:p text:style-name="P4">
-One of the main functions of the CVA in the Armed Forces is civil-military interaction, which provides for appropriate work and communication with state authorities, international non-governmental organizations and public associations of civilians.</text:p>
      <text:p text:style-name="P4">
Support for troops(strength)It is a priority function for CVD units. It is also not necessary to forget about the importance of evaluating the state of civil environment and informing commanders on the ground. This enables qualitatively predictable negative factors that can significantly affect the task with the appointments of the Armed Forces.</text:p>
      <text:p text:style-name="P4">
In turn, supporting civil entities is to minimize the negative effects of hostilities on the civilian population. From the beginner -scale invasion of the Russian Federation, the CVS units were faced with the need to provide humanitarian aid and evacuation of civilian populations(combat)actions and deoculated territories.</text:p>
      <text:p text:style-name="P4">
<text:a xlink:type="simple" xlink:href="https://armyinform.com.ua/wp-content/uploads/2023/05/5.jpeg" text:style-name="Internet_20_link" text:visited-style-name="Visited_20_Internet_20_Link">
!(Images/AРМІЯINFORM/2023-05-05T52-00-00-04-00/5-150x150.jpeg)</text:a>
</text:p>
      <text:p text:style-name="P4">
<text:a xlink:type="simple" xlink:href="https://armyinform.com.ua/wp-content/uploads/2023/05/6-scaled.jpeg" text:style-name="Internet_20_link" text:visited-style-name="Visited_20_Internet_20_Link">
<draw:frame draw:style-name="fr1" draw:name="Image10" text:anchor-type="as-char" svg:width="6.9236in" svg:height="6.9236in" draw:z-index="0">
<draw:image xlink:href="../Images/AРМІЯINFORM/2023-05-05T52-00-00-04-00/6-150x150.jpeg" xlink:type="simple" xlink:show="embed" xlink:actuate="onLoad" draw:mime-type="image/jpeg"/>
</draw:frame>
</text:a>
Coordination of the provision of the Humdog, Ivanivka, Chernihiv region, April 2022, servicemen of the CVS CVS of the General</text:p>
      <text:p text:style-name="P4">
<text:a xlink:type="simple" xlink:href="https://armyinform.com.ua/wp-content/uploads/2023/05/7.jpeg" text:style-name="Internet_20_link" text:visited-style-name="Visited_20_Internet_20_Link">
!(Images/AРМІЯINFORM/2023-05-05T52-00-00-04-00/7-150x150.jpeg)</text:a>
with. Pryshib of Donetsk region, humanitarian aid and informing the population, July 2022</text:p>
      <text:p text:style-name="P4">
<text:a xlink:type="simple" xlink:href="https://armyinform.com.ua/wp-content/uploads/2023/05/8-5.jpg" text:style-name="Internet_20_link" text:visited-style-name="Visited_20_Internet_20_Link">
!(Images/AРМІЯINFORM/2023-05-05T52-00-00-04-00/8-5-150x150.jpg)</text:a>
</text:p>
      <text:p text:style-name="P4">
<text:a xlink:type="simple" xlink:href="https://armyinform.com.ua/wp-content/uploads/2023/05/9-5.jpg" text:style-name="Internet_20_link" text:visited-style-name="Visited_20_Internet_20_Link">
<draw:frame draw:style-name="fr1" draw:name="Image11" text:anchor-type="as-char" svg:width="6.9236in" svg:height="6.9236in" draw:z-index="0">
<draw:image xlink:href="../Images/AРМІЯINFORM/2023-05-05T52-00-00-04-00/9-5-150x150.jpg" xlink:type="simple" xlink:show="embed" xlink:actuate="onLoad" draw:mime-type="image/jpeg"/>
</draw:frame>
</text:a>
Deoocuonta Lyman, October 2022, Humanitarian Aid- Since 2014, there has been an urgent need for the search and return of the bodies of the vicious Ukraine from the control of the Government of Ukraine of the territory and the occupied territories of Donetsk and Luhansk regions, and the expansion of armed aggression of the Russian Federation and from other areas where the fighting was conducted. It is a sustainable and extremely important area of work. Therefore, the Humanitarian Project of the Armed Forces of Ukraine "Evacuation 200" was started and temporary groups on transportation of the Image of the fallen soldiers were created, which was further renamed the humanitarian Project "on the shield".</text:p>
      <text:p text:style-name="P4">
Currently, the CEC of the General Staff of the Armed Forces created the management of search work and repatriation measures. This is due to the pre -suggestation of the search for the search and repatriation of missing and lacer. This activity is carried out in cooperation with expert services, law enforcement agencies and other units of security and defense forces.</text:p>
      <text:p text:style-name="P4">
It should be noted separately that only in the Armed Forces there is such specificity of work for the units of civil-military cooperation.</text:p>
      <text:p text:style-name="P4">
<text:span text:style-name="T4">
-the consequences of a large-scale invasion of the Russian Federation have demonstrated that civil-military cooperation should be considered primarily as a common function of all units of the Armed Forces of Ukraine. What has changed during this time? </text:span>
</text:p>
      <ul>
        <li>
With a large -scale invasion of the Russian Federation, the priorities of the Tasks of the CVS in the launch have changed. The experience that the CVS has gained since February 24 last year is forcing some doctrinal documents and approaches to the tasks of the USS CVS. This is primarily due to the fact that, focusing on NATO standards, we adap them to use in the territory of our country, in the conditions of reflection of the Russian -scale aggression of the Russian Federation against Ukraine.Our partners actively help us in the preparation of the personnel of the units of the CVS of the Armed Forces, which is constantly undergoing appropriate training both in Ukraine and abroad. Despite the fact that the war is ongoing, we will continue to study.</li>
      </ul>
      <text:p text:style-name="P4">
<text:span text:style-name="T4">
 - Thank you for such a meaningful conversation and on this occasion I congratulate you on your professional celebration!</text:span>
</text:p>
      <text:p text:style-name="P4">
News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The IAEA conducted a mission rotation at the Chernobyl and Rivne NPP</text:span>
</text:h>
      <text:p text:style-name="P4">
Author: ['АРМІЯINFORM']</text:p>
      <text:p text:style-name="P4">
Time: 2023-05-05T53:00:00-04:00</text:p>
      <text:p text:style-name="P4">
Description: At the Chornobilziy Tom atomic Elektrostaniye, the shit -billed shit of the Rotatsya Expertiv ... War with Ukraine 2022, the war with Ukrain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aea.jpg" text:style-name="Internet_20_link" text:visited-style-name="Visited_20_Internet_20_Link">
iaea.jpg</text:a>
']</text:p>
      <text:p text:style-name="P4">
Tags: ['МАГАТЕ']</text:p>
      <text:p text:style-name="P4">
Category: News</text:p>
      <!--METADATA-->
      <text:p text:style-name="P4">
<draw:frame draw:style-name="fr1" draw:name="Image12" text:anchor-type="as-char" svg:width="6.9236in" svg:height="3.894525in" draw:z-index="0">
<draw:image xlink:href="../Images/AРМІЯINFORM/2023-05-05T53-00-00-04-00/iaea.jpg" xlink:type="simple" xlink:show="embed" xlink:actuate="onLoad" draw:mime-type="image/jpeg"/>
</draw:frame>
At the Chernobyl and Rivne atomic power plants, the experts of permanent monitoring missions of the International Atom Energy Agency have been rotated(IDA).</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Press Service of the State Inspectorate of Nuclear Regulation of Ukraine(DIARD).</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Its activity in January 2023.</text:p>
      <text:p text:style-name="P4">
At a temporarily occupied Zaporizhzhya NPP, a permanent monitoring group <text:a xlink:type="simple" xlink:href="https://armyinform.com.ua/2022/08/29/misiya-magate-napravlyayetsya-na-zaporizku-aes/" text:style-name="Internet_20_link" text:visited-style-name="Visited_20_Internet_20_Link">
works</text:a>
Since September 2022. April 27 2023 <text:a xlink:type="simple" xlink:href="https://armyinform.com.ua/2023/05/01/zaes-provedena-rotacziya-personalu-monitoryngovoyi-misiyi-magate/" text:style-name="Internet_20_link" text:visited-style-name="Visited_20_Internet_20_Link">
took place</text:a>
Another rotation of the IAEA permanent monitoring mission at the Zaporizhzhya NPP.</text:p>
      <text:p text:style-name="P4">
News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A day from Russian shelling killed two civilians, nine ’ yat wounded</text:span>
</text:h>
      <text:p text:style-name="P4">
Author: ['АРМІЯINFORM']</text:p>
      <text:p text:style-name="P4">
Time: 2023-05-05T54:00:00-04:00</text:p>
      <text:p text:style-name="P4">
Description: For Permanu Dob Rosiyski Vіsyska, the Terito of 8 regions of Ukraine was sheltered. Last 22, war with Ukraine,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hoto_5379772432224733289_y.jpg" text:style-name="Internet_20_link" text:visited-style-name="Visited_20_Internet_20_Link">
photo_5379772432224733289_y.jpg</text:a>
']</text:p>
      <text:p text:style-name="P4">
Tags: ['ОБСТРІЛИ УКРАЇНИ', 'ХАРКІВСЬКИЙ ТРИБУНАЛ']</text:p>
      <text:p text:style-name="P4">
Category: News</text:p>
      <!--METADATA-->
      <text:p text:style-name="P4">
<draw:frame draw:style-name="fr1" draw:name="Image13" text:anchor-type="as-char" svg:width="6.9236in" svg:height="4.875483in" draw:z-index="0">
<draw:image xlink:href="../Images/AРМІЯINFORM/2023-05-05T54-00-00-04-00/photo_5379772432224733289_y.jpg" xlink:type="simple" xlink:show="embed" xlink:actuate="onLoad" draw:mime-type="image/jpeg"/>
</draw:frame>
Over the past 24 hours, Russian troops fired at the territory of 8 regions of Ukraine. Two people were killed and 9 were injured.</text:p>
      <text:p text:style-name="P4">
About it <text:a xlink:type="simple" xlink:href="https://t.me/militarymediacenter/1867" text:style-name="Internet_20_link" text:visited-style-name="Visited_20_Internet_20_Link">
reports</text:a>
Military Mediacenter.</text:p>
      <text:p text:style-name="P4">
“In general from different types of weapons(mortars, tanks, artillery, RSZV, SCR, UAV, tactical aviation)147 settlements were fired, 92 infrastructure sites have been confirmed, ”the message reads.</text:p>
      <text:p text:style-name="P4">
News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Europol has already identified 150 people involved in crimes committed during Russian aggression against Ukraine</text:span>
</text:h>
      <text:p text:style-name="P4">
Author: ['АРМІЯINFORM']</text:p>
      <text:p text:style-name="P4">
Time: 2023-05-05T55:00:00-04:00</text:p>
      <text:p text:style-name="P4">
Description: Thrustly from Gaazi, General Prosecutor Andriy Kostin Proviv Zustych with Viconavchi ... War with Ukraine 2022, War with Ukraine La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05_09-32-18.jpg" text:style-name="Internet_20_link" text:visited-style-name="Visited_20_Internet_20_Link">
photo_2023-05-05_09-32-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4" text:anchor-type="as-char" svg:width="6.9236in" svg:height="4.690181in" draw:z-index="0">
<draw:image xlink:href="../Images/AРМІЯINFORM/2023-05-05T55-00-00-04-00/photo_2023-05-05_09-32-18.jpg" xlink:type="simple" xlink:show="embed" xlink:actuate="onLoad" draw:mime-type="image/jpeg"/>
</draw:frame>
Illustrative photo</text:p>
      <text:p text:style-name="P4">
While in the Hague, Prosecutor General Andrei Kostin met the Catrin de Bollee Catherine Caren. Discussed the involvement of this law enforcement agency in the work of a joint investigative group(JIT).</text:p>
      <text:p text:style-name="P4">
Про це <text:a xlink:type="simple" xlink:href="https://t.me/pgo_gov_ua/11837" text:style-name="Internet_20_link" text:visited-style-name="Visited_20_Internet_20_Link">
повідомляє</text:a>
Office of the Prosecutor General of Ukraine.</text:p>
      <ul>
        <li>
Europol is a leader in the field of cooperation between EU law enforcement agencies. His great experience will be an invaluable help in the investigation of Russian international rays, - Andrei Kostin stressed.</li>
      </ul>
      <text:p text:style-name="P4">
Europol has already analyzed more than 7,000 photo and video files, identified 150 persons involved in crimes committed during the Russian aggression of the anti-Ukraine aggression.</text:p>
      <ul>
        <li>
We appreciate this contribution and look forward to continuing our successful work, - the Prosecutor General said.</li>
      </ul>
      <text:p text:style-name="P4">
News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US Ambassador: Gender equality and inclusivity make Ukraine stronger against Russian aggression</text:span>
</text:h>
      <text:p text:style-name="P4">
Author: ['АРМІЯINFORM']</text:p>
      <text:p text:style-name="P4">
Time: 2023-05-05T56:00:00-04:00</text:p>
      <text:p text:style-name="P4">
Description: In Ukrainian, it is possible to progress in a reached one, a member of the suspension member of the MIG Zrobit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rink-1-1.jpg" text:style-name="Internet_20_link" text:visited-style-name="Visited_20_Internet_20_Link">
brink-1-1.jpg</text:a>
']</text:p>
      <text:p text:style-name="P4">
Tags: ['БРИДЖІТ БРІНК', 'ГЕНДЕРНА РІВНІСТЬ', 'ПОСОЛ США В УКРАЇНІ', 'УКРАЇНСЬКИЙ ЖІНОЧИЙ КОНГРЕС']</text:p>
      <text:p text:style-name="P4">
Category: News</text:p>
      <!--METADATA-->
      <text:p text:style-name="P4">
<draw:frame draw:style-name="fr1" draw:name="Image15" text:anchor-type="as-char" svg:width="6.9236in" svg:height="3.894525in" draw:z-index="0">
<draw:image xlink:href="../Images/AРМІЯINFORM/2023-05-05T56-00-00-04-00/brink-1-1.jpg" xlink:type="simple" xlink:show="embed" xlink:actuate="onLoad" draw:mime-type="image/jpeg"/>
</draw:frame>
In Ukraine, progress is traced to make every member of societies contribute to peace and security.</text:p>
      <text:p text:style-name="P4">
This was during the discussion about the participation of women in the security and defense sector, which was made as part of the Ukrainian Women's Congress held in Kiev <text:a xlink:type="simple" xlink:href="https://twitter.com/USAmbKyiv/status/1654371208576528386" text:style-name="Internet_20_link" text:visited-style-name="Visited_20_Internet_20_Link">
stated</text:a>
The Ambassador Sled to Ukraine Bridget Brink.</text:p>
      <text:p text:style-name="P4">
"Gender equality and inclusive policies make Ukraine stronger Russia's anti -aggression and help bring Ukraine closer to NATO standards," Brinkk said.</text:p>
      <text:p text:style-name="P4">
We will remind, during a meeting of the Ukrainian Women's Congress of the Deputy Minister of Defense of Ukraine Anna Malyar <text:a xlink:type="simple" xlink:href="https://armyinform.com.ua/2023/05/04/sogodni-ukrayinky-mozhut-obijmaty-bud-yaki-posady-v-zbrojnyh-sylah-ukrayiny-ganna-malyar/" text:style-name="Internet_20_link" text:visited-style-name="Visited_20_Internet_20_Link">
reported</text:a>
The work is constantly working on the introduction of a gender approach to the total life of the Ukrainian army.</text:p>
      <text:p text:style-name="P4">
News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The law enforcement officer who tried to sell the databases of the Ukrainian military is waiting for a court</text:span>
</text:h>
      <text:p text:style-name="P4">
Author: ['АРМІЯINFORM']</text:p>
      <text:p text:style-name="P4">
Time: 2023-05-05T57:00:00-04:00</text:p>
      <text:p text:style-name="P4">
Description: The Rosasli -Divannia of the Stosno Law -School of Sumsko, Yaki, Yaki, the War with Ukraine 2022, the war with Ukraine, the latest news today, the war with Ukraine 2022, the last ones for Ukraine and Russia and when the war with Ukraine in 2022 was completed. Will it be or not, will there be a war with Ukraine in the near future, they say, the war with Ukraine, Ukraine’s news today, Ukrainian news in Ukrainian media in Russian</text:p>
      <text:p text:style-name="P4">
Images: ['<text:a xlink:type="simple" xlink:href="https://armyinform.com.ua/wp-content/uploads/2023/05/dbr.jpg" text:style-name="Internet_20_link" text:visited-style-name="Visited_20_Internet_20_Link">
dbr.jpg</text:a>
']</text:p>
      <text:p text:style-name="P4">
Tags: ['STOPRUSSIA', 'АГРЕСІЯ РФ', 'ВТОРГНЕННЯ РФ', 'ДБР', 'КОЛАБОРАНТ']</text:p>
      <text:p text:style-name="P4">
Category: News</text:p>
      <!--METADATA-->
      <text:p text:style-name="P4">
<draw:frame draw:style-name="fr1" draw:name="Image16" text:anchor-type="as-char" svg:width="6.9236in" svg:height="3.894525in" draw:z-index="0">
<draw:image xlink:href="../Images/AРМІЯINFORM/2023-05-05T57-00-00-04-00/dbr.jpg" xlink:type="simple" xlink:show="embed" xlink:actuate="onLoad" draw:mime-type="image/jpeg"/>
</draw:frame>
A pre -trial investigation into a law enforcement officer from Sumy region, who was going to sell data on the location of Ukrainian checkpoints of the Tavi units, as well as passwords at checkpoints was completed.</text:p>
      <text:p text:style-name="P4">
About it <text:a xlink:type="simple" xlink:href="https://dbr.gov.ua/news/za-materialami-dbr-suditimut-pravoohoroncya-yakij-pid-chas-vijni-hotiv-prodati-bazi-danih-ukrainskih-vijskovih" text:style-name="Internet_20_link" text:visited-style-name="Visited_20_Internet_20_Link">
reports</text:a>
DBR press service.</text:p>
      <text:p text:style-name="P4">
It was established that the attacker had access to these secret data and threatened to "help" smugglers without interruption to the Russian Federation. .</text:p>
      <text:p text:style-name="P4">
He estimated his services at 40 thousand hryvnias. According to the investigation, there were enemy special services for the equipment. Because such data could be transmitted by the Russian Federation, which often "crush" smuggling. It could have damaged our country.</text:p>
      <text:p text:style-name="P4">
In February, the intelligence service was able to prevent possible leakage of secret data. During a law enforcement officer, the law enforcement officer was detained at the time of receipt of money.</text:p>
      <text:p text:style-name="P4">
The indictment is sent to court. The man is accused of inhibited dissemination of information on weapons and placement of armed forces of Ukraine, and receiving undue benefits. The sanction of the article provides for the punishment in the form of imprisonment for a term of up to 10 years with confiscation of the maker.</text:p>
      <text:p text:style-name="P4">
The court of the person already chosen a preventive measure in the form of detention in the disappearance of bail.</text:p>
      <text:p text:style-name="P4">
News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Families of captive Marines met with representatives of the coordination headquarters</text:span>
</text:h>
      <text:p text:style-name="P4">
Author: ['АРМІЯINFORM']</text:p>
      <text:p text:style-name="P4">
Time: 2023-05-05T58: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17" text:anchor-type="as-char" svg:width="6.9236in" svg:height="4.364711in" draw:z-index="0">
<draw:image xlink:href="../Images/AРМІЯINFORM/2023-05-05T58-00-00-04-00/bez-imeni-4.jpg" xlink:type="simple" xlink:show="embed" xlink:actuate="onLoad" draw:mime-type="image/jpeg"/>
</draw:frame>
The Coordination Headquarters met with the families of the military servicemen of the Marine Corps named after counter -admiral Mikhail Bilynsky. The name of the prisoners of prisoners and the missing persons of the Marines is responsible for the coordination headquarters.</text:p>
      <text:p text:style-name="P4">
About it <text:a xlink:type="simple" xlink:href="https://t.me/Koord_shtab/957" text:style-name="Internet_20_link" text:visited-style-name="Visited_20_Internet_20_Link">
reports</text:a>
Coordinating headquarters for the issue of prisoners of war.</text:p>
      <text:p text:style-name="P4">
Relatives complained about improper communication with military units, which was forecast through territorial centers of staffing and social support. There are a number of unresolved problems that are related, in particular, to obtaining notifications from part.</text:p>
      <text:p text:style-name="P4">
A number of issues raised during the meeting concerned the information and conditions of maintenance, as well as the health of the captive servicemen. According to the headquarters representative, the aggressor country does not provide official information on these issues. Representatives of the International Committee of the Red Cross, which is the corresponding mandate, do not have access to all places of freedom in which Russia holds our defenders.</text:p>
      <text:p text:style-name="P4">
However, the information obtained from other sources is important: photographs, requests for independent lawyers, testimony of returned from Polynia servants. It should be noted that relatives and close defenders collect a considerable amount of important information, which is processed by appropriate specialists and joined.</text:p>
      <text:p text:style-name="P4">
News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UP ’ Angue for 12 years: Donetsk resident transmitted information about the Armed Forces to the Russian security officers</text:span>
</text:h>
      <text:p text:style-name="P4">
Author: ['АРМІЯINFORM']</text:p>
      <text:p text:style-name="P4">
Time: 2023-05-05T59:00:00-04:00</text:p>
      <text:p text:style-name="P4">
Description: At the perіodnoye, I will become Donetskoi Poskanka, I was hung up at Mesengers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enprokuratura-1.jpg" text:style-name="Internet_20_link" text:visited-style-name="Visited_20_Internet_20_Link">
genprokuratura-1.jpg</text:a>
']</text:p>
      <text:p text:style-name="P4">
Tags: ['STOPRUSSIA', 'КОЛАБОРАНТКА', 'ОФІС ГЕНЕРАЛЬНОГО ПРОКУРОРА УКРАЇНИ']</text:p>
      <text:p text:style-name="P4">
Category: News</text:p>
      <!--METADATA-->
      <text:p text:style-name="P4">
<draw:frame draw:style-name="fr1" draw:name="Image18" text:anchor-type="as-char" svg:width="6.9236in" svg:height="3.894525in" draw:z-index="0">
<draw:image xlink:href="../Images/AРМІЯINFORM/2023-05-05T59-00-00-04-00/genprokuratura-1.jpg" xlink:type="simple" xlink:show="embed" xlink:actuate="onLoad" draw:mime-type="image/jpeg"/>
</draw:frame>
During the period of martial law, a resident of Donetsk region communicated with Umesiegery with a personnel employee of the Main Intelligence Department of the RF Gesh. She transmitted information to him about the presence or absence of units of the Armed Forces of Ukraine in a particular place.</text:p>
      <text:p text:style-name="P4">
About it <text:a xlink:type="simple" xlink:href="https://www.gp.gov.ua/ua/posts/do-12-rokiv-uvyaznennya-zasudzeno-zinku-yaka-peredavala-spivrobitniku-genstabu-rf-dani-pro-zsu" text:style-name="Internet_20_link" text:visited-style-name="Visited_20_Internet_20_Link">
reported</text:a>
The press service of the Office of the Prosecutor General of Ukraine.</text:p>
      <text:p text:style-name="P4">
The woman sent the enemy data on the operational and tactical actions of the Armed Forces and measures of engineering.</text:p>
      <text:p text:style-name="P4">
The collaborator also provided videos caused by the shelling of the Russian Federation, and the places of hidden shells. Thus, it was to adjust the fire to the military aggressor countries and assisted them in conducting the actions against the Armed Forces of Ukraine.</text:p>
      <text:p text:style-name="P4">
The resident of Donetsk region is found guilty of collaboration. She was sentenced to 12 years in prison with confiscation of property.</text:p>
      <text:p text:style-name="P4">
Prior to the entry into force, it will be in custody.</text:p>
      <text:p text:style-name="P4">
News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Ukraine has returned the bodies of another 80 dead defenders</text:span>
</text:h>
      <text:p text:style-name="P4">
Author: ['АРМІЯINFORM']</text:p>
      <text:p text:style-name="P4">
Time: 2023-05-05T60:00:00-04:00</text:p>
      <text:p text:style-name="P4">
Description: Sogodnі, 5 injury, it was in a way to turn to the Dodoma TIL 80 Polegs Zakhisnikiv. TILS of ou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08/d11b886f28ab5513b9118baeabde0279495c5cda.jpg" text:style-name="Internet_20_link" text:visited-style-name="Visited_20_Internet_20_Link">
d11b886f28ab5513b9118baeabde0279495c5cda.jpg</text:a>
']</text:p>
      <text:p text:style-name="P4">
Tags: ['МІНРЕІНТЕГРАЦІЇ', 'ПОВЕРНЕННЯ ТІЛ ЗАХИСНИКІВ']</text:p>
      <text:p text:style-name="P4">
Category: News</text:p>
      <!--METADATA-->
      <text:p text:style-name="P4">
<draw:frame draw:style-name="fr1" draw:name="Image19" text:anchor-type="as-char" svg:width="6.9236in" svg:height="3.894525in" draw:z-index="0">
<draw:image xlink:href="../Images/AРМІЯINFORM/2023-05-05T60-00-00-04-00/d11b886f28ab5513b9118baeabde0279495c5cda.jpg" xlink:type="simple" xlink:show="embed" xlink:actuate="onLoad" draw:mime-type="image/jpeg"/>
</draw:frame>
Today, May 5, it was possible to return home the body of 80 fallen defenders. Tilan military will be handed over to their families for a worthy burial.</text:p>
      <text:p text:style-name="P4">
About this <text:a xlink:type="simple" xlink:href="https://minre.gov.ua/2023/05/05/ukrayina-povernula-tila-shhe-80-zagyblyh-oboroncziv/" text:style-name="Internet_20_link" text:visited-style-name="Visited_20_Internet_20_Link">
informs</text:a>
Ministry of Reintegration.</text:p>
      <text:p text:style-name="P4">
The transfer of bodies from the temporarily occupied territories of Ukraine took place with the assistance of the commissioner from the missing persons in the Ministry of Reintegration in cooperation of by post -strength structures.</text:p>
      <text:p text:style-name="P4">
It is noted that the transfer of the bodies of the dead military is carried out in accordance with the donor of the Geneva Conventions.</text:p>
      <text:p text:style-name="P4">
We remind you that the hotline of the Ombudsman is working: 0 800 339247. You can also report the missing personally by phone:(099)792-01-26. On weekends you can send a message to Viber and Telegram Nanomer:(095)896-04-21.</text:p>
      <text:p text:style-name="P4">
News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Through the United24 platform, the world's first naval drones - President</text:span>
</text:h>
      <text:p text:style-name="P4">
Author: ['АРМІЯINFORM']</text:p>
      <text:p text:style-name="P4">
Time: 2023-05-05T61:00:00-04:00</text:p>
      <text:p text:style-name="P4">
Description: Through United24, our regional residence of people at Subnad Sobste is pidrino.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screenshot_3-5.jpg" text:style-name="Internet_20_link" text:visited-style-name="Visited_20_Internet_20_Link">
screenshot_3-5.jpg</text:a>
']</text:p>
      <text:p text:style-name="P4">
Tags: ['ВОЛОДИМИР ЗЕЛЕНСЬКИЙ', 'ПЛАТФОРМА UNITED24']</text:p>
      <text:p text:style-name="P4">
Category: News</text:p>
      <!--METADATA-->
      <text:p text:style-name="P4">
<draw:frame draw:style-name="fr1" draw:name="Image20" text:anchor-type="as-char" svg:width="6.9236in" svg:height="3.854137in" draw:z-index="0">
<draw:image xlink:href="../Images/AРМІЯINFORM/2023-05-05T61-00-00-04-00/screenshot_3-5.jpg" xlink:type="simple" xlink:show="embed" xlink:actuate="onLoad" draw:mime-type="image/jpeg"/>
</draw:frame>
Through United24, our country is supported by millions of people in more than a hundred countries.</text:p>
      <text:p text:style-name="P4">
About it <text:a xlink:type="simple" xlink:href="https://t.me/V_Zelenskiy_official/6125" text:style-name="Internet_20_link" text:visited-style-name="Visited_20_Internet_20_Link">
reported</text:a>
President of Ukraine Volodymyr Zelensky in telegrams.</text:p>
      <text:p text:style-name="P4">
“For the funds accumulated through the platform, the profile ministries purchased 176 ambulances, as well as hundreds of units of medical equipment and ammunition for Ukrainian defenders, the first in Ukraine the car for mine The first in the world of the Fleet's drones, ”the head of state wrote.</text:p>
      <text:p text:style-name="P4">
The President thanked all the platform donors, whose contributions are rescued, returning the pelvic protection of life and bringing the victory of Ukraine.</text:p>
      <text:p text:style-name="P4">
News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5-05T6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1" text:anchor-type="as-char" svg:width="6.9236in" svg:height="4.448413in" draw:z-index="0">
<draw:image xlink:href="../Images/AРМІЯINFORM/2023-05-05T62-00-00-04-00/warcrime-05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5 </text:span>
 Registered:</text:p>
      <ul>
        <li>
84 764 Military Crimes, * 17 071 Crime against National Security of Ukraine.</li>
      </ul>
      <text:p text:style-name="P4">
In addition, according to official data of juvenile prosecutors, <text:span text:style-name="T4">
 1441 the child has become </text:span>
 due to aggression of the Russian Federation, including:</text:p>
      <ul>
        <li>
478 - children were killed, * 96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2" text:anchor-type="as-char" svg:width="6.9236in" svg:height="4.448413in" draw:z-index="0">
<draw:image xlink:href="../Images/AРМІЯINFORM/2023-05-05T62-00-00-04-00/warcrime-05052023en.jpg" xlink:type="simple" xlink:show="embed" xlink:actuate="onLoad" draw:mime-type="image/jpeg"/>
</draw:frame>
</text:p>
      <text:p text:style-name="P4">
News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Ombudsman's weekly sends inquiries for missing missing - Coordination Headquarters</text:span>
</text:h>
      <text:p text:style-name="P4">
Author: ['АРМІЯINFORM']</text:p>
      <text:p text:style-name="P4">
Time: 2023-05-05T63:00:00-04:00</text:p>
      <text:p text:style-name="P4">
Description: At the coordinating headquarters, Zustinich Zustinch was nyskovo service of Smre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bez-imeni-5.jpg" text:style-name="Internet_20_link" text:visited-style-name="Visited_20_Internet_20_Link">
bez-imeni-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3" text:anchor-type="as-char" svg:width="6.9236in" svg:height="4.579101in" draw:z-index="0">
<draw:image xlink:href="../Images/AРМІЯINFORM/2023-05-05T63-00-00-04-00/bez-imeni-5.jpg" xlink:type="simple" xlink:show="embed" xlink:actuate="onLoad" draw:mime-type="image/jpeg"/>
</draw:frame>
The coordination headquarters met with families of servicemen of the individual assault brigade, during which the representative of the Office of the Authorized Sensory Council on Human Rights emphasized that every week the Ukrainian Ombudsman was sending requests to the Russian regarding missing, but the answers are not held.</text:p>
      <text:p text:style-name="P4">
About it <text:a xlink:type="simple" xlink:href="https://t.me/Koord_shtab/958" text:style-name="Internet_20_link" text:visited-style-name="Visited_20_Internet_20_Link">
reports</text:a>
Coordinating headquarters for the issue of prisoners of war.</text:p>
      <text:p text:style-name="P4">
In addition, they discussed the collection of prisoners and missing information: the headquarters of the accounting amount of information, including from open sources. Much data is given from relatives.</text:p>
      <text:p text:style-name="P4">
When relatives receive new data about their defenders and defenders, they should be sent to the following institutions:</text:p>
      <ul>
        <li>
National Information Bureau, * Coordination Headquarters, * SBU(The combined center), * National Police(to the investigator who is dealing).</li>
      </ul>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News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This morning Rushists attacked Sumy region by managed flights twice</text:span>
</text:h>
      <text:p text:style-name="P4">
Author: ['АРМІЯINFORM']</text:p>
      <text:p text:style-name="P4">
Time: 2023-05-05T64:00:00-04:00</text:p>
      <text:p text:style-name="P4">
Description: About CED DOIMAL ok "Pivnich" on his own company Storinzi at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original.jpg" text:style-name="Internet_20_link" text:visited-style-name="Visited_20_Internet_20_Link">
original.jpg</text:a>
']</text:p>
      <text:p text:style-name="P4">
Tags: ['STOPRUSSIA', 'АГРЕСІЯ РФ', 'ВІЙНА', 'ВТОРГНЕННЯ РФ', 'ОК «ПІВНІЧ»']</text:p>
      <text:p text:style-name="P4">
Category: News</text:p>
      <!--METADATA-->
      <text:p text:style-name="P4">
<draw:frame draw:style-name="fr1" draw:name="Image24" text:anchor-type="as-char" svg:width="6.9236in" svg:height="4.446249in" draw:z-index="0">
<draw:image xlink:href="../Images/AРМІЯINFORM/2023-05-05T64-00-00-04-00/original.jpg" xlink:type="simple" xlink:show="embed" xlink:actuate="onLoad" draw:mime-type="image/jpeg"/>
</draw:frame>
Illustrative photo</text:p>
      <text:p text:style-name="P4">
About it <text:a xlink:type="simple" xlink:href="https://www.facebook.com/kommander.nord/posts/pfbid02zthay52i2Psu129eJkvuFKuCXrPxskFUG1PT8xANxARUqKDZTBT5fcbgMVZ6hjaHl" text:style-name="Internet_20_link" text:visited-style-name="Visited_20_Internet_20_Link">
reports</text:a>
OK North on its official Facebook social network.</text:p>
      <text:p text:style-name="P4">
<text:span text:style-name="T4">
 As of 12:00 on May 5 </text:span>
 Russian troops fired 2 times the borderline region.</text:p>
      <text:p text:style-name="P4">
<text:span text:style-name="T4">
 About 09:40 5 parishes have been recorded </text:span>
, probably unmanageable flip -duty flurry, by N.P. Znob-Trubchevskoye. There was no information about the loss of the local population of civil infrastructure.</text:p>
      <text:p text:style-name="P4">
<text:span text:style-name="T4">
 At about 09:30, 4 arrivals have been recorded </text:span>
, probably unmanageable, aircraft of the rings, in the area of NP Buchka. There was no information about the loss of the local population of civil infrastructure.</text:p>
      <text:p text:style-name="P4">
News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The enemy is struggling to take Bakhmut under control by May 9</text:span>
</text:h>
      <text:p text:style-name="P4">
Author: ['АРМІЯINFORM']</text:p>
      <text:p text:style-name="P4">
Time: 2023-05-05T65:00:00-04:00</text:p>
      <text:p text:style-name="P4">
Description: About Tse Wrim at his telegram-channel, the intercessor of the defense of Ukraine, Ukrainian Ganna Marla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25" text:anchor-type="as-char" svg:width="6.9236in" svg:height="4.609964in" draw:z-index="0">
<draw:image xlink:href="../Images/AРМІЯINFORM/2023-05-05T65-00-00-04-00/bahmut-2.jpg" xlink:type="simple" xlink:show="embed" xlink:actuate="onLoad" draw:mime-type="image/jpeg"/>
</draw:frame>
About it <text:a xlink:type="simple" xlink:href="https://t.me/annamaliar/703" text:style-name="Internet_20_link" text:visited-style-name="Visited_20_Internet_20_Link">
writes</text:a>
In her Telegram-channel of the Deputy Defense Minister of Ukraine Anna Malyar.</text:p>
      <text:p text:style-name="P4">
In order to perform this task, they pull the Wagnerists from other areas to gaming their assault detachments, which are now fighting on the Bakhmut Napryamka.</text:p>
      <text:p text:style-name="P4">
Our fighters do not allow the enemy to break through the defense.</text:p>
      <text:p text:style-name="P4">
In addition, the fire of Ukrainian artillery destroyed the storage of the Wagnets.</text:p>
      <text:p text:style-name="P4">
News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A typical Russian prisoner went for the sake of "stability" and "opportunities to advance"</text:span>
</text:h>
      <text:p text:style-name="P4">
Author: ['АРМІЯINFORM']</text:p>
      <text:p text:style-name="P4">
Time: 2023-05-05T66:00:00-04:00</text:p>
      <text:p text:style-name="P4">
Description: About CED DOIMLAY GUR MOU. The representation of the head management of the RosVIKI MINIKITY ... The war with Ukraine 2022, the war with Ukraine is the latest news today, the News War with Ukraine 2022 is the last for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20230505-02.jpeg" text:style-name="Internet_20_link" text:visited-style-name="Visited_20_Internet_20_Link">
20230505-02.jpeg</text:a>
']</text:p>
      <text:p text:style-name="P4">
Tags: ['STOPRUSSIA', 'АГРЕСІЯ РФ', 'ВІЙНА', 'ВТОРГНЕННЯ РФ', 'ГУР МО УКРАЇНИ', 'ГУР МОУ']</text:p>
      <text:p text:style-name="P4">
Category: News</text:p>
      <!--METADATA-->
      <text:p text:style-name="P4">
<draw:frame draw:style-name="fr1" draw:name="Image26" text:anchor-type="as-char" svg:width="6.9236in" svg:height="4.330592in" draw:z-index="0">
<draw:image xlink:href="../Images/AРМІЯINFORM/2023-05-05T66-00-00-04-00/20230505-02.jpeg" xlink:type="simple" xlink:show="embed" xlink:actuate="onLoad" draw:mime-type="image/jpeg"/>
</draw:frame>
About it <text:a xlink:type="simple" xlink:href="https://gur.gov.ua/content/typovyi-rosiiskyi-polonenyi-voiuvaty-pishov-zarady-stabilnosti-ta-mozhlyvosti-prosunutysia.html" text:style-name="Internet_20_link" text:visited-style-name="Visited_20_Internet_20_Link">
reports</text:a>
GUR MOU.</text:p>
      <text:p text:style-name="P4">
The representative of the Main Directorate of Intelligence of the Ministry of Defense of Ukraine Andriyyusov presented the experimental first sociological study of Russian -wave -in -law, conducted by the coordination headquarters within the framework of the project "Wanter".</text:p>
      <text:p text:style-name="P4">
“To understand more about who is the average occupier who his social portrait, his motives. As he sees and perceives the world and reality. And in the end, which actually prompts him, ”Andrei Yusov said, adding that the study was conducted in April 2023.</text:p>
      <text:p text:style-name="P4">
According to the research, representatives of all regions of Russia are involved in hostilities against Ukraine, as well as illegally mobilized in the temporary -corresponding territories of ORDLO and Crimea and contractors of the so -called "People's Militia of the LNR".</text:p>
      <text:p text:style-name="P4">
40% of respondents noted that they were captured voluntarily, which is evidenced by the prostitute moral spirit of the enemy.</text:p>
      <text:p text:style-name="P4">
80% of Russian prisoners of war are dissatisfied with the orders of their leadership, more than 50% say that in the event of retreat, the commanders will retreat and leave the personnel.</text:p>
      <text:p text:style-name="P4">
With regard to the motivation of the invaders, the strongest factor that stimulated them to fight against Ukraine 54.8% of the captives of the Russians called "the desire of vitality", and 35.9% of Russians motivated "the opportunity to advance in their lives."</text:p>
      <text:p text:style-name="P4">
It is emphasized that they did not find support from the respondents of such assertion - "the desire to take revenge for comrades" and "the desire to be professional".</text:p>
      <text:p text:style-name="P4">
60% of those surveyed by assessing the personal qualities of their commanders on a five -point scale, they put them the lowest rating - 1. Only 1.3% of respondents were assessed 5.</text:p>
      <text:p text:style-name="P4">
Only 17% of Russian prisoners of war stated that they were fully provided with a bottleneck and only 6% said they could count on the support of other units.</text:p>
      <text:p text:style-name="P4">
According to the study, the main source of information in the Russian army is the conversations of the city and calls home. These sources of information are most trusting, while only 20% of respondents trust television.</text:p>
      <text:p text:style-name="P4">
News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In eastern Ukraine detained Russian agents who "hunted" on Himars</text:span>
</text:h>
      <text:p text:style-name="P4">
Author: ['АРМІЯINFORM']</text:p>
      <text:p text:style-name="P4">
Time: 2023-05-05T67:00:00-04:00</text:p>
      <text:p text:style-name="P4">
Description: The cides of the member of the fragmented agent of the FSB, the Yaki, were draw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29334245c79680a766fb7841d8e29e5.jpg" text:style-name="Internet_20_link" text:visited-style-name="Visited_20_Internet_20_Link">
129334245c79680a766fb7841d8e29e5.jpg</text:a>
']</text:p>
      <text:p text:style-name="P4">
Tags: ['STOPRUSSIA', 'АГРЕСІЯ РФ', 'ВТОРГНЕННЯ РФ', 'СБУ']</text:p>
      <text:p text:style-name="P4">
Category: News</text:p>
      <!--METADATA-->
      <text:p text:style-name="P4">
<draw:frame draw:style-name="fr1" draw:name="Image27" text:anchor-type="as-char" svg:width="6.9236in" svg:height="4.615733in" draw:z-index="0">
<draw:image xlink:href="../Images/AРМІЯINFORM/2023-05-05T67-00-00-04-00/129334245c79680a766fb7841d8e29e5.jpg" xlink:type="simple" xlink:show="embed" xlink:actuate="onLoad" draw:mime-type="image/jpeg"/>
</draw:frame>
Two more participants of the extended agent network of the FSB were detained, who conducted exploration and subversive activities in the frontal areas of Donetsk region.</text:p>
      <text:p text:style-name="P4">
Five of their accomplices were detained during the Ukrainian intelligence service in December 2022 and early spring of this year.</text:p>
      <text:p text:style-name="P4">
This time it was possible to detain agents who were collecting intelligence on the location and moving of units of defense forces in the Kramatorsk district.</text:p>
      <text:p text:style-name="P4">
First of all, they tried to identify the combat positions of HIMARS artillery systems and to pass the corresponding coordinates of the aggressor.</text:p>
      <text:p text:style-name="P4">
The SBU staff exposed in a timely manner, documented criminal acts and delayed malefactors during their hostile task.</text:p>
      <text:p text:style-name="P4">
According to the investigation, the defendants are two residents of Donetsk and Kharkiv region, whom the Russian intelligence service remotely recruited at the beginning of a full -scale invasion.</text:p>
      <text:p text:style-name="P4">
They supported communication with the invaders through their relatives who lives and are in touch with the FSB staff.</text:p>
      <text:p text:style-name="P4">
In searches at the places of residence of the detainees, mobile phones and other material evidence of illegal activity were found.</text:p>
      <text:p text:style-name="P4">
On the basis of the evidence collected, investigators of the Security Service informed both of those who defendants about the suspicion of a state treason committed in martial law.</text:p>
      <text:p text:style-name="P4">
They are now in custody.</text:p>
      <text:p text:style-name="P4">
<text:span text:style-name="T4">
 Source: </text:span>
 <text:a xlink:type="simple" xlink:href="https://ssu.gov.ua/novyny/sbu-zatrymala-na-skhodi-ukrainy-rosiiskykh-ahentiv-yaki-poliuvaly-na-himars" text:style-name="Internet_20_link" text:visited-style-name="Visited_20_Internet_20_Link">
<text:span text:style-name="T5">
SBU</text:span>
</text:a>
</text:p>
      <text:p text:style-name="P4">
News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Wagner's exit statement from Bakhmut can be a military cunning - Petro Chernik</text:span>
</text:h>
      <text:p text:style-name="P4">
Author: ['АРМІЯINFORM']</text:p>
      <text:p text:style-name="P4">
Time: 2023-05-05T68:00:00-04:00</text:p>
      <text:p text:style-name="P4">
Description: The Commentary of the Military Media Center was allowed to VISHISKOVY Analiki Colonel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chernyk.jpg" text:style-name="Internet_20_link" text:visited-style-name="Visited_20_Internet_20_Link">
chernyk.jpg</text:a>
']</text:p>
      <text:p text:style-name="P4">
Tags: ['STOPRUSSIA', 'БАХМУТСЬКИЙ НАПРЯМОК', 'ВТОРГНЕННЯ РФ', 'ПЕТРО ЧЕРНИК']</text:p>
      <text:p text:style-name="P4">
Category: News</text:p>
      <!--METADATA-->
      <text:p text:style-name="P4">
<draw:frame draw:style-name="fr1" draw:name="Image28" text:anchor-type="as-char" svg:width="6.9236in" svg:height="3.894525in" draw:z-index="0">
<draw:image xlink:href="../Images/AРМІЯINFORM/2023-05-05T68-00-00-04-00/chernyk.jpg" xlink:type="simple" xlink:show="embed" xlink:actuate="onLoad" draw:mime-type="image/jpeg"/>
</draw:frame>
This is the assumption in the comment <text:a xlink:type="simple" xlink:href="https://t.me/militarymediacenter/1870" text:style-name="Internet_20_link" text:visited-style-name="Visited_20_Internet_20_Link">
Military Mediacenter</text:a>
Petro Chernyk, a military analyst, expressed his military analyst.</text:p>
      <text:p text:style-name="P4">
On Friday, businessman Prigozhin approached Putin that his Privacy Wagner company would leave Bakhmut since May 10 due to Russia's release, to give them a sufficient amount of ammunition. However, Petro Chernivtsi believes that this statement is "likely" is an imitation of the weakness of the enemy - a widespread phenomenon in combat over the centuries.</text:p>
      <text:p text:style-name="P4">
According to the analyst, often one of the sides of the confrontation tries to show the weaker than lures the enemy that is not ready for combat.</text:p>
      <text:p text:style-name="P4">
"There can be a thin Satan's detail that they are allegedly departing, we will be pity for some counter -offensive actions, and in fact, no one is nowhere to do," Petro Chernik said. - I do not believe the Russians as such, it is necessary for them to be careful about everything they say. Is there an exacerbation of a shoe between shoe(Minister of Defense of Russia)And the priest? Definitely. Alev part of the Russo-Ukrainian War they are absolutely all the same. ”</text:p>
      <text:p text:style-name="P4">
Bakhmut, together with other cities of Donetsk region - Marinka and Avdiivka - is an epicenter of the enemy offensive actions.</text:p>
      <text:p text:style-name="P4">
At the same time, according to the available information, the offensive from the Northern Prats, from the territory of Belarus is unlikely. However, the threat of massive rocket strokes on civil and military infrastructure of Ukraine is maintained.</text:p>
      <text:p text:style-name="P4">
News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For treatment abroad evacuated Ukrainian and civilian</text:span>
</text:h>
      <text:p text:style-name="P4">
Author: ['АРМІЯINFORM']</text:p>
      <text:p text:style-name="P4">
Time: 2023-05-05T69:00:00-04:00</text:p>
      <text:p text:style-name="P4">
Description: The SPIVPRATSISITITION OF HEALLY OF HEALLY OF THE OF THE OF THE INVROPEICOSICA, And such as ... War with Ukraine 2022, War with Ukraine latest news today, News War with Ukraine 2022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edychna-evakuacziya.jpg" text:style-name="Internet_20_link" text:visited-style-name="Visited_20_Internet_20_Link">
medychna-evakuacziya.jpg</text:a>
']</text:p>
      <text:p text:style-name="P4">
Tags: ['АГРЕСІЯ РФ', 'ЕВАКУАЦІЯ ПОРАНЕНИХ', 'МІНІСТЕРСТВО ОХОРОНИ ЗДОРОВ’Я УКРАЇНИ']</text:p>
      <text:p text:style-name="P4">
Category: News</text:p>
      <!--METADATA-->
      <text:p text:style-name="P4">
<draw:frame draw:style-name="fr1" draw:name="Image29" text:anchor-type="as-char" svg:width="6.9236in" svg:height="3.894525in" draw:z-index="0">
<draw:image xlink:href="../Images/AРМІЯINFORM/2023-05-05T69-00-00-04-00/medychna-evakuacziya.jpg" xlink:type="simple" xlink:show="embed" xlink:actuate="onLoad" draw:mime-type="image/jpeg"/>
</draw:frame>
In the cooperation of the Ministry of Health of Ukraine and the European Commission, as well as the active assistance of regional military administrations and medical institutions, with the support of the State Border Guard Service of Ukraine and the State Migration Service of Ukraine, medical transportation of affected Ukrainians abroad was carried out.</text:p>
      <text:p text:style-name="P4">
About it <text:a xlink:type="simple" xlink:href="https://www.kmu.gov.ua/news/moz-razom-z-ievrokomisiieiu-orhanizuvaly-shche-odyn-evakuatsiinyi-reis-dlia-poriatunku-postrazhdalykh-ukraintsiv" text:style-name="Internet_20_link" text:visited-style-name="Visited_20_Internet_20_Link">
reports</text:a>
Government portal.</text:p>
      <text:p text:style-name="P4">
28 military and civilians from Dnipropetrovsk, Kyiv, Odesa, Rivne, Ivano-Frankivsk, Lviv, Vinnytsia and territories of active actions were evacuated.</text:p>
      <text:p text:style-name="P4">
These are patients with mine-test injuries and oncopals. They were agreed to take treatment in the medical institutions of Denmark, France, Norway and Germany.</text:p>
      <text:p text:style-name="P4">
Both adults and children who require specialized melodious medical care are evacuated.</text:p>
      <text:p text:style-name="P4">
Such evacuation flights have been taking place for over a year and have been operated for almost a day. After all, constant fighting, shelling and infrastructure damage will complicate the provision of medical care in the East and frontier.</text:p>
      <text:p text:style-name="P4">
When needed, patients are accompanied by relatives or relatives - given the need for extraneous assistance and maintenance due to severe condition, as well as more postoperative care.</text:p>
      <text:p text:style-name="P4">
In cooperation with the Emergency Medical Assistance Service, international partners provide transportation of patients from hospital in a front -line hospital through a medical hub in Lviv to an airfield in Poland. Further, air farms or special air transport deliver Ukrainians to the countries of the Europes for specialized treatment.</text:p>
      <text:p text:style-name="P4">
Since the beginning of the war, the Ministry of Health, together with international partners, continues to do everything possible to save our people and provide the necessary medical care. In total, more than 3,000 Ukrainians have already been evacuated.</text:p>
      <text:p text:style-name="P4">
News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Metropolitan Epiphanius discussed the intensification</text:span>
</text:h>
      <text:p text:style-name="P4">
Author: ['АРМІЯINFORM']</text:p>
      <text:p text:style-name="P4">
Time: 2023-05-05T70:00:00-04:00</text:p>
      <text:p text:style-name="P4">
Description: Blessed by the Metropolitan of Kievskiy and Ukrainian Epіfaniy at the Metropolitan Domi Prov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Tags: ['КАПЕЛАНСТВО', 'КОМАНДУВАННЯ ОБʼЄДНАНИХ СИЛ ЗС УКРАЇНИ', 'МИТРОПОЛИТ ЕПІФАНІЙ']</text:p>
      <text:p text:style-name="P4">
Category: News</text:p>
      <!--METADATA-->
      <text:p text:style-name="P4">
<draw:frame draw:style-name="fr1" draw:name="Image30" text:anchor-type="as-char" svg:width="6.9236in" svg:height="4.601914in" draw:z-index="0">
<draw:image xlink:href="../Images/AРМІЯINFORM/2023-05-05T70-00-00-04-00/345280387_1470306557120087_7961572618843076051_n.jpg" xlink:type="simple" xlink:show="embed" xlink:actuate="onLoad" draw:mime-type="image/jpeg"/>
</draw:frame>
Blessed Metropolitan of Kyiv and All Ukraine, Epiphanius in the Metropolitan Walking held a meeting with the leadership of the Kyiv BCC, in which the chaplain of the United Armed Forces Command of the Armed Forces of Ukraine is also taken.</text:p>
      <text:p text:style-name="P4">
About it <text:a xlink:type="simple" xlink:href="https://www.facebook.com/JointForcesCommandAFU/posts/pfbid03XGZgeCBpgTjzrVyqGex57a6NJyDPMZmZT6FYHMxXRfxRqQ4mZ4Kq2ouCebYAiL2l" text:style-name="Internet_20_link" text:visited-style-name="Visited_20_Internet_20_Link">
informs</text:a>
Public Relations Department of the Command of the Joint Forces of the Armed Forces of Ukraine.</text:p>
      <text:p text:style-name="P4">
The parties discussed the intensification of cooperation aimed at supporting the defender of our country, as well as the creation of various charitable projects for the assistance of the displaced displaced persons and children of Ukrainian servicemen.</text:p>
      <ul>
        <li>
We are intended to express love and reverence for those who, daily, protecting us, risks the most expensive - life. Our attention should also be paid to small Ukrainians who have suffered from Russian aggression, because they especially support support in such a difficult and difficult time, - said Metropolitan Epiphanius.</li>
      </ul>
      <text:p text:style-name="P4">
News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More than 1,200 explosive items have been neutralized per day of Pyrotechnics of SES</text:span>
</text:h>
      <text:p text:style-name="P4">
Author: ['АРМІЯINFORM']</text:p>
      <text:p text:style-name="P4">
Time: 2023-05-05T71:00:00-04:00</text:p>
      <text:p text:style-name="P4">
Description: Lent out, 4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31" text:anchor-type="as-char" svg:width="6.9236in" svg:height="3.896076in" draw:z-index="0">
<draw:image xlink:href="../Images/AРМІЯINFORM/2023-05-05T71-00-00-04-00/c0dcc28bebeeb3211a1b8c44265196e8.jpeg" xlink:type="simple" xlink:show="embed" xlink:actuate="onLoad" draw:mime-type="image/jpeg"/>
</draw:frame>
Illustrative photo</text:p>
      <text:p text:style-name="P4">
During the last day, <text:span text:style-name="T4">
 May 4 </text:span>
, pyrotechnic units of the State Emergency Service of the State Service <text:span text:style-name="T4">
 170 times </text:span>
 were involved in the execution of the tasks of mine.</text:p>
      <text:p text:style-name="P4">
About it _ <text:a xlink:type="simple" xlink:href="https://dsns.gov.ua/uk/news/nadzvicaini-podiyi/informaciia-shhodo-diialnosti-pirotexnicnix-pidrozdiliv-dsns-109" text:style-name="Internet_20_link" text:visited-style-name="Visited_20_Internet_20_Link">
reports</text:a>
_ SESU Ukraine.</text:p>
      <text:p text:style-name="P4">
Pyrotechnical units found, seized and disposed of <text:span text:style-name="T4">
 1273 </text:span>
<text:span text:style-name="T4">
 explosive </text:span>
 <text:span text:style-name="T4">
 </text:span>
 items.(cleared)area of area <text:span text:style-name="T4">
 208 hectares </text:span>
.</text:p>
      <text:p text:style-name="P4">
Most often pyrotechnic units worked: in Kharkiv region 17 611, Kyiv region - 7611, Donetsk region - 5076, Mykolaiv region - 4765, Kherson region - 4587, Chernihiv - 4568, Sumy - 1942, Cherkasy region - 1091.</text:p>
      <text:p text:style-name="P4">
Reference: 356 030 units of explosive objects and2891 kg of explosive substances, including 2218 aviation bombs, have been disposed of from the beginning of large -scale aggression of the Russian Federation of Ukraine. A survey of about 84 345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The entry to the Military Medical Commissions will be electronic by the end of May</text:span>
</text:h>
      <text:p text:style-name="P4">
Author: ['АРМІЯINFORM']</text:p>
      <text:p text:style-name="P4">
Time: 2023-05-05T72:00:00-04:00</text:p>
      <text:p text:style-name="P4">
Description: Minіsteniy defense to rob the pershi crockes of the likvidatsiyki on the vlk yak Yavishch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Tags: ['ВЛК', 'ГАННА МАЛЯР']</text:p>
      <text:p text:style-name="P4">
Category: News</text:p>
      <!--METADATA-->
      <text:p text:style-name="P4">
<draw:frame draw:style-name="fr1" draw:name="Image32" text:anchor-type="as-char" svg:width="6.9236in" svg:height="4.615733in" draw:z-index="0">
<draw:image xlink:href="../Images/AРМІЯINFORM/2023-05-05T72-00-00-04-00/malyar-53.jpg" xlink:type="simple" xlink:show="embed" xlink:actuate="onLoad" draw:mime-type="image/jpeg"/>
</draw:frame>
Photodmitry Yurchenko</text:p>
      <text:p text:style-name="P4">
The Ministry of Defense takes the first steps to eliminate queues on the VLK as a phenomenon.</text:p>
      <text:p text:style-name="P4">
About it <text:a xlink:type="simple" xlink:href="https://t.me/annamaliar/704" text:style-name="Internet_20_link" text:visited-style-name="Visited_20_Internet_20_Link">
wrote</text:a>
Deputy Minister of Defense of Ukraine Anna Malyar in Telegrams.</text:p>
      <text:p text:style-name="P4">
“In the photo - a screen of the electronic recording system interface to doctors. The post-start of the project will be able to record the fighters in advance of the medical examination in advance or to a specific specialist doctor-a long day and time, ”she said.</text:p>
      <text:p text:style-name="P4">
<draw:frame draw:style-name="fr1" draw:name="Image33" text:anchor-type="as-char" svg:width="5.033333in" svg:height="10.0in" draw:z-index="0">
<draw:image xlink:href="../Images/AРМІЯINFORM/2023-05-05T72-00-00-04-00/b5744a9d-4304-4d54-9d82-40b28c2b08fd.jpg" xlink:type="simple" xlink:show="embed" xlink:actuate="onLoad" draw:mime-type="image/jpeg"/>
</draw:frame>
According to her, there will be no need to queue. Soldiers will know the precision time they need to come.</text:p>
      <text:p text:style-name="P4">
“Now we have launched the project in the test mode in the following cities: Kharkiv, Lviv, Kiev, Vinnitsa and Odesa. There are most people who are currently undergoing VLK. The plans are to translate all military-medical commissions to work with electronic recording. This will get away during May, ”Anna Malyar said.</text:p>
      <text:p text:style-name="P4">
News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The tactics of Russians do not change - Anna painter</text:span>
</text:h>
      <text:p text:style-name="P4">
Author: ['Олексій Мосейченок']</text:p>
      <text:p text:style-name="P4">
Time: 2023-05-05T73:00:00-04:00</text:p>
      <text:p text:style-name="P4">
Description: About the PID Hour of the Television Marathon “єini News” Rospovіla an intercessor of the defense of the defens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ВТОРГНЕННЯ РФ', 'ГАННА МАЛЯР', 'ЄДИНІ НОВИНИ', 'ПВК ВАГНЕРА']</text:p>
      <text:p text:style-name="P4">
Category: News</text:p>
      <!--METADATA-->
      <text:p text:style-name="P4">
<draw:frame draw:style-name="fr1" draw:name="Image34" text:anchor-type="as-char" svg:width="6.9236in" svg:height="4.615733in" draw:z-index="0">
<draw:image xlink:href="../Images/AРМІЯINFORM/2023-05-05T73-00-00-04-00/photo_2022-12-15_12-35-57.jpg" xlink:type="simple" xlink:show="embed" xlink:actuate="onLoad" draw:mime-type="image/jpeg"/>
</draw:frame>
Deputy Minister of Defense Anna Malyar. Photo by Dmitry Yurchenko.</text:p>
      <text:p text:style-name="P4">
About it during a television marathon <text:a xlink:type="simple" xlink:href="https://www.youtube.com/live/WY8sDvZdWEA" text:style-name="Internet_20_link" text:visited-style-name="Visited_20_Internet_20_Link">
"Unin"</text:a>
The Deputy Defense Minister of Ukraine Anna Malyar told.</text:p>
      <ul>
        <li>
Every rocket attack is perceived as something new and exclusive, because it is usually a loss and destruction. But if you look at the dynamics of action and war, no change in tactics is currently observed. The Russian Federation operates on the ability of its capabilities, adjusting the production of certain types of weapons. It is simply a course of war according to their current opportunities. Rocket shelling and drone attacks are checking the potential of our air defense.</li>
      </ul>
      <text:p text:style-name="P4">
Anna Malyar noted that the Russians are prone to symbolism. May 9 is their clause historical myth.</text:p>
      <ul>
        <li>
For example, what do they do to take Bakhmut by May 9? Now we draw as they pull the Nabakhmut direction from the entire front line of the Wagner Front. Where there were units of Russian paratroopers, representatives of the Wagner PEC are thrown into their nursing. I must say that the propaganda is also lagging behind. Not only the official media of the Tategram-channels, but also the heads of these private groups have intensified. On the other hand, Ukraine's Deborons resist and do not allow defense. Active assault actions are also also giving up. We already have the news that our fighters destroy the storage of ammunition from the Wagnets.</li>
      </ul>
      <text:p text:style-name="P4">
News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Odessa, who gave the invader of deployment of air defense systems, will spend 15 years behind bars</text:span>
</text:h>
      <text:p text:style-name="P4">
Author: ['АРМІЯINFORM']</text:p>
      <text:p text:style-name="P4">
Time: 2023-05-05T74:00:00-04:00</text:p>
      <text:p text:style-name="P4">
Description: The prosecutors were brought, the Odessa Meshkanets, being a griller of the Russian Federation, is not a tent ... War with Ukraine 2022, the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5377595558115526149-y-e1683288087315.jpg" text:style-name="Internet_20_link" text:visited-style-name="Visited_20_Internet_20_Link">
photo-5377595558115526149-y-e168328808731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5" text:anchor-type="as-char" svg:width="6.9236in" svg:height="5.969561in" draw:z-index="0">
<draw:image xlink:href="../Images/AРМІЯINFORM/2023-05-05T74-00-00-04-00/photo-5377595558115526149-y-e1683288087315.jpg" xlink:type="simple" xlink:show="embed" xlink:actuate="onLoad" draw:mime-type="image/jpeg"/>
</draw:frame>
Prosecutors proved that the resident of Odessa, being a supporter of Russia and non -sought "dirty" earnings, collected for the special services of the retrieval the places of deployment of personnel and military technicians of the units of the Armed Forces, posts, administrative buildings of law enforcement agencies in Odessa.</text:p>
      <text:p text:style-name="P4">
He was sentenced to 15 years in prison with confiscation of the author.</text:p>
      <text:p text:style-name="P4">
The convicted person installed and recorded on the video base of the means of air defense in Odessa. At the same time, the traitor estimated his "assistance" at 70 000 UAH.</text:p>
      <text:p text:style-name="P4">
To collect reconnaissance information, he went to different areas of Odessa and the pre-fourthist of the regional center, where he carried out photo and video fixation of objects.</text:p>
      <text:p text:style-name="P4">
The informant of the enemy was detained during the transfer of video materials with deployment of air defense systems to representatives of the special services of the Russian Federation with the help of one of the messengers.</text:p>
      <text:p text:style-name="P4">
He is now in custody.</text:p>
      <text:p text:style-name="P4">
<text:span text:style-name="T4">
 Source: </text:span>
 <text:a xlink:type="simple" xlink:href="https://www.gp.gov.ua/ua/posts/za-derzzradu-do-15-rokiv-za-gratami-zasudzeno-meskancya-odesi-yakii-za-70-tis-grn-zdavav-vorogu-miscya-dislokaciyi-sistem-ppo" text:style-name="Internet_20_link" text:visited-style-name="Visited_20_Internet_20_Link">
<text:span text:style-name="T5">
opice of the Prosecutor General of Ukraine</text:span>
</text:a>
</text:p>
      <text:p text:style-name="P4">
News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The Legendary Star Wars actor raised over $ 1.5 million for drones for Ukrainian military</text:span>
</text:h>
      <text:p text:style-name="P4">
Author: ['АРМІЯINFORM']</text:p>
      <text:p text:style-name="P4">
Time: 2023-05-05T75:00:00-04:00</text:p>
      <text:p text:style-name="P4">
Description: The legendary Mark Gemill, the Yaki Zigrave Luke Skywalker at the Zoryani Viyns I Yaki є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hamill.jpg" text:style-name="Internet_20_link" text:visited-style-name="Visited_20_Internet_20_Link">
hamill.jpg</text:a>
']</text:p>
      <text:p text:style-name="P4">
Tags: ['RQ-35 HEIDRUN', 'UNITED24', 'БПЛА']</text:p>
      <text:p text:style-name="P4">
Category: News</text:p>
      <!--METADATA-->
      <text:p text:style-name="P4">
<draw:frame draw:style-name="fr1" draw:name="Image36" text:anchor-type="as-char" svg:width="6.9236in" svg:height="3.894525in" draw:z-index="0">
<draw:image xlink:href="../Images/AРМІЯINFORM/2023-05-05T75-00-00-04-00/hamill.jpg" xlink:type="simple" xlink:show="embed" xlink:actuate="onLoad" draw:mime-type="image/jpeg"/>
</draw:frame>
The legendary Mark Hemill, who played Luke Skywalker in Star Wars and which is an ambassador of the global initiative to support Ukraine United24, raised $ 1,517205 for drones RQ-35 Heidrun for the Ukrainian military.</text:p>
      <text:p text:style-name="P4">
About it <text:a xlink:type="simple" xlink:href="https://t.me/zedigital/3093" text:style-name="Internet_20_link" text:visited-style-name="Visited_20_Internet_20_Link">
reported</text:a>
Viceremier-Minister of Zinnovations, Development of Education, Science and Technology-Minister of Digital Transformation Mikhail Fedorov.</text:p>
      <text:p text:style-name="P4">
“Now our defenders and defenders will receive <text:span text:style-name="T4">
 10 </text:span>
 powerful reconnaissance units of Danish production. RQ-35 Heidrun is an effective and simple UAV shelter for quality reconnaissance missions. He can also confront the radio electronic struggle of the Russians, ”said Mikhail Fedorov.</text:p>
      <text:p text:style-name="P4">
Recall that Star Wars Star Mark Hemill <text:a xlink:type="simple" xlink:href="https://armyinform.com.ua/2022/12/18/zirka-zoryanyh-vijn-mark-gemill-rozpochav-zbir-na-10-potuzhnyh-droniv-rozvidnykiv/" text:style-name="Internet_20_link" text:visited-style-name="Visited_20_Internet_20_Link">
started</text:a>
Collection for 10 powerful cars for the Armed Forces in December 2022.</text:p>
      <text:p text:style-name="P4">
President of Ukraine Volodymyr Zelenskyy <text:a xlink:type="simple" xlink:href="https://armyinform.com.ua/2023/05/05/cherez-platformu-united24-zapochatkovanyj-pershyj-u-sviti-flot-morskyh-droniv-prezydent/" text:style-name="Internet_20_link" text:visited-style-name="Visited_20_Internet_20_Link">
reported</text:a>
UNITI24 The world's first navy drones have been launched.</text:p>
      <text:p text:style-name="P4">
News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Belgium directs percentages from frozen Russian assets for the restoration of Ukraine - Prime Minister of the country</text:span>
</text:h>
      <text:p text:style-name="P4">
Author: ['АРМІЯINFORM']</text:p>
      <text:p text:style-name="P4">
Time: 2023-05-05T76:00:00-04:00</text:p>
      <text:p text:style-name="P4">
Description: Prem-Minіster Belgi Aleksander de Krour Maє Namyr Skryamuvati Vidnotki, Otromimani VI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belgium-1.jpg" text:style-name="Internet_20_link" text:visited-style-name="Visited_20_Internet_20_Link">
belgium-1.jpg</text:a>
']</text:p>
      <text:p text:style-name="P4">
Tags: ['АГРЕСІЯ РФ', 'БЕЛЬГІЯ', 'ДОПОМОГА ПАРТНЕРІВ', 'СВІТ ПІДТРИМУЄ УКРАЇНУ']</text:p>
      <text:p text:style-name="P4">
Category: News</text:p>
      <!--METADATA-->
      <text:p text:style-name="P4">
<draw:frame draw:style-name="fr1" draw:name="Image37" text:anchor-type="as-char" svg:width="6.9236in" svg:height="3.894525in" draw:z-index="0">
<draw:image xlink:href="../Images/AРМІЯINFORM/2023-05-05T76-00-00-04-00/belgium-1.jpg" xlink:type="simple" xlink:show="embed" xlink:actuate="onLoad" draw:mime-type="image/jpeg"/>
</draw:frame>
Belgium Prime Minister Alexander de Kroo intends to direct the interest received from the Russian assets frozen by Belgium to the restoration of Ukraine.</text:p>
      <text:p text:style-name="P4">
About this Belgian Prime Minister <text:a xlink:type="simple" xlink:href="https://www.premier.be/fr/soutien-%C3%A0-la-reconstruction-de-lukraine" text:style-name="Internet_20_link" text:visited-style-name="Visited_20_Internet_20_Link">
said</text:a>
After <text:a xlink:type="simple" xlink:href="https://armyinform.com.ua/2023/05/04/my-zustrichayemos-u-gaazi-shhob-nablyzyty-myr-i-povernuty-spravedlyvist-prezydent-ukrayiny/" text:style-name="Internet_20_link" text:visited-style-name="Visited_20_Internet_20_Link">
meeting</text:a>
With President of Ukraine Volodymyr Zelensky and Prime Minister of the Netherlands Mark Rutte in Hague.</text:p>
      <text:p text:style-name="P4">
As stated in the press service of the Belgian Prime Minister, the official Brussel has now frozen Russian assets worth about 180 billion.</text:p>
      <text:p text:style-name="P4">
Earlier, Belgium Prime Minister Alexander de Croo and NATO Secretary of Ukraine Stoltenberg <text:a xlink:type="simple" xlink:href="https://armyinform.com.ua/2023/04/27/gensek-nato-obgovoryv-z-premyerom-belgiyi-pidtrymku-ukrayiny/" text:style-name="Internet_20_link" text:visited-style-name="Visited_20_Internet_20_Link">
discussed</text:a>
Further support of Ukraine.</text:p>
      <text:p text:style-name="P4">
News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NATO Secretary General Special Representative in Kiev: Ukrainian women inspire the world</text:span>
</text:h>
      <text:p text:style-name="P4">
Author: ['АРМІЯINFORM']</text:p>
      <text:p text:style-name="P4">
Time: 2023-05-05T77:00:00-04:00</text:p>
      <text:p text:style-name="P4">
Description: The rice of the Ukrainian Zhinok is to get the freedom of the same time for the nangnnyam for the witch.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iren-fellin.jpg" text:style-name="Internet_20_link" text:visited-style-name="Visited_20_Internet_20_Link">
iren-fellin.jpg</text:a>
']</text:p>
      <text:p text:style-name="P4">
Tags: ['STOPRUSSIA', 'ІРЕН ФЕЛЛІН', 'СВІТ ПІДТРИМУЄ УКРАЇНУ', 'СПЕЦПРЕДСТАВНИК ГЕНСЕКА НАТО']</text:p>
      <text:p text:style-name="P4">
Category: News</text:p>
      <!--METADATA-->
      <text:p text:style-name="P4">
<draw:frame draw:style-name="fr1" draw:name="Image38" text:anchor-type="as-char" svg:width="6.9236in" svg:height="3.894525in" draw:z-index="0">
<draw:image xlink:href="../Images/AРМІЯINFORM/2023-05-05T77-00-00-04-00/iren-fellin.jpg" xlink:type="simple" xlink:show="embed" xlink:actuate="onLoad" draw:mime-type="image/jpeg"/>
</draw:frame>
The determination of Ukrainian women to protect freedom and value is an inspiration for the whole world.</text:p>
      <text:p text:style-name="P4">
This was during a speech at the Ukrainian Women's Congress in Kiev <text:a xlink:type="simple" xlink:href="https://www.nato.int/cps/en/natohq/news_214342.htm" text:style-name="Internet_20_link" text:visited-style-name="Visited_20_Internet_20_Link">
declared</text:a>
NATO Secretary -General Special Representative for Women, Peace and Security Irenfellin.</text:p>
      <text:p text:style-name="P4">
"Your determination to protect your country's liberty and values is an inspiration for the family and for the whole world," Irene Fellin said.</text:p>
      <text:p text:style-name="P4">
She added that one of the key lessons obtained from the Russian War is that “women should participate in the lives of their societies at any time, or during the war or during peace. Irene Fellin added that the use of sexual violence during the war emphasizes the importance of integration of the gender perspective into conflict management, their resolution, peace development, reconstruction and development of defense capability.</text:p>
      <text:p text:style-name="P4">
NATO Secretary General Special Representative noted that new priorities, including terrorism, climate change, cybersecurity and sustainability, significantly disseminated the age of "Women, Peace and Security" after adopting the Safety Council of the resolution 1325 years ago. She distinguished that the main task today is "to protect and use the achievements we have worked on." She emphasized the importance of "equal participation of women in the admission during the war and after the victory of Ukraine" and confirmed that he was working overpayer to make the initiatives funded under a comprehensive help package, "were gender reacting and that women's needs were satisfied."</text:p>
      <text:p text:style-name="P4">
Recall that as part of the Ukrainian Women's Congress Ambassador to Ukraine Bridzhzhzhzhink <text:a xlink:type="simple" xlink:href="https://armyinform.com.ua/2023/05/05/posol-ssha-genderna-rivnist-ta-inklyuzyvnist-roblyat-ukrayinu-sylnishoyu-proty-agresiyi-rf/" text:style-name="Internet_20_link" text:visited-style-name="Visited_20_Internet_20_Link">
declared</text:a>
, gender equality and inclusivity make Ukraine stronger against the aggression of the Russian Federation Deputy Minister of Defense of Ukraine Anna Malyar <text:a xlink:type="simple" xlink:href="https://armyinform.com.ua/2023/05/04/sogodni-ukrayinky-mozhut-obijmaty-bud-yaki-posady-v-zbrojnyh-sylah-ukrayiny-ganna-malyar/" text:style-name="Internet_20_link" text:visited-style-name="Visited_20_Internet_20_Link">
reported</text:a>
The work is constantly working on the introduction of a gender approach to the total life of the Ukrainian army.</text:p>
      <text:p text:style-name="P4">
News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Defense Ministers of Germany and Denmark have visited the base where Ukrainian tankers train on Leopard</text:span>
</text:h>
      <text:p text:style-name="P4">
Author: ['АРМІЯINFORM']</text:p>
      <text:p text:style-name="P4">
Time: 2023-05-05T78:00:00-04:00</text:p>
      <text:p text:style-name="P4">
Description: Ministra defendes Boris Pistorius at once by his own Danski King Tro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Tags: ['ДОПОМОГА ПАРТНЕРІВ', 'ЛЕОПАРДИ', 'СВІТ ПІДТРИМУЄ УКРАЇНУ', 'ТАНКИ']</text:p>
      <text:p text:style-name="P4">
Category: News</text:p>
      <!--METADATA-->
      <text:p text:style-name="P4">
<draw:frame draw:style-name="fr1" draw:name="Image39" text:anchor-type="as-char" svg:width="6.9236in" svg:height="3.894525in" draw:z-index="0">
<draw:image xlink:href="../Images/AРМІЯINFORM/2023-05-05T78-00-00-04-00/bmvg02.jpg" xlink:type="simple" xlink:show="embed" xlink:actuate="onLoad" draw:mime-type="image/jpeg"/>
</draw:frame>
Germany Minister Boris Pistorius, together with his Danish Collegroels Lund, today, May 5, 2023, visited the Hub North base, and Ukrainian tankers are being studied. On this basis, instructors teach Ukrainian military management tanks Leopard 1A5, which for the Armed Forces <text:a xlink:type="simple" xlink:href="https://armyinform.com.ua/2023/04/20/daniya-ta-niderlandy-peredadut-ukrayini-shhe-14-tankiv-leopard-2/" text:style-name="Internet_20_link" text:visited-style-name="Visited_20_Internet_20_Link">
transmits</text:a>
Denmark.</text:p>
      <text:p text:style-name="P4">
About this <text:a xlink:type="simple" xlink:href="https://twitter.com/BMVg_Bundeswehr/status/1654470626868965377" text:style-name="Internet_20_link" text:visited-style-name="Visited_20_Internet_20_Link">
it is referred</text:a>
Testimation of the German Defense Office.</text:p>
      <text:p text:style-name="P4">
“Together with the Netherlands and Dania Germany finances the repair of major fighting tanks <text:a xlink:type="simple" xlink:href="https://armyinform.com.ua/2023/02/09/leopard-1-staryj-ale-efektyvnyj-tank-z-mynulogo-stolittya/" text:style-name="Internet_20_link" text:visited-style-name="Visited_20_Internet_20_Link">
Leopard 1 A5</text:a>
From the warehouses of the industry, ”the testimony reads.</text:p>
      <text:p text:style-name="P4">
<text:a xlink:type="simple" xlink:href="https://armyinform.com.ua/wp-content/uploads/2023/05/bmvg03.jpg" text:style-name="Internet_20_link" text:visited-style-name="Visited_20_Internet_20_Link">
!(Images/AРМІЯINFORM/2023-05-05T78-00-00-04-00/bmvg03-150x150.jpg)</text:a>
</text:p>
      <text:p text:style-name="P4">
<text:a xlink:type="simple" xlink:href="https://armyinform.com.ua/wp-content/uploads/2023/05/bmvg01.jpg" text:style-name="Internet_20_link" text:visited-style-name="Visited_20_Internet_20_Link">
<draw:frame draw:style-name="fr1" draw:name="Image40" text:anchor-type="as-char" svg:width="6.9236in" svg:height="6.9236in" draw:z-index="0">
<draw:image xlink:href="../Images/AРМІЯINFORM/2023-05-05T78-00-00-04-00/bmvg01-150x150.jpg" xlink:type="simple" xlink:show="embed" xlink:actuate="onLoad" draw:mime-type="image/jpeg"/>
</draw:frame>
</text:a>
</text:p>
      <text:p text:style-name="P4">
News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Last week, the military with the Navy of the Armed Forces managed to destroy 77 invaders and 4 artillery systems</text:span>
</text:h>
      <text:p text:style-name="P4">
Author: ['АРМІЯINFORM']</text:p>
      <text:p text:style-name="P4">
Time: 2023-05-05T79:00:00-04:00</text:p>
      <text:p text:style-name="P4">
Description: About the cube of the Navy ZS Ukrainian. Tizhnev Tsvedennya Vіskovo-Morzikiy forces of the Zbroysh ... War with Ukraine 2022, War with Ukraine Latest News Today, News War with Ukraine 2022 The last to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Tags: ['STOPRUSSIA', 'АГРЕСІЯ РФ', 'ВІЙНА', 'ВМС ЗС УКРАЇНИ', 'ВТОРГНЕННЯ РФ', 'ВТРАТИ ВОРОГА']</text:p>
      <text:p text:style-name="P4">
Category: News</text:p>
      <!--METADATA-->
      <text:p text:style-name="P4">
<draw:frame draw:style-name="fr1" draw:name="Image41" text:anchor-type="as-char" svg:width="6.9236in" svg:height="3.894525in" draw:z-index="0">
<draw:image xlink:href="../Images/AРМІЯINFORM/2023-05-05T79-00-00-04-00/343985509_551048173771415_7107345561752319416_n.jpg" xlink:type="simple" xlink:show="embed" xlink:actuate="onLoad" draw:mime-type="image/jpeg"/>
</draw:frame>
About it <text:a xlink:type="simple" xlink:href="https://www.facebook.com/navy.mil.gov.ua/videos/1391000665083684/" text:style-name="Internet_20_link" text:visited-style-name="Visited_20_Internet_20_Link">
report</text:a>
Navy of the Armed Forces of Ukraine.</text:p>
      <text:p text:style-name="P4">
<text:span text:style-name="T4">
 Weekly erection of the Navy of the Armed Forces of Ukraine. </text:span>
</text:p>
      <text:p text:style-name="P4">
The Navy units in the created groups continue to fulfill the tasks of repeling large -scale armed aggression of the Russian Federation.</text:p>
      <text:p text:style-name="P4">
Thus, last week, our military managed to destroy: 77 invaders, 1 units of combat armored vehicles, 4 artillery systems, 1 unit of car, 1 control point, 5 mortar calculations, 2 uniform -specific equipment and 1 means of air defense.</text:p>
      <text:p text:style-name="P4">
Also, the Navy of the Armed Forces of Ukraine, together with the brothers, in the composition, make every effort to ensure the safety of navigation to supply the food crisis.</text:p>
      <text:p text:style-name="P4">
Thus, last week, under the Black Sea Grain Initiative 11, Ukrainian ports were stopped, with almost half a million tons of grain and other food.</text:p>
      <text:p text:style-name="P4">
<text:span text:style-name="T4">
 For a week in the interests of the Russian Federation the passage of Kerch-Yenikhal Strait made: </text:span>
</text:p>
      <ul>
        <li>
to the Black Sea - 167 vessels, 46 of which continued to move in the direction of the Bosphorus Strait; * 120 vessels to the Azov Sea, 27 of them moved from the Bosphorus Strait.</li>
      </ul>
      <text:p text:style-name="P4">
<text:span text:style-name="T4">
 These vessels were traffic in violation of the International Convention of Zhoron's Human Life at Sea(SOLAS)by turning off automatic identification systems(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News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The masking of Rashist equipment, BC and PMM warehouses are actually leveled</text:span>
</text:h>
      <text:p text:style-name="P4">
Author: ['АРМІЯINFORM']</text:p>
      <text:p text:style-name="P4">
Time: 2023-05-05T80:00:00-04:00</text:p>
      <text:p text:style-name="P4">
Description: About CED DOIMLAY GUR MOU. Demand of the head management of the RosVIKI MINIKITY ... The war with Ukraine 2022, the war with Ukraine latest news today, the News War with Ukraine 2022 is the last for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articleimage_30737.webp" text:style-name="Internet_20_link" text:visited-style-name="Visited_20_Internet_20_Link">
articleimage_30737.webp</text:a>
']</text:p>
      <text:p text:style-name="P4">
Tags: ['STOPRUSSIA', 'АГРЕСІЯ РФ', 'ВІЙНА', 'ВТОРГНЕННЯ РФ', 'ГУР МО УКРАЇНИ']</text:p>
      <text:p text:style-name="P4">
Category: News</text:p>
      <!--METADATA-->
      <text:p text:style-name="P4">
<draw:frame draw:style-name="fr1" draw:name="Image42" text:anchor-type="as-char" svg:width="6.9236in" svg:height="3.894525in" draw:z-index="0">
<draw:image xlink:href="../ConvertedIMGs/AРМІЯINFORM/2023-05-05T80-00-00-04-00/articleimage_30737.png" xlink:type="simple" xlink:show="embed" xlink:actuate="onLoad" draw:mime-type="image/png"/>
</draw:frame>
Illustrative photo</text:p>
      <text:p text:style-name="P4">
About it <text:a xlink:type="simple" xlink:href="https://gur.gov.ua/content/narodnyi-suputnyk-bachyt-vse.html" text:style-name="Internet_20_link" text:visited-style-name="Visited_20_Internet_20_Link">
reports</text:a>
GUR MOU.</text:p>
      <text:p text:style-name="P4">
The capacity of the Main Directorate of Intelligence of the Ministry of Defense of Ukraine to experience hostile goals for further priority lesions in order to inflict sensible losses to the Russian occupiers, since September 2022 has increased multiple.</text:p>
      <text:p text:style-name="P4">
Since then, the Iceye Space Space Space Spare, purchased for the donations of Ukrainians, who dropped into the Sergiy Pritulu Charitable Foundation.</text:p>
      <text:p text:style-name="P4">
Masking Muscovite technology, BC and PMM warehouses are actually offset by the "people's satellite" - neither the weather nor the time of day is important for working with it.</text:p>
      <text:p text:style-name="P4">
The results are striking: in six months the use of the intelligence agent, Ukraine has turned into scrap of Russian military equipment into a billion dollars, not to mention the accumulation of hostile(temporarily)Lives and objects of military logistics.</text:p>
      <text:p text:style-name="P4">
GUR staff note the special role of the "people's satellite" for planning and realization of important and extremely expected military operations of Ukraine and again express their gratitude to all Ukrainians who helped with Iceye.</text:p>
      <text:p text:style-name="P4">
Together to victory!</text:p>
      <text:p text:style-name="P4">
Glory to Ukraine!</text:p>
      <text:p text:style-name="P4">
News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He fought against the Armed Forces in the Pokrovsky district - they will judge the machine gunner "DNR"</text:span>
</text:h>
      <text:p text:style-name="P4">
Author: ['АРМІЯINFORM']</text:p>
      <text:p text:style-name="P4">
Time: 2023-05-05T81:00:00-04:00</text:p>
      <text:p text:style-name="P4">
Description: Get up, at Zhovtni 2014, Roku Meshkanets m. Єnakіva, Pіdrimchichi Timchasov perch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ВІЙНА', 'ВТОРГНЕННЯ РФ', 'КОЛАБОРАНТ', 'ОФІС ГЕНЕРАЛЬНОГО ПРОКУРОРА']</text:p>
      <text:p text:style-name="P4">
Category: News</text:p>
      <!--METADATA-->
      <text:p text:style-name="P4">
<draw:frame draw:style-name="fr1" draw:name="Image43" text:anchor-type="as-char" svg:width="6.9236in" svg:height="4.617974in" draw:z-index="0">
<draw:image xlink:href="../Images/AРМІЯINFORM/2023-05-05T81-00-00-04-00/360_240_1582135276-970.jpg" xlink:type="simple" xlink:show="embed" xlink:actuate="onLoad" draw:mime-type="image/jpeg"/>
</draw:frame>
Illustrative photo</text:p>
      <text:p text:style-name="P4">
It was established that in October 2014, a resident of Yenakiyev, maintaining the temporal occupation of part of the Donetsk region by illegal armed formations of the Russian Federation, voluntarily joined the so -called people's militia Donbass.</text:p>
      <text:p text:style-name="P4">
About this <text:a xlink:type="simple" xlink:href="https://www.gp.gov.ua/ua/posts/voyuvav-proti-zsu-u-pokrovskomu-raioni-suditimut-kulemetnikv-dnr" text:style-name="Internet_20_link" text:visited-style-name="Visited_20_Internet_20_Link">
informs</text:a>
Office of the Prosecutor General of Ukraine.</text:p>
      <text:p text:style-name="P4">
After passing the course of study in the territory of Donetsk, he occupied a postman in the curfew of the Cossack Union of the Don DNR troops. . He received a "salary" for his service for the occupiers.</text:p>
      <text:p text:style-name="P4">
In April 2022, after the large-scale invasion of the aggressor country in Ukraine "Visor" fought in the assistant machine gunner of the 2-homothy battalion of the 3rd OMSBR, which was stationed in Yenakiyev. .</text:p>
      <text:p text:style-name="P4">
Near the said settlement, he was detained by military personnel of Ukraine.</text:p>
      <text:p text:style-name="P4">
Regarding the man, an indictment on the facts of state betrayal was taught in a terrorist organization.</text:p>
      <text:p text:style-name="P4">
News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Medical Forces Command for several weeks has been testing a record</text:span>
</text:h>
      <text:p text:style-name="P4">
Author: ['АРМІЯINFORM']</text:p>
      <text:p text:style-name="P4">
Time: 2023-05-05T82:00:00-04:00</text:p>
      <text:p text:style-name="P4">
Description: About the command of the Medic forces of the Zbroyshany forces of Ukraine, the Facebook was in the same way: “Mi on the same ... war with Ukraine 2022, the war with Ukraine is th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4745344_1228035898084215_8226954711124856031_n.jpg" text:style-name="Internet_20_link" text:visited-style-name="Visited_20_Internet_20_Link">
344745344_1228035898084215_8226954711124856031_n.jpg</text:a>
']</text:p>
      <text:p text:style-name="P4">
Tags: ['ВЛК', 'КОМАНДУВАННЯ МЕДИЧНИХ СИЛ ЗБРОЙНИХ СИЛ УКРАЇНИ']</text:p>
      <text:p text:style-name="P4">
Category: News</text:p>
      <!--METADATA-->
      <text:p text:style-name="P4">
<draw:frame draw:style-name="fr1" draw:name="Image44" text:anchor-type="as-char" svg:width="6.9236in" svg:height="5.1927in" draw:z-index="0">
<draw:image xlink:href="../Images/AРМІЯINFORM/2023-05-05T82-00-00-04-00/344745344_1228035898084215_8226954711124856031_n.jpg" xlink:type="simple" xlink:show="embed" xlink:actuate="onLoad" draw:mime-type="image/jpeg"/>
</draw:frame>
About this the command of the medical forces of the Armed Forces of Ukraine <text:a xlink:type="simple" xlink:href="https://www.facebook.com/Ukrmilitarymedic/posts/pfbid0339eJPJbayhSXtCfiJZo3tZy3BLRXVpt86ymmEvCDbZRqmUKCFQ22UUQqfAhEfq4Bl" text:style-name="Internet_20_link" text:visited-style-name="Visited_20_Internet_20_Link">
reported</text:a>
On Facebook:</text:p>
      <text:p text:style-name="P4">
“We have been testing an electronic queue project in 5 cities of Ukraine for several weeks, where the load of medical institutions has increased significantly with a full -scale invasion.</text:p>
      <text:p text:style-name="P4">
The project is currently working in a pilot format. However, today you can share the photo report of the positive results of the initiative.</text:p>
      <text:p text:style-name="P4">
We thank all those involved thanks to whom they manage to improve the military-medical system, in particular, the interagency working group, specialists in digitalization of taggical public. "</text:p>
      <text:p text:style-name="P4">
News Source: <text:a xlink:type="simple" xlink:href="https://armyinform.com.ua/2023/05/05/komanduvannya-medychnyh-syl-vzhe-dekilka-tyzhniv-testuye-proyekt-zapysu-v-elektronnu-chergu-na-vlk/" text:style-name="Internet_20_link" text:visited-style-name="Visited_20_Internet_20_Link">
https://armyinform.com.ua/2023/05/05/komanduvannya-medychnyh-syl-vzhe-dekilka-tyzhniv-testuye-proyekt-zapysu-v-elektronnu-chergu-na-vlk/</text:a>
</text:p>
      <!--NEWS-->
      <text:h text:style-name="P10" text:outline-level="1">
<text:span text:style-name="T4">
Belgian partners handed over 4 more medical resuscitation for the Armed Forces</text:span>
</text:h>
      <text:p text:style-name="P4">
Author: ['Ольга Мосьондз']</text:p>
      <text:p text:style-name="P4">
Time: 2023-05-05T87:00:00-04:00</text:p>
      <text:p text:style-name="P4">
Description: Syogodn, and Potim to the front, POSISSH SHO CHOTIRI MEDICHNISHNI Spetsavtomobili, ... War with Ukraine 2022, War with Ukraine Latest News today, War with Ukraine 2022 Last for today, will there be a war between Ukraine and Russia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Tags: ['STOPRUSSIA', 'АГРЕСІЯ РФ', 'ВІЙНА', 'ВТОРГНЕННЯ РФ', 'ДОПОМОГА ПАРТНЕРІВ', 'КОРОЛІВСТВО БЕЛЬГІЯ']</text:p>
      <text:p text:style-name="P4">
Category: News</text:p>
      <!--METADATA-->
      <text:p text:style-name="P4">
<draw:frame draw:style-name="fr1" draw:name="Image45" text:anchor-type="as-char" svg:width="6.9236in" svg:height="3.946452in" draw:z-index="0">
<draw:image xlink:href="../Images/AРМІЯINFORM/2023-05-05T87-00-00-04-00/golovne-foto-.jpg" xlink:type="simple" xlink:show="embed" xlink:actuate="onLoad" draw:mime-type="image/jpeg"/>
</draw:frame>
Today from Belgium to Kiev, and then to the front, four more medical cavities will be gone, designed to transport the wounded military personnel of the Zrimea of active hostilities. Special vehicles have been purchased within a social prose to support the frontal medicine of Ukraine Mission of Ihorvitenko.</text:p>
      <text:p text:style-name="P4">
This volunteer initiative was made possible by the founder of the social wedge of Ukraine Mission of Ihor Vitenko, Igor Vitenko, who simultaneously represents the international public organization "Council of Environmental Safety" of Belgium, as well as through the volunteer community of Kruzhia and the Belgium, and the Ukrainian Council.</text:p>
      <text:p text:style-name="P4">
In total, than thanks to the social project of Ukraine Mission of Ihor Vitenko, 64 ambulance machines were transferred to the need. Also from Belgium to Ukraine, with the participation of Igor Vitenko, medical assistance was sent for a total amount of 3.5 million euros.</text:p>
      <text:p text:style-name="P4">
<draw:frame draw:style-name="fr1" draw:name="Image46" text:anchor-type="as-char" svg:width="6.9236in" svg:height="4.459952in" draw:z-index="0">
<draw:image xlink:href="../Images/AРМІЯINFORM/2023-05-05T87-00-00-04-00/foto-1-6.jpg" xlink:type="simple" xlink:show="embed" xlink:actuate="onLoad" draw:mime-type="image/jpeg"/>
</draw:frame>
- Today we transfer four more medical special vehicles for the needs of the Armed Forces of Ukraine. We have to say special words of gratitude Igor Vitenko. The Ukrainian, who has lived in Belgium for over 20 years. A doctor by profession, he is a single officially recognized in Belgium specialists in the treatment of wounds. When a large -scale invasion began on December 24, 2022, Mr. Igor immediately arrived in Ukraine, where he operated on a few hundred wounded soldiers in difficult conditions, reduced the number of limb amputation as much as possible. It is worth noting that it was also an anesthesia without anesthesia. He also taught more than 150 impedster doctors from Ukraine new methods of treatment of wounds, - said the head of the Ukrainian Council of Peace, rector of KPI. Igor Sikorsky Mikhail Zgurovsky.</text:p>
      <text:p text:style-name="P4">
The founder of the mission Igor Vitenko noted that it was only through the Commonwealth of people from around the world that it was possible to begin and implement this social care for Ukraine. He thanked the Belgians of the Belgium's and the Belgium, who contributed to its implementation.</text:p>
      <text:p text:style-name="P4">
<draw:frame draw:style-name="fr1" draw:name="Image47" text:anchor-type="as-char" svg:width="6.9236in" svg:height="5.215779in" draw:z-index="0">
<draw:image xlink:href="../Images/AРМІЯINFORM/2023-05-05T87-00-00-04-00/foto-2-7.jpg" xlink:type="simple" xlink:show="embed" xlink:actuate="onLoad" draw:mime-type="image/jpeg"/>
</draw:frame>
</text:p>
      <text:p text:style-name="P4">
I am extremely grateful to all people who have mobilized and realized that the Cerosian evil should be overcome. And it must be won throughout the world, - said Igor Vitenko.</text:p>
      <text:p text:style-name="P4">
The Extraordinary Commissioner of the Ambassador in Ukraine, Peter Van de Velde, who noted that Europe, helping Ukraine, realizing that Russia sows only death and destruction took part in the ceremony of reanimobile.</text:p>
      <text:p text:style-name="P4">
<draw:frame draw:style-name="fr1" draw:name="Image48" text:anchor-type="as-char" svg:width="6.9236in" svg:height="5.181161in" draw:z-index="0">
<draw:image xlink:href="../Images/AРМІЯINFORM/2023-05-05T87-00-00-04-00/foto-3-7.jpg" xlink:type="simple" xlink:show="embed" xlink:actuate="onLoad" draw:mime-type="image/jpeg"/>
</draw:frame>
- Last week, Russia attacked Uman, 25 people were killed, 5 of them were killed. A number of days ago, Kherson was attacked - 16 people were killed. And the last few days of the Russians attacked Kiev. This is what Russia does in Ukraine. Death, destruction. But Ukraine is not alone. A coalition from 50 countries provides assistance to Ukraine. The European Union, founded by the Kingdom of Belgium, provides legal, financial, humanitarian aid. It is not only the help provided by the Government, today they witnessed that this assistance is provided by the Belgians. This is the money and assistance that Belgium citizens have collected. We are also fond of the support provided by Vitenko to Ukraine. I hope that this will continue to the victory itself, ”said the Ambassador of Belgium to Ukraine Peter Van de Velide.</text:p>
      <text:p text:style-name="P4">
<draw:frame draw:style-name="fr1" draw:name="Image49" text:anchor-type="as-char" svg:width="6.9236in" svg:height="4.806132in" draw:z-index="0">
<draw:image xlink:href="../Images/AРМІЯINFORM/2023-05-05T87-00-00-04-00/foto-4-6.jpg" xlink:type="simple" xlink:show="embed" xlink:actuate="onLoad" draw:mime-type="image/jpeg"/>
</draw:frame>
The head of the Ukrainian Council of Peace Mikhail Zgurovsky thanked Belgium in Personipan Ambassador for his assistance to Ukraine.</text:p>
      <ul>
        <li>
I would like to thank the kingdom of Belgium for the support of Ukraine. This country has transferred 146 million euros of military assistance. In addition, on January 27 this year, the Belgium government approved the decision to provide Ukraine with military assistance for 92 million euros and humanitarian aid in the amount of 69 million euros. Belgium gave 60,000 to Ukrainians and provided the treatment of wounded Ukrainian people, and assistance is only increasing, - said the head of the Ukrainian Council Mirumikhail Zgurovsky.</li>
      </ul>
      <text:p text:style-name="P4">
<draw:frame draw:style-name="fr1" draw:name="Image50" text:anchor-type="as-char" svg:width="6.9236in" svg:height="4.367638in" draw:z-index="0">
<draw:image xlink:href="../Images/AРМІЯINFORM/2023-05-05T87-00-00-04-00/foto-5-4.jpg" xlink:type="simple" xlink:show="embed" xlink:actuate="onLoad" draw:mime-type="image/jpeg"/>
</draw:frame>
During the ceremony, Igor Vitenko handed over the keys to medical resuscitation representatives of the Kharkiv VCA. Special vehicles have already gone today to rescue Ukrainian defenders who will defend our land of sprouting invaders there.</text:p>
      <ul>
        <li>
I hope that these resuscitation will have little work, and our defenders will be alive and intact. Glory to the heroes!Glory to Ukraine, - said Igor Vitenko.</li>
      </ul>
      <text:p text:style-name="P4">
<draw:frame draw:style-name="fr1" draw:name="Image51" text:anchor-type="as-char" svg:width="6.9236in" svg:height="6.9236in" draw:z-index="0">
<draw:image xlink:href="../Images/AРМІЯINFORM/2023-05-05T87-00-00-04-00/olga-mosondz.jpg" xlink:type="simple" xlink:show="embed" xlink:actuate="onLoad" draw:mime-type="image/jpeg"/>
</draw:frame>
<text:a xlink:type="simple" xlink:href="https://armyinform.com.ua/army-authors/olga-mosondz/" text:style-name="Internet_20_link" text:visited-style-name="Visited_20_Internet_20_Link">
Olga Mosundz</text:a>
Armyinform correspondent</text:p>
      <text:p text:style-name="P4">
News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Short. War. Day 436. Videoodigest</text:span>
</text:h>
      <text:p text:style-name="P4">
Author: ['АРМІЯINFORM']</text:p>
      <text:p text:style-name="P4">
Time: 2023-05-05T99:00:00-04:00</text:p>
      <text:p text:style-name="P4">
Description: Jero: GS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ВТОРГНЕННЯ РФ', 'ГЕНЕРАЛЬНИЙ ШТАБ ЗСУ']</text:p>
      <text:p text:style-name="P4">
Category: News</text:p>
      <!--METADATA-->
      <text:p text:style-name="P4">
<text:span text:style-name="T5">
Derello: <text:a xlink:type="simple" xlink:href="https://www.facebook.com/GeneralStaff.ua/videos/827555385394616/" text:style-name="Internet_20_link" text:visited-style-name="Visited_20_Internet_20_Link">
GSC of Ukraine</text:a>
</text:span>
</text:p>
      <text:p text:style-name="P4">
News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Ukraine is preparing an import ban from Moldova - a sales representative</text:span>
</text:h>
      <text:p text:style-name="P4">
Authors: Ukrinform (Person)</text:p>
      <text:p text:style-name="P4">
Publisher: Укринформ (Organization)</text:p>
      <text:p text:style-name="P4">
Published Time: 2023-05-06T-10:54:00+03:00</text:p>
      <text:p text:style-name="P4">
Modified Time: 2023-05-06T23:54:00+03:00</text:p>
      <text:p text:style-name="P4">
Description: In response to the restrictions imposed by Moldova, the government is preparing a decision to ban the Moldovan imports. - Ukrinform.</text:p>
      <text:p text:style-name="P4">
Images: ["<text:a xlink:type="simple" xlink:href="https://static.ukrinform.com/photos/2021_07/thumb_files/630_360_1626884330-852.jpg" text:style-name="Internet_20_link" text:visited-style-name="Visited_20_Internet_20_Link">
630_360_16268...</text:a>
"]</text:p>
      <text:p text:style-name="P4">
Tags: ['Економіка', 'Імпорт', 'Молдова', 'Україна', 'Заборона', 'Тарас Качка']</text:p>
      <text:p text:style-name="P4">
Type: Article</text:p>
      <!--METADATA-->
      <text:p text:style-name="P4">
<draw:frame draw:style-name="fr1" draw:name="Image52" text:anchor-type="as-char" svg:width="6.9236in" svg:height="3.956343in" draw:z-index="0">
<draw:image xlink:href="../Images/yкринформ/2023-05-06T-10-54-00-03-00/630_360_1626884330-852.jpg" xlink:type="simple" xlink:show="embed" xlink:actuate="onLoad" draw:mime-type="image/jpeg"/>
</draw:frame>
Initial to the restrictions imposed by Moldova against the Ukrainian agro -export, the ears are preparing a resolution to ban the Moldovan imports.</text:p>
      <text:p text:style-name="P4">
About this " <text:a xlink:type="simple" xlink:href="https://www.eurointegration.com.ua/news/2023/05/6/7161160/" text:style-name="Internet_20_link" text:visited-style-name="Visited_20_Internet_20_Link">
 </text:a>
"The Deputy Minister of Economy, Trade and Agricultural Development said - Taras Kachka, a trade representative of Ukraine, Ukrinform reports.</text:p>
      <text:p text:style-name="P4">
"We have informed Chisinau - any restriction on the part of Moldova will be considered an unfriendly step and will entail an urgent ban on all Moldova importuz," the official said.</text:p>
      <text:p text:style-name="P4">
<text:span text:style-name="T4">
 Read also: </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According to him, the introduction of such a ban has already been agreed and started.</text:p>
      <text:p text:style-name="P4">
As reported by Ukrinform, on May 5, during a meeting with the chairman of the delegation of the European Union, Janis Mazeiks, painful declared intention <text:span text:style-name="T4">
 [] <text:a xlink:type="simple" xlink:href="https://www.ukrinform.ua/tag-moldova" text:style-name="Internet_20_link" text:visited-style-name="Visited_20_Internet_20_Link">
</text:a>
</text:span>
 Introduce temporary restrictions on grain and oilseeds from Ukraine.</text:p>
      <text:p text:style-name="P4">
Earlier, the European Commission officially announced _ <text:span text:style-name="T4">
 <text:a xlink:type="simple" xlink:href="https://www.ukrinform.ua/rubric-economy/3703840-evrokomisia-zaboronila-import-okremih-agroproduktiv-z-ukraini.html" text:style-name="Internet_20_link" text:visited-style-name="Visited_20_Internet_20_Link">
</text:a>
</text:span>
 _ Against imports from Ukraine that compare the receipt of agricultural goods of Ukrainian production of five EU countries.</text:p>
      <text:p text:style-name="P4">
<text:span text:style-name="T4">
 Read also: </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Precautions will be related to four agricultural products: grains, corn, rapeseed and sunflower seeds.</text:p>
      <text:p text:style-name="P4">
News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British writer: Coronation is a contract of contract with the people</text:span>
</text:h>
      <text:p text:style-name="P4">
Authors: Ukrinform (Person)</text:p>
      <text:p text:style-name="P4">
Publisher: Укринформ (Organization)</text:p>
      <text:p text:style-name="P4">
Published Time: 2023-05-06T-128:16:00+03:00</text:p>
      <text:p text:style-name="P4">
Modified Time: 2023-05-06T14:16:00+03:00</text:p>
      <text:p text:style-name="P4">
Description: The Coronation Ceremony, which is currently involved in the King of the United Kingdom Charles III and his wife, the Consorto Queen Camilla, is in some sense in concluding a monarch's contract with the people of Great Britain and a public promise to stand on custody. - Ukrinform.</text:p>
      <text:p text:style-name="P4">
Images: ["<text:a xlink:type="simple" xlink:href="https://static.ukrinform.com/photos/2023_05/thumb_files/630_360_1683371703-230.jpg" text:style-name="Internet_20_link" text:visited-style-name="Visited_20_Internet_20_Link">
630_360_16833...</text:a>
"]</text:p>
      <text:p text:style-name="P4">
Tags: ['Британія', 'Письменниця', 'Чарльз ІІІ', 'Коронація']</text:p>
      <text:p text:style-name="P4">
Type: Article</text:p>
      <!--METADATA-->
      <text:p text:style-name="P4">
<draw:frame draw:style-name="fr1" draw:name="Image53" text:anchor-type="as-char" svg:width="6.9236in" svg:height="3.956343in" draw:z-index="0">
<draw:image xlink:href="../Images/yкринформ/2023-05-06T-128-16-00-03-00/630_360_1683371703-230.jpg" xlink:type="simple" xlink:show="embed" xlink:actuate="onLoad" draw:mime-type="image/jpeg"/>
</draw:frame>
The coronation ceremony, which is currently involved in the King of the United Kingdom of Charles III and his wife, the Consorto Queen Camilla, is in a certain conclusion of the monarch's contract with the people of Great Britain and the public companion to stand on the guard of laws.</text:p>
      <text:p text:style-name="P4">
Such an explanation of the age tradition was given by the British journalist and writerin Kokrel-Fer in an interview <text:a xlink:type="simple" xlink:href="https://www.youtube.com/watch" text:style-name="Internet_20_link" text:visited-style-name="Visited_20_Internet_20_Link">
</text:a>
, reports Ukrinform.</text:p>
      <text:p text:style-name="P4">
“Coronation is the conclusion of the King of the Great <text:a xlink:type="simple" xlink:href="https://www.ukrinform.ua/tag-britania" text:style-name="Internet_20_link" text:visited-style-name="Visited_20_Internet_20_Link">
</text:a>
contract with the people. He promises us that he will do everything to stand the laws of the United Kingdom and the Anglican Church, ”Kokrel -Fer said.</text:p>
      <text:p text:style-name="P4">
She drew attention to, she said, an interesting British paradox - Ukraine, which opened the world parliamentary democracy, has preserved such a most indomencratic type of government as a monarchy. "And not just kept it- he works," the writer emphasized.</text:p>
      <text:p text:style-name="P4">
In this context, she reminded that there was no such document as a constitution in the UK, but there are constitutional precedent acts.</text:p>
      <text:p text:style-name="P4">
"Without the monarch, all government acts are illegitimate, that is, in some ways the highest nosoar, which must give all legal legitimacy," Kokrel -Fhere said.</text:p>
      <text:p text:style-name="P4">
As an example, she cited the annual opening ceremony in the United Kingdom.</text:p>
      <text:p text:style-name="P4">
<text:span text:style-name="T4">
 Read also: </text:span>
 <text:a xlink:type="simple" xlink:href="https://www.ukrinform.ua/rubric-regions/3704912-odesitka-peremogla-u-konkursi-na-neoficijnij-logotip-dla-koronacii-carlza-iii.html" text:style-name="Internet_20_link" text:visited-style-name="Visited_20_Internet_20_Link">
<text:span text:style-name="T4">
 Odessa </text:span>
</text:a>
“It is not only a good show with a golden carriage, but also emphasizing its legitimacy: I(King - ed.)I recognize this parliament and the country recognizes it, ”the writer explained.</text:p>
      <text:p text:style-name="P4">
It is known that the United Kingdom is a unitary state and a constitutional monarchy with a parliamentary management system. There is no Constitution in the form of a single document in the Great Britain. Traditions, legislative acts of parliament and judicial precedents are constitutional.</text:p>
      <text:p text:style-name="P4">
News Source: <text:a xlink:type="simple" xlink:href="https://www.ukrinform.ua/rubric-culture/3705628-britanska-pismennica-koronacia-ce-ukladenna-korolem-britanii-kontraktu-z-narodom.html" text:style-name="Internet_20_link" text:visited-style-name="Visited_20_Internet_20_Link">
https://www.ukrinform.ua/rubric-culture/3705628-britanska-pismennica-koronacia-ce-ukladenna-korolem-britanii-kontraktu-z-narodom.html</text:a>
</text:p>
      <!--NEWS-->
      <text:h text:style-name="P10" text:outline-level="1">
<text:span text:style-name="T4">
Carnation: Today the word "Ukrainian" is what you can be proud of</text:span>
</text:h>
      <text:p text:style-name="P4">
Authors: Ukrinform (Person)</text:p>
      <text:p text:style-name="P4">
Publisher: Укринформ (Organization)</text:p>
      <text:p text:style-name="P4">
Published Time: 2023-05-06T-12:42:28+03:00</text:p>
      <text:p text:style-name="P4">
Modified Time: 2023-05-06T23:42:28+03:00</text:p>
      <text:p text:style-name="P4">
Description: Former semi-weight champion Alexander Gvozdik (18-1, 14 KOs) turned to Ukrainians on the eve of the battle with Richards Bolonix (19-6-1, 8 KO). - Ukrinform.</text:p>
      <text:p text:style-name="P4">
Images: ["<text:a xlink:type="simple" xlink:href="https://static.ukrinform.com/photos/2023_05/thumb_files/630_360_1683405639-932.jpg" text:style-name="Internet_20_link" text:visited-style-name="Visited_20_Internet_20_Link">
630_360_16834...</text:a>
"]</text:p>
      <text:p text:style-name="P4">
Tags: ['Бокс', 'Гвоздик']</text:p>
      <text:p text:style-name="P4">
Type: Article</text:p>
      <!--METADATA-->
      <text:p text:style-name="P4">
<draw:frame draw:style-name="fr1" draw:name="Image54" text:anchor-type="as-char" svg:width="6.9236in" svg:height="3.956343in" draw:z-index="0">
<draw:image xlink:href="../Images/yкринформ/2023-05-06T-12-42-28-03-00/630_360_1683405639-932.jpg" xlink:type="simple" xlink:show="embed" xlink:actuate="onLoad" draw:mime-type="image/jpeg"/>
</draw:frame>
Small Semi -Weights World Champion Alexander Gvozdik(18-1, 14 xo)Dukened Duke on the eve of the battle with Richards Bolonix(19-6-1, 8 КО).</text:p>
      <text:p text:style-name="P4">
Гвоздик звернувся до українців в <text:a xlink:type="simple" xlink:href="https://www.instagram.com/p/Crvsr-lIwM4/" text:style-name="Internet_20_link" text:visited-style-name="Visited_20_Internet_20_Link">
 </text:a>
Luckypunchnet, Ukrinform reports.</text:p>
      <text:p text:style-name="P4">
“You keep my fists for me, I keep my fists for you. We are a strong nation. Today, the word "Ukrainian" is the word to be proud of. We will also win the glory of Ukraine, ”said Carn.</text:p>
      <text:p text:style-name="P4">
Oleksandr Gvozdik match - Richard Bolotnix will take place on the night of Sunday, May 7, in Guadalahar(Мексика).</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As reported by Ukrinform, the carnation battle will be held in the undercardcard of Saulalvars - John Ryder.</text:p>
      <text:p text:style-name="P4">
Photo: Instagram.com/toprank</text:p>
      <text:p text:style-name="P4">
News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In Nizhny Novgorod, a car was blown up with a supporter of Russian aggression by Pelpin</text:span>
</text:h>
      <text:p text:style-name="P4">
Authors: Ukrinform (Person)</text:p>
      <text:p text:style-name="P4">
Publisher: Укринформ (Organization)</text:p>
      <text:p text:style-name="P4">
Published Time: 2023-05-06T-142:07:00+03:00</text:p>
      <text:p text:style-name="P4">
Modified Time: 2023-05-06T13:07:00+03:00</text:p>
      <text:p text:style-name="P4">
Description: In the Russian Nizhny Novgorod, a car in which the Russian writer was located, since 2014, an active supporter of Russian aggression against Ukraine, Zakhar Prilepin. - Ukrinform.</text:p>
      <text:p text:style-name="P4">
Images: ["<text:a xlink:type="simple" xlink:href="https://static.ukrinform.com/photos/2023_05/thumb_files/630_360_1683370212-941.jpg" text:style-name="Internet_20_link" text:visited-style-name="Visited_20_Internet_20_Link">
630_360_16833...</text:a>
"]</text:p>
      <text:p text:style-name="P4">
Tags: ['Автомобіль', 'Вибух', 'росія']</text:p>
      <text:p text:style-name="P4">
Type: Article</text:p>
      <!--METADATA-->
      <text:p text:style-name="P4">
<draw:frame draw:style-name="fr1" draw:name="Image55" text:anchor-type="as-char" svg:width="6.9236in" svg:height="3.956343in" draw:z-index="0">
<draw:image xlink:href="../Images/yкринформ/2023-05-06T-142-07-00-03-00/630_360_1683370212-941.jpg" xlink:type="simple" xlink:show="embed" xlink:actuate="onLoad" draw:mime-type="image/jpeg"/>
</draw:frame>
Urosian Nizhny Novgorod has undermined the car in which the Russian writer was located, since 2014 an active supporter of aggression of the Russian Federation against Ukraine, Zakharprilpin.</text:p>
      <text:p text:style-name="P4">
About it reports Ukrinform with reference to Russian news <text:a xlink:type="simple" xlink:href="https://t.me/ENews112/13733" text:style-name="Internet_20_link" text:visited-style-name="Visited_20_Internet_20_Link">
</text:a>
“In Nizhny Novgorod, the Audi Q7 car was blown up, which was Zakharprilepin. The writer is provided with medical care. Emergency sites work in place, ”the message reads.</text:p>
      <text:p text:style-name="P4">
Russian media clarify what has worked <text:a xlink:type="simple" xlink:href="https://t.me/charter97_org/104146" text:style-name="Internet_20_link" text:visited-style-name="Visited_20_Internet_20_Link">
</text:a>
Under the bottom of the Prilepin car. The driver was killed, Zelpin himself, according to some reports, got <text:a xlink:type="simple" xlink:href="https://t.me/charter97_org/104148" text:style-name="Internet_20_link" text:visited-style-name="Visited_20_Internet_20_Link">
</text:a>
<text:span text:style-name="T4">
 Read also: </text:span>
 <text:a xlink:type="simple" xlink:href="https://www.ukrinform.ua/rubric-regions/3701298-u-melitopoli-pidirvali-kolaboranta-akij-komanduvav-v-okupacijnij-policii.html" text:style-name="Internet_20_link" text:visited-style-name="Visited_20_Internet_20_Link">
<text:span text:style-name="T4">
 blown up </text:span>
</text:a>
In the Nizhny Novgorod region after the explosion of the Pelpin car <text:a xlink:type="simple" xlink:href="https://t.me/charter97_org/104150" text:style-name="Internet_20_link" text:visited-style-name="Visited_20_Internet_20_Link">
</text:a>
. All the crews of GAI and the police are ornited search for the explosion. All machines will be checked at checkpoints.</text:p>
      <text:p text:style-name="P4">
Meanwhile, the military guerrilla movement in the temporarily occupied territories of Ukraine, as well as in the territory of Russia, "Atesh" stated in its <text:a xlink:type="simple" xlink:href="https://t.me/atesh_ua/819" text:style-name="Internet_20_link" text:visited-style-name="Visited_20_Internet_20_Link">
</text:a>
About the direct involvement in the attempt.</text:p>
      <text:p text:style-name="P4">
"Atesh movement" has been hunted for Zeptin since the beginning of the year. He was taken ... It was the feeling that he would be blown up sooner or later. Here's how they felt. And it came true - he drove his beef Audi Q7 to relatives in Nizhny Novgorod. But he was not traveling himself, but from the surprise bottom of the car. The surprise worked. Zakhar in the hospital. Our forecasts are always paid because we not only speak but do, ”the testimony reads.</text:p>
      <text:p text:style-name="P4">
It also has a reference to the publication in the same TG channel from January 28: “Order on Prilepin has been issued!We sent more than 5 thousand SMS to our agent to the Russian military to find and eliminate the famous rashist. Zakharprilepin is a former deputy of the State Duma of the Russian Federation, the chauvinist and the human -hatred. Zakhar, we follow you, goodnight)”.</text:p>
      <text:p text:style-name="P4">
In his <text:a xlink:type="simple" xlink:href="https://t.me/MariaVladimirovnaZakharova/5397" text:style-name="Internet_20_link" text:visited-style-name="Visited_20_Internet_20_Link">
</text:a>
The Ministry of Foreign Affairs of the Russian Foreign Ministry Maria Zakharova in connection with the explosion of the car, the writer has been about "direct responsibility of the United States and Britain".</text:p>
      <text:p text:style-name="P4">
News Source: <text:a xlink:type="simple" xlink:href="https://www.ukrinform.ua/rubric-world/3705602-u-niznomu-novgorodi-pidirvali-avto-iz-prihilnikom-rosijskoi-agresii-prilepinim.html" text:style-name="Internet_20_link" text:visited-style-name="Visited_20_Internet_20_Link">
https://www.ukrinform.ua/rubric-world/3705602-u-niznomu-novgorodi-pidirvali-avto-iz-prihilnikom-rosijskoi-agresii-prilepinim.html</text:a>
</text:p>
      <!--NEWS-->
      <text:h text:style-name="P10" text:outline-level="1">
<text:span text:style-name="T4">
Ukrainian gymnast Christina border gave "silver" at the tournament in Poland</text:span>
</text:h>
      <text:p text:style-name="P4">
Authors: Ukrinform (Person)</text:p>
      <text:p text:style-name="P4">
Publisher: Укринформ (Organization)</text:p>
      <text:p text:style-name="P4">
Published Time: 2023-05-06T-14:31:00+03:00</text:p>
      <text:p text:style-name="P4">
Modified Time: 2023-05-06T23:31:00+03:00</text:p>
      <text:p text:style-name="P4">
Description: The Ukrainian triumph in all -around. - Ukrinform.</text:p>
      <text:p text:style-name="P4">
Images: ["<text:a xlink:type="simple" xlink:href="https://static.ukrinform.com/photos/2023_05/thumb_files/630_360_1683404989-520.jpg" text:style-name="Internet_20_link" text:visited-style-name="Visited_20_Internet_20_Link">
630_360_16834...</text:a>
"]</text:p>
      <text:p text:style-name="P4">
Tags: ['Гімнастика']</text:p>
      <text:p text:style-name="P4">
Type: Article</text:p>
      <!--METADATA-->
      <text:p text:style-name="P4">
<draw:frame draw:style-name="fr1" draw:name="Image56" text:anchor-type="as-char" svg:width="6.9236in" svg:height="3.956343in" draw:z-index="0">
<draw:image xlink:href="../Images/yкринформ/2023-05-06T-14-31-00-03-00/630_360_1683404989-520.jpg" xlink:type="simple" xlink:show="embed" xlink:actuate="onLoad" draw:mime-type="image/jpeg"/>
</draw:frame>
Ukrainiancatrioned in all -around.</text:p>
      <text:p text:style-name="P4">
The International Gdynia RhythmicStars 2023 International Gymnastics Tournament is held in Poland, Ukrinform reports.</text:p>
      <text:p text:style-name="P4">
Ukrainian Christina Bryanichna became the second in all -around, its result122,350.</text:p>
      <text:p text:style-name="P4">
The victory in the competition was won by Bulgaria Silian Nikolava, which has reached 131.400 points. Poland representative Emilia Gayhal took third place, in its asset 117,800 points.</text:p>
      <text:p text:style-name="P4">
<text:span text:style-name="T4">
 Read also: </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As reported by Ukrinform, from May 17 to May 21, the European Gymnastics Championship will be held in Baku.</text:p>
      <text:p text:style-name="P4">
<text:span text:style-name="T5">
Foto: facebook.com/team.ukraine</text:span>
</text:p>
      <text:p text:style-name="P4">
News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The invaders brought to the Black Sea rocket launchers with 32 "calibers"</text:span>
</text:h>
      <text:p text:style-name="P4">
Authors: Ukrinform (Person)</text:p>
      <text:p text:style-name="P4">
Publisher: Укринформ (Organization)</text:p>
      <text:p text:style-name="P4">
Published Time: 2023-05-06T-16:11:00+03:00</text:p>
      <text:p text:style-name="P4">
Modified Time: 2023-05-06T23:11:00+03:00</text:p>
      <text:p text:style-name="P4">
Description: The Russians replenished their ship grouping in the Black Sea with four surface rocket launchers. The total volley of the caliber rocket - up to 32 units.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ЗСУ', 'Війна з росією', 'Південь України']</text:p>
      <text:p text:style-name="P4">
Type: Article</text:p>
      <!--METADATA-->
      <text:p text:style-name="P4">
<draw:frame draw:style-name="fr1" draw:name="Image57" text:anchor-type="as-char" svg:width="6.9236in" svg:height="3.956343in" draw:z-index="0">
<draw:image xlink:href="../Images/yкринформ/2023-05-06T-16-11-00-03-00/630_360_1670245790-453.jpeg" xlink:type="simple" xlink:show="embed" xlink:actuate="onLoad" draw:mime-type="image/jpeg"/>
</draw:frame>
The Russians filled their ship grouping in the Black Sea with four surface robots. The total volley of the caliber rocket - up to 32 units.</text:p>
      <text:p text:style-name="P4">
About this operational command "South" <text:a xlink:type="simple" xlink:href="https://www.facebook.com/OperationalCommandSouth/posts/pfbid08Ks867oTmgGXi9c7NrxCs2WSE3jUGUwCZqWGMDxyzp2jt4vViqovDMfeH9y4vWD1l" text:style-name="Internet_20_link" text:visited-style-name="Visited_20_Internet_20_Link">
</text:a>
On the evening of May 6, Ukrinform reports.</text:p>
      <text:p text:style-name="P4">
“Against the background of strategic aviation activity, the level of missile hazard is as high as possible. Don't neglect air alarm!” - The message says.</text:p>
      <text:p text:style-name="P4">
We will remind: in the evening of May 6 in most regions of Ukraine 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Pyrotechnics in Kherson region died due</text:span>
</text:h>
      <text:p text:style-name="P4">
Authors: Ukrinform (Person)</text:p>
      <text:p text:style-name="P4">
Publisher: Укринформ (Organization)</text:p>
      <text:p text:style-name="P4">
Published Time: 2023-05-06T-19:57:00+03:00</text:p>
      <text:p text:style-name="P4">
Modified Time: 2023-05-06T22:57:00+03:00</text:p>
      <text:p text:style-name="P4">
Description: In the Kherson region, a group of pyrotechnics of the State Emergency Service was killed as a result of the discharge of explosives from the Russian drone, law enforcement officers started a pre -trial investigati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Безпілотник', 'Вибухівка', 'Офіс генпрокурора', 'Війна з росією']</text:p>
      <text:p text:style-name="P4">
Type: Article</text:p>
      <!--METADATA-->
      <text:p text:style-name="P4">
<draw:frame draw:style-name="fr1" draw:name="Image58" text:anchor-type="as-char" svg:width="6.9236in" svg:height="3.956343in" draw:z-index="0">
<draw:image xlink:href="../Images/yкринформ/2023-05-06T-19-57-00-03-00/630_360_1667124180-530.jpg" xlink:type="simple" xlink:show="embed" xlink:actuate="onLoad" draw:mime-type="image/jpeg"/>
</draw:frame>
Uherson region, a group of Pyrotechnics of the State Service for Emergency Situations died as a result of the discharge of explosives from the Russian drone, law enforcement officers started a pre -trial investigation.</text:p>
      <text:p text:style-name="P4">
According to Ukrinform, the Office of the Prosecutor General reported in <text:a xlink:type="simple" xlink:href="https://www.facebook.com/pgo.gov.ua/posts/pfbid03cqdeDKo1PWE8PwEy3ifgxX6zeARqdMewciimev9oGHtkjjzEMKGwSpAEPKNMVMYl" text:style-name="Internet_20_link" text:visited-style-name="Visited_20_Internet_20_Link">
</text:a>
.</text:p>
      <text:p text:style-name="P4">
Провадження відкрите за фактом порушення законів і звичаїв війни, поєднаного зумисним вбивством (Part 2 of Art. 438 of the Criminal Code of Ukraine).</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The subject for a pyrotechnic group that worked near the settlement. At the scene, six of the dead were discovered - they were employees of the SES.</text:p>
      <text:p text:style-name="P4">
Two more serious injuries were transported to the hospital.</text:p>
      <text:p text:style-name="P4">
<text:span text:style-name="T4">
 Read also: </text:span>
 <text:span text:style-name="T4">
 <text:a xlink:type="simple" xlink:href="https://www.ukrinform.ua/rubric-regions/3705577-na-kiivsini-traktorist-pidirvavsa-na-protitankovij-mini.html" text:style-name="Internet_20_link" text:visited-style-name="Visited_20_Internet_20_Link">
</text:a>
</text:span>
</text:p>
      <text:p text:style-name="P4">
Priority measures are held to record the crime committed by the army of the Russian Federation.</text:p>
      <text:p text:style-name="P4">
As reported <text:a xlink:type="simple" xlink:href="https://www.ukrinform.ua/rubric-ato/3705722-na-hersonsini-pid-cas-rozminuvanna-pirotehniki-potrapili-pid-obstril-sestero-zagiblih.html" text:style-name="Internet_20_link" text:visited-style-name="Visited_20_Internet_20_Link">
</text:a>
, in the Kherson region, during the execution of tasks for the demining of pyrotechnics, they were fired, six experts were killed.</text:p>
      <text:p text:style-name="P4">
News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Yermak: Songs from the new Jamala album will be a guarantee before Crimea's return</text:span>
</text:h>
      <text:p text:style-name="P4">
Authors: Ukrinform (Person)</text:p>
      <text:p text:style-name="P4">
Publisher: Укринформ (Organization)</text:p>
      <text:p text:style-name="P4">
Published Time: 2023-05-06T-21:43:00+03:00</text:p>
      <text:p text:style-name="P4">
Modified Time: 2023-05-06T22:43:00+03:00</text:p>
      <text:p text:style-name="P4">
Description: Presidential Office Head Andriy Yermak is convinced that songs from the new Jamala Qirim album will be signposts before Crimea's return. - Ukrinform.</text:p>
      <text:p text:style-name="P4">
Images: ["<text:a xlink:type="simple" xlink:href="https://static.ukrinform.com/photos/2023_05/thumb_files/630_360_1683402237-872.jpg" text:style-name="Internet_20_link" text:visited-style-name="Visited_20_Internet_20_Link">
630_360_16834...</text:a>
"]</text:p>
      <text:p text:style-name="P4">
Tags: ['Джамала', 'Крим', 'Культура', 'Єрмак']</text:p>
      <text:p text:style-name="P4">
Type: Article</text:p>
      <!--METADATA-->
      <text:p text:style-name="P4">
<draw:frame draw:style-name="fr1" draw:name="Image59" text:anchor-type="as-char" svg:width="6.9236in" svg:height="3.956343in" draw:z-index="0">
<draw:image xlink:href="../Images/yкринформ/2023-05-06T-21-43-00-03-00/630_360_1683402237-872.jpg" xlink:type="simple" xlink:show="embed" xlink:actuate="onLoad" draw:mime-type="image/jpeg"/>
</draw:frame>
Presidential leadership Andriy Yermak is convinced that songs from the new Jamalqrim album will be guarantees before Crimea's return.</text:p>
      <text:p text:style-name="P4">
As Ukrinform reports, he wrote about it in <text:a xlink:type="simple" xlink:href="https://t.me/ermaka2022/2610" text:style-name="Internet_20_link" text:visited-style-name="Visited_20_Internet_20_Link">
</text:a>
.</text:p>
      <text:p text:style-name="P4">
"" The struggle for truth has never been a simple thing. "Jamala said a new Qirim album. These are very strong words. It is a very strong speech. And a strong album, with the release of which I congratulate Jamal," said Ermak.</text:p>
      <text:p text:style-name="P4">
<text:span text:style-name="T4">
 Read also: </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According to him, this album shows the world that, despite any attempts to translate the history of Crimea, Ukrainians will not allow to forget the truth.</text:p>
      <text:p text:style-name="P4">
"I am sure that the songs from this album will be signposts before the Crimean's return. To Ukraine. We waited for the release of this album and waited. Now we are waiting for <text:span text:style-name="T4">
 <text:a xlink:type="simple" xlink:href="https://www.ukrinform.ua/rubric-crimea" text:style-name="Internet_20_link" text:visited-style-name="Visited_20_Internet_20_Link">
</text:a>
</text:span>
 ", - the statement of OP.</text:p>
      <text:p text:style-name="P4">
As reported by Ukrinform, the other day Ukrainian singer Jamal presented a new album Qirim, which included ancient songs of the Crimean Tatar people.</text:p>
      <text:p text:style-name="P4">
News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Prigogine's statements are a manifestation of the internal war that began in Russia - Podolyak</text:span>
</text:h>
      <text:p text:style-name="P4">
Authors: Ukrinform (Person)</text:p>
      <text:p text:style-name="P4">
Publisher: Укринформ (Organization)</text:p>
      <text:p text:style-name="P4">
Published Time: 2023-05-06T-23:37:00+03:00</text:p>
      <text:p text:style-name="P4">
Modified Time: 2023-05-06T22:37:00+03:00</text:p>
      <text:p text:style-name="P4">
Description: The threats of the head of the private military company "Wagner" Yevgeny Prigogine on the withdrawal of his mercenaries from Bakhmut is only one of the manifestations of the internal war that began in Russia. - Ukrinform.</text:p>
      <text:p text:style-name="P4">
Images: ["<text:a xlink:type="simple" xlink:href="https://static.ukrinform.com/photos/2022_11/thumb_files/630_360_1669378256-680.jpg" text:style-name="Internet_20_link" text:visited-style-name="Visited_20_Internet_20_Link">
630_360_16693...</text:a>
"]</text:p>
      <text:p text:style-name="P4">
Tags: ['Бахмут', 'Пригожин', 'Подоляк', 'Війна з росією', 'Єдині новини']</text:p>
      <text:p text:style-name="P4">
Type: Article</text:p>
      <!--METADATA-->
      <text:p text:style-name="P4">
<draw:frame draw:style-name="fr1" draw:name="Image60" text:anchor-type="as-char" svg:width="6.9236in" svg:height="3.956343in" draw:z-index="0">
<draw:image xlink:href="../Images/yкринформ/2023-05-06T-23-37-00-03-00/630_360_1669378256-680.jpg" xlink:type="simple" xlink:show="embed" xlink:actuate="onLoad" draw:mime-type="image/jpeg"/>
</draw:frame>
The threat of a private military company "Wagner" by Yevgeny Prigogin on the removal of mercenaries from Bakhmut is only one of the manifestations of the internal war that was in Russia.</text:p>
      <text:p text:style-name="P4">
According to Ukrinform, the adviser to the head of the Presidential Office Mikhailopodolyak said this on the air of the Tele scale "One News".</text:p>
      <text:p text:style-name="P4">
“Prigogine is not a monopolist today who has previously been a very important component of the military system to solve certain important issues in the third countries. Prigogine no longer receives budget financing, does not receive a resource because of the Ministry of Defense, ”Podolyak said.</text:p>
      <text:p text:style-name="P4">
<text:span text:style-name="T4">
 Read also: </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According to him, Prigogine has no direct communications with the Kremlin, and the threat of his mercenaries from Bakhmut is only one of the manifestations of the internal war that began in Russia. In particular, in Russia there are now many "small clicks, and all these clans in the large clan of Putin."</text:p>
      <text:p text:style-name="P4">
“And all these little clans today are looking for the opportunity to" smell "the relevance with Putin and transfer it to someone. And for that, they have to gradually destroy each other or to transfer public responsibility for failure of attacks on Ukraine, ”Podolyak added.</text:p>
      <text:p text:style-name="P4">
<text:span text:style-name="T4">
 Read also: </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As it was reported, the other day the head of the private military company "Wagner" <text:span text:style-name="T4">
 <text:a xlink:type="simple" xlink:href="https://www.ukrinform.ua/tag-prigozin" text:style-name="Internet_20_link" text:visited-style-name="Visited_20_Internet_20_Link">
</text:a>
</text:span>
 He stated that since May 10 he would derive the fight of his mercenaries of the Donetsk region. He called the reason for Russia's Defense Ministry to give them enough ammunition.</text:p>
      <text:p text:style-name="P4">
<text:span text:style-name="T4">
 Read also: </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Such a threat has become only the last episode in a multi -year enmity between this group and the military leadership of Moscow.</text:p>
      <text:p text:style-name="P4">
News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In most regions anxiety: invaders raised aviation, launching missiles</text:span>
</text:h>
      <text:p text:style-name="P4">
Authors: Ukrinform (Person)</text:p>
      <text:p text:style-name="P4">
Publisher: Укринформ (Organization)</text:p>
      <text:p text:style-name="P4">
Published Time: 2023-05-06T-25:26:00+03:00</text:p>
      <text:p text:style-name="P4">
Modified Time: 2023-05-06T22:26:00+03:00</text:p>
      <text:p text:style-name="P4">
Description: In the evening of May 6, in most areas, air alarm was announced. The reason for this was that Russia was lifted into the air by bombers, in particular the carriers of the X-22 missiles. - Ukrinform.</text:p>
      <text:p text:style-name="P4">
Images: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Tags: ['Обстріл', 'Агресія РФ', 'Війна з росією', 'Повітряна тривога']</text:p>
      <text:p text:style-name="P4">
Type: Article</text:p>
      <!--METADATA-->
      <text:p text:style-name="P4">
<draw:frame draw:style-name="fr1" draw:name="Image61" text:anchor-type="as-char" svg:width="6.9236in" svg:height="3.956343in" draw:z-index="0">
<draw:image xlink:href="../Images/yкринформ/2023-05-06T-25-26-00-03-00/630_360_1538997471-852.jpg" xlink:type="simple" xlink:show="embed" xlink:actuate="onLoad" draw:mime-type="image/jpeg"/>
</draw:frame>
In the evening, 6th more areas were announced by air alarm. The reason for this is that Russia has lifted bombers, including carriers of X-22 missiles.</text:p>
      <text:p text:style-name="P4">
Ukrinform reports with reference to <text:a xlink:type="simple" xlink:href="https://alerts.in.ua" text:style-name="Internet_20_link" text:visited-style-name="Visited_20_Internet_20_Link">
</text:a>
Tampooning groups.</text:p>
      <text:p text:style-name="P4">
<draw:frame draw:style-name="fr1" draw:name="Image62" text:anchor-type="as-char" svg:width="6.9236in" svg:height="4.320839in" draw:z-index="0">
<draw:image xlink:href="../Images/yкринформ/2023-05-06T-25-26-00-03-00/1683401202-240.jpg" xlink:type="simple" xlink:show="embed" xlink:actuate="onLoad" draw:mime-type="image/jpeg"/>
</draw:frame>
Monitoring groups report that TU-22M3, carrier X-22 was flying in Russia.</text:p>
      <text:p text:style-name="P4">
The activity of Russian tactical aviation in the Bryansk region, an ezlazhroza in Sumy region in the near future was also observed.</text:p>
      <text:p text:style-name="P4">
We will remind: recently in the Dnieper explosions. Currently, the region has been alarmed.</text:p>
      <text:p text:style-name="P4">
News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Schwontek gave way to the final of the tournament in Madrid</text:span>
</text:h>
      <text:p text:style-name="P4">
Authors: Ukrinform (Person)</text:p>
      <text:p text:style-name="P4">
Publisher: Укринформ (Organization)</text:p>
      <text:p text:style-name="P4">
Published Time: 2023-05-06T-27:21:00+03:00</text:p>
      <text:p text:style-name="P4">
Modified Time: 2023-05-06T22:21:00+03:00</text:p>
      <text:p text:style-name="P4">
Description: The polka lost Sobolenko in three sets. - Ukrinform.</text:p>
      <text:p text:style-name="P4">
Images: ["<text:a xlink:type="simple" xlink:href="https://static.ukrinform.com/photos/2023_05/thumb_files/630_360_1683400619-789.jpg" text:style-name="Internet_20_link" text:visited-style-name="Visited_20_Internet_20_Link">
630_360_16834...</text:a>
"]</text:p>
      <text:p text:style-name="P4">
Tags: ['Теніс']</text:p>
      <text:p text:style-name="P4">
Type: Article</text:p>
      <!--METADATA-->
      <text:p text:style-name="P4">
<draw:frame draw:style-name="fr1" draw:name="Image63" text:anchor-type="as-char" svg:width="6.9236in" svg:height="3.956343in" draw:z-index="0">
<draw:image xlink:href="../Images/yкринформ/2023-05-06T-27-21-00-03-00/630_360_1683400619-789.jpg" xlink:type="simple" xlink:show="embed" xlink:actuate="onLoad" draw:mime-type="image/jpeg"/>
</draw:frame>
Polkanovanenko in three sets.</text:p>
      <text:p text:style-name="P4">
The first racket of the world of Iga Schwontek(Poland)was unable to win the trophy at the WTA 1000 series in Madrid(Spain), reports Ukrinform.</text:p>
      <text:p text:style-name="P4">
In the final of the competition, the Polish tennis player in three sets lost Arini Sobolenko(WTA 2)- 3: 6, 6: 3, 4: 6.</text:p>
      <text:p text:style-name="P4">
The match lasted 2 hours and 27 minutes.</text:p>
      <text:p text:style-name="P4">
Schwontec suffered the first defeat for the last 10 matches played. Before the Tournament of the capital of Spain, Schwontek won the WTA 500 title in Stuttgart, beating Ufinals the same Sobolenko.</text:p>
      <text:p text:style-name="P4">
<text:span text:style-name="T4">
 Read also: </text:span>
 <text:a xlink:type="simple" xlink:href="https://www.ukrinform.ua/rubric-sports/3705724-ukrainka-svitolina-zupinilasa-u-pivfinali-turniru-wta-125-u-francii.html" text:style-name="Internet_20_link" text:visited-style-name="Visited_20_Internet_20_Link">
<text:span text:style-name="T4">
 LED </text:span>
</text:a>
As reported by Ukrinform, Elina Svitolina lost to Americans Sloun Stevens B1/2 of the WTA 125 tournament final in France.</text:p>
      <text:p text:style-name="P4">
Photo: Getty Images</text:p>
      <text:p text:style-name="P4">
News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In the Sverdlovsk region of the Russian Federation burning warehouses with gunpowder, the evacuation is announced</text:span>
</text:h>
      <text:p text:style-name="P4">
Authors: Ukrinform (Person)</text:p>
      <text:p text:style-name="P4">
Publisher: Укринформ (Organization)</text:p>
      <text:p text:style-name="P4">
Published Time: 2023-05-06T-29:16:00+03:00</text:p>
      <text:p text:style-name="P4">
Modified Time: 2023-05-06T22:16:00+03:00</text:p>
      <text:p text:style-name="P4">
Description: As a result of the forest fire in the village of Pervomaisky Sverdlovsk region of Russia, warehouses with gunpowder. The authorities of the region began evacuation of residents of the settlement. - Ukrinform.</text:p>
      <text:p text:style-name="P4">
Images: ["<text:a xlink:type="simple" xlink:href="https://static.ukrinform.com/photos/2023_05/thumb_files/630_360_1683400566-195.jpg" text:style-name="Internet_20_link" text:visited-style-name="Visited_20_Internet_20_Link">
630_360_16834...</text:a>
"]</text:p>
      <text:p text:style-name="P4">
Tags: ['Артсклад', 'Пожежа', 'росія']</text:p>
      <text:p text:style-name="P4">
Type: Article</text:p>
      <!--METADATA-->
      <text:p text:style-name="P4">
<draw:frame draw:style-name="fr1" draw:name="Image64" text:anchor-type="as-char" svg:width="6.9236in" svg:height="3.956343in" draw:z-index="0">
<draw:image xlink:href="../Images/yкринформ/2023-05-06T-29-16-00-03-00/630_360_1683400566-195.jpg" xlink:type="simple" xlink:show="embed" xlink:actuate="onLoad" draw:mime-type="image/jpeg"/>
</draw:frame>
As a result of the forest fire in the village of Pervomaisky Sverdlovsk region of Russia, warehouses with gunpowder. The authorities of the region began evacuation of residents of the settlement.</text:p>
      <text:p text:style-name="P4">
This was reported by the Russian propaganda resource <text:a xlink:type="simple" xlink:href="https://t.me/tass_agency/190888" text:style-name="Internet_20_link" text:visited-style-name="Visited_20_Internet_20_Link">
</text:a>
With reference to emergency services, reports Ukrinform.</text:p>
      <text:p text:style-name="P4">
According to propagandists, the fire threatens 18 adjacent warehouses, which also protects gunpowder.</text:p>
      <text:p text:style-name="P4">
<text:span text:style-name="T4">
 Read also: </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The authorities have already started evacuation of residents of Pervomaisky. Russian buses and personal transport. About 400 people live in the village that decides to need to go.</text:p>
      <text:p text:style-name="P4">
On the website of the Russian Aviationalisological Council today <text:a xlink:type="simple" xlink:href="https://aviales.ru/popup.aspx" text:style-name="Internet_20_link" text:visited-style-name="Visited_20_Internet_20_Link">
</text:a>
that in the Sverdlovsk region burns 37 fires on the lands of the forest fund on the square traveled by fire, 12 084 ha.</text:p>
      <text:p text:style-name="P4">
Recall: On the night against Thursday in Russia, there were <text:span text:style-name="T4">
 <text:a xlink:type="simple" xlink:href="https://www.ukrinform.ua/tag-pozeza" text:style-name="Internet_20_link" text:visited-style-name="Visited_20_Internet_20_Link">
</text:a>
</text:span>
 At two oil refineries - the Urostov region and the Krasnodar region.</text:p>
      <text:p text:style-name="P4">
News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The enemy fired at Sumy Region 11 times a day</text:span>
</text:h>
      <text:p text:style-name="P4">
Authors: Ukrinform (Person)</text:p>
      <text:p text:style-name="P4">
Publisher: Укринформ (Organization)</text:p>
      <text:p text:style-name="P4">
Published Time: 2023-05-06T-32:57:00+03:00</text:p>
      <text:p text:style-name="P4">
Modified Time: 2023-05-06T21:57:00+03:00</text:p>
      <text:p text:style-name="P4">
Description: The troops of the Russian Federation on Saturday, May 6, eleven times attacked from different types of weapons border settlements of Sumy region, totaling 84 explosions were record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65" text:anchor-type="as-char" svg:width="6.9236in" svg:height="3.956343in" draw:z-index="0">
<draw:image xlink:href="../Images/yкринформ/2023-05-06T-32-57-00-03-00/630_360_1640330796-210.jpeg" xlink:type="simple" xlink:show="embed" xlink:actuate="onLoad" draw:mime-type="image/jpeg"/>
</draw:frame>
The Russian Federation on Saturday, May 6, eleven times attacked from different types of weapons border settlements of Sumy region, generally recorded84 explosions.</text:p>
      <text:p text:style-name="P4">
According to Ukrinform, the Sumy Regional Military Administration reported in <text:a xlink:type="simple" xlink:href="https://t.me/Sumy_news_ODA/15989" text:style-name="Internet_20_link" text:visited-style-name="Visited_20_Internet_20_Link">
</text:a>
.</text:p>
      <text:p text:style-name="P4">
In particular, in the Belopil community invaders <text:a xlink:type="simple" xlink:href="https://www.ukrinform.ua/tag-obstril" text:style-name="Internet_20_link" text:visited-style-name="Visited_20_Internet_20_Link">
</text:a>
From mortars and artillery - 28 and three explosions took place. As a result of one of the mortar shelling, privately owned.</text:p>
      <text:p text:style-name="P4">
The Novoslobid community suffered from the Russians a mortar blow - 12 blades were heard.</text:p>
      <text:p text:style-name="P4">
In the Miropil community, the enemy hit the easel grenade launchers(Ths)One explosion occurred.</text:p>
      <text:p text:style-name="P4">
27 mines were thrown into the territory of the Velikopysariv community. The Esman community was also fired from the mortar Russian, causing four explosions.</text:p>
      <text:p text:style-name="P4">
<text:span text:style-name="T4">
 Read also: </text:span>
 <text:a xlink:type="simple" xlink:href="https://www.ukrinform.ua/rubric-ato/3705749-vorog-uden-obstrilav-nikopolskij-rajon-iz-gradiv-i-vazkoi-artilerii-semero-postrazdalih.html" text:style-name="Internet_20_link" text:visited-style-name="Visited_20_Internet_20_Link">
<text:span text:style-name="T4">
 firing </text:span>
</text:a>
The Zivob-Novgorod community struck nine explosions from the enemy artillery.</text:p>
      <text:p text:style-name="P4">
As reported by Ukrinform, on May 5, under the strike of Russian troops were the border communities of Sumy region. In total, nine -laid and 33 explosions were recorded.</text:p>
      <text:p text:style-name="P4">
News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Podolyak called the explosion of the car of Prilepin an attempt by internal escalation in the Russian Federation</text:span>
</text:h>
      <text:p text:style-name="P4">
Authors: Ukrinform (Person)</text:p>
      <text:p text:style-name="P4">
Publisher: Укринформ (Organization)</text:p>
      <text:p text:style-name="P4">
Published Time: 2023-05-06T-34:48:00+03:00</text:p>
      <text:p text:style-name="P4">
Modified Time: 2023-05-06T21:48:00+03:00</text:p>
      <text:p text:style-name="P4">
Description: Вибух машини антиукраїнського пропагандиста Захара Прилєпіна - це спроба внутрішньої ескалації, що має допомогти росії зберегти контроль над населенням та елітами.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рилєпін', 'Пропаганда', 'росія', 'Замах', 'Подоляк', 'Єдині новини']</text:p>
      <text:p text:style-name="P4">
Type: Article</text:p>
      <!--METADATA-->
      <text:p text:style-name="P4">
<draw:frame draw:style-name="fr1" draw:name="Image66" text:anchor-type="as-char" svg:width="6.9236in" svg:height="3.956343in" draw:z-index="0">
<draw:image xlink:href="../Images/yкринформ/2023-05-06T-34-48-00-03-00/630_360_1669378255-230.jpg" xlink:type="simple" xlink:show="embed" xlink:actuate="onLoad" draw:mime-type="image/jpeg"/>
</draw:frame>
Explosives of anti -Ukrainian propagandist Zakhar Prilepin is an attempt at internal assistance that should help Russia maintain control of the population and elites.</text:p>
      <text:p text:style-name="P4">
According to Ukrinform, the adviser to the head of the Presidential Office Mikhailopodolyak said this on the air of the Tele scale "One News".</text:p>
      <text:p text:style-name="P4">
“The strange incidents where people who have no influence on the front line over the front line and who are, in particular, are very much needed for moderation information in the domestic market, that is, these propagandists, minimizes, is a large escalation program. It is aimed at internal marketrosia, it is taken care of by special services of the Russian Federation, at least. They need it because they gradually lose control of the management vertical, lose control of what is happening in Russia, ”Podolyak said.</text:p>
      <text:p text:style-name="P4">
<text:span text:style-name="T4">
 Read also: </text:span>
 <text:span text:style-name="T4">
 <text:a xlink:type="simple" xlink:href="https://www.ukrinform.ua/rubric-ato/3705756-u-sbu-prokomentuvali-vibuh-masini-prilepina.html" text:style-name="Internet_20_link" text:visited-style-name="Visited_20_Internet_20_Link">
</text:a>
</text:span>
</text:p>
      <text:p text:style-name="P4">
According to him, they try to maintain control of the Russian space through the escalation of fears, because it is through this emotion that Russia can unite the population.</text:p>
      <text:p text:style-name="P4">
“Such events have a little bit of the elites. In order not to begin to start, how to get out of this situation without Putin, for example. And this should be drawn to the control of certain processes in Russia. Therefore, such as an attempt of internal escalation, no more, but no more, ”Podolyak added.</text:p>
      <text:p text:style-name="P4">
<text:span text:style-name="T4">
 Read also: </text:span>
 <text:span text:style-name="T4">
 <text:a xlink:type="simple" xlink:href="https://www.ukrinform.ua/rubric-world/3705691-u-rosii-zatrimali-pidozruvanogo-u-zamahu-na-prilepina.html" text:style-name="Internet_20_link" text:visited-style-name="Visited_20_Internet_20_Link">
</text:a>
</text:span>
</text:p>
      <text:p text:style-name="P4">
As it was reported, the car of anti -Ukrainian propagandist Zakhara Pelpinovka was reported on May 6 in the Borsky district of Nizhny Novgorod region. The driver died, himself <text:span text:style-name="T4">
 <text:a xlink:type="simple" xlink:href="https://www.ukrinform.ua/tag-prilepin" text:style-name="Internet_20_link" text:visited-style-name="Visited_20_Internet_20_Link">
</text:a>
</text:span>
 He has been seriously injured and should be operated. The Investigative Committee of the Russian Federation violated in connection with the explosive criminal case under an article on a terrorist attack.</text:p>
      <text:p text:style-name="P4">
Later, he reported that Alexander Permyakov, detained in the case of prozami on anti -Ukrainian propagandist Zakhar Prylepin, <text:span text:style-name="T4">
 _ <text:a xlink:type="simple" xlink:href="https://www.ukrinform.ua/rubric-world/3705746-zamah-na-prilepina-slidkom-rf-zaaviv-so-zatrimanij-u-spravi-dav-svidcenna.html" text:style-name="Internet_20_link" text:visited-style-name="Visited_20_Internet_20_Link">
</text:a>
_ </text:span>
</text:p>
      <text:p text:style-name="P4">
News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APL: Salah's goal brought Liverpool a victory over Brentford</text:span>
</text:h>
      <text:p text:style-name="P4">
Authors: Ukrinform (Person)</text:p>
      <text:p text:style-name="P4">
Publisher: Укринформ (Organization)</text:p>
      <text:p text:style-name="P4">
Published Time: 2023-05-06T-36:41:00+03:00</text:p>
      <text:p text:style-name="P4">
Modified Time: 2023-05-06T21:41:00+03:00</text:p>
      <text:p text:style-name="P4">
Description: The "red" approached the top 4. - Ukrinform.</text:p>
      <text:p text:style-name="P4">
Images: ["<text:a xlink:type="simple" xlink:href="https://static.ukrinform.com/photos/2023_05/thumb_files/630_360_1683398426-417.jpg" text:style-name="Internet_20_link" text:visited-style-name="Visited_20_Internet_20_Link">
630_360_16833...</text:a>
"]</text:p>
      <text:p text:style-name="P4">
Tags: ['Футбол', 'Ліверпуль', 'АПЛ']</text:p>
      <text:p text:style-name="P4">
Type: Article</text:p>
      <!--METADATA-->
      <text:p text:style-name="P4">
<draw:frame draw:style-name="fr1" draw:name="Image67" text:anchor-type="as-char" svg:width="6.9236in" svg:height="3.956343in" draw:z-index="0">
<draw:image xlink:href="../Images/yкринформ/2023-05-06T-36-41-00-03-00/630_360_1683398426-417.jpg" xlink:type="simple" xlink:show="embed" xlink:actuate="onLoad" draw:mime-type="image/jpeg"/>
</draw:frame>
"Red" approached the top 4.</text:p>
      <text:p text:style-name="P4">
In the match of the 35th round of the Liverpool Championship at its stadium, the minimum transmission of Brentford with a score of 1-0, Ukrinform reports.</text:p>
      <text:p text:style-name="P4">
The only goal in the duel was scored in the first half - Mohammed Salah was distinguished. Even before the break, the account was leveled, but the gate was canceled. The second half the score on the scoreboard has not changed.</text:p>
      <text:p text:style-name="P4">
Liverpool scored 62 points after this match and ranks fifth in the Turnal Table of the APL, Brentford is in the ninth position.</text:p>
      <text:p text:style-name="P4">
In the next round of the Liverpool, the Championship will play on the departure against Lester, and Brentford will play with West Hem.</text:p>
      <text:p text:style-name="P4">
<text:span text:style-name="T4">
 Read also: </text:span>
 <text:a xlink:type="simple" xlink:href="https://www.ukrinform.ua/rubric-sports/3705719-man-siti-peremig-lids-i-zmicniv-liderstvo-v-apl.html" text:style-name="Internet_20_link" text:visited-style-name="Visited_20_Internet_20_Link">
<text:span text:style-name="T4">
 APL </text:span>
</text:a>
As reported by Ukrinform, in another mat of the Tottenham playing day was overcome by "Crystal Peles" - 1: 0.</text:p>
      <text:p text:style-name="P4">
Photo: Getty Images</text:p>
      <text:p text:style-name="P4">
News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Solsky declared disagreement with the decision of Moldova to limit the import of Ukrainian agro -products</text:span>
</text:h>
      <text:p text:style-name="P4">
Authors: Ukrinform (Person)</text:p>
      <text:p text:style-name="P4">
Publisher: Укринформ (Organization)</text:p>
      <text:p text:style-name="P4">
Published Time: 2023-05-06T-38:33:00+03:00</text:p>
      <text:p text:style-name="P4">
Modified Time: 2023-05-06T21:33:00+03:00</text:p>
      <text:p text:style-name="P4">
Description: Minister of Agrarian Policy and Food Mykola Solsky during a working visit to Chisinau expressed his disagreement with the decision of Moldova to restrict imports from Ukraine grain and oilseeds.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Економіка', 'Імпорт', 'Молдова', 'Україна', 'Сольський', 'Агропродукція']</text:p>
      <text:p text:style-name="P4">
Type: Article</text:p>
      <!--METADATA-->
      <text:p text:style-name="P4">
<draw:frame draw:style-name="fr1" draw:name="Image68" text:anchor-type="as-char" svg:width="6.9236in" svg:height="3.956343in" draw:z-index="0">
<draw:image xlink:href="../Images/yкринформ/2023-05-06T-38-33-00-03-00/630_360_1672835822-745.jpg" xlink:type="simple" xlink:show="embed" xlink:actuate="onLoad" draw:mime-type="image/jpeg"/>
</draw:frame>
Mykola Solsky, Minister of Grade Policy and Food, expressed his disagreement with the decision of Moldova during the working visit of Vitsyshyn.</text:p>
      <text:p text:style-name="P4">
About this <text:a xlink:type="simple" xlink:href="https://minagro.gov.ua/news/ministr-mikola-solskij-zustrivsya-v-kishinevi-z-volodimirom-bolya" text:style-name="Internet_20_link" text:visited-style-name="Visited_20_Internet_20_Link">
 </text:a>
The Ministry of Agrarian Policy and Food of Ukraine, Ukrinform reports.</text:p>
      <text:p text:style-name="P4">
Solsky made a corresponding statement during a meeting with his Moldovan Corily - Minister of Agriculture and Food Industry of Moldova Vladimir Boly.</text:p>
      <text:p text:style-name="P4">
"The Minister went to Moldova after the statements of the Moldovan side about the intention to temporarily take imports <text:span text:style-name="T4">
 <text:a xlink:type="simple" xlink:href="https://www.ukrinform.ua/tag-agroprodukcia" text:style-name="Internet_20_link" text:visited-style-name="Visited_20_Internet_20_Link">
</text:a>
</text:span>
 From Ukraine, as some EU countries have done before. Solsky expressed a disagreement with a similar decision by Moldova, " - said in the department.</text:p>
      <text:p text:style-name="P4">
<text:span text:style-name="T4">
 Read also: </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У ході зустрічі очільник Мінагрополітики також зауважив, що підстави длятакого рішення є незрозумілими, оскільки Україна не імпортує ці культури доРеспубліки Молдова.</text:p>
      <text:p text:style-name="P4">
Боля запевнив, що транзит української агропродукції через Молдовуздійснюватиметься в повному обсязі. Переговори триватимуть.</text:p>
      <text:p text:style-name="P4">
<text:span text:style-name="T4">
Читайте також:</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As reported by Ukrinform, on May 5, during a meeting with the chairman of the delegation of the European Union, Janissa Mazeiks, pain declared Moldova's intention to impose a timely restriction on imports of grain and oilseeds from Ukraine.</text:p>
      <text:p text:style-name="P4">
Earlier, the European Commission officially announced the introduction of _ <text:span text:style-name="T4">
 <text:a xlink:type="simple" xlink:href="https://www.ukrinform.ua/rubric-economy/3703840-evrokomisia-zaboronila-import-okremih-agroproduktiv-z-ukraini.html" text:style-name="Internet_20_link" text:visited-style-name="Visited_20_Internet_20_Link">
</text:a>
</text:span>
 _ Against imports from Ukraine that compare the receipt of agricultural goods of Ukrainian production of five EU countries.</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Precautions will be related to four agricultural products: grains, corn, rapeseed and sunflower seeds.</text:p>
      <text:p text:style-name="P4">
News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In Russian Orenburg fell carousel - 20 victims</text:span>
</text:h>
      <text:p text:style-name="P4">
Authors: Ukrinform (Person)</text:p>
      <text:p text:style-name="P4">
Publisher: Укринформ (Organization)</text:p>
      <text:p text:style-name="P4">
Published Time: 2023-05-06T-40:22:00+03:00</text:p>
      <text:p text:style-name="P4">
Modified Time: 2023-05-06T21:22:00+03:00</text:p>
      <text:p text:style-name="P4">
Description: In the Russian Regional Center of Orenburg, a chain carousel fell in the recreation park, about 20 people, including children. - Ukrinform.</text:p>
      <text:p text:style-name="P4">
Images: ["<text:a xlink:type="simple" xlink:href="https://static.ukrinform.com/photos/2023_05/thumb_files/630_360_1683397348-534.jpg" text:style-name="Internet_20_link" text:visited-style-name="Visited_20_Internet_20_Link">
630_360_16833...</text:a>
"]</text:p>
      <text:p text:style-name="P4">
Tags: ['Діти', 'Лікарня', 'росія', 'Атракціон']</text:p>
      <text:p text:style-name="P4">
Type: Article</text:p>
      <!--METADATA-->
      <text:p text:style-name="P4">
<draw:frame draw:style-name="fr1" draw:name="Image69" text:anchor-type="as-char" svg:width="6.9236in" svg:height="3.956343in" draw:z-index="0">
<draw:image xlink:href="../Images/yкринформ/2023-05-06T-40-22-00-03-00/630_360_1683397348-534.jpg" xlink:type="simple" xlink:show="embed" xlink:actuate="onLoad" draw:mime-type="image/jpeg"/>
</draw:frame>
 Уросійському обласному центрі Оренбурзі в парку відпочинку впала карусель«Ланцюжок», постраждали близько 20 осіб, в тому числі діти.</text:p>
      <text:p text:style-name="P4">
Як передає Укрінформ, про це повідомляє <text:a xlink:type="simple" xlink:href="https://www.interfax.ru/russia/900444" text:style-name="Internet_20_link" text:visited-style-name="Visited_20_Internet_20_Link">
</text:a>
With reference to the Ministry of Health of the Russian Federation.</text:p>
      <text:p text:style-name="P4">
According to the press service of the department, there are 12 children among the 20 victims. Naudybulator treatment was sent 8 people, 12 people were hospitalized to <text:a xlink:type="simple" xlink:href="https://www.ukrinform.ua/tag-bolnica" text:style-name="Internet_20_link" text:visited-style-name="Visited_20_Internet_20_Link">
</text:a>
Orenburg, including six children.</text:p>
      <text:p text:style-name="P4">
One woman with multiple injuries in extremely serious condition is in separation. Also in the resuscitation in a serious condition one child is 10 years. Ten remedies receive treatment in traumatological wards.</text:p>
      <text:p text:style-name="P4">
<text:span text:style-name="T4">
 Read also: </text:span>
 <text:a xlink:type="simple" xlink:href="https://www.ukrinform.ua/rubric-world/3705648-u-kanadi-pid-potagom-iz-nebezpecnim-vantazem-provalivsa-mist-castina-vagoniv-upala-v-ricku.html" text:style-name="Internet_20_link" text:visited-style-name="Visited_20_Internet_20_Link">
</text:a>
According to the City Hall press service, the fall of the cabin occurred through a breakdown in the mechanism.</text:p>
      <text:p text:style-name="P4">
As it was reported, on the eve of <text:a xlink:type="simple" xlink:href="https://www.ukrinform.ua/rubric-world/3704633-u-nimeccini-poizd-naihav-na-grupu-zaliznicnikiv-dvoe-zagiblih.html" text:style-name="Internet_20_link" text:visited-style-name="Visited_20_Internet_20_Link">
</text:a>
two people were killed.</text:p>
      <text:p text:style-name="P4">
News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Due to the evacuation declared on the Russians on Chongar formed a huge traffic jam</text:span>
</text:h>
      <text:p text:style-name="P4">
Authors: Ukrinform (Person)</text:p>
      <text:p text:style-name="P4">
Publisher: Укринформ (Organization)</text:p>
      <text:p text:style-name="P4">
Published Time: 2023-05-06T-42:18:00+03:00</text:p>
      <text:p text:style-name="P4">
Modified Time: 2023-05-06T21:18:00+03:00</text:p>
      <text:p text:style-name="P4">
Description: Chongar checkpoint has formed huge queues of cars trying to leave Melitopol because of the evacuation invaders declared by the occupiers. - Ukrinform.</text:p>
      <text:p text:style-name="P4">
Images: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Tags: ['Чонгар', 'Евакуація', 'Мелітополь', 'затори']</text:p>
      <text:p text:style-name="P4">
Type: Article</text:p>
      <!--METADATA-->
      <text:p text:style-name="P4">
<draw:frame draw:style-name="fr1" draw:name="Image70" text:anchor-type="as-char" svg:width="6.9236in" svg:height="3.956343in" draw:z-index="0">
<draw:image xlink:href="../Images/yкринформ/2023-05-06T-42-18-00-03-00/630_360_1683396967-903.jpg" xlink:type="simple" xlink:show="embed" xlink:actuate="onLoad" draw:mime-type="image/jpeg"/>
</draw:frame>
Chongar checkpoint has formed huge queues of cars trying to leave the Uzlitopol because of the evacuation invaders declared by the occupiers.</text:p>
      <text:p text:style-name="P4">
Photos that can be visible in, published in <text:a xlink:type="simple" xlink:href="https://t.me/ivan_fedorov_melitopol/1891" text:style-name="Internet_20_link" text:visited-style-name="Visited_20_Internet_20_Link">
</text:a>
Mayor of Melitopolya Fedorov, reports Ukrinform.</text:p>
      <text:p text:style-name="P4">
"The invaders have been given in '<text:a xlink:type="simple" xlink:href="https://www.ukrinform.ua/tag-evakuacia" text:style-name="Internet_20_link" text:visited-style-name="Visited_20_Internet_20_Link">
</text:a>
»: Provoked crazy panic and no less crazy queues. Photo "without words" on the KPPCHONGAR on the way from Melitopol to Crimea, "he wrote.</text:p>
      <text:p text:style-name="P4">
<draw:frame draw:style-name="fr1" draw:name="Image71" text:anchor-type="as-char" svg:width="6.9236in" svg:height="9.231467in" draw:z-index="0">
<draw:image xlink:href="../Images/yкринформ/2023-05-06T-42-18-00-03-00/1683396967-879.jpg" xlink:type="simple" xlink:show="embed" xlink:actuate="onLoad" draw:mime-type="image/jpeg"/>
</draw:frame>
According to him, the military and owners of special traffic passes.</text:p>
      <text:p text:style-name="P4">
<draw:frame draw:style-name="fr1" draw:name="Image72" text:anchor-type="as-char" svg:width="6.9236in" svg:height="9.231467in" draw:z-index="0">
<draw:image xlink:href="../Images/yкринформ/2023-05-06T-42-18-00-03-00/1683396967-672.jpg" xlink:type="simple" xlink:show="embed" xlink:actuate="onLoad" draw:mime-type="image/jpeg"/>
</draw:frame>
"Truck trucks are in a separate queue. And thousands of passenger cars - minimum 5 hours of waiting," the mayor wrote.</text:p>
      <text:p text:style-name="P4">
<text:span text:style-name="T4">
 Read also: </text:span>
 <text:a xlink:type="simple" xlink:href="https://www.ukrinform.ua/rubric-regions/3705554-na-zaporizzi-zagarbniki-pid-prikrittam-evakuacii-civilnogo-naselenna-vivozat-svoih-soldat.html" text:style-name="Internet_20_link" text:visited-style-name="Visited_20_Internet_20_Link">
</text:a>
As it was reported, the invaders have declared evacuation from at least 15 populated points of the captured territory of Zaporizhzhya region.</text:p>
      <text:p text:style-name="P4">
<text:span text:style-name="T5">
Foto: Ivan Fedorov / Telegram</text:span>
</text:p>
      <text:p text:style-name="P4">
News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At Sivershchyna and Slobozhanschyna directions Russian army shelled Stara Huta, Baranivka, To...</text:span>
</text:h>
      <text:p text:style-name="P4">
Authors: liveuamap (Language: en)</text:p>
      <text:p text:style-name="P4">
Time: 2023-05-06T-43:27:00</text:p>
      <text:p text:style-name="P4">
Location: Chernihiv (Latitude:52.30465 Longtitude:33.11236)</text:p>
      <text:p text:style-name="P4">
Videos: []</text:p>
      <text:p text:style-name="P4">
Images: []</text:p>
      <text:p text:style-name="P4">
Tags: ["Russia"]</text:p>
      <text:p text:style-name="P4">
Id: 22560817</text:p>
      <!--METADATA-->
      <text:p text:style-name="P4">
At sivershchyna and slBozhanschyna directions Russian army Shelled Starahuta, Baranivka, Tovstodubove, Bachivsk, Khodyne, Volfyne of Sumy Region, Also. Raniv, Kozacha Lopan, Heptivka, HlyBoke, Lukyantsi, Neskuchne, Starytsya of Kharkiv Region. Russian Aviation CONDUCTEDARSTRIKES AT IVANIVKA, Leonivka, Buchky of Chernihiv Region and Znob -Trubchevskiy of Sumy Region</text:p>
      <text:p text:style-name="P4">
News Collection Link:(https://liveuamap.com/en/2023/6-may-at-sivershchyna-and-slobozhanschyna-directions-russian)</text:p>
      <text:p text:style-name="P4">
News Source: <text:a xlink:type="simple" xlink:href="https://t.me/lumsrc/4698" text:style-name="Internet_20_link" text:visited-style-name="Visited_20_Internet_20_Link">
https://t.me/lumsrc/4698</text:a>
</text:p>
      <!--NEWS-->
      <text:h text:style-name="P10" text:outline-level="1">
<text:span text:style-name="T4">
The SBU commented the explosion of the Prilepin machine</text:span>
</text:h>
      <text:p text:style-name="P4">
Authors: Ukrinform (Person)</text:p>
      <text:p text:style-name="P4">
Publisher: Укринформ (Organization)</text:p>
      <text:p text:style-name="P4">
Published Time: 2023-05-06T-44:07:00+03:00</text:p>
      <text:p text:style-name="P4">
Modified Time: 2023-05-06T21:07:00+03:00</text:p>
      <text:p text:style-name="P4">
Description: The Security Service of Ukraine does not confirm and refutes the involvement in the explosion of the anti -Ukrainian propagandist Zakhar Prylepin, but emphasizes that the only perspective it can offer is death. - Ukrinform.</text:p>
      <text:p text:style-name="P4">
Images: ["<text:a xlink:type="simple" xlink:href="https://static.ukrinform.com/photos/2015_10/thumb_files/630_360_1445544717-5978-sbu.jpg" text:style-name="Internet_20_link" text:visited-style-name="Visited_20_Internet_20_Link">
630_360_14455...</text:a>
"]</text:p>
      <text:p text:style-name="P4">
Tags: ['Прилєпін', 'СБУ', 'Вибух', 'Війна з росією']</text:p>
      <text:p text:style-name="P4">
Type: Article</text:p>
      <!--METADATA-->
      <text:p text:style-name="P4">
<draw:frame draw:style-name="fr1" draw:name="Image73" text:anchor-type="as-char" svg:width="6.9236in" svg:height="3.956343in" draw:z-index="0">
<draw:image xlink:href="../Images/yкринформ/2023-05-06T-44-07-00-03-00/630_360_1445544717-5978-sbu.jpg" xlink:type="simple" xlink:show="embed" xlink:actuate="onLoad" draw:mime-type="image/jpeg"/>
</draw:frame>
The Security Service of Ukraine does not confirm and refutes the involvement in the explosive of the anti -Ukrainian propagandist Zakhar Prylepin, but emphasizes that the only perspective that she can offer to the occupiers is death.</text:p>
      <text:p text:style-name="P4">
This was reported in the SBU press service in response to a request of Ukrinform.</text:p>
      <text:p text:style-name="P4">
“Officially we cannot confirm nor refute involvement <text:a xlink:type="simple" xlink:href="https://www.ukrinform.ua/tag-sbu" text:style-name="Internet_20_link" text:visited-style-name="Visited_20_Internet_20_Link">
</text:a>
to one or another cotton that occurs with the occupiers and their associates. However, as earlier, the head of the SBU Vasyl Malyuk was repeatedly established, for the Russians who brought to our land, the death of people and violence, cotton burned, burns and will be wards, ”the press service was.</text:p>
      <text:p text:style-name="P4">
The department added that death is the only perspective they can propose to the occupiers.</text:p>
      <text:p text:style-name="P4">
“We will be able to speak about who stands in one case or another after our winner. Which is definitely coming soon, ”the SBU was emphasized.</text:p>
      <text:p text:style-name="P4">
<text:span text:style-name="T4">
 Read also: </text:span>
 <text:a xlink:type="simple" xlink:href="https://www.ukrinform.ua/rubric-ato/3690810-u-melitopoli-pidirvali-avtomobil-kolaboranta.html" text:style-name="Internet_20_link" text:visited-style-name="Visited_20_Internet_20_Link">
<text:span text:style-name="T4">
 blow up </text:span>
 <text:span text:style-name="T4">
 car </text:span>
</text:a>
As reported, <text:a xlink:type="simple" xlink:href="https://www.ukrinform.ua/rubric-world/3705602-u-niznomu-novgorodi-pidirvali-avto-iz-prihilnikom-rosijskoi-agresii-prilepinim.html" text:style-name="Internet_20_link" text:visited-style-name="Visited_20_Internet_20_Link">
</text:a>
6th May in the Borsky district of Nizhny Novgorod region. The driver was killed, he was held in serious injuries, he should be operated. The Investigative Committee of the Russian Federation initiated a criminal case with an explosion under an article on a terrorist attack. Later, the Passon Command reported that Alexander Permyakov, <text:a xlink:type="simple" xlink:href="https://www.ukrinform.ua/rubric-world/3705691-u-rosii-zatrimali-pidozruvanogo-u-zamahu-na-prilepina.html" text:style-name="Internet_20_link" text:visited-style-name="Visited_20_Internet_20_Link">
</text:a>
Nanty -Ukrainian propagandist Zakhar Prilepin, <text:a xlink:type="simple" xlink:href="https://www.ukrinform.ua/rubric-world/3705746-zamah-na-prilepina-slidkom-rf-zaaviv-so-zatrimanij-u-spravi-dav-svidcenna.html" text:style-name="Internet_20_link" text:visited-style-name="Visited_20_Internet_20_Link">
</text:a>
 .</text:p>
      <text:p text:style-name="P4">
News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At Kupiansk direction Russian army shelled Bolohivka, Krasne Pershe, Fyholivka, Novomlynsk, D...</text:span>
</text:h>
      <text:p text:style-name="P4">
Authors: liveuamap (Language: en)</text:p>
      <text:p text:style-name="P4">
Time: 2023-05-06T-46:27:00</text:p>
      <text:p text:style-name="P4">
Location: Svatove (Latitude:49.46757 Longtitude:37.91159)</text:p>
      <text:p text:style-name="P4">
Videos: []</text:p>
      <text:p text:style-name="P4">
Images: []</text:p>
      <text:p text:style-name="P4">
Tags: ["Russia"]</text:p>
      <text:p text:style-name="P4">
Id: 22560815</text:p>
      <!--METADATA-->
      <text:p text:style-name="P4">
At Kupiansk direction Russian army shelled Bolohivka, Krasne Pershe,Fyholivka, Novomlynsk, Dvorichna, Lyman Pershyy, Pischane and Stelmakhivka ofKharkiv region, - General Staff of Armed Forces of Ukraine says in the morningreport</text:p>
      <text:p text:style-name="P4">
News Collection Link: <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News Source: <text:a xlink:type="simple" xlink:href="https://t.me/lumsrc/4699" text:style-name="Internet_20_link" text:visited-style-name="Visited_20_Internet_20_Link">
https://t.me/lumsrc/4699</text:a>
</text:p>
      <!--NEWS-->
      <text:h text:style-name="P10" text:outline-level="1">
<text:span text:style-name="T4">
In London, during Charles III coronation, more than half a hundred protesters were detained</text:span>
</text:h>
      <text:p text:style-name="P4">
Authors: Ukrinform (Person)</text:p>
      <text:p text:style-name="P4">
Publisher: Укринформ (Organization)</text:p>
      <text:p text:style-name="P4">
Published Time: 2023-05-06T-47:56:00+03:00</text:p>
      <text:p text:style-name="P4">
Modified Time: 2023-05-06T20:56:00+03:00</text:p>
      <text:p text:style-name="P4">
Description: The London police arrested 52 people today when a solemn coronation ceremony of the new King Charles III was held in the city. - Ukrinform.</text:p>
      <text:p text:style-name="P4">
Images: ["<text:a xlink:type="simple" xlink:href="https://static.ukrinform.com/photos/2016_08/thumb_files/630_360_1472258510-5840.jpg" text:style-name="Internet_20_link" text:visited-style-name="Visited_20_Internet_20_Link">
630_360_14722...</text:a>
"]</text:p>
      <text:p text:style-name="P4">
Tags: ['Протест', 'Затримання', 'Чарльз ІІІ', 'Коронація']</text:p>
      <text:p text:style-name="P4">
Type: Article</text:p>
      <!--METADATA-->
      <text:p text:style-name="P4">
<draw:frame draw:style-name="fr1" draw:name="Image74" text:anchor-type="as-char" svg:width="6.9236in" svg:height="3.956343in" draw:z-index="0">
<draw:image xlink:href="../Images/yкринформ/2023-05-06T-47-56-00-03-00/630_360_1472258510-5840.jpg" xlink:type="simple" xlink:show="embed" xlink:actuate="onLoad" draw:mime-type="image/jpeg"/>
</draw:frame>
Police London arrested 52 people today when the coronation of the new King Charles III was held in the city.</text:p>
      <text:p text:style-name="P4">
As Ukrinform reports, it reports <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on suspicion of violation of public administration.</text:p>
      <text:p text:style-name="P4">
“We have provided law and order at numerous protests without interfering during rallies before and during the coronation. Our duty is to do it in proportion to the relevant legislation. We also need to get rubbed when the event becomes criminal and can lead to serious orders, "said Officer Karen FinDley, responsible for the operation of the Central Police" Coronation ".</text:p>
      <text:p text:style-name="P4">
<text:span text:style-name="T4">
 Read also: </text:span>
 <text:a xlink:type="simple" xlink:href="https://www.ukrinform.ua/rubric-world/3705611-u-britanii-naperedodni-koronacii-carlza-iii-zatrimali-ucasnikiv-antimonarhicnih-protestiv.html" text:style-name="Internet_20_link" text:visited-style-name="Visited_20_Internet_20_Link">
<text:span text:style-name="T4">
 Britain </text:span>
</text:a>
As reported, <text:a xlink:type="simple" xlink:href="https://www.ukrinform.ua/rubric-world/3705656-u-britanii-koronuvali-carlza-iii.html" text:style-name="Internet_20_link" text:visited-style-name="Visited_20_Internet_20_Link">
</text:a>
In Westminster Abbey on Saturday during the first seventy years of such ceremony.</text:p>
      <text:p text:style-name="P4">
News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At Lyman direction Russian army shelled Makiyivka of Luhansk region and Nevske, Yampolivka, B...</text:span>
</text:h>
      <text:p text:style-name="P4">
Authors: liveuamap (Language: en)</text:p>
      <text:p text:style-name="P4">
Time: 2023-05-06T-48:27:00</text:p>
      <text:p text:style-name="P4">
Location: Bakhmut (Latitude:48.80596 Longtitude:38.24598)</text:p>
      <text:p text:style-name="P4">
Videos: []</text:p>
      <text:p text:style-name="P4">
Images: []</text:p>
      <text:p text:style-name="P4">
Tags: ["Russia"]</text:p>
      <text:p text:style-name="P4">
Id: 22560814</text:p>
      <!--METADATA-->
      <text:p text:style-name="P4">
At Lyman direction Russian army shelled Makiyivka of Luhansk region andNevske, Yampolivka, Bilohorivka, Verkhnokamyanske and Spirne of Donetskregion, - General Staff of Armed Forces of Ukraine says in the morning report</text:p>
      <text:p text:style-name="P4">
News Collection Link: <text:a xlink:type="simple" xlink:href="https://liveuamap.com/en/2023/6-may-at-lyman-direction-russian-army-shelled-makiyivka-of" text:style-name="Internet_20_link" text:visited-style-name="Visited_20_Internet_20_Link">
https://liveuamap.com/en/2023/6-may-at-lyman-direction-russian-army-shelled-makiyivka-of</text:a>
</text:p>
      <text:p text:style-name="P4">
News Source: <text:a xlink:type="simple" xlink:href="https://t.me/lumsrc/4700" text:style-name="Internet_20_link" text:visited-style-name="Visited_20_Internet_20_Link">
https://t.me/lumsrc/4700</text:a>
</text:p>
      <!--NEWS-->
      <text:h text:style-name="P10" text:outline-level="1">
<text:span text:style-name="T4">
The tenth racket of the world won't play at the tournament in Rome</text:span>
</text:h>
      <text:p text:style-name="P4">
Authors: Ukrinform (Person)</text:p>
      <text:p text:style-name="P4">
Publisher: Укринформ (Organization)</text:p>
      <text:p text:style-name="P4">
Published Time: 2023-05-06T-49:52:00+03:00</text:p>
      <text:p text:style-name="P4">
Modified Time: 2023-05-06T20:52:00+03:00</text:p>
      <text:p text:style-name="P4">
Description: Peter Kvitov will miss the WTA 1000 in Rome due to injury. - Ukrinform.</text:p>
      <text:p text:style-name="P4">
Images: ["<text:a xlink:type="simple" xlink:href="https://static.ukrinform.com/photos/2023_05/thumb_files/630_360_1683395601-158.jpg" text:style-name="Internet_20_link" text:visited-style-name="Visited_20_Internet_20_Link">
630_360_16833...</text:a>
"]</text:p>
      <text:p text:style-name="P4">
Tags: ['Теніс']</text:p>
      <text:p text:style-name="P4">
Type: Article</text:p>
      <!--METADATA-->
      <text:p text:style-name="P4">
<draw:frame draw:style-name="fr1" draw:name="Image75" text:anchor-type="as-char" svg:width="6.9236in" svg:height="3.956343in" draw:z-index="0">
<draw:image xlink:href="../Images/yкринформ/2023-05-06T-49-52-00-03-00/630_360_1683395601-158.jpg" xlink:type="simple" xlink:show="embed" xlink:actuate="onLoad" draw:mime-type="image/jpeg"/>
</draw:frame>
Petrakvitova will miss the WTA 1000 in Rome due to injury.</text:p>
      <text:p text:style-name="P4">
About it <text:a xlink:type="simple" xlink:href="https://twitter.com/Petra_Kvitova/status/1654889039990759424" text:style-name="Internet_20_link" text:visited-style-name="Visited_20_Internet_20_Link">
</text:a>
In his Twitter, reports Ukrinform.</text:p>
      <text:p text:style-name="P4">
“Unfortunately, my right leg is still pain, so after consulting my team, I decided to give up a speech in Rome. I will be sad for a wonderful place, Italian fans and I wish a wonderful week tournament. I will work Janapobly to be ready for the Open Championship of France, ”Kvitova wrote.</text:p>
      <text:p text:style-name="P4">
The tournament will be held from May 8 to May 21.</text:p>
      <text:p text:style-name="P4">
<text:span text:style-name="T4">
 Read also: </text:span>
 <text:a xlink:type="simple" xlink:href="https://www.ukrinform.ua/rubric-sports/3705724-ukrainka-svitolina-zupinilasa-u-pivfinali-turniru-wta-125-u-francii.html" text:style-name="Internet_20_link" text:visited-style-name="Visited_20_Internet_20_Link">
<text:span text:style-name="T4">
 Svitolina </text:span>
</text:a>
As reported by Ukrinform, Elina Svitolina(№1088 WTA)Slounstivens lost Americans(№48 WTA)In the 1/2 finals of the WTA tournament 125 in France.</text:p>
      <text:p text:style-name="P4">
Photo: Getty Images</text:p>
      <text:p text:style-name="P4">
News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JSU Bakhmut Directio Rusian of the Army Shelled Vasukivka, Minkivka, Orikhovo-Vasylivka, Markovo, G ...</text:span>
</text:h>
      <text:p text:style-name="P4">
Authors: liveuamap (Language: en)</text:p>
      <text:p text:style-name="P4">
Time: 2023-05-06T-50:27:00</text:p>
      <text:p text:style-name="P4">
Location: Novhorods'ke, Donetsk Oblast (Latitude:48.33514 Longtitude:37.84189)</text:p>
      <text:p text:style-name="P4">
Videos: []</text:p>
      <text:p text:style-name="P4">
Images: []</text:p>
      <text:p text:style-name="P4">
Tags: ["Russia"]</text:p>
      <text:p text:style-name="P4">
Id: 22560813</text:p>
      <!--METADATA-->
      <text:p text:style-name="P4">
At Bakhmut Direction Russian Army Shelled Vasukivka, Minkivka, Orikhovo-Vasylivka, Markove, Hryhorivka, Bakhmut, Ivanivske, Chasivske, KOSIVSKE, CHASIVSKE, CHASIVSKE. K, Oleksandro -Shultyne, Pivdenne, Toresk, Pivnichne and New York of Donetsk Region, - General Staff of ARMED FORCES OFUKRAINE SAYS IN THE MORNING REPORT</text:p>
      <text:p text:style-name="P4">
News Collection Link:(https://liveuamap.com/en/2023/6-may-at-bakhmut-direction-russian-army-shelled-vasukivka)</text:p>
      <text:p text:style-name="P4">
News Source: <text:a xlink:type="simple" xlink:href="https://t.me/lumsrc/4701" text:style-name="Internet_20_link" text:visited-style-name="Visited_20_Internet_20_Link">
https://t.me/lumsrc/4701</text:a>
</text:p>
      <!--NEWS-->
      <text:h text:style-name="P10" text:outline-level="1">
<text:span text:style-name="T4">
Zelensky met with a delegation of US state Utah</text:span>
</text:h>
      <text:p text:style-name="P4">
Authors: Ukrinform (Person)</text:p>
      <text:p text:style-name="P4">
Publisher: Укринформ (Organization)</text:p>
      <text:p text:style-name="P4">
Published Time: 2023-05-06T-51:41:00+03:00</text:p>
      <text:p text:style-name="P4">
Modified Time: 2023-05-06T20:41:00+03:00</text:p>
      <text:p text:style-name="P4">
Description: President of Ukraine Volodymyr Zelensky met with the Delegation of the US state of Utah as part of business representatives and charitable organizations headed by the President of the Local Senate Stuart Adams. - Ukrinform.</text:p>
      <text:p text:style-name="P4">
Images: ["<text:a xlink:type="simple" xlink:href="https://static.ukrinform.com/photos/2023_03/thumb_files/630_360_1679422598-802.jpg" text:style-name="Internet_20_link" text:visited-style-name="Visited_20_Internet_20_Link">
630_360_16794...</text:a>
"]</text:p>
      <text:p text:style-name="P4">
Tags: ['Бізнес', 'США', 'Благодійність', 'Зеленський']</text:p>
      <text:p text:style-name="P4">
Type: Article</text:p>
      <!--METADATA-->
      <text:p text:style-name="P4">
<draw:frame draw:style-name="fr1" draw:name="Image76" text:anchor-type="as-char" svg:width="6.9236in" svg:height="3.956343in" draw:z-index="0">
<draw:image xlink:href="../Images/yкринформ/2023-05-06T-51-41-00-03-00/630_360_1679422598-802.jpg" xlink:type="simple" xlink:show="embed" xlink:actuate="onLoad" draw:mime-type="image/jpeg"/>
</draw:frame>
Volodymyr Zelensky Presidential Council met with a delegation of the American states consisting of representatives of business and charitable organizations, headed by the local Senate Stuart Adams.</text:p>
      <text:p text:style-name="P4">
According to Ukrinform, the head of state reported in <text:a xlink:type="simple" xlink:href="https://t.me/V_Zelenskiy_official/6146" text:style-name="Internet_20_link" text:visited-style-name="Visited_20_Internet_20_Link">
</text:a>
.</text:p>
      <text:p text:style-name="P4">
"Such visits are signals of support for our country not only at the national level but also at regional," Zelensky said.</text:p>
      <text:p text:style-name="P4">
<text:span text:style-name="T5">
Viso: <text:a xlink:type="simple" xlink:href="https://t.me/V_Zelenskiy_official/6146" text:style-name="Internet_20_link" text:visited-style-name="Visited_20_Internet_20_Link">
</text:a>
</text:span>
</text:p>
      <text:p text:style-name="P4">
On behalf of the Ukrainian people, the President thanked for the support that <text:a xlink:type="simple" xlink:href="https://www.ukrinform.ua/tag-ssa" text:style-name="Internet_20_link" text:visited-style-name="Visited_20_Internet_20_Link">
</text:a>
They provide Ukraine.</text:p>
      <text:p text:style-name="P4">
According to the Head of State, "from the very beginning of a full -scale war, the beginning of the beginning of Russian aggression, our society is experiencing and relied on support - the support of the United States."</text:p>
      <text:p text:style-name="P4">
As she added <text:a xlink:type="simple" xlink:href="https://www.president.gov.ua/news/volodimir-zelenskij-zustrivsya-z-predstavnikami-shtatu-yuta-82741" text:style-name="Internet_20_link" text:visited-style-name="Visited_20_Internet_20_Link">
</text:a>
During the meeting, Zelensky focused that US assistance was received not only at the Federal Government level, but also at the level of individual states, in particular, noted the housing, assistance to internally displaced persons and humanitarian support.</text:p>
      <text:p text:style-name="P4">
Turning to the delegation, the Head of State called on American business to actively invest in Ukraine and create new jobs.</text:p>
      <text:p text:style-name="P4">
"It is important for us to create new jobs. If you can help this, make it. It is also a contribution to our victory," he said.</text:p>
      <text:p text:style-name="P4">
The President added that Ukraine needs the support of private business in a reconstructed housing aggressor, schools and universities destroyed as a result of the Russian rocket terror of energy infrastructure.</text:p>
      <text:p text:style-name="P4">
He also urged investing in the Ukrainian agricultural industry and IT sector, emphasizing the mutuality of such cooperation.</text:p>
      <text:p text:style-name="P4">
<text:span text:style-name="T4">
 Read also: </text:span>
 <text:a xlink:type="simple" xlink:href="https://www.ukrinform.ua/rubric-economy/3705687-ukraina-zacikavlena-v-dosvidi-statu-uta-sodo-rozvitku-vidnovluvalnih-dzerel-energii-minenergo.html" text:style-name="Internet_20_link" text:visited-style-name="Visited_20_Internet_20_Link">
<text:span text:style-name="T4">
 Utah </text:span>
</text:a>
Among other things, the President informed Utah's representatives about the situation in Ukraine exchanged views on the steps that state representatives can help in the fight against the aggressor.</text:p>
      <text:p text:style-name="P4">
Separately, the Head of State stressed that he would welcome bilateral communications with US business in the field of weapons production and creation of new defense technologies.</text:p>
      <text:p text:style-name="P4">
"We are open to this. We invite you," Zelensky said.<text:span text:style-name="T5">
Viso: <text:a xlink:type="simple" xlink:href="https://t.me/V_Zelenskiy_official/6147" text:style-name="Internet_20_link" text:visited-style-name="Visited_20_Internet_20_Link">
</text:a>
</text:span>
</text:p>
      <text:p text:style-name="P4">
“Today, he met with Utah representatives - one of America's strongest. We have discussed our interaction, and this is a good example of how a specific staff can help protect freedom and people, ”said Zelensky.</text:p>
      <text:p text:style-name="P4">
According to him, Ukraine has everything: humanitarian support, assistance to restore political interaction, "to work together for the sake of common interests of Ukrainians and Americans."</text:p>
      <text:p text:style-name="P4">
As reported <text:a xlink:type="simple" xlink:href="https://www.ukrinform.ua/rubric-polytics/3705406-prezident-zustrivsa-iz-predstavnikami-venecianskoi-komisii.html" text:style-name="Internet_20_link" text:visited-style-name="Visited_20_Internet_20_Link">
</text:a>
, On May 5, the President of Ukraine took place with representatives of the Venice Commission and the delegation of the US Congress.</text:p>
      <text:p text:style-name="P4">
<text:span text:style-name="T5">
Foto: op</text:span>
</text:p>
      <text:p text:style-name="P4">
News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JSC Avdiivka Directio Rusian Army Shelled Orlovka, Lastochkine, Avdiivka, Tonic, Karlik ...</text:span>
</text:h>
      <text:p text:style-name="P4">
Authors: liveuamap (Language: en)</text:p>
      <text:p text:style-name="P4">
Time: 2023-05-06T-53:27:00</text:p>
      <text:p text:style-name="P4">
Location: Donetsk (Latitude:48.09528 Longtitude:37.59144)</text:p>
      <text:p text:style-name="P4">
Videos: []</text:p>
      <text:p text:style-name="P4">
Images: []</text:p>
      <text:p text:style-name="P4">
Tags: ["Russia"]</text:p>
      <text:p text:style-name="P4">
Id: 22560807</text:p>
      <!--METADATA-->
      <text:p text:style-name="P4">
At Avdiyivka direction Russian army shelled Orlivka, Lastochkyne, Avdiyivka,Tonenke, Karlivka, Netaylove and Pervomayske of Donetsk region, - GeneralStaff of Armed Forces of Ukraine says in the morning report</text:p>
      <text:p text:style-name="P4">
News Collection Link: <text:a xlink:type="simple" xlink:href="https://liveuamap.com/en/2023/6-may-at-avdiyivka-direction-russian-army-shelled-orlivka" text:style-name="Internet_20_link" text:visited-style-name="Visited_20_Internet_20_Link">
https://liveuamap.com/en/2023/6-may-at-avdiyivka-direction-russian-army-shelled-orlivka</text:a>
</text:p>
      <text:p text:style-name="P4">
News Source: <text:a xlink:type="simple" xlink:href="https://t.me/lumsrc/4702" text:style-name="Internet_20_link" text:visited-style-name="Visited_20_Internet_20_Link">
https://t.me/lumsrc/4702</text:a>
</text:p>
      <!--NEWS-->
      <text:h text:style-name="P10" text:outline-level="1">
<text:span text:style-name="T4">
The enemy was fired at the Nikopol district in the day</text:span>
</text:h>
      <text:p text:style-name="P4">
Authors: Ukrinform (Person)</text:p>
      <text:p text:style-name="P4">
Publisher: Укринформ (Organization)</text:p>
      <text:p text:style-name="P4">
Published Time: 2023-05-06T-53:39:00+03:00</text:p>
      <text:p text:style-name="P4">
Modified Time: 2023-05-06T20:39:00+03:00</text:p>
      <text:p text:style-name="P4">
Description: In the afternoon, the enemy hit the Nikopol district eight times, which causes 7 people to be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Нікополь', 'Обстріл', 'Поранені', 'Війна з росією']</text:p>
      <text:p text:style-name="P4">
Type: Article</text:p>
      <!--METADATA-->
      <text:p text:style-name="P4">
<draw:frame draw:style-name="fr1" draw:name="Image77" text:anchor-type="as-char" svg:width="6.9236in" svg:height="3.956343in" draw:z-index="0">
<draw:image xlink:href="../Images/yкринформ/2023-05-06T-53-39-00-03-00/630_360_1654768443-794.jpg" xlink:type="simple" xlink:show="embed" xlink:actuate="onLoad" draw:mime-type="image/jpeg"/>
</draw:frame>
He hit the Nikopol district eight times in the daytime, causing 7 people to be injured.</text:p>
      <text:p text:style-name="P4">
About it in <text:a xlink:type="simple" xlink:href="https://t.me/mykola_lukashuk/4425" text:style-name="Internet_20_link" text:visited-style-name="Visited_20_Internet_20_Link">
</text:a>
Informs Mykola Lukashuk, the Chief Properepetrovsk Regional Council, Ukrinform reports.</text:p>
      <text:p text:style-name="P4">
"Eight shelling of the Nikopol district, seven people were injured by the Actigressor," the post reads.</text:p>
      <text:p text:style-name="P4">
It is noted that in Nikopol the enemy was hidden from "Grads" and heavy artillery. Finerals of men aged 44 to 60 were injured. Four of them are chopped, one victim will be treated at home.</text:p>
      <text:p text:style-name="P4">
<text:span text:style-name="T4">
 Read also: </text:span>
 <text:a xlink:type="simple" xlink:href="https://www.ukrinform.ua/rubric-ato/3705717-armia-rf-obstrilala-hersonsinu-poranena-zinka.html" text:style-name="Internet_20_link" text:visited-style-name="Visited_20_Internet_20_Link">
<text:span text:style-name="T4">
 firing </text:span>
</text:a>
The regional council added that 14 private buildings and 13 buildings, gas pipelines, industrial enterprise were discharged in the city. The iodine is not operated.</text:p>
      <text:p text:style-name="P4">
"Three more communities of the district - Marganetskaya, Mirovska, Pokrovska - were squeezed from heavy artillery. The latter was affected by 63 -year -olds, it was in the hospital. The building of the Lyceum, the half a dozen private buildings, an outbuilding, an electricity building were damaged.</text:p>
      <text:p text:style-name="P4">
In the evening, the occupiers from the "hail" again <text:a xlink:type="simple" xlink:href="https://www.ukrinform.ua/tag-obstril" text:style-name="Internet_20_link" text:visited-style-name="Visited_20_Internet_20_Link">
</text:a>
According to Mirovsk TG. It is known that one man was injured for 43 years. 2 dwellings, an outbuilding, cars were brought. The parts are currently wandering.</text:p>
      <text:p text:style-name="P4">
<text:span text:style-name="T4">
 Read also: </text:span>
 <text:a xlink:type="simple" xlink:href="https://www.ukrinform.ua/rubric-ato/3705485-vnoci-nad-dnipropetrovsinou-ppo-znisila-cotiri-sahedi.html" text:style-name="Internet_20_link" text:visited-style-name="Visited_20_Internet_20_Link">
<text:span text:style-name="T4">
 Dnipropetrovsk region </text:span>
</text:a>
Other districts of Dnipropetrovsk region have not suffered hostile attacks.</text:p>
      <text:p text:style-name="P4">
As a result of a rocket attack on May 1, the industrial enterprise, 24 high -rise buildings and 80 private homes, five schools, as many kindergartens and shops, an outpatient clinic, a banking institution and a dormitory were reported as a result of a rocket attack on May 1 in Pavlograd. Two people were killed, 48 were injured, children were kids.</text:p>
      <text:p text:style-name="P4">
News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JSC Marinka Direcion Rusian Army Shelled Kurakhove, St. George, Victory, Elizabeth, Ka ...</text:span>
</text:h>
      <text:p text:style-name="P4">
Authors: liveuamap (Language: en)</text:p>
      <text:p text:style-name="P4">
Time: 2023-05-06T-55:27:00</text:p>
      <text:p text:style-name="P4">
Location: Donetsk (Latitude:47.87515 Longtitude:37.34094)</text:p>
      <text:p text:style-name="P4">
Videos: []</text:p>
      <text:p text:style-name="P4">
Images: []</text:p>
      <text:p text:style-name="P4">
Tags: []</text:p>
      <text:p text:style-name="P4">
Id: 22560793</text:p>
      <!--METADATA-->
      <text:p text:style-name="P4">
None</text:p>
      <text:p text:style-name="P4">
News Collection Link: <text:a xlink:type="simple" xlink:href="https://liveuamap.com/en/2023/6-may-at-maryinka-direction-russian-army-shelled-kurakhove" text:style-name="Internet_20_link" text:visited-style-name="Visited_20_Internet_20_Link">
https://liveuamap.com/en/2023/6-may-at-maryinka-direction-russian-army-shelled-kurakhove</text:a>
</text:p>
      <text:p text:style-name="P4">
News Source: <text:a xlink:type="simple" xlink:href="https://liveuamap.com/en/2023/6-may-at-maryinka-direction-russian-army-shelled-kurakhove" text:style-name="Internet_20_link" text:visited-style-name="Visited_20_Internet_20_Link">
https://liveuamap.com/en/2023/6-may-at-maryinka-direction-russian-army-shelled-kurakhove</text:a>
</text:p>
      <!--NEWS-->
      <text:h text:style-name="P10" text:outline-level="1">
<text:span text:style-name="T4">
Harvard's Kuleba urged Asia countries to give up neutrality and support Ukraine</text:span>
</text:h>
      <text:p text:style-name="P4">
Authors: Ukrinform (Person)</text:p>
      <text:p text:style-name="P4">
Publisher: Укринформ (Organization)</text:p>
      <text:p text:style-name="P4">
Published Time: 2023-05-06T-55:30:00+03:00</text:p>
      <text:p text:style-name="P4">
Modified Time: 2023-05-06T20:30:00+03:00</text:p>
      <text:p text:style-name="P4">
Description: Russian aggression against Ukraine has negative consequences for Asia and all over the world, so in the interests of the countries of the region to take a clear position in support of our country and the UN Charter.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Україна', 'Азія', 'Війна з росією']</text:p>
      <text:p text:style-name="P4">
Type: Article</text:p>
      <!--METADATA-->
      <text:p text:style-name="P4">
<draw:frame draw:style-name="fr1" draw:name="Image78" text:anchor-type="as-char" svg:width="6.9236in" svg:height="3.956343in" draw:z-index="0">
<draw:image xlink:href="../Images/yкринформ/2023-05-06T-55-30-00-03-00/630_360_1683309948-158.png" xlink:type="simple" xlink:show="embed" xlink:actuate="onLoad" draw:mime-type="image/png"/>
</draw:frame>
Russian aggression against Ukraine has negative consequences for Asia and all over the world, so the wreaths of the states of the region to take a clear position in support of our state Tastatut of the UN.</text:p>
      <text:p text:style-name="P4">
This was stated(USA), reports Ukrinform with reference to <text:a xlink:type="simple" xlink:href="https://mfa.gov.ua/news/dmitro-kuleba-u-garvardi-zaklikav-krayini-aziyi-vidmovitisya-vid-nejtralnosti-ta-pidtrimati-ukrayinu" text:style-name="Internet_20_link" text:visited-style-name="Visited_20_Internet_20_Link">
</text:a>
"The two words I hear from the Asian colleagues are slightly more often than I would like to be" solidarity "and" neutrality. " They express solidarity with Ukraine, for which we are grateful, but declare neutrality against us and Russia. At the same time, there can be no speech, when it comes to aggression, murder, terror, rape, looting and mass atrocities. Asia countries have a employment position in support of Ukraine and the UN Charter, ” - stressed <text:a xlink:type="simple" xlink:href="https://www.ukrinform.ua/tag-kuleba" text:style-name="Internet_20_link" text:visited-style-name="Visited_20_Internet_20_Link">
</text:a>
The Foreign Minister expressed his belief that the division of the world into a global south is artificial. Instead, the universal values of the UN -streaming, which must be protected from imperialism, are universal for all values.</text:p>
      <text:p text:style-name="P4">
“The new imperialism is not just knocking on the door, but knocking them out. All because for decades the world had a blind spot with the size of Russia. Fortunately, it is persecuted. Russia is losing war - not only against Ukraine, but also against the present, reason and common sense, ”he said.</text:p>
      <text:p text:style-name="P4">
<text:span text:style-name="T4">
 Read also: </text:span>
 <text:a xlink:type="simple" xlink:href="https://www.ukrinform.ua/rubric-polytics/3705271-dmitro-kuleba-zaklikav-do-pogliblenna-dialogu-z-bahrejnom.html" text:style-name="Internet_20_link" text:visited-style-name="Visited_20_Internet_20_Link">
<text:span text:style-name="T4">
 Kuleba </text:span>
</text:a>
The minister stressed that Ukraine will win, and Russia will need "generations to choose from the pit that it has driven itself." The main lesson will be that "aggression does not produce any results", and it will be equally relevant for east, east, south and north of the world.</text:p>
      <text:p text:style-name="P4">
“It is still possible to avoid the collision of civilizations. The world in which the country is supported by each other is still relevant. If we can protect together, so we can withstand other challenges: climate change, food crisis, global inequality, ”he summed up.</text:p>
      <text:p text:style-name="P4">
It was reported that Foreign Minister Dmitry Kuleb in an interview <text:a xlink:type="simple" xlink:href="https://www.youtube.com/watch" text:style-name="Internet_20_link" text:visited-style-name="Visited_20_Internet_20_Link">
</text:a>
He stated that there is a victory of Ukraine for the plan of planning, and there is no alternative.</text:p>
      <text:p text:style-name="P4">
News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Attempted Prilepin: The Russian Federation stated that the detainee was evidenced</text:span>
</text:h>
      <text:p text:style-name="P4">
Authors: Ukrinform (Person)</text:p>
      <text:p text:style-name="P4">
Publisher: Укринформ (Organization)</text:p>
      <text:p text:style-name="P4">
Published Time: 2023-05-06T-57:19:00+03:00</text:p>
      <text:p text:style-name="P4">
Modified Time: 2023-05-06T20:19:00+03:00</text:p>
      <text:p text:style-name="P4">
Description: The Investigative Committee of Russia reported that Alexander Permyakov, who was detained in the case of attempt on the Anti -Ukrainian propagandist Zakhar Zpolepin, gave testimony. - Ukrinform.</text:p>
      <text:p text:style-name="P4">
Images: ["<text:a xlink:type="simple" xlink:href="https://static.ukrinform.com/photos/2018_07/thumb_files/630_360_1530711759-3858.jpg" text:style-name="Internet_20_link" text:visited-style-name="Visited_20_Internet_20_Link">
630_360_15307...</text:a>
"]</text:p>
      <text:p text:style-name="P4">
Tags: ['Прилєпін', 'росія', 'Слідком РФ', 'Замах', 'Затримання']</text:p>
      <text:p text:style-name="P4">
Type: Article</text:p>
      <!--METADATA-->
      <text:p text:style-name="P4">
<draw:frame draw:style-name="fr1" draw:name="Image79" text:anchor-type="as-char" svg:width="6.9236in" svg:height="3.956343in" draw:z-index="0">
<draw:image xlink:href="../Images/yкринформ/2023-05-06T-57-19-00-03-00/630_360_1530711759-3858.jpg" xlink:type="simple" xlink:show="embed" xlink:actuate="onLoad" draw:mime-type="image/jpeg"/>
</draw:frame>
The Russian investigator reported that Alexander Permyakov, who was detained in the case of an assault with the Anti -Ukrainian propagandist Zakhar Zpolepin, gave testimony.</text:p>
      <text:p text:style-name="P4">
As Ukrinform reports, it reports in <text:a xlink:type="simple" xlink:href="https://t.me/sledcom_press/6657" text:style-name="Internet_20_link" text:visited-style-name="Visited_20_Internet_20_Link">
</text:a>
SKR press service.</text:p>
      <text:p text:style-name="P4">
According to the department, the detainee stated that he allegedly operated on the task of employees of Ukrainian special services. According to him, he laid the explosive device on the road he had to drive. Detonation of the device of the permikovka -laid out remotely, writes the Russian Federation.</text:p>
      <text:p text:style-name="P4">
The press service added that the interrogation of the detained Permyakov continues. Examctive washes from his hands and clothing for the purpose and conduct of forensic expertise. In the video from the Permyakov SKR in 1993, he said that he was a kind of content of Druzhkivka of Donetsk region of Ukraine, in the Russian Federation he came in 2022 with the purpose of gunning Pelpin with the help of <text:a xlink:type="simple" xlink:href="https://t.me/sledcom_press/6659" text:style-name="Internet_20_link" text:visited-style-name="Visited_20_Internet_20_Link">
</text:a>
At the same time, Russian news <text:a xlink:type="simple" xlink:href="https://t.me/ENews112/13766" text:style-name="Internet_20_link" text:visited-style-name="Visited_20_Internet_20_Link">
</text:a>
The other suspect was detained. According to the channel, Moscow also searches at several addresses that are allegedly reported.</text:p>
      <text:p text:style-name="P4">
As reported, <text:a xlink:type="simple" xlink:href="https://www.ukrinform.ua/rubric-world/3705602-u-niznomu-novgorodi-pidirvali-avto-iz-prihilnikom-rosijskoi-agresii-prilepinim.html" text:style-name="Internet_20_link" text:visited-style-name="Visited_20_Internet_20_Link">
</text:a>
The driver was killed, Prilepin himself was seriously wounded, he should be operated. The investigation committee of the Russian Federation was initiated in connection with the explosion of a criminal case under an article on a terrorist attack.</text:p>
      <text:p text:style-name="P4">
News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At Shakhtarske direction Russian army shelled Shakhtarske, Prechystivka and Vuhledar of Donet...</text:span>
</text:h>
      <text:p text:style-name="P4">
Authors: liveuamap (Language: en)</text:p>
      <text:p text:style-name="P4">
Time: 2023-05-06T-57:27:00</text:p>
      <text:p text:style-name="P4">
Location: Zaporizhzhia (Latitude:47.7785 Longtitude:37.07748)</text:p>
      <text:p text:style-name="P4">
Videos: []</text:p>
      <text:p text:style-name="P4">
Images: []</text:p>
      <text:p text:style-name="P4">
Tags: ["Russia"]</text:p>
      <text:p text:style-name="P4">
Id: 22560788</text:p>
      <!--METADATA-->
      <text:p text:style-name="P4">
At Shakhtarske direction Russian army shelled Shakhtarske, Prechystivka andVuhledar of Donetsk region, - General Staff of Armed Forces of Ukraine says inthe morning report</text:p>
      <text:p text:style-name="P4">
News Collection Link: <text:a xlink:type="simple" xlink:href="https://liveuamap.com/en/2023/6-may-at-shakhtarske-direction-russian-army-shelled-shakhtarske" text:style-name="Internet_20_link" text:visited-style-name="Visited_20_Internet_20_Link">
https://liveuamap.com/en/2023/6-may-at-shakhtarske-direction-russian-army-shelled-shakhtarske</text:a>
</text:p>
      <text:p text:style-name="P4">
News Source: <text:a xlink:type="simple" xlink:href="https://t.me/lumsrc/4704" text:style-name="Internet_20_link" text:visited-style-name="Visited_20_Internet_20_Link">
https://t.me/lumsrc/4704</text:a>
</text:p>
      <!--NEWS-->
      <text:h text:style-name="P10" text:outline-level="1">
<text:span text:style-name="T4">
Zelensky congratulated Charles III on the crown</text:span>
</text:h>
      <text:p text:style-name="P4">
Authors: Ukrinform (Person)</text:p>
      <text:p text:style-name="P4">
Publisher: Укринформ (Organization)</text:p>
      <text:p text:style-name="P4">
Published Time: 2023-05-06T-59:10:00+03:00</text:p>
      <text:p text:style-name="P4">
Modified Time: 2023-05-06T20:10:00+03:00</text:p>
      <text:p text:style-name="P4">
Description: President Volodymyr Zelenskyy congratulated King Charles III on the coronation and wished for many years of successful rule. - Ukrinform.</text:p>
      <text:p text:style-name="P4">
Images: ["<text:a xlink:type="simple" xlink:href="https://static.ukrinform.com/photos/2023_02/thumb_files/630_360_1677434079-719.jpeg" text:style-name="Internet_20_link" text:visited-style-name="Visited_20_Internet_20_Link">
630_360_16774...</text:a>
"]</text:p>
      <text:p text:style-name="P4">
Tags: ['Британія', 'Зеленський', 'Чарльз ІІІ', 'Коронація']</text:p>
      <text:p text:style-name="P4">
Type: Article</text:p>
      <!--METADATA-->
      <text:p text:style-name="P4">
<draw:frame draw:style-name="fr1" draw:name="Image80" text:anchor-type="as-char" svg:width="6.9236in" svg:height="3.956343in" draw:z-index="0">
<draw:image xlink:href="../Images/yкринформ/2023-05-06T-59-10-00-03-00/630_360_1677434079-719.jpeg" xlink:type="simple" xlink:show="embed" xlink:actuate="onLoad" draw:mime-type="image/jpeg"/>
</draw:frame>
President Volodymyr Zelenskyy congratulated King Charles III on the coronation for many years of successful rule.</text:p>
      <text:p text:style-name="P4">
As Ukrinform reports, Zelensky said in the evening <text:a xlink:type="simple" xlink:href="https://t.me/V_Zelenskiy_official/6147" text:style-name="Internet_20_link" text:visited-style-name="Visited_20_Internet_20_Link">
</text:a>
“On behalf of the whole Ukrainian people, I congratulate their majesty - the true ladies of Ukraine - with this historical event, which begins a new era of British monarchy. I wish King Charles III for many years of successful rule, and the people of the people who have connected - prosperity and we are in common with us, ”said Zelensky.</text:p>
      <text:p text:style-name="P4">
<text:span text:style-name="T5">
Viso: op</text:span>
</text:p>
      <text:p text:style-name="P4">
He recalled that today the Head of the Government of Ukraine and the first lady of Ukraine are presented our country in the United Kingdom, where the coronation of the Cavalment took place <text:a xlink:type="simple" xlink:href="https://www.ukrinform.ua/tag-carlz-iii" text:style-name="Internet_20_link" text:visited-style-name="Visited_20_Internet_20_Link">
</text:a>
And the Queen of Camilla. The president also thanked all the British for their support.</text:p>
      <text:p text:style-name="P4">
<text:span text:style-name="T4">
 Read also: </text:span>
 <text:a xlink:type="simple" xlink:href="https://www.ukrinform.ua/rubric-ato/3705694-zelenskij-nagorodiv-tri-brigadi-zsu-vidznakou-za-muznist-ta-vidvagu.html" text:style-name="Internet_20_link" text:visited-style-name="Visited_20_Internet_20_Link">
<text:span text:style-name="T4">
 Zelensky </text:span>
</text:a>
“It was a honor for me to meet his majesty in London personally, I will remember our conversation, I remember my sincere emotion to Ukraine and Ukrainians. And thank you support!Thank you all the British!” - summarized the president.</text:p>
      <text:p text:style-name="P4">
As it was reported, May 6 <text:a xlink:type="simple" xlink:href="https://www.ukrinform.ua/rubric-world/3705656-u-britanii-koronuvali-carlza-iii.html" text:style-name="Internet_20_link" text:visited-style-name="Visited_20_Internet_20_Link">
</text:a>
To London invitations of the delegation, there will be Ukrainian among them, while the Russian was not invited.</text:p>
      <text:p text:style-name="P4">
News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At Zaporizhzhia and Kherson directions Russian army shelled Burlatske, Vremivka, Novosilka, Z...</text:span>
</text:h>
      <text:p text:style-name="P4">
Authors: liveuamap (Language: en)</text:p>
      <text:p text:style-name="P4">
Time: 2023-05-06T-59:27:00</text:p>
      <text:p text:style-name="P4">
Location: Kherson (Latitude:46.62315 Longtitude:32.59429)</text:p>
      <text:p text:style-name="P4">
Videos: []</text:p>
      <text:p text:style-name="P4">
Images: []</text:p>
      <text:p text:style-name="P4">
Tags: ["Russia"]</text:p>
      <text:p text:style-name="P4">
Id: 22560783</text:p>
      <!--METADATA-->
      <text:p text:style-name="P4">
At zaporizhzhia and kherson directions russian Army Shelled Burlatske, Vremivka, Novosilka, Zelene Pole, Novopil of Donetsk Region; Olhivske, Malynivka, Huliaipole, Zaliznychne, Huliaipilske, Bilohirya, Mala Tokmachka, Mali Scherbaky, Kamyanske and STEPNOHIIRSKACHIA Region; Nikopol OFDNIPROPETROVSK Region; Zolota Balka, Dudchany, Vesele, Dniprovske, Kizomys OFKHERSON and Kherson City, General Staff of Armed Forces of Ukraine Morning Report</text:p>
      <text:p text:style-name="P4">
News Collection Link: <text:a xlink:type="simple" xlink:href="https://liveuamap.com/en/2023/6-may-at-zaporizhzhia-and-kherson-directions-russian-army" text:style-name="Internet_20_link" text:visited-style-name="Visited_20_Internet_20_Link">
https://liveuamap.com/en/2023/6-MAY-ZAPORIZHIA-KHERSON-Directions-RUSSIAN-ARMY</text:a>
</text:p>
      <text:p text:style-name="P4">
News Source: <text:a xlink:type="simple" xlink:href="https://t.me/lumsrc/4705" text:style-name="Internet_20_link" text:visited-style-name="Visited_20_Internet_20_Link">
https://t.me/lumsrc/4705</text:a>
</text:p>
      <!--NEWS-->
      <text:h text:style-name="P10" text:outline-level="1">
<text:span text:style-name="T4">
The International Golf Federation has admitted athletes from the Russian Federation and Belarus</text:span>
</text:h>
      <text:p text:style-name="P4">
Authors: Ukrinform (Person)</text:p>
      <text:p text:style-name="P4">
Publisher: Укринформ (Organization)</text:p>
      <text:p text:style-name="P4">
Published Time: 2023-05-06T-61:03:00+03:00</text:p>
      <text:p text:style-name="P4">
Modified Time: 2023-05-06T20:03:00+03:00</text:p>
      <text:p text:style-name="P4">
Description: The International Golf Federation (IGF) has decided that Russian and Belarusian athletes can return to participation in international competitions as neutrals. - Ukrinform.</text:p>
      <text:p text:style-name="P4">
Images: ["<text:a xlink:type="simple" xlink:href="https://static.ukrinform.com/photos/2023_05/thumb_files/630_360_1683392061-562.jpg" text:style-name="Internet_20_link" text:visited-style-name="Visited_20_Internet_20_Link">
630_360_16833...</text:a>
"]</text:p>
      <text:p text:style-name="P4">
Tags: ['білорусь', 'Спорт', 'росія', 'Гольф', 'Війна з росією']</text:p>
      <text:p text:style-name="P4">
Type: Article</text:p>
      <!--METADATA-->
      <text:p text:style-name="P4">
<draw:frame draw:style-name="fr1" draw:name="Image81" text:anchor-type="as-char" svg:width="6.9236in" svg:height="3.956343in" draw:z-index="0">
<draw:image xlink:href="../Images/yкринформ/2023-05-06T-61-03-00-03-00/630_360_1683392061-562.jpg" xlink:type="simple" xlink:show="embed" xlink:actuate="onLoad" draw:mime-type="image/jpeg"/>
</draw:frame>
International Golf Federation(IGF)She decided that Russian and Belarusian exports could return to participation in international competitions as a neutral person.</text:p>
      <text:p text:style-name="P4">
According to Ukrinform, the agency reports <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Mok)He introduced the sanctions on Moscow and its ally of Belarus after the Russian troops invaded the Ukraine in February 2022.</text:p>
      <text:p text:style-name="P4">
However, table tennis, pentathlon, fencing, judo and Taekwondo belong to Olympic sports, to which they returned <text:a xlink:type="simple" xlink:href="https://www.ukrinform.ua/tag-sport" text:style-name="Internet_20_link" text:visited-style-name="Visited_20_Internet_20_Link">
</text:a>
from both countries.</text:p>
      <text:p text:style-name="P4">
"... IOC did not make a decision on the participation of Russian and Belarussian athletes of the Olympic Games in Paris in 2024, and therefore the board of IgF delayed the glorification of their participation in the Olympic Golf competitions," the statement reads.</text:p>
      <text:p text:style-name="P4">
<text:span text:style-name="T4">
 Read also: </text:span>
 <text:a xlink:type="simple" xlink:href="https://www.ukrinform.ua/rubric-sports/3703697-vismoh-rosian-ne-dopustili-do-ucasti-na-cs2023-z-dzudo.html" text:style-name="Internet_20_link" text:visited-style-name="Visited_20_Internet_20_Link">
</text:a>
As it was reported, Russian and Belarussian athletes were removed from international competitions in response to a full -scale invasion of Russia in Ukraine. In January 2023, the IOC proposed to allow them to compete if they spoke for the war in Ukraine and did not use doping.</text:p>
      <text:p text:style-name="P4">
In February 2023, 35 countries stated that <text:a xlink:type="simple" xlink:href="https://www.ukrinform.ua/rubric-sports/3681001-britania-zaklikala-sponsoriv-olimpiadi-ne-dopustiti-povernenna-rosian-i-bilorusiv.html" text:style-name="Internet_20_link" text:visited-style-name="Visited_20_Internet_20_Link">
</text:a>
Sports Federations of Ukraine in Olympic Sports have signed a joint venture to the IOC with a call to prevent Russians and Belarussians to competitions.</text:p>
      <text:p text:style-name="P4">
The Olympic Games will be held in 2024 in Paris.</text:p>
      <text:p text:style-name="P4">
News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Russian forces conducting offensive actions at Bakhmut, Avdiivka and Maryinka directions. Ukr...</text:span>
</text:h>
      <text:p text:style-name="P4">
Authors: liveuamap (Language: en)</text:p>
      <text:p text:style-name="P4">
Time: 2023-05-06T-62:27:00</text:p>
      <text:p text:style-name="P4">
Location: Marinka, Donetsk Oblast (Latitude:47.94291 Longtitude:37.49376)</text:p>
      <text:p text:style-name="P4">
Videos: []</text:p>
      <text:p text:style-name="P4">
Images: []</text:p>
      <text:p text:style-name="P4">
Tags: ["Russia"]</text:p>
      <text:p text:style-name="P4">
Id: 22560762</text:p>
      <!--METADATA-->
      <text:p text:style-name="P4">
Russian forces conducting offensive actions at Bakhmut, Avdiivka and Maryinkadirections. Ukrainian military repelled about 50 Russian attacks. Russianforces attempting to advance near Bakhmut, Hryhorivka, Ivanivske and New York,Avdiyivka, Maryinka, - General Staff of Armed Forces of Ukraine says in themorning report</text:p>
      <text:p text:style-name="P4">
News Collection Link: <text:a xlink:type="simple" xlink:href="https://liveuamap.com/en/2023/6-may-russian-forces-conducting-offensive-actions-at-bakhmut" text:style-name="Internet_20_link" text:visited-style-name="Visited_20_Internet_20_Link">
https://liveuamap.com/en/2023/6-may-russian-forces-conducting-offensive-actions-at-bakhmut</text:a>
</text:p>
      <text:p text:style-name="P4">
News Source: <text:a xlink:type="simple" xlink:href="https://t.me/lumsrc/4706" text:style-name="Internet_20_link" text:visited-style-name="Visited_20_Internet_20_Link">
https://t.me/lumsrc/4706</text:a>
</text:p>
      <!--NEWS-->
      <text:h text:style-name="P10" text:outline-level="1">
<text:span text:style-name="T4">
We need to return all our people from Russian captivity - President</text:span>
</text:h>
      <text:p text:style-name="P4">
Authors: Ukrinform (Person)</text:p>
      <text:p text:style-name="P4">
Publisher: Укринформ (Organization)</text:p>
      <text:p text:style-name="P4">
Published Time: 2023-05-06T-63:00:00+03:00</text:p>
      <text:p text:style-name="P4">
Modified Time: 2023-05-06T20:00:00+03:00</text:p>
      <text:p text:style-name="P4">
Description: We have to return and return all our people from Russian captivit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Військові', 'Полонені', 'Зеленський', 'Чарльз ІІІ']</text:p>
      <text:p text:style-name="P4">
Type: Article</text:p>
      <!--METADATA-->
      <text:p text:style-name="P4">
<draw:frame draw:style-name="fr1" draw:name="Image82" text:anchor-type="as-char" svg:width="6.9236in" svg:height="3.956343in" draw:z-index="0">
<draw:image xlink:href="../Images/yкринформ/2023-05-06T-63-00-00-03-00/630_360_1679682020-565.jpeg" xlink:type="simple" xlink:show="embed" xlink:actuate="onLoad" draw:mime-type="image/jpeg"/>
</draw:frame>
We must update and return all our people from Russian captivity.</text:p>
      <text:p text:style-name="P4">
About it in your <text:a xlink:type="simple" xlink:href="https://www.youtube.com/watch" text:style-name="Internet_20_link" text:visited-style-name="Visited_20_Internet_20_Link">
</text:a>
Volodymyr Zelenskyy, Ukrainian President, reports.</text:p>
      <text:p text:style-name="P4">
<text:span text:style-name="T5">
Viso: <text:a xlink:type="simple" xlink:href="https://t.me/OP_UA/9445" text:style-name="Internet_20_link" text:visited-style-name="Visited_20_Internet_20_Link">
</text:a>
</text:span>
</text:p>
      <text:p text:style-name="P4">
<text:span text:style-name="T4">
 I wish health, dear Ukrainians!</text:span>
</text:p>
      <text:p text:style-name="P4">
Today is an important day for our soldiers, today is the day of the Ukrainian infantry.</text:p>
      <text:p text:style-name="P4">
It is a professional holiday of defenders and defenders, which always deserves nasty attention.</text:p>
      <text:p text:style-name="P4">
The largest component of the Land Forces, those whose resistance is the most important for the defense. Those whose performance is especially important.</text:p>
      <text:p text:style-name="P4">
He was honored to congratulate our infantrymen today, to pass to the state awards and honorary honors for our crews for courage and courage. The 10th Separate Agricultural Brigade, the 14th Separate Mechanized, the 56th Separate Motor infantry… Thank you, the warriors, for your performance!Thank you to everyone who has to serve in the Ukrainian infantry!</text:p>
      <text:p text:style-name="P4">
Today, however, the Order of the Golden Star was handed over to our hero - Captain Valeriaglebov. He died in battle. He was the commander of the motor infantry company of the motor infantry battalion of the 93rd separate mechanized brigade "Cold Yar".</text:p>
      <text:p text:style-name="P4">
This chevron, Chevron Hero of Ukraine, was handed to me by his daughter Victoria. I will build it. It's a great honor for me.</text:p>
      <text:p text:style-name="P4">
Today, our team managed to return 45 of our captivity from Russian captivity. 42 Defenders of Ukraine and three defenders. They all defended Azovstal. 35 ordinary and sergeants, ten - officers.</text:p>
      <text:p text:style-name="P4">
We have to return and return all our people from Russian captivity!I am a thank you to the exchanging team. Budanov, Yermak, Usov, Kid, Loubin. Thank you, guys!</text:p>
      <text:p text:style-name="P4">
Today, he met with Utah representatives - one of the strongest states. We have discussed our interaction, and this is a good example of how a specific part can help protect freedom and people. Humanitarian support, assistance, political interaction. We have enough opportunities to work together for the common interests of Ukrainians and Americans.</text:p>
      <text:p text:style-name="P4">
And one more. Today, the Head of the Government of Ukraine and the First Lady of Ukraine represent the state in the United Kingdom, where the coronation of King Charlesiiii and Queen Camilla.It was a honor for me to meet personally with his majesty in London, I remember our conversation, I remember my sincere emotion to Ukraine and Ukrainians. And thank you support!Thank you all the British!</text:p>
      <text:p text:style-name="P4">
<text:span text:style-name="T4">
 Thank everyone and anyone who helps protect life and freedom!</text:span>
</text:p>
      <text:p text:style-name="P4">
<text:span text:style-name="T4">
 Glory to all our soldiers who are in battle now!Glory to our beautiful people!</text:span>
</text:p>
      <text:p text:style-name="P4">
<text:span text:style-name="T4">
Glory to Ukraine!</text:span>
</text:p>
      <text:p text:style-name="P4">
<text:span text:style-name="T5">
Foto: op</text:span>
</text:p>
      <text:p text:style-name="P4">
News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The men's team of table tennis went to the final part of the team chief</text:span>
</text:h>
      <text:p text:style-name="P4">
Authors: Ukrinform (Person)</text:p>
      <text:p text:style-name="P4">
Publisher: Укринформ (Organization)</text:p>
      <text:p text:style-name="P4">
Published Time: 2023-05-06T-66:48:47+03:00</text:p>
      <text:p text:style-name="P4">
Modified Time: 2023-05-06T19:48:47+03:00</text:p>
      <text:p text:style-name="P4">
Description: Euro 2023 will be held in Swedish Malme. - Ukrinform.</text:p>
      <text:p text:style-name="P4">
Images: ["<text:a xlink:type="simple" xlink:href="https://static.ukrinform.com/photos/2023_05/thumb_files/630_360_1683391636-693.jpg" text:style-name="Internet_20_link" text:visited-style-name="Visited_20_Internet_20_Link">
630_360_16833...</text:a>
"]</text:p>
      <text:p text:style-name="P4">
Tags: ['настільний теніс']</text:p>
      <text:p text:style-name="P4">
Type: Article</text:p>
      <!--METADATA-->
      <text:p text:style-name="P4">
<draw:frame draw:style-name="fr1" draw:name="Image83" text:anchor-type="as-char" svg:width="6.9236in" svg:height="3.956343in" draw:z-index="0">
<draw:image xlink:href="../Images/yкринформ/2023-05-06T-66-48-47-03-00/630_360_1683391636-693.jpg" xlink:type="simple" xlink:show="embed" xlink:actuate="onLoad" draw:mime-type="image/jpeg"/>
</draw:frame>
Euro-2023 will go to Swedish Malme.</text:p>
      <text:p text:style-name="P4">
The men's table tennis team took first place in the group of selection to the final part of the European Team Championship, Ukrinform reports.</text:p>
      <text:p text:style-name="P4">
The national team of Ukraine was represented by Yevgeny Prishchepa, Viktor Yefimov, Yaroslav Zhmudenko Taanton Limonov.</text:p>
      <text:p text:style-name="P4">
In the Croatian Osiyek, Ukrainians played in the same group with Israel(3:2), The Netherlands(3:0)and Latvia(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According to Ukrinform, the women's national team of Ukraine will participate as one nubly teams in the rating, in 2015, the Ukrainians won bronze competitions.</text:p>
      <text:p text:style-name="P4">
Photo: facebook.com/uttfofficial</text:p>
      <text:p text:style-name="P4">
News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Dnipro, Dnipropetrovska Oblast(07:00). Red Alert: aerial threat. Sirens sounding. Take cover ...</text:span>
</text:h>
      <text:p text:style-name="P4">
Authors: liveuamap (Language: en)</text:p>
      <text:p text:style-name="P4">
Time: 2023-05-06T01:03:00</text:p>
      <text:p text:style-name="P4">
Location: Dnipro (Latitude:48.45837 Longtitude:35.0374)</text:p>
      <text:p text:style-name="P4">
Videos: []</text:p>
      <text:p text:style-name="P4">
Images: []</text:p>
      <text:p text:style-name="P4">
Tags: ["Europe", "Central and Eastern Europe"]</text:p>
      <text:p text:style-name="P4">
Id: 22560730</text:p>
      <!--METADATA-->
      <text:p text:style-name="P4">
Dnipro, Dnipropetrovsk region(07:00). Red Alert: aerial threat. Sirenssounding. Take cover now!</text:p>
      <text:p text:style-name="P4">
News Collection Link: <text:a xlink:type="simple" xlink:href="https://liveuamap.com/en/2023/06-may-dnipro-dnipropetrovska-oblast0700-red-g" text:style-name="Internet_20_link" text:visited-style-name="Visited_20_Internet_20_Link">
https://liveuamap.com/en/2023/06-may-dnipro-dnipropetrovska-oblast0700-red-g</text:a>
</text:p>
      <text:p text:style-name="P4">
News Source: <text:a xlink:type="simple" xlink:href="https://t.me/suspilnednipro/15103" text:style-name="Internet_20_link" text:visited-style-name="Visited_20_Internet_20_Link">
https://t.me/suspilnednipro/15103</text:a>
</text:p>
      <!--NEWS-->
      <text:h text:style-name="P10" text:outline-level="1">
<text:span text:style-name="T4">
Explosions were audible in Dnipro city, possible due to air defense working</text:span>
</text:h>
      <text:p text:style-name="P4">
Authors: liveuamap (Language: en)</text:p>
      <text:p text:style-name="P4">
Time: 2023-05-06T01:20:53</text:p>
      <text:p text:style-name="P4">
Location: Dnipro (Latitude:48.42385 Longtitude:35.09171)</text:p>
      <text:p text:style-name="P4">
Videos: []</text:p>
      <text:p text:style-name="P4">
Images: []</text:p>
      <text:p text:style-name="P4">
Tags: ["Europe", "Central and Eastern Europe"]</text:p>
      <text:p text:style-name="P4">
Id: 22560732</text:p>
      <!--METADATA-->
      <text:p text:style-name="P4">
Explosions were audible in Dnipro city, possible due to air defense working</text:p>
      <text:p text:style-name="P4">
News Collection Link: <text:a xlink:type="simple" xlink:href="https://liveuamap.com/en/2023/6-may-explosions-were-audible-in-dnipro-city-possible-due" text:style-name="Internet_20_link" text:visited-style-name="Visited_20_Internet_20_Link">
https://liveuamap.com/en/2023/6-may-explosions-were-audible-in-dnipro-city-possible-due</text:a>
</text:p>
      <text:p text:style-name="P4">
News Source: <text:a xlink:type="simple" xlink:href="https://t.me/dneproperatyv/62029" text:style-name="Internet_20_link" text:visited-style-name="Visited_20_Internet_20_Link">
https://t.me/dneproperatyv/62029</text:a>
</text:p>
      <!--NEWS-->
      <text:h text:style-name="P10" text:outline-level="1">
<text:span text:style-name="T4">
Explosions were reported in Northern Crimea near Dzhankoi</text:span>
</text:h>
      <text:p text:style-name="P4">
Authors: liveuamap (Language: en)</text:p>
      <text:p text:style-name="P4">
Time: 2023-05-06T01:34:08</text:p>
      <text:p text:style-name="P4">
Location: Dzhankoi (Latitude:45.73542 Longtitude:34.3824)</text:p>
      <text:p text:style-name="P4">
Videos: []</text:p>
      <text:p text:style-name="P4">
Images: ["<text:a xlink:type="simple" xlink:href="https://liveuamap.com/pics/2023/05/06/22560734_0.jpg" text:style-name="Internet_20_link" text:visited-style-name="Visited_20_Internet_20_Link">
22560734_0.jpg</text:a>
"]</text:p>
      <text:p text:style-name="P4">
Tags: ["Europe", "Central and Eastern Europe"]</text:p>
      <text:p text:style-name="P4">
Id: 22560734</text:p>
      <!--METADATA-->
      <text:p text:style-name="P4">
Explosions were reported in Northern Crimea near Dzhankoi</text:p>
      <text:p text:style-name="P4">
<draw:frame draw:style-name="fr1" draw:name="Image84" text:anchor-type="as-char" svg:width="6.9236in" svg:height="1.947263in" draw:z-index="0">
<draw:image xlink:href="../Images/liveuamap/2023-05-06T01-34-08/22560734_0.jpg" xlink:type="simple" xlink:show="embed" xlink:actuate="onLoad" draw:mime-type="image/jpeg"/>
</draw:frame>
News Collection Link: <text:a xlink:type="simple" xlink:href="https://liveuamap.com/en/2023/6-may-explosions-were-reported-in-northern-crimea-near-dzhankoi" text:style-name="Internet_20_link" text:visited-style-name="Visited_20_Internet_20_Link">
https://liveuamap.com/en/2023/6-may-explosions-were-reported-in-northern-crimea-near-dzhankoi</text:a>
</text:p>
      <text:p text:style-name="P4">
News Source: <text:a xlink:type="simple" xlink:href="https://t.me/Tsaplienko/31203" text:style-name="Internet_20_link" text:visited-style-name="Visited_20_Internet_20_Link">
https://t.me/Tsaplienko/31203</text:a>
</text:p>
      <!--NEWS-->
      <text:h text:style-name="P10" text:outline-level="1">
<text:span text:style-name="T4">
Ukrainian air defense of command East shot down 8 drones</text:span>
</text:h>
      <text:p text:style-name="P4">
Authors: liveuamap (Language: en)</text:p>
      <text:p text:style-name="P4">
Time: 2023-05-06T02:17:00</text:p>
      <text:p text:style-name="P4">
Location: Dnipro (Latitude:48.42666 Longtitude:35.09569)</text:p>
      <text:p text:style-name="P4">
Videos: []</text:p>
      <text:p text:style-name="P4">
Images: ["<text:a xlink:type="simple" xlink:href="https://liveuamap.com/pics/2023/05/06/22560759_0.jpg" text:style-name="Internet_20_link" text:visited-style-name="Visited_20_Internet_20_Link">
22560759_0.jpg</text:a>
"]</text:p>
      <text:p text:style-name="P4">
Tags: ["Europe", "Central and Eastern Europe"]</text:p>
      <text:p text:style-name="P4">
Id: 22560759</text:p>
      <!--METADATA-->
      <text:p text:style-name="P4">
Ukrainian air defense of command East shot down 8 drones</text:p>
      <text:p text:style-name="P4">
<draw:frame draw:style-name="fr1" draw:name="Image85" text:anchor-type="as-char" svg:width="6.9236in" svg:height="9.855658in" draw:z-index="0">
<draw:image xlink:href="../Images/liveuamap/2023-05-06T02-17-00/22560759_0.jpg" xlink:type="simple" xlink:show="embed" xlink:actuate="onLoad" draw:mime-type="image/jpeg"/>
</draw:frame>
News Collection Link: <text:a xlink:type="simple" xlink:href="https://liveuamap.com/en/2023/6-may-ukrainian-air-defense-of-command-east-shot-down-8-drones" text:style-name="Internet_20_link" text:visited-style-name="Visited_20_Internet_20_Link">
https://liveuamap.com/en/2023/6-may-ukrainian-air-defense-of-command-east-shot-down-8-drones</text:a>
</text:p>
      <text:p text:style-name="P4">
News Source: <text:a xlink:type="simple" xlink:href="https://t.me/kyivoperativ/121653" text:style-name="Internet_20_link" text:visited-style-name="Visited_20_Internet_20_Link">
https://t.me/kyivoperativ/121653</text:a>
</text:p>
      <!--NEWS-->
      <text:h text:style-name="P10" text:outline-level="1">
<text:span text:style-name="T4">
Occupation authorities closed Kerch bridge for civilian vehicles</text:span>
</text:h>
      <text:p text:style-name="P4">
Authors: liveuamap (Language: en)</text:p>
      <text:p text:style-name="P4">
Time: 2023-05-06T02:17:44</text:p>
      <text:p text:style-name="P4">
Location: Kerch Strait (Latitude:45.32754 Longtitude:36.47354)</text:p>
      <text:p text:style-name="P4">
Videos: []</text:p>
      <text:p text:style-name="P4">
Images: []</text:p>
      <text:p text:style-name="P4">
Tags: ["Central and Eastern Europe"]</text:p>
      <text:p text:style-name="P4">
Id: 22560735</text:p>
      <!--METADATA-->
      <text:p text:style-name="P4">
Occupation authorities closed Kerch bridge for civilian vehicles</text:p>
      <text:p text:style-name="P4">
News Collection Link: <text:a xlink:type="simple" xlink:href="https://liveuamap.com/en/2023/6-may-occupation-authorities-closed-kerch-bridge-for-civilian" text:style-name="Internet_20_link" text:visited-style-name="Visited_20_Internet_20_Link">
https://liveuamap.com/en/2023/6-may-occupation-authorities-closed-kerch-bridge-for-civilian</text:a>
</text:p>
      <text:p text:style-name="P4">
News Source: <text:a xlink:type="simple" xlink:href="https://t.me/operativnoZSU/94983" text:style-name="Internet_20_link" text:visited-style-name="Visited_20_Internet_20_Link">
https://t.me/operativnoZSU/94983</text:a>
</text:p>
      <!--NEWS-->
      <text:h text:style-name="P10" text:outline-level="1">
<text:span text:style-name="T4">
Kirovohradska Oblast(08:18). Red Alert: aerial threat. Sirens sounding. Take cover now!</text:span>
</text:h>
      <text:p text:style-name="P4">
Authors: liveuamap (Language: en)</text:p>
      <text:p text:style-name="P4">
Time: 2023-05-06T02:19:00</text:p>
      <text:p text:style-name="P4">
Location: Kirovohradska Oblast (Latitude:48.50037 Longtitude:32.00081)</text:p>
      <text:p text:style-name="P4">
Videos: []</text:p>
      <text:p text:style-name="P4">
Images: []</text:p>
      <text:p text:style-name="P4">
Tags: ["Europe", "Central and Eastern Europe"]</text:p>
      <text:p text:style-name="P4">
Id: 22560737</text:p>
      <!--METADATA-->
      <text:p text:style-name="P4">
Kirovohrad region(08:18). Red Alert: aerial threat. Sirens sounding. Takecover now!</text:p>
      <text:p text:style-name="P4">
News Collection Link: <text:a xlink:type="simple" xlink:href="https://liveuamap.com/en/2023/06-may-kirovohradska-oblast0818-red-alert-aerg" text:style-name="Internet_20_link" text:visited-style-name="Visited_20_Internet_20_Link">
https://liveuamap.com/en/2023/06-may-kirovohradska-oblast0818-red-alert-aerg</text:a>
</text:p>
      <text:p text:style-name="P4">
News Source: <text:a xlink:type="simple" xlink:href="https://t.me/air_alert_ua/44549" text:style-name="Internet_20_link" text:visited-style-name="Visited_20_Internet_20_Link">
https://t.me/air_alert_ua/44549</text:a>
</text:p>
      <!--NEWS-->
      <text:h text:style-name="P10" text:outline-level="1">
<text:span text:style-name="T4">
Russian army conducted 8 missile strikes, 49 airstrikes and over 82 shelling with MLRS, - Gen...</text:span>
</text:h>
      <text:p text:style-name="P4">
Authors: liveuamap (Language: en)</text:p>
      <text:p text:style-name="P4">
Time: 2023-05-06T02:27:00</text:p>
      <text:p text:style-name="P4">
Location: Chernihiv (Latitude:52.31945 Longtitude:33.08713)</text:p>
      <text:p text:style-name="P4">
Videos: []</text:p>
      <text:p text:style-name="P4">
Images: []</text:p>
      <text:p text:style-name="P4">
Tags: ["Russia"]</text:p>
      <text:p text:style-name="P4">
Id: 22560818</text:p>
      <!--METADATA-->
      <text:p text:style-name="P4">
Russian army conducted 8 missile strikes, 49 airstrikes and over 82 shellingwith MLRS, - General Staff of Armed Forces of Ukraine says in the morningreport</text:p>
      <text:p text:style-name="P4">
News Collection Link: <text:a xlink:type="simple" xlink:href="https://liveuamap.com/en/2023/6-may-russian-army-conducted-8-missile-strikes-49-airstrikes" text:style-name="Internet_20_link" text:visited-style-name="Visited_20_Internet_20_Link">
https://liveuamap.com/en/2023/6-may-russian-army-conducted-8-missile-strikes-49-airstrikes</text:a>
</text:p>
      <text:p text:style-name="P4">
News Source: <text:a xlink:type="simple" xlink:href="https://t.me/lumsrc/4697" text:style-name="Internet_20_link" text:visited-style-name="Visited_20_Internet_20_Link">
https://t.me/lumsrc/4697</text:a>
</text:p>
      <!--NEWS-->
      <text:h text:style-name="P10" text:outline-level="1">
<text:span text:style-name="T4">
Commander of Air Forces Mykola Oleschuk confirms earlier information in media, claiming Ukrai...</text:span>
</text:h>
      <text:p text:style-name="P4">
Authors: liveuamap (Language: en)</text:p>
      <text:p text:style-name="P4">
Time: 2023-05-06T02:37:26</text:p>
      <text:p text:style-name="P4">
Location: Kyiv, Kyiv city (Latitude:50.44159 Longtitude:30.52213)</text:p>
      <text:p text:style-name="P4">
Videos: []</text:p>
      <text:p text:style-name="P4">
Images: []</text:p>
      <text:p text:style-name="P4">
Tags: ["Europe", "Central and Eastern Europe"]</text:p>
      <text:p text:style-name="P4">
Id: 22560768</text:p>
      <!--METADATA-->
      <text:p text:style-name="P4">
Commander of Air Forces Mykola Oleschuk confirms earlier information in media,claiming Ukrainian Patriot air defense unit shot down Russian hypersonic Kh-47Kinzhal missile over Kyiv on 4th May</text:p>
      <text:p text:style-name="P4">
News Collection Link: <text:a xlink:type="simple" xlink:href="https://liveuamap.com/en/2023/6-may-commander-of-air-forces-mykola-oleschuk-confirms-earlier" text:style-name="Internet_20_link" text:visited-style-name="Visited_20_Internet_20_Link">
https://liveuamap.com/en/2023/6-may-commander-of-air-forces-mykola-oleschuk-confirms-earlier</text:a>
</text:p>
      <text:p text:style-name="P4">
News Source: <text:a xlink:type="simple" xlink:href="https://t.me/babel/31953" text:style-name="Internet_20_link" text:visited-style-name="Visited_20_Internet_20_Link">
https://t.me/babel/31953</text:a>
</text:p>
      <!--NEWS-->
      <text:h text:style-name="P10" text:outline-level="1">
<text:span text:style-name="T4">
The occupation authorities of Crimea announced the resumption of traffic on the Crimean bridge</text:span>
</text:h>
      <text:p text:style-name="P4">
Authors: liveuamap (Language: en)</text:p>
      <text:p text:style-name="P4">
Time: 2023-05-06T02:45:00</text:p>
      <text:p text:style-name="P4">
Location: Kerch Strait (Latitude:45.32572 Longtitude:36.47718)</text:p>
      <text:p text:style-name="P4">
Videos: []</text:p>
      <text:p text:style-name="P4">
Images: []</text:p>
      <text:p text:style-name="P4">
Tags: ["Central and Eastern Europe"]</text:p>
      <text:p text:style-name="P4">
Id: 22560820</text:p>
      <!--METADATA-->
      <text:p text:style-name="P4">
The occupation authorities of Crimea announced the resumption of traffic onthe Crimean bridge</text:p>
      <text:p text:style-name="P4">
News Collection Link: <text:a xlink:type="simple" xlink:href="https://liveuamap.com/en/2023/6-may-the-occupation-authorities-of-crimea-announced-the" text:style-name="Internet_20_link" text:visited-style-name="Visited_20_Internet_20_Link">
https://liveuamap.com/en/2023/6-may-the-occupation-authorities-of-crimea-announced-the</text:a>
</text:p>
      <text:p text:style-name="P4">
News Source: <text:a xlink:type="simple" xlink:href="https://t.me/bbbreaking/154707" text:style-name="Internet_20_link" text:visited-style-name="Visited_20_Internet_20_Link">
https://t.me/bbbreaking/154707</text:a>
</text:p>
      <!--NEWS-->
      <text:h text:style-name="P10" text:outline-level="1">
<text:span text:style-name="T4">
Sumska Oblast, Chernihivska Oblast(08:48). Red Alert: aerial threat. Sirens sounding. Take co...</text:span>
</text:h>
      <text:p text:style-name="P4">
Authors: liveuamap (Language: en)</text:p>
      <text:p text:style-name="P4">
Time: 2023-05-06T02:53:00</text:p>
      <text:p text:style-name="P4">
Location: Sumska Oblast (Latitude:50.99961 Longtitude:33.99988)</text:p>
      <text:p text:style-name="P4">
Videos: []</text:p>
      <text:p text:style-name="P4">
Images: []</text:p>
      <text:p text:style-name="P4">
Tags: ["Europe", "Central and Eastern Europe"]</text:p>
      <text:p text:style-name="P4">
Id: 22560812</text:p>
      <!--METADATA-->
      <text:p text:style-name="P4">
Sumy region, Chernihiv region(08:48). Red Alert: aerial threat. Sirenssounding. Take cover now!</text:p>
      <text:p text:style-name="P4">
News Collection Link: <text:a xlink:type="simple" xlink:href="https://liveuamap.com/en/2023/06-may-sumska-oblast-chernihivska-oblast0848-g" text:style-name="Internet_20_link" text:visited-style-name="Visited_20_Internet_20_Link">
https://liveuamap.com/en/2023/06-may-sumska-oblast-chernihivska-oblast0848-g</text:a>
</text:p>
      <text:p text:style-name="P4">
News Source: <text:a xlink:type="simple" xlink:href="https://t.me/air_alert_ua/44552" text:style-name="Internet_20_link" text:visited-style-name="Visited_20_Internet_20_Link">
https://t.me/air_alert_ua/44552</text:a>
</text:p>
      <!--NEWS-->
      <text:h text:style-name="P10" text:outline-level="1">
<text:span text:style-name="T4">
Dnipro, Dnipropetrovska Oblast(09:00). Red Alert: aerial threat. Sirens sounding. Take cover ...</text:span>
</text:h>
      <text:p text:style-name="P4">
Authors: liveuamap (Language: en)</text:p>
      <text:p text:style-name="P4">
Time: 2023-05-06T03:02:00</text:p>
      <text:p text:style-name="P4">
Location: Dnipro (Latitude:48.4597 Longtitude:35.03807)</text:p>
      <text:p text:style-name="P4">
Videos: []</text:p>
      <text:p text:style-name="P4">
Images: []</text:p>
      <text:p text:style-name="P4">
Tags: ["Europe", "Central and Eastern Europe"]</text:p>
      <text:p text:style-name="P4">
Id: 22560816</text:p>
      <!--METADATA-->
      <text:p text:style-name="P4">
Dnipro, Dnipropetrovsk region(09:00). Red Alert: aerial threat. Sirenssounding. Take cover now!</text:p>
      <text:p text:style-name="P4">
News Collection Link: <text:a xlink:type="simple" xlink:href="https://liveuamap.com/en/2023/06-may-dnipro-dnipropetrovska-oblast0900-red-g" text:style-name="Internet_20_link" text:visited-style-name="Visited_20_Internet_20_Link">
https://liveuamap.com/en/2023/06-may-dnipro-dnipropetrovska-oblast0900-red-g</text:a>
</text:p>
      <text:p text:style-name="P4">
News Source: <text:a xlink:type="simple" xlink:href="https://t.me/air_alert_ua/44554" text:style-name="Internet_20_link" text:visited-style-name="Visited_20_Internet_20_Link">
https://t.me/air_alert_ua/44554</text:a>
</text:p>
      <!--NEWS-->
      <text:h text:style-name="P10" text:outline-level="1">
<text:span text:style-name="T4">
Zaporizka Oblast(09:15). Red Alert: aerial threat. Sirens sounding. Take cover now!</text:span>
</text:h>
      <text:p text:style-name="P4">
Authors: liveuamap (Language: en)</text:p>
      <text:p text:style-name="P4">
Time: 2023-05-06T03:16:00</text:p>
      <text:p text:style-name="P4">
Location: Zaporizka Oblast (Latitude:47.612021 Longtitude:35.765261)</text:p>
      <text:p text:style-name="P4">
Videos: []</text:p>
      <text:p text:style-name="P4">
Images: []</text:p>
      <text:p text:style-name="P4">
Tags: ["Europe", "Central and Eastern Europe"]</text:p>
      <text:p text:style-name="P4">
Id: 22560842</text:p>
      <!--METADATA-->
      <text:p text:style-name="P4">
Zaporizhzhia region(09:15). Red Alert: aerial threat. Sirens sounding. Take covernow!</text:p>
      <text:p text:style-name="P4">
News Collection Link: <text:a xlink:type="simple" xlink:href="https://liveuamap.com/en/2023/06-may-zaporizka-oblast0915-red-alert-aerial-g" text:style-name="Internet_20_link" text:visited-style-name="Visited_20_Internet_20_Link">
https://liveuamap.com/en/2023/06-may-zaporizka-oblast0915-red-alert-aerial-g</text:a>
</text:p>
      <text:p text:style-name="P4">
News Source: <text:a xlink:type="simple" xlink:href="https://t.me/air_alert_ua/44556" text:style-name="Internet_20_link" text:visited-style-name="Visited_20_Internet_20_Link">
https://t.me/air_alert_ua/44556</text:a>
</text:p>
      <!--NEWS-->
      <text:h text:style-name="P10" text:outline-level="1">
<text:span text:style-name="T4">
Donetsk Oblast(09:19). Red Alert: aerial threat. Sirens sounding. Take cover now!</text:span>
</text:h>
      <text:p text:style-name="P4">
Authors: liveuamap (Language: en)</text:p>
      <text:p text:style-name="P4">
Time: 2023-05-06T03:22:00</text:p>
      <text:p text:style-name="P4">
Location: Donetsk Oblast (Latitude:48.72744 Longtitude:37.5781)</text:p>
      <text:p text:style-name="P4">
Videos: []</text:p>
      <text:p text:style-name="P4">
Images: []</text:p>
      <text:p text:style-name="P4">
Tags: ["Europe", "Central and Eastern Europe"]</text:p>
      <text:p text:style-name="P4">
Id: 22560853</text:p>
      <!--METADATA-->
      <text:p text:style-name="P4">
Donetsk Oblast(09:19). Red Alert: aerial threat. Sirens sounding. Take covernow!</text:p>
      <text:p text:style-name="P4">
News Collection Link: <text:a xlink:type="simple" xlink:href="https://liveuamap.com/en/2023/06-may-donetsk-oblast0919-red-alert-aerial-thg" text:style-name="Internet_20_link" text:visited-style-name="Visited_20_Internet_20_Link">
https://liveuamap.com/en/2023/06-may-donetsk-oblast0919-red-alert-aerial-thg</text:a>
</text:p>
      <text:p text:style-name="P4">
News Source: <text:a xlink:type="simple" xlink:href="https://t.me/air_alert_ua/44557" text:style-name="Internet_20_link" text:visited-style-name="Visited_20_Internet_20_Link">
https://t.me/air_alert_ua/44557</text:a>
</text:p>
      <!--NEWS-->
      <text:h text:style-name="P10" text:outline-level="1">
<text:span text:style-name="T4">
Several explosions were reported in Kryvyi Rih</text:span>
</text:h>
      <text:p text:style-name="P4">
Authors: liveuamap (Language: en)</text:p>
      <text:p text:style-name="P4">
Time: 2023-05-06T03:23:28</text:p>
      <text:p text:style-name="P4">
Location: Kryvyi Rih (Latitude:47.86535 Longtitude:33.41972)</text:p>
      <text:p text:style-name="P4">
Videos: []</text:p>
      <text:p text:style-name="P4">
Images: []</text:p>
      <text:p text:style-name="P4">
Tags: ["Europe", "Central and Eastern Europe"]</text:p>
      <text:p text:style-name="P4">
Id: 22560850</text:p>
      <!--METADATA-->
      <text:p text:style-name="P4">
Several explosions were reported in Kryvyi Rih</text:p>
      <text:p text:style-name="P4">
News Collection Link: <text:a xlink:type="simple" xlink:href="https://liveuamap.com/en/2023/6-may-several-explosions-were-reported-in-kryvyi-rih" text:style-name="Internet_20_link" text:visited-style-name="Visited_20_Internet_20_Link">
https://liveuamap.com/en/2023/6-may-several-explosions-were-reported-in-kryvyi-rih</text:a>
</text:p>
      <text:p text:style-name="P4">
News Source: <text:a xlink:type="simple" xlink:href="https://t.me/dnepr_operativ/41284" text:style-name="Internet_20_link" text:visited-style-name="Visited_20_Internet_20_Link">
https://t.me/dnepr_operativ/41284</text:a>
</text:p>
      <!--NEWS-->
      <text:h text:style-name="P10" text:outline-level="1">
<text:span text:style-name="T4">
Air defense shot down a drone near Kryvyi Rih</text:span>
</text:h>
      <text:p text:style-name="P4">
Authors: liveuamap (Language: en)</text:p>
      <text:p text:style-name="P4">
Time: 2023-05-06T03:35:41</text:p>
      <text:p text:style-name="P4">
Location: Kryvyi Rih (Latitude:47.8893 Longtitude:33.39724)</text:p>
      <text:p text:style-name="P4">
Videos: []</text:p>
      <text:p text:style-name="P4">
Images: []</text:p>
      <text:p text:style-name="P4">
Tags: ["Europe", "Central and Eastern Europe"]</text:p>
      <text:p text:style-name="P4">
Id: 22560867</text:p>
      <!--METADATA-->
      <text:p text:style-name="P4">
Air defense shot down a drone near Kryvyi Rih</text:p>
      <text:p text:style-name="P4">
News Collection Link: <text:a xlink:type="simple" xlink:href="https://liveuamap.com/en/2023/6-may-air-defense-shot-down-a-drone-near-kryvyi-rih" text:style-name="Internet_20_link" text:visited-style-name="Visited_20_Internet_20_Link">
https://liveuamap.com/en/2023/6-may-air-defense-shot-down-a-drone-near-kryvyi-rih</text:a>
</text:p>
      <text:p text:style-name="P4">
News Source: <text:a xlink:type="simple" xlink:href="https://t.me/suspilnenews/20477" text:style-name="Internet_20_link" text:visited-style-name="Visited_20_Internet_20_Link">
https://t.me/suspilnenews/20477</text:a>
</text:p>
      <!--NEWS-->
      <text:h text:style-name="P10" text:outline-level="1">
<text:span text:style-name="T4">
Suspected saboteur group attempted to infiltrate area near Novaya Tavolzhanka village in Belg...</text:span>
</text:h>
      <text:p text:style-name="P4">
Authors: liveuamap (Language: en)</text:p>
      <text:p text:style-name="P4">
Time: 2023-05-06T03:38:28</text:p>
      <text:p text:style-name="P4">
Location: Belgorod, Belgorodskaya oblast' (Latitude:50.33728 Longtitude:36.84475)</text:p>
      <text:p text:style-name="P4">
Videos: []</text:p>
      <text:p text:style-name="P4">
Images: []</text:p>
      <text:p text:style-name="P4">
Tags: ["Russia"]</text:p>
      <text:p text:style-name="P4">
Id: 22560869</text:p>
      <!--METADATA-->
      <text:p text:style-name="P4">
Suspected saboteur group attempted to infiltrate area near Novaya Tavolzhankavillage in Belgorod region, but Russian border guards repelled the attack, -according to Russian media</text:p>
      <text:p text:style-name="P4">
News Collection Link: <text:a xlink:type="simple" xlink:href="https://liveuamap.com/en/2023/6-may-suspected-saboteur-group-attempted-to-infiltrate-area" text:style-name="Internet_20_link" text:visited-style-name="Visited_20_Internet_20_Link">
https://liveuamap.com/en/2023/6-may-suspected-saboteur-group-attempted-to-infiltrate-area</text:a>
</text:p>
      <text:p text:style-name="P4">
News Source: <text:a xlink:type="simple" xlink:href="https://t.me/bbbreaking/154710" text:style-name="Internet_20_link" text:visited-style-name="Visited_20_Internet_20_Link">
https://t.me/bbbreaking/154710</text:a>
</text:p>
      <!--NEWS-->
      <text:h text:style-name="P10" text:outline-level="1">
<text:span text:style-name="T4">
The representatives of Russia, Ukraine, Turkey and the UN have not been able to reach an agre...</text:span>
</text:h>
      <text:p text:style-name="P4">
Authors: liveuamap (Language: en)</text:p>
      <text:p text:style-name="P4">
Time: 2023-05-06T03:52:00</text:p>
      <text:p text:style-name="P4">
Location: İstanbul (Latitude:41.02783 Longtitude:28.9785)</text:p>
      <text:p text:style-name="P4">
Videos: []</text:p>
      <text:p text:style-name="P4">
Images: []</text:p>
      <text:p text:style-name="P4">
Tags: ["Turkey", "Russia"]</text:p>
      <text:p text:style-name="P4">
Id: 22560875</text:p>
      <!--METADATA-->
      <text:p text:style-name="P4">
The representatives of Russia, Ukraine, Turkey and the UN have not been ableto reach an agreement on the continuation of Ukrainian grain exports fromBlack Sea ports. A UN spokesperson said the Secretary General @antonioguterressubmitted to all parties a proposal for further actions "aimed at improvingand expanding the "grain initiative," taking into account the positionsexpressed by the parties</text:p>
      <text:p text:style-name="P4">
News Collection Link: <text:a xlink:type="simple" xlink:href="https://liveuamap.com/en/2023/6-may-the-representatives-of-russia-ukraine-turkey-and-the" text:style-name="Internet_20_link" text:visited-style-name="Visited_20_Internet_20_Link">
https://liveuamap.com/en/2023/6-may-the-representatives-of-russia-ukraine-turkey-and-the</text:a>
</text:p>
      <text:p text:style-name="P4">
News Source: <text:a xlink:type="simple" xlink:href="https://twitter.com/WorldAffairsPro/status/1654740831566278656" text:style-name="Internet_20_link" text:visited-style-name="Visited_20_Internet_20_Link">
https://twitter.com/WorldAffairsPro/status/1654740831566278656</text:a>
</text:p>
      <!--NEWS-->
      <text:h text:style-name="P10" text:outline-level="1">
<text:span text:style-name="T4">
As a result of the air strike on Hlukhiv, about 50 buildings were damaged, some were destroye...</text:span>
</text:h>
      <text:p text:style-name="P4">
Authors: liveuamap (Language: en)</text:p>
      <text:p text:style-name="P4">
Time: 2023-05-06T03:59:09</text:p>
      <text:p text:style-name="P4">
Location: Hlukhov (Latitude:51.67719 Longtitude:33.93303)</text:p>
      <text:p text:style-name="P4">
Videos: []</text:p>
      <text:p text:style-name="P4">
Images: ["<text:a xlink:type="simple" xlink:href="https://liveuamap.com/pics/2023/05/06/22560876_0.jpg" text:style-name="Internet_20_link" text:visited-style-name="Visited_20_Internet_20_Link">
22560876_0.jpg</text:a>
"]</text:p>
      <text:p text:style-name="P4">
Tags: ["Europe", "Central and Eastern Europe"]</text:p>
      <text:p text:style-name="P4">
Id: 22560876</text:p>
      <!--METADATA-->
      <text:p text:style-name="P4">
As a result of the air strike on Hlukhiv, about 50 buildings were damaged,some were destroyed. 4 person wounded, including a child</text:p>
      <text:p text:style-name="P4">
<draw:frame draw:style-name="fr1" draw:name="Image86" text:anchor-type="as-char" svg:width="6.9236in" svg:height="4.612849in" draw:z-index="0">
<draw:image xlink:href="../Images/liveuamap/2023-05-06T03-59-09/22560876_0.jpg" xlink:type="simple" xlink:show="embed" xlink:actuate="onLoad" draw:mime-type="image/jpeg"/>
</draw:frame>
News Collection Link: <text:a xlink:type="simple" xlink:href="https://liveuamap.com/en/2023/6-may-as-a-result-of-the-air-strike-on-hlukhiv-about-50-buildings" text:style-name="Internet_20_link" text:visited-style-name="Visited_20_Internet_20_Link">
https://liveuamap.com/en/2023/6-may-as-a-result-of-the-air-strike-on-hlukhiv-about-50-buildings</text:a>
</text:p>
      <text:p text:style-name="P4">
News Source: <text:a xlink:type="simple" xlink:href="https://t.me/suspilnesumy/11694" text:style-name="Internet_20_link" text:visited-style-name="Visited_20_Internet_20_Link">
https://t.me/suspilnesumy/11694</text:a>
</text:p>
      <!--NEWS-->
      <text:h text:style-name="P10" text:outline-level="1">
<text:span text:style-name="T4">
Russian army shelled Nikopol with heavy artillery and MLRS GRAD, 3 person wounded</text:span>
</text:h>
      <text:p text:style-name="P4">
Authors: liveuamap (Language: en)</text:p>
      <text:p text:style-name="P4">
Time: 2023-05-06T04:13:55</text:p>
      <text:p text:style-name="P4">
Location: Zaporizhia (Latitude:47.58266 Longtitude:34.35888)</text:p>
      <text:p text:style-name="P4">
Videos: []</text:p>
      <text:p text:style-name="P4">
Images: []</text:p>
      <text:p text:style-name="P4">
Tags: ["Europe", "Central and Eastern Europe"]</text:p>
      <text:p text:style-name="P4">
Id: 22560879</text:p>
      <!--METADATA-->
      <text:p text:style-name="P4">
Russian army shelled Nikopol with heavy artillery and MLRS GRAD, 3 personwounded</text:p>
      <text:p text:style-name="P4">
News Collection Link: <text:a xlink:type="simple" xlink:href="https://liveuamap.com/en/2023/6-may-russian-army-shelled-nikopol-with-heavy-artillery-and" text:style-name="Internet_20_link" text:visited-style-name="Visited_20_Internet_20_Link">
https://liveuamap.com/en/2023/6-may-russian-army-shelled-nikopol-with-heavy-artillery-and</text:a>
</text:p>
      <text:p text:style-name="P4">
News Source: <text:a xlink:type="simple" xlink:href="https://t.me/hyevuy_dnepr/51664" text:style-name="Internet_20_link" text:visited-style-name="Visited_20_Internet_20_Link">
https://t.me/hyevuy_dnepr/51664</text:a>
</text:p>
      <!--NEWS-->
      <text:h text:style-name="P10" text:outline-level="1">
<text:span text:style-name="T4">
Kartograf drone was shot down near Kryvyi Rih this morning</text:span>
</text:h>
      <text:p text:style-name="P4">
Authors: liveuamap (Language: en)</text:p>
      <text:p text:style-name="P4">
Time: 2023-05-06T04:15:43</text:p>
      <text:p text:style-name="P4">
Location: Kryvyi Rih (Latitude:47.88942 Longtitude:33.39471)</text:p>
      <text:p text:style-name="P4">
Videos: []</text:p>
      <text:p text:style-name="P4">
Images: ["<text:a xlink:type="simple" xlink:href="https://liveuamap.com/pics/2023/05/06/22560882_0.jpg" text:style-name="Internet_20_link" text:visited-style-name="Visited_20_Internet_20_Link">
22560882_0.jpg</text:a>
"]</text:p>
      <text:p text:style-name="P4">
Tags: ["Europe", "Central and Eastern Europe"]</text:p>
      <text:p text:style-name="P4">
Id: 22560882</text:p>
      <!--METADATA-->
      <text:p text:style-name="P4">
Kartograf drone was shot down near Kryvyi Rih this morning</text:p>
      <text:p text:style-name="P4">
<draw:frame draw:style-name="fr1" draw:name="Image87" text:anchor-type="as-char" svg:width="6.9236in" svg:height="6.9236in" draw:z-index="0">
<draw:image xlink:href="../Images/liveuamap/2023-05-06T04-15-43/22560882_0.jpg" xlink:type="simple" xlink:show="embed" xlink:actuate="onLoad" draw:mime-type="image/jpeg"/>
</draw:frame>
News Collection Link: <text:a xlink:type="simple" xlink:href="https://liveuamap.com/en/2023/6-may-kartograf-drone-was-shot-down-near-kryvyi-rih-this" text:style-name="Internet_20_link" text:visited-style-name="Visited_20_Internet_20_Link">
https://liveuamap.com/en/2023/6-may-kartograf-drone-was-shot-down-near-kryvyi-rih-this</text:a>
</text:p>
      <text:p text:style-name="P4">
News Source: <text:a xlink:type="simple" xlink:href="https://t.me/hyevuy_dnepr/51663" text:style-name="Internet_20_link" text:visited-style-name="Visited_20_Internet_20_Link">
https://t.me/hyevuy_dnepr/51663</text:a>
</text:p>
      <!--NEWS-->
      <text:h text:style-name="P10" text:outline-level="1">
<text:span text:style-name="T4">
Donetsk Oblast(10:48). Red Alert: aerial threat. Sirens sounding. Take cover now!</text:span>
</text:h>
      <text:p text:style-name="P4">
Authors: liveuamap (Language: en)</text:p>
      <text:p text:style-name="P4">
Time: 2023-05-06T04:48:00</text:p>
      <text:p text:style-name="P4">
Location: Donetsk Oblast (Latitude:48.7284 Longtitude:37.57729)</text:p>
      <text:p text:style-name="P4">
Videos: []</text:p>
      <text:p text:style-name="P4">
Images: []</text:p>
      <text:p text:style-name="P4">
Tags: ["Europe", "Central and Eastern Europe"]</text:p>
      <text:p text:style-name="P4">
Id: 22560888</text:p>
      <!--METADATA-->
      <text:p text:style-name="P4">
Donetsk Oblast(10:48). Red Alert: aerial threat. Sirens sounding. Take covernow!</text:p>
      <text:p text:style-name="P4">
News Collection Link: <text:a xlink:type="simple" xlink:href="https://liveuamap.com/en/2023/06-may-donetsk-oblast1048-red-alert-aerial-thg" text:style-name="Internet_20_link" text:visited-style-name="Visited_20_Internet_20_Link">
https://liveuamap.com/en/2023/06-may-donetsk-oblast1048-red-alert-aerial-thg</text:a>
</text:p>
      <text:p text:style-name="P4">
News Source: <text:a xlink:type="simple" xlink:href="https://t.me/air_alert_ua/44562" text:style-name="Internet_20_link" text:visited-style-name="Visited_20_Internet_20_Link">
https://t.me/air_alert_ua/44562</text:a>
</text:p>
      <!--NEWS-->
      <text:h text:style-name="P10" text:outline-level="1">
<text:span text:style-name="T4">
Kharkiv, Kharkiv region, Donetsk region (11: SS). Red Alrt: Aerial Tchretate. Sirens Sounding ....</text:span>
</text:h>
      <text:p text:style-name="P4">
Authors: liveuamap (Language: en)</text:p>
      <text:p text:style-name="P4">
Time: 2023-05-06T05:39:00</text:p>
      <text:p text:style-name="P4">
Location: Kharkiv (Latitude:49.98081000 Longtitude:36.25272000)</text:p>
      <text:p text:style-name="P4">
Videos: []</text:p>
      <text:p text:style-name="P4">
Images: []</text:p>
      <text:p text:style-name="P4">
Tags: ["Europe", "Central and Eastern Europe"]</text:p>
      <text:p text:style-name="P4">
Id: 22560889</text:p>
      <!--METADATA-->
      <text:p text:style-name="P4">
Kharkiv, Kharkiv region, Donetsk region(11:37). Red Alert: aerial threat.Sirens sounding. Take cover now!</text:p>
      <text:p text:style-name="P4">
News Collection Link: <text:a xlink:type="simple" xlink:href="https://liveuamap.com/en/2023/06-may-kharkiv-kharkivska-oblast-donetsk-oblag" text:style-name="Internet_20_link" text:visited-style-name="Visited_20_Internet_20_Link">
https://liveuamap.com/en/2023/06-may-kharkiv-kharkivska-oblast-donetsk-oblag</text:a>
</text:p>
      <text:p text:style-name="P4">
News Source: <text:a xlink:type="simple" xlink:href="https://t.me/air_alert_ua/44566" text:style-name="Internet_20_link" text:visited-style-name="Visited_20_Internet_20_Link">
https://t.me/air_alert_ua/44566</text:a>
</text:p>
      <!--NEWS-->
      <text:h text:style-name="P10" text:outline-level="1">
<text:span text:style-name="T4">
Blast hit a vehicle with Russian propagandist Zahar Prilepin, badly wounding him, killing a d...</text:span>
</text:h>
      <text:p text:style-name="P4">
Authors: liveuamap (Language: en)</text:p>
      <text:p text:style-name="P4">
Time: 2023-05-06T05:44:22</text:p>
      <text:p text:style-name="P4">
Location: Bor, Nizhniy Novgorod (Latitude:56.3568 Longtitude:44.06423)</text:p>
      <text:p text:style-name="P4">
Videos: []</text:p>
      <text:p text:style-name="P4">
Images: []</text:p>
      <text:p text:style-name="P4">
Tags: ["Russia"]</text:p>
      <text:p text:style-name="P4">
Id: 22560890</text:p>
      <!--METADATA-->
      <text:p text:style-name="P4">
Blast hit a vehicle with Russian propagandist Zahar Prilepin, badly woundinghim, killing a driver in Bor town of Nizhniy Novgorod region of Russia</text:p>
      <text:p text:style-name="P4">
News Collection Link: <text:a xlink:type="simple" xlink:href="https://liveuamap.com/en/2023/6-may-blast-hit-a-vehicle-with-russian-propagandist-zahar" text:style-name="Internet_20_link" text:visited-style-name="Visited_20_Internet_20_Link">
https://liveuamap.com/en/2023/6-may-blast-hit-a-vehicle-with-russian-propagandist-zahar</text:a>
</text:p>
      <text:p text:style-name="P4">
News Source: <text:a xlink:type="simple" xlink:href="https://t.me/breakingmash/43796" text:style-name="Internet_20_link" text:visited-style-name="Visited_20_Internet_20_Link">
https://t.me/breakingmash/43796</text:a>
</text:p>
      <!--NEWS-->
      <text:h text:style-name="P10" text:outline-level="1">
<text:span text:style-name="T4">
Dnipro, Dnipropetrovska Oblast(12:33). Red Alert: aerial threat. Sirens sounding. Take cover ...</text:span>
</text:h>
      <text:p text:style-name="P4">
Authors: liveuamap (Language: en)</text:p>
      <text:p text:style-name="P4">
Time: 2023-05-06T06:35:00</text:p>
      <text:p text:style-name="P4">
Location: Dnipro (Latitude:48.45842 Longtitude:35.0378)</text:p>
      <text:p text:style-name="P4">
Videos: []</text:p>
      <text:p text:style-name="P4">
Images: []</text:p>
      <text:p text:style-name="P4">
Tags: ["Europe", "Central and Eastern Europe"]</text:p>
      <text:p text:style-name="P4">
Id: 22560891</text:p>
      <!--METADATA-->
      <text:p text:style-name="P4">
Dnipro, Dnipropetrovsk region(12:33). Red Alert: aerial threat. Sirenssounding. Take cover now!</text:p>
      <text:p text:style-name="P4">
News Collection Link: <text:a xlink:type="simple" xlink:href="https://liveuamap.com/en/2023/06-may-dnipro-dnipropetrovska-oblast1233-red-g" text:style-name="Internet_20_link" text:visited-style-name="Visited_20_Internet_20_Link">
https://liveuamap.com/en/2023/06-may-dnipro-dnipropetrovska-oblast1233-red-g</text:a>
</text:p>
      <text:p text:style-name="P4">
News Source: <text:a xlink:type="simple" xlink:href="https://t.me/air_alert_ua/44568" text:style-name="Internet_20_link" text:visited-style-name="Visited_20_Internet_20_Link">
https://t.me/air_alert_ua/44568</text:a>
</text:p>
      <!--NEWS-->
      <text:h text:style-name="P10" text:outline-level="1">
<text:span text:style-name="T4">
Mykolaiv, Mykolaiv region, Kherson, Kherson region (14: Secondary School). Red Alrt: Aerial Tchretate. WITH...</text:span>
</text:h>
      <text:p text:style-name="P4">
Authors: liveuamap (Language: en)</text:p>
      <text:p text:style-name="P4">
Time: 2023-05-06T08:38:00</text:p>
      <text:p text:style-name="P4">
Location: Mykolaiv (Latitude:46.94866 Longtitude:32.00639)</text:p>
      <text:p text:style-name="P4">
Videos: []</text:p>
      <text:p text:style-name="P4">
Images: []</text:p>
      <text:p text:style-name="P4">
Tags: ["Europe", "Central and Eastern Europe"]</text:p>
      <text:p text:style-name="P4">
Id: 22560892</text:p>
      <!--METADATA-->
      <text:p text:style-name="P4">
Nikolaev, Mykolaiv region, Kherson, Kherson region(14:36). Red Alert:aerial threat. Sirens sounding. Take cover now!</text:p>
      <text:p text:style-name="P4">
News Collection Link: <text:a xlink:type="simple" xlink:href="https://liveuamap.com/en/2023/06-may-mykolaiv-mykolayivska-oblast-kherson-kg" text:style-name="Internet_20_link" text:visited-style-name="Visited_20_Internet_20_Link">
https://liveuamap.com/en/2023/06-may-mykolaiv-mykolayivska-oblast-kherson-kg</text:a>
</text:p>
      <text:p text:style-name="P4">
News Source: <text:a xlink:type="simple" xlink:href="https://t.me/air_alert_ua/44573" text:style-name="Internet_20_link" text:visited-style-name="Visited_20_Internet_20_Link">
https://t.me/air_alert_ua/44573</text:a>
</text:p>
      <!--NEWS-->
      <text:h text:style-name="P10" text:outline-level="1">
<text:span text:style-name="T4">
Zaporizka Oblast(14:45). Red Alert: aerial threat. Sirens sounding. Take cover now!</text:span>
</text:h>
      <text:p text:style-name="P4">
Authors: liveuamap (Language: en)</text:p>
      <text:p text:style-name="P4">
Time: 2023-05-06T08:46:00</text:p>
      <text:p text:style-name="P4">
Location: Zaporizka Oblast (Latitude:47.610961 Longtitude:35.764721)</text:p>
      <text:p text:style-name="P4">
Videos: []</text:p>
      <text:p text:style-name="P4">
Images: []</text:p>
      <text:p text:style-name="P4">
Tags: ["Europe", "Central and Eastern Europe"]</text:p>
      <text:p text:style-name="P4">
Id: 22560893</text:p>
      <!--METADATA-->
      <text:p text:style-name="P4">
Zaporizhzhia region(14:45). Red Alert: aerial threat. Sirens sounding. Take covernow!</text:p>
      <text:p text:style-name="P4">
News Collection Link: <text:a xlink:type="simple" xlink:href="https://liveuamap.com/en/2023/06-may-zaporizka-oblast1445-red-alert-aerial-g" text:style-name="Internet_20_link" text:visited-style-name="Visited_20_Internet_20_Link">
https://liveuamap.com/en/2023/06-may-zaporizka-oblast1445-red-alert-aerial-g</text:a>
</text:p>
      <text:p text:style-name="P4">
News Source: <text:a xlink:type="simple" xlink:href="https://t.me/air_alert_ua/44575" text:style-name="Internet_20_link" text:visited-style-name="Visited_20_Internet_20_Link">
https://t.me/air_alert_ua/44575</text:a>
</text:p>
      <!--NEWS-->
      <text:h text:style-name="P10" text:outline-level="1">
<text:span text:style-name="T4">
45 Ukrainian POWs were liberated from Russian captivity in a new swap</text:span>
</text:h>
      <text:p text:style-name="P4">
Authors: liveuamap (Language: en)</text:p>
      <text:p text:style-name="P4">
Time: 2023-05-06T09:22:00</text:p>
      <text:p text:style-name="P4">
Location: Kam'yans'ke,Zaporiz'ka oblast (Latitude:47.55753 Longtitude:35.35332)</text:p>
      <text:p text:style-name="P4">
Videos: []</text:p>
      <text:p text:style-name="P4">
Images: ["<text:a xlink:type="simple" xlink:href="https://liveuamap.com/pics/2023/05/06/22560940_0.jpg" text:style-name="Internet_20_link" text:visited-style-name="Visited_20_Internet_20_Link">
22560940_0.jpg</text:a>
", "<text:a xlink:type="simple" xlink:href="https://liveuamap.com/pics/2023/05/06/22560940_1.jpg" text:style-name="Internet_20_link" text:visited-style-name="Visited_20_Internet_20_Link">
22560940_1.jpg</text:a>
", "<text:a xlink:type="simple" xlink:href="https://liveuamap.com/pics/2023/05/06/22560940_2.jpg" text:style-name="Internet_20_link" text:visited-style-name="Visited_20_Internet_20_Link">
22560940_2.jpg</text:a>
", "<text:a xlink:type="simple" xlink:href="https://liveuamap.com/pics/2023/05/06/22560940_3.jpg" text:style-name="Internet_20_link" text:visited-style-name="Visited_20_Internet_20_Link">
22560940_3.jpg</text:a>
"]</text:p>
      <text:p text:style-name="P4">
Tags: ["Europe", "Central and Eastern Europe"]</text:p>
      <text:p text:style-name="P4">
Id: 22560940</text:p>
      <!--METADATA-->
      <text:p text:style-name="P4">
45 Ukrainian POWs were liberated from Russian captivity in a new swap</text:p>
      <text:p text:style-name="P4">
<draw:frame draw:style-name="fr1" draw:name="Image88" text:anchor-type="as-char" svg:width="6.9236in" svg:height="3.885871in" draw:z-index="0">
<draw:image xlink:href="../Images/liveuamap/2023-05-06T09-22-00/22560940_0.jpg" xlink:type="simple" xlink:show="embed" xlink:actuate="onLoad" draw:mime-type="image/jpeg"/>
</draw:frame>
<draw:frame draw:style-name="fr1" draw:name="Image89" text:anchor-type="as-char" svg:width="6.9236in" svg:height="3.894525in" draw:z-index="0">
<draw:image xlink:href="../Images/liveuamap/2023-05-06T09-22-00/22560940_1.jpg" xlink:type="simple" xlink:show="embed" xlink:actuate="onLoad" draw:mime-type="image/jpeg"/>
</draw:frame>
<draw:frame draw:style-name="fr1" draw:name="Image90" text:anchor-type="as-char" svg:width="6.9236in" svg:height="3.894525in" draw:z-index="0">
<draw:image xlink:href="../Images/liveuamap/2023-05-06T09-22-00/22560940_2.jpg" xlink:type="simple" xlink:show="embed" xlink:actuate="onLoad" draw:mime-type="image/jpeg"/>
</draw:frame>
<draw:frame draw:style-name="fr1" draw:name="Image91" text:anchor-type="as-char" svg:width="6.9236in" svg:height="3.894525in" draw:z-index="0">
<draw:image xlink:href="../Images/liveuamap/2023-05-06T09-22-00/22560940_3.jpg" xlink:type="simple" xlink:show="embed" xlink:actuate="onLoad" draw:mime-type="image/jpeg"/>
</draw:frame>
News Collection Link: <text:a xlink:type="simple" xlink:href="https://liveuamap.com/en/2023/6-may-45-ukrainian-pows-were-liberated-from-russian-captivity" text:style-name="Internet_20_link" text:visited-style-name="Visited_20_Internet_20_Link">
https://liveuamap.com/en/2023/6-may-45-ukrainian-pows-were-liberated-from-russian-captivity</text:a>
</text:p>
      <text:p text:style-name="P4">
News Source: <text:a xlink:type="simple" xlink:href="https://t.me/ermaka2022/2600" text:style-name="Internet_20_link" text:visited-style-name="Visited_20_Internet_20_Link">
https://t.me/ermaka2022/2600</text:a>
</text:p>
      <!--NEWS-->
      <text:h text:style-name="P10" text:outline-level="1">
<text:span text:style-name="T4">
Kherson, Khersonska Oblast(15:51). Red Alert: aerial threat. Sirens sounding. Take cover now!</text:span>
</text:h>
      <text:p text:style-name="P4">
Authors: liveuamap (Language: en)</text:p>
      <text:p text:style-name="P4">
Time: 2023-05-06T09:52:00</text:p>
      <text:p text:style-name="P4">
Location: Kherson (Latitude:46.65581000 Longtitude:32.61780000)</text:p>
      <text:p text:style-name="P4">
Videos: []</text:p>
      <text:p text:style-name="P4">
Images: []</text:p>
      <text:p text:style-name="P4">
Tags: ["Europe", "Central and Eastern Europe"]</text:p>
      <text:p text:style-name="P4">
Id: 22560894</text:p>
      <!--METADATA-->
      <text:p text:style-name="P4">
Kherson, Kherson region(15:51). Red Alert: aerial threat. Sirens sounding.Take cover now!</text:p>
      <text:p text:style-name="P4">
News Collection Link: <text:a xlink:type="simple" xlink:href="https://liveuamap.com/en/2023/06-may-kherson-khersonska-oblast1551-red-alerg" text:style-name="Internet_20_link" text:visited-style-name="Visited_20_Internet_20_Link">
https://liveuamap.com/en/2023/06-may-kherson-khersonska-oblast1551-red-alerg</text:a>
</text:p>
      <text:p text:style-name="P4">
News Source: <text:a xlink:type="simple" xlink:href="https://t.me/air_alert_ua/44580" text:style-name="Internet_20_link" text:visited-style-name="Visited_20_Internet_20_Link">
https://t.me/air_alert_ua/44580</text:a>
</text:p>
      <!--NEWS-->
      <text:h text:style-name="P10" text:outline-level="1">
<text:span text:style-name="T4">
Russian army conducted a missile strike with Kh-101 missile at Chystovodivka town in Kharkiv ...</text:span>
</text:h>
      <text:p text:style-name="P4">
Authors: liveuamap (Language: en)</text:p>
      <text:p text:style-name="P4">
Time: 2023-05-06T10:34:13</text:p>
      <text:p text:style-name="P4">
Location: Chystovodivka (Latitude:49.40674 Longtitude:37.33993)</text:p>
      <text:p text:style-name="P4">
Videos: []</text:p>
      <text:p text:style-name="P4">
Images: []</text:p>
      <text:p text:style-name="P4">
Tags: ["Europe", "Central and Eastern Europe"]</text:p>
      <text:p text:style-name="P4">
Id: 22560895</text:p>
      <!--METADATA-->
      <text:p text:style-name="P4">
Russian army conducted a missile strike with Kh-101 missile at Chystovodivkatown in Kharkiv region yesterday</text:p>
      <text:p text:style-name="P4">
News Collection Link: <text:a xlink:type="simple" xlink:href="https://liveuamap.com/en/2023/6-may-russian-army-conducted-a-missile-strike-with-kh101" text:style-name="Internet_20_link" text:visited-style-name="Visited_20_Internet_20_Link">
https://liveuamap.com/en/2023/6-may-russian-army-conducted-a-missile-strike-with-kh101</text:a>
</text:p>
      <text:p text:style-name="P4">
News Source: <text:a xlink:type="simple" xlink:href="https://t.me/suspilnekharkiv/24567" text:style-name="Internet_20_link" text:visited-style-name="Visited_20_Internet_20_Link">
https://t.me/suspilnekharkiv/24567</text:a>
</text:p>
      <!--NEWS-->
      <text:h text:style-name="P10" text:outline-level="1">
<text:span text:style-name="T4">
5 wounded as result of shelling at industrial enterprise in Nikopol</text:span>
</text:h>
      <text:p text:style-name="P4">
Authors: liveuamap (Language: en)</text:p>
      <text:p text:style-name="P4">
Time: 2023-05-06T10:35:06</text:p>
      <text:p text:style-name="P4">
Location: Zaporizhia (Latitude:47.58533 Longtitude:34.34137)</text:p>
      <text:p text:style-name="P4">
Videos: []</text:p>
      <text:p text:style-name="P4">
Images: []</text:p>
      <text:p text:style-name="P4">
Tags: ["Europe"]</text:p>
      <text:p text:style-name="P4">
Id: 22560896</text:p>
      <!--METADATA-->
      <text:p text:style-name="P4">
5 wounded as result of shelling at industrial enterprise in Nikopol</text:p>
      <text:p text:style-name="P4">
News Collection Link: <text:a xlink:type="simple" xlink:href="https://liveuamap.com/en/2023/6-may-5-wounded-as-result-of-shelling-at-industrial-enterprise" text:style-name="Internet_20_link" text:visited-style-name="Visited_20_Internet_20_Link">
https://liveuamap.com/en/2023/6-may-5-wounded-as-result-of-shelling-at-industrial-enterprise</text:a>
</text:p>
      <text:p text:style-name="P4">
News Source: <text:a xlink:type="simple" xlink:href="https://t.me/suspilnenews/20494" text:style-name="Internet_20_link" text:visited-style-name="Visited_20_Internet_20_Link">
https://t.me/suspilnenews/20494</text:a>
</text:p>
      <!--NEWS-->
      <text:h text:style-name="P10" text:outline-level="1">
<text:span text:style-name="T4">
Occupation authorities in Crimea claim 2 Ukrainian Hrim-2 ballistic missile were shot down</text:span>
</text:h>
      <text:p text:style-name="P4">
Authors: liveuamap (Language: en)</text:p>
      <text:p text:style-name="P4">
Time: 2023-05-06T10:39:45</text:p>
      <text:p text:style-name="P4">
Location: Crimea (Latitude:45.03083 Longtitude:35.08759)</text:p>
      <text:p text:style-name="P4">
Videos: []</text:p>
      <text:p text:style-name="P4">
Images: []</text:p>
      <text:p text:style-name="P4">
Tags: ["Europe", "Central and Eastern Europe"]</text:p>
      <text:p text:style-name="P4">
Id: 22560898</text:p>
      <!--METADATA-->
      <text:p text:style-name="P4">
Occupation authorities in Crimea claim 2 Ukrainian Hrim-2 ballistic missilewere shot down</text:p>
      <text:p text:style-name="P4">
News Collection Link: <text:a xlink:type="simple" xlink:href="https://liveuamap.com/en/2023/6-may-occupation-authorities-in-crimea-claim-2-ukrainian" text:style-name="Internet_20_link" text:visited-style-name="Visited_20_Internet_20_Link">
https://liveuamap.com/en/2023/6-may-occupation-authorities-in-crimea-claim-2-ukrainian</text:a>
</text:p>
      <text:p text:style-name="P4">
News Source: <text:a xlink:type="simple" xlink:href="https://t.me/interfaxonline/31977" text:style-name="Internet_20_link" text:visited-style-name="Visited_20_Internet_20_Link">
https://t.me/interfaxonline/31977</text:a>
</text:p>
      <!--NEWS-->
      <text:h text:style-name="P10" text:outline-level="1">
<text:span text:style-name="T4">
OP discussed the intensification of cooperation with the new ICRC delegation header in Ukraine</text:span>
</text:h>
      <text:p text:style-name="P4">
Authors: Ukrinform (Person)</text:p>
      <text:p text:style-name="P4">
Publisher: Укринформ (Organization)</text:p>
      <text:p text:style-name="P4">
Published Time: 2023-05-06T11:10:00+03:00</text:p>
      <text:p text:style-name="P4">
Modified Time: 2023-05-06T11:10:00+03:00</text:p>
      <text:p text:style-name="P4">
Description: The deputy head of the office of President Oleksiy Kuleba discussed with the new head of the delegation of the International Committee of the Red Cross in Ukraine Yurh Eglin the issue of strengthening cooperation. - Ukrinform.</text:p>
      <text:p text:style-name="P4">
Images: ["<text:a xlink:type="simple" xlink:href="https://static.ukrinform.com/photos/2023_05/thumb_files/630_360_1683360390-929.jpeg" text:style-name="Internet_20_link" text:visited-style-name="Visited_20_Internet_20_Link">
630_360_16833...</text:a>
", "<text:a xlink:type="simple" xlink:href="https://static.ukrinform.com/photos/2023_05/1683360390-951.jpeg" text:style-name="Internet_20_link" text:visited-style-name="Visited_20_Internet_20_Link">
1683360390-95...</text:a>
", "<text:a xlink:type="simple" xlink:href="https://static.ukrinform.com/photos/2023_05/1683360391-646.jpeg" text:style-name="Internet_20_link" text:visited-style-name="Visited_20_Internet_20_Link">
1683360391-64...</text:a>
"]</text:p>
      <text:p text:style-name="P4">
Tags: ['МКЧХ', 'Офіс Президента']</text:p>
      <text:p text:style-name="P4">
Type: Article</text:p>
      <!--METADATA-->
      <text:p text:style-name="P4">
<draw:frame draw:style-name="fr1" draw:name="Image92" text:anchor-type="as-char" svg:width="6.9236in" svg:height="3.956343in" draw:z-index="0">
<draw:image xlink:href="../Images/yкринформ/2023-05-06T11-10-00-03-00/630_360_1683360390-929.jpeg" xlink:type="simple" xlink:show="embed" xlink:actuate="onLoad" draw:mime-type="image/jpeg"/>
</draw:frame>
Presidential Deputy Oleksiy Kuleba, deputy head of the office, discussed with the new head of the Delegation of the International Committee of the Red Cross in Ukraine, Yurh Eglin.</text:p>
      <text:p text:style-name="P4">
As Ukrinform reports, it reports <text:a xlink:type="simple" xlink:href="https://www.president.gov.ua/news/oleksij-kuleba-zustrivsya-z-novim-glavoyu-delegaciyi-mkchh-v-82733" text:style-name="Internet_20_link" text:visited-style-name="Visited_20_Internet_20_Link">
</text:a>
<text:a xlink:type="simple" xlink:href="https://www.president.gov.ua/news/oleksij-kuleba-zustrivsya-z-novim-glavoyu-delegaciyi-mkchh-v-82733" text:style-name="Internet_20_link" text:visited-style-name="Visited_20_Internet_20_Link">
 </text:a>
.</text:p>
      <text:p text:style-name="P4">
Сторони обговорили дотримання основоположних норм міжнародного гуманітарногоправа в умовах порушення росією усіх принципів ведення війни.</text:p>
      <text:p text:style-name="P4">
<draw:frame draw:style-name="fr1" draw:name="Image93" text:anchor-type="as-char" svg:width="6.9236in" svg:height="4.604691in" draw:z-index="0">
<draw:image xlink:href="../Images/yкринформ/2023-05-06T11-10-00-03-00/1683360390-951.jpeg" xlink:type="simple" xlink:show="embed" xlink:actuate="onLoad" draw:mime-type="image/jpeg"/>
</draw:frame>
Kuleba thanked the representatives <text:a xlink:type="simple" xlink:href="https://www.ukrinform.ua/tag-cervonij-hrest" text:style-name="Internet_20_link" text:visited-style-name="Visited_20_Internet_20_Link">
</text:a>
For assistance to Ukraine in the conditions of Russian aggression.</text:p>
      <text:p text:style-name="P4">
“The evacuation of people from the war zone and occupied regions, humanitarian, medical, financial assistance - Ukraine is highly appreciated by the role of the International Committee of red Cross in overcoming the consequences of Russia's war against Ukraine. Your aid was a real rescue for millions of peaceful people, ”Kuleb said.</text:p>
      <text:p text:style-name="P4">
<text:span text:style-name="T4">
 Read also: </text:span>
 <text:a xlink:type="simple" xlink:href="https://www.ukrinform.ua/rubric-ato/3698967-ukraini-vdalosa-nalagoditi-peredacu-til-zagarbnikiv-u-rosiu-dopomig-cervonij-hrest.html" text:style-name="Internet_20_link" text:visited-style-name="Visited_20_Internet_20_Link">
<text:span text:style-name="T4">
 red </text:span>
 <text:span text:style-name="T4">
 Cross </text:span>
</text:a>
In addition, he expressed his belief in strengthening cooperation, in particular the renewal of life in the liberated regions, as well as in the satisfaction of the forced displaced persons and children of Ukraine.</text:p>
      <text:p text:style-name="P4">
"Our priority is also the return of all Ukrainian prisoners of war, providing them with humanitarian aid and medicines, including those who are maintained in the temporarily occupied territories of Ukraine," Kuleba said.</text:p>
      <text:p text:style-name="P4">
In turn, Eglin expressed his readiness for further cooperation.</text:p>
      <text:p text:style-name="P4">
<draw:frame draw:style-name="fr1" draw:name="Image94" text:anchor-type="as-char" svg:width="6.9236in" svg:height="4.604691in" draw:z-index="0">
<draw:image xlink:href="../Images/yкринформ/2023-05-06T11-10-00-03-00/1683360391-646.jpeg" xlink:type="simple" xlink:show="embed" xlink:actuate="onLoad" draw:mime-type="image/jpeg"/>
</draw:frame>
“When I arrived in Ukraine, I saw with my own eyes the incredible suffering of people. To help the Ukrainians humanitarian in the best way, I will confess to the further deepening of our interaction with the Presidential Office of Ukraine, ”Eglin said.</text:p>
      <text:p text:style-name="P4">
<text:span text:style-name="T4">
 Read also: </text:span>
 <text:a xlink:type="simple" xlink:href="https://www.ukrinform.ua/rubric-society/3686399-cervonij-hrest-ukraini-viplacuvatime-po-4-tisaci-ludam-z-invalidnistu.html" text:style-name="Internet_20_link" text:visited-style-name="Visited_20_Internet_20_Link">
<text:span text:style-name="T4">
 red </text:span>
 <text:span text:style-name="T4">
 Cross </text:span>
</text:a>
</text:p>
      <text:p text:style-name="P4">
<text:span text:style-name="T5">
Фото: President.gov.ua</text:span>
</text:p>
      <text:p text:style-name="P4">
News Source: <text:a xlink:type="simple" xlink:href="https://www.ukrinform.ua/rubric-polytics/3705553-v-op-obgovorili-posilenna-spivpraci-z-novim-ocilnikom-delegacii-mkch-v-ukraini.html" text:style-name="Internet_20_link" text:visited-style-name="Visited_20_Internet_20_Link">
https://www.ukrinform.ua/rubric-polytics/3705553-v-op-obgovorili-posilenna-spivpraci-z-novim-ocilnikom-delegacii-mkch-v-ukraini.html</text:a>
</text:p>
      <!--NEWS-->
      <text:h text:style-name="P10" text:outline-level="1">
<text:span text:style-name="T4">
In Zaporozhye, invaders under the guise of evacuation of civilians take their soldiers</text:span>
</text:h>
      <text:p text:style-name="P4">
Authors: Ukrinform (Person)</text:p>
      <text:p text:style-name="P4">
Publisher: Укринформ (Organization)</text:p>
      <text:p text:style-name="P4">
Published Time: 2023-05-06T11:11:00+03:00</text:p>
      <text:p text:style-name="P4">
Modified Time: 2023-05-06T11:11:00+03:00</text:p>
      <text:p text:style-name="P4">
Description: In the temporarily occupied territory of Zaporizhzhya region, together with the civilian population, Russian invaders export their military.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Евакуація', 'Російські військові', 'Запоріжжя', 'Війна з росією']</text:p>
      <text:p text:style-name="P4">
Type: Article</text:p>
      <!--METADATA-->
      <text:p text:style-name="P4">
<draw:frame draw:style-name="fr1" draw:name="Image95" text:anchor-type="as-char" svg:width="6.9236in" svg:height="3.956343in" draw:z-index="0">
<draw:image xlink:href="../Images/yкринформ/2023-05-06T11-11-00-03-00/630_360_1663576850-585.jpg" xlink:type="simple" xlink:show="embed" xlink:actuate="onLoad" draw:mime-type="image/jpeg"/>
</draw:frame>
At the time of the occupied territory of the Zaporizhzhya region, together with the peaceful population, the Russian invaders export their military.</text:p>
      <text:p text:style-name="P4">
According to Ukrinform, the Berdyansk City Military Administration reports in <text:a xlink:type="simple" xlink:href="https://t.me/berdmisk/2850" text:style-name="Internet_20_link" text:visited-style-name="Visited_20_Internet_20_Link">
</text:a>
.</text:p>
      <text:p text:style-name="P4">
"In the morning, Evacuation buses have arrived in Berdyansk. According to preliminary data, people evacuated from other temporarily occupied territories of the Zaporozhye region were scattered at recreation centers. But we have evidence that this <text:a xlink:type="simple" xlink:href="https://www.ukrinform.ua/tag-evakuacia" text:style-name="Internet_20_link" text:visited-style-name="Visited_20_Internet_20_Link">
</text:a>
Civilian could be a cover, " - the post reads.</text:p>
      <text:p text:style-name="P4">
It is noted that in Tokmak, parents demanded something like a power of attorney of a poison - children were planted in separate buses. Women and a small number of man - to another bus. The city administration adds that only a third of buses were bent, the rest with the Russian military.</text:p>
      <text:p text:style-name="P4">
<text:span text:style-name="T4">
 Read also: </text:span>
 <text:a xlink:type="simple" xlink:href="https://www.ukrinform.ua/rubric-regions/3705207-rosiani-na-zaporizzi-organizovuut-evakuaciu-do-berdanska-ditej-hocut-vivezti-primusovo-fedorov.html" text:style-name="Internet_20_link" text:visited-style-name="Visited_20_Internet_20_Link">
<text:span text:style-name="T4">
 evacuation </text:span>
</text:a>
"The civilian population came to Berdyansk, and the army of the invaders was taken to Bikmariupol. There is reason to believe that the occupiers under the cover of a living shield of exporting soldiers," the comment reads.</text:p>
      <text:p text:style-name="P4">
Earlier it was reported that on the eve of the invaders announced evacuation from 15 painters in Zaporozhye. People are taken to recreation centers <text:a xlink:type="simple" xlink:href="https://www.ukrinform.ua/rubric-regions/3705560-na-okupovanih-teritoriah-zaporizza-ludej-primusovo-vivozat-do-kirilivki-ta-berdanska.html" text:style-name="Internet_20_link" text:visited-style-name="Visited_20_Internet_20_Link">
</text:a>
</text:p>
      <text:p text:style-name="P4">
News Source: <text:a xlink:type="simple" xlink:href="https://www.ukrinform.ua/rubric-regions/3705554-na-zaporizzi-zagarbniki-pid-prikrittam-evakuacii-civilnogo-naselenna-vivozat-svoih-soldat.html" text:style-name="Internet_20_link" text:visited-style-name="Visited_20_Internet_20_Link">
https://www.ukrinform.ua/rubric-regions/3705554-na-zaporizzi-zagarbniki-pid-prikrittam-evakuacii-civilnogo-naselenna-vivozat-svoih-soldat.html</text:a>
</text:p>
      <!--NEWS-->
      <text:h text:style-name="P10" text:outline-level="1">
<text:span text:style-name="T4">
Charles III. What is known about the new King of the United Kingdom</text:span>
</text:h>
      <text:p text:style-name="P4">
Authors: Ukrinform (Person)</text:p>
      <text:p text:style-name="P4">
Publisher: Укринформ (Organization)</text:p>
      <text:p text:style-name="P4">
Published Time: 2023-05-06T11:15:00+03:00</text:p>
      <text:p text:style-name="P4">
Modified Time: 2023-05-06T11:15:00+03:00</text:p>
      <text:p text:style-name="P4">
Description: May 6 in Westminster Abbey is the coronation of Charles III. High delegations are invited to London, among them Ukrainian, while Russian was not invited - Ukrinform.</text:p>
      <text:p text:style-name="P4">
Images: ["<text:a xlink:type="simple" xlink:href="https://static.ukrinform.com/photos/2023_05/thumb_files/630_360_1683351915-167.jpg" text:style-name="Internet_20_link" text:visited-style-name="Visited_20_Internet_20_Link">
630_360_16833...</text:a>
", "<text:a xlink:type="simple" xlink:href="https://static.ukrinform.com/photos/2023_05/1683351885-947.jpg" text:style-name="Internet_20_link" text:visited-style-name="Visited_20_Internet_20_Link">
1683351885-94...</text:a>
"]</text:p>
      <text:p text:style-name="P4">
Tags: None</text:p>
      <text:p text:style-name="P4">
Type: Article</text:p>
      <!--METADATA-->
      <text:p text:style-name="P4">
<draw:frame draw:style-name="fr1" draw:name="Image96" text:anchor-type="as-char" svg:width="6.9236in" svg:height="3.956343in" draw:z-index="0">
<draw:image xlink:href="../Images/yкринформ/2023-05-06T11-15-00-03-00/630_360_1683351915-167.jpg" xlink:type="simple" xlink:show="embed" xlink:actuate="onLoad" draw:mime-type="image/jpeg"/>
</draw:frame>
On May 6, the Constitlastic Abbey is the coronation of Charles III. To London invitations and delegations, among them there will be Ukrainian, while Russian was not invited<draw:frame draw:style-name="fr1" draw:name="Image97" text:anchor-type="as-char" svg:width="1.338788in" svg:height="10.0in" draw:z-index="0">
<draw:image xlink:href="../Images/yкринформ/2023-05-06T11-15-00-03-00/1683351885-947.jpg" xlink:type="simple" xlink:show="embed" xlink:actuate="onLoad" draw:mime-type="image/jpeg"/>
</draw:frame>
According to media</text:p>
      <text:p text:style-name="P4">
News Source: <text:a xlink:type="simple" xlink:href="https://www.ukrinform.ua/rubric-world/3705492-carlz-iii-so-vidomo-pro-novogo-korola-velikobritanii.html" text:style-name="Internet_20_link" text:visited-style-name="Visited_20_Internet_20_Link">
https://www.ukrinform.ua/rubric-world/3705492-carlz-iii-so-vidomo-pro-novogo-korola-velikobritanii.html</text:a>
</text:p>
      <!--NEWS-->
      <text:h text:style-name="P10" text:outline-level="1">
<text:span text:style-name="T4">
Wednesdays and pains won "silver" on the World Cup in Montreal</text:span>
</text:h>
      <text:p text:style-name="P4">
Authors: Ukrinform (Person)</text:p>
      <text:p text:style-name="P4">
Publisher: Укринформ (Organization)</text:p>
      <text:p text:style-name="P4">
Published Time: 2023-05-06T11:16:36+03:00</text:p>
      <text:p text:style-name="P4">
Modified Time: 2023-05-06T11:16:36+03:00</text:p>
      <text:p text:style-name="P4">
Description: The Ukrainian national team was opened by medals at the World Cup in Montreal's Water Cup (Canada). - Ukrinform.</text:p>
      <text:p text:style-name="P4">
Images: ["<text:a xlink:type="simple" xlink:href="https://static.ukrinform.com/photos/2023_05/thumb_files/630_360_1683360582-322.jpg" text:style-name="Internet_20_link" text:visited-style-name="Visited_20_Internet_20_Link">
630_360_16833...</text:a>
"]</text:p>
      <text:p text:style-name="P4">
Tags: ['Канада', 'Спорт', 'Стрибки у воду', 'Збірна України']</text:p>
      <text:p text:style-name="P4">
Type: Article</text:p>
      <!--METADATA-->
      <text:p text:style-name="P4">
<draw:frame draw:style-name="fr1" draw:name="Image98" text:anchor-type="as-char" svg:width="6.9236in" svg:height="3.956343in" draw:z-index="0">
<draw:image xlink:href="../Images/yкринформ/2023-05-06T11-16-36-03-00/630_360_1683360582-322.jpg" xlink:type="simple" xlink:show="embed" xlink:actuate="onLoad" draw:mime-type="image/jpeg"/>
</draw:frame>
The Ukrainian -Collection was opened with medals at the World Cup in Montreal's Water Cup in the World Cup(Canada).</text:p>
      <text:p text:style-name="P4">
Олексій Середа та Кирило Болюх стали <text:a xlink:type="simple" xlink:href="https://www.facebook.com/minmolodsport/" text:style-name="Internet_20_link" text:visited-style-name="Visited_20_Internet_20_Link">
</text:a>
In synchronous jumps with a tower of Insssa 412.74 points, reports Ukrinform.</text:p>
      <text:p text:style-name="P4">
Our athletes gave way only to China Hao Young and Dzhilian.</text:p>
      <text:p text:style-name="P4">
17-year-old Alexei for 18-year-old Cyril were the youngest participants of the finals, and the most titled athletes of the world competed.</text:p>
      <text:p text:style-name="P4">
This season, our duo is receiving the World Cup medal for the second time. The first, bronze, Ukrainians won in April in Cian(China).</text:p>
      <text:p text:style-name="P4">
<text:span text:style-name="T4">
Читайте також:</text:span>
 <text:a xlink:type="simple" xlink:href="https://www.ukrinform.ua/rubric-sports/3705364-ukrainci-rozpocali-vistup-na-kanadskomu-etapi-kubka-svitu-zi-stribkiv-u-vodu.html" text:style-name="Internet_20_link" text:visited-style-name="Visited_20_Internet_20_Link">
 </text:a>
Montreal competitions will last until May 7.</text:p>
      <text:p text:style-name="P4">
Photo: facebook.com/minmolodsport.</text:p>
      <text:p text:style-name="P4">
News Source: <text:a xlink:type="simple" xlink:href="https://www.ukrinform.ua/rubric-sports/3705558-ukrainci-sereda-ta-boluh-zdobuli-sriblo-na-kubku-svitu-u-monreali.html" text:style-name="Internet_20_link" text:visited-style-name="Visited_20_Internet_20_Link">
https://www.ukrinform.ua/rubric-sports/3705558-ukrainci-sereda-ta-boluh-zdobuli-sriblo-na-kubku-svitu-u-monreali.html</text:a>
</text:p>
      <!--NEWS-->
      <text:h text:style-name="P10" text:outline-level="1">
<text:span text:style-name="T4">
Zaporizka Oblast(17:22). Red Alert: aerial threat. Sirens sounding. Take cover now!</text:span>
</text:h>
      <text:p text:style-name="P4">
Authors: liveuamap (Language: en)</text:p>
      <text:p text:style-name="P4">
Time: 2023-05-06T11:22:00</text:p>
      <text:p text:style-name="P4">
Location: Zaporizka Oblast (Latitude:47.612571 Longtitude:35.766011)</text:p>
      <text:p text:style-name="P4">
Videos: []</text:p>
      <text:p text:style-name="P4">
Images: []</text:p>
      <text:p text:style-name="P4">
Tags: ["Europe", "Central and Eastern Europe"]</text:p>
      <text:p text:style-name="P4">
Id: 22560936</text:p>
      <!--METADATA-->
      <text:p text:style-name="P4">
Zaporizhzhia region(17:22). Red Alert: aerial threat. Sirens sounding. Take covernow!</text:p>
      <text:p text:style-name="P4">
News Collection Link: <text:a xlink:type="simple" xlink:href="https://liveuamap.com/en/2023/06-may-zaporizka-oblast1722-red-alert-aerial-g" text:style-name="Internet_20_link" text:visited-style-name="Visited_20_Internet_20_Link">
https://liveuamap.com/en/2023/06-may-zaporizka-oblast1722-red-alert-aerial-g</text:a>
</text:p>
      <text:p text:style-name="P4">
News Source: <text:a xlink:type="simple" xlink:href="https://t.me/suspilnezaporizhzhya/12655" text:style-name="Internet_20_link" text:visited-style-name="Visited_20_Internet_20_Link">
https://t.me/suspilnezaporizhzhya/12655</text:a>
</text:p>
      <!--NEWS-->
      <text:h text:style-name="P10" text:outline-level="1">
<text:span text:style-name="T4">
In the United States, the Capitol storm was sentenced to 14 years</text:span>
</text:h>
      <text:p text:style-name="P4">
Authors: Ukrinform (Person)</text:p>
      <text:p text:style-name="P4">
Publisher: Укринформ (Organization)</text:p>
      <text:p text:style-name="P4">
Published Time: 2023-05-06T11:26:00+03:00</text:p>
      <text:p text:style-name="P4">
Modified Time: 2023-05-06T11:26:00+03:00</text:p>
      <text:p text:style-name="P4">
Description: A man who used a pepper cans against police during a rebellion near the Capitol on January 6, received 14 years in prison. - Ukrinform.</text:p>
      <text:p text:style-name="P4">
Images: ["<text:a xlink:type="simple" xlink:href="https://static.ukrinform.com/photos/2018_02/thumb_files/630_360_1518627452-9524.jpg" text:style-name="Internet_20_link" text:visited-style-name="Visited_20_Internet_20_Link">
630_360_15186...</text:a>
"]</text:p>
      <text:p text:style-name="P4">
Tags: ['США', 'Суд', "В'язниця", 'Штурм Капітолія']</text:p>
      <text:p text:style-name="P4">
Type: Article</text:p>
      <!--METADATA-->
      <text:p text:style-name="P4">
<draw:frame draw:style-name="fr1" draw:name="Image99" text:anchor-type="as-char" svg:width="6.9236in" svg:height="3.956343in" draw:z-index="0">
<draw:image xlink:href="../Images/yкринформ/2023-05-06T11-26-00-03-00/630_360_1518627452-9524.jpg" xlink:type="simple" xlink:show="embed" xlink:actuate="onLoad" draw:mime-type="image/jpeg"/>
</draw:frame>
A man who used a pepper cans against police during the rebel of Bilya Capitolia on January 6, received 14 years in prison.</text:p>
      <text:p text:style-name="P4">
As Ukrinform reports, it reports <text:a xlink:type="simple" xlink:href="https://www.reuters.com/world/us/man-who-pepper-sprayed-police-gets-14-years-longest-jan-6-related-sentence-2023-05-06/" text:style-name="Internet_20_link" text:visited-style-name="Visited_20_Internet_20_Link">
</text:a>
A person from Pennsylvania, found guilty of a severe attack and use of a perdial cans against police near the US Capitol, was sentenced to 14 years in prison, which is the longest term of imprisonment due to the assignment of January 6, 2021.</text:p>
      <text:p text:style-name="P4">
49-year-old Peter Schwartz, a welder in a specialty, was arrested at the beginning of the Uniontown in his hometown, Pennsylvania. Evidence has shown that he was in the vanguard of the crowd that attacked the police in the Lower Western Terras <text:a xlink:type="simple" xlink:href="https://www.ukrinform.ua/tag-sturm-kapitolia" text:style-name="Internet_20_link" text:visited-style-name="Visited_20_Internet_20_Link">
</text:a>
, and later boasted that he "started a riot", "throwing the first chair."</text:p>
      <text:p text:style-name="P4">
The prosecutors stated that then Schwartz seized a police bag full of cans of pepper spray, and gave them to other participants of the crowd, including their wife, so that they could use them against police.</text:p>
      <text:p text:style-name="P4">
<text:span text:style-name="T4">
 Read also: </text:span>
 <text:a xlink:type="simple" xlink:href="https://www.ukrinform.ua/rubric-world/3696123-u-ssa-zasudili-do-75-roku-vaznici-napadnika-na-policejskogo-pid-cas-sturmu-kapitolia.html" text:style-name="Internet_20_link" text:visited-style-name="Visited_20_Internet_20_Link">
<text:span text:style-name="T4">
 Capitol </text:span>
</text:a>
According to the government, Schwartz began to chase police officers and pour them from a pepper can, and then broke through the tunnel of the lower western terrace, armed with a wooden stick.</text:p>
      <text:p text:style-name="P4">
Schwartz and two co -answers, Jeffrey Scott Brown and Marcus Mali, became the first three persons sentenced to court for attacking police officers with a peppermint on January 6.</text:p>
      <text:p text:style-name="P4">
Schwartz was found guilty of four points of attack with the use of dangerous weapons and six other charges, including obstruction of the official process, penetration into a building with restricted access with dangerous weapons of tasasasis of physical violence in a restricted building.</text:p>
      <text:p text:style-name="P4">
Its 170 -month prison term exceeds the previous longest sentence in a case associated with the attack on January 6 - 10 years.</text:p>
      <text:p text:style-name="P4">
As reported by Ukrinform, <text:a xlink:type="simple" xlink:href="https://www.ukrinform.ua/rubric-world/3704518-sturm-kapitolia-u-napadi-zvinuvacuut-eksagenta-fbr.html" text:style-name="Internet_20_link" text:visited-style-name="Visited_20_Internet_20_Link">
</text:a>
The United States was accused of four offenses, including illegally permeable building and hooliganism, on 6 2021.</text:p>
      <text:p text:style-name="P4">
News Source: <text:a xlink:type="simple" xlink:href="https://www.ukrinform.ua/rubric-world/3705563-u-ssa-ucasnika-sturmu-kapitoliu-zasudili-do-14-rokiv.html" text:style-name="Internet_20_link" text:visited-style-name="Visited_20_Internet_20_Link">
https://www.ukrinform.ua/rubric-world/3705563-u-ssa-ucasnika-sturmu-kapitoliu-zasudili-do-14-rokiv.html</text:a>
</text:p>
      <!--NEWS-->
      <text:h text:style-name="P10" text:outline-level="1">
<text:span text:style-name="T4">
On Web Summit 2023 presented nine Ukrainian startups</text:span>
</text:h>
      <text:p text:style-name="P4">
Authors: Ukrinform (Person)</text:p>
      <text:p text:style-name="P4">
Publisher: Укринформ (Organization)</text:p>
      <text:p text:style-name="P4">
Published Time: 2023-05-06T11:35:28+03:00</text:p>
      <text:p text:style-name="P4">
Modified Time: 2023-05-06T11:35:28+03:00</text:p>
      <text:p text:style-name="P4">
Description: Nine Ukrainian startups were presented at the Web Summit International Conference. - Ukrinform.</text:p>
      <text:p text:style-name="P4">
Images: ["<text:a xlink:type="simple" xlink:href="https://static.ukrinform.com/photos/2023_05/thumb_files/630_360_1683362062-701.jpeg" text:style-name="Internet_20_link" text:visited-style-name="Visited_20_Internet_20_Link">
630_360_16833...</text:a>
", "<text:a xlink:type="simple" xlink:href="https://static.ukrinform.com/photos/2023_05/1683362084-424.jpg" text:style-name="Internet_20_link" text:visited-style-name="Visited_20_Internet_20_Link">
1683362084-42...</text:a>
"]</text:p>
      <text:p text:style-name="P4">
Tags: ['Бразилія', 'IT-технології', 'Саміт', 'Стартап', 'Україна', 'Мінцифри']</text:p>
      <text:p text:style-name="P4">
Type: Article</text:p>
      <!--METADATA-->
      <text:p text:style-name="P4">
<draw:frame draw:style-name="fr1" draw:name="Image100" text:anchor-type="as-char" svg:width="6.9236in" svg:height="3.956343in" draw:z-index="0">
<draw:image xlink:href="../Images/yкринформ/2023-05-06T11-35-28-03-00/630_360_1683362062-701.jpeg" xlink:type="simple" xlink:show="embed" xlink:actuate="onLoad" draw:mime-type="image/jpeg"/>
</draw:frame>
The International Conference of Web Summit 2023 presented nine Ukrainian startups.</text:p>
      <text:p text:style-name="P4">
According to Ukrinform, the Ministry of Digital Transformation reports in <text:a xlink:type="simple" xlink:href="https://t.me/mintsyfra/4045" text:style-name="Internet_20_link" text:visited-style-name="Visited_20_Internet_20_Link">
</text:a>
</text:p>
      <text:p text:style-name="P4">
<draw:frame draw:style-name="fr1" draw:name="Image101" text:anchor-type="as-char" svg:width="6.9236in" svg:height="6.9236in" draw:z-index="0">
<draw:image xlink:href="../Images/yкринформ/2023-05-06T11-35-28-03-00/1683362084-424.jpg" xlink:type="simple" xlink:show="embed" xlink:actuate="onLoad" draw:mime-type="image/jpeg"/>
</draw:frame>
"The best among the best showed themselves at the Web Summit 2023 conferences. More than 500 investors, 970 <text:a xlink:type="simple" xlink:href="https://www.ukrinform.ua/tag-startap" text:style-name="Internet_20_link" text:visited-style-name="Visited_20_Internet_20_Link">
</text:a>
and 21,000 guests, ”the message reads.</text:p>
      <text:p text:style-name="P4">
Ukraine has introduced a number of developments, including:</text:p>
      <ul>
        <li>
system of automatic verification and recognition of face in photos or videos; * online space for organizing small and medium-sized companies; * Platform for optimizing corporate costs and others.</li>
      </ul>
      <text:p text:style-name="P4">
At once, several international companies were interested in the Ukrainian Low-Code platform of UBOS, which helps to develop software solutions based on AI.</text:p>
      <text:p text:style-name="P4">
Ukrainian teams used all the opportunities of this scale: they explored the startup market of Brazil, talked with investors, journalists, potential partners and customers. "They confirm - the world is delighted with the development," the Ministry of Ministers emphasized.</text:p>
      <text:p text:style-name="P4">
<text:span text:style-name="T4">
 Read also: </text:span>
 <text:a xlink:type="simple" xlink:href="https://www.ukrinform.ua/rubric-technology/3690718-ukraina-stane-odnieu-z-najsilnisih-krain-u-rozvitku-vijskovih-innovacij-fedorov.html" text:style-name="Internet_20_link" text:visited-style-name="Visited_20_Internet_20_Link">
</text:a>
According to the Ministry, the participation of the Ukrainian delegation has become possible to consider the joint efforts of co -organizers - the Ministry of Digital Transformation, the Ukrainian Startup Foundation(USF)and Ukrainian HUB, Care of the USAID Competitive Economy of Ukraine and partners - Ukrainian American American Coordinating Council, Flyer One Ventures.</text:p>
      <text:p text:style-name="P4">
According to Ukrinform, the Ministry of Digital Transformation and Association of Technological Companies of Ukraine TechoSystem <text:a xlink:type="simple" xlink:href="https://www.ukrinform.ua/rubric-technology/3698334-mincifri-pidpisalo-memorandum-z-techosystem-dla-rozvitku-itindustrii.html" text:style-name="Internet_20_link" text:visited-style-name="Visited_20_Internet_20_Link">
</text:a>
About cooperation for the development of the IT industry.  Photo: biome-dx.cos</text:p>
      <text:p text:style-name="P4">
News Source: <text:a xlink:type="simple" xlink:href="https://www.ukrinform.ua/rubric-technology/3705565-na-web-summit-2023-predstavili-devat-ukrainskih-startapiv.html" text:style-name="Internet_20_link" text:visited-style-name="Visited_20_Internet_20_Link">
https://www.ukrinform.ua/rubric-technology/3705565-na-web-summit-2023-predstavili-devat-ukrainskih-startapiv.html</text:a>
</text:p>
      <!--NEWS-->
      <text:h text:style-name="P10" text:outline-level="1">
<text:span text:style-name="T4">
In Evpatoria, occupiers recall people for a private military company</text:span>
</text:h>
      <text:p text:style-name="P4">
Authors: Ukrinform (Person)</text:p>
      <text:p text:style-name="P4">
Publisher: Укринформ (Organization)</text:p>
      <text:p text:style-name="P4">
Published Time: 2023-05-06T11:40:00+03:00</text:p>
      <text:p text:style-name="P4">
Modified Time: 2023-05-06T11:40:00+03:00</text:p>
      <text:p text:style-name="P4">
Description: In the city of Evpatoria in the temporarily occupied Crimea, invaders recruit people for a private military company. - Ukrinform.</text:p>
      <text:p text:style-name="P4">
Images: ["<text:a xlink:type="simple" xlink:href="https://static.ukrinform.com/photos/2022_05/thumb_files/630_360_1651510922-985.jpg" text:style-name="Internet_20_link" text:visited-style-name="Visited_20_Internet_20_Link">
630_360_16515...</text:a>
"]</text:p>
      <text:p text:style-name="P4">
Tags: ['Крим', 'Мобілізація', 'Війна з росією']</text:p>
      <text:p text:style-name="P4">
Type: Article</text:p>
      <!--METADATA-->
      <text:p text:style-name="P4">
<draw:frame draw:style-name="fr1" draw:name="Image102" text:anchor-type="as-char" svg:width="6.9236in" svg:height="3.956343in" draw:z-index="0">
<draw:image xlink:href="../Images/yкринформ/2023-05-06T11-40-00-03-00/630_360_1651510922-985.jpg" xlink:type="simple" xlink:show="embed" xlink:actuate="onLoad" draw:mime-type="image/jpeg"/>
</draw:frame>
In the city of Eupatoria in the temporarily occupied Crimea, invaders recruit people for a private military company.</text:p>
      <text:p text:style-name="P4">
About it reports in <text:a xlink:type="simple" xlink:href="https://t.me/Crimeanwind/29744" text:style-name="Internet_20_link" text:visited-style-name="Visited_20_Internet_20_Link">
</text:a>
"Crimean Veter", reports Ukrinform.</text:p>
      <text:p text:style-name="P4">
It is noted that in Evpatoria the invaders began to recruit residents to the PVC, that is not to participate in the fighting on the front line.</text:p>
      <text:p text:style-name="P4">
"The conditions promise the following: to come to the range of combat training daily, they give out a gift that is stored at home, and at anxiety it is necessary to stand on the defense of the city.(https://www.ukrinform.ua/rubric-crimea)”,- the post says.</text:p>
      <text:p text:style-name="P4">
<text:span text:style-name="T4">
 Read also: </text:span>
 <text:a xlink:type="simple" xlink:href="https://www.ukrinform.ua/rubric-crimea/3705529-zvilnenna-krimu-bude-serjoznim-udarom-po-rosijskomu-imperializmu-mzs-cehii.html" text:style-name="Internet_20_link" text:visited-style-name="Visited_20_Internet_20_Link">
<text:span text:style-name="T4">
 Crimea </text:span>
</text:a>
As it was reported, according to the GUR Ministry of Defense of Ukraine, <text:a xlink:type="simple" xlink:href="https://www.ukrinform.ua/rubric-crimea/3689478-u-rozvidci-rozpovili-naviso-zagarbniki-stvoruut-pvk-u-krimu.html" text:style-name="Internet_20_link" text:visited-style-name="Visited_20_Internet_20_Link">
</text:a>
In the framework of preparation for the hostilities of the semi -island, but more - for the sake of personal safety and for ensuring the release of looted property.</text:p>
      <text:p text:style-name="P4">
News Source: <text:a xlink:type="simple" xlink:href="https://www.ukrinform.ua/rubric-crimea/3705567-u-evpatorii-okupanti-verbuut-ludej-dla-privatnoi-vijskovoi-kompanii.html" text:style-name="Internet_20_link" text:visited-style-name="Visited_20_Internet_20_Link">
https://www.ukrinform.ua/rubric-crimea/3705567-u-evpatorii-okupanti-verbuut-ludej-dla-privatnoi-vijskovoi-kompanii.html</text:a>
</text:p>
      <!--NEWS-->
      <text:h text:style-name="P10" text:outline-level="1">
<text:span text:style-name="T4">
The Russians again fired the border of Chernihiv region</text:span>
</text:h>
      <text:p text:style-name="P4">
Authors: Ukrinform (Person)</text:p>
      <text:p text:style-name="P4">
Publisher: Укринформ (Organization)</text:p>
      <text:p text:style-name="P4">
Published Time: 2023-05-06T11:43:00+03:00</text:p>
      <text:p text:style-name="P4">
Modified Time: 2023-05-06T11:43:00+03:00</text:p>
      <text:p text:style-name="P4">
Description: Russian troops as of 11:00 on May 6 fired at the border of Chernihiv region twice.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103" text:anchor-type="as-char" svg:width="6.9236in" svg:height="3.956343in" draw:z-index="0">
<draw:image xlink:href="../Images/yкринформ/2023-05-06T11-43-00-03-00/630_360_1679917009-251.jpg" xlink:type="simple" xlink:show="embed" xlink:actuate="onLoad" draw:mime-type="image/jpeg"/>
</draw:frame>
As of 11:00 on May 6, the Russian border fired at the Chernihiv region as of 11:00.</text:p>
      <text:p text:style-name="P4">
According to Ukrinform, the North Operational Command reports in <text:a xlink:type="simple" xlink:href="https://t.me/ok_pivnich1/2369" text:style-name="Internet_20_link" text:visited-style-name="Visited_20_Internet_20_Link">
</text:a>
</text:p>
      <text:p text:style-name="P4">
О 10:12 був зафіксований один вибух, ймовірно, коригованої авіаційної бомби,випущеної з російського Су-35 в районі Заріччя.</text:p>
      <text:p text:style-name="P4">
Крім того, о 10:03 були зафіксовані 5 ударів, ймовірно, з вертольота ворога врайоні Леонівки.</text:p>
      <text:p text:style-name="P4">
<text:span text:style-name="T4">
Читайте також:</text:span>
 <text:a xlink:type="simple" xlink:href="https://www.ukrinform.ua/rubric-regions/3705510-rosijska-aviacia-zavdala-udaru-po-gluhovu-na-sumsini-patero-poranenih.html" text:style-name="Internet_20_link" text:visited-style-name="Visited_20_Internet_20_Link">
 </text:a>
</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Як повідомляв Укрінформ, російські війська вдень 5 травня шість разів <text:a xlink:type="simple" xlink:href="https://www.ukrinform.ua/rubric-ato/3705405-rosiani-znovu-obstrilali-prikordonna-cernigivsini.html" text:style-name="Internet_20_link" text:visited-style-name="Visited_20_Internet_20_Link">
</text:a>
</text:p>
      <text:p text:style-name="P4">
News Source: <text:a xlink:type="simple" xlink:href="https://www.ukrinform.ua/rubric-ato/3705569-rosiani-znovu-obstrilali-prikordonna-cernigivsini.html" text:style-name="Internet_20_link" text:visited-style-name="Visited_20_Internet_20_Link">
https://www.ukrinform.ua/rubric-ato/3705569-rosiani-znovu-obstrilali-prikordonna-cernigivsini.html</text:a>
</text:p>
      <!--NEWS-->
      <text:h text:style-name="P10" text:outline-level="1">
<text:span text:style-name="T4">
The enemy fired an industrial enterprise in Nikopol, three wounded</text:span>
</text:h>
      <text:p text:style-name="P4">
Authors: Ukrinform (Person)</text:p>
      <text:p text:style-name="P4">
Publisher: Укринформ (Organization)</text:p>
      <text:p text:style-name="P4">
Published Time: 2023-05-06T11:46:00+03:00</text:p>
      <text:p text:style-name="P4">
Modified Time: 2023-05-06T11:46:00+03:00</text:p>
      <text:p text:style-name="P4">
Description: The Russian army from the Grad RSSU fired at Nikopol. There is a hit by an industrial enterprise. Three victims. - Ukrinform.</text:p>
      <text:p text:style-name="P4">
Images: ["<text:a xlink:type="simple" xlink:href="https://static.ukrinform.com/photos/2017_02/thumb_files/630_360_1486210150-9834.jpg" text:style-name="Internet_20_link" text:visited-style-name="Visited_20_Internet_20_Link">
630_360_14862...</text:a>
"]</text:p>
      <text:p text:style-name="P4">
Tags: ['Дніпропетровщина', 'Нікополь', 'Обстріл', 'Завод', 'Війна з росією']</text:p>
      <text:p text:style-name="P4">
Type: Article</text:p>
      <!--METADATA-->
      <text:p text:style-name="P4">
<draw:frame draw:style-name="fr1" draw:name="Image104" text:anchor-type="as-char" svg:width="6.9236in" svg:height="3.956343in" draw:z-index="0">
<draw:image xlink:href="../Images/yкринформ/2023-05-06T11-46-00-03-00/630_360_1486210150-9834.jpg" xlink:type="simple" xlink:show="embed" xlink:actuate="onLoad" draw:mime-type="image/jpeg"/>
</draw:frame>
The Russian army from the RSSU "Grad" fired at Nikopol. There is a hit by an industrial enterprise. Three victims.</text:p>
      <text:p text:style-name="P4">
About it in <text:a xlink:type="simple" xlink:href="https://t.me/dnipropetrovskaODA/4488" text:style-name="Internet_20_link" text:visited-style-name="Visited_20_Internet_20_Link">
</text:a>
Informs the Chief -Propetrovsk Ova Sergei Lisak, Ukrinform reports.</text:p>
      <text:p text:style-name="P4">
"<text:a xlink:type="simple" xlink:href="https://www.ukrinform.ua/tag-rosijski-vijskovi" text:style-name="Internet_20_link" text:visited-style-name="Visited_20_Internet_20_Link">
</text:a>
 не вгамовуються. З"Града" та важкої артилерії вдарили по Нікополю. Випустили понад чотиридесятки снарядів!Поцілили по промисловому підприємству", - йдеться у дописі.</text:p>
      <text:p text:style-name="P4">
Зазначається, що поранені троє працівників - чоловіки 48, 50 та 58 років.</text:p>
      <text:p text:style-name="P4">
<text:span text:style-name="T4">
Читайте також:</text:span>
 <text:a xlink:type="simple" xlink:href="https://www.ukrinform.ua/rubric-regions/3705543-poskodzeni-dva-zavodi-ta-ponad-20-bagatopoverhivok-naslidki-obstriliv-na-doneccini.html" text:style-name="Internet_20_link" text:visited-style-name="Visited_20_Internet_20_Link">
 <text:span text:style-name="T4">
обстріл</text:span>
 </text:a>
The effects of the attack are clarified.</text:p>
      <text:p text:style-name="P4">
Earlier it was reported that in the sky above the crown the forces of the air defense were destroyed by enemy Dron.</text:p>
      <text:p text:style-name="P4">
<text:span text:style-name="T5">
Foto: Max Avdeev for Buzzfeed News</text:span>
</text:p>
      <text:p text:style-name="P4">
News Source: <text:a xlink:type="simple" xlink:href="https://www.ukrinform.ua/rubric-ato/3705568-vorog-obstrilav-promislove-pidpriemstvo-u-nikopoli-troe-poranenih.html" text:style-name="Internet_20_link" text:visited-style-name="Visited_20_Internet_20_Link">
https://www.ukrinform.ua/rubric-ato/3705568-vorog-obstrilav-promislove-pidpriemstvo-u-nikopoli-troe-poranenih.html</text:a>
</text:p>
      <!--NEWS-->
      <text:h text:style-name="P10" text:outline-level="1">
<text:span text:style-name="T4">
Russian security services claimed 2nd suspect in assassination attempt on Zahar Prilepin was ...</text:span>
</text:h>
      <text:p text:style-name="P4">
Authors: liveuamap (Language: en)</text:p>
      <text:p text:style-name="P4">
Time: 2023-05-06T11:56:31</text:p>
      <text:p text:style-name="P4">
Location: Bor, Nizhniy Novgorod (Latitude:56.35648 Longtitude:44.06397)</text:p>
      <text:p text:style-name="P4">
Videos: []</text:p>
      <text:p text:style-name="P4">
Images: []</text:p>
      <text:p text:style-name="P4">
Tags: ["Russia"]</text:p>
      <text:p text:style-name="P4">
Id: 22560946</text:p>
      <!--METADATA-->
      <text:p text:style-name="P4">
Russian security services claimed 2nd suspect in assassination attempt onZahar Prilepin was detained, the first suspect has already admitted the guilt</text:p>
      <text:p text:style-name="P4">
News Collection Link: <text:a xlink:type="simple" xlink:href="https://liveuamap.com/en/2023/6-may-russian-security-services-claimed-2nd-suspect-in-assassination" text:style-name="Internet_20_link" text:visited-style-name="Visited_20_Internet_20_Link">
https://liveuamap.com/en/2023/6-may-russian-security-services-claimed-2nd-suspect-in-assassination</text:a>
</text:p>
      <text:p text:style-name="P4">
News Source: <text:a xlink:type="simple" xlink:href="https://t.me/bbbreaking/154771" text:style-name="Internet_20_link" text:visited-style-name="Visited_20_Internet_20_Link">
https://t.me/bbbreaking/154771</text:a>
</text:p>
      <!--NEWS-->
      <text:h text:style-name="P10" text:outline-level="1">
<text:span text:style-name="T4">
At night over Ukraine the air defense has destroyed eight "shahas"</text:span>
</text:h>
      <text:p text:style-name="P4">
Authors: Ukrinform (Person)</text:p>
      <text:p text:style-name="P4">
Publisher: Укринформ (Organization)</text:p>
      <text:p text:style-name="P4">
Published Time: 2023-05-06T11:57:00+03:00</text:p>
      <text:p text:style-name="P4">
Modified Time: 2023-05-06T11:57:00+03:00</text:p>
      <text:p text:style-name="P4">
Description: The Air Force of Ukraine on the night of Saturday destroyed eight shock drones "Shahd-136/131". - Ukrinform.</text:p>
      <text:p text:style-name="P4">
Images: ["<text:a xlink:type="simple" xlink:href="https://static.ukrinform.com/photos/2022_09/thumb_files/630_360_1663950257-687.jpg" text:style-name="Internet_20_link" text:visited-style-name="Visited_20_Internet_20_Link">
630_360_16639...</text:a>
", "<text:a xlink:type="simple" xlink:href="https://static.ukrinform.com/photos/2023_05/1683363475-817.jpg" text:style-name="Internet_20_link" text:visited-style-name="Visited_20_Internet_20_Link">
1683363475-81...</text:a>
"]</text:p>
      <text:p text:style-name="P4">
Tags: ['Повітряні сили ЗСУ', 'Війна з росією', '#stoprussia', 'ППО', 'Дрон-камікадзе']</text:p>
      <text:p text:style-name="P4">
Type: Article</text:p>
      <!--METADATA-->
      <text:p text:style-name="P4">
<draw:frame draw:style-name="fr1" draw:name="Image105" text:anchor-type="as-char" svg:width="6.9236in" svg:height="3.959901in" draw:z-index="0">
<draw:image xlink:href="../Images/yкринформ/2023-05-06T11-57-00-03-00/630_360_1663950257-687.jpg" xlink:type="simple" xlink:show="embed" xlink:actuate="onLoad" draw:mime-type="image/jpeg"/>
</draw:frame>
The airborn Ukraine on the night of Saturday destroyed eight shock drones "Shahd-136/131".</text:p>
      <text:p text:style-name="P4">
As Ukrinform reports, about it in <text:a xlink:type="simple" xlink:href="https://www.facebook.com/kpszsu/posts/626174742883811" text:style-name="Internet_20_link" text:visited-style-name="Visited_20_Internet_20_Link">
</text:a>
The press service of the Air Forces of Ukraine reports.  <draw:frame draw:style-name="fr1" draw:name="Image106" text:anchor-type="as-char" svg:width="6.9236in" svg:height="6.9236in" draw:z-index="0">
<draw:image xlink:href="../Images/yкринформ/2023-05-06T11-57-00-03-00/1683363475-817.jpg" xlink:type="simple" xlink:show="embed" xlink:actuate="onLoad" draw:mime-type="image/jpeg"/>
</draw:frame>
“On the night of May 6, 2023, the enemy attacked Shahheda from the southern direction - the east coast of the Azov Sea. The occupiers used eight shock drones <text:a xlink:type="simple" xlink:href="https://www.ukrinform.ua/tag-dronkamikadze" text:style-name="Internet_20_link" text:visited-style-name="Visited_20_Internet_20_Link">
</text:a>
. All - destroyed by the tastes of the Air Command "East", - the message reads.</text:p>
      <text:p text:style-name="P4">
<text:span text:style-name="T4">
 Read also: </text:span>
 <text:a xlink:type="simple" xlink:href="https://www.ukrinform.ua/rubric-ato/3705549-rosijskij-kindzal-znisili-iz-sistemi-patriot-ignat.html" text:style-name="Internet_20_link" text:visited-style-name="Visited_20_Internet_20_Link">
<text:span text:style-name="T4">
 Ignati </text:span>
</text:a>
As reported by Ukrinform, the Commander of the Air Force of the Armed Forces of Ukraine Lieutenant Mykola Oleshchuk confirmed that the Air Force of Ukraine with the help of the Patriot system destroyed the Russian rocket "dagger" over the Kyiv region, which the invaders launched from the territory of the Russian Federation on May 4.</text:p>
      <text:p text:style-name="P4">
_ Photo illustrative_</text:p>
      <text:p text:style-name="P4">
News Source: <text:a xlink:type="simple" xlink:href="https://www.ukrinform.ua/rubric-ato/3705570-vnoci-nad-ukrainou-ppo-znisila-visim-sahediv.html" text:style-name="Internet_20_link" text:visited-style-name="Visited_20_Internet_20_Link">
https://www.ukrinform.ua/rubric-ato/3705570-vnoci-nad-ukrainou-ppo-znisila-visim-sahediv.html</text:a>
</text:p>
      <!--NEWS-->
      <text:h text:style-name="P10" text:outline-level="1">
<text:span text:style-name="T4">
The threat of artificial intelligence may be greater than climate change - developer</text:span>
</text:h>
      <text:p text:style-name="P4">
Authors: Ukrinform (Person)</text:p>
      <text:p text:style-name="P4">
Publisher: Укринформ (Organization)</text:p>
      <text:p text:style-name="P4">
Published Time: 2023-05-06T11:59:00+03:00</text:p>
      <text:p text:style-name="P4">
Modified Time: 2023-05-06T11:59:00+03:00</text:p>
      <text:p text:style-name="P4">
Description: Jeffrey Hinton, artificial intelligence developer (AI) has stated that the latest technology can be a "more urgent" threat to humanity than climate change. - Ukrinform.</text:p>
      <text:p text:style-name="P4">
Images: ["<text:a xlink:type="simple" xlink:href="https://static.ukrinform.com/photos/2018_06/thumb_files/630_360_1529500799-5525.jpg" text:style-name="Internet_20_link" text:visited-style-name="Visited_20_Internet_20_Link">
630_360_15295...</text:a>
"]</text:p>
      <text:p text:style-name="P4">
Tags: ['Технології', 'Штучний інтелект']</text:p>
      <text:p text:style-name="P4">
Type: Article</text:p>
      <!--METADATA-->
      <text:p text:style-name="P4">
<draw:frame draw:style-name="fr1" draw:name="Image107" text:anchor-type="as-char" svg:width="6.9236in" svg:height="3.956343in" draw:z-index="0">
<draw:image xlink:href="../Images/yкринформ/2023-05-06T11-59-00-03-00/630_360_1529500799-5525.jpg" xlink:type="simple" xlink:show="embed" xlink:actuate="onLoad" draw:mime-type="image/jpeg"/>
</draw:frame>
Developer intelligence(Thor)Jeffrey Hinton stated that the latest technology can be a "more urgent" threat to humanity than climate change.</text:p>
      <text:p text:style-name="P4">
As Ukrinform reports, it reports <text:a xlink:type="simple" xlink:href="https://www.reuters.com/technology/ai-pioneer-says-its-threat-world-may-be-more-urgent-than-climate-change-2023-05-05/" text:style-name="Internet_20_link" text:visited-style-name="Visited_20_Internet_20_Link">
</text:a>
Jeffrey Hinton, widely known as one of the "baptized parents of an artificial office", recently announced that he had been released from Alphabet after decades of work in it, saying that he wanted to speak about the risks of chewing technology for his former employer.</text:p>
      <text:p text:style-name="P4">
Hinton's work is considered important for the development of modern systems <text:a xlink:type="simple" xlink:href="https://www.ukrinform.ua/tag-stucnij-intelekt" text:style-name="Internet_20_link" text:visited-style-name="Visited_20_Internet_20_Link">
</text:a>
In 1986, he is a challenge of the fundamental article "Learning representation by re -widening of errors", which became an important milestone in the development of neural networks, which are based on AI technology. In 2018, he was awarded the Trigoing Award as a sign of recognition of his research achievements.</text:p>
      <text:p text:style-name="P4">
<text:span text:style-name="T4">
 Read also: </text:span>
 <text:a xlink:type="simple" xlink:href="https://www.ukrinform.ua/rubric-technology/3703668-samsung-zaboronila-pracivnikam-vikoristovuvati-stucnij-intelekt.html" text:style-name="Internet_20_link" text:visited-style-name="Visited_20_Internet_20_Link">
<text:span text:style-name="T4">
 Artificial </text:span>
</text:a>
However, now, as an increasing number of technological leaders, it is publicly expressing anxiety about the possible threat that AI is if the machines are more intelligence than people and take control of the planet.</text:p>
      <text:p text:style-name="P4">
"I would not like to depreciate climate change. I would not like to say" You are innocent to worry about climate change. "This is also a huge risk. But I think it may be a more urgent problem, - says Hinton.</text:p>
      <text:p text:style-name="P4">
He added that in the event of climate change, it is very easy to give all the recommendations: just stop burn carbon. However, it is not clear to solve the possible risks associated with AI what it will be necessary to do.</text:p>
      <text:p text:style-name="P4">
As reported by Ukrinform, US President Joe <text:a xlink:type="simple" xlink:href="https://www.ukrinform.ua/rubric-technology/3705164-bajden-zustrivsa-z-kerivnikami-microsoft-i-google-govorili-pro-bezpecnist-stucnogo-intelektu.html" text:style-name="Internet_20_link" text:visited-style-name="Visited_20_Internet_20_Link">
</text:a>
including Microsoft and Google, and made it clear that they should ensure the safety of their products.</text:p>
      <text:p text:style-name="P4">
News Source: <text:a xlink:type="simple" xlink:href="https://www.ukrinform.ua/rubric-technology/3705572-zagroza-stucnogo-intelektu-moze-buti-bilsou-za-zminu-klimatu-rozrobnik.html" text:style-name="Internet_20_link" text:visited-style-name="Visited_20_Internet_20_Link">
https://www.ukrinform.ua/rubric-technology/3705572-zagroza-stucnogo-intelektu-moze-buti-bilsou-za-zminu-klimatu-rozrobnik.html</text:a>
</text:p>
      <!--NEWS-->
      <text:h text:style-name="P10" text:outline-level="1">
<text:span text:style-name="T4">
Kadyrov of Chechnya says he is accepting proposal of head of mercenaries of PMC Wagner to rep...</text:span>
</text:h>
      <text:p text:style-name="P4">
Authors: liveuamap (Language: en)</text:p>
      <text:p text:style-name="P4">
Time: 2023-05-06T11:59:17</text:p>
      <text:p text:style-name="P4">
Location: Grozny, Chechenskaya Republits (Latitude:43.31631 Longtitude:45.68699)</text:p>
      <text:p text:style-name="P4">
Videos: []</text:p>
      <text:p text:style-name="P4">
Images: ["<text:a xlink:type="simple" xlink:href="https://liveuamap.com/pics/2023/05/06/22560947_0.jpg" text:style-name="Internet_20_link" text:visited-style-name="Visited_20_Internet_20_Link">
22560947_0.jpg</text:a>
"]</text:p>
      <text:p text:style-name="P4">
Tags: ["Caucasus", "Russia"]</text:p>
      <text:p text:style-name="P4">
Id: 22560947</text:p>
      <!--METADATA-->
      <text:p text:style-name="P4">
Kadyrov of Chechnya says he is accepting proposal of head of mercenaries ofPMC Wagner to replace them in Bakhmut with Chechen troops</text:p>
      <text:p text:style-name="P4">
<draw:frame draw:style-name="fr1" draw:name="Image108" text:anchor-type="as-char" svg:width="6.7125in" svg:height="10.0in" draw:z-index="0">
<draw:image xlink:href="../Images/liveuamap/2023-05-06T11-59-17/22560947_0.jpg" xlink:type="simple" xlink:show="embed" xlink:actuate="onLoad" draw:mime-type="image/jpeg"/>
</draw:frame>
News Collection Link: <text:a xlink:type="simple" xlink:href="https://liveuamap.com/en/2023/6-may-kadyrov-of-chechnya-says-he-is-accepting-proposal-of" text:style-name="Internet_20_link" text:visited-style-name="Visited_20_Internet_20_Link">
https://liveuamap.com/en/2023/6-may-kadyrov-of-chechnya-says-he-is-accepting-proposal-of</text:a>
</text:p>
      <text:p text:style-name="P4">
News Source: <text:a xlink:type="simple" xlink:href="https://t.me/Pravda_Gerashchenko/70467" text:style-name="Internet_20_link" text:visited-style-name="Visited_20_Internet_20_Link">
https://t.me/Pravda_Gerashchenko/70467</text:a>
</text:p>
      <!--NEWS-->
      <text:h text:style-name="P10" text:outline-level="1">
<text:span text:style-name="T4">
In the Kyiv region, the tractor driver exploded on an anti -tank mini</text:span>
</text:h>
      <text:p text:style-name="P4">
Authors: Ukrinform (Person)</text:p>
      <text:p text:style-name="P4">
Publisher: Укринформ (Organization)</text:p>
      <text:p text:style-name="P4">
Published Time: 2023-05-06T12:03:00+03:00</text:p>
      <text:p text:style-name="P4">
Modified Time: 2023-05-06T12:03:00+03:00</text:p>
      <text:p text:style-name="P4">
Description: In the Kiev region, the driver of the agricultural firm traveling along the field was blown on an anti -tank mini. - Ukrinform.</text:p>
      <text:p text:style-name="P4">
Images: ["<text:a xlink:type="simple" xlink:href="https://static.ukrinform.com/photos/2023_05/thumb_files/630_360_1683363817-913.jpg" text:style-name="Internet_20_link" text:visited-style-name="Visited_20_Internet_20_Link">
630_360_16833...</text:a>
"]</text:p>
      <text:p text:style-name="P4">
Tags: ['Міна', 'Вибух', 'Київщина', 'Трактор']</text:p>
      <text:p text:style-name="P4">
Type: Article</text:p>
      <!--METADATA-->
      <text:p text:style-name="P4">
<draw:frame draw:style-name="fr1" draw:name="Image109" text:anchor-type="as-char" svg:width="6.9236in" svg:height="3.956343in" draw:z-index="0">
<draw:image xlink:href="../Images/yкринформ/2023-05-06T12-03-00-03-00/630_360_1683363817-913.jpg" xlink:type="simple" xlink:show="embed" xlink:actuate="onLoad" draw:mime-type="image/jpeg"/>
</draw:frame>
The UKIiv region, the driver of the agricultural firm, which was traveling along the field, exploded with a rectangular mini.</text:p>
      <text:p text:style-name="P4">
According to Ukrinform, Andriyenbitov, the head of the Kyiv region, reported in <text:a xlink:type="simple" xlink:href="https://t.me/andrii_nebytov/1266" text:style-name="Internet_20_link" text:visited-style-name="Visited_20_Internet_20_Link">
</text:a>
.</text:p>
      <text:p text:style-name="P4">
"The incident happened on May 5 at 21:25 on the field road between the villages of Plosko Thogogol. The 50-year-old agricultural compartment driver, returning to the enterprise, ran out of the anti-tank during occupation <text:a xlink:type="simple" xlink:href="https://www.ukrinform.ua/tag-mina" text:style-name="Internet_20_link" text:visited-style-name="Visited_20_Internet_20_Link">
</text:a>
. Відомо, що дана територія деякий час була окупована", - зазначив Нєбитов.</text:p>
      <text:p text:style-name="P4">
Тракторист дістав тілесних ушкоджень і був госпіталізований. Наразі загрозийого здоровʼю та життю немає.</text:p>
      <text:p text:style-name="P4">
<text:span text:style-name="T4">
Читайте також:</text:span>
 <text:a xlink:type="simple" xlink:href="https://www.ukrinform.ua/rubric-regions/3705374-u-berislavskomu-rajoni-na-vorozij-mini-pidirvavsa-traktorist.html" text:style-name="Internet_20_link" text:visited-style-name="Visited_20_Internet_20_Link">
 <text:span text:style-name="T4">
підірвався</text:span>
 </text:a>
As reported by Ukrinform, a resident of Gostomel of Kyiv region during the harass of her land on his land plot <text:a xlink:type="simple" xlink:href="https://www.ukrinform.ua/rubric-regions/3704303-u-gostomeli-na-kiivsini-znajsli-bojovu-granatu.html" text:style-name="Internet_20_link" text:visited-style-name="Visited_20_Internet_20_Link">
</text:a>
.</text:p>
      <text:p text:style-name="P4">
<text:span text:style-name="T5">
Foto: Andriy Nebitov / Telegram</text:span>
</text:p>
      <text:p text:style-name="P4">
News Source: <text:a xlink:type="simple" xlink:href="https://www.ukrinform.ua/rubric-regions/3705577-na-kiivsini-traktorist-pidirvavsa-na-protitankovij-mini.html" text:style-name="Internet_20_link" text:visited-style-name="Visited_20_Internet_20_Link">
https://www.ukrinform.ua/rubric-regions/3705577-na-kiivsini-traktorist-pidirvavsa-na-protitankovij-mini.html</text:a>
</text:p>
      <!--NEWS-->
      <text:h text:style-name="P10" text:outline-level="1">
<text:span text:style-name="T4">
In the Black Sea there are no Russian carriers' carriers</text:span>
</text:h>
      <text:p text:style-name="P4">
Authors: Ukrinform (Person)</text:p>
      <text:p text:style-name="P4">
Publisher: Укринформ (Organization)</text:p>
      <text:p text:style-name="P4">
Published Time: 2023-05-06T12:05:00+03:00</text:p>
      <text:p text:style-name="P4">
Modified Time: 2023-05-06T12:05:00+03:00</text:p>
      <text:p text:style-name="P4">
Description: As of May 6, Russia holds six warships in the Black Sea, among them there are no carriers of winged rockets. - Ukrinform.</text:p>
      <text:p text:style-name="P4">
Images: ["<text:a xlink:type="simple" xlink:href="https://static.ukrinform.com/photos/2017_01/thumb_files/630_360_1483511006-6498.jpg" text:style-name="Internet_20_link" text:visited-style-name="Visited_20_Internet_20_Link">
630_360_14835...</text:a>
"]</text:p>
      <text:p text:style-name="P4">
Tags: [' Чорне море', 'росія', 'Корабель', 'Війна з росією']</text:p>
      <text:p text:style-name="P4">
Type: Article</text:p>
      <!--METADATA-->
      <text:p text:style-name="P4">
<draw:frame draw:style-name="fr1" draw:name="Image110" text:anchor-type="as-char" svg:width="6.9236in" svg:height="3.956343in" draw:z-index="0">
<draw:image xlink:href="../Images/yкринформ/2023-05-06T12-05-00-03-00/630_360_1483511006-6498.jpg" xlink:type="simple" xlink:show="embed" xlink:actuate="onLoad" draw:mime-type="image/jpeg"/>
</draw:frame>
As of May 6, Russia holds six warships in the Black Sea, among them the non -winged winged rockets "Caliber".</text:p>
      <text:p text:style-name="P4">
As Ukrinform reports, about it in <text:a xlink:type="simple" xlink:href="https://www.facebook.com/OperationalCommandSouth/posts/pfbid0g4Gq7UbUeykhZRqz24yBgCouGUWBNekSqWs37rMbC5Cq6Rk9jMzvhKMJjs1rtGqkl" text:style-name="Internet_20_link" text:visited-style-name="Visited_20_Internet_20_Link">
</text:a>
Informs the operational command "South".</text:p>
      <text:p text:style-name="P4">
"<text:a xlink:type="simple" xlink:href="https://www.ukrinform.ua/tag-corne-more" text:style-name="Internet_20_link" text:visited-style-name="Visited_20_Internet_20_Link">
</text:a>
There are 6 ships, and the Varrayaetone is taken to the base points. But rocket danger can arise, including from the sky and through activity, " - the message reads.</text:p>
      <text:p text:style-name="P4">
There is also a mine-explosive threat both on land, in particular the liberated circulation, and along the Black Sea coast, in the coastal waters, noted in OK "South".</text:p>
      <text:p text:style-name="P4">
<text:span text:style-name="T4">
 Read also: </text:span>
 <text:a xlink:type="simple" xlink:href="https://www.ukrinform.ua/rubric-world/3704932-rosia-vivela-u-pivnicne-more-pat-vijskovih-korabliv.html" text:style-name="Internet_20_link" text:visited-style-name="Visited_20_Internet_20_Link">
</text:a>
As reported by Ukrinform, on a combat duty in the Black Sea, Russian Federation on May 5 kept five ships, in particular <text:a xlink:type="simple" xlink:href="https://www.ukrinform.ua/rubric-ato/3705132-rosia-vivela-v-corne-more-raketonosij-iz-vismoma-kalibrami.html" text:style-name="Internet_20_link" text:visited-style-name="Visited_20_Internet_20_Link">
</text:a>
with a total volley up to eight rockets.</text:p>
      <text:p text:style-name="P4">
News Source: <text:a xlink:type="simple" xlink:href="https://www.ukrinform.ua/rubric-ato/3705574-u-cornomu-mori-nemae-rosijskih-nosiiv-kalibriv.html" text:style-name="Internet_20_link" text:visited-style-name="Visited_20_Internet_20_Link">
https://www.ukrinform.ua/rubric-ato/3705574-u-cornomu-mori-nemae-rosijskih-nosiiv-kalibriv.html</text:a>
</text:p>
      <!--NEWS-->
      <text:h text:style-name="P10" text:outline-level="1">
<text:span text:style-name="T4">
Charles III Coronation Ceremony</text:span>
</text:h>
      <text:p text:style-name="P4">
Authors: Ukrinform (Person)</text:p>
      <text:p text:style-name="P4">
Publisher: Укринформ (Organization)</text:p>
      <text:p text:style-name="P4">
Published Time: 2023-05-06T12:15:00+03:00</text:p>
      <text:p text:style-name="P4">
Modified Time: 2023-05-06T12:15:00+03:00</text:p>
      <text:p text:style-name="P4">
Description: In Westminster Abbey in London there is a Cerons of Charles III, which includes demonstration speeches and military processions. - Ukrinform.</text:p>
      <text:p text:style-name="P4">
Images: ["<text:a xlink:type="simple" xlink:href="https://static.ukrinform.com/photos/2023_03/thumb_files/630_360_1678806206-463.jpg" text:style-name="Internet_20_link" text:visited-style-name="Visited_20_Internet_20_Link">
630_360_16788...</text:a>
"]</text:p>
      <text:p text:style-name="P4">
Tags: ['Британія', 'Король', 'Чарльз ІІІ', 'Коронація']</text:p>
      <text:p text:style-name="P4">
Type: Article</text:p>
      <!--METADATA-->
      <text:p text:style-name="P4">
<draw:frame draw:style-name="fr1" draw:name="Image111" text:anchor-type="as-char" svg:width="6.9236in" svg:height="3.956343in" draw:z-index="0">
<draw:image xlink:href="../Images/yкринформ/2023-05-06T12-15-00-03-00/630_360_1678806206-463.jpg" xlink:type="simple" xlink:show="embed" xlink:actuate="onLoad" draw:mime-type="image/jpeg"/>
</draw:frame>
The Construction Abbey in London is the Cerassey Cerons of Charlesiiiiii, which includes demonstration performances and military processions.</text:p>
      <text:p text:style-name="P4">
As Ukrinform reports, the broadcasting leads <text:a xlink:type="simple" xlink:href="https://www.youtube.com/watch" text:style-name="Internet_20_link" text:visited-style-name="Visited_20_Internet_20_Link">
</text:a>
.</text:p>
      <text:p text:style-name="P4">
In the morning, King Charles and all persons involved in the ceremony began a tight schedule, reports <text:a xlink:type="simple" xlink:href="https://www.reuters.com/world/europe/king-charles-coronation-schedule-2023-05-05/" text:style-name="Internet_20_link" text:visited-style-name="Visited_20_Internet_20_Link">
</text:a>
.</text:p>
      <text:p text:style-name="P4">
About 6.30 for Grinvich(9.30 by Kyiv time)The door of the London Vestminster Abbey opened for parishioners. Later, in Centrrilondon, the military is expected to be shown along the ceremonial route.</text:p>
      <text:p text:style-name="P4">
From 8.30 by Greenwich(11.30 by Kyiv time)Foreign regulations arrive in the abbey, after which the royal procession will begin.</text:p>
      <text:p text:style-name="P4">
<text:span text:style-name="T4">
 Read also: </text:span>
 <text:a xlink:type="simple" xlink:href="https://www.ukrinform.ua/rubric-world/3705492-carlz-iii-so-vidomo-pro-novogo-korola-velikobritanii.html" text:style-name="Internet_20_link" text:visited-style-name="Visited_20_Internet_20_Link">
<text:span text:style-name="T4">
 Charles </text:span>
</text:a>
On the way to Westminster Abbey Charles and his wife Camillus will be conducted by cavalry units and musicians. They will pass through Themall - a large avenue outside the palace.</text:p>
      <text:p text:style-name="P4">
Until 10.00 by Greenwich(13.00 by Kyiv time)All the cost is expected. Under the sounds of bells, the members of the royal procession will go to the location, where a two -hour ceremony will begin.</text:p>
      <text:p text:style-name="P4">
Charles is crowned by Archbishop of Canterbury Justin Welbe. In honor of the coronation of London Tower and throughout the capital, throughout the country, in Gibraltar, the Nabershuda Islands and on ships in the open sea, fanfare salutes are heard.</text:p>
      <text:p text:style-name="P4">
At 12:00 by Grynwich(15.00 by Kyiv time)The royal couple depart a carriage from Westminster Abbey to Buckingham Palace. It is noted that Prince William, the son and heir to Charles, together with his wife Kate and three -hour will go in the first carriage for the king. Other members of the royal family will be behind.</text:p>
      <text:p text:style-name="P4">
According to the schedule, the coronation procession should come to the Buckingham Palace. Charles Camilla will go out into the garden, where the royal salute from representatives of the armory forces.</text:p>
      <text:p text:style-name="P4">
<text:span text:style-name="T4">
 Read also: </text:span>
 <text:a xlink:type="simple" xlink:href="https://www.ukrinform.ua/rubric-world/3703617-carlz-iii-pid-cas-koronacii-odagne-mantiu-iz-zolotimi-rukavami-stvorenu-dla-georga-v.html" text:style-name="Internet_20_link" text:visited-style-name="Visited_20_Internet_20_Link">
<text:span text:style-name="T4">
 Charles </text:span>
</text:a>
After that, the traditional exit of the royal family members at the Balconbukhahane Palace is expected.As reported by Ukrinform, to London for the coronation of Charles III. Invited high -person, among them Ukrainian, while Russian was not invited.</text:p>
      <text:p text:style-name="P4">
The Queen of the United Kingdom died on September 8, 2022 at the age of 97.</text:p>
      <text:p text:style-name="P4">
On September 10, Charles III was officially proclaimed by King of the United Kingdom.</text:p>
      <text:p text:style-name="P4">
British monarchs remain uniform in Europe, which for more than a thousand years protect the tradition of coronation. In addition, it will be the first coronation of the 19th century.</text:p>
      <text:p text:style-name="P4">
News Source: <text:a xlink:type="simple" xlink:href="https://www.ukrinform.ua/rubric-world/3705581-ceremonia-koronacii-carlza-iii.html" text:style-name="Internet_20_link" text:visited-style-name="Visited_20_Internet_20_Link">
https://www.ukrinform.ua/rubric-world/3705581-ceremonia-koronacii-carlza-iii.html</text:a>
</text:p>
      <!--NEWS-->
      <text:h text:style-name="P10" text:outline-level="1">
<text:span text:style-name="T4">
In the captivity of the Russian Federation are several hundred women -military - coordination headquarters</text:span>
</text:h>
      <text:p text:style-name="P4">
Authors: Ukrinform (Person)</text:p>
      <text:p text:style-name="P4">
Publisher: Укринформ (Organization)</text:p>
      <text:p text:style-name="P4">
Published Time: 2023-05-06T12:21:00+03:00</text:p>
      <text:p text:style-name="P4">
Modified Time: 2023-05-06T12:21:00+03:00</text:p>
      <text:p text:style-name="P4">
Description: Several hundred women-military women are in Russian captivity. Ukraine demands their return without any exchanges, as provided for by the Geneva Convention. - Ukrinform.</text:p>
      <text:p text:style-name="P4">
Images: ["<text:a xlink:type="simple" xlink:href="https://static.ukrinform.com/photos/2023_05/thumb_files/630_360_1683364805-592.jpg" text:style-name="Internet_20_link" text:visited-style-name="Visited_20_Internet_20_Link">
630_360_16833...</text:a>
"]</text:p>
      <text:p text:style-name="P4">
Tags: ['Військові', 'Полонені', 'Жінки', 'Війна з росією']</text:p>
      <text:p text:style-name="P4">
Type: Article</text:p>
      <!--METADATA-->
      <text:p text:style-name="P4">
<draw:frame draw:style-name="fr1" draw:name="Image112" text:anchor-type="as-char" svg:width="6.9236in" svg:height="3.951463in" draw:z-index="0">
<draw:image xlink:href="../Images/yкринформ/2023-05-06T12-21-00-03-00/630_360_1683364805-592.jpg" xlink:type="simple" xlink:show="embed" xlink:actuate="onLoad" draw:mime-type="image/jpeg"/>
</draw:frame>
The Urosian captivity is several hundred women-war women. Ukraine demands a return without any exchanges, as provided for by the Geneva Convention.</text:p>
      <text:p text:style-name="P4">
This was reported during a briefing on Saturday by the coordination staff of prisoners of war Bogdan Okhrimenko and Victoriabalyuk, Ukrinform correspondent reports.</text:p>
      <text:p text:style-name="P4">
“There are several hundred Ukrainian women-military women in hostile casemates.</text:p>
      <text:p text:style-name="P4">
The coordination headquarters and all public authorities work in order to get their return more quickly, ”Okhrimenko said.</text:p>
      <text:p text:style-name="P4">
In turn, Tsymbalyuk added that Ukraine, for its part, adheres to the Normzhzhevsk Convention, which does not provide for the maintenance of women-military women, and also requires it from <text:a xlink:type="simple" xlink:href="https://www.ukrinform.ua/tag-rosia" text:style-name="Internet_20_link" text:visited-style-name="Visited_20_Internet_20_Link">
</text:a>
.</text:p>
      <text:p text:style-name="P4">
“Ukraine adheres to the Geneva Convention. Russian military women who were captured were repatriated. We also demand this from the Russian page: to return women -women without conditions and exchange, ”she said.</text:p>
      <text:p text:style-name="P4">
<text:span text:style-name="T4">
 Read also: </text:span>
 <text:a xlink:type="simple" xlink:href="https://www.ukrinform.ua/rubric-ato/3704033-iz-polonu-vdaetsa-povertati-vijskovih-pro-akih-zovsim-ne-bulo-informacii-koordstab.html" text:style-name="Internet_20_link" text:visited-style-name="Visited_20_Internet_20_Link">
</text:a>
According to Tsymbalyuk, unlike women-military women, the exact number of Ukrainian civilians who are in the Russian Federation is unknown. At the same time, the organizations are working to find out and get their return home. The coordination headquarters consider more than 300 Ukrainian children in the coordination headquarters.</text:p>
      <text:p text:style-name="P4">
As reported <text:a xlink:type="simple" xlink:href="https://www.ukrinform.ua/rubric-ato/3704780-obmin-vsih-na-vsih-iz-rf-moze-stosuvatisa-tilki-vijskovih-lubinec.html" text:style-name="Internet_20_link" text:visited-style-name="Visited_20_Internet_20_Link">
</text:a>
, Dmitry Lubinets, the Overwanding Council of Human Rights, said at a press conference Vykiyev that the exchange in the format of "all on all" with Russia may relate to only military, civilian hostages in this way will not be returned to their homeland.</text:p>
      <text:p text:style-name="P4">
News Source: <text:a xlink:type="simple" xlink:href="https://www.ukrinform.ua/rubric-ato/3705582-u-poloni-rf-perebuvaut-kilka-soten-zinokvijskovih-koordinacijnij-stab.html" text:style-name="Internet_20_link" text:visited-style-name="Visited_20_Internet_20_Link">
https://www.ukrinform.ua/rubric-ato/3705582-u-poloni-rf-perebuvaut-kilka-soten-zinokvijskovih-koordinacijnij-stab.html</text:a>
</text:p>
      <!--NEWS-->
      <text:h text:style-name="P10" text:outline-level="1">
<text:span text:style-name="T4">
Sudan has destroyed more than a million doses of polio - UNICEF</text:span>
</text:h>
      <text:p text:style-name="P4">
Authors: Ukrinform (Person)</text:p>
      <text:p text:style-name="P4">
Publisher: Укринформ (Organization)</text:p>
      <text:p text:style-name="P4">
Published Time: 2023-05-06T12:28:00+03:00</text:p>
      <text:p text:style-name="P4">
Modified Time: 2023-05-06T12:28:00+03:00</text:p>
      <text:p text:style-name="P4">
Description: More than 1 million doses of polio vaccine intended for children were destroyed as a result of looting during armed conflict in Sudan. - Ukrinform.</text:p>
      <text:p text:style-name="P4">
Images: ["<text:a xlink:type="simple" xlink:href="https://static.ukrinform.com/photos/2022_01/thumb_files/630_360_1642148554-750.jpg" text:style-name="Internet_20_link" text:visited-style-name="Visited_20_Internet_20_Link">
630_360_16421...</text:a>
"]</text:p>
      <text:p text:style-name="P4">
Tags: ['Судан', 'ЮНІСЕФ', 'Вакцина', 'Поліомієліт']</text:p>
      <text:p text:style-name="P4">
Type: Article</text:p>
      <!--METADATA-->
      <text:p text:style-name="P4">
<draw:frame draw:style-name="fr1" draw:name="Image113" text:anchor-type="as-char" svg:width="6.9236in" svg:height="3.956343in" draw:z-index="0">
<draw:image xlink:href="../Images/yкринформ/2023-05-06T12-28-00-03-00/630_360_1642148554-750.jpg" xlink:type="simple" xlink:show="embed" xlink:actuate="onLoad" draw:mime-type="image/jpeg"/>
</draw:frame>
More than 1 million of doses of polio vaccine intended for children was destroyed by the ascent of looting during armed conflict in Sudan.</text:p>
      <text:p text:style-name="P4">
As Ukrinform reports, it reports <text:a xlink:type="simple" xlink:href="https://www.reuters.com/world/africa/unicef-more-than-1-million-polio-vaccines-lost-sudan-2023-05-05/" text:style-name="Internet_20_link" text:visited-style-name="Visited_20_Internet_20_Link">
</text:a>
.</text:p>
      <text:p text:style-name="P4">
"A number of cold chain objects have been looted, damaged and destroyed, including more than one million <text:a xlink:type="simple" xlink:href="https://www.ukrinform.ua/tag-vakcina" text:style-name="Internet_20_link" text:visited-style-name="Visited_20_Internet_20_Link">
</text:a>
Opoliomyelitis in Southern Darfur, " - said the Deputy Director of Emergency Programs UNICEF Hayzel de Wet.</text:p>
      <text:p text:style-name="P4">
The agency conducted a series of polio vaccination campaigns in Sudanin in late 2022.</text:p>
      <text:p text:style-name="P4">
The database of the World Health Organization testifies to 28 attacks in Sudan since the beginning of the conflict last month.</text:p>
      <text:p text:style-name="P4">
<text:span text:style-name="T4">
 Read also: </text:span>
 <text:a xlink:type="simple" xlink:href="https://www.ukrinform.ua/rubric-world/3705233-v-oon-zaklikaut-uradi-krain-ne-povertati-bizenciv-do-sudanu.html" text:style-name="Internet_20_link" text:visited-style-name="Visited_20_Internet_20_Link">
<text:span text:style-name="T4">
 Sudan </text:span>
</text:a>
Polio - a disease that mainly affects children under 5 years of age, can bring to paralysis and death. Africa was declared a free -controlled outbreak of polio in 2020, but Malawi, Mozambick, Jesudan, reported the cases of imported cases last year.</text:p>
      <text:p text:style-name="P4">
As reported <text:a xlink:type="simple" xlink:href="https://www.ukrinform.ua/rubric-world/3704294-v-oon-zaklikaut-storoni-konfliktu-u-sudani-zabezpeciti-zahist-gumdopomogi.html" text:style-name="Internet_20_link" text:visited-style-name="Visited_20_Internet_20_Link">
</text:a>
, the head of the UN Humanitarian Program Martin Griffiths stated that he was working with the obligation from the warring parties in Sudan to protect the humanitarian assistance to ensure its delivery to those who need it.</text:p>
      <text:p text:style-name="P4">
<text:span text:style-name="T5">
Foto: UNICEF</text:span>
</text:p>
      <text:p text:style-name="P4">
News Source: <text:a xlink:type="simple" xlink:href="https://www.ukrinform.ua/rubric-world/3705585-u-sudani-znisili-ponad-miljon-doz-vakcini-proti-poliomielitu-unisef.html" text:style-name="Internet_20_link" text:visited-style-name="Visited_20_Internet_20_Link">
https://www.ukrinform.ua/rubric-world/3705585-u-sudani-znisili-ponad-miljon-doz-vakcini-proti-poliomielitu-unisef.html</text:a>
</text:p>
      <!--NEWS-->
      <text:h text:style-name="P10" text:outline-level="1">
<text:span text:style-name="T4">
Nayev: Infantry is a marker of Ukrainian territory, behind her back - life and free Ukraine</text:span>
</text:h>
      <text:p text:style-name="P4">
Authors: Ukrinform (Person)</text:p>
      <text:p text:style-name="P4">
Publisher: Укринформ (Organization)</text:p>
      <text:p text:style-name="P4">
Published Time: 2023-05-06T12:30:00+03:00</text:p>
      <text:p text:style-name="P4">
Modified Time: 2023-05-06T12:30:00+03:00</text:p>
      <text:p text:style-name="P4">
Description: Commander of the United Armed Forces of Ukraine Lieutenant General Sergey Naev emphasizes that the infantry is a marker of the Ukrainian territory, behind her back-life and free Ukraine. - Ukrinform.</text:p>
      <text:p text:style-name="P4">
Images: ["<text:a xlink:type="simple" xlink:href="https://static.ukrinform.com/photos/2022_07/thumb_files/630_360_1656655598-156.jpg" text:style-name="Internet_20_link" text:visited-style-name="Visited_20_Internet_20_Link">
630_360_16566...</text:a>
"]</text:p>
      <text:p text:style-name="P4">
Tags: ['ЗСУ', 'Сергій Наєв', 'День піхоти']</text:p>
      <text:p text:style-name="P4">
Type: Article</text:p>
      <!--METADATA-->
      <text:p text:style-name="P4">
<draw:frame draw:style-name="fr1" draw:name="Image114" text:anchor-type="as-char" svg:width="6.9236in" svg:height="3.956343in" draw:z-index="0">
<draw:image xlink:href="../Images/yкринформ/2023-05-06T12-30-00-03-00/630_360_1656655598-156.jpg" xlink:type="simple" xlink:show="embed" xlink:actuate="onLoad" draw:mime-type="image/jpeg"/>
</draw:frame>
The Commander-in-Chief of the Armed Forces of Ukraine Lieutenant General Sergey Naev emphasizes that the infantry is a marker of the Ukrainian territory, behind her back-life and free Ukraine.</text:p>
      <text:p text:style-name="P4">
As Ukrinform reports, Naev said in <text:a xlink:type="simple" xlink:href="https://t.me/SerhiyNaiev/51" text:style-name="Internet_20_link" text:visited-style-name="Visited_20_Internet_20_Link">
</text:a>
Valid of the Armed Forces of the Armed Forces.</text:p>
      <text:p text:style-name="P4">
“Attack, defend, storm and hold positions, win in battle - this, unchanging and honorable infantry tasks. It has been from ancient times, so is it today. Only infantry is reinforced with artillery, aviation, tanks and armored technique can destroy the enemy's living power and achieve the desired goal. The infantry strength depends on the power of its fire, ”the commander said.</text:p>
      <text:p text:style-name="P4">
<text:span text:style-name="T5">
Video: Sergey Naev</text:span>
</text:p>
      <text:p text:style-name="P4">
According to <text:a xlink:type="simple" xlink:href="https://www.ukrinform.ua/tag-naev" text:style-name="Internet_20_link" text:visited-style-name="Visited_20_Internet_20_Link">
</text:a>
, infantry is a marker, a mark where the Ukrainian territory is, and where it is hostile, and behind its back, the life of Tavilna Ukraine, in front - an enemy that needs to be destroyed.</text:p>
      <text:p text:style-name="P4">
<text:span text:style-name="T4">
 Read also: </text:span>
 <text:a xlink:type="simple" xlink:href="https://www.ukrinform.ua/rubric-ato/3705285-u-pivnicnij-operacijnij-zoni-oborona-zmicnuetsa-sodna-naev.html" text:style-name="Internet_20_link" text:visited-style-name="Visited_20_Internet_20_Link">
<text:span text:style-name="T4">
 Naev </text:span>
</text:a>
According to the commander, Ukrainians have one country and one for all the war. The Ukrainian people will surely win. "And our victory will also be one in the way," Naev emphasized.</text:p>
      <text:p text:style-name="P4">
As it was reported, on May 6, Ukrainian infantrymen celebrate the professional holiday - the day of the infantry of the Armed Forces of Ukraine, which was established in 2019 by the then resident President Petro Poroshenko.</text:p>
      <text:p text:style-name="P4">
News Source: <text:a xlink:type="simple" xlink:href="https://www.ukrinform.ua/rubric-ato/3705589-naev-pihota-e-markerom-ukrainskoi-teritorii-za-ii-spinou-zitta-ta-vilna-ukraina.html" text:style-name="Internet_20_link" text:visited-style-name="Visited_20_Internet_20_Link">
https://www.ukrinform.ua/rubric-ato/3705589-naev-pihota-e-markerom-ukrainskoi-teritorii-za-ii-spinou-zitta-ta-vilna-ukraina.html</text:a>
</text:p>
      <!--NEWS-->
      <text:h text:style-name="P10" text:outline-level="1">
<text:span text:style-name="T4">
Diaspora urged Portugal to condemn the ideology of Rashism</text:span>
</text:h>
      <text:p text:style-name="P4">
Authors: Ukrinform (Person)</text:p>
      <text:p text:style-name="P4">
Publisher: Укринформ (Organization)</text:p>
      <text:p text:style-name="P4">
Published Time: 2023-05-06T12:45:00+03:00</text:p>
      <text:p text:style-name="P4">
Modified Time: 2023-05-06T12:45:00+03:00</text:p>
      <text:p text:style-name="P4">
Description: The Ukrainian community in Portugal appealed to the Parliament of the Republic to support the Resolution of the Verkhovna Rada of Ukraine of May 2, which Rashism condemns as the basic ideology of the state policy of the Russian Federation. - Ukrinform.</text:p>
      <text:p text:style-name="P4">
Images: ["<text:a xlink:type="simple" xlink:href="https://static.ukrinform.com/photos/2023_05/thumb_files/630_360_1683366289-720.jpg" text:style-name="Internet_20_link" text:visited-style-name="Visited_20_Internet_20_Link">
630_360_16833...</text:a>
"]</text:p>
      <text:p text:style-name="P4">
Tags: ['Діаспора', 'Португалія', 'Війна з росією', 'Рашизм']</text:p>
      <text:p text:style-name="P4">
Type: Article</text:p>
      <!--METADATA-->
      <text:p text:style-name="P4">
<draw:frame draw:style-name="fr1" draw:name="Image115" text:anchor-type="as-char" svg:width="6.9236in" svg:height="3.956343in" draw:z-index="0">
<draw:image xlink:href="../Images/yкринформ/2023-05-06T12-45-00-03-00/630_360_1683366289-720.jpg" xlink:type="simple" xlink:show="embed" xlink:actuate="onLoad" draw:mime-type="image/jpeg"/>
</draw:frame>
The Ukrainian citizen in Portugal appealed to the Parliament of the Republic to support the resolution of the Verkhovna Rada of Ukraine of May 2, which Rashism was constantly considering as the basic ideology of the state policy of the Russian Federation.</text:p>
      <text:p text:style-name="P4">
As Ukrinform reports, about it in <text:a xlink:type="simple" xlink:href="https://www.facebook.com/kozakxp/posts/pfbid036jabFBcUbRdMbLNdsCLA5RnzD4mFJ2DUT5LZ6LwJCkzK7Nbmqto1ibK9xEvBTJ9el" text:style-name="Internet_20_link" text:visited-style-name="Visited_20_Internet_20_Link">
</text:a>
Pavel Sadokha - Vice president of the World Congress of Ukrainians in Western Southern Europe, was reported by the head of the Union of Ukrainians in Portugal.</text:p>
      <text:p text:style-name="P4">
He recalled that <text:a xlink:type="simple" xlink:href="https://www.ukrinform.ua/rubric-polytics/3703692-rada-zvernulas-do-svitu-iz-zaklikom-zasuditi-rasizm-ta-viznati-rf-derzavouteroristom.html" text:style-name="Internet_20_link" text:visited-style-name="Visited_20_Internet_20_Link">
</text:a>
all states and fundamental human rights.</text:p>
      <text:p text:style-name="P4">
<text:span text:style-name="T4">
 Read also: </text:span>
 <text:a xlink:type="simple" xlink:href="https://www.ukrinform.ua/rubric-diaspora/3699211-ukrainci-vlastuvali-akciu-protestu-u-lisaboni-pid-cas-vizitu-prezidenta-brazilii.html" text:style-name="Internet_20_link" text:visited-style-name="Visited_20_Internet_20_Link">
<text:span text:style-name="T4">
 Ukrainians </text:span>
 <text:span text:style-name="T4">
 </text:span>
 arranged <text:span text:style-name="T4">
 </text:span>
 stock <text:span text:style-name="T4">
 </text:span>
 protest <text:span text:style-name="T4">
<text:span text:style-name="T5">
* Lisboni </text:span>
* </text:span>
 <text:span text:style-name="T4">
 Under </text:span>
 <text:span text:style-name="T4">
 </text:span>
 time <text:span text:style-name="T4">
 </text:span>
 visit <text:span text:style-name="T4">
 </text:span>
 <text:span text:style-name="T4">
 </text:span>
 <text:span text:style-name="T4">
 </text:span>
 President <text:span text:style-name="T4">
 </text:span>
 Brazil **</text:a>
The Chairman of the Union of Ukrainians in Portugal noted that the Ukrainian Parliament Resolution is also calling on the UN, the European Parliament, the Parliamentary Assembly of Europe, the OSCE Parliamentary Assembly and the NATO Parliamentary Assembly, as well as the governments and parliaments of the countries.</text:p>
      <text:p text:style-name="P4">
Mr. Sadokha also added that Portugal has also become the object of threatening Taravanchist rhetoric by the Kremlin's propaganda machine.</text:p>
      <text:p text:style-name="P4">
"Newly(May 3 2023)In one of the most popular programs of the State Television Channel "Russia-1" the propagandist Volodymyr Solovyov expressed the possibility of interfering with Russian troops into Portugal, justifying it that it is necessary to "punish all the scums that supported the Ukrainian Nazi regime," he reported.<text:span text:style-name="T5">
Foto: Amaury Laporte</text:span>
</text:p>
      <text:p text:style-name="P4">
News Source: <text:a xlink:type="simple" xlink:href="https://www.ukrinform.ua/rubric-diaspora/3705592-diaspora-zaklikala-portugaliu-zasuditi-ideologiu-rasizmu.html" text:style-name="Internet_20_link" text:visited-style-name="Visited_20_Internet_20_Link">
https://www.ukrinform.ua/rubric-diaspora/3705592-diaspora-zaklikala-portugaliu-zasuditi-ideologiu-rasizmu.html</text:a>
</text:p>
      <!--NEWS-->
      <text:h text:style-name="P10" text:outline-level="1">
<text:span text:style-name="T4">
In Avdiivka, the body of a utility was taken out of the rubble</text:span>
</text:h>
      <text:p text:style-name="P4">
Authors: Ukrinform (Person)</text:p>
      <text:p text:style-name="P4">
Publisher: Укринформ (Organization)</text:p>
      <text:p text:style-name="P4">
Published Time: 2023-05-06T12:47:00+03:00</text:p>
      <text:p text:style-name="P4">
Modified Time: 2023-05-06T12:47:00+03:00</text:p>
      <text:p text:style-name="P4">
Description: In Avdiivka in Donetsk, the body of a communal, who died as a result of a rocket strike on April 30, also took the search for an elderly woman who died after a blow, which the Russian troops struck the day befor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Авдіївка', 'Війна з росією']</text:p>
      <text:p text:style-name="P4">
Type: Article</text:p>
      <!--METADATA-->
      <text:p text:style-name="P4">
<draw:frame draw:style-name="fr1" draw:name="Image116" text:anchor-type="as-char" svg:width="6.9236in" svg:height="3.948443in" draw:z-index="0">
<draw:image xlink:href="../Images/yкринформ/2023-05-06T12-47-00-03-00/630_360_1538997483-946.jpg" xlink:type="simple" xlink:show="embed" xlink:actuate="onLoad" draw:mime-type="image/jpeg"/>
</draw:frame>
In Avdiwin, the Donetsk region was taken from under the rubble the body of the utility, who died in the first time of April 30, also continue the search for an elderly woman who died after a blow, which the troops of the Russian Federation were struck the day before.</text:p>
      <text:p text:style-name="P4">
Vitaliy Barabash said this on the national telephone "Unified News" on the National Television Teleternist "Unified News", Ukrinform reports.</text:p>
      <text:p text:style-name="P4">
“Yesterday was a airline strike in the central part of the city. Two multi -storey buildings were destroyed, resulting in a family who lived on the second version of one of the houses, came under Zip. There was a man of Tazhinka(couple - ed.)and an elderly woman, 1936.(Younger) жінку викинуло увікно, її знайшли поруч із будинком - вона <text:a xlink:type="simple" xlink:href="https://www.ukrinform.ua/tag-zagibel" text:style-name="Internet_20_link" text:visited-style-name="Visited_20_Internet_20_Link">
 </text:a>
. The man was later taken from under the rubble, he also died. The litter has not yet been found, it is under the rubble. And yesterday we also found our communal, who came under the rocket strike on April 30, ”Barabash said.</text:p>
      <text:p text:style-name="P4">
He noted that staying in the city is extremely dangerous, but residents are not able to evacuate.</text:p>
      <text:p text:style-name="P4">
“We will not clear all clearly, even somehow a dramatic situation to change about the number of people in the city. Avdiivka is not a frontier community, Affrontov, but unfortunately, there is no mechanism. And it would be nice if people went. Unfortunately, they don't go, ”Barabash said.</text:p>
      <text:p text:style-name="P4">
<text:span text:style-name="T4">
 Read also: </text:span>
 <text:a xlink:type="simple" xlink:href="https://www.ukrinform.ua/rubric-regions/3705543-poskodzeni-dva-zavodi-ta-ponad-20-bagatopoverhivok-naslidki-obstriliv-na-doneccini.html" text:style-name="Internet_20_link" text:visited-style-name="Visited_20_Internet_20_Link">
</text:a>
As reported by Ukrinform, the invaders do not stop the shelling of Avdiivka. In particular, on April 30, Russian terrorists fired at the city of "Grads", tanks and hit the flyer. During the shelling of the city, all three floors of one of the buildings in the central part formed to the foundation.</text:p>
      <text:p text:style-name="P4">
In Avdiivka, according to city authorities, <text:a xlink:type="simple" xlink:href="https://www.ukrinform.ua/rubric-ato/3700216-v-avdiivci-zalisaetsa-odna-ditina-aku-prihovuut-batki-golova-mva.html" text:style-name="Internet_20_link" text:visited-style-name="Visited_20_Internet_20_Link">
</text:a>
, which parents are hidden without agreeing to evacuate. Now, the ladies, there are no contact with parents at all, and during the last one and a half -year neighbors have not seen adult members of this family.</text:p>
      <text:p text:style-name="P4">
News Source: <text:a xlink:type="simple" xlink:href="https://www.ukrinform.ua/rubric-regions/3705598-v-avdiivci-distali-zpid-zavaliv-tilo-zagiblogo-komunalnika.html" text:style-name="Internet_20_link" text:visited-style-name="Visited_20_Internet_20_Link">
https://www.ukrinform.ua/rubric-regions/3705598-v-avdiivci-distali-zpid-zavaliv-tilo-zagiblogo-komunalnika.html</text:a>
</text:p>
      <!--NEWS-->
      <text:h text:style-name="P10" text:outline-level="1">
<text:span text:style-name="T4">
US companies are interested in investing in the reconstruction of Kharkiv energy infrastructure - mayor</text:span>
</text:h>
      <text:p text:style-name="P4">
Authors: Ukrinform (Person)</text:p>
      <text:p text:style-name="P4">
Publisher: Укринформ (Organization)</text:p>
      <text:p text:style-name="P4">
Published Time: 2023-05-06T12:49:00+03:00</text:p>
      <text:p text:style-name="P4">
Modified Time: 2023-05-06T12:49:00+03:00</text:p>
      <text:p text:style-name="P4">
Description: US companies are interested in investing in the reconstruction of Kharkiv energy infrastructure. - Ukrinform.</text:p>
      <text:p text:style-name="P4">
Images: ["<text:a xlink:type="simple" xlink:href="https://static.ukrinform.com/photos/2021_11/thumb_files/630_360_1635808673-527.png" text:style-name="Internet_20_link" text:visited-style-name="Visited_20_Internet_20_Link">
630_360_16358...</text:a>
"]</text:p>
      <text:p text:style-name="P4">
Tags: ['США', 'Харків', 'Терехов', 'Єдині новини']</text:p>
      <text:p text:style-name="P4">
Type: Article</text:p>
      <!--METADATA-->
      <text:p text:style-name="P4">
<draw:frame draw:style-name="fr1" draw:name="Image117" text:anchor-type="as-char" svg:width="6.9236in" svg:height="3.956343in" draw:z-index="0">
<draw:image xlink:href="../Images/yкринформ/2023-05-06T12-49-00-03-00/630_360_1635808673-527.png" xlink:type="simple" xlink:show="embed" xlink:actuate="onLoad" draw:mime-type="image/png"/>
</draw:frame>
US companies are interested in investing in the reconstruction of Kharkiv.</text:p>
      <text:p text:style-name="P4">
Kharkiv Chairman Igor Terekhov said this on the national telephone "Unified News" on the air of the only news, Ukrinform correspondent reports.</text:p>
      <text:p text:style-name="P4">
“Yesterday ended my visit to <text:a xlink:type="simple" xlink:href="https://www.ukrinform.ua/tag-ssa" text:style-name="Internet_20_link" text:visited-style-name="Visited_20_Internet_20_Link">
</text:a>
, he was saturated. At all meetings, the theme of the post -war building of Kharkiv was held with red thread. The United States is our strategic partner. There were meetings of the Ukrainian House with investors, international companies and organizations, international funds. It was primarily about the restoration of energy infrastructure, there is an interest in investing in it, ”the city chairman said.</text:p>
      <text:p text:style-name="P4">
According to him, the total losses of the city due to the invasion of the Russian Federation are currently $ 9.5 billion, no country will be able to invest such funds.</text:p>
      <text:p text:style-name="P4">
“We have approximate calculations, but the war is ongoing, and we have shelling, and they will, I think so, destruction. To date, it is $ 9.5 billion. It is, of course, huge money, and no country can afford to spend such funds on Kharkiv, on the restoration of the city of Kharkiv, ” - said Terekhov.</text:p>
      <text:p text:style-name="P4">
<text:span text:style-name="T4">
 Read also: </text:span>
 <text:a xlink:type="simple" xlink:href="https://www.ukrinform.ua/rubric-regions/3687049-u-harkovi-potrebuut-rozminuvanna-kladovisa-ta-lisosmugi.html" text:style-name="Internet_20_link" text:visited-style-name="Visited_20_Internet_20_Link">
</text:a>
He added that during his working trip to the United States, he talked to international financial institutions on raising funds, including credit for renewal of Kharkiv and its critical infrastructure.</text:p>
      <text:p text:style-name="P4">
As reported <text:a xlink:type="simple" xlink:href="https://www.ukrinform.ua/rubric-vidbudova/3700881-vidbudovu-harkova-obgovorat-na-samiti-v-amerikanskomu-denveri.html" text:style-name="Internet_20_link" text:visited-style-name="Visited_20_Internet_20_Link">
</text:a>
, at the end of the blossom, he went to the United States, to negotiate with representatives of the American lawyer to rebuild Kharkiv. He visited Washington as well as the Summit of Udenver.</text:p>
      <text:p text:style-name="P4">
News Source: <text:a xlink:type="simple" xlink:href="https://www.ukrinform.ua/rubric-vidbudova/3705594-kompanii-ssa-zacikavleni-v-investuvanni-u-vidbudovu-energeticnoi-infrastrukturi-harkova-mer.html" text:style-name="Internet_20_link" text:visited-style-name="Visited_20_Internet_20_Link">
https://www.ukrinform.ua/rubric-vidbudova/3705594-kompanii-ssa-zacikavleni-v-investuvanni-u-vidbudovu-energeticnoi-infrastrukturi-harkova-mer.html</text:a>
</text:p>
      <!--NEWS-->
      <text:h text:style-name="P10" text:outline-level="1">
<text:span text:style-name="T4">
Successful counter -offensive operations became possible due to the infantry's professionalism - Syrsky</text:span>
</text:h>
      <text:p text:style-name="P4">
Authors: Ukrinform (Person)</text:p>
      <text:p text:style-name="P4">
Publisher: Укринформ (Organization)</text:p>
      <text:p text:style-name="P4">
Published Time: 2023-05-06T12:55:44+03:00</text:p>
      <text:p text:style-name="P4">
Modified Time: 2023-05-06T12:55:44+03:00</text:p>
      <text:p text:style-name="P4">
Description: The commander of the Land Forces of the Armed Forces of Ukraine, Colonel-General Alexander Sirsky is convinced that successful counter-offensive operations have become possible due to the clear discipline and professionalism of the infantry. - Ukrinform.</text:p>
      <text:p text:style-name="P4">
Images: ["<text:a xlink:type="simple" xlink:href="https://static.ukrinform.com/photos/2021_03/thumb_files/630_360_1615386443-107.jpg" text:style-name="Internet_20_link" text:visited-style-name="Visited_20_Internet_20_Link">
630_360_16153...</text:a>
"]</text:p>
      <text:p text:style-name="P4">
Tags: ['ЗСУ', 'Сирський', 'Війна з росією', 'Контрнаступ']</text:p>
      <text:p text:style-name="P4">
Type: Article</text:p>
      <!--METADATA-->
      <text:p text:style-name="P4">
<draw:frame draw:style-name="fr1" draw:name="Image118" text:anchor-type="as-char" svg:width="6.9236in" svg:height="3.956343in" draw:z-index="0">
<draw:image xlink:href="../Images/yкринформ/2023-05-06T12-55-44-03-00/630_360_1615386443-107.jpg" xlink:type="simple" xlink:show="embed" xlink:actuate="onLoad" draw:mime-type="image/jpeg"/>
</draw:frame>
The Commander-in-Chief of the Armed Forces of Ukraine, Colonel-General Alexander Syrsky, remarked that successful counter-offensive operations became possible due to the clear discipline and professionalism of the infantry.</text:p>
      <text:p text:style-name="P4">
According to Ukrinform, Syrsky wrote about it in <text:a xlink:type="simple" xlink:href="https://t.me/osirskiy/61" text:style-name="Internet_20_link" text:visited-style-name="Visited_20_Internet_20_Link">
</text:a>
On the occasion of the Armed Forces of the Armed Forces.</text:p>
      <text:p text:style-name="P4">
"It is a holiday of steel and courageous men. Infantry is about endurance, courage, courage and heroism. And also about character - it is the basis of stability. As Karlklausewitz wrote, under the term" power the conclusions of another's or their own viewing system, whether they arise from the principles, norms, instant impressions and any other reasons of the mind, " - said the commander <text:a xlink:type="simple" xlink:href="https://www.ukrinform.ua/tag-zsu" text:style-name="Internet_20_link" text:visited-style-name="Visited_20_Internet_20_Link">
</text:a>
.</text:p>
      <text:p text:style-name="P4">
According to Sirsky, infantrymen are always where it is difficult. "In recent years, you have demonstrated that even in the most difficult situations it is possible to renovate the course of events in your own benefit. And even where the enemy prevails, it is possible to conquer Ukrainian land. Successful counter -offensive operations are possible due to its clear discipline and infantry,"</text:p>
      <text:p text:style-name="P4">
As Syrsky emphasized, it is a holiday not only of the Land Forces, but also the defenders of the territorial defense, landing and assault troops, Marines, and all, "who is holding the front line in the trenches, where heavy fights are being held."</text:p>
      <text:p text:style-name="P4">
<text:span text:style-name="T4">
 Read also: </text:span>
 <text:a xlink:type="simple" xlink:href="https://www.ukrinform.ua/rubric-ato/3703424-sirskij-vidvidav-ukrainskih-bijciv-na-bahmutskomu-napramku.html" text:style-name="Internet_20_link" text:visited-style-name="Visited_20_Internet_20_Link">
<text:span text:style-name="T4">
 Syrsky </text:span>
</text:a>
"Eternal honors to fallen heroes who gave their lives in the fight against Podlimagressor. Glory to everyone who continues to fight and fearlessly destroys enemies. It is convinced that in the near future Ukrainian infantry will lift Ukrainian labor over de -occupied Donetsk, Lugansk and in the Crimea."</text:p>
      <text:p text:style-name="P4">
As reported by Ukrinform, <text:a xlink:type="simple" xlink:href="https://www.ukrinform.ua/rubric-society/3705527-zelenskij-podakuvav-pihotincam-za-muznist-stijkist-i-samopozertvu.html" text:style-name="Internet_20_link" text:visited-style-name="Visited_20_Internet_20_Link">
</text:a>
On behalf of the Ukrainian people, he thanked the infantrymen and selfless military duty, courage, and sustainability in the fighting with the Russian aggressor.</text:p>
      <text:p text:style-name="P4">
News Source: <text:a xlink:type="simple" xlink:href="https://www.ukrinform.ua/rubric-ato/3705597-vdali-kontrnastupalni-operacii-stali-mozlivimi-zavdaki-profesionalizmu-pihoti-sirskij.html" text:style-name="Internet_20_link" text:visited-style-name="Visited_20_Internet_20_Link">
https://www.ukrinform.ua/rubric-ato/3705597-vdali-kontrnastupalni-operacii-stali-mozlivimi-zavdaki-profesionalizmu-pihoti-sirskij.html</text:a>
</text:p>
      <!--NEWS-->
      <text:h text:style-name="P10" text:outline-level="1">
<text:span text:style-name="T4">
In the Kherson region, six rescuers killed when Russian troops shelled them during demining w...</text:span>
</text:h>
      <text:p text:style-name="P4">
Authors: liveuamap (Language: en)</text:p>
      <text:p text:style-name="P4">
Time: 2023-05-06T13:03:00</text:p>
      <text:p text:style-name="P4">
Location: Kherson (Latitude:46.83718 Longtitude:33.39775)</text:p>
      <text:p text:style-name="P4">
Videos: []</text:p>
      <text:p text:style-name="P4">
Images: []</text:p>
      <text:p text:style-name="P4">
Tags: ["Europe", "Central and Eastern Europe"]</text:p>
      <text:p text:style-name="P4">
Id: 22560953</text:p>
      <!--METADATA-->
      <text:p text:style-name="P4">
In the Kherson region, six rescuers killed when Russian troops shelled themduring demining works. Two more, including a female paramedic, were injured</text:p>
      <text:p text:style-name="P4">
News Collection Link: <text:a xlink:type="simple" xlink:href="https://liveuamap.com/en/2023/6-may-in-the-kherson-region-six-rescuers-killed-when-russian" text:style-name="Internet_20_link" text:visited-style-name="Visited_20_Internet_20_Link">
https://liveuamap.com/en/2023/6-may-in-the-kherson-region-six-rescuers-killed-when-russian</text:a>
</text:p>
      <text:p text:style-name="P4">
News Source: <text:a xlink:type="simple" xlink:href="https://t.me/babel/31981" text:style-name="Internet_20_link" text:visited-style-name="Visited_20_Internet_20_Link">
https://t.me/babel/31981</text:a>
</text:p>
      <!--NEWS-->
      <text:h text:style-name="P10" text:outline-level="1">
<text:span text:style-name="T4">
The Russians hit Zaporizhzhia with Iskander and 104 times a day fired at the area</text:span>
</text:h>
      <text:p text:style-name="P4">
Authors: Ukrinform (Person)</text:p>
      <text:p text:style-name="P4">
Publisher: Укринформ (Organization)</text:p>
      <text:p text:style-name="P4">
Published Time: 2023-05-06T13:04:00+03:00</text:p>
      <text:p text:style-name="P4">
Modified Time: 2023-05-06T13:04:00+03:00</text:p>
      <text:p text:style-name="P4">
Description: The enemy army per day struck 104 strikes on settlements of Zaporizhzhya region, incl. She fired at the Zaporizhzhia OTRC. - Ukrinform.</text:p>
      <text:p text:style-name="P4">
Images: ["<text:a xlink:type="simple" xlink:href="https://static.ukrinform.com/photos/2023_05/thumb_files/630_360_1683367452-101.jpg" text:style-name="Internet_20_link" text:visited-style-name="Visited_20_Internet_20_Link">
630_360_16833...</text:a>
", "<text:a xlink:type="simple" xlink:href="https://static.ukrinform.com/photos/2023_05/thumb_files/630_360_1683367477-2657.jpeg" text:style-name="Internet_20_link" text:visited-style-name="Visited_20_Internet_20_Link">
630_360_16833...</text:a>
", "<text:a xlink:type="simple" xlink:href="https://static.ukrinform.com/photos/2023_05/thumb_files/630_360_1683367477-3865.jpeg" text:style-name="Internet_20_link" text:visited-style-name="Visited_20_Internet_20_Link">
630_360_16833...</text:a>
", "<text:a xlink:type="simple" xlink:href="https://static.ukrinform.com/photos/2023_05/thumb_files/630_360_1683367477-8246.jpeg" text:style-name="Internet_20_link" text:visited-style-name="Visited_20_Internet_20_Link">
630_360_16833...</text:a>
", "<text:a xlink:type="simple" xlink:href="https://static.ukrinform.com/photos/2023_05/thumb_files/630_360_1683367477-7443.jpeg" text:style-name="Internet_20_link" text:visited-style-name="Visited_20_Internet_20_Link">
630_360_16833...</text:a>
", "<text:a xlink:type="simple" xlink:href="https://static.ukrinform.com/photos/2023_05/thumb_files/630_360_1683367478-6564.jpeg" text:style-name="Internet_20_link" text:visited-style-name="Visited_20_Internet_20_Link">
630_360_16833...</text:a>
", "<text:a xlink:type="simple" xlink:href="https://static.ukrinform.com/photos/2023_05/thumb_files/630_360_1683367478-2936.jpeg" text:style-name="Internet_20_link" text:visited-style-name="Visited_20_Internet_20_Link">
630_360_16833...</text:a>
", "<text:a xlink:type="simple" xlink:href="https://static.ukrinform.com/photos/2023_05/thumb_files/630_360_1683367478-2913.jpeg" text:style-name="Internet_20_link" text:visited-style-name="Visited_20_Internet_20_Link">
630_360_16833...</text:a>
"]</text:p>
      <text:p text:style-name="P4">
Tags: ['Обстріл', 'Російські військові', 'Запоріжжя', 'Війна з росією']</text:p>
      <text:p text:style-name="P4">
Type: Article</text:p>
      <!--METADATA-->
      <text:p text:style-name="P4">
<draw:frame draw:style-name="fr1" draw:name="Image119" text:anchor-type="as-char" svg:width="6.9236in" svg:height="3.956343in" draw:z-index="0">
<draw:image xlink:href="../Images/yкринформ/2023-05-06T13-04-00-03-00/630_360_1683367452-101.jpg" xlink:type="simple" xlink:show="embed" xlink:actuate="onLoad" draw:mime-type="image/jpeg"/>
</draw:frame>
Honorary Army per day struck 104 strokes on settlements of Zaporizhzhya region, hem. She fired at the Zaporizhzhia OTRC.</text:p>
      <text:p text:style-name="P4">
About reports <text:a xlink:type="simple" xlink:href="https://zp.npu.gov.ua/news/na-zaporizhzhi-politseiski-zadokumentuvaly-naslidky-vorozhykh-atak-iz-postrazhdalymy" text:style-name="Internet_20_link" text:visited-style-name="Visited_20_Internet_20_Link">
</text:a>
, reports Ukrinform.</text:p>
      <text:p text:style-name="P4">
<draw:frame draw:style-name="fr1" draw:name="Image120" text:anchor-type="as-char" svg:width="6.9236in" svg:height="3.956343in" draw:z-index="0">
<draw:image xlink:href="../Images/yкринформ/2023-05-06T13-04-00-03-00/630_360_1683367477-2657.jpeg" xlink:type="simple" xlink:show="embed" xlink:actuate="onLoad" draw:mime-type="image/jpeg"/>
</draw:frame>
Nazaporezhi police documented the effects of enemy attacks with victims /Photo: National Police <text:a xlink:type="simple" xlink:href="https://static.ukrinform.com/photos/2023_05/1683367477-2657.jpeg" text:style-name="Internet_20_link" text:visited-style-name="Visited_20_Internet_20_Link">
<draw:frame draw:style-name="fr1" draw:name="Image121" text:anchor-type="as-char" svg:width="6.9236in" svg:height="3.956343in" draw:z-index="0">
<draw:image xlink:href="../Images/yкринформ/2023-05-06T13-04-00-03-00/630_360_1683367477-2657.jpeg" xlink:type="simple" xlink:show="embed" xlink:actuate="onLoad" draw:mime-type="image/jpeg"/>
</draw:frame>
</text:a>
 <text:a xlink:type="simple" xlink:href="https://static.ukrinform.com/photos/2023_05/1683367477-3865.jpeg" text:style-name="Internet_20_link" text:visited-style-name="Visited_20_Internet_20_Link">
<draw:frame draw:style-name="fr1" draw:name="Image122" text:anchor-type="as-char" svg:width="6.9236in" svg:height="3.956343in" draw:z-index="0">
<draw:image xlink:href="../Images/yкринформ/2023-05-06T13-04-00-03-00/630_360_1683367477-3865.jpeg" xlink:type="simple" xlink:show="embed" xlink:actuate="onLoad" draw:mime-type="image/jpeg"/>
</draw:frame>
</text:a>
 <text:a xlink:type="simple" xlink:href="https://static.ukrinform.com/photos/2023_05/1683367477-8246.jpeg" text:style-name="Internet_20_link" text:visited-style-name="Visited_20_Internet_20_Link">
<draw:frame draw:style-name="fr1" draw:name="Image123" text:anchor-type="as-char" svg:width="6.9236in" svg:height="3.956343in" draw:z-index="0">
<draw:image xlink:href="../Images/yкринформ/2023-05-06T13-04-00-03-00/630_360_1683367477-8246.jpeg" xlink:type="simple" xlink:show="embed" xlink:actuate="onLoad" draw:mime-type="image/jpeg"/>
</draw:frame>
</text:a>
 <text:a xlink:type="simple" xlink:href="https://static.ukrinform.com/photos/2023_05/1683367477-7443.jpeg" text:style-name="Internet_20_link" text:visited-style-name="Visited_20_Internet_20_Link">
<draw:frame draw:style-name="fr1" draw:name="Image124" text:anchor-type="as-char" svg:width="6.9236in" svg:height="3.956343in" draw:z-index="0">
<draw:image xlink:href="../Images/yкринформ/2023-05-06T13-04-00-03-00/630_360_1683367477-7443.jpeg" xlink:type="simple" xlink:show="embed" xlink:actuate="onLoad" draw:mime-type="image/jpeg"/>
</draw:frame>
</text:a>
 <text:a xlink:type="simple" xlink:href="https://static.ukrinform.com/photos/2023_05/1683367478-6564.jpeg" text:style-name="Internet_20_link" text:visited-style-name="Visited_20_Internet_20_Link">
<draw:frame draw:style-name="fr1" draw:name="Image125" text:anchor-type="as-char" svg:width="6.9236in" svg:height="3.956343in" draw:z-index="0">
<draw:image xlink:href="../Images/yкринформ/2023-05-06T13-04-00-03-00/630_360_1683367478-6564.jpeg" xlink:type="simple" xlink:show="embed" xlink:actuate="onLoad" draw:mime-type="image/jpeg"/>
</draw:frame>
</text:a>
 <text:a xlink:type="simple" xlink:href="https://static.ukrinform.com/photos/2023_05/1683367478-2936.jpeg" text:style-name="Internet_20_link" text:visited-style-name="Visited_20_Internet_20_Link">
<draw:frame draw:style-name="fr1" draw:name="Image126" text:anchor-type="as-char" svg:width="6.9236in" svg:height="3.956343in" draw:z-index="0">
<draw:image xlink:href="../Images/yкринформ/2023-05-06T13-04-00-03-00/630_360_1683367478-2936.jpeg" xlink:type="simple" xlink:show="embed" xlink:actuate="onLoad" draw:mime-type="image/jpeg"/>
</draw:frame>
</text:a>
 <text:a xlink:type="simple" xlink:href="https://static.ukrinform.com/photos/2023_05/1683367478-2913.jpeg" text:style-name="Internet_20_link" text:visited-style-name="Visited_20_Internet_20_Link">
<draw:frame draw:style-name="fr1" draw:name="Image127" text:anchor-type="as-char" svg:width="6.9236in" svg:height="3.956343in" draw:z-index="0">
<draw:image xlink:href="../Images/yкринформ/2023-05-06T13-04-00-03-00/630_360_1683367478-2913.jpeg" xlink:type="simple" xlink:show="embed" xlink:actuate="onLoad" draw:mime-type="image/jpeg"/>
</draw:frame>
</text:a>
"During the day, the aggressor struck 104 strokes on the settlements of Zaporizhzhya, Vasyliv and Pologovsky districts, using UAVs, RSSV, Tarathillery Aviation, and on the territory of the regional center from the OTRC" Iskander ", - it reads.</text:p>
      <text:p text:style-name="P4">
It is noted that in one of the areas <text:a xlink:type="simple" xlink:href="https://www.ukrinform.ua/tag-zaporizza" text:style-name="Internet_20_link" text:visited-style-name="Visited_20_Internet_20_Link">
</text:a>
The armed attack damaged the city's civilian and residential infrastructure.</text:p>
      <text:p text:style-name="P4">
Over the past day, police registered 18 reports. The cities and villages of the region were injured - Zaporizhzhia, Gulyaypole, Orykhiv, Railway, Yegorivka, Communications, Novoandriivka, Novodanylivka, Gulyaypilskoye, Little Tokmachka, Olgiv, Magic, Chervona, Belogir, Malinivka, Shcherbakka, Temzhivka, Temyrivka Krynitsa, Stepnogorsk, Smooth, Steppe, Kamianske.</text:p>
      <text:p text:style-name="P4">
<text:span text:style-name="T4">
 Read also: </text:span>
 <text:a xlink:type="simple" xlink:href="https://www.ukrinform.ua/rubric-ato/3705568-vorog-obstrilav-promislove-pidpriemstvo-u-nikopoli-troe-poranenih.html" text:style-name="Internet_20_link" text:visited-style-name="Visited_20_Internet_20_Link">
<text:span text:style-name="T4">
 firing </text:span>
</text:a>
After yesterday's shelling, three wounded citizens of Zaporozhye and the village of Yegorivka were delivered to the hospital. The victims were provided with medical care for further treatment.</text:p>
      <text:p text:style-name="P4">
Law enforcement officers documented the consequences of Russian aggression and gathered evidence. Criminal proceedings were opened by police and UBSU investigators. 438(Violation of the laws and customs of war)Criminal Code of Ukraine.</text:p>
      <text:p text:style-name="P4">
<text:span text:style-name="T4">
 Read also: </text:span>
 <text:a xlink:type="simple" xlink:href="https://www.ukrinform.ua/rubric-ato/3705569-rosiani-znovu-obstrilali-prikordonna-cernigivsini.html" text:style-name="Internet_20_link" text:visited-style-name="Visited_20_Internet_20_Link">
<text:span text:style-name="T4">
 firing </text:span>
</text:a>
As reported by Ukrinform, in anticipation of the offensive actions of the forces of defense of Russian-classes in the Zaporizhzhya direction establish mine-explosive barriers and carry out fortifications and engineering work in their positions.</text:p>
      <text:p text:style-name="P4">
News Source: <text:a xlink:type="simple" xlink:href="https://www.ukrinform.ua/rubric-ato/3705600-rosiani-vdarili-po-zaporizzu-z-iskandera-ta-104-razi-za-dobu-obstrilali-oblast.html" text:style-name="Internet_20_link" text:visited-style-name="Visited_20_Internet_20_Link">
https://www.ukrinform.ua/rubric-ato/3705600-rosiani-vdarili-po-zaporizzu-z-iskandera-ta-104-razi-za-dobu-obstrilali-oblast.html</text:a>
</text:p>
      <!--NEWS-->
      <text:h text:style-name="P10" text:outline-level="1">
<text:span text:style-name="T4">
The Swiss company will hand over to Ukraine about 20 demining machines</text:span>
</text:h>
      <text:p text:style-name="P4">
Authors: Ukrinform (Person)</text:p>
      <text:p text:style-name="P4">
Publisher: Укринформ (Organization)</text:p>
      <text:p text:style-name="P4">
Published Time: 2023-05-06T13:07:00+03:00</text:p>
      <text:p text:style-name="P4">
Modified Time: 2023-05-06T13:07:00+03:00</text:p>
      <text:p text:style-name="P4">
Description: The Swiss company Global Slerance Solutions (GCS) has declared its intention to put about 20 mine vehicles in Ukraine to clean up the territories released from Russian invaders from explosive objects. - Ukrinform.</text:p>
      <text:p text:style-name="P4">
Images: ["<text:a xlink:type="simple" xlink:href="https://static.ukrinform.com/photos/2023_05/thumb_files/630_360_1683367352-867.jpg" text:style-name="Internet_20_link" text:visited-style-name="Visited_20_Internet_20_Link">
630_360_16833...</text:a>
"]</text:p>
      <text:p text:style-name="P4">
Tags: ['Розмінування', 'Швейцарія', 'Україна', 'допомога']</text:p>
      <text:p text:style-name="P4">
Type: Article</text:p>
      <!--METADATA-->
      <text:p text:style-name="P4">
<draw:frame draw:style-name="fr1" draw:name="Image128" text:anchor-type="as-char" svg:width="6.9236in" svg:height="3.956343in" draw:z-index="0">
<draw:image xlink:href="../Images/yкринформ/2023-05-06T13-07-00-03-00/630_360_1683367352-867.jpg" xlink:type="simple" xlink:show="embed" xlink:actuate="onLoad" draw:mime-type="image/jpeg"/>
</draw:frame>
Swiss company Global Slerance Solutions(GCS)She announced the intention of putting about 20 demining machines in Ukraine this year to clean up the territories released from Russian invaders from explosive subjects.</text:p>
      <text:p text:style-name="P4">
As Ukrinform reports, it reports in <text:a xlink:type="simple" xlink:href="https://t.me/minre_ua/3256" text:style-name="Internet_20_link" text:visited-style-name="Visited_20_Internet_20_Link">
</text:a>
Ministry of Reintegration of Temporarily Occupied Territories of Ukraine.</text:p>
      <text:p text:style-name="P4">
The corresponding Memorandum of Cooperation was signed by the Ministry of Reintegration Tashvazerskaya company-manufacturer of mechanized GCS mine means.</text:p>
      <text:p text:style-name="P4">
“The result of cooperation should be the involvement of the mine of mine.(https://www.ukrinform.ua/tag-mina)incredible ammunition of agricultural lands and objects of critical infrastructure of deookupomen areas of Mykolaiv, Kharkiv and Kherson region, ”the ministry said.</text:p>
      <text:p text:style-name="P4">
To do this, the GCS management declared intentions to put about 20 mine machines during this year.</text:p>
      <text:p text:style-name="P4">
As noted in the Ministry of Reintegration, “the parties have agreed to interact in the Tsarinictechnical and Non -Technical Survey of probably contaminated GNP territories. As well as conducting the population of the liberated territories of risks related to radiation and unadomented ammunition. ”</text:p>
      <text:p text:style-name="P4">
<text:span text:style-name="T4">
 Read also: </text:span>
 <text:a xlink:type="simple" xlink:href="https://www.ukrinform.ua/rubric-economy/3705065-potrebi-na-rozminuvanna-na-potocnij-rik-sagaut-ponad-397-mln-pavluk.html" text:style-name="Internet_20_link" text:visited-style-name="Visited_20_Internet_20_Link">
</text:a>
As reported by Ukrinform, a plan for land demining in Ukraine has been approved in nine regions affected by the war. More than 470 thousand hectares shall be subject to general motion and exchanging.</text:p>
      <text:p text:style-name="P4">
At the beginning of May, 70 thousand hectares were surveyed as part of the agriculture of agricultural land.</text:p>
      <text:p text:style-name="P4">
<text:span text:style-name="T5">
Foto: armyinform.com.ua</text:span>
</text:p>
      <text:p text:style-name="P4">
News Source: <text:a xlink:type="simple" xlink:href="https://www.ukrinform.ua/rubric-society/3705601-svejcarska-kompania-peredast-ukraini-blizko-20-masin-rozminuvanna.html" text:style-name="Internet_20_link" text:visited-style-name="Visited_20_Internet_20_Link">
https://www.ukrinform.ua/rubric-society/3705601-svejcarska-kompania-peredast-ukraini-blizko-20-masin-rozminuvanna.html</text:a>
</text:p>
      <!--NEWS-->
      <text:h text:style-name="P10" text:outline-level="1">
<text:span text:style-name="T4">
The hockey players of Ukraine learned the opponents on the World Cup in Division 1B</text:span>
</text:h>
      <text:p text:style-name="P4">
Authors: Ukrinform (Person)</text:p>
      <text:p text:style-name="P4">
Publisher: Укринформ (Organization)</text:p>
      <text:p text:style-name="P4">
Published Time: 2023-05-06T13:19:08+03:00</text:p>
      <text:p text:style-name="P4">
Modified Time: 2023-05-06T13:19:08+03:00</text:p>
      <text:p text:style-name="P4">
Description: Following the end of the hockey World Cup in Division 1A, it became known that the class of Lithuania, which failed to score a single point. - Ukrinform.</text:p>
      <text:p text:style-name="P4">
Images: ["<text:a xlink:type="simple" xlink:href="https://static.ukrinform.com/photos/2023_05/thumb_files/630_360_1683368166-444.jpg" text:style-name="Internet_20_link" text:visited-style-name="Visited_20_Internet_20_Link">
630_360_16833...</text:a>
"]</text:p>
      <text:p text:style-name="P4">
Tags: ['хокей', 'Литва', 'Спорт', 'Збірна України']</text:p>
      <text:p text:style-name="P4">
Type: Article</text:p>
      <!--METADATA-->
      <text:p text:style-name="P4">
<draw:frame draw:style-name="fr1" draw:name="Image129" text:anchor-type="as-char" svg:width="6.9236in" svg:height="3.956343in" draw:z-index="0">
<draw:image xlink:href="../Images/yкринформ/2023-05-06T13-19-08-03-00/630_360_1683368166-444.jpg" xlink:type="simple" xlink:show="embed" xlink:actuate="onLoad" draw:mime-type="image/jpeg"/>
</draw:frame>
The susceptes to the end of the World Hockey Championship in the 1A 1A became known that the class of Lithuania was dropped, which failed to score a single point.</text:p>
      <text:p text:style-name="P4">
And from Division 2A above <text:a xlink:type="simple" xlink:href="https://sport.ua/uk/news/625169-divizion-1b-zbirna-ukraini-diznalasya-supernikiv-po-chempionatu-svitu" text:style-name="Internet_20_link" text:visited-style-name="Visited_20_Internet_20_Link">
</text:a>
Spain team, reports Ukrinform.</text:p>
      <text:p text:style-name="P4">
This means that next year, Lithuania, China, Estonia, the Netherlands and Spain will be in the 1b national team of national teams. There is no information where the tournament will take place.</text:p>
      <text:p text:style-name="P4">
<text:span text:style-name="T4">
 Read also: </text:span>
 <text:a xlink:type="simple" xlink:href="https://www.ukrinform.ua/rubric-sports/3705446-velika-britania-ta-polsa-probilisa-v-elitu-cempionatu-svitu-z-hokeu.html" text:style-name="Internet_20_link" text:visited-style-name="Visited_20_Internet_20_Link">
<text:span text:style-name="T4">
 hockey </text:span>
</text:a>
As it was reported, the Birna Ukraine at the World Cup 2023 in the decisive match gave way to Japan and failed to increase in the classroom.</text:p>
      <text:p text:style-name="P4">
Photo: fhu.com.ua.</text:p>
      <text:p text:style-name="P4">
News Source: <text:a xlink:type="simple" xlink:href="https://www.ukrinform.ua/rubric-sports/3705605-hokeisti-zbirnoi-ukraini-diznalisa-supernikiv-po-cs-u-divizioni-1b.html" text:style-name="Internet_20_link" text:visited-style-name="Visited_20_Internet_20_Link">
https://www.ukrinform.ua/rubric-sports/3705605-hokeisti-zbirnoi-ukraini-diznalisa-supernikiv-po-cs-u-divizioni-1b.html</text:a>
</text:p>
      <!--NEWS-->
      <text:h text:style-name="P10" text:outline-level="1">
<text:span text:style-name="T4">
The SBU reported suspicion to 170 senators of the Russian Federation who supported the "accession" of captured regions</text:span>
</text:h>
      <text:p text:style-name="P4">
Authors: Ukrinform (Person)</text:p>
      <text:p text:style-name="P4">
Publisher: Укринформ (Organization)</text:p>
      <text:p text:style-name="P4">
Published Time: 2023-05-06T13:29:40+03:00</text:p>
      <text:p text:style-name="P4">
Modified Time: 2023-05-06T13:29:40+03:00</text:p>
      <text:p text:style-name="P4">
Description: The Security Service of Ukraine reported suspicion to 170 Russian senators who supported the so -called "accession" to the Russian Federation of temporarily captured regions of Ukraine. - Ukrinform.</text:p>
      <text:p text:style-name="P4">
Images: ["<text:a xlink:type="simple" xlink:href="https://static.ukrinform.com/photos/2018_09/thumb_files/630_360_1536741823-8124.jpg" text:style-name="Internet_20_link" text:visited-style-name="Visited_20_Internet_20_Link">
630_360_15367...</text:a>
"]</text:p>
      <text:p text:style-name="P4">
Tags: ['Підозра', 'СБУ', 'росія', '"Л/ДНР"']</text:p>
      <text:p text:style-name="P4">
Type: Article</text:p>
      <!--METADATA-->
      <text:p text:style-name="P4">
<draw:frame draw:style-name="fr1" draw:name="Image130" text:anchor-type="as-char" svg:width="6.9236in" svg:height="3.956343in" draw:z-index="0">
<draw:image xlink:href="../Images/yкринформ/2023-05-06T13-29-40-03-00/630_360_1536741823-8124.jpg" xlink:type="simple" xlink:show="embed" xlink:actuate="onLoad" draw:mime-type="image/jpeg"/>
</draw:frame>
The Service of Ukraine reported suspicion to 170 Russian senators who supported the so -called "accession" to the Russian Federation of temporarily captured regions of Ukraine.</text:p>
      <text:p text:style-name="P4">
As Ukrinform reports, the SBU reports in <text:a xlink:type="simple" xlink:href="https://t.me/SBUkr/8225" text:style-name="Internet_20_link" text:visited-style-name="Visited_20_Internet_20_Link">
</text:a>
.</text:p>
      <text:p text:style-name="P4">
The SBU and Office of the Prosecutor General gathered a large -scale evidence base for 170 seizures of the Federation Council of the Federation of the Russian Federation, which contributed to the temporary seizure of part of the eastern and southern regions of Ukraine.</text:p>
      <text:p text:style-name="P4">
In February 2022, they all supported the ratification of the so -called "contract of proportion, cooperation and mutual assistance" between <text:a xlink:type="simple" xlink:href="https://www.ukrinform.ua/tag-rosia" text:style-name="Internet_20_link" text:visited-style-name="Visited_20_Internet_20_Link">
</text:a>
and terrorist organizations "L/DNR".</text:p>
      <text:p text:style-name="P4">
Officials also unanimously supported the Russian President Vladimirputin's appeals to the use of the Russian Armed Forces outside the country.</text:p>
      <text:p text:style-name="P4">
<text:span text:style-name="T4">
 Read also: </text:span>
 <text:a xlink:type="simple" xlink:href="https://www.ukrinform.ua/rubric-ato/3704922-sbu-vikrila-cotiroh-eksposadovciv-lugansini-na-spivpraci-z-okupantami.html" text:style-name="Internet_20_link" text:visited-style-name="Visited_20_Internet_20_Link">
<text:span text:style-name="T4">
 SBU </text:span>
</text:a>
Thus, the senators contributed to the implementation of the Moscow plan to keep an aggressiveness against Ukraine.</text:p>
      <text:p text:style-name="P4">
In addition, in October 2022, these persons ratified the so -called "transaction contracts" to the Russian Federation of temporarily captured regions of Donetsk, Lugansk, Kherson and Zaporizhzhya regions.</text:p>
      <text:p text:style-name="P4">
On the basis of the evidence collected, investigators of the SBU reported to the Russian senators of proading under Part 3 of Art. 110 of the Criminal Code of Ukraine(encroachment)and Part 5 of Art. 27, Part 2 of Article 437 of the Criminal Code(planning, preparing, solving and conducting an aggressive war).</text:p>
      <text:p text:style-name="P4">
Зловмисникам загрожує до 15 років позбавлення волі або довічне ув’язнення зконфіскацією майна.</text:p>
      <text:p text:style-name="P4">
<text:span text:style-name="T4">
Читайте також:</text:span>
 <text:a xlink:type="simple" xlink:href="https://www.ukrinform.ua/rubric-polytics/3703827-ukraina-gotue-velikij-sankcijnij-paket-dla-rf-zelenskij.html" text:style-name="Internet_20_link" text:visited-style-name="Visited_20_Internet_20_Link">
 </text:a>
As reported by Ukrinform, President Volodymyr Zelenskyy discussed by the President of the International Criminal Court Pyotr Hoffmanski and the Oswaldo Secretarymud Zawaldo Agler's question <text:a xlink:type="simple" xlink:href="https://www.ukrinform.ua/rubric-polytics/3704620-zelenskij-u-gaazi-zustrivsa-iz-prezidentom-miznarodnogo-kriminalnogo-sudu.html" text:style-name="Internet_20_link" text:visited-style-name="Visited_20_Internet_20_Link">
</text:a>
for the committed against Ukrainians.</text:p>
      <text:p text:style-name="P4">
News Source: <text:a xlink:type="simple" xlink:href="https://www.ukrinform.ua/rubric-society/3705608-sbu-povidomila-pro-pidozru-170-senatoram-rf-aki-pidtrimali-priednanna-zahoplenih-regioniv.html" text:style-name="Internet_20_link" text:visited-style-name="Visited_20_Internet_20_Link">
https://www.ukrinform.ua/rubric-society/3705608-sbu-povidomila-pro-pidozru-170-senatoram-rf-aki-pidtrimali-priednanna-zahoplenih-regioniv.html</text:a>
</text:p>
      <!--NEWS-->
      <text:h text:style-name="P10" text:outline-level="1">
<text:span text:style-name="T4">
Martha Fedina won a silver medal on the World Cup on Artistic Swimming</text:span>
</text:h>
      <text:p text:style-name="P4">
Authors: Ukrinform (Person)</text:p>
      <text:p text:style-name="P4">
Publisher: Укринформ (Organization)</text:p>
      <text:p text:style-name="P4">
Published Time: 2023-05-06T13:36:00+03:00</text:p>
      <text:p text:style-name="P4">
Modified Time: 2023-05-06T13:36:00+03:00</text:p>
      <text:p text:style-name="P4">
Description: Marta Fedina won the first award in the second stage of the World Swimming Cup in Montpelier (France). - Ukrinform.</text:p>
      <text:p text:style-name="P4">
Images: ["<text:a xlink:type="simple" xlink:href="https://static.ukrinform.com/photos/2023_05/thumb_files/630_360_1683368768-141.jpg" text:style-name="Internet_20_link" text:visited-style-name="Visited_20_Internet_20_Link">
630_360_16833...</text:a>
"]</text:p>
      <text:p text:style-name="P4">
Tags: ['Франція', 'Кубок світу', 'Збірна України', 'синхронне плавання']</text:p>
      <text:p text:style-name="P4">
Type: Article</text:p>
      <!--METADATA-->
      <text:p text:style-name="P4">
<draw:frame draw:style-name="fr1" draw:name="Image131" text:anchor-type="as-char" svg:width="6.9236in" svg:height="3.956343in" draw:z-index="0">
<draw:image xlink:href="../Images/yкринформ/2023-05-06T13-36-00-03-00/630_360_1683368768-141.jpg" xlink:type="simple" xlink:show="embed" xlink:actuate="onLoad" draw:mime-type="image/jpeg"/>
</draw:frame>
Martafedin won the first award for Ukraine in the second stage(France).</text:p>
      <text:p text:style-name="P4">
Марта стала <text:a xlink:type="simple" xlink:href="https://www.facebook.com/ukrsynchro/" text:style-name="Internet_20_link" text:visited-style-name="Visited_20_Internet_20_Link">
 </text:a>
In the Solokhnikh Program, Ukrinform reports.</text:p>
      <text:p text:style-name="P4">
Fedina received 263,3083 points for her speech.</text:p>
      <text:p text:style-name="P4">
The first was Japanese Yukiko Inui - 282,2583 points, the third place was taken by Spanish Iristio Casas - 254,6542.</text:p>
      <text:p text:style-name="P4">
<text:span text:style-name="T4">
 Read also: </text:span>
 <text:a xlink:type="simple" xlink:href="https://www.ukrinform.ua/rubric-sports/3642744-marta-fedina-sinhronistka.html" text:style-name="Internet_20_link" text:visited-style-name="Visited_20_Internet_20_Link">
<text:span text:style-name="T4">
 Marta </text:span>
 <text:span text:style-name="T4">
 </text:span>
 Fedina **</text:a>
It should be added that at the first start of the World Cup in Canada, Ukraine gained four -noim. One of the awards was Martha Fedin's gold in the solo technical programs.</text:p>
      <text:p text:style-name="P4">
Photo: facebook.com/ukrsynchro.</text:p>
      <text:p text:style-name="P4">
News Source: <text:a xlink:type="simple" xlink:href="https://www.ukrinform.ua/rubric-sports/3705609-marta-fedina-vigrala-sribnu-medal-na-kubku-svitu-z-artisticnogo-plavanna.html" text:style-name="Internet_20_link" text:visited-style-name="Visited_20_Internet_20_Link">
https://www.ukrinform.ua/rubric-sports/3705609-marta-fedina-vigrala-sribnu-medal-na-kubku-svitu-z-artisticnogo-plavanna.html</text:a>
</text:p>
      <!--NEWS-->
      <text:h text:style-name="P10" text:outline-level="1">
<text:span text:style-name="T4">
In Britain, on the eve of Charles III coronation detained participants in anti -monarchical protests</text:span>
</text:h>
      <text:p text:style-name="P4">
Authors: Ukrinform (Person)</text:p>
      <text:p text:style-name="P4">
Publisher: Укринформ (Organization)</text:p>
      <text:p text:style-name="P4">
Published Time: 2023-05-06T13:38:00+03:00</text:p>
      <text:p text:style-name="P4">
Modified Time: 2023-05-06T13:38:00+03:00</text:p>
      <text:p text:style-name="P4">
Description: The police arrested the participants of the anti -monarchical group "Republic", as well as other protesters who gathered among the crowd during a solemn procession in the center of London in honor of the coronation of King Charles III. - Ukrinform.</text:p>
      <text:p text:style-name="P4">
Images: ["<text:a xlink:type="simple" xlink:href="https://static.ukrinform.com/photos/2016_08/thumb_files/630_360_1472258510-5840.jpg" text:style-name="Internet_20_link" text:visited-style-name="Visited_20_Internet_20_Link">
630_360_14722...</text:a>
"]</text:p>
      <text:p text:style-name="P4">
Tags: ['Британія', 'Протест', 'Затримання', 'Коронація']</text:p>
      <text:p text:style-name="P4">
Type: Article</text:p>
      <!--METADATA-->
      <text:p text:style-name="P4">
<draw:frame draw:style-name="fr1" draw:name="Image132" text:anchor-type="as-char" svg:width="6.9236in" svg:height="3.956343in" draw:z-index="0">
<draw:image xlink:href="../Images/yкринформ/2023-05-06T13-38-00-03-00/630_360_1472258510-5840.jpg" xlink:type="simple" xlink:show="embed" xlink:actuate="onLoad" draw:mime-type="image/jpeg"/>
</draw:frame>
The police arranged the participants of the anti -monarchical group "Republic", as well as other protectors who gathered among the crowd during the solemn procession of London in honor of the coronation of King Charles III.</text:p>
      <text:p text:style-name="P4">
As Ukrinform reports, it reports <text:a xlink:type="simple" xlink:href="https://www.reuters.com/world/uk/police-arrest-anti-monarchy-protesters-ahead-king-charles-coronation-2023-05-06/" text:style-name="Internet_20_link" text:visited-style-name="Visited_20_Internet_20_Link">
</text:a>
.</text:p>
      <text:p text:style-name="P4">
Earlier, the Republic stated that it would hold the largest action <text:a xlink:type="simple" xlink:href="https://www.ukrinform.ua/tag-protest" text:style-name="Internet_20_link" text:visited-style-name="Visited_20_Internet_20_Link">
</text:a>
Against the British monarch in the modern history. However, the Chief of London Police Mark Ruley warned on Friday that the police would take action if protesters would try to prevent the holiday.</text:p>
      <text:p text:style-name="P4">
Demonstrators demanded the election of the head of state and stated that royal family was in modern constitutional democracy and that its maintenance was extremely expensive.</text:p>
      <text:p text:style-name="P4">
One of the representatives of the anti -monarchical group said the police arrested its leader Graha Smith, but law enforcement officers did not confirm this information.</text:p>
      <text:p text:style-name="P4">
<text:span text:style-name="T4">
 Read also: </text:span>
 <text:a xlink:type="simple" xlink:href="https://www.ukrinform.ua/rubric-world/3704927-beliz-moze-progolositi-nezaleznist-vid-britanii-ta-stati-respublikou.html" text:style-name="Internet_20_link" text:visited-style-name="Visited_20_Internet_20_Link">
<text:span text:style-name="T4">
 Britain </text:span>
</text:a>
At the same time, it became known about the detention of four persons on suspicion of violation of the public order and three persons - on suspicion of possessing objects intended for criminal damage. In particular, three republican protests were arrested for having paint.</text:p>
      <text:p text:style-name="P4">
As reported <text:a xlink:type="simple" xlink:href="https://www.ukrinform.ua/rubric-world/3705581-ceremonia-koronacii-carlza-iii.html" text:style-name="Internet_20_link" text:visited-style-name="Visited_20_Internet_20_Link">
</text:a>
, in Westminster Abbey in Londov, the coronation ceremony of Charles III, which includes demonstration performances of Ivian processions.</text:p>
      <text:p text:style-name="P4">
News Source: <text:a xlink:type="simple" xlink:href="https://www.ukrinform.ua/rubric-world/3705611-u-britanii-naperedodni-koronacii-carlza-iii-zatrimali-ucasnikiv-antimonarhicnih-protestiv.html" text:style-name="Internet_20_link" text:visited-style-name="Visited_20_Internet_20_Link">
https://www.ukrinform.ua/rubric-world/3705611-u-britanii-naperedodni-koronacii-carlza-iii-zatrimali-ucasnikiv-antimonarhicnih-protestiv.html</text:a>
</text:p>
      <!--NEWS-->
      <text:h text:style-name="P10" text:outline-level="1">
<text:span text:style-name="T4">
SkyUp received a certificate and license for regular flights from Europe</text:span>
</text:h>
      <text:p text:style-name="P4">
Authors: Ukrinform (Person)</text:p>
      <text:p text:style-name="P4">
Publisher: Укринформ (Organization)</text:p>
      <text:p text:style-name="P4">
Published Time: 2023-05-06T13:39:00+03:00</text:p>
      <text:p text:style-name="P4">
Modified Time: 2023-05-06T13:39:00+03:00</text:p>
      <text:p text:style-name="P4">
Description: SkyUp MT has received a CAMO Certificate (Continuing Airworthiness Management Organization) and a flight license (AOL). - Ukrinform.</text:p>
      <text:p text:style-name="P4">
Images: ["<text:a xlink:type="simple" xlink:href="https://static.ukrinform.com/photos/2021_07/thumb_files/630_360_1627474527-494.jpg" text:style-name="Internet_20_link" text:visited-style-name="Visited_20_Internet_20_Link">
630_360_16274...</text:a>
"]</text:p>
      <text:p text:style-name="P4">
Tags: ['Євросоюз', 'Ліцензія', 'Транспорт', 'SkyUp']</text:p>
      <text:p text:style-name="P4">
Type: Article</text:p>
      <!--METADATA-->
      <text:p text:style-name="P4">
<draw:frame draw:style-name="fr1" draw:name="Image133" text:anchor-type="as-char" svg:width="6.9236in" svg:height="3.956343in" draw:z-index="0">
<draw:image xlink:href="../Images/yкринформ/2023-05-06T13-39-00-03-00/630_360_1627474527-494.jpg" xlink:type="simple" xlink:show="embed" xlink:actuate="onLoad" draw:mime-type="image/jpeg"/>
</draw:frame>
SkyUp MT Airlines received a operator certificate(AOC), CAMO Certificate(Continuing airworthiness management organisation)and license to perform flights(AOL).</text:p>
      <text:p text:style-name="P4">
Як передає Укрінформ, про це ідеться у повідомленні на <text:a xlink:type="simple" xlink:href="https://skyup.aero/uk/news/brend-skyup-teper-oficijno-predstavlenij-u-yes_459" text:style-name="Internet_20_link" text:visited-style-name="Visited_20_Internet_20_Link">
</text:a>
airlines.</text:p>
      <text:p text:style-name="P4">
The company's office is located on Malta, which allows the air carrier to effectively execute contracts on veterinary conditions, as well as in the future open regulatory flights from Europe.</text:p>
      <text:p text:style-name="P4">
“Brand <text:a xlink:type="simple" xlink:href="https://www.ukrinform.ua/tag-skyup" text:style-name="Internet_20_link" text:visited-style-name="Visited_20_Internet_20_Link">
</text:a>
With Ukrainian DNA becomes an international. We are one of the first to do it in the history of Ukrainian aviation. For us, it means opening up new opportunities and scaling of business. Alenashi Ambitious goal is to show the world that Ukrainian brands can be killed with European, and in the future to be recognized as the best in Europe, Tasvita thanks to her special service. One day, we proved that a little Aviac Company with only 10 aircraft can be noticeable and set the trends of the World Air Industrial Industry, ”said SkyUp Airlines co -owner Alexander Alba.</text:p>
      <text:p text:style-name="P4">
<text:span text:style-name="T4">
 Read also: </text:span>
 <text:a xlink:type="simple" xlink:href="https://www.ukrinform.ua/rubric-economy/3693220-v-ukraini-prezentuvali-doslidzenna-zittestijkosti-kompanij-pid-cas-vijni.html" text:style-name="Internet_20_link" text:visited-style-name="Visited_20_Internet_20_Link">
</text:a>
According to him, “now, when entering the international market, we will be able to bring Ukraine closer to the victory of Ukraine. The symbolically and deliberate first ship of the Uflot of the SkyUp Malta Airlines became a plane with The Power Offreedom, because even this iron bird has a Ukrainian heart. "</text:p>
      <text:p text:style-name="P4">
The new airline has already registered the first aircraft - Boeing 737-800(2011 Rockwill with a 189 seat salon equipment). На замовлення авіакомпанії вньому була проведена модифікація - встановлені сучасні комфортабельні кріслаGeven. Крім того, повітряне судно обладнане вінглетами, які допомагаютьзаощаджувати пальне.</text:p>
      <text:p text:style-name="P4">
«Раніше цей літак був частиною флоту SkyUp Airlines і має напис The Power ofFreedom, нанесений у межах партнерства з фандрейзинговою платформою UNITED24.Оскільки літак буде працювати на європейських рейсах, то це дозволитьпривернути більше уваги до допомоги Україні», - зауважили в компанії.</text:p>
      <text:p text:style-name="P4">
<text:span text:style-name="T4">
Читайте також:</text:span>
 <text:a xlink:type="simple" xlink:href="https://www.ukrinform.ua/rubric-economy/3704907-aviakompaniam-rf-urizali-derzpidtrimku-voni-skasovuut-rejsi-roszmi.html" text:style-name="Internet_20_link" text:visited-style-name="Visited_20_Internet_20_Link">
 <text:span text:style-name="T4">
Авіакомпанія</text:span>
 </text:a>
</text:p>
      <text:p text:style-name="P4">
“Obtaining AOC certificate and AOL license is an important stage of full -fledged SkyUp MT activities in Europe. We continue to work for the Ukrainian aviation brand to be recognizable around the world and encouraged people to pay off, ”the company said.</text:p>
      <text:p text:style-name="P4">
It was reported that SkyUp Airlines is a private Ukrainian airline, which will be selling charter flights and regular low -cost rais. She started flights on May 21, 2018.</text:p>
      <text:p text:style-name="P4">
News Source: <text:a xlink:type="simple" xlink:href="https://www.ukrinform.ua/rubric-economy/3705613-skyup-otrimala-sertifikat-j-licenziu-dla-regularnih-perelotiv-z-evropi.html" text:style-name="Internet_20_link" text:visited-style-name="Visited_20_Internet_20_Link">
https://www.ukrinform.ua/rubric-economy/3705613-skyup-otrimala-sertifikat-j-licenziu-dla-regularnih-perelotiv-z-evropi.html</text:a>
</text:p>
      <!--NEWS-->
      <text:h text:style-name="P10" text:outline-level="1">
<text:span text:style-name="T4">
In Kiev localized damage to the heating system on the Great Vasylkivska</text:span>
</text:h>
      <text:p text:style-name="P4">
Authors: Ukrinform (Person)</text:p>
      <text:p text:style-name="P4">
Publisher: Укринформ (Organization)</text:p>
      <text:p text:style-name="P4">
Published Time: 2023-05-06T13:48:00+03:00</text:p>
      <text:p text:style-name="P4">
Modified Time: 2023-05-06T13:48:00+03:00</text:p>
      <text:p text:style-name="P4">
Description: In Kiev, during the hydraulic tests of heating networks on the street Vasylkivska there was damage to the pipeline, as of 13:00 the damage was localized. - Ukrinform.</text:p>
      <text:p text:style-name="P4">
Images: ["<text:a xlink:type="simple" xlink:href="https://static.ukrinform.com/photos/2023_05/thumb_files/630_360_1683370080-184.jpg" text:style-name="Internet_20_link" text:visited-style-name="Visited_20_Internet_20_Link">
630_360_16833...</text:a>
"]</text:p>
      <text:p text:style-name="P4">
Tags: ['Аварія', 'Київ', 'Київтеплоенерго', 'Трубопровід']</text:p>
      <text:p text:style-name="P4">
Type: Article</text:p>
      <!--METADATA-->
      <text:p text:style-name="P4">
<draw:frame draw:style-name="fr1" draw:name="Image134" text:anchor-type="as-char" svg:width="6.9236in" svg:height="3.956343in" draw:z-index="0">
<draw:image xlink:href="../Images/yкринформ/2023-05-06T13-48-00-03-00/630_360_1683370080-184.jpg" xlink:type="simple" xlink:show="embed" xlink:actuate="onLoad" draw:mime-type="image/jpeg"/>
</draw:frame>
In Kiev, during hydraulic tests of heating networks on the street Velikhasilkovskaya there was a damage to the pipeline, as of 13:00 damaged.</text:p>
      <text:p text:style-name="P4">
As Ukrinform reports, it reports <text:a xlink:type="simple" xlink:href="https://kyivcity.gov.ua/news/poshkodzhennya_teplomerezhi_na_velikiy_vasilkivskiy_lokalizovano/" text:style-name="Internet_20_link" text:visited-style-name="Visited_20_Internet_20_Link">
</text:a>
.</text:p>
      <text:p text:style-name="P4">
У суботу, 6 травня, близько 11:10 під час проведення гідравлічних випробуваньтепломереж у зоні обслуговування ТЕЦ-5 на вулиці Великій Васильківськійсталось <text:a xlink:type="simple" xlink:href="https://www.ukrinform.ua/tag-avaria" text:style-name="Internet_20_link" text:visited-style-name="Visited_20_Internet_20_Link">
 </text:a>
The pipeline with the efficiency, is in the message.</text:p>
      <text:p text:style-name="P4">
The failure of 1.5 m 1.5 m at the site of damage is fenced, there are no victims.</text:p>
      <text:p text:style-name="P4">
According to Kyivteploenergo, a 300 mm heating network was introduced in 1982.</text:p>
      <text:p text:style-name="P4">
Immediately after the report of the leakage, the emergency brigade of Kyivteploenergo blocked the water supply and localized the damage. Preparation for repair works has been started, special equipment and operational staff arrive at the place.</text:p>
      <text:p text:style-name="P4">
<text:span text:style-name="T4">
 Read also: </text:span>
 <text:a xlink:type="simple" xlink:href="https://www.ukrinform.ua/rubric-kyiv/3694150-u-stolici-vimknuli-opalenna-dla-95-zitlovih-bagatopoverhivok.html" text:style-name="Internet_20_link" text:visited-style-name="Visited_20_Internet_20_Link">
</text:a>
It was reported that the second stage of hydraulic tests continues in Kiev. The pipes are transmitted to density and durability to minimize the occurrence of emergency resitations during the heating season. The test is a prerequisite for the preparation for the heating season.</text:p>
      <text:p text:style-name="P4">
News Source: <text:a xlink:type="simple" xlink:href="https://www.ukrinform.ua/rubric-kyiv/3705617-u-kievi-lokalizuvali-poskodzenna-teplomerezi-na-velikij-vasilkivskij.html" text:style-name="Internet_20_link" text:visited-style-name="Visited_20_Internet_20_Link">
https://www.ukrinform.ua/rubric-kyiv/3705617-u-kievi-lokalizuvali-poskodzenna-teplomerezi-na-velikij-vasilkivskij.html</text:a>
</text:p>
      <!--NEWS-->
      <text:h text:style-name="P10" text:outline-level="1">
<text:span text:style-name="T4">
Ukrainian diplomats honored the memory of the victims of the Ebenzege concentration camp in Austria</text:span>
</text:h>
      <text:p text:style-name="P4">
Authors: Ukrinform (Person)</text:p>
      <text:p text:style-name="P4">
Publisher: Укринформ (Organization)</text:p>
      <text:p text:style-name="P4">
Published Time: 2023-05-06T13:51:00+03:00</text:p>
      <text:p text:style-name="P4">
Modified Time: 2023-05-06T13:51:00+03:00</text:p>
      <text:p text:style-name="P4">
Description: Ukrainian diplomats honored the memory of the fallen Ukrainians and other prisoners of the Ebensee (Ebensee) concentration camp on Saturday, which is now a memorial in Verkhnaya Austria. - Ukrinform.</text:p>
      <text:p text:style-name="P4">
Images: ["<text:a xlink:type="simple" xlink:href="https://static.ukrinform.com/photos/2023_05/thumb_files/630_360_1683370740-819.jpg" text:style-name="Internet_20_link" text:visited-style-name="Visited_20_Internet_20_Link">
630_360_16833...</text:a>
", "<text:a xlink:type="simple" xlink:href="https://static.ukrinform.com/photos/2023_05/thumb_files/630_360_1683370278-5115.jpeg" text:style-name="Internet_20_link" text:visited-style-name="Visited_20_Internet_20_Link">
630_360_16833...</text:a>
", "<text:a xlink:type="simple" xlink:href="https://static.ukrinform.com/photos/2023_05/thumb_files/630_360_1683370278-6141.jpeg" text:style-name="Internet_20_link" text:visited-style-name="Visited_20_Internet_20_Link">
630_360_16833...</text:a>
", "<text:a xlink:type="simple" xlink:href="https://static.ukrinform.com/photos/2023_05/thumb_files/630_360_1683370278-4503.jpeg" text:style-name="Internet_20_link" text:visited-style-name="Visited_20_Internet_20_Link">
630_360_16833...</text:a>
", "<text:a xlink:type="simple" xlink:href="https://static.ukrinform.com/photos/2023_05/thumb_files/630_360_1683370278-5136.jpeg" text:style-name="Internet_20_link" text:visited-style-name="Visited_20_Internet_20_Link">
630_360_16833...</text:a>
", "<text:a xlink:type="simple" xlink:href="https://static.ukrinform.com/photos/2023_05/thumb_files/630_360_1683370278-4029.jpeg" text:style-name="Internet_20_link" text:visited-style-name="Visited_20_Internet_20_Link">
630_360_16833...</text:a>
"]</text:p>
      <text:p text:style-name="P4">
Tags: ['Австрія', "Пам'ять", 'Україна', 'Дипломати', 'Концтабір']</text:p>
      <text:p text:style-name="P4">
Type: Article</text:p>
      <!--METADATA-->
      <text:p text:style-name="P4">
<draw:frame draw:style-name="fr1" draw:name="Image135" text:anchor-type="as-char" svg:width="6.9236in" svg:height="3.956343in" draw:z-index="0">
<draw:image xlink:href="../Images/yкринформ/2023-05-06T13-51-00-03-00/630_360_1683370740-819.jpg" xlink:type="simple" xlink:show="embed" xlink:actuate="onLoad" draw:mime-type="image/jpeg"/>
</draw:frame>
The Ukrainian Ukrainian was honored on Saturday, the memory of the dead Ukrainians and other Ebenzege Council Capital(Ebensee), on the site of which is now a memorial of Austria.</text:p>
      <text:p text:style-name="P4">
About it reports its own correspondent of Ukrinform.</text:p>
      <text:p text:style-name="P4">
"Ukraine remembers its heroes, both those who protect our freedom on the frontizarase, so commemorates those who gave their lives during the Second World War. Historical memory makes us stronger in today's struggle for the Russian aggressor," - He said in a comment to the agency the permanent representative of Ukraine at international organizations in Vienna Yevgeny Tsymbalyuk.</text:p>
      <text:p text:style-name="P4">
Ukrainian diplomats put a wreath and flowers to <text:a xlink:type="simple" xlink:href="https://www.ukrinform.ua/tag-pamatnik" text:style-name="Internet_20_link" text:visited-style-name="Visited_20_Internet_20_Link">
</text:a>
Ukrainian victims of the Nazi Construction Capital and national monuments of other states in honoring the memories of representatives of all nationalities who died in this death camp.</text:p>
      <text:p text:style-name="P4">
<draw:frame draw:style-name="fr1" draw:name="Image136" text:anchor-type="as-char" svg:width="6.9236in" svg:height="3.956343in" draw:z-index="0">
<draw:image xlink:href="../Images/yкринформ/2023-05-06T13-51-00-03-00/630_360_1683370278-5115.jpeg" xlink:type="simple" xlink:show="embed" xlink:actuate="onLoad" draw:mime-type="image/jpeg"/>
</draw:frame>
Ukrainian diplomats honored the victims of the Ebenzege concentration camp in Austria /Photo: Basil short <text:a xlink:type="simple" xlink:href="https://static.ukrinform.com/photos/2023_05/1683370278-5115.jpeg" text:style-name="Internet_20_link" text:visited-style-name="Visited_20_Internet_20_Link">
<draw:frame draw:style-name="fr1" draw:name="Image137" text:anchor-type="as-char" svg:width="6.9236in" svg:height="3.956343in" draw:z-index="0">
<draw:image xlink:href="../Images/yкринформ/2023-05-06T13-51-00-03-00/630_360_1683370278-5115.jpeg" xlink:type="simple" xlink:show="embed" xlink:actuate="onLoad" draw:mime-type="image/jpeg"/>
</draw:frame>
</text:a>
 <text:a xlink:type="simple" xlink:href="https://static.ukrinform.com/photos/2023_05/1683370278-6141.jpeg" text:style-name="Internet_20_link" text:visited-style-name="Visited_20_Internet_20_Link">
<draw:frame draw:style-name="fr1" draw:name="Image138" text:anchor-type="as-char" svg:width="6.9236in" svg:height="3.956343in" draw:z-index="0">
<draw:image xlink:href="../Images/yкринформ/2023-05-06T13-51-00-03-00/630_360_1683370278-6141.jpeg" xlink:type="simple" xlink:show="embed" xlink:actuate="onLoad" draw:mime-type="image/jpeg"/>
</draw:frame>
</text:a>
 <text:a xlink:type="simple" xlink:href="https://static.ukrinform.com/photos/2023_05/1683370278-4503.jpeg" text:style-name="Internet_20_link" text:visited-style-name="Visited_20_Internet_20_Link">
<draw:frame draw:style-name="fr1" draw:name="Image139" text:anchor-type="as-char" svg:width="6.9236in" svg:height="3.956343in" draw:z-index="0">
<draw:image xlink:href="../Images/yкринформ/2023-05-06T13-51-00-03-00/630_360_1683370278-4503.jpeg" xlink:type="simple" xlink:show="embed" xlink:actuate="onLoad" draw:mime-type="image/jpeg"/>
</draw:frame>
</text:a>
 <text:a xlink:type="simple" xlink:href="https://static.ukrinform.com/photos/2023_05/1683370278-5136.jpeg" text:style-name="Internet_20_link" text:visited-style-name="Visited_20_Internet_20_Link">
<draw:frame draw:style-name="fr1" draw:name="Image140" text:anchor-type="as-char" svg:width="6.9236in" svg:height="3.956343in" draw:z-index="0">
<draw:image xlink:href="../Images/yкринформ/2023-05-06T13-51-00-03-00/630_360_1683370278-5136.jpeg" xlink:type="simple" xlink:show="embed" xlink:actuate="onLoad" draw:mime-type="image/jpeg"/>
</draw:frame>
</text:a>
 <text:a xlink:type="simple" xlink:href="https://static.ukrinform.com/photos/2023_05/1683370278-4029.jpeg" text:style-name="Internet_20_link" text:visited-style-name="Visited_20_Internet_20_Link">
<draw:frame draw:style-name="fr1" draw:name="Image141" text:anchor-type="as-char" svg:width="6.9236in" svg:height="3.956343in" draw:z-index="0">
<draw:image xlink:href="../Images/yкринформ/2023-05-06T13-51-00-03-00/630_360_1683370278-4029.jpeg" xlink:type="simple" xlink:show="embed" xlink:actuate="onLoad" draw:mime-type="image/jpeg"/>
</draw:frame>
</text:a>
</text:p>
      <text:p text:style-name="P4">
Український пам’ятник у формі гранітного хреста був відкритий у 1995 році,українською та німецькою мовами на ньому написано: “Синам України – жертвамконцтабору Ебензее". У концтаборі "Ебензее", за різними оцінками, загинулидекілька тисяч українців.</text:p>
      <text:p text:style-name="P4">
<text:span text:style-name="T4">
Читайте також:</text:span>
 <text:a xlink:type="simple" xlink:href="https://www.ukrinform.ua/rubric-world/3703828-polovina-avstrijciv-za-pidtrimku-ukraini-9-dosi-vvazaut-rosiu-partnerom.html" text:style-name="Internet_20_link" text:visited-style-name="Visited_20_Internet_20_Link">
 <text:span text:style-name="T4">
австрій</text:span>
 </text:a>
It is known that in the Tunnel Complexes of the Ebenzee concentration camp, located in Horhachbil Lake Traunzee, more than 20,000 prisoners worked, a quarter of which was a USSR.</text:p>
      <text:p text:style-name="P4">
News Source: <text:a xlink:type="simple" xlink:href="https://www.ukrinform.ua/rubric-society/3705620-ukrainski-diplomati-vsanuvali-pamat-zertv-konctaboru-ebenzee-v-avstrii.html" text:style-name="Internet_20_link" text:visited-style-name="Visited_20_Internet_20_Link">
https://www.ukrinform.ua/rubric-society/3705620-ukrainski-diplomati-vsanuvali-pamat-zertv-konctaboru-ebenzee-v-avstrii.html</text:a>
</text:p>
      <!--NEWS-->
      <text:h text:style-name="P10" text:outline-level="1">
<text:span text:style-name="T4">
Russian shelling damaged in Vovchansk memorial sign with plane</text:span>
</text:h>
      <text:p text:style-name="P4">
Authors: Ukrinform (Person)</text:p>
      <text:p text:style-name="P4">
Publisher: Укринформ (Organization)</text:p>
      <text:p text:style-name="P4">
Published Time: 2023-05-06T13:52:14+03:00</text:p>
      <text:p text:style-name="P4">
Modified Time: 2023-05-06T13:52:14+03:00</text:p>
      <text:p text:style-name="P4">
Description: In the border city of Vovchansk in Kharkiv region, a memorial sign with aircraft L-29 was damaged due to Russian shelling. - Ukrinform.</text:p>
      <text:p text:style-name="P4">
Images: ["<text:a xlink:type="simple" xlink:href="https://static.ukrinform.com/photos/2023_05/thumb_files/630_360_1683370210-143.jpeg" text:style-name="Internet_20_link" text:visited-style-name="Visited_20_Internet_20_Link">
630_360_16833...</text:a>
"]</text:p>
      <text:p text:style-name="P4">
Tags: ['Обстріл', "Пам'ятник", 'Харківщина', 'Війна з росією']</text:p>
      <text:p text:style-name="P4">
Type: Article</text:p>
      <!--METADATA-->
      <text:p text:style-name="P4">
<draw:frame draw:style-name="fr1" draw:name="Image142" text:anchor-type="as-char" svg:width="6.9236in" svg:height="3.956343in" draw:z-index="0">
<draw:image xlink:href="../Images/yкринформ/2023-05-06T13-52-14-03-00/630_360_1683370210-143.jpeg" xlink:type="simple" xlink:show="embed" xlink:actuate="onLoad" draw:mime-type="image/jpeg"/>
</draw:frame>
In the border city of Vovchansk in Kharkiv region, a commemorative sign with aircraft L-29 was damaged by Russian shell.</text:p>
      <text:p text:style-name="P4">
About it reports in <text:a xlink:type="simple" xlink:href="https://t.me/prokuratura_kharkiv/8941" text:style-name="Internet_20_link" text:visited-style-name="Visited_20_Internet_20_Link">
</text:a>
press service of Akharkiv Regional Prosecutor's Office, reports Ukrinform.</text:p>
      <text:p text:style-name="P4">
“According to the investigation, on the night of May 6, the Russian military fired <text:a xlink:type="simple" xlink:href="https://www.ukrinform.ua/tag-harkivsina" text:style-name="Internet_20_link" text:visited-style-name="Visited_20_Internet_20_Link">
</text:a>
: The monument is destroyed. Yesterday, the collectors also fired at the city. Previously, from artillery and mortars. Education of private households and roads, ”the message reads.</text:p>
      <text:p text:style-name="P4">
Law enforcement officers documented the effects of shelling. Pre -trial investigation on the facts of violation of the laws and customs of war(Part 1 of Art. 438 of the Criminal Code of Ukraine).</text:p>
      <text:p text:style-name="P4">
<text:span text:style-name="T4">
Читайте також:</text:span>
 <text:a xlink:type="simple" xlink:href="https://www.ukrinform.ua/rubric-ato/3705600-rosiani-vdarili-po-zaporizzu-z-iskandera-ta-104-razi-za-dobu-obstrilali-oblast.html" text:style-name="Internet_20_link" text:visited-style-name="Visited_20_Internet_20_Link">
 <text:span text:style-name="T4">
обстріл</text:span>
 </text:a>
As it was reported, Russian troops over the past day <text:a xlink:type="simple" xlink:href="https://www.ukrinform.ua/rubric-ato/3705512-rosiani-za-dobu-obstrilali-cotiri-rajoni-harkivsini.html" text:style-name="Internet_20_link" text:visited-style-name="Visited_20_Internet_20_Link">
</text:a>
 <text:a xlink:type="simple" xlink:href="https://www.ukrinform.ua/rubric-ato/3705512-rosiani-za-dobu-obstrilali-cotiri-rajoni-harkivsini.html" text:style-name="Internet_20_link" text:visited-style-name="Visited_20_Internet_20_Link">
 </text:a>
settlements in four districts of Kharkiv region. In Volchansk, according to OVA, seven residential buildings were damaged.</text:p>
      <text:p text:style-name="P4">
<text:span text:style-name="T5">
Foto: Kharkiv Regional Prosecutor's Office, Telegram</text:span>
</text:p>
      <text:p text:style-name="P4">
News Source: <text:a xlink:type="simple" xlink:href="https://www.ukrinform.ua/rubric-regions/3705619-rosijskij-obstril-poskodiv-u-vovcansku-pamatnij-znak-iz-litakom.html" text:style-name="Internet_20_link" text:visited-style-name="Visited_20_Internet_20_Link">
https://www.ukrinform.ua/rubric-regions/3705619-rosijskij-obstril-poskodiv-u-vovcansku-pamatnij-znak-iz-litakom.html</text:a>
</text:p>
      <!--NEWS-->
      <text:h text:style-name="P10" text:outline-level="1">
<text:span text:style-name="T4">
Zelenskaya and Shmigal - in Westminster Abbey at the Ceremony of Charles III</text:span>
</text:h>
      <text:p text:style-name="P4">
Authors: Ukrinform (Person)</text:p>
      <text:p text:style-name="P4">
Publisher: Укринформ (Organization)</text:p>
      <text:p text:style-name="P4">
Published Time: 2023-05-06T14:00:00+03:00</text:p>
      <text:p text:style-name="P4">
Modified Time: 2023-05-06T14:00:00+03:00</text:p>
      <text:p text:style-name="P4">
Description: The first lady of Ukraine Olena Zelensk and Prime Minister of Ukraine Denis Shmigal are at the Ceremony of Charles III in Westminster Abbey in London. - Ukrinform.</text:p>
      <text:p text:style-name="P4">
Images: ["<text:a xlink:type="simple" xlink:href="https://static.ukrinform.com/photos/2023_05/thumb_files/630_360_1683371361-849.jpg" text:style-name="Internet_20_link" text:visited-style-name="Visited_20_Internet_20_Link">
630_360_16833...</text:a>
", "<text:a xlink:type="simple" xlink:href="https://static.ukrinform.com/photos/2023_05/1683371332-650.jpg" text:style-name="Internet_20_link" text:visited-style-name="Visited_20_Internet_20_Link">
1683371332-65...</text:a>
", "<text:a xlink:type="simple" xlink:href="https://static.ukrinform.com/photos/2023_05/1683371361-849.jpg" text:style-name="Internet_20_link" text:visited-style-name="Visited_20_Internet_20_Link">
1683371361-84...</text:a>
"]</text:p>
      <text:p text:style-name="P4">
Tags: ['Олена Зеленська', 'Шмигаль', 'Чарльз ІІІ', 'Коронація']</text:p>
      <text:p text:style-name="P4">
Type: Article</text:p>
      <!--METADATA-->
      <text:p text:style-name="P4">
<draw:frame draw:style-name="fr1" draw:name="Image143" text:anchor-type="as-char" svg:width="6.9236in" svg:height="3.956343in" draw:z-index="0">
<draw:image xlink:href="../Images/yкринформ/2023-05-06T14-00-00-03-00/630_360_1683371361-849.jpg" xlink:type="simple" xlink:show="embed" xlink:actuate="onLoad" draw:mime-type="image/jpeg"/>
</draw:frame>
Olena Zelenskaya and Prime Minister of Ukraine Denis Shmigal are at the Ceremony of Charles III in Westminster Abbey in London.</text:p>
      <text:p text:style-name="P4">
As Ukrinform reports, Zelenska reported in <text:a xlink:type="simple" xlink:href="https://www.facebook.com/olenazelenska.official/posts/pfbid0T5bbPTKeVYbn2xtY1vgf4CFNeVKxHqSgGQmc6LmqD6XL6axJBB4nstSZ4sGDkAYZl" text:style-name="Internet_20_link" text:visited-style-name="Visited_20_Internet_20_Link">
</text:a>
.</text:p>
      <text:p text:style-name="P4">
Дружина Президента зауважила, що для неї та Прем’єр-міністра України честь –перебувати сьогодні на коронації Чарльза і Камілли, щоб від імені Українипобажати успішного правління та процвітання <text:a xlink:type="simple" xlink:href="https://www.ukrinform.ua/tag-britania" text:style-name="Internet_20_link" text:visited-style-name="Visited_20_Internet_20_Link">
 </text:a>
 .</text:p>
      <text:p text:style-name="P4">
<draw:frame draw:style-name="fr1" draw:name="Image144" text:anchor-type="as-char" svg:width="6.9236in" svg:height="9.718683in" draw:z-index="0">
<draw:image xlink:href="../Images/yкринформ/2023-05-06T14-00-00-03-00/1683371332-650.jpg" xlink:type="simple" xlink:show="embed" xlink:actuate="onLoad" draw:mime-type="image/jpeg"/>
</draw:frame>
<draw:frame draw:style-name="fr1" draw:name="Image145" text:anchor-type="as-char" svg:width="6.666667in" svg:height="10.0in" draw:z-index="0">
<draw:image xlink:href="../Images/yкринформ/2023-05-06T14-00-00-03-00/1683371361-849.jpg" xlink:type="simple" xlink:show="embed" xlink:actuate="onLoad" draw:mime-type="image/jpeg"/>
</draw:frame>
According to her, the peoples of Ukraine and the United Kingdom have common values: life, freedom, democracy.</text:p>
      <text:p text:style-name="P4">
"Let them be a sign of the era of your majesty for both the United Kingdom and for us," the first lady wished.</text:p>
      <text:p text:style-name="P4">
<text:span text:style-name="T4">
 Read also: </text:span>
 <text:a xlink:type="simple" xlink:href="https://www.ukrinform.ua/rubric-polytics/3705036-zmicnenna-vidnosin-ukraini-ta-britanii-smigal-u-londoni-provede-nizku-vazlivih-zustricej.html" text:style-name="Internet_20_link" text:visited-style-name="Visited_20_Internet_20_Link">
</text:a>
Zelenskaya emphasized that he appreciates the words and position of King Charles III that Fritania together with Ukraine advocate for freedom and sovereignty with pre -offered aggression. She noted that Ukraine immediately found consistent support and understanding in his person.</text:p>
      <text:p text:style-name="P4">
Prime Minister of Ukraine Denis Shmigal wrote in <text:a xlink:type="simple" xlink:href="https://t.me/Denys_Smyhal/5180" text:style-name="Internet_20_link" text:visited-style-name="Visited_20_Internet_20_Link">
</text:a>
that for the Ukrainian people is particularly valuable support from the British King Charles III.</text:p>
      <text:p text:style-name="P4">
"The historical moment is the coronation of the King of the United Kingdom of Tlivnical Ireland Charles III and Queen Camilla. For us, with the first lady of Lady, Elena Zelensk is greatly honored to be present at this solemn and represent a brave and indomitable Ukrainian people," he said.</text:p>
      <text:p text:style-name="P4">
He noted that the last British monarch was oath 70 years ago, so this event is landmark not only for the people of Britain and the Commonwealth, but to the whole world.As reported <text:a xlink:type="simple" xlink:href="https://www.ukrinform.ua/rubric-world/3705581-ceremonia-koronacii-carlza-iii.html" text:style-name="Internet_20_link" text:visited-style-name="Visited_20_Internet_20_Link">
</text:a>
, May 6 in Westminster Abbey in Londivniva, the coronation ceremony of Charles III, which includes demonstration performances of Ivian processions.</text:p>
      <text:p text:style-name="P4">
<text:span text:style-name="T5">
Foto: Elena Zelenska / Facebook / Getty Images</text:span>
</text:p>
      <text:p text:style-name="P4">
News Source: <text:a xlink:type="simple" xlink:href="https://www.ukrinform.ua/rubric-polytics/3705621-zelenska-i-smigal-u-vestminsterskomu-abatstvi-na-ceremonii-koronacii-carlza-iii.html" text:style-name="Internet_20_link" text:visited-style-name="Visited_20_Internet_20_Link">
https://www.ukrinform.ua/rubric-polytics/3705621-zelenska-i-smigal-u-vestminsterskomu-abatstvi-na-ceremonii-koronacii-carlza-iii.html</text:a>
</text:p>
      <!--NEWS-->
      <text:h text:style-name="P10" text:outline-level="1">
<text:span text:style-name="T4">
Vinnytsia will take place for the first time the wine culture will take place</text:span>
</text:h>
      <text:p text:style-name="P4">
Authors: Ukrinform (Person)</text:p>
      <text:p text:style-name="P4">
Publisher: Укринформ (Organization)</text:p>
      <text:p text:style-name="P4">
Published Time: 2023-05-06T14:03:02+03:00</text:p>
      <text:p text:style-name="P4">
Modified Time: 2023-05-06T14:03:02+03:00</text:p>
      <text:p text:style-name="P4">
Description: The days of wine culture will take place in Vinnitsa on May 25-28 - Vinnytsia Wine Days. - Ukrinform.</text:p>
      <text:p text:style-name="P4">
Images: ["<text:a xlink:type="simple" xlink:href="https://static.ukrinform.com/photos/2023_05/thumb_files/630_360_1683370946-345.jpg" text:style-name="Internet_20_link" text:visited-style-name="Visited_20_Internet_20_Link">
630_360_16833...</text:a>
"]</text:p>
      <text:p text:style-name="P4">
Tags: ['Фестиваль', 'Вінниця', 'Вино']</text:p>
      <text:p text:style-name="P4">
Type: Article</text:p>
      <!--METADATA-->
      <text:p text:style-name="P4">
<draw:frame draw:style-name="fr1" draw:name="Image146" text:anchor-type="as-char" svg:width="6.9236in" svg:height="3.956343in" draw:z-index="0">
<draw:image xlink:href="../Images/yкринформ/2023-05-06T14-03-02-03-00/630_360_1683370946-345.jpg" xlink:type="simple" xlink:show="embed" xlink:actuate="onLoad" draw:mime-type="image/jpeg"/>
</draw:frame>
In Vinnitsa on May 25-28, the days of wine culture will take place - Vinnytsia Wine Days.</text:p>
      <text:p text:style-name="P4">
About it in <text:a xlink:type="simple" xlink:href="https://www.facebook.com/permalink.php" text:style-name="Internet_20_link" text:visited-style-name="Visited_20_Internet_20_Link">
</text:a>
Vinnytsia Deputy Mayor Andriy Ocherette reported, reports Ukrinform.</text:p>
      <text:p text:style-name="P4">
“At the end of May at <text:a xlink:type="simple" xlink:href="https://www.ukrinform.ua/tag-vinnica" text:style-name="Internet_20_link" text:visited-style-name="Visited_20_Internet_20_Link">
</text:a>
The days of wine culture - Vinnytsia Wine Days. This is an event where professionals from different regions will be adverb- grapes, winemakers, representatives of the hotel and restaurant business, tourism and local self-government, ”the reed wrote.</text:p>
      <text:p text:style-name="P4">
According to him, gastronomic topics are an integral part of tourism, which is an epiorate of urban development. Vinnitsa promotes Podolsk cuisine and promotes a drilling production.</text:p>
      <text:p text:style-name="P4">
<text:span text:style-name="T4">
 Read also: </text:span>
 <text:a xlink:type="simple" xlink:href="https://www.ukrinform.ua/rubric-culture/3704923-literaturna-premia-zolota-veza-u-vinnici-vze-prijmae-zaavki.html" text:style-name="Internet_20_link" text:visited-style-name="Visited_20_Internet_20_Link">
<text:span text:style-name="T4">
 award </text:span>
</text:a>
As reported by Ukrinform at the Vinnytsia Tourism Office, the Vinnytsia Winenedays program provides for the All -Ukrainian Taspirt Drinks Competition Odesa Wine &amp; Spirit Awards, the International Conference "Enogastronomic Tourism - Dreyntes Development", International Conference IV, Minagroprode, Sectoral Associations, International experts and Ukrainian experts.</text:p>
      <text:p text:style-name="P4">
During the days of wine culture there will be an exhibition "Heroic(unbreakable)Winemaking of Ukraine ”, presentations of the best winemakers of the country and winners of all -Ukrainian competitions of 2023, etc.</text:p>
      <text:p text:style-name="P4">
<text:span text:style-name="T5">
Foto: Andrew reed, Facebook</text:span>
</text:p>
      <text:p text:style-name="P4">
News Source: <text:a xlink:type="simple" xlink:href="https://www.ukrinform.ua/rubric-culture/3705622-u-vinnici-vperse-vidbudutsa-dni-vinnoi-kulturi.html" text:style-name="Internet_20_link" text:visited-style-name="Visited_20_Internet_20_Link">
https://www.ukrinform.ua/rubric-culture/3705622-u-vinnici-vperse-vidbudutsa-dni-vinnoi-kulturi.html</text:a>
</text:p>
      <!--NEWS-->
      <text:h text:style-name="P10" text:outline-level="1">
<text:span text:style-name="T4">
Zaporizka Oblast(20:06). Red Alert: aerial threat. Sirens sounding. Take cover now!</text:span>
</text:h>
      <text:p text:style-name="P4">
Authors: liveuamap (Language: en)</text:p>
      <text:p text:style-name="P4">
Time: 2023-05-06T14:06:00</text:p>
      <text:p text:style-name="P4">
Location: Zaporizka Oblast (Latitude:47.611841 Longtitude:35.766081)</text:p>
      <text:p text:style-name="P4">
Videos: []</text:p>
      <text:p text:style-name="P4">
Images: []</text:p>
      <text:p text:style-name="P4">
Tags: ["Europe", "Central and Eastern Europe"]</text:p>
      <text:p text:style-name="P4">
Id: 22560954</text:p>
      <!--METADATA-->
      <text:p text:style-name="P4">
Zaporizhzhia region(20:06). Red Alert: aerial threat. Sirens sounding. Take covernow!</text:p>
      <text:p text:style-name="P4">
News Collection Link: <text:a xlink:type="simple" xlink:href="https://liveuamap.com/en/2023/06-may-zaporizka-oblast2006-red-alert-aerial-g" text:style-name="Internet_20_link" text:visited-style-name="Visited_20_Internet_20_Link">
https://liveuamap.com/en/2023/06-may-zaporizka-oblast2006-red-alert-aerial-g</text:a>
</text:p>
      <text:p text:style-name="P4">
News Source: <text:a xlink:type="simple" xlink:href="https://t.me/air_alert_ua/44584" text:style-name="Internet_20_link" text:visited-style-name="Visited_20_Internet_20_Link">
https://t.me/air_alert_ua/44584</text:a>
</text:p>
      <!--NEWS-->
      <text:h text:style-name="P10" text:outline-level="1">
<text:span text:style-name="T4">
Dnipro, Dnipropetrovska Oblast(20:07). Red Alert: aerial threat. Sirens sounding. Take cover ...</text:span>
</text:h>
      <text:p text:style-name="P4">
Authors: liveuamap (Language: en)</text:p>
      <text:p text:style-name="P4">
Time: 2023-05-06T14:08:00</text:p>
      <text:p text:style-name="P4">
Location: Dnipro (Latitude:48.46003 Longtitude:35.03894)</text:p>
      <text:p text:style-name="P4">
Videos: []</text:p>
      <text:p text:style-name="P4">
Images: []</text:p>
      <text:p text:style-name="P4">
Tags: ["Europe", "Central and Eastern Europe"]</text:p>
      <text:p text:style-name="P4">
Id: 22560955</text:p>
      <!--METADATA-->
      <text:p text:style-name="P4">
Dnipro, Dnipropetrovsk region(20:07). Red Alert: aerial threat. Sirenssounding. Take cover now!</text:p>
      <text:p text:style-name="P4">
News Collection Link: <text:a xlink:type="simple" xlink:href="https://liveuamap.com/en/2023/06-may-dnipro-dnipropetrovska-oblast2007-red-g" text:style-name="Internet_20_link" text:visited-style-name="Visited_20_Internet_20_Link">
https://liveuamap.com/en/2023/06-may-dnipro-dnipropetrovska-oblast2007-red-g</text:a>
</text:p>
      <text:p text:style-name="P4">
News Source: <text:a xlink:type="simple" xlink:href="https://t.me/suspilnednipro/15148" text:style-name="Internet_20_link" text:visited-style-name="Visited_20_Internet_20_Link">
https://t.me/suspilnednipro/15148</text:a>
</text:p>
      <!--NEWS-->
      <text:h text:style-name="P10" text:outline-level="1">
<text:span text:style-name="T4">
Budanov met with Lithuanian volunteer Tapinas, who brought another cargo for the Armed Forces</text:span>
</text:h>
      <text:p text:style-name="P4">
Authors: Ukrinform (Person)</text:p>
      <text:p text:style-name="P4">
Publisher: Укринформ (Organization)</text:p>
      <text:p text:style-name="P4">
Published Time: 2023-05-06T14:16:00+03:00</text:p>
      <text:p text:style-name="P4">
Modified Time: 2023-05-06T14:16:00+03:00</text:p>
      <text:p text:style-name="P4">
Description: The head of the Main Department of Intelligence of the Ministry of Defense, Major-General Kirill Budanov met with the Ambassador of the President of the Lithuanian Republic "For Safe Lithuania", public figure and active volunteer Andrius Tapinas, who brought another cargo for the defenders of Ukraine. - Ukrinform.</text:p>
      <text:p text:style-name="P4">
Images: ["<text:a xlink:type="simple" xlink:href="https://static.ukrinform.com/photos/2023_05/thumb_files/630_360_1683371655-122.jpg" text:style-name="Internet_20_link" text:visited-style-name="Visited_20_Internet_20_Link">
630_360_16833...</text:a>
", "<text:a xlink:type="simple" xlink:href="https://static.ukrinform.com/photos/2023_05/1683371655-741.jpg" text:style-name="Internet_20_link" text:visited-style-name="Visited_20_Internet_20_Link">
1683371655-74...</text:a>
"]</text:p>
      <text:p text:style-name="P4">
Tags: ['Литва', 'ЗСУ', 'допомога', 'Буданов']</text:p>
      <text:p text:style-name="P4">
Type: Article</text:p>
      <!--METADATA-->
      <text:p text:style-name="P4">
<draw:frame draw:style-name="fr1" draw:name="Image147" text:anchor-type="as-char" svg:width="6.9236in" svg:height="3.956343in" draw:z-index="0">
<draw:image xlink:href="../Images/yкринформ/2023-05-06T14-16-00-03-00/630_360_1683371655-122.jpg" xlink:type="simple" xlink:show="embed" xlink:actuate="onLoad" draw:mime-type="image/jpeg"/>
</draw:frame>
The head of the Ministry of Defense of the Ministry of Defense, Major-General Kirilobudanov met with the Ambassador of the Presidential Program of the Republic of Lithuania "Supervised Lithuania", a public figure and active volunteer Andriusomtapinas, who brought another cargo for the defenders of Ukraine.</text:p>
      <text:p text:style-name="P4">
According to Ukrinform, GUR reports in <text:a xlink:type="simple" xlink:href="https://t.me/DIUkraine/2288" text:style-name="Internet_20_link" text:visited-style-name="Visited_20_Internet_20_Link">
</text:a>
.</text:p>
      <text:p text:style-name="P4">
“Andrius Tapinas is a friend of Ukraine. Last year in <text:a xlink:type="simple" xlink:href="https://www.ukrinform.ua/tag-litva" text:style-name="Internet_20_link" text:visited-style-name="Visited_20_Internet_20_Link">
</text:a>
He conducted successful campaigns for the acquisition of a Baracar's shock -scoring, Baracar, the Ukrainian Army, as well as from the purchase of radars for the Armed Forces for a total amount of 14000,000 euros, ”the message reads.</text:p>
      <text:p text:style-name="P4">
<draw:frame draw:style-name="fr1" draw:name="Image148" text:anchor-type="as-char" svg:width="6.9236in" svg:height="3.89773in" draw:z-index="0">
<draw:image xlink:href="../Images/yкринформ/2023-05-06T14-16-00-03-00/1683371655-741.jpg" xlink:type="simple" xlink:show="embed" xlink:actuate="onLoad" draw:mime-type="image/jpeg"/>
</draw:frame>
The other day, Tapinas arrived in Ukraine with another load of assistance from the Lithuanian communities.</text:p>
      <text:p text:style-name="P4">
Budanov expressed his gratitude to Lithuanian friends for the important military equipment, which will greatly strengthen the units of GUR and the Armed Forces, which counteract the Russian invaders of advanced defense.</text:p>
      <text:p text:style-name="P4">
“The help of the Lithuanian people in the Ukrainian people is not stopped for all years, and it is striking. We appreciate your great support in the war with insidious human -hatred aggressive Moscow. Our victory is aware!” - emphasized Budanov.</text:p>
      <text:p text:style-name="P4">
<text:span text:style-name="T4">
 Read also: </text:span>
 <text:a xlink:type="simple" xlink:href="https://www.ukrinform.ua/rubric-crimea/3699908-adernogo-udaru-ne-bude-akso-zsu-zajdut-u-krim-budanov.html" text:style-name="Internet_20_link" text:visited-style-name="Visited_20_Internet_20_Link">
<text:span text:style-name="T4">
 Budanov </text:span>
</text:a>
As reported <text:a xlink:type="simple" xlink:href="https://www.ukrinform.ua/rubric-economy/3703959-litva-nadala-ukraini-vze-922-tonni-obladnanna-dla-vidnovlenna-energoobektiv.html" text:style-name="Internet_20_link" text:visited-style-name="Visited_20_Internet_20_Link">
</text:a>
, Lithuania has already provided 922 tons of energy -renewed equipment to Ukraine.</text:p>
      <text:p text:style-name="P4">
<text:span text:style-name="T5">
Foto: Main Directorate of Intelligence of the Ministry of Defense of Ukraine</text:span>
</text:p>
      <text:p text:style-name="P4">
News Source: <text:a xlink:type="simple" xlink:href="https://www.ukrinform.ua/rubric-ato/3705627-budanov-zustrivsa-z-litovskim-volonterom-tapinasom-akij-priviz-cergovij-vantaz-dla-zsu.html" text:style-name="Internet_20_link" text:visited-style-name="Visited_20_Internet_20_Link">
https://www.ukrinform.ua/rubric-ato/3705627-budanov-zustrivsa-z-litovskim-volonterom-tapinasom-akij-priviz-cergovij-vantaz-dla-zsu.html</text:a>
</text:p>
      <!--NEWS-->
      <text:h text:style-name="P10" text:outline-level="1">
<text:span text:style-name="T4">
In South Korea crashed American fighter</text:span>
</text:h>
      <text:p text:style-name="P4">
Authors: Ukrinform (Person)</text:p>
      <text:p text:style-name="P4">
Publisher: Укринформ (Organization)</text:p>
      <text:p text:style-name="P4">
Published Time: 2023-05-06T14:22:51+03:00</text:p>
      <text:p text:style-name="P4">
Modified Time: 2023-05-06T14:22:51+03:00</text:p>
      <text:p text:style-name="P4">
Description: The American F-16 fighter crashed during training on Saturday near the Great American Military Base in South Korea. - Ukrinform.</text:p>
      <text:p text:style-name="P4">
Images: ["<text:a xlink:type="simple" xlink:href="https://static.ukrinform.com/photos/2023_05/thumb_files/630_360_1683372126-635.jpg" text:style-name="Internet_20_link" text:visited-style-name="Visited_20_Internet_20_Link">
630_360_16833...</text:a>
"]</text:p>
      <text:p text:style-name="P4">
Tags: ['Катастрофа', 'Корея', 'США', 'Винищувач']</text:p>
      <text:p text:style-name="P4">
Type: Article</text:p>
      <!--METADATA-->
      <text:p text:style-name="P4">
<draw:frame draw:style-name="fr1" draw:name="Image149" text:anchor-type="as-char" svg:width="6.9236in" svg:height="3.956343in" draw:z-index="0">
<draw:image xlink:href="../Images/yкринформ/2023-05-06T14-22-51-03-00/630_360_1683372126-635.jpg" xlink:type="simple" xlink:show="embed" xlink:actuate="onLoad" draw:mime-type="image/jpeg"/>
</draw:frame>
The American F-16 fighter crashed during training on Saturday nearby American military base in South Korea.</text:p>
      <text:p text:style-name="P4">
As Ukrinform reports, it reports <text:a xlink:type="simple" xlink:href="https://edition.cnn.com/2023/05/05/asia/us-fighter-jet-crashes-in-south-korea-intl-hnk/index.html" text:style-name="Internet_20_link" text:visited-style-name="Visited_20_Internet_20_Link">
</text:a>
.</text:p>
      <text:p text:style-name="P4">
Air Forces <text:a xlink:type="simple" xlink:href="https://www.ukrinform.ua/tag-ssa" text:style-name="Internet_20_link" text:visited-style-name="Visited_20_Internet_20_Link">
</text:a>
In the South Corea, it was noted that the fighter "crashed in the farm zone of the nearby Ababase Osan at about 9:45" local time.</text:p>
      <text:p text:style-name="P4">
It is reported that the pilot was successfully catapult and was hospitalized. Testament data, none of the civilians were injured. A fire was at the site of the fall.</text:p>
      <text:p text:style-name="P4">
<text:span text:style-name="T4">
 Read also: </text:span>
 <text:a xlink:type="simple" xlink:href="https://www.ukrinform.ua/rubric-world/3697601-u-aponii-zaznav-avarii-litak-beregovoi-ohoroni.html" text:style-name="Internet_20_link" text:visited-style-name="Visited_20_Internet_20_Link">
</text:a>
The causes of the accident are still unknown. The military started investigations.</text:p>
      <text:p text:style-name="P4">
As reported by Ukrinform, the flights of all US Army Aviation are temporarily contained in view of two lethal aviation incidents that occurred.</text:p>
      <text:p text:style-name="P4">
<text:span text:style-name="T5">
Foto: Larry Macdougal/McDol/AP/File</text:span>
</text:p>
      <text:p text:style-name="P4">
News Source: <text:a xlink:type="simple" xlink:href="https://www.ukrinform.ua/rubric-world/3705630-u-pivdennij-korei-rozbivsa-amerikanskij-vinisuvac.html" text:style-name="Internet_20_link" text:visited-style-name="Visited_20_Internet_20_Link">
https://www.ukrinform.ua/rubric-world/3705630-u-pivdennij-korei-rozbivsa-amerikanskij-vinisuvac.html</text:a>
</text:p>
      <!--NEWS-->
      <text:h text:style-name="P10" text:outline-level="1">
<text:span text:style-name="T4">
Japanese club "Urava Red Diamondes" won the Asian Champions football league</text:span>
</text:h>
      <text:p text:style-name="P4">
Authors: Ukrinform (Person)</text:p>
      <text:p text:style-name="P4">
Publisher: Укринформ (Organization)</text:p>
      <text:p text:style-name="P4">
Published Time: 2023-05-06T14:29:40+03:00</text:p>
      <text:p text:style-name="P4">
Modified Time: 2023-05-06T14:29:40+03:00</text:p>
      <text:p text:style-name="P4">
Description: The players of the Japanese Red Diamonds team won the Al-Hill at home from Saudi Arabia (1-0) in the second final match of the Asian Champions League. - Ukrinform.</text:p>
      <text:p text:style-name="P4">
Images: ["<text:a xlink:type="simple" xlink:href="https://static.ukrinform.com/photos/2023_05/thumb_files/630_360_1683371164-722.jpg" text:style-name="Internet_20_link" text:visited-style-name="Visited_20_Internet_20_Link">
630_360_16833...</text:a>
"]</text:p>
      <text:p text:style-name="P4">
Tags: ['Футбол', 'Ліга чемпіонів', 'Абхазія']</text:p>
      <text:p text:style-name="P4">
Type: Article</text:p>
      <!--METADATA-->
      <text:p text:style-name="P4">
<draw:frame draw:style-name="fr1" draw:name="Image150" text:anchor-type="as-char" svg:width="6.9236in" svg:height="3.956343in" draw:z-index="0">
<draw:image xlink:href="../Images/yкринформ/2023-05-06T14-29-40-03-00/630_360_1683371164-722.jpg" xlink:type="simple" xlink:show="embed" xlink:actuate="onLoad" draw:mime-type="image/jpeg"/>
</draw:frame>
The football players of Urava Red Diamondes won at home "Al-Hill" Insaudovska Arabia(1:0)In the second final match of Asian Legichampions.</text:p>
      <text:p text:style-name="P4">
The decisive ball was scored by Raphael Silva in the 88th minute of the match, reports Ukrinform.</text:p>
      <text:p text:style-name="P4">
Since the first match was fixed by draw(1:1), the Japanese team became the winner of the tournament.</text:p>
      <text:p text:style-name="P4">
<text:span text:style-name="T4">
 Read also: </text:span>
 <text:a xlink:type="simple" xlink:href="https://www.ukrinform.ua/rubric-sports/3704423-apl-mancester-siti-povernuvsa-u-lideri-liverpul-obigrav-fulgem.html" text:style-name="Internet_20_link" text:visited-style-name="Visited_20_Internet_20_Link">
<text:span text:style-name="T4">
 APL </text:span>
</text:a>
Urava Red Damondes won the title for the second time in history and play at the World Club.</text:p>
      <text:p text:style-name="P4">
Photo: Getty Images.</text:p>
      <text:p text:style-name="P4">
News Source: <text:a xlink:type="simple" xlink:href="https://www.ukrinform.ua/rubric-sports/3705634-aponskij-klub-urava-red-dajmonds-vigrav-futbolnu-ligu-cempioniv-azii.html" text:style-name="Internet_20_link" text:visited-style-name="Visited_20_Internet_20_Link">
https://www.ukrinform.ua/rubric-sports/3705634-aponskij-klub-urava-red-dajmonds-vigrav-futbolnu-ligu-cempioniv-azii.html</text:a>
</text:p>
      <!--NEWS-->
      <text:h text:style-name="P10" text:outline-level="1">
<text:span text:style-name="T4">
The invaders reported the stop of all the units of the ZPE - Fedorov</text:span>
</text:h>
      <text:p text:style-name="P4">
Authors: Ukrinform (Person)</text:p>
      <text:p text:style-name="P4">
Publisher: Укринформ (Organization)</text:p>
      <text:p text:style-name="P4">
Published Time: 2023-05-06T14:31:00+03:00</text:p>
      <text:p text:style-name="P4">
Modified Time: 2023-05-06T14:31:00+03:00</text:p>
      <text:p text:style-name="P4">
Description: All power units stopped at the Zaporozhye NPP.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Окупація', 'Федоров', 'Запорізька АЕС', 'Війна з росією']</text:p>
      <text:p text:style-name="P4">
Type: Article</text:p>
      <!--METADATA-->
      <text:p text:style-name="P4">
<draw:frame draw:style-name="fr1" draw:name="Image151" text:anchor-type="as-char" svg:width="6.9236in" svg:height="3.956343in" draw:z-index="0">
<draw:image xlink:href="../Images/yкринформ/2023-05-06T14-31-00-03-00/630_360_1661542844-154.jpeg" xlink:type="simple" xlink:show="embed" xlink:actuate="onLoad" draw:mime-type="image/jpeg"/>
</draw:frame>
Nazaposhi NPP stopped all the units.</text:p>
      <text:p text:style-name="P4">
About it reports in <text:a xlink:type="simple" xlink:href="https://t.me/ivan_fedorov_melitopol/1886" text:style-name="Internet_20_link" text:visited-style-name="Visited_20_Internet_20_Link">
</text:a>
Melitopol city chairman Ivan Fedorov, reports Ukrinform.</text:p>
      <text:p text:style-name="P4">
The invaders are likely to prepare provocations for the Zaporizhzhya region. Rushista reported about the stop of all blocks of Zaporizhzhya <text:a xlink:type="simple" xlink:href="https://www.ukrinform.ua/tag-aes" text:style-name="Internet_20_link" text:visited-style-name="Visited_20_Internet_20_Link">
</text:a>
", - he wrote.</text:p>
      <text:p text:style-name="P4">
Fedorov added that the invaders are likely to prepare for provocations in which the Armed Forces will be released.</text:p>
      <text:p text:style-name="P4">
He appealed to the residents of the occupied territories with a request for the coming days of the mass clusters of people, to stay away from the places of stay of the club.</text:p>
      <text:p text:style-name="P4">
<text:span text:style-name="T4">
 Read also: </text:span>
 <text:a xlink:type="simple" xlink:href="https://www.ukrinform.ua/rubric-ato/3704742-prakticno-v-usih-turbinnih-zalah-zaes-rosiani-rozmistili-vibuhivku-ekspert.html" text:style-name="Internet_20_link" text:visited-style-name="Visited_20_Internet_20_Link">
<text:span text:style-name="T4">
 ZPP </text:span>
</text:a>
Earlier it was reported that the enemy evacuates from the captured territories of the Zaporozhye region of peaceful people. They are taken to Kirillovka and Berdyansk.</text:p>
      <text:p text:style-name="P4">
News Source: <text:a xlink:type="simple" xlink:href="https://www.ukrinform.ua/rubric-ato/3705635-zagarbniki-povidomili-pro-zupinku-vsih-energoblokiv-zaes-fedorov.html" text:style-name="Internet_20_link" text:visited-style-name="Visited_20_Internet_20_Link">
https://www.ukrinform.ua/rubric-ato/3705635-zagarbniki-povidomili-pro-zupinku-vsih-energoblokiv-zaes-fedorov.html</text:a>
</text:p>
      <!--NEWS-->
      <text:h text:style-name="P10" text:outline-level="1">
<text:span text:style-name="T4">
Yastremskaya stopped in the semifinals of the WTA tournament in Reus</text:span>
</text:h>
      <text:p text:style-name="P4">
Authors: Ukrinform (Person)</text:p>
      <text:p text:style-name="P4">
Publisher: Укринформ (Organization)</text:p>
      <text:p text:style-name="P4">
Published Time: 2023-05-06T14:34:47+03:00</text:p>
      <text:p text:style-name="P4">
Modified Time: 2023-05-06T14:34:47+03:00</text:p>
      <text:p text:style-name="P4">
Description: Ukrainian tennis player Diana Yastremskaya was unable to get to the WTA 125 tournament on Saturday in Reus (Spain) on Saturday. - Ukrinform.</text:p>
      <text:p text:style-name="P4">
Images: ["<text:a xlink:type="simple" xlink:href="https://static.ukrinform.com/photos/2023_05/thumb_files/630_360_1683357779-104.jpg" text:style-name="Internet_20_link" text:visited-style-name="Visited_20_Internet_20_Link">
630_360_16833...</text:a>
"]</text:p>
      <text:p text:style-name="P4">
Tags: ['Теніс', 'Збірна України', 'Жінки', 'Даяна Ястремська']</text:p>
      <text:p text:style-name="P4">
Type: Article</text:p>
      <!--METADATA-->
      <text:p text:style-name="P4">
<draw:frame draw:style-name="fr1" draw:name="Image152" text:anchor-type="as-char" svg:width="6.9236in" svg:height="3.956343in" draw:z-index="0">
<draw:image xlink:href="../Images/yкринформ/2023-05-06T14-34-47-03-00/630_360_1683357779-104.jpg" xlink:type="simple" xlink:show="embed" xlink:actuate="onLoad" draw:mime-type="image/jpeg"/>
</draw:frame>
Ukrainian -skeleton Diana Yastremskaya unable to go to the WTA 125 tournament final on Saturday(Spain).</text:p>
      <text:p text:style-name="P4">
У півфіналі Даяна (№149 WTA)Elizabeth Mandlik gave way to three sets(147)From the US - 5: 7, 6: 4, 4: 6, transmits Ukrinform.</text:p>
      <text:p text:style-name="P4">
The rivals spent 2 hours on the court for 2 hours.</text:p>
      <text:p text:style-name="P4">
In another match 1/2 finals meet American Lauren Davis(56)and Romanian Cyrms(44).</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Diana Yastremskaya reached the semifinals for the first time since March last year. Then it was in the title match at WTA 250 in Lyon(France).</text:p>
      <text:p text:style-name="P4">
Фото: j48tennis.net.</text:p>
      <text:p text:style-name="P4">
News Source: <text:a xlink:type="simple" xlink:href="https://www.ukrinform.ua/rubric-sports/3705636-astremska-zupinilasa-u-pivfinali-turniru-wta-v-reusi.html" text:style-name="Internet_20_link" text:visited-style-name="Visited_20_Internet_20_Link">
https://www.ukrinform.ua/rubric-sports/3705636-astremska-zupinilasa-u-pivfinali-turniru-wta-v-reusi.html</text:a>
</text:p>
      <!--NEWS-->
      <text:h text:style-name="P10" text:outline-level="1">
<text:span text:style-name="T4">
Air defense shot down suspected Shahed drone over Dnipro city</text:span>
</text:h>
      <text:p text:style-name="P4">
Authors: liveuamap (Language: en)</text:p>
      <text:p text:style-name="P4">
Time: 2023-05-06T14:37:12</text:p>
      <text:p text:style-name="P4">
Location: Dnipro (Latitude:48.41599 Longtitude:35.09531)</text:p>
      <text:p text:style-name="P4">
Videos: []</text:p>
      <text:p text:style-name="P4">
Images: []</text:p>
      <text:p text:style-name="P4">
Tags: ["Europe", "Central and Eastern Europe"]</text:p>
      <text:p text:style-name="P4">
Id: 22560956</text:p>
      <!--METADATA-->
      <text:p text:style-name="P4">
Air defense shot down suspected Shahed drone over Dnipro city</text:p>
      <text:p text:style-name="P4">
News Collection Link: <text:a xlink:type="simple" xlink:href="https://liveuamap.com/en/2023/6-may-air-defense-shot-down-suspected-shahed-drone-over-dnipro" text:style-name="Internet_20_link" text:visited-style-name="Visited_20_Internet_20_Link">
https://liveuamap.com/en/2023/6-may-air-defense-shot-down-suspected-shahed-drone-over-dnipro</text:a>
</text:p>
      <text:p text:style-name="P4">
News Source: <text:a xlink:type="simple" xlink:href="https://t.me/dnipro_now/40250" text:style-name="Internet_20_link" text:visited-style-name="Visited_20_Internet_20_Link">
https://t.me/dnipro_now/40250</text:a>
</text:p>
      <!--NEWS-->
      <text:h text:style-name="P10" text:outline-level="1">
<text:span text:style-name="T4">
In the Ukrainian in the Kyiv region began to restore damaged rocket fire house</text:span>
</text:h>
      <text:p text:style-name="P4">
Authors: Ukrinform (Person)</text:p>
      <text:p text:style-name="P4">
Publisher: Укринформ (Organization)</text:p>
      <text:p text:style-name="P4">
Published Time: 2023-05-06T14:40:00+03:00</text:p>
      <text:p text:style-name="P4">
Modified Time: 2023-05-06T14:40:00+03:00</text:p>
      <text:p text:style-name="P4">
Description: In the city of Ukrainka, Kyiv region, a multi -storey building damaged by a Russian rocket attack began. - Ukrinform.</text:p>
      <text:p text:style-name="P4">
Images: ["<text:a xlink:type="simple" xlink:href="https://static.ukrinform.com/photos/2023_05/thumb_files/630_360_1683372855-198.jpg" text:style-name="Internet_20_link" text:visited-style-name="Visited_20_Internet_20_Link">
630_360_16833...</text:a>
", "<text:a xlink:type="simple" xlink:href="https://static.ukrinform.com/photos/2023_05/1683372855-107.jpg" text:style-name="Internet_20_link" text:visited-style-name="Visited_20_Internet_20_Link">
1683372855-10...</text:a>
", "<text:a xlink:type="simple" xlink:href="https://static.ukrinform.com/photos/2023_05/1683372855-835.jpg" text:style-name="Internet_20_link" text:visited-style-name="Visited_20_Internet_20_Link">
1683372855-83...</text:a>
"]</text:p>
      <text:p text:style-name="P4">
Tags: ['Обстріл', 'Київщина', 'Війна з росією', 'Відбудова']</text:p>
      <text:p text:style-name="P4">
Type: Article</text:p>
      <!--METADATA-->
      <text:p text:style-name="P4">
<draw:frame draw:style-name="fr1" draw:name="Image153" text:anchor-type="as-char" svg:width="6.9236in" svg:height="3.956343in" draw:z-index="0">
<draw:image xlink:href="../Images/yкринформ/2023-05-06T14-40-00-03-00/630_360_1683372855-198.jpg" xlink:type="simple" xlink:show="embed" xlink:actuate="onLoad" draw:mime-type="image/jpeg"/>
</draw:frame>
In the city of Ukraine, the Kiev region began the restoration of a multi -storey building damaged by the Russian rocket attack.</text:p>
      <text:p text:style-name="P4">
According to Ukrinform, Ruslan Kravchenko, the head of the Kyiv Regional Military Administration, reported this in <text:a xlink:type="simple" xlink:href="https://www.facebook.com/RuslanKravchenkoKyiv/posts/pfbid0bAmEUt2Lvvd6dK2VpM9bypveoefL1fmGhHTx9npGPpEKrdcpXM1xiVNibJzYoYwnl" text:style-name="Internet_20_link" text:visited-style-name="Visited_20_Internet_20_Link">
</text:a>
.</text:p>
      <text:p text:style-name="P4">
“У місті Українка стартувало відновлення багатоповерхового будинку, який бувпошкоджений внаслідок повітряної атаки. Минулого тижня через падіння уламківросійської <text:a xlink:type="simple" xlink:href="https://www.ukrinform.ua/tag-raketa" text:style-name="Internet_20_link" text:visited-style-name="Visited_20_Internet_20_Link">
 </text:a>
There were twisted twins, ”he said.</text:p>
      <text:p text:style-name="P4">
<draw:frame draw:style-name="fr1" draw:name="Image154" text:anchor-type="as-char" svg:width="4.500703in" svg:height="10.0in" draw:z-index="0">
<draw:image xlink:href="../Images/yкринформ/2023-05-06T14-40-00-03-00/1683372855-107.jpg" xlink:type="simple" xlink:show="embed" xlink:actuate="onLoad" draw:mime-type="image/jpeg"/>
</draw:frame>
The head of KOVA visited the Ukrainian with an inspection to personally make sure that all work began on time.</text:p>
      <text:p text:style-name="P4">
<draw:frame draw:style-name="fr1" draw:name="Image155" text:anchor-type="as-char" svg:width="4.500703in" svg:height="10.0in" draw:z-index="0">
<draw:image xlink:href="../Images/yкринформ/2023-05-06T14-40-00-03-00/1683372855-835.jpg" xlink:type="simple" xlink:show="embed" xlink:actuate="onLoad" draw:mime-type="image/jpeg"/>
</draw:frame>
According to him, in order not to delay the process, in the shortest possible term, they develop pro-estimate documentation. Where needed, the windows were already replaced. The plans are to restore the damaged wall of the high -rise building, to arrange the facade, to repair the floor, to insert double glazing and windows.</text:p>
      <text:p text:style-name="P4">
Kravchenko stated that he would personally control the course of the renewable work of Inadali. “We have no right to delay the process. We will do everything that the residents of the corrupted apartments return to their homes as soon as possible, ”he said.</text:p>
      <text:p text:style-name="P4">
<text:span text:style-name="T4">
 Read also: </text:span>
 <text:a xlink:type="simple" xlink:href="https://www.ukrinform.ua/rubric-vidbudova/3694070-na-kiivsini-vidbuduvali-ambulatoriu-aku-rik-tomu-vsent-zrujnuvali-rosiani-moz.html" text:style-name="Internet_20_link" text:visited-style-name="Visited_20_Internet_20_Link">
<text:span text:style-name="T4">
 rebuilt </text:span>
</text:a>
As reported by Ukrinform, in the morning of April 28 Russia made in Ukraine <text:a xlink:type="simple" xlink:href="https://www.ukrinform.ua/rubric-other_news/3701836-rosia-atakuvala-ukrainu-raketami-e-zagibli-i-poraneni.html" text:style-name="Internet_20_link" text:visited-style-name="Visited_20_Internet_20_Link">
</text:a>
Having hit the dwellings in the Dnieper, Uman of Cherkasy region and Ukrainians of the Kiev region.</text:p>
      <text:p text:style-name="P4">
In <text:a xlink:type="simple" xlink:href="https://www.ukrinform.ua/rubric-ato/3701817-v-ukrainci-na-kiivsini-dvoe-travmovanih-cerez-raketnu-ataku-rosian.html" text:style-name="Internet_20_link" text:visited-style-name="Visited_20_Internet_20_Link">
</text:a>
As a result of the rocket attack, the Russian people were injured. Due to the fall of the enemy rocket, damaged on the 5th and 6th floors of the high-rise building. One of the victims of the Ukrainian is a 13-year-old girl.</text:p>
      <text:p text:style-name="P4">
<text:span text:style-name="T5">
Foto: Ruslan Kravchenko / Telegram</text:span>
</text:p>
      <text:p text:style-name="P4">
News Source: <text:a xlink:type="simple" xlink:href="https://www.ukrinform.ua/rubric-vidbudova/3705638-v-ukrainci-na-kiivsini-pocali-vidnovluvati-poskodzenij-raketnim-obstrilom-budinok.html" text:style-name="Internet_20_link" text:visited-style-name="Visited_20_Internet_20_Link">
https://www.ukrinform.ua/rubric-vidbudova/3705638-v-ukrainci-na-kiivsini-pocali-vidnovluvati-poskodzenij-raketnim-obstrilom-budinok.html</text:a>
</text:p>
      <!--NEWS-->
      <text:h text:style-name="P10" text:outline-level="1">
<text:span text:style-name="T4">
Zaluzhny informed Millie about the preparation of the army for the liberation of Ukrainian territories</text:span>
</text:h>
      <text:p text:style-name="P4">
Authors: Ukrinform (Person)</text:p>
      <text:p text:style-name="P4">
Publisher: Укринформ (Organization)</text:p>
      <text:p text:style-name="P4">
Published Time: 2023-05-06T14:41:25+03:00</text:p>
      <text:p text:style-name="P4">
Modified Time: 2023-05-06T14:41:25+03:00</text:p>
      <text:p text:style-name="P4">
Description: The Commander -in -Chief of the Armed Forces Valery Zaluzhnya informed the chairman of the United States Committee on US Headquarters General Mark Millie on the preparation of the army for the liberation of Ukrainian territorie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Пентагон', 'ЗСУ', 'Валерій Залужний', 'Війна з росією', '#stoprussia', 'Контрнаступ', 'Марк Міллі ']</text:p>
      <text:p text:style-name="P4">
Type: Article</text:p>
      <!--METADATA-->
      <text:p text:style-name="P4">
<draw:frame draw:style-name="fr1" draw:name="Image156" text:anchor-type="as-char" svg:width="6.9236in" svg:height="3.956343in" draw:z-index="0">
<draw:image xlink:href="../Images/yкринформ/2023-05-06T14-41-25-03-00/630_360_1679686596-447.jpg" xlink:type="simple" xlink:show="embed" xlink:actuate="onLoad" draw:mime-type="image/jpeg"/>
</draw:frame>
The Commander -in -Chief of the Armed Forces Valery Zaluzhnya informed the chairman of the United States of the United States General Milly's headquarters on the preparation of the Army of the Publication of Ukrainian Territories.</text:p>
      <text:p text:style-name="P4">
According to Ukrinform, Zaluzhny reported in <text:a xlink:type="simple" xlink:href="https://t.me/CinCAFU/493" text:style-name="Internet_20_link" text:visited-style-name="Visited_20_Internet_20_Link">
</text:a>
.</text:p>
      <text:p text:style-name="P4">
“Підтримую сталий діалог з головою Об’єднаного комітету начальників штабів СШАгенералом Марком Міллі. Під час телефонної розмови поінформував про ситуаціюна фронті та підготовку до майбутніх кроків нашої армії задля деокупаціїукраїнської території”, - написав Залужний.</text:p>
      <text:p text:style-name="P4">
Головнокомандувач <text:a xlink:type="simple" xlink:href="https://www.ukrinform.ua/tag-zsu" text:style-name="Internet_20_link" text:visited-style-name="Visited_20_Internet_20_Link">
 </text:a>
Thanked the American partners for the next military aid package of Ukraine, which was announced the day before in the Pentagon.</text:p>
      <text:p text:style-name="P4">
<text:span text:style-name="T4">
 Read also: </text:span>
 <text:a xlink:type="simple" xlink:href="https://www.ukrinform.ua/rubric-ato/3704403-pentagon-rozkriv-vmist-novogo-paketa-dopomogi-dla-ukraini.html" text:style-name="Internet_20_link" text:visited-style-name="Visited_20_Internet_20_Link">
<text:span text:style-name="T4">
 Pentagon </text:span>
</text:a>
Zaluzhny and Milli agreed to continue active interaction.</text:p>
      <text:p text:style-name="P4">
As reported by Ukrinform, General <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that the military capabilities of the Armed Forces of Ukraine have increased in recent months, and they are ready for defense and offensive.</text:p>
      <text:p text:style-name="P4">
News Source: <text:a xlink:type="simple" xlink:href="https://www.ukrinform.ua/rubric-ato/3705640-zaluznij-poinformuvav-milli-pro-pidgotovku-armii-do-zvilnenna-ukrainskih-teritorij.html" text:style-name="Internet_20_link" text:visited-style-name="Visited_20_Internet_20_Link">
https://www.ukrinform.ua/rubric-ato/3705640-zaluznij-poinformuvav-milli-pro-pidgotovku-armii-do-zvilnenna-ukrainskih-teritorij.html</text:a>
</text:p>
      <!--NEWS-->
      <text:h text:style-name="P10" text:outline-level="1">
<text:span text:style-name="T4">
Britain's ambassador was sensitive to blue and yellow colors in Westminster Abbey</text:span>
</text:h>
      <text:p text:style-name="P4">
Authors: Ukrinform (Person)</text:p>
      <text:p text:style-name="P4">
Publisher: Укринформ (Organization)</text:p>
      <text:p text:style-name="P4">
Published Time: 2023-05-06T14:42:00+03:00</text:p>
      <text:p text:style-name="P4">
Modified Time: 2023-05-06T14:42:00+03:00</text:p>
      <text:p text:style-name="P4">
Description: The UK Ambassador to Ukraine Melinda Simmons has confessed that she had been felt by the colors of the Ukrainian flag in Westminster Abbey, where the coronation of Charles III and his wife, Consorto Kamilla, is undergoing a coronation of Charles III and his wife. - Ukrinform.</text:p>
      <text:p text:style-name="P4">
Images: ["<text:a xlink:type="simple" xlink:href="https://static.ukrinform.com/photos/2020_01/thumb_files/630_360_1580477712-113.jpg" text:style-name="Internet_20_link" text:visited-style-name="Visited_20_Internet_20_Link">
630_360_15804...</text:a>
"]</text:p>
      <text:p text:style-name="P4">
Tags: ['Британія', 'Прапор', 'Україна', 'Мелінда Сіммонс']</text:p>
      <text:p text:style-name="P4">
Type: Article</text:p>
      <!--METADATA-->
      <text:p text:style-name="P4">
<draw:frame draw:style-name="fr1" draw:name="Image157" text:anchor-type="as-char" svg:width="6.9236in" svg:height="3.956343in" draw:z-index="0">
<draw:image xlink:href="../Images/yкринформ/2023-05-06T14-42-00-03-00/630_360_1580477712-113.jpg" xlink:type="simple" xlink:show="embed" xlink:actuate="onLoad" draw:mime-type="image/jpeg"/>
</draw:frame>
The British ambassador in Ukraine Melinda Simmons has confessed that she was felt by the colors of the Ukrainian flag in Westminster Abbey, where the coronation Charles III and his wife, Consorta Queen Camilla.</text:p>
      <text:p text:style-name="P4">
Simmons wrote about it in <text:a xlink:type="simple" xlink:href="https://twitter.com/MelSimmonsFCDO/status/1654790805406531584" text:style-name="Internet_20_link" text:visited-style-name="Visited_20_Internet_20_Link">
</text:a>
, reports Ukrinform.</text:p>
      <text:p text:style-name="P4">
“She saw there(in Westminster Abbey. - Ed.)Ukraine has also lost its self -control, ”the Ambassador of Britain said, completing the post of Smileycommia with tears and flags of Ukraine and <text:a xlink:type="simple" xlink:href="https://www.ukrinform.ua/tag-britania" text:style-name="Internet_20_link" text:visited-style-name="Visited_20_Internet_20_Link">
</text:a>
&gt;
 I saw Ukraine there and lost my composure for a minute <text:a xlink:type="simple" xlink:href="https://t.co/UfAy9GZMtc" text:style-name="Internet_20_link" text:visited-style-name="Visited_20_Internet_20_Link">
&gt;
 </text:a>
&gt;
&gt;
 — Dame Melinda Simmons(@MelSimmonsFCDO) <text:a xlink:type="simple" xlink:href="https://twitter.com/MelSimmonsFCDO/status/1654790805406531584" text:style-name="Internet_20_link" text:visited-style-name="Visited_20_Internet_20_Link">
&gt;
 </text:a>
As reported by Ukrinform, the first lady of Ukraine <text:a xlink:type="simple" xlink:href="https://www.ukrinform.ua/rubric-culture/3705621-zelenska-i-smigal-u-vestminsterskomu-abatstvi-na-ceremonii-koronacii-carlza-iii.html" text:style-name="Internet_20_link" text:visited-style-name="Visited_20_Internet_20_Link">
</text:a>
There are Charles III coronation ceremonies in Westminster Abbey in London.</text:p>
      <text:p text:style-name="P4">
News Source: <text:a xlink:type="simple" xlink:href="https://www.ukrinform.ua/rubric-polytics/3705642-posla-britanii-rozculili-sinozovti-kolori-u-vestminsterskomu-abatstvi.html" text:style-name="Internet_20_link" text:visited-style-name="Visited_20_Internet_20_Link">
https://www.ukrinform.ua/rubric-polytics/3705642-posla-britanii-rozculili-sinozovti-kolori-u-vestminsterskomu-abatstvi.html</text:a>
</text:p>
      <!--NEWS-->
      <text:h text:style-name="P10" text:outline-level="1">
<text:span text:style-name="T4">
Daria Lopattskaya will play in the title match of ITF tournament in Sweden</text:span>
</text:h>
      <text:p text:style-name="P4">
Authors: Ukrinform (Person)</text:p>
      <text:p text:style-name="P4">
Publisher: Укринформ (Organization)</text:p>
      <text:p text:style-name="P4">
Published Time: 2023-05-06T14:47:44+03:00</text:p>
      <text:p text:style-name="P4">
Modified Time: 2023-05-06T14:47:44+03:00</text:p>
      <text:p text:style-name="P4">
Description: Ukrainian tennis player Daria Lopatetska will perform in the finale of a single ITF (W15) tournament in the Swedish city of Varberg. - Ukrinform.</text:p>
      <text:p text:style-name="P4">
Images: ["<text:a xlink:type="simple" xlink:href="https://static.ukrinform.com/photos/2023_05/thumb_files/630_360_1683373026-272.jpg" text:style-name="Internet_20_link" text:visited-style-name="Visited_20_Internet_20_Link">
630_360_16833...</text:a>
"]</text:p>
      <text:p text:style-name="P4">
Tags: ['Швеція', 'Теніс', 'Збірна України', 'Жінки']</text:p>
      <text:p text:style-name="P4">
Type: Article</text:p>
      <!--METADATA-->
      <text:p text:style-name="P4">
<draw:frame draw:style-name="fr1" draw:name="Image158" text:anchor-type="as-char" svg:width="6.9236in" svg:height="3.956343in" draw:z-index="0">
<draw:image xlink:href="../Images/yкринформ/2023-05-06T14-47-44-03-00/630_360_1683373026-272.jpg" xlink:type="simple" xlink:show="embed" xlink:actuate="onLoad" draw:mime-type="image/jpeg"/>
</draw:frame>
The Ukrainian Sun Swing Daria Lopatetska will perform in the finale of a single ITF tournament grid(W15)In the Swedish city of Varberg.</text:p>
      <text:p text:style-name="P4">
In the semifinals, a Ukrainian in three sets won the host of Tilda Heslerid- 6: 3, 2: 6, 5: 4, reports Ukrinform.</text:p>
      <text:p text:style-name="P4">
In the title match, Lopatietsk will meet with Serbka Yana Boyvich.</text:p>
      <text:p text:style-name="P4">
<text:span text:style-name="T4">
 Read also: </text:span>
 <text:a xlink:type="simple" xlink:href="https://www.ukrinform.ua/rubric-sports/3705178-odrazu-dvi-ukrainski-tenisistki-vijsli-do-pivfinalu-turniru-itf-u-svecii.html" text:style-name="Internet_20_link" text:visited-style-name="Visited_20_Internet_20_Link">
</text:a>
We will also add that the Ukrainian duet of Lopattska/Darya Esipchuk became the winner of the tournament competitions in Varberg.</text:p>
      <text:p text:style-name="P4">
Photo: j48tennis.net.</text:p>
      <text:p text:style-name="P4">
News Source: <text:a xlink:type="simple" xlink:href="https://www.ukrinform.ua/rubric-sports/3705643-dara-lopatecka-gratime-u-titulnomu-matci-turniru-itf-u-svecii.html" text:style-name="Internet_20_link" text:visited-style-name="Visited_20_Internet_20_Link">
https://www.ukrinform.ua/rubric-sports/3705643-dara-lopatecka-gratime-u-titulnomu-matci-turniru-itf-u-svecii.html</text:a>
</text:p>
      <!--NEWS-->
      <text:h text:style-name="P10" text:outline-level="1">
<text:span text:style-name="T4">
Biden greeted Charles III on the occasion of his coronation</text:span>
</text:h>
      <text:p text:style-name="P4">
Authors: Ukrinform (Person)</text:p>
      <text:p text:style-name="P4">
Publisher: Укринформ (Organization)</text:p>
      <text:p text:style-name="P4">
Published Time: 2023-05-06T14:49:00+03:00</text:p>
      <text:p text:style-name="P4">
Modified Time: 2023-05-06T14:49:00+03:00</text:p>
      <text:p text:style-name="P4">
Description: US President Joe Biden greeted the new King of the United Kingdom Charles III and the Consorty Queen Camilla on the occasion of their coronation. - Ukrinform.</text:p>
      <text:p text:style-name="P4">
Images: ["<text:a xlink:type="simple" xlink:href="https://static.ukrinform.com/photos/2021_12/thumb_files/630_360_1638812836-472.jpg" text:style-name="Internet_20_link" text:visited-style-name="Visited_20_Internet_20_Link">
630_360_16388...</text:a>
"]</text:p>
      <text:p text:style-name="P4">
Tags: ['Байден', 'Британія', 'США', 'Чарльз ІІІ', 'Коронація']</text:p>
      <text:p text:style-name="P4">
Type: Article</text:p>
      <!--METADATA-->
      <text:p text:style-name="P4">
<draw:frame draw:style-name="fr1" draw:name="Image159" text:anchor-type="as-char" svg:width="6.9236in" svg:height="3.956343in" draw:z-index="0">
<draw:image xlink:href="../Images/yкринформ/2023-05-06T14-49-00-03-00/630_360_1638812836-472.jpg" xlink:type="simple" xlink:show="embed" xlink:actuate="onLoad" draw:mime-type="image/jpeg"/>
</draw:frame>
Presidential Joe Biden congratulated the new King of the United Kingdom Charles III of Takolev-Consorta Camilla on the occasion of their coronation.</text:p>
      <text:p text:style-name="P4">
As Ukrinform reports, he wrote about it in <text:a xlink:type="simple" xlink:href="https://twitter.com/POTUS/status/1654805876971118592" text:style-name="Internet_20_link" text:visited-style-name="Visited_20_Internet_20_Link">
</text:a>
.</text:p>
      <text:p text:style-name="Quotations">

<text:p text:style-name="P4">
Congratulations to King Charles III and Queen Camilla on their Coronation.&gt;
 The enduring friendship between the U.S. and the U.K. is a source of&gt;
 strength for both our peoples.  &gt;
  &gt;
  I am proud the First Lady is representing the United States for this&gt;
 historic occasion.&gt;
&gt;
 — President Biden(@POTUS) <text:a xlink:type="simple" xlink:href="https://twitter.com/POTUS/status/1654805876971118592" text:style-name="Internet_20_link" text:visited-style-name="Visited_20_Internet_20_Link">
&gt;
 </text:a>
"Greetings to King Charles III and Queen Camilla on the occasion of their coronation. The Hensadorb between the US and the United Kingdom is a source of strength for both of our peoples.</text:p>

</text:p>
      <text:p text:style-name="P4">
I am proud that the first lady represents the United States at this historical event, " - wrote <text:a xlink:type="simple" xlink:href="https://www.ukrinform.ua/tag-bajden" text:style-name="Internet_20_link" text:visited-style-name="Visited_20_Internet_20_Link">
</text:a>
.</text:p>
      <text:p text:style-name="P4">
<text:span text:style-name="T4">
 Read also: </text:span>
 <text:a xlink:type="simple" xlink:href="https://www.ukrinform.ua/rubric-polytics/3705621-zelenska-i-smigal-u-vestminsterskomu-abatstvi-na-ceremonii-koronacii-carlza-iii.html" text:style-name="Internet_20_link" text:visited-style-name="Visited_20_Internet_20_Link">
<text:span text:style-name="T4">
 Charles </text:span>
</text:a>
As reported by Ukrinform, on May 6 in Westminster Abbey there will be a crowning of Charles III. High delegations were invited to London, among them Ukrainian, while Russian was not invited.</text:p>
      <text:p text:style-name="P4">
News Source: <text:a xlink:type="simple" xlink:href="https://www.ukrinform.ua/rubric-world/3705644-bajden-privitav-carlza-iii-z-nagodi-jogo-koronacii.html" text:style-name="Internet_20_link" text:visited-style-name="Visited_20_Internet_20_Link">
https://www.ukrinform.ua/rubric-world/3705644-bajden-privitav-carlza-iii-z-nagodi-jogo-koronacii.html</text:a>
</text:p>
      <!--NEWS-->
      <text:h text:style-name="P10" text:outline-level="1">
<text:span text:style-name="T4">
Israeli troops killed two Palestinian militants</text:span>
</text:h>
      <text:p text:style-name="P4">
Authors: Ukrinform (Person)</text:p>
      <text:p text:style-name="P4">
Publisher: Укринформ (Organization)</text:p>
      <text:p text:style-name="P4">
Published Time: 2023-05-06T14:50:00+03:00</text:p>
      <text:p text:style-name="P4">
Modified Time: 2023-05-06T14:50:00+03:00</text:p>
      <text:p text:style-name="P4">
Description: Two Palestinian fighters suspected of a recent attack on the western bank of the Jordan River were killed by Israeli troops during a raid on Saturday for the Nur-Shams refugee camp. - Ukrinform.</text:p>
      <text:p text:style-name="P4">
Images: ["<text:a xlink:type="simple" xlink:href="https://static.ukrinform.com/photos/2023_05/thumb_files/630_360_1683373676-167.jpeg" text:style-name="Internet_20_link" text:visited-style-name="Visited_20_Internet_20_Link">
630_360_16833...</text:a>
"]</text:p>
      <text:p text:style-name="P4">
Tags: ['Ізраїль', 'Палестина', 'Стрілянина', 'Вбивство']</text:p>
      <text:p text:style-name="P4">
Type: Article</text:p>
      <!--METADATA-->
      <text:p text:style-name="P4">
<draw:frame draw:style-name="fr1" draw:name="Image160" text:anchor-type="as-char" svg:width="6.9236in" svg:height="3.956343in" draw:z-index="0">
<draw:image xlink:href="../Images/yкринформ/2023-05-06T14-50-00-03-00/630_360_1683373676-167.jpeg" xlink:type="simple" xlink:show="embed" xlink:actuate="onLoad" draw:mime-type="image/jpeg"/>
</draw:frame>
Two-fetal fighters suspected of a recent attack on the Western Berki of the Jordan River were killed by Israeli troops during a raid on Subtun, a Nur-Shaam refugee camp.</text:p>
      <text:p text:style-name="P4">
As Ukrinform reports, it reports <text:a xlink:type="simple" xlink:href="https://www.timesofisrael.com/palestinians-say-two-killed-in-gunfight-during-idf-west-bank-raid/" text:style-name="Internet_20_link" text:visited-style-name="Visited_20_Internet_20_Link">
</text:a>
.</text:p>
      <text:p text:style-name="P4">
"Soldiers and border police officers, undercover, entered the camp of Tulkarm to arrest several suspects in involvement in <text:a xlink:type="simple" xlink:href="https://www.ukrinform.ua/tag-strilanina" text:style-name="Internet_20_link" text:visited-style-name="Visited_20_Internet_20_Link">
</text:a>
On Tuesday, near the settlement of Aneei -Chefecs on the western bank of the Jordan River, which resulted in one person with a kind of injury, "the Israeli Defense Army of Israeli reported in a joint statement.</text:p>
      <text:p text:style-name="Quotations">

<text:p text:style-name="P4">
رائحة السك فاحت ف سائَك يا طواطو&gt;
 الشه سام الشافع واverse ح ح خ&gt;
 طابت ااجنة ساconda ساكناكنا. <text:a xlink:type="simple" xlink:href="https://t.co/yfeUs0j9BB" text:style-name="Internet_20_link" text:visited-style-name="Visited_20_Internet_20_Link">
</text:a>
&gt;
&gt;
 - The foam(@Raghadarb) <text:a xlink:type="simple" xlink:href="https://twitter.com/raghad__rabi/status/1654733581594378242" text:style-name="Internet_20_link" text:visited-style-name="Visited_20_Internet_20_Link">
&gt;
 </text:a>
It is noted that two attackers were shot after attempting to escape from the event. Later, the police posted a video showing how armed man was shot dead when they tried to escape through the roof.</text:p>

</text:p>
      <text:p text:style-name="P4">
They were identified as Jamza Jamil Hrush and Samer Salah Ash-Shafi, both 22 years.</text:p>
      <text:p text:style-name="P4">
Men were part of the so -called "Tulkarm Battalion", a new slightly organized wing of the terrorist group "Palestinian Islamic Jajad" on the western bank of the Jordan River.</text:p>
      <text:p text:style-name="P4">
<text:span text:style-name="T4">
 Read also: </text:span>
 <text:a xlink:type="simple" xlink:href="https://www.ukrinform.ua/rubric-world/3705040-izrail-zaarestuvav-rahunki-binance-aki-povazani-z-islamskou-derzavou-i-hamas.html" text:style-name="Internet_20_link" text:visited-style-name="Visited_20_Internet_20_Link">
<text:span text:style-name="T4">
 Israel </text:span>
</text:a>
As reported <text:a xlink:type="simple" xlink:href="https://www.ukrinform.ua/rubric-world/3703885-aviacia-izrailu-zavdae-udariv-po-sektoru-gazi-u-vidpovid-na-raketnij-obstril.html" text:style-name="Internet_20_link" text:visited-style-name="Visited_20_Internet_20_Link">
</text:a>
, Army of Defense of Israel(Elegant)She conducted a military operation, causing the strokes in the Gaza sector, from which rockets flew to the Israeli territory on Tuesday.</text:p>
      <text:p text:style-name="P4">
<text:span text:style-name="T5">
Foto: israel Police</text:span>
</text:p>
      <text:p text:style-name="P4">
News Source: <text:a xlink:type="simple" xlink:href="https://www.ukrinform.ua/rubric-world/3705645-izrailski-vijska-vbili-dvoh-palestinskih-bojovikiv.html" text:style-name="Internet_20_link" text:visited-style-name="Visited_20_Internet_20_Link">
https://www.ukrinform.ua/rubric-world/3705645-izrailski-vijska-vbili-dvoh-palestinskih-bojovikiv.html</text:a>
</text:p>
      <!--NEWS-->
      <text:h text:style-name="P10" text:outline-level="1">
<text:span text:style-name="T4">
Donetsk Oblast(20:55). Red Alert: aerial threat. Sirens sounding. Take cover now!</text:span>
</text:h>
      <text:p text:style-name="P4">
Authors: liveuamap (Language: en)</text:p>
      <text:p text:style-name="P4">
Time: 2023-05-06T14:57:00</text:p>
      <text:p text:style-name="P4">
Location: Donetsk Oblast (Latitude:48.72644 Longtitude:37.57861)</text:p>
      <text:p text:style-name="P4">
Videos: []</text:p>
      <text:p text:style-name="P4">
Images: []</text:p>
      <text:p text:style-name="P4">
Tags: ["Europe", "Central and Eastern Europe"]</text:p>
      <text:p text:style-name="P4">
Id: 22560957</text:p>
      <!--METADATA-->
      <text:p text:style-name="P4">
Donetsk Oblast(20:55). Red Alert: aerial threat. Sirens sounding. Take covernow!</text:p>
      <text:p text:style-name="P4">
News Collection Link: <text:a xlink:type="simple" xlink:href="https://liveuamap.com/en/2023/06-may-donetsk-oblast2055-red-alert-aerial-thg" text:style-name="Internet_20_link" text:visited-style-name="Visited_20_Internet_20_Link">
https://liveuamap.com/en/2023/06-may-donetsk-oblast2055-red-alert-aerial-thg</text:a>
</text:p>
      <text:p text:style-name="P4">
News Source: <text:a xlink:type="simple" xlink:href="https://t.me/air_alert_ua/44586" text:style-name="Internet_20_link" text:visited-style-name="Visited_20_Internet_20_Link">
https://t.me/air_alert_ua/44586</text:a>
</text:p>
      <!--NEWS-->
      <text:h text:style-name="P10" text:outline-level="1">
<text:span text:style-name="T4">
Forecasters warn of night frosts</text:span>
</text:h>
      <text:p text:style-name="P4">
Authors: Ukrinform (Person)</text:p>
      <text:p text:style-name="P4">
Publisher: Укринформ (Organization)</text:p>
      <text:p text:style-name="P4">
Published Time: 2023-05-06T14:59:00+03:00</text:p>
      <text:p text:style-name="P4">
Modified Time: 2023-05-06T14:59:00+03:00</text:p>
      <text:p text:style-name="P4">
Description: Frosts are possible on the soil surface of the soil on the soil surface. - Ukrinform.</text:p>
      <text:p text:style-name="P4">
Images: ["<text:a xlink:type="simple" xlink:href="https://static.ukrinform.com/photos/2020_11/thumb_files/630_360_1606548493-118.jpg" text:style-name="Internet_20_link" text:visited-style-name="Visited_20_Internet_20_Link">
630_360_16065...</text:a>
"]</text:p>
      <text:p text:style-name="P4">
Tags: ['Погода', 'Прогноз', 'Весна', 'Заморозки']</text:p>
      <text:p text:style-name="P4">
Type: Article</text:p>
      <!--METADATA-->
      <text:p text:style-name="P4">
<draw:frame draw:style-name="fr1" draw:name="Image161" text:anchor-type="as-char" svg:width="6.9236in" svg:height="3.956343in" draw:z-index="0">
<draw:image xlink:href="../Images/yкринформ/2023-05-06T14-59-00-03-00/630_360_1606548493-118.jpg" xlink:type="simple" xlink:show="embed" xlink:actuate="onLoad" draw:mime-type="image/jpeg"/>
</draw:frame>
Frosts are possible on the soil surface of the soil on the soil surface.</text:p>
      <text:p text:style-name="P4">
According to Ukrinform, Ukrhydromet Center reports.</text:p>
      <text:p text:style-name="P4">
Yes, at night on May 7 in Ukraine(In addition to the western and southern regions), 8 and 9th May in the northern, northwestern, Kharkiv, Poltava, Vinnytsia region on the soil surface <text:a xlink:type="simple" xlink:href="https://www.ukrinform.ua/tag-moroz" text:style-name="Internet_20_link" text:visited-style-name="Visited_20_Internet_20_Link">
</text:a>
0-5°(Anment of danger, yellow), in Chernihiv and Sumy region May 7th Strong Damings in the air 0-3 °(II level of danger, orange).</text:p>
      <text:p text:style-name="P4">
7-8 травня, внаслідок пропуску весняного водопілля через водосховищаДніпровського каскаду, утримуватиметься затоплення заплавних територій,понижених ділянок у низці населених пунктів на Кременчуцькому водосховищі уЧеркаській області (III level of danger is red).</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On May 7-9, in the Northern, Vinnytsia, Cherkasy and Kirovograd regions, the extraordinary level of fire danger will be considered.</text:p>
      <text:p text:style-name="P4">
News Source: <text:a xlink:type="simple" xlink:href="https://www.ukrinform.ua/rubric-regions/3705646-sinoptiki-poperedzaut-pro-nicni-zamorozki.html" text:style-name="Internet_20_link" text:visited-style-name="Visited_20_Internet_20_Link">
https://www.ukrinform.ua/rubric-regions/3705646-sinoptiki-poperedzaut-pro-nicni-zamorozki.html</text:a>
</text:p>
      <!--NEWS-->
      <text:h text:style-name="P10" text:outline-level="1">
<text:span text:style-name="T4">
In Canada, under a dangerous cargo train collapsed bridge</text:span>
</text:h>
      <text:p text:style-name="P4">
Authors: Ukrinform (Person)</text:p>
      <text:p text:style-name="P4">
Publisher: Укринформ (Organization)</text:p>
      <text:p text:style-name="P4">
Published Time: 2023-05-06T15:00:00+03:00</text:p>
      <text:p text:style-name="P4">
Modified Time: 2023-05-06T15:00:00+03:00</text:p>
      <text:p text:style-name="P4">
Description: Залізничний потяг, що перевозив небезпечні вантажі, зійшов із колії у місті Кінгстон (Канада), внаслідок аварії частина вагонів упала у річку.  — Укрінформ.</text:p>
      <text:p text:style-name="P4">
Images: ["<text:a xlink:type="simple" xlink:href="https://static.ukrinform.com/photos/2023_05/thumb_files/630_360_1683374821-397.jpg" text:style-name="Internet_20_link" text:visited-style-name="Visited_20_Internet_20_Link">
630_360_16833...</text:a>
", "<text:a xlink:type="simple" xlink:href="https://static.ukrinform.com/photos/2023_05/1683374821-982.jpg" text:style-name="Internet_20_link" text:visited-style-name="Visited_20_Internet_20_Link">
1683374821-98...</text:a>
", "<text:a xlink:type="simple" xlink:href="https://static.ukrinform.com/photos/2023_05/1683374787-703.jpg" text:style-name="Internet_20_link" text:visited-style-name="Visited_20_Internet_20_Link">
1683374787-70...</text:a>
", "<text:a xlink:type="simple" xlink:href="https://static.ukrinform.com/photos/2023_05/1683374787-596.jpg" text:style-name="Internet_20_link" text:visited-style-name="Visited_20_Internet_20_Link">
1683374787-59...</text:a>
"]</text:p>
      <text:p text:style-name="P4">
Tags: ['Канада', 'Катастрофа', 'Потяг']</text:p>
      <text:p text:style-name="P4">
Type: Article</text:p>
      <!--METADATA-->
      <text:p text:style-name="P4">
<draw:frame draw:style-name="fr1" draw:name="Image162" text:anchor-type="as-char" svg:width="6.9236in" svg:height="3.956343in" draw:z-index="0">
<draw:image xlink:href="../Images/yкринформ/2023-05-06T15-00-00-03-00/630_360_1683374821-397.jpg" xlink:type="simple" xlink:show="embed" xlink:actuate="onLoad" draw:mime-type="image/jpeg"/>
</draw:frame>
The railway train that transported dangerous goods came off the track in the city Kington(Canada), as a result of the accident, some cars fell into the river.</text:p>
      <text:p text:style-name="P4">
As Ukrinform reports, it reports <text:a xlink:type="simple" xlink:href="https://www.cbc.ca/news/canada/ottawa/ottawa-kingston-train-derailment-1.6833701" text:style-name="Internet_20_link" text:visited-style-name="Visited_20_Internet_20_Link">
</text:a>
 .</text:p>
      <text:p text:style-name="P4">
<text:a xlink:type="simple" xlink:href="https://www.ukrinform.ua/tag-avaria" text:style-name="Internet_20_link" text:visited-style-name="Visited_20_Internet_20_Link">
 </text:a>
It happened due to the fact that the small -insulating bridge in Kington collapsed, and the freight train that transported "dangerous cargo" came down from the rails. But, according to CBC, the victims of the dangerous fluid did not occur.</text:p>
      <text:p text:style-name="P4">
<draw:frame draw:style-name="fr1" draw:name="Image163" text:anchor-type="as-char" svg:width="6.9236in" svg:height="5.1927in" draw:z-index="0">
<draw:image xlink:href="../Images/yкринформ/2023-05-06T15-00-00-03-00/1683374821-982.jpg" xlink:type="simple" xlink:show="embed" xlink:actuate="onLoad" draw:mime-type="image/jpeg"/>
</draw:frame>
</text:p>
      <text:p text:style-name="P4">
<draw:frame draw:style-name="fr1" draw:name="Image164" text:anchor-type="as-char" svg:width="6.9236in" svg:height="4.615733in" draw:z-index="0">
<draw:image xlink:href="../Images/yкринформ/2023-05-06T15-00-00-03-00/1683374787-703.jpg" xlink:type="simple" xlink:show="embed" xlink:actuate="onLoad" draw:mime-type="image/jpeg"/>
</draw:frame>
<draw:frame draw:style-name="fr1" draw:name="Image165" text:anchor-type="as-char" svg:width="6.9236in" svg:height="5.1927in" draw:z-index="0">
<draw:image xlink:href="../Images/yкринформ/2023-05-06T15-00-00-03-00/1683374787-596.jpg" xlink:type="simple" xlink:show="embed" xlink:actuate="onLoad" draw:mime-type="image/jpeg"/>
</draw:frame>
Kingstone police reported that there were three crew members in the train. He pulled 12 cars, five of which went out of the track, two wagons were in the water.</text:p>
      <text:p text:style-name="P4">
It is noted that the wagons fell into the streams of litl-catraki, which is part of the reserve zone of swamp protection.</text:p>
      <text:p text:style-name="P4">
<text:span text:style-name="T4">
 Read also: </text:span>
 <text:a xlink:type="simple" xlink:href="https://www.ukrinform.ua/rubric-world/3696801-poblizu-aeroportu-ottavi-rozbivsa-malij-litak.html" text:style-name="Internet_20_link" text:visited-style-name="Visited_20_Internet_20_Link">
<text:span text:style-name="T4">
 crashed </text:span>
</text:a>
The transport company stated that the train transported dangerous goods, butpolitic stated that there was no evidence of their spill.</text:p>
      <text:p text:style-name="P4">
As reported by Ukrinform, <text:a xlink:type="simple" xlink:href="https://www.ukrinform.ua/rubric-world/3703863-u-branskij-oblasti-vdruge-za-dvi-dobi-pidirvali-zaliznicni-kolii-z-rejok-zijsov-vantaznij-potag.html" text:style-name="Internet_20_link" text:visited-style-name="Visited_20_Internet_20_Link">
</text:a>
At the traffic of the Dry-Ohnech, a trail with petroleum products and lumbarias came down due to damage to the track.</text:p>
      <text:p text:style-name="P4">
<text:span text:style-name="T5">
Foto: CBC News</text:span>
</text:p>
      <text:p text:style-name="P4">
News Source: <text:a xlink:type="simple" xlink:href="https://www.ukrinform.ua/rubric-world/3705648-u-kanadi-pid-potagom-iz-nebezpecnim-vantazem-provalivsa-mist-castina-vagoniv-upala-v-ricku.html" text:style-name="Internet_20_link" text:visited-style-name="Visited_20_Internet_20_Link">
https://www.ukrinform.ua/rubric-world/3705648-u-kanadi-pid-potagom-iz-nebezpecnim-vantazem-provalivsa-mist-castina-vagoniv-upala-v-ricku.html</text:a>
</text:p>
      <!--NEWS-->
      <text:h text:style-name="P10" text:outline-level="1">
<text:span text:style-name="T4">
Snow Maider gave way to the Spaniards in the semifinals of the tournament ITF in Toss de Mar</text:span>
</text:h>
      <text:p text:style-name="P4">
Authors: Ukrinform (Person)</text:p>
      <text:p text:style-name="P4">
Publisher: Укринформ (Organization)</text:p>
      <text:p text:style-name="P4">
Published Time: 2023-05-06T15:00:10+03:00</text:p>
      <text:p text:style-name="P4">
Modified Time: 2023-05-06T15:00:10+03:00</text:p>
      <text:p text:style-name="P4">
Description: The Ukrainian tennis player Daria Snigur ( # 165 WTA) lost to the ITF-Financial Financial Financial Fund on Saturday $ 25,000 in the Spanish city of Toss de Mar. - Ukrinform.</text:p>
      <text:p text:style-name="P4">
Images: ["<text:a xlink:type="simple" xlink:href="https://static.ukrinform.com/photos/2023_05/thumb_files/630_360_1683357895-670.jpg" text:style-name="Internet_20_link" text:visited-style-name="Visited_20_Internet_20_Link">
630_360_16833...</text:a>
"]</text:p>
      <text:p text:style-name="P4">
Tags: ['Іспанія', 'Теніс', 'Збірна України', 'Жінки']</text:p>
      <text:p text:style-name="P4">
Type: Article</text:p>
      <!--METADATA-->
      <text:p text:style-name="P4">
<draw:frame draw:style-name="fr1" draw:name="Image166" text:anchor-type="as-char" svg:width="6.9236in" svg:height="3.956343in" draw:z-index="0">
<draw:image xlink:href="../Images/yкринформ/2023-05-06T15-00-10-03-00/630_360_1683357895-670.jpg" xlink:type="simple" xlink:show="embed" xlink:actuate="onLoad" draw:mime-type="image/jpeg"/>
</draw:frame>
Ukrainian Sniar Snigur(№165 WTA)Saturday, the ITF semi-final final of $ 25,000 in the Spanish city of Toss de Mar.</text:p>
      <text:p text:style-name="P4">
21-year-old Kyiv in three sets gave way to Georgini Garciapere(509)- 6:2, 6:7(2:7), 5: 7, reports Ukrinform.</text:p>
      <text:p text:style-name="P4">
<text:span text:style-name="T4">
 Read also: </text:span>
 <text:a xlink:type="simple" xlink:href="https://www.ukrinform.ua/rubric-sports/3705300-snigur-vijsla-do-pivfinalu-na-25tisacniku-itf-v-ispanii.html" text:style-name="Internet_20_link" text:visited-style-name="Visited_20_Internet_20_Link">
<text:span text:style-name="T4">
 SNIGUR </text:span>
</text:a>
The rival of the Spanish in the finale will be a tennis player from Malta Francesca Kurmi(392).</text:p>
      <text:p text:style-name="P4">
Фото: btu.org.ua.</text:p>
      <text:p text:style-name="P4">
News Source: <text:a xlink:type="simple" xlink:href="https://www.ukrinform.ua/rubric-sports/3705647-snigur-postupilasa-ispanci-u-pivfinali-turniru-itf-v-tossademar.html" text:style-name="Internet_20_link" text:visited-style-name="Visited_20_Internet_20_Link">
https://www.ukrinform.ua/rubric-sports/3705647-snigur-postupilasa-ispanci-u-pivfinali-turniru-itf-v-tossademar.html</text:a>
</text:p>
      <!--NEWS-->
      <text:h text:style-name="P10" text:outline-level="1">
<text:span text:style-name="T4">
Kirovohradska Oblast, Poltavska Oblast(21:04). Red Alert: aerial threat. Sirens sounding. Tak...</text:span>
</text:h>
      <text:p text:style-name="P4">
Authors: liveuamap (Language: en)</text:p>
      <text:p text:style-name="P4">
Time: 2023-05-06T15:05:00</text:p>
      <text:p text:style-name="P4">
Location: Kirovohradska Oblast (Latitude:48.50000000 Longtitude:32.00000000)</text:p>
      <text:p text:style-name="P4">
Videos: []</text:p>
      <text:p text:style-name="P4">
Images: []</text:p>
      <text:p text:style-name="P4">
Tags: ["Europe", "Central and Eastern Europe"]</text:p>
      <text:p text:style-name="P4">
Id: 22560958</text:p>
      <!--METADATA-->
      <text:p text:style-name="P4">
Kirovohrad region, Poltava region(21:04). Red Alert: aerial threat.Sirens sounding. Take cover now!</text:p>
      <text:p text:style-name="P4">
News Collection Link: <text:a xlink:type="simple" xlink:href="https://liveuamap.com/en/2023/06-may-kirovohradska-oblast-poltavska-oblast2g" text:style-name="Internet_20_link" text:visited-style-name="Visited_20_Internet_20_Link">
https://liveuamap.com/en/2023/06-may-kirovohradska-oblast-poltavska-oblast2g</text:a>
</text:p>
      <text:p text:style-name="P4">
News Source: <text:a xlink:type="simple" xlink:href="https://t.me/air_alert_ua/44588" text:style-name="Internet_20_link" text:visited-style-name="Visited_20_Internet_20_Link">
https://t.me/air_alert_ua/44588</text:a>
</text:p>
      <!--NEWS-->
      <text:h text:style-name="P10" text:outline-level="1">
<text:span text:style-name="T4">
Nikolaev, Mykolaiv region, Kherson, Kherson region (21:06). Red Alrt: Aerial Tchretate. WITH...</text:span>
</text:h>
      <text:p text:style-name="P4">
Authors: liveuamap (Language: en)</text:p>
      <text:p text:style-name="P4">
Time: 2023-05-06T15:08:00</text:p>
      <text:p text:style-name="P4">
Location: Mykolaiv (Latitude:46.94753 Longtitude:32.00586)</text:p>
      <text:p text:style-name="P4">
Videos: []</text:p>
      <text:p text:style-name="P4">
Images: []</text:p>
      <text:p text:style-name="P4">
Tags: ["Europe", "Central and Eastern Europe"]</text:p>
      <text:p text:style-name="P4">
Id: 22560959</text:p>
      <!--METADATA-->
      <text:p text:style-name="P4">
Nikolaev, Mykolaiv region, Kherson, Kherson region(21:06). Red Alert:aerial threat. Sirens sounding. Take cover now!</text:p>
      <text:p text:style-name="P4">
News Collection Link: <text:a xlink:type="simple" xlink:href="https://liveuamap.com/en/2023/06-may-mykolaiv-mykolayivska-oblast-kherson-kg-7579" text:style-name="Internet_20_link" text:visited-style-name="Visited_20_Internet_20_Link">
https://liveuamap.com/en/2023/06-may-mykolaiv-mykolayivska-oblast-kherson-kg-7579</text:a>
</text:p>
      <text:p text:style-name="P4">
News Source: <text:a xlink:type="simple" xlink:href="https://t.me/air_alert_ua/44590" text:style-name="Internet_20_link" text:visited-style-name="Visited_20_Internet_20_Link">
https://t.me/air_alert_ua/44590</text:a>
</text:p>
      <!--NEWS-->
      <text:h text:style-name="P10" text:outline-level="1">
<text:span text:style-name="T4">
Kharkiv, Kharkivska Oblast(21:08). Red Alert: aerial threat. Sirens sounding. Take cover now!</text:span>
</text:h>
      <text:p text:style-name="P4">
Authors: liveuamap (Language: en)</text:p>
      <text:p text:style-name="P4">
Time: 2023-05-06T15:09:00</text:p>
      <text:p text:style-name="P4">
Location: Kharkiv (Latitude:49.98 Longtitude:36.25374)</text:p>
      <text:p text:style-name="P4">
Videos: []</text:p>
      <text:p text:style-name="P4">
Images: []</text:p>
      <text:p text:style-name="P4">
Tags: ["Europe", "Central and Eastern Europe"]</text:p>
      <text:p text:style-name="P4">
Id: 22560960</text:p>
      <!--METADATA-->
      <text:p text:style-name="P4">
Kharkiv, Kharkiv region(21:08). Red Alert: aerial threat. Sirens sounding.Take cover now!</text:p>
      <text:p text:style-name="P4">
News Collection Link: <text:a xlink:type="simple" xlink:href="https://liveuamap.com/en/2023/06-may-kharkiv-kharkivska-oblast2108-red-alerg" text:style-name="Internet_20_link" text:visited-style-name="Visited_20_Internet_20_Link">
https://liveuamap.com/en/2023/06-may-kharkiv-kharkivska-oblast2108-red-alerg</text:a>
</text:p>
      <text:p text:style-name="P4">
News Source: <text:a xlink:type="simple" xlink:href="https://t.me/suspilnekharkiv/24574" text:style-name="Internet_20_link" text:visited-style-name="Visited_20_Internet_20_Link">
https://t.me/suspilnekharkiv/24574</text:a>
</text:p>
      <!--NEWS-->
      <text:h text:style-name="P10" text:outline-level="1">
<text:span text:style-name="T4">
Vinnitsa region, Sumy region, Cherkasy region (21:14). Red Alrt: Aerial Tchretate. Sirens so ...</text:span>
</text:h>
      <text:p text:style-name="P4">
Authors: liveuamap (Language: en)</text:p>
      <text:p text:style-name="P4">
Time: 2023-05-06T15:14:00</text:p>
      <text:p text:style-name="P4">
Location: Vinnytska Oblast (Latitude:48.91667000 Longtitude:28.66667000)</text:p>
      <text:p text:style-name="P4">
Videos: []</text:p>
      <text:p text:style-name="P4">
Images: []</text:p>
      <text:p text:style-name="P4">
Tags: ["Europe", "Central and Eastern Europe"]</text:p>
      <text:p text:style-name="P4">
Id: 22560961</text:p>
      <!--METADATA-->
      <text:p text:style-name="P4">
Vinnitsk region, Sumy region, Cherkasy region(21:14). Red Alert: aerialthreat. Sirens sounding. Take cover now!</text:p>
      <text:p text:style-name="P4">
News Collection Link: <text:a xlink:type="simple" xlink:href="https://liveuamap.com/en/2023/06-may-vinnytska-oblast-sumska-oblast-cherkasg" text:style-name="Internet_20_link" text:visited-style-name="Visited_20_Internet_20_Link">
https://liveuamap.com/en/2023/06-may-vinnytska-oblast-sumska-oblast-cherkasg</text:a>
</text:p>
      <text:p text:style-name="P4">
News Source: <text:a xlink:type="simple" xlink:href="https://t.me/air_alert_ua/44595" text:style-name="Internet_20_link" text:visited-style-name="Visited_20_Internet_20_Link">
https://t.me/air_alert_ua/44595</text:a>
</text:p>
      <!--NEWS-->
      <text:h text:style-name="P10" text:outline-level="1">
<text:span text:style-name="T4">
Since the beginning of the year DTEK thermal power plant has produced almost 4.5 billion kW/h of electricity</text:span>
</text:h>
      <text:p text:style-name="P4">
Authors: Ukrinform (Person)</text:p>
      <text:p text:style-name="P4">
Publisher: Укринформ (Organization)</text:p>
      <text:p text:style-name="P4">
Published Time: 2023-05-06T15:19:00+03:00</text:p>
      <text:p text:style-name="P4">
Modified Time: 2023-05-06T15:19:00+03:00</text:p>
      <text:p text:style-name="P4">
Description: Since the beginning of 2023, nearly 4.5 billion kWh of electricity has been produced at DTEK thermal power plants, which is enough for consumption of about 1.5 million families during the year. - Ukrinform.</text:p>
      <text:p text:style-name="P4">
Images: ["<text:a xlink:type="simple" xlink:href="https://static.ukrinform.com/photos/2022_12/thumb_files/630_360_1671101060-438.jpg" text:style-name="Internet_20_link" text:visited-style-name="Visited_20_Internet_20_Link">
630_360_16711...</text:a>
"]</text:p>
      <text:p text:style-name="P4">
Tags: ['ДТЕК', 'Електроенергія', 'ТЕС']</text:p>
      <text:p text:style-name="P4">
Type: Article</text:p>
      <!--METADATA-->
      <text:p text:style-name="P4">
<draw:frame draw:style-name="fr1" draw:name="Image167" text:anchor-type="as-char" svg:width="6.9236in" svg:height="3.956343in" draw:z-index="0">
<draw:image xlink:href="../Images/yкринформ/2023-05-06T15-19-00-03-00/630_360_1671101060-438.jpg" xlink:type="simple" xlink:show="embed" xlink:actuate="onLoad" draw:mime-type="image/jpeg"/>
</draw:frame>
Since the beginning of 20123, nearly 4.5 billion kW/hodelectricity has been produced at DTEK thermal power plants, which is enough for consumption of about 1.5 million families.</text:p>
      <text:p text:style-name="P4">
According to Ukrinform, DTEK reports in <text:a xlink:type="simple" xlink:href="https://t.me/dtek_ua/494" text:style-name="Internet_20_link" text:visited-style-name="Visited_20_Internet_20_Link">
</text:a>
.</text:p>
      <text:p text:style-name="P4">
“Despite significant damage to the equipment and regular shelling of thermal power plant, energy continue to provide Ukrainians with light. Since the beginning of the year, almost 4.5 billion kWh [(https://www.ukrinform.ua/tag-elektroenergia). This is equivalent to the average consumption of about 1.5 million families during the year, ”the message reads.</text:p>
      <text:p text:style-name="P4">
Despite attacks, energy continues to make every effort to maintain the power of the power system.</text:p>
      <text:p text:style-name="P4">
<text:span text:style-name="T4">
 Read also: </text:span>
 <text:a xlink:type="simple" xlink:href="https://www.ukrinform.ua/rubric-economy/3692153-zbitki-energeticnoi-infrastrukturi-ukraini-perevisili-10-milardiv-ocinka-proon-i-svitovogo-banku.html" text:style-name="Internet_20_link" text:visited-style-name="Visited_20_Internet_20_Link">
</text:a>
As reported by Ukrinform, Russia has regularly fired on electricity generation in Ukraine since October 10, 2022.</text:p>
      <text:p text:style-name="P4">
<text:span text:style-name="T5">
Foto: DTEK</text:span>
</text:p>
      <text:p text:style-name="P4">
News Source: <text:a xlink:type="simple" xlink:href="https://www.ukrinform.ua/rubric-economy/3705652-z-pocatku-roku-teploelektrostancii-dtek-virobili-majze-45-milarda-kvtgod-elektroenergii.html" text:style-name="Internet_20_link" text:visited-style-name="Visited_20_Internet_20_Link">
https://www.ukrinform.ua/rubric-economy/3705652-z-pocatku-roku-teploelektrostancii-dtek-virobili-majze-45-milarda-kvtgod-elektroenergii.html</text:a>
</text:p>
      <!--NEWS-->
      <text:h text:style-name="P10" text:outline-level="1">
<text:span text:style-name="T4">
The SBU exposed the Lviv businessman who was supplied to the Russian Federation "Rolls Roys" and "Maybakhaki"</text:span>
</text:h>
      <text:p text:style-name="P4">
Authors: Ukrinform (Person)</text:p>
      <text:p text:style-name="P4">
Publisher: Укринформ (Organization)</text:p>
      <text:p text:style-name="P4">
Published Time: 2023-05-06T15:22:00+03:00</text:p>
      <text:p text:style-name="P4">
Modified Time: 2023-05-06T15:22:00+03:00</text:p>
      <text:p text:style-name="P4">
Description: Cyberfachivtsi and investigators of the SBU eliminated a large-scale scheme of illegal exports to the Russian Federation of premium premium cars. - Ukrinform.</text:p>
      <text:p text:style-name="P4">
Images: ["<text:a xlink:type="simple" xlink:href="https://static.ukrinform.com/photos/2023_05/thumb_files/630_360_1683376587-937.jpg" text:style-name="Internet_20_link" text:visited-style-name="Visited_20_Internet_20_Link">
630_360_16833...</text:a>
"]</text:p>
      <text:p text:style-name="P4">
Tags: ['Антиросійські санкції', 'Автомобіль', 'Експорт', 'Львів', 'СБУ', 'росія']</text:p>
      <text:p text:style-name="P4">
Type: Article</text:p>
      <!--METADATA-->
      <text:p text:style-name="P4">
<draw:frame draw:style-name="fr1" draw:name="Image168" text:anchor-type="as-char" svg:width="6.9236in" svg:height="3.956343in" draw:z-index="0">
<draw:image xlink:href="../Images/yкринформ/2023-05-06T15-22-00-03-00/630_360_1683376587-937.jpg" xlink:type="simple" xlink:show="embed" xlink:actuate="onLoad" draw:mime-type="image/jpeg"/>
</draw:frame>
Cyberfhachivtsi and investigators of the SBU eliminated a large-scale scheme of illegal export of the Russian Federation of premium sub-class cars.</text:p>
      <text:p text:style-name="P4">
This was reported in <text:a xlink:type="simple" xlink:href="https://t.me/SBUkr/8204" text:style-name="Internet_20_link" text:visited-style-name="Visited_20_Internet_20_Link">
</text:a>
vocabulary <text:a xlink:type="simple" xlink:href="https://t.me/SBUkr/8204" text:style-name="Internet_20_link" text:visited-style-name="Visited_20_Internet_20_Link">
</text:a>
SBU Artem Dehtyarenko, reports Ukrinform.</text:p>
      <text:p text:style-name="P4">
According to the spokesman, the organization of the equipment is involved in the Lviv entrepreneur who previously lived in Russia and has his own business there.</text:p>
      <text:p text:style-name="P4">
_ <text:span text:style-name="T4">
 Video </text:span>
: <text:a xlink:type="simple" xlink:href="https://www.youtube.com/watch" text:style-name="Internet_20_link" text:visited-style-name="Visited_20_Internet_20_Link">
</text:a>
_</text:p>
      <text:p text:style-name="P4">
The person involved in the fact that most of the world car companies came out of RinCurf. In particular, Dilok has established a scheme for the transfer of elite cars to territories bypassing international trade restrictions.</text:p>
      <text:p text:style-name="P4">
Among the customers <text:a xlink:type="simple" xlink:href="https://www.ukrinform.ua/tag-antirosijski-sankcii" text:style-name="Internet_20_link" text:visited-style-name="Visited_20_Internet_20_Link">
</text:a>
The products were representatives of the topless of the Kremlin monopolist "Gazprom" and the propaganda TV channel of Russia today.</text:p>
      <text:p text:style-name="P4">
<text:span text:style-name="T4">
 Read also: </text:span>
 <text:a xlink:type="simple" xlink:href="https://www.ukrinform.ua/rubric-economy/3698255-odin-z-najbilsih-u-sviti-virobnikiv-silgosptehniki-prodae-biznes-u-rosii.html" text:style-name="Internet_20_link" text:visited-style-name="Visited_20_Internet_20_Link">
<text:span text:style-name="T4">
 business </text:span>
 <text:span text:style-name="T4">
 </text:span>
 Russia **</text:a>
It was established that from August 2022 to March 2023, the dealership of the illegally crossed "customers" of 45 cars totaling more than 3 million.</text:p>
      <text:p text:style-name="P4">
For the realization of the equipment, the person involved bought premium vehicles in Ukrainian vehicles and issued them for controlled commercial structures.</text:p>
      <text:p text:style-name="P4">
Then, according to the counterfeit documents, he transit them through the territorial Union to Belarus, and from there to Russia.</text:p>
      <text:p text:style-name="P4">
In addition, Dilok submitted to the State Tax Service of Ukraine a statement of VAT for a total amount of more than UAH 6 million. Thus, the suspect and took possession of budgetary funds in the amount of more than 1 million UAH.</text:p>
      <text:p text:style-name="P4">
During the searches at the places of stay of the suspect in Kiev and Lviv law enforcement officers found 35 seals of enterprises, including offshore companies involved in the Scheme, financial and economic documentation.</text:p>
      <text:p text:style-name="P4">
<text:span text:style-name="T4">
 Read also: </text:span>
 <text:a xlink:type="simple" xlink:href="https://www.ukrinform.ua/rubric-economy/3702268-nimecka-grupa-bosch-prodala-castinu-svoih-aktiviv-u-rosii.html" text:style-name="Internet_20_link" text:visited-style-name="Visited_20_Internet_20_Link">
</text:a>
Also, on the submission of the SBU, the property of the participants of the equipment for a total sufficient was seized more than UAH 700 million.</text:p>
      <text:p text:style-name="P4">
Dekhtyarenko reported that the list of blocked assets includes corporate laws at 17 enterprises, more than half a hundred non -residential industrial premises of different regions of Ukraine, including in Crimea, 22 apartments in Kiev, almost three dozen land plots and more than 40 elite cars.<text:span text:style-name="T4">
 Read also: </text:span>
 <text:a xlink:type="simple" xlink:href="https://www.ukrinform.ua/rubric-economy/3697454-vlasnik-merezi-kfc-ta-pizza-hut-ostatocno-prodav-biznes-u-rosii.html" text:style-name="Internet_20_link" text:visited-style-name="Visited_20_Internet_20_Link">
<text:span text:style-name="T4">
 business </text:span>
 <text:span text:style-name="T4">
 </text:span>
 Russia **</text:a>
As reported by Ukrinform, according to the materials of the Security Service of Ukraine, the pro-Russian oligarchs Vadim Novinsky, who is involved in the aggressor of the aggressor country with a total cost of more than ₴ 10.5 billion, was arrested.</text:p>
      <text:p text:style-name="P4">
<text:span text:style-name="T5">
Foto: SBU</text:span>
</text:p>
      <text:p text:style-name="P4">
News Source: <text:a xlink:type="simple" xlink:href="https://www.ukrinform.ua/rubric-regions/3705655-sbu-vikrila-lvivskogo-biznesmena-akij-postacav-do-rf-rollsrojsi-ta-majbahi.html" text:style-name="Internet_20_link" text:visited-style-name="Visited_20_Internet_20_Link">
https://www.ukrinform.ua/rubric-regions/3705655-sbu-vikrila-lvivskogo-biznesmena-akij-postacav-do-rf-rollsrojsi-ta-majbahi.html</text:a>
</text:p>
      <!--NEWS-->
      <text:h text:style-name="P10" text:outline-level="1">
<text:span text:style-name="T4">
Zhytomyr, Zhytomyrska Oblast(21:22). Red Alert: aerial threat. Sirens sounding. Take cover now!</text:span>
</text:h>
      <text:p text:style-name="P4">
Authors: liveuamap (Language: en)</text:p>
      <text:p text:style-name="P4">
Time: 2023-05-06T15:23:00</text:p>
      <text:p text:style-name="P4">
Location: Zhytomyr (Latitude:50.26487000 Longtitude:28.67669000)</text:p>
      <text:p text:style-name="P4">
Videos: []</text:p>
      <text:p text:style-name="P4">
Images: []</text:p>
      <text:p text:style-name="P4">
Tags: ["Europe", "Central and Eastern Europe"]</text:p>
      <text:p text:style-name="P4">
Id: 22560962</text:p>
      <!--METADATA-->
      <text:p text:style-name="P4">
Zhytomyr, Zhytomyr region(21:22). Red Alert: aerial threat. Sirenssounding. Take cover now!</text:p>
      <text:p text:style-name="P4">
News Collection Link: <text:a xlink:type="simple" xlink:href="https://liveuamap.com/en/2023/06-may-zhytomyr-zhytomyrska-oblast2122-red-alg" text:style-name="Internet_20_link" text:visited-style-name="Visited_20_Internet_20_Link">
https://liveuamap.com/en/2023/06-may-zhytomyr-zhytomyrska-oblast2122-red-alg</text:a>
</text:p>
      <text:p text:style-name="P4">
News Source: <text:a xlink:type="simple" xlink:href="https://t.me/air_alert_ua/44596" text:style-name="Internet_20_link" text:visited-style-name="Visited_20_Internet_20_Link">
https://t.me/air_alert_ua/44596</text:a>
</text:p>
      <!--NEWS-->
      <text:h text:style-name="P10" text:outline-level="1">
<text:span text:style-name="T4">
Chernihivska Oblast(21:23). Red Alert: aerial threat. Sirens sounding. Take cover now!</text:span>
</text:h>
      <text:p text:style-name="P4">
Authors: liveuamap (Language: en)</text:p>
      <text:p text:style-name="P4">
Time: 2023-05-06T15:24:00</text:p>
      <text:p text:style-name="P4">
Location: Chernihivska Oblast (Latitude:51.33333000 Longtitude:32.00000000)</text:p>
      <text:p text:style-name="P4">
Videos: []</text:p>
      <text:p text:style-name="P4">
Images: []</text:p>
      <text:p text:style-name="P4">
Tags: ["Europe", "Central and Eastern Europe"]</text:p>
      <text:p text:style-name="P4">
Id: 22560963</text:p>
      <!--METADATA-->
      <text:p text:style-name="P4">
Chernihiv region(21:23). Red Alert: aerial threat. Sirens sounding. Takecover now!</text:p>
      <text:p text:style-name="P4">
News Collection Link: <text:a xlink:type="simple" xlink:href="https://liveuamap.com/en/2023/06-may-chernihivska-oblast2123-red-alert-aerig" text:style-name="Internet_20_link" text:visited-style-name="Visited_20_Internet_20_Link">
https://liveuamap.com/en/2023/06-may-chernihivska-oblast2123-red-alert-aerig</text:a>
</text:p>
      <text:p text:style-name="P4">
News Source: <text:a xlink:type="simple" xlink:href="https://t.me/suspilnechernihiv/18332" text:style-name="Internet_20_link" text:visited-style-name="Visited_20_Internet_20_Link">
https://t.me/suspilnechernihiv/18332</text:a>
</text:p>
      <!--NEWS-->
      <text:h text:style-name="P10" text:outline-level="1">
<text:span text:style-name="T4">
Kyiv Oblast(21:23). Red Alert: aerial threat. Sirens sounding. Take cover now!</text:span>
</text:h>
      <text:p text:style-name="P4">
Authors: liveuamap (Language: en)</text:p>
      <text:p text:style-name="P4">
Time: 2023-05-06T15:25:00</text:p>
      <text:p text:style-name="P4">
Location: Kyiv Oblast (Latitude:50.24018000 Longtitude:30.23163000)</text:p>
      <text:p text:style-name="P4">
Videos: []</text:p>
      <text:p text:style-name="P4">
Images: []</text:p>
      <text:p text:style-name="P4">
Tags: ["Europe", "Central and Eastern Europe"]</text:p>
      <text:p text:style-name="P4">
Id: 22560965</text:p>
      <!--METADATA-->
      <text:p text:style-name="P4">
Kyiv region(21:23). Red Alert: aerial threat. Sirens sounding. Take cover now!</text:p>
      <text:p text:style-name="P4">
News Collection Link: <text:a xlink:type="simple" xlink:href="https://liveuamap.com/en/2023/06-may-kyiv-oblast2123-red-alert-aerial-threag" text:style-name="Internet_20_link" text:visited-style-name="Visited_20_Internet_20_Link">
https://liveuamap.com/en/2023/06-may-kyiv-oblast2123-red-alert-aerial-threag</text:a>
</text:p>
      <text:p text:style-name="P4">
News Source: <text:a xlink:type="simple" xlink:href="https://t.me/air_alert_ua/44597" text:style-name="Internet_20_link" text:visited-style-name="Visited_20_Internet_20_Link">
https://t.me/air_alert_ua/44597</text:a>
</text:p>
      <!--NEWS-->
      <text:h text:style-name="P10" text:outline-level="1">
<text:span text:style-name="T4">
In Britain, Charles III was crowned</text:span>
</text:h>
      <text:p text:style-name="P4">
Authors: Ukrinform (Person)</text:p>
      <text:p text:style-name="P4">
Publisher: Укринформ (Organization)</text:p>
      <text:p text:style-name="P4">
Published Time: 2023-05-06T15:34:00+03:00</text:p>
      <text:p text:style-name="P4">
Modified Time: 2023-05-06T15:34:00+03:00</text:p>
      <text:p text:style-name="P4">
Description: The British monarch Charles III was crowned in Westminster Abbey on Saturday during the first seventy years of such ceremony. - Ukrinform.</text:p>
      <text:p text:style-name="P4">
Images: ["<text:a xlink:type="simple" xlink:href="https://static.ukrinform.com/photos/2023_05/thumb_files/630_360_1683376852-808.jpg" text:style-name="Internet_20_link" text:visited-style-name="Visited_20_Internet_20_Link">
630_360_16833...</text:a>
"]</text:p>
      <text:p text:style-name="P4">
Tags: ['Британія', 'Чарльз ІІІ', 'Коронація']</text:p>
      <text:p text:style-name="P4">
Type: Article</text:p>
      <!--METADATA-->
      <text:p text:style-name="P4">
<draw:frame draw:style-name="fr1" draw:name="Image169" text:anchor-type="as-char" svg:width="6.9236in" svg:height="3.956343in" draw:z-index="0">
<draw:image xlink:href="../Images/yкринформ/2023-05-06T15-34-00-03-00/630_360_1683376852-808.jpg" xlink:type="simple" xlink:show="embed" xlink:actuate="onLoad" draw:mime-type="image/jpeg"/>
</draw:frame>
The British monarch Charles III was crowned in Westminster abbey during the first seventy years of such ceremony.</text:p>
      <text:p text:style-name="P4">
As Ukrinform reports, it reports <text:a xlink:type="simple" xlink:href="https://twitter.com/RoyalCentral/status/1654804871772618752" text:style-name="Internet_20_link" text:visited-style-name="Visited_20_Internet_20_Link">
</text:a>
.</text:p>
      <text:p text:style-name="P4">
У ході урочистої церемонії архієпископ Кентерберійський Джастін Велбі –духовний лідер англіканської церкви, яку очолює <text:a xlink:type="simple" xlink:href="https://www.ukrinform.ua/tag-britania" text:style-name="Internet_20_link" text:visited-style-name="Visited_20_Internet_20_Link">
</text:a>
Monarch - put the crown of St. Valentard on Charles III.</text:p>
      <text:p text:style-name="Quotations">

<text:p text:style-name="P4">
The Archbishop of Canterbury Crowns King Charles III. &gt;
&gt;
 Cries of God Save the King Fill Westminster abbey. <text:a xlink:type="simple" xlink:href="https://twitter.com/hashtag/Coronation" text:style-name="Internet_20_link" text:visited-style-name="Visited_20_Internet_20_Link">
&gt;
</text:a>
 <text:a xlink:type="simple" xlink:href="https://t.co/MjCZbE7l3T" text:style-name="Internet_20_link" text:visited-style-name="Visited_20_Internet_20_Link">
&gt;
 </text:a>
&gt;
&gt;
 — Royal Central(@RoyalCentral) <text:a xlink:type="simple" xlink:href="https://twitter.com/RoyalCentral/status/1654804871772618752" text:style-name="Internet_20_link" text:visited-style-name="Visited_20_Internet_20_Link">
&gt;
 </text:a>
<text:span text:style-name="T4">
 Read also: </text:span>
 <text:a xlink:type="simple" xlink:href="https://www.ukrinform.ua/rubric-polytics/3705621-zelenska-i-smigal-u-vestminsterskomu-abatstvi-na-ceremonii-koronacii-carlza-iii.html" text:style-name="Internet_20_link" text:visited-style-name="Visited_20_Internet_20_Link">
<text:span text:style-name="T4">
 Charles </text:span>
</text:a>
As reported <text:a xlink:type="simple" xlink:href="https://www.ukrinform.ua/rubric-world/3705581-ceremonia-koronacii-carlza-iii.html" text:style-name="Internet_20_link" text:visited-style-name="Visited_20_Internet_20_Link">
</text:a>
, May 6, in Westminster Abbey, the coronation of Charles III proceeds. High delegations, medium and Ukrainian were invited to London, while Russian was not invited.</text:p>

</text:p>
      <text:p text:style-name="P4">
<text:span text:style-name="T5">
Foto: The Royal Family</text:span>
</text:p>
      <text:p text:style-name="P4">
News Source: <text:a xlink:type="simple" xlink:href="https://www.ukrinform.ua/rubric-world/3705656-u-britanii-koronuvali-carlza-iii.html" text:style-name="Internet_20_link" text:visited-style-name="Visited_20_Internet_20_Link">
https://www.ukrinform.ua/rubric-world/3705656-u-britanii-koronuvali-carlza-iii.html</text:a>
</text:p>
      <!--NEWS-->
      <text:h text:style-name="P10" text:outline-level="1">
<text:span text:style-name="T4">
IT Innovation Festival "IT solutions that will change Ukraine" will start on May 17</text:span>
</text:h>
      <text:p text:style-name="P4">
Authors: Ukrinform (Person)</text:p>
      <text:p text:style-name="P4">
Publisher: Укринформ (Organization)</text:p>
      <text:p text:style-name="P4">
Published Time: 2023-05-06T15:36:00+03:00</text:p>
      <text:p text:style-name="P4">
Modified Time: 2023-05-06T15:36:00+03:00</text:p>
      <text:p text:style-name="P4">
Description: On May 17, the Taras Shevchenko National University will begin on May 17, IT decisions that will change Ukraine. - Ukrinform.</text:p>
      <text:p text:style-name="P4">
Images: ["<text:a xlink:type="simple" xlink:href="https://static.ukrinform.com/photos/2023_02/thumb_files/630_360_1676289797-474.jpg" text:style-name="Internet_20_link" text:visited-style-name="Visited_20_Internet_20_Link">
630_360_16762...</text:a>
"]</text:p>
      <text:p text:style-name="P4">
Tags: ['Фестиваль', 'IT-технології', 'Міносвіти', 'Стартап']</text:p>
      <text:p text:style-name="P4">
Type: Article</text:p>
      <!--METADATA-->
      <text:p text:style-name="P4">
<draw:frame draw:style-name="fr1" draw:name="Image170" text:anchor-type="as-char" svg:width="6.9236in" svg:height="3.956343in" draw:z-index="0">
<draw:image xlink:href="../Images/yкринформ/2023-05-06T15-36-00-03-00/630_360_1676289797-474.jpg" xlink:type="simple" xlink:show="embed" xlink:actuate="onLoad" draw:mime-type="image/jpeg"/>
</draw:frame>
On May 17, the Taras Shevchenko National University of Innovation “IT decisions that will change Ukraine” is being held on May 17.</text:p>
      <text:p text:style-name="P4">
As Ukrinform reports, it reports in <text:a xlink:type="simple" xlink:href="https://t.me/UAmonogram/7709" text:style-name="Internet_20_link" text:visited-style-name="Visited_20_Internet_20_Link">
</text:a>
Ministry of Education and Science of Ukraine.</text:p>
      <text:p text:style-name="P4">
According to the Ministry of Education and Science, the purpose of the festival is to support youth Ukrainian IT startups that have a minimal product or realized <text:a xlink:type="simple" xlink:href="https://www.ukrinform.ua/tag-tehnologii" text:style-name="Internet_20_link" text:visited-style-name="Visited_20_Internet_20_Link">
</text:a>
that will bring the victory of Ukraine to help in its reconstruction.</text:p>
      <text:p text:style-name="P4">
During the saturated festival program, teams are waiting for the Networking with leading partners(IT companies, startups, experts)the event and its participants, access to the global network of mentors, partners, sectoral experts and startups, feedback(Fidback)The ideas of the disconnected experts of the industry, as well as information on the possibilities of financing of projects.</text:p>
      <text:p text:style-name="P4">
In addition, the winners and participants of the event prepared valuable gifts.</text:p>
      <text:p text:style-name="P4">
The festival will be held in the Red Corps of the University at: 60 Volodymyrskaya St..</text:p>
      <text:p text:style-name="P4">
You can register for participation by 23:59 May 11.</text:p>
      <text:p text:style-name="P4">
<text:span text:style-name="T4">
 Read also: </text:span>
 <text:a xlink:type="simple" xlink:href="https://www.ukrinform.ua/rubric-technology/3698334-mincifri-pidpisalo-memorandum-z-techosystem-dla-rozvitku-itindustrii.html" text:style-name="Internet_20_link" text:visited-style-name="Visited_20_Internet_20_Link">
<text:span text:style-name="T4">
 Ministor </text:span>
</text:a>
According to the Ministry of Education and Science, the projects of the participants will be preliminary selection on the basis of the filled questionnaires.</text:p>
      <text:p text:style-name="P4">
As reported <text:a xlink:type="simple" xlink:href="https://www.ukrinform.ua/rubric-technology/3705565-na-web-summit-2023-predstavili-devat-ukrainskih-startapiv.html" text:style-name="Internet_20_link" text:visited-style-name="Visited_20_Internet_20_Link">
</text:a>
at the International Conference Web Summit 2023 presented nine Ukrainian startups.</text:p>
      <text:p text:style-name="P4">
<text:span text:style-name="T5">
Foto: Unsplash</text:span>
</text:p>
      <text:p text:style-name="P4">
News Source: <text:a xlink:type="simple" xlink:href="https://www.ukrinform.ua/rubric-technology/3705654-festival-innovacij-itrisenna-so-zminat-ukrainu-startue-17-travna.html" text:style-name="Internet_20_link" text:visited-style-name="Visited_20_Internet_20_Link">
https://www.ukrinform.ua/rubric-technology/3705654-festival-innovacij-itrisenna-so-zminat-ukrainu-startue-17-travna.html</text:a>
</text:p>
      <!--NEWS-->
      <text:h text:style-name="P10" text:outline-level="1">
<text:span text:style-name="T4">
Ramzan Kadyrov asking Puting to withdraw his Akhmat unit from other directions and send them ...</text:span>
</text:h>
      <text:p text:style-name="P4">
Authors: liveuamap (Language: en)</text:p>
      <text:p text:style-name="P4">
Time: 2023-05-06T15:36:59</text:p>
      <text:p text:style-name="P4">
Location: Grozny, Chechenskaya Republits (Latitude:43.31681 Longtitude:45.69197)</text:p>
      <text:p text:style-name="P4">
Videos: []</text:p>
      <text:p text:style-name="P4">
Images: ["<text:a xlink:type="simple" xlink:href="https://liveuamap.com/pics/2023/05/06/22560979_0.jpg" text:style-name="Internet_20_link" text:visited-style-name="Visited_20_Internet_20_Link">
22560979_0.jpg</text:a>
"]</text:p>
      <text:p text:style-name="P4">
Tags: ["Caucasus", "Russia"]</text:p>
      <text:p text:style-name="P4">
Id: 22560979</text:p>
      <!--METADATA-->
      <text:p text:style-name="P4">
Ramzan Kadyrov asking Puting to withdraw his Akhmat unit from other directionsand send them to Bakhmut</text:p>
      <text:p text:style-name="P4">
<draw:frame draw:style-name="fr1" draw:name="Image171" text:anchor-type="as-char" svg:width="6.9in" svg:height="10.0in" draw:z-index="0">
<draw:image xlink:href="../Images/liveuamap/2023-05-06T15-36-59/22560979_0.jpg" xlink:type="simple" xlink:show="embed" xlink:actuate="onLoad" draw:mime-type="image/jpeg"/>
</draw:frame>
News Collection Link: <text:a xlink:type="simple" xlink:href="https://liveuamap.com/en/2023/6-may-ramzan-kadyrov-asking-puting-to-withdraw-his-akhmat" text:style-name="Internet_20_link" text:visited-style-name="Visited_20_Internet_20_Link">
https://liveuamap.com/en/2023/6-may-ramzan-kadyrov-asking-puting-to-withdraw-his-akhmat</text:a>
</text:p>
      <text:p text:style-name="P4">
News Source: <text:a xlink:type="simple" xlink:href="https://t.me/rusbrief/114991" text:style-name="Internet_20_link" text:visited-style-name="Visited_20_Internet_20_Link">
https://t.me/rusbrief/114991</text:a>
</text:p>
      <!--NEWS-->
      <text:h text:style-name="P10" text:outline-level="1">
<text:span text:style-name="T4">
Odeska Oblast(21:37). Red Alert: aerial threat. Sirens sounding. Take cover now!</text:span>
</text:h>
      <text:p text:style-name="P4">
Authors: liveuamap (Language: en)</text:p>
      <text:p text:style-name="P4">
Time: 2023-05-06T15:39:00</text:p>
      <text:p text:style-name="P4">
Location: Odeska Oblast (Latitude:46.75000000 Longtitude:30.25000000)</text:p>
      <text:p text:style-name="P4">
Videos: []</text:p>
      <text:p text:style-name="P4">
Images: []</text:p>
      <text:p text:style-name="P4">
Tags: ["Europe", "Central and Eastern Europe"]</text:p>
      <text:p text:style-name="P4">
Id: 22560986</text:p>
      <!--METADATA-->
      <text:p text:style-name="P4">
Odesa region(21:37). Red Alert: aerial threat. Sirens sounding. Take covernow!</text:p>
      <text:p text:style-name="P4">
News Collection Link: <text:a xlink:type="simple" xlink:href="https://liveuamap.com/en/2023/06-may-odeska-oblast2137-red-alert-aerial-thrg" text:style-name="Internet_20_link" text:visited-style-name="Visited_20_Internet_20_Link">
https://liveuamap.com/en/2023/06-may-odeska-oblast2137-red-alert-aerial-thrg</text:a>
</text:p>
      <text:p text:style-name="P4">
News Source: <text:a xlink:type="simple" xlink:href="https://t.me/air_alert_ua/44604" text:style-name="Internet_20_link" text:visited-style-name="Visited_20_Internet_20_Link">
https://t.me/air_alert_ua/44604</text:a>
</text:p>
      <!--NEWS-->
      <text:h text:style-name="P10" text:outline-level="1">
<text:span text:style-name="T4">
Increased activity of Russian aviation: Tu-22M3 and Tu-95 bombers airborne</text:span>
</text:h>
      <text:p text:style-name="P4">
Authors: liveuamap (Language: en)</text:p>
      <text:p text:style-name="P4">
Time: 2023-05-06T15:39:57</text:p>
      <text:p text:style-name="P4">
Location: Russia (Latitude:51.86801 Longtitude:36.05713)</text:p>
      <text:p text:style-name="P4">
Videos: []</text:p>
      <text:p text:style-name="P4">
Images: []</text:p>
      <text:p text:style-name="P4">
Tags: ["Central and Eastern Europe", "Russia"]</text:p>
      <text:p text:style-name="P4">
Id: 22560984</text:p>
      <!--METADATA-->
      <text:p text:style-name="P4">
Increased activity of Russian aviation: Tu-22M3 and Tu-95 bombers airborne</text:p>
      <text:p text:style-name="P4">
News Collection Link: <text:a xlink:type="simple" xlink:href="https://liveuamap.com/en/2023/6-may-increased-activity-of-russian-aviation-tu22m3-and-tu95" text:style-name="Internet_20_link" text:visited-style-name="Visited_20_Internet_20_Link">
https://liveuamap.com/en/2023/6-may-increased-activity-of-russian-aviation-tu22m3-and-tu95</text:a>
</text:p>
      <text:p text:style-name="P4">
News Source: <text:a xlink:type="simple" xlink:href="https://t.me/huyovy_kharkiv/108536" text:style-name="Internet_20_link" text:visited-style-name="Visited_20_Internet_20_Link">
https://t.me/huyovy_kharkiv/108536</text:a>
</text:p>
      <!--NEWS-->
      <text:h text:style-name="P10" text:outline-level="1">
<text:span text:style-name="T4">
In the Donetsk region, the border guards did not allow the Russians to take new positions - the enemy retreated with losses</text:span>
</text:h>
      <text:p text:style-name="P4">
Authors: Ukrinform (Person)</text:p>
      <text:p text:style-name="P4">
Publisher: Укринформ (Organization)</text:p>
      <text:p text:style-name="P4">
Published Time: 2023-05-06T15:51:00+03:00</text:p>
      <text:p text:style-name="P4">
Modified Time: 2023-05-06T15:51:00+03:00</text:p>
      <text:p text:style-name="P4">
Description: In the Donetsk region, border guards prevented the attempts of Russian invaders to take new positions and forced them to retreat with losses. - Ukrinform.</text:p>
      <text:p text:style-name="P4">
Images: ["<text:a xlink:type="simple" xlink:href="https://static.ukrinform.com/photos/2023_05/thumb_files/630_360_1683377251-355.jpg" text:style-name="Internet_20_link" text:visited-style-name="Visited_20_Internet_20_Link">
630_360_16833...</text:a>
"]</text:p>
      <text:p text:style-name="P4">
Tags: ['Донеччина', 'Прикордонники', 'ЗСУ', 'Російські військові', 'Війна з росією', '#stoprussia']</text:p>
      <text:p text:style-name="P4">
Type: Article</text:p>
      <!--METADATA-->
      <text:p text:style-name="P4">
<draw:frame draw:style-name="fr1" draw:name="Image172" text:anchor-type="as-char" svg:width="6.9236in" svg:height="3.956343in" draw:z-index="0">
<draw:image xlink:href="../Images/yкринформ/2023-05-06T15-51-00-03-00/630_360_1683377251-355.jpg" xlink:type="simple" xlink:show="embed" xlink:actuate="onLoad" draw:mime-type="image/jpeg"/>
</draw:frame>
The border guards prevented the attempts of Russian invaders to occupy positions and forced them to retreat with losses.</text:p>
      <text:p text:style-name="P4">
According to Ukrinform, the State Border Service of Ukraine reports in <text:a xlink:type="simple" xlink:href="https://www.facebook.com/DPSUkraine/posts/pfbid02BjKFJ5pizRcAzwX884RxV9zWqGu611gB1voFfymvVemQ6gpBpJqpWvLFvmZvc4DGl" text:style-name="Internet_20_link" text:visited-style-name="Visited_20_Internet_20_Link">
</text:a>
.</text:p>
      <text:p text:style-name="P4">
“Аеророзвідка та міномет – пекельний тандем для окупантів. Бійці ДПСУ виявилирух загарбників на <text:a xlink:type="simple" xlink:href="https://www.ukrinform.ua/tag-doneccina" text:style-name="Internet_20_link" text:visited-style-name="Visited_20_Internet_20_Link">
 </text:a>
with the help of a block. Under the cover of the forestry, the occupiers tried to take new positions. The enemy's coordinates were handed over to mortar calculations of border guards, after which the seal shots forced the enemy to retreat with losses, ”the testimony said.</text:p>
      <text:p text:style-name="P4">
<text:span text:style-name="T4">
 Read also: </text:span>
 <text:a xlink:type="simple" xlink:href="https://www.ukrinform.ua/rubric-ato/3705488-sili-oboroni-znisili-vze-193-tisaci-770-rosian.html" text:style-name="Internet_20_link" text:visited-style-name="Visited_20_Internet_20_Link">
<text:span text:style-name="T4">
 destroyed </text:span>
</text:a>
As reported by Ukrinform, <text:a xlink:type="simple" xlink:href="https://www.ukrinform.ua/rubric-ato/3705488-sili-oboroni-znisili-vze-193-tisaci-770-rosian.html" text:style-name="Internet_20_link" text:visited-style-name="Visited_20_Internet_20_Link">
</text:a>
From February 24, 2022 to 6th of 2023, about 193 thousand 770 Russian invaders were eliminated, in the last day only 560 people.</text:p>
      <text:p text:style-name="P4">
<text:span text:style-name="T5">
Foto: State Terrdor Service</text:span>
</text:p>
      <text:p text:style-name="P4">
News Source: <text:a xlink:type="simple" xlink:href="https://www.ukrinform.ua/rubric-ato/3705661-na-doneccini-prikordonniki-ne-dali-rosianam-zajnati-novi-pozicii-vorog-vidstupiv-zi-vtratami.html" text:style-name="Internet_20_link" text:visited-style-name="Visited_20_Internet_20_Link">
https://www.ukrinform.ua/rubric-ato/3705661-na-doneccini-prikordonniki-ne-dali-rosianam-zajnati-novi-pozicii-vorog-vidstupiv-zi-vtratami.html</text:a>
</text:p>
      <!--NEWS-->
      <text:h text:style-name="P10" text:outline-level="1">
<text:span text:style-name="T4">
The Ministry of Economy has started raising funds for demining through United24</text:span>
</text:h>
      <text:p text:style-name="P4">
Authors: Ukrinform (Person)</text:p>
      <text:p text:style-name="P4">
Publisher: Укринформ (Organization)</text:p>
      <text:p text:style-name="P4">
Published Time: 2023-05-06T15:54:00+03:00</text:p>
      <text:p text:style-name="P4">
Modified Time: 2023-05-06T15:54:00+03:00</text:p>
      <text:p text:style-name="P4">
Description: The Ministry of Economy has launched funds for humanitarian demining through the United United States. - Ukrinform.</text:p>
      <text:p text:style-name="P4">
Images: ["<text:a xlink:type="simple" xlink:href="https://static.ukrinform.com/photos/2023_01/thumb_files/630_360_1673430511-880.jpg" text:style-name="Internet_20_link" text:visited-style-name="Visited_20_Internet_20_Link">
630_360_16734...</text:a>
"]</text:p>
      <text:p text:style-name="P4">
Tags: ['Мінекономіки', 'Розмінування', 'United24']</text:p>
      <text:p text:style-name="P4">
Type: Article</text:p>
      <!--METADATA-->
      <text:p text:style-name="P4">
<draw:frame draw:style-name="fr1" draw:name="Image173" text:anchor-type="as-char" svg:width="6.9236in" svg:height="3.956343in" draw:z-index="0">
<draw:image xlink:href="../Images/yкринформ/2023-05-06T15-54-00-03-00/630_360_1673430511-880.jpg" xlink:type="simple" xlink:show="embed" xlink:actuate="onLoad" draw:mime-type="image/jpeg"/>
</draw:frame>
The Ministry of Economy has launched funds for humanitarian demining of the United24 Fandraissing Platform.</text:p>
      <text:p text:style-name="P4">
This was reported <text:a xlink:type="simple" xlink:href="https://www.me.gov.ua/News/Detail" text:style-name="Internet_20_link" text:visited-style-name="Visited_20_Internet_20_Link">
</text:a>
, reports Ukrinform.</text:p>
      <text:p text:style-name="P4">
All the funds raised will be directed at the Open Special Account.</text:p>
      <text:p text:style-name="P4">
As recalled in the Ministry of Economy, today Ukraine is one of the most substituted countries of the world. Due to the full -scale invasion of the Russian Federation, about a third of the territory of the state is contaminated with extinguishing objects.</text:p>
      <text:p text:style-name="P4">
According to preliminary experts, 10% of agricultural land is not suitable for use, which means a constant threat to human lives, huge losses for the economy and decades to mine and restore soil.</text:p>
      <text:p text:style-name="P4">
A full range of humanitarian works <text:a xlink:type="simple" xlink:href="https://www.ukrinform.ua/tag-rozminuvanna" text:style-name="Internet_20_link" text:visited-style-name="Visited_20_Internet_20_Link">
</text:a>
Ukraine, according to the World Bank, will cost 37.4 billion dollars.</text:p>
      <text:p text:style-name="P4">
It is emphasized that accelerating the purification of Ukrainian territories from the consequences of the Russian invasion is one of the most important challenges of today.</text:p>
      <text:p text:style-name="P4">
<text:span text:style-name="T4">
 Read also: </text:span>
 <text:a xlink:type="simple" xlink:href="https://www.ukrinform.ua/rubric-society/3705231-na-united24-zavilisa-dva-novih-napramki-priednalisa-se-pat-ambasadoriv-zelenskij.html" text:style-name="Internet_20_link" text:visited-style-name="Visited_20_Internet_20_Link">
<text:span text:style-name="T4">
 United24 </text:span>
</text:a>
According to the first Viceremier-Minister-Minister of Economy Yulia Sviridenko, explosives in Ukraine are contaminated 174 thousand square kilometers, which exceeds the area of more than half of the countries in the world.</text:p>
      <text:p text:style-name="P4">
"We need to make these territories safe for life. Otherwise, they are threatened with a delay.</text:p>
      <text:p text:style-name="P4">
According to Sviridenko, today Ukraine has ten cars to change and two thousand sappers.</text:p>
      <text:p text:style-name="P4">
"This is not enough to continue to clean agricultural lands," the Ministry of Economy Head emphasized.</text:p>
      <text:p text:style-name="P4">
As reported by Ukrinform, <text:a xlink:type="simple" xlink:href="https://www.ukrinform.ua/rubric-society/3705231-na-united24-zavilisa-dva-novih-napramki-priednalisa-se-pat-ambasadoriv-zelenskij.html" text:style-name="Internet_20_link" text:visited-style-name="Visited_20_Internet_20_Link">
</text:a>
. His first ambassador was the philosopher of the hypolitic economist Francis Fukuyama.</text:p>
      <text:p text:style-name="P4">
News Source: <text:a xlink:type="simple" xlink:href="https://www.ukrinform.ua/rubric-economy/3705663-minekonomiki-pocalo-zbir-kostiv-na-rozminuvanna-cerez-united24.html" text:style-name="Internet_20_link" text:visited-style-name="Visited_20_Internet_20_Link">
https://www.ukrinform.ua/rubric-economy/3705663-minekonomiki-pocalo-zbir-kostiv-na-rozminuvanna-cerez-united24.html</text:a>
</text:p>
      <!--NEWS-->
      <text:h text:style-name="P10" text:outline-level="1">
<text:span text:style-name="T4">
Explosions were reported in Sumy region after missile launches from Russian jets</text:span>
</text:h>
      <text:p text:style-name="P4">
Authors: liveuamap (Language: en)</text:p>
      <text:p text:style-name="P4">
Time: 2023-05-06T15:54:11</text:p>
      <text:p text:style-name="P4">
Location: Sumy (Latitude:51.6781 Longtitude:34.03301)</text:p>
      <text:p text:style-name="P4">
Videos: []</text:p>
      <text:p text:style-name="P4">
Images: []</text:p>
      <text:p text:style-name="P4">
Tags: ["Europe", "Central and Eastern Europe"]</text:p>
      <text:p text:style-name="P4">
Id: 22560988</text:p>
      <!--METADATA-->
      <text:p text:style-name="P4">
Explosions were reported in Sumy region after missile launches from Russianjets</text:p>
      <text:p text:style-name="P4">
News Collection Link: <text:a xlink:type="simple" xlink:href="https://liveuamap.com/en/2023/6-may-explosions-were-reported-in-sumy-region-after-missile" text:style-name="Internet_20_link" text:visited-style-name="Visited_20_Internet_20_Link">
https://liveuamap.com/en/2023/6-may-explosions-were-reported-in-sumy-region-after-missile</text:a>
</text:p>
      <text:p text:style-name="P4">
News Source: <text:a xlink:type="simple" xlink:href="https://t.me/h_chernihiv/11703" text:style-name="Internet_20_link" text:visited-style-name="Visited_20_Internet_20_Link">
https://t.me/h_chernihiv/11703</text:a>
</text:p>
      <!--NEWS-->
      <text:h text:style-name="P10" text:outline-level="1">
<text:span text:style-name="T4">
Ukraine has returned 45 other Azovstal defenders from Russian captivity</text:span>
</text:h>
      <text:p text:style-name="P4">
Authors: Ukrinform (Person)</text:p>
      <text:p text:style-name="P4">
Publisher: Укринформ (Organization)</text:p>
      <text:p text:style-name="P4">
Published Time: 2023-05-06T15:58:00+03:00</text:p>
      <text:p text:style-name="P4">
Modified Time: 2023-05-06T15:58:00+03:00</text:p>
      <text:p text:style-name="P4">
Description: Ukraine returned 45 Azovstal defenders who were held captive. - Ukrinform.</text:p>
      <text:p text:style-name="P4">
Images: ["<text:a xlink:type="simple" xlink:href="https://static.ukrinform.com/photos/2023_05/thumb_files/630_360_1683377841-316.jpeg" text:style-name="Internet_20_link" text:visited-style-name="Visited_20_Internet_20_Link">
630_360_16833...</text:a>
"]</text:p>
      <text:p text:style-name="P4">
Tags: ['Азовсталь', 'Обмін', 'ЗСУ', 'Полонені', 'Єрмак', 'Офіс Президента', 'Війна з росією']</text:p>
      <text:p text:style-name="P4">
Type: Article</text:p>
      <!--METADATA-->
      <text:p text:style-name="P4">
<draw:frame draw:style-name="fr1" draw:name="Image174" text:anchor-type="as-char" svg:width="6.9236in" svg:height="3.956343in" draw:z-index="0">
<draw:image xlink:href="../Images/yкринформ/2023-05-06T15-58-00-03-00/630_360_1683377841-316.jpeg" xlink:type="simple" xlink:show="embed" xlink:actuate="onLoad" draw:mime-type="image/jpeg"/>
</draw:frame>
Ukraine has reversed 45 Azovstali defenders who were held captive.</text:p>
      <text:p text:style-name="P4">
According to Ukrinform, the head of the Presidential Office Andriy Ermak in [] reported(https://t.me/ermaka2022/2603).</text:p>
      <text:p text:style-name="P4">
“We return home 45 of our people. It's 42 <text:a xlink:type="simple" xlink:href="https://www.ukrinform.ua/tag-zsu" text:style-name="Internet_20_link" text:visited-style-name="Visited_20_Internet_20_Link">
</text:a>
and three Azovstal defenders. All of them are National Guards from a unit created 9 years ago on the Azov shores, ”Yermak said.</text:p>
      <text:p text:style-name="P4">
According to him, the serres of released 35 ordinary and sergeants, 10 officers. “There are soldiers who married during Mariupol's defense at Azovstal. Also, a warrior who was captured by the Russians for a large -scale invasion of the Russians, where he got during the Shirokin operation. Subsequently, he was dismissed from captivity and immediately returned to the unit. He got into the Polonna Azovstal and returns home today, ”added the head of the office.</text:p>
      <text:p text:style-name="P4">
<text:span text:style-name="T4">
 Read also: </text:span>
 <text:a xlink:type="simple" xlink:href="https://www.ukrinform.ua/rubric-society/3701363-lubinec-maemo-okremi-signali-pro-pokrasenna-umov-utrimanna-ukrainskih-vijskovopolonenih.html" text:style-name="Internet_20_link" text:visited-style-name="Visited_20_Internet_20_Link">
</text:a>
In <text:a xlink:type="simple" xlink:href="https://t.me/Koord_shtab/967" text:style-name="Internet_20_link" text:visited-style-name="Visited_20_Internet_20_Link">
</text:a>
On the issues of prisoners of war, they also told that they also liberated the participant of the already legendary "helicopter" mission of the MO to evacuate the wounded from Azovstal. The evacuation helicopter, in Yakovin was, was shot, but the warrior was able to survive. He was seriously wounded, he was led by the so -called "court". The serviceman will now hold a military service.</text:p>
      <text:p text:style-name="P4">
It is noted that many of the dismissed servicemen today have a lot of health and serious health problems. In Ukraine, they will be provided with all the necessary assistance, they will undergo rehabilitation and receive all social payments and appropriate financial support.</text:p>
      <text:p text:style-name="P4">
<text:span text:style-name="T4">
 Read also: </text:span>
 <text:a xlink:type="simple" xlink:href="https://www.ukrinform.ua/rubric-ato/3701181-gur-obmin-polonenimi-z-rf-vsih-na-vsih-zavdanna-ake-obovazkovo-bude-vikonane.html" text:style-name="Internet_20_link" text:visited-style-name="Visited_20_Internet_20_Link">
</text:a>
Yermak stressed that Ukrainians are our greatest value.</text:p>
      <text:p text:style-name="P4">
"We continue to fulfill the task of President Vladimir Zelensky's" liberation of our people "together with the coordination headquarters on the management of the wedding," Yermak said.</text:p>
      <text:p text:style-name="P4">
As it was reported, from the beginning of the full -scale invasion of the Russian Federation Ukraine returned the Russian captivity of 2005 people.</text:p>
      <text:p text:style-name="P4">
News Source: <text:a xlink:type="simple" xlink:href="https://www.ukrinform.ua/rubric-ato/3705662-ukraina-povernula-z-rosijskogo-polonu-se-45-zahisnikiv-azovstali.html" text:style-name="Internet_20_link" text:visited-style-name="Visited_20_Internet_20_Link">
https://www.ukrinform.ua/rubric-ato/3705662-ukraina-povernula-z-rosijskogo-polonu-se-45-zahisnikiv-azovstali.html</text:a>
</text:p>
      <!--NEWS-->
      <text:h text:style-name="P10" text:outline-level="1">
<text:span text:style-name="T4">
Ministry of National Defense of Romania: On Friday May 5th, a L410 TURBOLET aircraft belongin...</text:span>
</text:h>
      <text:p text:style-name="P4">
Authors: liveuamap (Language: en)</text:p>
      <text:p text:style-name="P4">
Time: 2023-05-06T16:02:05</text:p>
      <text:p text:style-name="P4">
Location: Black Sea (Latitude:44.44947 Longtitude:30.03662)</text:p>
      <text:p text:style-name="P4">
Videos: []</text:p>
      <text:p text:style-name="P4">
Images: ["<text:a xlink:type="simple" xlink:href="https://liveuamap.com/pics/2023/05/06/22560989_0.png" text:style-name="Internet_20_link" text:visited-style-name="Visited_20_Internet_20_Link">
22560989_0.png</text:a>
"]</text:p>
      <text:p text:style-name="P4">
Tags: ["Russia"]</text:p>
      <text:p text:style-name="P4">
Id: 22560989</text:p>
      <!--METADATA-->
      <text:p text:style-name="P4">
Ministry of National Defense of Romania: On Friday May 5th, a L410 TURBOLETaircraft belonging to the Polish Border Guard, was intercepted at 60 km Eastfrom Romania's airspace, by a Russian Sukhoi Su-35 fighter plane, whileperforming with Romanian Border Police a Frontex routine patrol mission</text:p>
      <text:p text:style-name="P4">
<draw:frame draw:style-name="fr1" draw:name="Image175" text:anchor-type="as-char" svg:width="6.9236in" svg:height="4.15416in" draw:z-index="0">
<draw:image xlink:href="../Images/liveuamap/2023-05-06T16-02-05/22560989_0.png" xlink:type="simple" xlink:show="embed" xlink:actuate="onLoad" draw:mime-type="image/png"/>
</draw:frame>
News Collection Link: <text:a xlink:type="simple" xlink:href="https://liveuamap.com/en/2023/6-may-ministry-of-national-defense-of-romania-on-friday-may" text:style-name="Internet_20_link" text:visited-style-name="Visited_20_Internet_20_Link">
https://liveuamap.com/en/2023/6-may-ministry-of-national-defense-of-romania-on-friday-may</text:a>
</text:p>
      <text:p text:style-name="P4">
News Source: <text:a xlink:type="simple" xlink:href="https://twitter.com/MApNRomania/status/1654926793420275712" text:style-name="Internet_20_link" text:visited-style-name="Visited_20_Internet_20_Link">
https://twitter.com/MApNRomania/status/1654926793420275712</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06T16:03:00+03:00</text:p>
      <text:p text:style-name="P4">
Modified Time: 2023-05-06T16:03: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76" text:anchor-type="as-char" svg:width="6.9236in" svg:height="3.956343in" draw:z-index="0">
<draw:image xlink:href="../Images/yкринформ/2023-05-06T16-03-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77" text:anchor-type="as-char" svg:width="6.9236in" svg:height="6.9236in" draw:z-index="0">
<draw:image xlink:href="../Images/yкринформ/2023-05-06T16-0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78" text:anchor-type="as-char" svg:width="6.9236in" svg:height="6.9236in" draw:z-index="0">
<draw:image xlink:href="../Images/yкринформ/2023-05-06T16-03-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79" text:anchor-type="as-char" svg:width="6.9236in" svg:height="6.9236in" draw:z-index="0">
<draw:image xlink:href="../Images/yкринформ/2023-05-06T16-03-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80" text:anchor-type="as-char" svg:width="6.9236in" svg:height="6.9236in" draw:z-index="0">
<draw:image xlink:href="../Images/yкринформ/2023-05-06T16-03-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81" text:anchor-type="as-char" svg:width="6.9236in" svg:height="6.9236in" draw:z-index="0">
<draw:image xlink:href="../Images/yкринформ/2023-05-06T16-03-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82" text:anchor-type="as-char" svg:width="6.9236in" svg:height="6.9236in" draw:z-index="0">
<draw:image xlink:href="../Images/yкринформ/2023-05-06T16-03-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83" text:anchor-type="as-char" svg:width="6.9236in" svg:height="6.9236in" draw:z-index="0">
<draw:image xlink:href="../Images/yкринформ/2023-05-06T16-03-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84" text:anchor-type="as-char" svg:width="6.9236in" svg:height="6.9236in" draw:z-index="0">
<draw:image xlink:href="../Images/yкринформ/2023-05-06T16-0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85" text:anchor-type="as-char" svg:width="6.9236in" svg:height="6.9236in" draw:z-index="0">
<draw:image xlink:href="../Images/yкринформ/2023-05-06T16-03-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86" text:anchor-type="as-char" svg:width="6.9236in" svg:height="6.9236in" draw:z-index="0">
<draw:image xlink:href="../Images/yкринформ/2023-05-06T16-03-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Energoatom denied the statement of Rospropa about stopping the operation of all blocks of ZPP</text:span>
</text:h>
      <text:p text:style-name="P4">
Authors: Ukrinform (Person)</text:p>
      <text:p text:style-name="P4">
Publisher: Укринформ (Organization)</text:p>
      <text:p text:style-name="P4">
Published Time: 2023-05-06T16:06:00+03:00</text:p>
      <text:p text:style-name="P4">
Modified Time: 2023-05-06T16:06:00+03:00</text:p>
      <text:p text:style-name="P4">
Description: There are no statements of pro -Russian propaganda resources to stop the operation of all blocks of Zaporizhzhya NPP, there are no changes in the work of the station. - Ukrinform.</text:p>
      <text:p text:style-name="P4">
Images: ["<text:a xlink:type="simple" xlink:href="https://static.ukrinform.com/photos/2020_05/thumb_files/630_360_1589906244-994.jpg" text:style-name="Internet_20_link" text:visited-style-name="Visited_20_Internet_20_Link">
630_360_15899...</text:a>
"]</text:p>
      <text:p text:style-name="P4">
Tags: ['Енергоатом', 'Окупація', 'Пропаганда', 'росія', 'Запорізька АЕС']</text:p>
      <text:p text:style-name="P4">
Type: Article</text:p>
      <!--METADATA-->
      <text:p text:style-name="P4">
<draw:frame draw:style-name="fr1" draw:name="Image187" text:anchor-type="as-char" svg:width="6.9236in" svg:height="3.956343in" draw:z-index="0">
<draw:image xlink:href="../Images/yкринформ/2023-05-06T16-06-00-03-00/630_360_1589906244-994.jpg" xlink:type="simple" xlink:show="embed" xlink:actuate="onLoad" draw:mime-type="image/jpeg"/>
</draw:frame>
Prosecutors of propaganda resources to stop the operation of all blocs of the Zaporozhye NPP are not true, there are no changes in the work of the station.</text:p>
      <text:p text:style-name="P4">
According to Ukrinform, NAEK reports Energoatom in <text:a xlink:type="simple" xlink:href="https://t.me/energoatom_ua/12993" text:style-name="Internet_20_link" text:visited-style-name="Visited_20_Internet_20_Link">
</text:a>
"The statements of pro -Russian propaganda information resources regarding the full failure of the work of the Zaporizhzhya Nuclear Power Plant are not true," - the message reads.</text:p>
      <text:p text:style-name="P4">
It is noted that as of May 6, there are no changes in the work of the captured Rashistamizhza nuclear power plant. The station does not produce electrical energy, but instead consumes it from the Ukrainian power system to meet the needs. Five power units <text:a xlink:type="simple" xlink:href="https://www.ukrinform.ua/tag-zaporizka-aes" text:style-name="Internet_20_link" text:visited-style-name="Visited_20_Internet_20_Link">
</text:a>
Currently, they are in a cold stop, the 5th power unit is in a state of storage.</text:p>
      <text:p text:style-name="P4">
<text:span text:style-name="T4">
 Read also: </text:span>
 <text:a xlink:type="simple" xlink:href="https://www.ukrinform.ua/rubric-ato/3704742-prakticno-v-usih-turbinnih-zalah-zaes-rosiani-rozmistili-vibuhivku-ekspert.html" text:style-name="Internet_20_link" text:visited-style-name="Visited_20_Internet_20_Link">
<text:span text:style-name="T4">
 ZPP </text:span>
</text:a>
As it was reported, earlier <text:a xlink:type="simple" xlink:href="https://www.ukrinform.ua/rubric-ato/3705635-zagarbniki-povidomili-pro-zupinku-vsih-energoblokiv-zaes-fedorov.html" text:style-name="Internet_20_link" text:visited-style-name="Visited_20_Internet_20_Link">
</text:a>
</text:p>
      <text:p text:style-name="P4">
News Source: <text:a xlink:type="simple" xlink:href="https://www.ukrinform.ua/rubric-economy/3705666-energoatom-sprostuvav-zaavi-rospropu-pro-zupinku-roboti-vsih-blokiv-zaes.html" text:style-name="Internet_20_link" text:visited-style-name="Visited_20_Internet_20_Link">
https://www.ukrinform.ua/rubric-economy/3705666-energoatom-sprostuvav-zaavi-rospropu-pro-zupinku-roboti-vsih-blokiv-zaes.html</text:a>
</text:p>
      <!--NEWS-->
      <text:h text:style-name="P10" text:outline-level="1">
<text:span text:style-name="T4">
Iran was executed by a suspect in an attack on military parade in 2018</text:span>
</text:h>
      <text:p text:style-name="P4">
Authors: Ukrinform (Person)</text:p>
      <text:p text:style-name="P4">
Publisher: Укринформ (Organization)</text:p>
      <text:p text:style-name="P4">
Published Time: 2023-05-06T16:24:00+03:00</text:p>
      <text:p text:style-name="P4">
Modified Time: 2023-05-06T16:24:00+03:00</text:p>
      <text:p text:style-name="P4">
Description: In Iran, Iranian executed with Swedish citizenship - Habib Chaaba, who is accused of involvement in a deadly attack on a military parade in 2018. - Ukrinform.</text:p>
      <text:p text:style-name="P4">
Images: ["<text:a xlink:type="simple" xlink:href="https://static.ukrinform.com/photos/2023_05/thumb_files/630_360_1683379449-731.jpg" text:style-name="Internet_20_link" text:visited-style-name="Visited_20_Internet_20_Link">
630_360_16833...</text:a>
"]</text:p>
      <text:p text:style-name="P4">
Tags: ['Іран', 'Напад', 'Парад', 'Страта']</text:p>
      <text:p text:style-name="P4">
Type: Article</text:p>
      <!--METADATA-->
      <text:p text:style-name="P4">
<draw:frame draw:style-name="fr1" draw:name="Image188" text:anchor-type="as-char" svg:width="6.9236in" svg:height="3.956343in" draw:z-index="0">
<draw:image xlink:href="../Images/yкринформ/2023-05-06T16-24-00-03-00/630_360_1683379449-731.jpg" xlink:type="simple" xlink:show="embed" xlink:actuate="onLoad" draw:mime-type="image/jpeg"/>
</draw:frame>
Iranistrati executed Iranian with Swedish citizenship - Habib Chaaba, who is accused of involvement in a deadly attack on a military parade in 2018.</text:p>
      <text:p text:style-name="P4">
As Ukrinform reports, it reports <text:a xlink:type="simple" xlink:href="https://www.bbc.com/news/world-middle-east-65507083" text:style-name="Internet_20_link" text:visited-style-name="Visited_20_Internet_20_Link">
</text:a>
.</text:p>
      <text:p text:style-name="P4">
Habib Chaab is considered the founder of a separatist organization, which calls for the adverbs of ethnic Arabs in the southwestern province of Husestan in Iran.</text:p>
      <text:p text:style-name="P4">
In the rich in the province of Hussestan, a large Arab minority lives, which has long been complaining of marginalization and discrimination, the official Tehran Caesauzazazazazazazonza.</text:p>
      <text:p text:style-name="P4">
Chab lived in exile in Sweden for ten years, until he was abducted by Turkey in 2020.</text:p>
      <text:p text:style-name="P4">
Sweden's Foreign Minister Tobias Blstrom stated that he had been argued by Iran's power <text:a xlink:type="simple" xlink:href="https://www.ukrinform.ua/tag-strata" text:style-name="Internet_20_link" text:visited-style-name="Visited_20_Internet_20_Link">
</text:a>
Chaaba.</text:p>
      <text:p text:style-name="P4">
<text:span text:style-name="T4">
 Read also: </text:span>
 <text:a xlink:type="simple" xlink:href="https://www.ukrinform.ua/rubric-world/3683451-iranski-siloviki-katuvali-nepovnolitnih-demonstrantiv-amnesty.html" text:style-name="Internet_20_link" text:visited-style-name="Visited_20_Internet_20_Link">
</text:a>
"The death penalty is an inhuman and irreversible punishment, and Sweden, along with the rest, condemns its use in all circumstances," he said.</text:p>
      <text:p text:style-name="P4">
Iran's authorities accused Chaaba of the group's leadership by the character of Al-Nidal, the or Arabic movement of the struggle for the release of Akhvas, which Iran considers a terrorist organization that stands for a number of attacks in the southwest of the country.</text:p>
      <text:p text:style-name="P4">
In 2018, during an attack on a military parade in Ahvas, armed people expelled fire on the Military Iranian Revolutionary Guard, killing 25 people, including soldiers and civilians who watched the parade.</text:p>
      <text:p text:style-name="P4">
<text:span text:style-name="T5">
Foto: Getty Images</text:span>
</text:p>
      <text:p text:style-name="P4">
News Source: <text:a xlink:type="simple" xlink:href="https://www.ukrinform.ua/rubric-world/3705674-v-irani-stratili-pidozruvanogo-u-napadi-na-vijskovij-parad-u-2018-roci.html" text:style-name="Internet_20_link" text:visited-style-name="Visited_20_Internet_20_Link">
https://www.ukrinform.ua/rubric-world/3705674-v-irani-stratili-pidozruvanogo-u-napadi-na-vijskovij-parad-u-2018-roci.html</text:a>
</text:p>
      <!--NEWS-->
      <text:h text:style-name="P10" text:outline-level="1">
<text:span text:style-name="T4">
In Cannes, a 3D-cinetographic exhibition will be shown to capture the Russians of Kyiv region</text:span>
</text:h>
      <text:p text:style-name="P4">
Authors: Ukrinform (Person)</text:p>
      <text:p text:style-name="P4">
Publisher: Укринформ (Organization)</text:p>
      <text:p text:style-name="P4">
Published Time: 2023-05-06T16:39:00+03:00</text:p>
      <text:p text:style-name="P4">
Modified Time: 2023-05-06T16:39:00+03:00</text:p>
      <text:p text:style-name="P4">
Description: On May 18, the Cannes Film Festival will take place a 3D cinema exhibition of Murals on the capture of Russian invaders of Kyiv region. - Ukrinform.</text:p>
      <text:p text:style-name="P4">
Images: ["<text:a xlink:type="simple" xlink:href="https://static.ukrinform.com/photos/2020_03/thumb_files/630_360_1584657097-592.jpg" text:style-name="Internet_20_link" text:visited-style-name="Visited_20_Internet_20_Link">
630_360_15846...</text:a>
"]</text:p>
      <text:p text:style-name="P4">
Tags: ['Каннський кінофестиваль', 'Виставка', 'Київщина', 'МКІП ', 'Війна з росією']</text:p>
      <text:p text:style-name="P4">
Type: Article</text:p>
      <!--METADATA-->
      <text:p text:style-name="P4">
<draw:frame draw:style-name="fr1" draw:name="Image189" text:anchor-type="as-char" svg:width="6.9236in" svg:height="3.956343in" draw:z-index="0">
<draw:image xlink:href="../Images/yкринформ/2023-05-06T16-39-00-03-00/630_360_1584657097-592.jpg" xlink:type="simple" xlink:show="embed" xlink:actuate="onLoad" draw:mime-type="image/jpeg"/>
</draw:frame>
On May 18, the Presentation of the 3D-cinetographic exhibition of the Murals on the capture of the Russian invaders of the Kyiv region will be held on May 18.</text:p>
      <text:p text:style-name="P4">
According to Ukrinform, the Ministry of Culture and Information Policy Ukraine reported in <text:a xlink:type="simple" xlink:href="https://t.me/mkipu/5914" text:style-name="Internet_20_link" text:visited-style-name="Visited_20_Internet_20_Link">
</text:a>
After publishing the official electrical exhibition.</text:p>
      <text:p text:style-name="P4">
"May 18 at <text:a xlink:type="simple" xlink:href="https://www.ukrinform.ua/tag-kannskij-kinofestival" text:style-name="Internet_20_link" text:visited-style-name="Visited_20_Internet_20_Link">
</text:a>
Ukraine presents a unique digital cultural project-a fascinating 3D kinematographic exhibition of Murals on the occupation of the Kiev region because of the drawings of Banksi drawings on broken dwellings, "-it is reported.</text:p>
      <text:p text:style-name="P4">
According to MKIP, the premiere will take place on Cannes Next - Marché Du Film innovative platform, which explores the future of cinema and entertainment.</text:p>
      <text:p text:style-name="P4">
<text:span text:style-name="T4">
 Read also: </text:span>
 <text:a xlink:type="simple" xlink:href="https://www.ukrinform.ua/rubric-culture/3700632-u-kannah-pokazut-film-zvidki-kudi-pro-evakuaciu-z-nebezpecnih-teritorij-ukraini.html" text:style-name="Internet_20_link" text:visited-style-name="Visited_20_Internet_20_Link">
</text:a>
As it was reported, this year the Cannes Film Festival will be held from 16 to 27th. Will open his historical drama "Favorite"(Jeanne du Barry), one of the head roles in which Johnny Depp.</text:p>
      <text:p text:style-name="P4">
Also at the Cannes festival will take place <text:a xlink:type="simple" xlink:href="https://www.ukrinform.ua/rubric-culture/3701247-svitova-premera-polskoukrainskoi-korotkometrazki-ak-ce-bulo-vidbudetsa-u-kannah.html" text:style-name="Internet_20_link" text:visited-style-name="Visited_20_Internet_20_Link">
</text:a>
Short Polish-Ukrainian drama "Like Tsybulo".</text:p>
      <text:p text:style-name="P4">
News Source: <text:a xlink:type="simple" xlink:href="https://www.ukrinform.ua/rubric-culture/3705677-u-kannah-pokazut-3dkinematograficnu-vistavku-pro-zahoplenna-rosianami-kiivsini.html" text:style-name="Internet_20_link" text:visited-style-name="Visited_20_Internet_20_Link">
https://www.ukrinform.ua/rubric-culture/3705677-u-kannah-pokazut-3dkinematograficnu-vistavku-pro-zahoplenna-rosianami-kiivsini.html</text:a>
</text:p>
      <!--NEWS-->
      <text:h text:style-name="P10" text:outline-level="1">
<text:span text:style-name="T4">
In Kharkiv, the tractor driver exploded on a mini</text:span>
</text:h>
      <text:p text:style-name="P4">
Authors: Ukrinform (Person)</text:p>
      <text:p text:style-name="P4">
Publisher: Укринформ (Organization)</text:p>
      <text:p text:style-name="P4">
Published Time: 2023-05-06T16:49:00+03:00</text:p>
      <text:p text:style-name="P4">
Modified Time: 2023-05-06T16:49:00+03:00</text:p>
      <text:p text:style-name="P4">
Description: In the Kharkiv region on Saturday, May 6, the tractor driver ran into an anti -tank mine. - Ukrinform.</text:p>
      <text:p text:style-name="P4">
Images: ["<text:a xlink:type="simple" xlink:href="https://static.ukrinform.com/photos/2023_05/thumb_files/630_360_1683380895-474.jpg" text:style-name="Internet_20_link" text:visited-style-name="Visited_20_Internet_20_Link">
630_360_16833...</text:a>
"]</text:p>
      <text:p text:style-name="P4">
Tags: ['Міна', 'Вибух', 'Харківщина', 'Війна з росією']</text:p>
      <text:p text:style-name="P4">
Type: Article</text:p>
      <!--METADATA-->
      <text:p text:style-name="P4">
<draw:frame draw:style-name="fr1" draw:name="Image190" text:anchor-type="as-char" svg:width="6.9236in" svg:height="3.956343in" draw:z-index="0">
<draw:image xlink:href="../Images/yкринформ/2023-05-06T16-49-00-03-00/630_360_1683380895-474.jpg" xlink:type="simple" xlink:show="embed" xlink:actuate="onLoad" draw:mime-type="image/jpeg"/>
</draw:frame>
The Kharkiv region on Saturday, May 6, the tractor driver ran into anti -tank.</text:p>
      <text:p text:style-name="P4">
According to Ukrinform, the State Emergency Service reported in <text:a xlink:type="simple" xlink:href="https://t.me/dsns_telegram/16554" text:style-name="Internet_20_link" text:visited-style-name="Visited_20_Internet_20_Link">
</text:a>
.</text:p>
      <text:p text:style-name="P4">
The event happened on the field near the village of Communion of Kharkiv district.(https://www.ukrinform.ua/tag-vibuh)A 43-year-old man was hospitalized and was hospitalized.</text:p>
      <text:p text:style-name="P4">
<text:span text:style-name="T4">
 Read also: </text:span>
 <text:a xlink:type="simple" xlink:href="https://www.ukrinform.ua/rubric-regions/3705374-u-berislavskomu-rajoni-na-vorozij-mini-pidirvavsa-traktorist.html" text:style-name="Internet_20_link" text:visited-style-name="Visited_20_Internet_20_Link">
<text:span text:style-name="T4">
 Excluded </text:span>
</text:a>
As reported <text:a xlink:type="simple" xlink:href="https://www.ukrinform.ua/rubric-regions/3705577-na-kiivsini-traktorist-pidirvavsa-na-protitankovij-mini.html" text:style-name="Internet_20_link" text:visited-style-name="Visited_20_Internet_20_Link">
</text:a>
, in the Kiev region, the driver of the agricultural firm was blown up on the anti -tank mini.  Photo: SES</text:p>
      <text:p text:style-name="P4">
News Source: <text:a xlink:type="simple" xlink:href="https://www.ukrinform.ua/rubric-regions/3705682-na-harkivsini-traktorist-pidirvavsa-na-mini.html" text:style-name="Internet_20_link" text:visited-style-name="Visited_20_Internet_20_Link">
https://www.ukrinform.ua/rubric-regions/3705682-na-harkivsini-traktorist-pidirvavsa-na-mini.html</text:a>
</text:p>
      <!--NEWS-->
      <text:h text:style-name="P10" text:outline-level="1">
<text:span text:style-name="T4">
In India, there were interethnic clashes - dozens of dead</text:span>
</text:h>
      <text:p text:style-name="P4">
Authors: Ukrinform (Person)</text:p>
      <text:p text:style-name="P4">
Publisher: Укринформ (Organization)</text:p>
      <text:p text:style-name="P4">
Published Time: 2023-05-06T16:51:00+03:00</text:p>
      <text:p text:style-name="P4">
Modified Time: 2023-05-06T16:51:00+03:00</text:p>
      <text:p text:style-name="P4">
Description: The interethnic clashes in the northeast of India have killed 54 people. - Ukrinform.</text:p>
      <text:p text:style-name="P4">
Images: ["<text:a xlink:type="simple" xlink:href="https://static.ukrinform.com/photos/2023_05/thumb_files/630_360_1683381059-409.jpeg" text:style-name="Internet_20_link" text:visited-style-name="Visited_20_Internet_20_Link">
630_360_16833...</text:a>
"]</text:p>
      <text:p text:style-name="P4">
Tags: ['Індія', 'Поліція', 'Сутички']</text:p>
      <text:p text:style-name="P4">
Type: Article</text:p>
      <!--METADATA-->
      <text:p text:style-name="P4">
<draw:frame draw:style-name="fr1" draw:name="Image191" text:anchor-type="as-char" svg:width="6.9236in" svg:height="3.956343in" draw:z-index="0">
<draw:image xlink:href="../Images/yкринформ/2023-05-06T16-51-00-03-00/630_360_1683381059-409.jpeg" xlink:type="simple" xlink:show="embed" xlink:actuate="onLoad" draw:mime-type="image/jpeg"/>
</draw:frame>
54 people were killed in the northeast of India.</text:p>
      <text:p text:style-name="P4">
As Ukrinform reports, it reports <text:a xlink:type="simple" xlink:href="https://www.newarab.com/news/india-54-dead-after-ethnic-clashes-northeastern-manipur" text:style-name="Internet_20_link" text:visited-style-name="Visited_20_Internet_20_Link">
</text:a>
On Wednesday, thousands of soldiers were sent to Manipur after the protest of the local breeding group grew into interethnic violence.</text:p>
      <text:p text:style-name="P4">
It is noted that new violent actions have occurred over the last night, despite the fact that the authorities have introduced troops into the region.</text:p>
      <text:p text:style-name="P4">
<text:span text:style-name="T4">
 Read also: </text:span>
 <text:a xlink:type="simple" xlink:href="https://www.ukrinform.ua/rubric-world/3705538-storoni-konfliktu-v-sudani-zustrinutsa-dla-peregovoriv-u-saudivskij-aravii.html" text:style-name="Internet_20_link" text:visited-style-name="Visited_20_Internet_20_Link">
<text:span text:style-name="T4">
 Sudan </text:span>
</text:a>
In order to restrain the riots, the authorities also introduced an internet in the region and issued an order for the use of weapons in "extreme cases".</text:p>
      <text:p text:style-name="P4">
Local police reported that the situation remains tense after the New Fall of Violence on Friday evening. According to The Press Trust of India, the Mosner of Hospitals in the capital of the city of Imfal and the Churachandpur district reported 54 killed as a result of riots.</text:p>
      <text:p text:style-name="P4">
Minister of Justice <text:a xlink:type="simple" xlink:href="https://www.ukrinform.ua/tag-india" text:style-name="Internet_20_link" text:visited-style-name="Visited_20_Internet_20_Link">
</text:a>
Kiren Ridja declared journalists on Saturday that "many lives were lost" as a result of collisions.</text:p>
      <text:p text:style-name="P4">
<text:span text:style-name="T4">
 Read also: </text:span>
 <text:a xlink:type="simple" xlink:href="https://www.ukrinform.ua/rubric-world/3700124-v-ispanii-stalisa-suticki-pid-cas-perepohovanna-zasnovnika-fasistskogo-ruhu.html" text:style-name="Internet_20_link" text:visited-style-name="Visited_20_Internet_20_Link">
<text:span text:style-name="T4">
 clashes </text:span>
</text:a>
The Indian Army, based in Nagland, said that 13,000 people became asylum seekers asylum.</text:p>
      <text:p text:style-name="P4">
Representatives of India and the Russian Federation have been reported to suspend the negotiations of bilateral trade in Rs after the negotiation months were able to persuade Moscow to take Indian currency.</text:p>
      <text:p text:style-name="P4">
<text:span text:style-name="T5">
Foto: getty</text:span>
</text:p>
      <text:p text:style-name="P4">
News Source: <text:a xlink:type="simple" xlink:href="https://www.ukrinform.ua/rubric-world/3705683-v-indii-stalisa-mizetnicni-suticki-desatki-zagiblih.html" text:style-name="Internet_20_link" text:visited-style-name="Visited_20_Internet_20_Link">
https://www.ukrinform.ua/rubric-world/3705683-v-indii-stalisa-mizetnicni-suticki-desatki-zagiblih.html</text:a>
</text:p>
      <!--NEWS-->
      <text:h text:style-name="P10" text:outline-level="1">
<text:span text:style-name="T4">
Fragit: The new season will appear ambitious club "Kyiv Kapitales"</text:span>
</text:h>
      <text:p text:style-name="P4">
Authors: Ukrinform (Person)</text:p>
      <text:p text:style-name="P4">
Publisher: Укринформ (Organization)</text:p>
      <text:p text:style-name="P4">
Published Time: 2023-05-06T16:52:03+03:00</text:p>
      <text:p text:style-name="P4">
Modified Time: 2023-05-06T16:52:03+03:00</text:p>
      <text:p text:style-name="P4">
Description: The head coach of the Ukrainian national team Vadim Fragchuk announced the emergence of a new hockey club "Kyiv Capitalz" in the new season of the Ukrainian Championship. - Ukrinform.</text:p>
      <text:p text:style-name="P4">
Images: ["<text:a xlink:type="simple" xlink:href="https://static.ukrinform.com/photos/2023_05/thumb_files/630_360_1683381039-903.jpg" text:style-name="Internet_20_link" text:visited-style-name="Visited_20_Internet_20_Link">
630_360_16833...</text:a>
"]</text:p>
      <text:p text:style-name="P4">
Tags: ['хокей']</text:p>
      <text:p text:style-name="P4">
Type: Article</text:p>
      <!--METADATA-->
      <text:p text:style-name="P4">
<draw:frame draw:style-name="fr1" draw:name="Image192" text:anchor-type="as-char" svg:width="6.9236in" svg:height="3.956343in" draw:z-index="0">
<draw:image xlink:href="../Images/yкринформ/2023-05-06T16-52-03-03-00/630_360_1683381039-903.jpg" xlink:type="simple" xlink:show="embed" xlink:actuate="onLoad" draw:mime-type="image/jpeg"/>
</draw:frame>
The chief conductor of the Ukrainian national team Vadim Fragchuk announced the emergence of the New Housing Club "Kyiv Capitalz" in the new season of the Ukrainian Championship.</text:p>
      <text:p text:style-name="P4">
Fragit told this for <text:a xlink:type="simple" xlink:href="https://fhu.com.ua/news/vadym-shahrajchuk-zbirna-ukrayiny-zrobyla-krok-upered-u-svoyemu-rozvytku/" text:style-name="Internet_20_link" text:visited-style-name="Visited_20_Internet_20_Link">
</text:a>
Hockey of Ukraine, reports Ukrinform.</text:p>
      <text:p text:style-name="P4">
“The whole FCU coaching staff has a contract for another year, so we are set up. As for club affairs, in the new season, a new ambitious club "Kyivkepita" will appear on the hockey mother of Ukraine, which will soon be represented by the public. I entrust me to form and train the management, so I will combine work in the national team. Solid -financial capital companies operating internationally in high technologies and telecommunications will be the new capital club. Their headquarters are in Switzerland of Tavelian Britain, and the owners of companies are Ukrainian businessmen, ”he said.</text:p>
      <text:p text:style-name="P4">
In addition, Shakhkhuk noted that the new club wants to show how to function the professional hockey team.</text:p>
      <text:p text:style-name="P4">
“Investors' plans to develop a club model and vertical in our hockey with Zaudanology with the best Leagues of North America and Europe, so Kapitales will try to build a system and show our hockey players, which clubs are always giving out skates and kelp . The boys should be provided with everything you need and that they have a "burning" to play hockey. It is this desire and vision that the sponsors of the Kyivkepitalz team are sponsors, - explained the head coach of the national team of Ukraine in hockey.</text:p>
      <text:p text:style-name="P4">
<text:span text:style-name="T4">
 Read also: </text:span>
 <text:a xlink:type="simple" xlink:href="https://www.ukrinform.ua/rubric-sports/3705605-hokeisti-zbirnoi-ukraini-diznalisa-supernikiv-po-cs-u-divizioni-1b.html" text:style-name="Internet_20_link" text:visited-style-name="Visited_20_Internet_20_Link">
</text:a>
As it was reported, the national team of hockey failed to increase in the class of the world convex and remained in the IB division. The current championship of the Ukrainian hockey is the Falcon of Kiev.</text:p>
      <text:p text:style-name="P4">
Photo: fhu.com.ua</text:p>
      <text:p text:style-name="P4">
News Source: <text:a xlink:type="simple" xlink:href="https://www.ukrinform.ua/rubric-sports/3705685-sahrajcuk-u-novomu-sezoni-zavitsa-ambitnij-klub-kiiv-kepitalz.html" text:style-name="Internet_20_link" text:visited-style-name="Visited_20_Internet_20_Link">
https://www.ukrinform.ua/rubric-sports/3705685-sahrajcuk-u-novomu-sezoni-zavitsa-ambitnij-klub-kiiv-kepitalz.html</text:a>
</text:p>
      <!--NEWS-->
      <text:h text:style-name="P10" text:outline-level="1">
<text:span text:style-name="T4">
Ukraine is interested in the experience of Utah on the development of solar generation - Ministry of Energy</text:span>
</text:h>
      <text:p text:style-name="P4">
Authors: Ukrinform (Person)</text:p>
      <text:p text:style-name="P4">
Publisher: Укринформ (Organization)</text:p>
      <text:p text:style-name="P4">
Published Time: 2023-05-06T16:58:00+03:00</text:p>
      <text:p text:style-name="P4">
Modified Time: 2023-05-06T16:58:00+03:00</text:p>
      <text:p text:style-name="P4">
Description: Ukraine is interested in the experience of energy companies of the US state of Utah on the development of solar generation and enhancing the flexibility of the power system. - Ukrinform.</text:p>
      <text:p text:style-name="P4">
Images: ["<text:a xlink:type="simple" xlink:href="https://static.ukrinform.com/photos/2023_03/thumb_files/630_360_1678181749-857.jpeg" text:style-name="Internet_20_link" text:visited-style-name="Visited_20_Internet_20_Link">
630_360_16781...</text:a>
", "<text:a xlink:type="simple" xlink:href="https://static.ukrinform.com/photos/2023_05/1683381138-700.jpg" text:style-name="Internet_20_link" text:visited-style-name="Visited_20_Internet_20_Link">
1683381138-70...</text:a>
"]</text:p>
      <text:p text:style-name="P4">
Tags: ['Енергетика', 'Міненерго', 'США', 'Сонячна електростанція']</text:p>
      <text:p text:style-name="P4">
Type: Article</text:p>
      <!--METADATA-->
      <text:p text:style-name="P4">
<draw:frame draw:style-name="fr1" draw:name="Image193" text:anchor-type="as-char" svg:width="6.9236in" svg:height="3.956343in" draw:z-index="0">
<draw:image xlink:href="../Images/yкринформ/2023-05-06T16-58-00-03-00/630_360_1678181749-857.jpeg" xlink:type="simple" xlink:show="embed" xlink:actuate="onLoad" draw:mime-type="image/jpeg"/>
</draw:frame>
It is Ukrainian in the experience of the energy companies of the US state of Utah on the development of solar generation and increased flexibility of the power system.</text:p>
      <text:p text:style-name="P4">
According to Ukrinform, the Deputy Minister of Energy of Ukraine Yaroslav Demchenkov stated this during a meeting with the representative delegation of Utah, the Minister of Energy(https://t.me/energyofukraine/424).</text:p>
      <text:p text:style-name="P4">
“We are interested in the experience of Utah's energy companies on the development of energy sources, including solar generation. The Government of Ukraine approved <text:a xlink:type="simple" xlink:href="https://www.ukrinform.ua/tag-energetika" text:style-name="Internet_20_link" text:visited-style-name="Visited_20_Internet_20_Link">
</text:a>
The strategy by 2050, and we will develop directions that will allow to achieve the goals of climatic neutrality and decentralize the generation, ”Demchenko said.</text:p>
      <text:p text:style-name="P4">
<draw:frame draw:style-name="fr1" draw:name="Image194" text:anchor-type="as-char" svg:width="6.9236in" svg:height="6.9236in" draw:z-index="0">
<draw:image xlink:href="../Images/yкринформ/2023-05-06T16-58-00-03-00/1683381138-700.jpg" xlink:type="simple" xlink:show="embed" xlink:actuate="onLoad" draw:mime-type="image/jpeg"/>
</draw:frame>
It is noted that during the meeting, the parties discussed the state of the energy sector of Ukraine and measures to enhance its stability and restore, preparation for the new heating season, as well as the issue of exchanging the energy infrastructure.</text:p>
      <text:p text:style-name="P4">
<text:span text:style-name="T4">
 Read also: </text:span>
 <text:a xlink:type="simple" xlink:href="https://www.ukrinform.ua/rubric-economy/3701908-ukraina-planue-zbilsiti-obsagi-peretokiv-elektroenergii-z-es-budue-novi-linii.html" text:style-name="Internet_20_link" text:visited-style-name="Visited_20_Internet_20_Link">
<text:span text:style-name="T4">
 Ukraine </text:span>
 <text:span text:style-name="T4">
 </text:span>
 Plans <text:span text:style-name="T4">
 </text:span>
 <text:span text:style-name="T4">
 </text:span>
 <text:span text:style-name="T4">
 </text:span>
 volumes <text:span text:style-name="T4">
<text:span text:style-name="T5">
* of crossings </text:span>
* </text:span>
 <text:span text:style-name="T4">
 </text:span>
 <text:span text:style-name="T4">
 </text:span>
 <text:span text:style-name="T4">
 builds </text:span>
 <text:span text:style-name="T4">
 </text:span>
 <text:span text:style-name="T4">
 </text:span>
 <text:span text:style-name="T4">
 </text:span>
 <text:span text:style-name="T4">
 lines </text:span>
</text:a>
It was reported that, due to the destruction of a large number of energy objects, Ukraine will make the development of renewable energy sources so that <text:a xlink:type="simple" xlink:href="https://www.ukrinform.ua/rubric-ato/3702795-decentralizacia-energosistemi-zrobit-gromadi-stijkimi-minenergo.html" text:style-name="Internet_20_link" text:visited-style-name="Visited_20_Internet_20_Link">
</text:a>
and increase the safety of electricity supply.  _ Photo: Ministry of Energy _</text:p>
      <text:p text:style-name="P4">
News Source: <text:a xlink:type="simple" xlink:href="https://www.ukrinform.ua/rubric-economy/3705687-ukraina-zacikavlena-v-dosvidi-statu-uta-sodo-rozvitku-vidnovluvalnih-dzerel-energii-minenergo.html" text:style-name="Internet_20_link" text:visited-style-name="Visited_20_Internet_20_Link">
https://www.ukrinform.ua/rubric-economy/3705687-ukraina-zacikavlena-v-dosvidi-statu-uta-sodo-rozvitku-vidnovluvalnih-dzerel-energii-minenergo.html</text:a>
</text:p>
      <!--NEWS-->
      <text:h text:style-name="P10" text:outline-level="1">
<text:span text:style-name="T4">
On the Kiev Children's Railway will run an old locomotive</text:span>
</text:h>
      <text:p text:style-name="P4">
Authors: Ukrinform (Person)</text:p>
      <text:p text:style-name="P4">
Publisher: Укринформ (Organization)</text:p>
      <text:p text:style-name="P4">
Published Time: 2023-05-06T17:08:00+03:00</text:p>
      <text:p text:style-name="P4">
Modified Time: 2023-05-06T17:08:00+03:00</text:p>
      <text:p text:style-name="P4">
Description: On May 7, the Kyiv Children's Railway will run an ancient locomotive with rare Polish wagons. - Ukrinform.</text:p>
      <text:p text:style-name="P4">
Images: ["<text:a xlink:type="simple" xlink:href="https://static.ukrinform.com/photos/2023_05/thumb_files/630_360_1683382081-465.jpg" text:style-name="Internet_20_link" text:visited-style-name="Visited_20_Internet_20_Link">
630_360_16833...</text:a>
", "<text:a xlink:type="simple" xlink:href="https://static.ukrinform.com/photos/2023_05/1683382067-342.jpg" text:style-name="Internet_20_link" text:visited-style-name="Visited_20_Internet_20_Link">
1683382067-34...</text:a>
"]</text:p>
      <text:p text:style-name="P4">
Tags: ['Діти', 'Укрзалізниця', 'Київ']</text:p>
      <text:p text:style-name="P4">
Type: Article</text:p>
      <!--METADATA-->
      <text:p text:style-name="P4">
<draw:frame draw:style-name="fr1" draw:name="Image195" text:anchor-type="as-char" svg:width="6.9236in" svg:height="3.956343in" draw:z-index="0">
<draw:image xlink:href="../Images/yкринформ/2023-05-06T17-08-00-03-00/630_360_1683382081-465.jpg" xlink:type="simple" xlink:show="embed" xlink:actuate="onLoad" draw:mime-type="image/jpeg"/>
</draw:frame>
On May 7, the Nakyiv Children's Railway will run an ancient locomotive by a starry Polish wagon.</text:p>
      <text:p text:style-name="P4">
According to Ukrinform, reports JSC "Ukrzaliznytsia" in <text:a xlink:type="simple" xlink:href="https://t.me/UkrzalInfo/4393" text:style-name="Internet_20_link" text:visited-style-name="Visited_20_Internet_20_Link">
</text:a>
“May 7 from 10:30 to 4:30 pm on the Kiev Children's Railway will run the older <text:a xlink:type="simple" xlink:href="https://www.ukrinform.ua/tag-potag" text:style-name="Internet_20_link" text:visited-style-name="Visited_20_Internet_20_Link">
</text:a>
GR-336. It was he who 70 years spent the first train at the children's highway in Kiev, ”the presentation reads.</text:p>
      <text:p text:style-name="P4">
<draw:frame draw:style-name="fr1" draw:name="Image196" text:anchor-type="as-char" svg:width="6.9236in" svg:height="4.573924in" draw:z-index="0">
<draw:image xlink:href="../Images/yкринформ/2023-05-06T17-08-00-03-00/1683382067-342.jpg" xlink:type="simple" xlink:show="embed" xlink:actuate="onLoad" draw:mime-type="image/jpeg"/>
</draw:frame>
It is noted that the locomotive will operate with rare Polish wagons that will admit young passengers with new design.</text:p>
      <text:p text:style-name="P4">
<text:span text:style-name="T4">
 Read also: </text:span>
 <text:a xlink:type="simple" xlink:href="https://www.ukrinform.ua/rubric-kyiv/3696362-u-kievi-ditaca-zaliznica-vidkrila-novij-sezon.html" text:style-name="Internet_20_link" text:visited-style-name="Visited_20_Internet_20_Link">
<text:span text:style-name="T4">
 baby </text:span>
 <text:span text:style-name="T4">
 </text:span>
 Railway **</text:a>
As reported, JSC "Ukrzaliznytsya" has been appointed [] from May 15, 2023 <text:a xlink:type="simple" xlink:href="https://www.ukrinform.ua/rubric-society/3704178-ukrzaliznica-z-15-travna-zapuskae-potag-odesa-vinnica.html" text:style-name="Internet_20_link" text:visited-style-name="Visited_20_Internet_20_Link">
</text:a>
</text:p>
      <text:p text:style-name="P4">
News Source: <text:a xlink:type="simple" xlink:href="https://www.ukrinform.ua/rubric-kyiv/3705689-na-kiivskij-ditacij-zaliznici-kursuvatime-starovinnij-parovoz.html" text:style-name="Internet_20_link" text:visited-style-name="Visited_20_Internet_20_Link">
https://www.ukrinform.ua/rubric-kyiv/3705689-na-kiivskij-ditacij-zaliznici-kursuvatime-starovinnij-parovoz.html</text:a>
</text:p>
      <!--NEWS-->
      <text:h text:style-name="P10" text:outline-level="1">
<text:span text:style-name="T4">
In Russia, the suspect in attempted on Prilepin was detained</text:span>
</text:h>
      <text:p text:style-name="P4">
Authors: Ukrinform (Person)</text:p>
      <text:p text:style-name="P4">
Publisher: Укринформ (Organization)</text:p>
      <text:p text:style-name="P4">
Published Time: 2023-05-06T17:12:00+03:00</text:p>
      <text:p text:style-name="P4">
Modified Time: 2023-05-06T17:12:00+03:00</text:p>
      <text:p text:style-name="P4">
Description: The Ministry of Internal Affairs of the Russian Federation declared the detention of a man who can be involved in the explosion of the car of the Ukrainophobe and propagandist Zakhar Pelpin. - Ukrinform.</text:p>
      <text:p text:style-name="P4">
Images: ["<text:a xlink:type="simple" xlink:href="https://static.ukrinform.com/photos/2016_02/thumb_files/630_360_1455738623-7912-narucniki.jpeg" text:style-name="Internet_20_link" text:visited-style-name="Visited_20_Internet_20_Link">
630_360_14557...</text:a>
"]</text:p>
      <text:p text:style-name="P4">
Tags: ['Прилєпін', 'Вибух', 'росія', 'Затримання']</text:p>
      <text:p text:style-name="P4">
Type: Article</text:p>
      <!--METADATA-->
      <text:p text:style-name="P4">
<draw:frame draw:style-name="fr1" draw:name="Image197" text:anchor-type="as-char" svg:width="6.9236in" svg:height="3.956343in" draw:z-index="0">
<draw:image xlink:href="../Images/yкринформ/2023-05-06T17-12-00-03-00/630_360_1455738623-7912-narucniki.jpeg" xlink:type="simple" xlink:show="embed" xlink:actuate="onLoad" draw:mime-type="image/jpeg"/>
</draw:frame>
У МВС рф заявили про затримання чоловіка, який може бути причетним до вибухумашини українофоба та пропагандиста Захара Прилєпіна.</text:p>
      <text:p text:style-name="P4">
Як передає Укрінформ, про це повідомляє ТАСС у <text:a xlink:type="simple" xlink:href="https://t.me/tass_agency/190850" text:style-name="Internet_20_link" text:visited-style-name="Visited_20_Internet_20_Link">
</text:a>
.</text:p>
      <text:p text:style-name="P4">
The Ministry of Internal Affairs shall be informed that detained on suspicion of involvement in <text:a xlink:type="simple" xlink:href="https://www.ukrinform.ua/tag-vibuh" text:style-name="Internet_20_link" text:visited-style-name="Visited_20_Internet_20_Link">
</text:a>
Pelpin's cars were previously convicted. The search for his possible accomplices is ongoing.</text:p>
      <text:p text:style-name="P4">
As reported by TASS in the power structures of the Russian Federation, involved in the attempt on the Prilepinas in the Moscow region, allegedly established the addresses of their residence.</text:p>
      <text:p text:style-name="P4">
It is noted that an apartment was installed in the Moscow region, where it could have been assembled by a substance explosive, which was blown up by the car of this Ukrainophobe.</text:p>
      <text:p text:style-name="P4">
<text:span text:style-name="T4">
 Read also: </text:span>
 <text:a xlink:type="simple" xlink:href="https://www.ukrinform.ua/rubric-ato/3690810-u-melitopoli-pidirvali-avtomobil-kolaboranta.html" text:style-name="Internet_20_link" text:visited-style-name="Visited_20_Internet_20_Link">
<text:span text:style-name="T4">
 blow up </text:span>
 <text:span text:style-name="T4">
 car </text:span>
</text:a>
It was reported that on Saturday in the Russian Regional Center of Nizhny Novgorod <text:a xlink:type="simple" xlink:href="https://www.ukrinform.ua/rubric-world/3705602-u-niznomu-novgorodi-pidirvali-avto-iz-prihilnikom-rosijskoi-agresii-prilepinim.html" text:style-name="Internet_20_link" text:visited-style-name="Visited_20_Internet_20_Link">
</text:a>
. The driver was killed, Samprilpin was seriously injured.</text:p>
      <text:p text:style-name="P4">
News Source: <text:a xlink:type="simple" xlink:href="https://www.ukrinform.ua/rubric-world/3705691-u-rosii-zatrimali-pidozruvanogo-u-zamahu-na-prilepina.html" text:style-name="Internet_20_link" text:visited-style-name="Visited_20_Internet_20_Link">
https://www.ukrinform.ua/rubric-world/3705691-u-rosii-zatrimali-pidozruvanogo-u-zamahu-na-prilepina.html</text:a>
</text:p>
      <!--NEWS-->
      <text:h text:style-name="P10" text:outline-level="1">
<text:span text:style-name="T4">
On the City Day in Lviv, the flags of defensive structures that defend Ukraine</text:span>
</text:h>
      <text:p text:style-name="P4">
Authors: Ukrinform (Person)</text:p>
      <text:p text:style-name="P4">
Publisher: Укринформ (Organization)</text:p>
      <text:p text:style-name="P4">
Published Time: 2023-05-06T17:13:00+03:00</text:p>
      <text:p text:style-name="P4">
Modified Time: 2023-05-06T17:13:00+03:00</text:p>
      <text:p text:style-name="P4">
Description: Flags of military and defense structures on the occasion of City Day were solemnly established in Lviv before the town hall. - Ukrinform.</text:p>
      <text:p text:style-name="P4">
Images: ["<text:a xlink:type="simple" xlink:href="https://static.ukrinform.com/photos/2023_05/thumb_files/630_360_1683388618-7820.jpeg" text:style-name="Internet_20_link" text:visited-style-name="Visited_20_Internet_20_Link">
630_360_16833...</text:a>
", "<text:a xlink:type="simple" xlink:href="https://static.ukrinform.com/photos/2023_05/thumb_files/630_360_1683388616-8918.jpeg" text:style-name="Internet_20_link" text:visited-style-name="Visited_20_Internet_20_Link">
630_360_16833...</text:a>
", "<text:a xlink:type="simple" xlink:href="https://static.ukrinform.com/photos/2023_05/thumb_files/630_360_1683388616-9186.jpeg" text:style-name="Internet_20_link" text:visited-style-name="Visited_20_Internet_20_Link">
630_360_16833...</text:a>
", "<text:a xlink:type="simple" xlink:href="https://static.ukrinform.com/photos/2023_05/thumb_files/630_360_1683388616-4919.jpeg" text:style-name="Internet_20_link" text:visited-style-name="Visited_20_Internet_20_Link">
630_360_16833...</text:a>
", "<text:a xlink:type="simple" xlink:href="https://static.ukrinform.com/photos/2023_05/thumb_files/630_360_1683388616-6826.jpeg" text:style-name="Internet_20_link" text:visited-style-name="Visited_20_Internet_20_Link">
630_360_16833...</text:a>
", "<text:a xlink:type="simple" xlink:href="https://static.ukrinform.com/photos/2023_05/thumb_files/630_360_1683388616-5701.jpeg" text:style-name="Internet_20_link" text:visited-style-name="Visited_20_Internet_20_Link">
630_360_16833...</text:a>
", "<text:a xlink:type="simple" xlink:href="https://static.ukrinform.com/photos/2023_05/thumb_files/630_360_1683388616-2015.jpeg" text:style-name="Internet_20_link" text:visited-style-name="Visited_20_Internet_20_Link">
630_360_16833...</text:a>
", "<text:a xlink:type="simple" xlink:href="https://static.ukrinform.com/photos/2023_05/thumb_files/630_360_1683388618-7421.jpeg" text:style-name="Internet_20_link" text:visited-style-name="Visited_20_Internet_20_Link">
630_360_16833...</text:a>
", "<text:a xlink:type="simple" xlink:href="https://static.ukrinform.com/photos/2023_05/thumb_files/630_360_1683388618-8664.jpeg" text:style-name="Internet_20_link" text:visited-style-name="Visited_20_Internet_20_Link">
630_360_16833...</text:a>
", "<text:a xlink:type="simple" xlink:href="https://static.ukrinform.com/photos/2023_05/thumb_files/630_360_1683388618-8713.jpeg" text:style-name="Internet_20_link" text:visited-style-name="Visited_20_Internet_20_Link">
630_360_16833...</text:a>
", "<text:a xlink:type="simple" xlink:href="https://static.ukrinform.com/photos/2023_05/thumb_files/630_360_1683388618-5991.jpeg" text:style-name="Internet_20_link" text:visited-style-name="Visited_20_Internet_20_Link">
630_360_16833...</text:a>
"]</text:p>
      <text:p text:style-name="P4">
Tags: ['Львів', "Пам'ятник", 'Прапор', 'ЗСУ', 'День міста']</text:p>
      <text:p text:style-name="P4">
Type: Article</text:p>
      <!--METADATA-->
      <text:p text:style-name="P4">
<draw:frame draw:style-name="fr1" draw:name="Image198" text:anchor-type="as-char" svg:width="6.9236in" svg:height="3.956343in" draw:z-index="0">
<draw:image xlink:href="../Images/yкринформ/2023-05-06T17-13-00-03-00/630_360_1683388618-7820.jpeg" xlink:type="simple" xlink:show="embed" xlink:actuate="onLoad" draw:mime-type="image/jpeg"/>
</draw:frame>
In Lviv before the Town Hall, the flags of military and defensive structures were solemnly established by the City Day.</text:p>
      <text:p text:style-name="P4">
This was reported by Ukrinform correspondent.</text:p>
      <text:p text:style-name="P4">
<draw:frame draw:style-name="fr1" draw:name="Image199" text:anchor-type="as-char" svg:width="6.9236in" svg:height="3.956343in" draw:z-index="0">
<draw:image xlink:href="../Images/yкринформ/2023-05-06T17-13-00-03-00/630_360_1683388616-8918.jpeg" xlink:type="simple" xlink:show="embed" xlink:actuate="onLoad" draw:mime-type="image/jpeg"/>
</draw:frame>
Lviv celebrates City Day / Photo: Anastasia Smolyenko. Ukrinform <text:a xlink:type="simple" xlink:href="https://static.ukrinform.com/photos/2023_05/1683388616-8918.jpeg" text:style-name="Internet_20_link" text:visited-style-name="Visited_20_Internet_20_Link">
<draw:frame draw:style-name="fr1" draw:name="Image200" text:anchor-type="as-char" svg:width="6.9236in" svg:height="3.956343in" draw:z-index="0">
<draw:image xlink:href="../Images/yкринформ/2023-05-06T17-13-00-03-00/630_360_1683388616-8918.jpeg" xlink:type="simple" xlink:show="embed" xlink:actuate="onLoad" draw:mime-type="image/jpeg"/>
</draw:frame>
</text:a>
 <text:a xlink:type="simple" xlink:href="https://static.ukrinform.com/photos/2023_05/1683388616-9186.jpeg" text:style-name="Internet_20_link" text:visited-style-name="Visited_20_Internet_20_Link">
<draw:frame draw:style-name="fr1" draw:name="Image201" text:anchor-type="as-char" svg:width="6.9236in" svg:height="3.956343in" draw:z-index="0">
<draw:image xlink:href="../Images/yкринформ/2023-05-06T17-13-00-03-00/630_360_1683388616-9186.jpeg" xlink:type="simple" xlink:show="embed" xlink:actuate="onLoad" draw:mime-type="image/jpeg"/>
</draw:frame>
</text:a>
 <text:a xlink:type="simple" xlink:href="https://static.ukrinform.com/photos/2023_05/1683388616-4919.jpeg" text:style-name="Internet_20_link" text:visited-style-name="Visited_20_Internet_20_Link">
<draw:frame draw:style-name="fr1" draw:name="Image202" text:anchor-type="as-char" svg:width="6.9236in" svg:height="3.956343in" draw:z-index="0">
<draw:image xlink:href="../Images/yкринформ/2023-05-06T17-13-00-03-00/630_360_1683388616-4919.jpeg" xlink:type="simple" xlink:show="embed" xlink:actuate="onLoad" draw:mime-type="image/jpeg"/>
</draw:frame>
</text:a>
 <text:a xlink:type="simple" xlink:href="https://static.ukrinform.com/photos/2023_05/1683388616-6826.jpeg" text:style-name="Internet_20_link" text:visited-style-name="Visited_20_Internet_20_Link">
<draw:frame draw:style-name="fr1" draw:name="Image203" text:anchor-type="as-char" svg:width="6.9236in" svg:height="3.956343in" draw:z-index="0">
<draw:image xlink:href="../Images/yкринформ/2023-05-06T17-13-00-03-00/630_360_1683388616-6826.jpeg" xlink:type="simple" xlink:show="embed" xlink:actuate="onLoad" draw:mime-type="image/jpeg"/>
</draw:frame>
</text:a>
 <text:a xlink:type="simple" xlink:href="https://static.ukrinform.com/photos/2023_05/1683388616-5701.jpeg" text:style-name="Internet_20_link" text:visited-style-name="Visited_20_Internet_20_Link">
<draw:frame draw:style-name="fr1" draw:name="Image204" text:anchor-type="as-char" svg:width="6.9236in" svg:height="3.956343in" draw:z-index="0">
<draw:image xlink:href="../Images/yкринформ/2023-05-06T17-13-00-03-00/630_360_1683388616-5701.jpeg" xlink:type="simple" xlink:show="embed" xlink:actuate="onLoad" draw:mime-type="image/jpeg"/>
</draw:frame>
</text:a>
 <text:a xlink:type="simple" xlink:href="https://static.ukrinform.com/photos/2023_05/1683388616-2015.jpeg" text:style-name="Internet_20_link" text:visited-style-name="Visited_20_Internet_20_Link">
<draw:frame draw:style-name="fr1" draw:name="Image205" text:anchor-type="as-char" svg:width="6.9236in" svg:height="3.956343in" draw:z-index="0">
<draw:image xlink:href="../Images/yкринформ/2023-05-06T17-13-00-03-00/630_360_1683388616-2015.jpeg" xlink:type="simple" xlink:show="embed" xlink:actuate="onLoad" draw:mime-type="image/jpeg"/>
</draw:frame>
</text:a>
 <text:a xlink:type="simple" xlink:href="https://static.ukrinform.com/photos/2023_05/1683388618-7421.jpeg" text:style-name="Internet_20_link" text:visited-style-name="Visited_20_Internet_20_Link">
<draw:frame draw:style-name="fr1" draw:name="Image206" text:anchor-type="as-char" svg:width="6.9236in" svg:height="3.956343in" draw:z-index="0">
<draw:image xlink:href="../Images/yкринформ/2023-05-06T17-13-00-03-00/630_360_1683388618-7421.jpeg" xlink:type="simple" xlink:show="embed" xlink:actuate="onLoad" draw:mime-type="image/jpeg"/>
</draw:frame>
</text:a>
 <text:a xlink:type="simple" xlink:href="https://static.ukrinform.com/photos/2023_05/1683388618-8664.jpeg" text:style-name="Internet_20_link" text:visited-style-name="Visited_20_Internet_20_Link">
<draw:frame draw:style-name="fr1" draw:name="Image207" text:anchor-type="as-char" svg:width="6.9236in" svg:height="3.956343in" draw:z-index="0">
<draw:image xlink:href="../Images/yкринформ/2023-05-06T17-13-00-03-00/630_360_1683388618-8664.jpeg" xlink:type="simple" xlink:show="embed" xlink:actuate="onLoad" draw:mime-type="image/jpeg"/>
</draw:frame>
</text:a>
 <text:a xlink:type="simple" xlink:href="https://static.ukrinform.com/photos/2023_05/1683388618-8713.jpeg" text:style-name="Internet_20_link" text:visited-style-name="Visited_20_Internet_20_Link">
<draw:frame draw:style-name="fr1" draw:name="Image208" text:anchor-type="as-char" svg:width="6.9236in" svg:height="3.956343in" draw:z-index="0">
<draw:image xlink:href="../Images/yкринформ/2023-05-06T17-13-00-03-00/630_360_1683388618-8713.jpeg" xlink:type="simple" xlink:show="embed" xlink:actuate="onLoad" draw:mime-type="image/jpeg"/>
</draw:frame>
</text:a>
 <text:a xlink:type="simple" xlink:href="https://static.ukrinform.com/photos/2023_05/1683388618-5991.jpeg" text:style-name="Internet_20_link" text:visited-style-name="Visited_20_Internet_20_Link">
<draw:frame draw:style-name="fr1" draw:name="Image209" text:anchor-type="as-char" svg:width="6.9236in" svg:height="3.956343in" draw:z-index="0">
<draw:image xlink:href="../Images/yкринформ/2023-05-06T17-13-00-03-00/630_360_1683388618-5991.jpeg" xlink:type="simple" xlink:show="embed" xlink:actuate="onLoad" draw:mime-type="image/jpeg"/>
</draw:frame>
</text:a>
 <text:a xlink:type="simple" xlink:href="https://static.ukrinform.com/photos/2023_05/1683388618-7820.jpeg" text:style-name="Internet_20_link" text:visited-style-name="Visited_20_Internet_20_Link">
<draw:frame draw:style-name="fr1" draw:name="Image210" text:anchor-type="as-char" svg:width="6.9236in" svg:height="3.956343in" draw:z-index="0">
<draw:image xlink:href="../Images/yкринформ/2023-05-06T17-13-00-03-00/630_360_1683388618-7820.jpeg" xlink:type="simple" xlink:show="embed" xlink:actuate="onLoad" draw:mime-type="image/jpeg"/>
</draw:frame>
</text:a>
On the occasion of the 767th anniversary <text:a xlink:type="simple" xlink:href="https://www.ukrinform.ua/tag-lviv" text:style-name="Internet_20_link" text:visited-style-name="Visited_20_Internet_20_Link">
</text:a>
 уцентрі міста перед будівлею міської ради відбулася урочиста церемонія. Спершусурмач виконав «Мелодію міста», а потім військовослужбовець Роман Василюк,який напередодні отримав біонічний протез руки, підняв прапор Львова. Захисникродом із Житомирщини, після поранення під Бахмутом втратив руку і ногу, заразпроходить лікування у центрі «Незламні».</text:p>
      <text:p text:style-name="P4">
_<text:span text:style-name="T4">
Відео:</text:span>
 <text:a xlink:type="simple" xlink:href="https://www.youtube.com/watch" text:style-name="Internet_20_link" text:visited-style-name="Visited_20_Internet_20_Link">
 </text:a>
_The sculptures of the lions near the town hall were dressed in the symbolic military uniform and the Beretslore Marun.</text:p>
      <text:p text:style-name="P4">
<text:span text:style-name="T4">
 Read also: </text:span>
 <text:a xlink:type="simple" xlink:href="https://www.ukrinform.ua/rubric-technology/3704288-lvivskij-itklaster-peredav-75-sistem-starlink-dla-potreb-zsu.html" text:style-name="Internet_20_link" text:visited-style-name="Visited_20_Internet_20_Link">
<text:span text:style-name="T4">
 Lviv </text:span>
</text:a>
“I am proud of every Lviv resident, for every Ukrainian, because every day is a dasket. It is difficult to predict the future, but knowing how we go this road, looking at the feats of our military, doctors, volunteers, plastuns, I believed our victory. And everyone present on this square believes and works for her ” -said the mayor of Lviv Andriy Sadovy.</text:p>
      <text:p text:style-name="P4">
The celebration of the Honorary Guard of the National Academy of Land Forces. Hetman Peter Sahaidachny.</text:p>
      <text:p text:style-name="P4">
<text:span text:style-name="T4">
 Read also: </text:span>
 <text:a xlink:type="simple" xlink:href="https://www.ukrinform.ua/rubric-regions/3704054-u-lvovi-vidznacili-den-konstitucii-polsi.html" text:style-name="Internet_20_link" text:visited-style-name="Visited_20_Internet_20_Link">
<text:span text:style-name="T4">
 Lviv </text:span>
</text:a>
As it was reported, a 232-gun was celebrated at the Adam Mickiewicz monument in Lviv from the date of proclamation of the first constitution of the Republic of Poland.</text:p>
      <text:p text:style-name="P4">
News Source: <text:a xlink:type="simple" xlink:href="https://www.ukrinform.ua/rubric-regions/3705692-na-den-mista-u-lvovi-zamajorili-prapori-oboronnih-struktur-aki-zahisaut-ukrainu.html" text:style-name="Internet_20_link" text:visited-style-name="Visited_20_Internet_20_Link">
https://www.ukrinform.ua/rubric-regions/3705692-na-den-mista-u-lvovi-zamajorili-prapori-oboronnih-struktur-aki-zahisaut-ukrainu.html</text:a>
</text:p>
      <!--NEWS-->
      <text:h text:style-name="P10" text:outline-level="1">
<text:span text:style-name="T4">
Zelensky awarded three brigades of the Armed Forces with the distinction of "for courage and bravery"</text:span>
</text:h>
      <text:p text:style-name="P4">
Authors: Ukrinform (Person)</text:p>
      <text:p text:style-name="P4">
Publisher: Укринформ (Organization)</text:p>
      <text:p text:style-name="P4">
Published Time: 2023-05-06T17:18:00+03:00</text:p>
      <text:p text:style-name="P4">
Modified Time: 2023-05-06T17:18:00+03:00</text:p>
      <text:p text:style-name="P4">
Description: President of Ukraine Volodymyr Zelensky signed a decree on awarding the honors "for courage and bravery" of three brigades of the Armed Forces of Ukraine. - Ukrinform.</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ЗСУ', 'Зеленський', 'Війна з росією']</text:p>
      <text:p text:style-name="P4">
Type: Article</text:p>
      <!--METADATA-->
      <text:p text:style-name="P4">
<draw:frame draw:style-name="fr1" draw:name="Image211" text:anchor-type="as-char" svg:width="6.9236in" svg:height="3.956343in" draw:z-index="0">
<draw:image xlink:href="../Images/yкринформ/2023-05-06T17-18-00-03-00/630_360_1658265794-531.jpg" xlink:type="simple" xlink:show="embed" xlink:actuate="onLoad" draw:mime-type="image/jpeg"/>
</draw:frame>
President of Ukraine Volodymyr Zelensky signed a decree on awarding the distinction of "Measurement and Courage" of three brigades of the Armed Forces of Ukraine.</text:p>
      <text:p text:style-name="P4">
According to Ukrinform, the corresponding decree <text:a xlink:type="simple" xlink:href="https://www.president.gov.ua/documents/2652023-46693" text:style-name="Internet_20_link" text:visited-style-name="Visited_20_Internet_20_Link">
</text:a>
Published on the state site.</text:p>
      <text:p text:style-name="P4">
According to the document, the President has decided <text:a xlink:type="simple" xlink:href="https://www.ukrinform.ua/tag-nagoroda" text:style-name="Internet_20_link" text:visited-style-name="Visited_20_Internet_20_Link">
</text:a>
For the purpose of worthy commemoration of courage and heroism, discovered during the defense of state sovereignty, independence, territorial integrity of Ukraine with honorary distinction "for courage and courage" three brigades of the Sukhoputinsk of the Armed Forces of Ukraine.</text:p>
      <text:p text:style-name="P4">
Thus, he honored the honorary distinction "For Courage and Courage" he noted the 10th separate and the assault brigade "Edelweiss", the 14th separate mechanized brigade of the name Roman the Great and the 56th separate infantry Mariupol brigade.</text:p>
      <text:p text:style-name="P4">
<text:span text:style-name="T4">
 Read also: </text:span>
 <text:a xlink:type="simple" xlink:href="https://www.ukrinform.ua/rubric-society/3705494-zaluznij-ukrainska-pihota-e-prikladom-stijkosti-vidvagi-j-nezlamnosti-duhu.html" text:style-name="Internet_20_link" text:visited-style-name="Visited_20_Internet_20_Link">
</text:a>
As reported <text:a xlink:type="simple" xlink:href="https://www.ukrinform.ua/rubric-society/3705527-zelenskij-podakuvav-pihotincam-za-muznist-stijkist-i-samopozertvu.html" text:style-name="Internet_20_link" text:visited-style-name="Visited_20_Internet_20_Link">
</text:a>
, On May 6, Volodymyr Zelensky thanked the infantrymen for his or her military duty, courage, resilience and self -sacrifice in battles with the Russian aggressor.</text:p>
      <text:p text:style-name="P4">
On May 6, Ukrainian infantrymen celebrate a professional holiday - the Day of Infantry Forces of Ukraine, which was established in 2019 by the then President Poroshenko.</text:p>
      <text:p text:style-name="P4">
<text:span text:style-name="T5">
Foto: op</text:span>
</text:p>
      <text:p text:style-name="P4">
News Source: <text:a xlink:type="simple" xlink:href="https://www.ukrinform.ua/rubric-ato/3705694-zelenskij-nagorodiv-tri-brigadi-zsu-vidznakou-za-muznist-ta-vidvagu.html" text:style-name="Internet_20_link" text:visited-style-name="Visited_20_Internet_20_Link">
https://www.ukrinform.ua/rubric-ato/3705694-zelenskij-nagorodiv-tri-brigadi-zsu-vidznakou-za-muznist-ta-vidvagu.html</text:a>
</text:p>
      <!--NEWS-->
      <text:h text:style-name="P10" text:outline-level="1">
<text:span text:style-name="T4">
Minisfrai transferred to the front of another 100 drones</text:span>
</text:h>
      <text:p text:style-name="P4">
Authors: Ukrinform (Person)</text:p>
      <text:p text:style-name="P4">
Publisher: Укринформ (Organization)</text:p>
      <text:p text:style-name="P4">
Published Time: 2023-05-06T17:23:00+03:00</text:p>
      <text:p text:style-name="P4">
Modified Time: 2023-05-06T17:23:00+03:00</text:p>
      <text:p text:style-name="P4">
Description: The Ministry of Digital Transformation was transferred to the front of 100 FPV-goals by Phoenix 03 Heavy Ucav. - Ukrinform.</text:p>
      <text:p text:style-name="P4">
Images: ["<text:a xlink:type="simple" xlink:href="https://static.ukrinform.com/photos/2023_05/thumb_files/630_360_1683382962-716.jpg" text:style-name="Internet_20_link" text:visited-style-name="Visited_20_Internet_20_Link">
630_360_16833...</text:a>
"]</text:p>
      <text:p text:style-name="P4">
Tags: ['Безпілотник', 'ЗСУ', 'Мінцифри', 'Армія дронів']</text:p>
      <text:p text:style-name="P4">
Type: Article</text:p>
      <!--METADATA-->
      <text:p text:style-name="P4">
<draw:frame draw:style-name="fr1" draw:name="Image212" text:anchor-type="as-char" svg:width="6.9236in" svg:height="3.956343in" draw:z-index="0">
<draw:image xlink:href="../Images/yкринформ/2023-05-06T17-23-00-03-00/630_360_1683382962-716.jpg" xlink:type="simple" xlink:show="embed" xlink:actuate="onLoad" draw:mime-type="image/jpeg"/>
</draw:frame>
The Ministry of Digital Transformation transferred to the front of 100 FPV-goals Phoenix03 Heavy Ucav.</text:p>
      <text:p text:style-name="P4">
According to Ukrinform, Viceremier-Minister for Innovation, Development of Education, Science and Technology-Minister of Digital Transformation Mikhailofedorov in [] reports this.(https://t.me/zedigital/3111).</text:p>
      <text:p text:style-name="P4">
“100 FPV-Drones of Phoenix 03 Heavy Ucav have already been transferred to the front. Therefore, soon a lot of equipment will lose, ”Fedorov said.</text:p>
      <text:p text:style-name="P4">
The minister also thanked for the support of the drone army and stressed that the more <text:a xlink:type="simple" xlink:href="https://www.ukrinform.ua/tag-bezpilotnik" text:style-name="Internet_20_link" text:visited-style-name="Visited_20_Internet_20_Link">
</text:a>
On the front, especially saved life of Ukrainian defenders and defenders.</text:p>
      <text:p text:style-name="P4">
As it was reported, the Drone Army is a project, started by General Staff and Ministry of Defense. It is a comprehensive program within which systeminasacup of drones, their repair, as well as training courses of relevant specialists.</text:p>
      <text:p text:style-name="P4">
<text:span text:style-name="T4">
 Read also: </text:span>
 <text:a xlink:type="simple" xlink:href="https://www.ukrinform.ua/rubric-ato/3704839-u-ramkah-proektu-armia-droniv-pidgotuvali-10-tisac-pilotiv-fedorov.html" text:style-name="Internet_20_link" text:visited-style-name="Visited_20_Internet_20_Link">
<text:span text:style-name="T4">
 Army </text:span>
 <text:span text:style-name="T4">
 Drones </text:span>
</text:a>
On April 24, 100 drones of Kamikadze, purchased for collected through United24, were deployed for Ukrainian servicemen in the Bakhmut direction.</text:p>
      <text:p text:style-name="P4">
News Source: <text:a xlink:type="simple" xlink:href="https://www.ukrinform.ua/rubric-ato/3705695-mincifri-peredalo-na-front-se-100-droniv.html" text:style-name="Internet_20_link" text:visited-style-name="Visited_20_Internet_20_Link">
https://www.ukrinform.ua/rubric-ato/3705695-mincifri-peredalo-na-front-se-100-droniv.html</text:a>
</text:p>
      <!--NEWS-->
      <text:h text:style-name="P10" text:outline-level="1">
<text:span text:style-name="T4">
The President awarded the title of Hero of Ukraine to Colonel Sirchenko and Captain Glebov</text:span>
</text:h>
      <text:p text:style-name="P4">
Authors: Ukrinform (Person)</text:p>
      <text:p text:style-name="P4">
Publisher: Укринформ (Organization)</text:p>
      <text:p text:style-name="P4">
Published Time: 2023-05-06T17:30:00+03:00</text:p>
      <text:p text:style-name="P4">
Modified Time: 2023-05-06T17:30:00+03:00</text:p>
      <text:p text:style-name="P4">
Description: President Volodymyr Zelensky awarded the title of Hero of Ukraine to Colonel Sergey Sirchenko and posthumously - Captain Valery Glebov.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Герой України', 'Зеленський', 'Війна з росією']</text:p>
      <text:p text:style-name="P4">
Type: Article</text:p>
      <!--METADATA-->
      <text:p text:style-name="P4">
<draw:frame draw:style-name="fr1" draw:name="Image213" text:anchor-type="as-char" svg:width="6.9236in" svg:height="3.956343in" draw:z-index="0">
<draw:image xlink:href="../Images/yкринформ/2023-05-06T17-30-00-03-00/630_360_1671115306-366.jpeg" xlink:type="simple" xlink:show="embed" xlink:actuate="onLoad" draw:mime-type="image/jpeg"/>
</draw:frame>
The Presidential Lordir Zelensky awarded the title of Hero of Ukraine to Colonel Sergei Sirchenkut posthumously - Captain Valery Glebov.</text:p>
      <text:p text:style-name="P4">
According to Ukrinform, appropriate decrees <text:a xlink:type="simple" xlink:href="https://www.president.gov.ua/documents/2632023-46685" text:style-name="Internet_20_link" text:visited-style-name="Visited_20_Internet_20_Link">
</text:a>
and <text:a xlink:type="simple" xlink:href="https://www.president.gov.ua/documents/2632023-46685" text:style-name="Internet_20_link" text:visited-style-name="Visited_20_Internet_20_Link">
</text:a>
Posted on the website of the Head of State.  Title <text:a xlink:type="simple" xlink:href="http://www.ukrinform.ua/tag-geroj-ukraini" text:style-name="Internet_20_link" text:visited-style-name="Visited_20_Internet_20_Link">
</text:a>
With the delivery of the Order of the Golden Star, they were assigned to the defenders for the personal courage of the Igeroism, revealed in the protection of state sovereignty and territorial conscience of Ukraine, and for selfless service to the Ukrainian people.</text:p>
      <text:p text:style-name="P4">
<text:span text:style-name="T4">
 Read also: </text:span>
 <text:a xlink:type="simple" xlink:href="https://www.ukrinform.ua/rubric-ato/3705694-zelenskij-nagorodiv-tri-brigadi-zsu-vidznakou-za-muznist-ta-vidvagu.html" text:style-name="Internet_20_link" text:visited-style-name="Visited_20_Internet_20_Link">
<text:span text:style-name="T4">
 awarded </text:span>
</text:a>
As reported <text:a xlink:type="simple" xlink:href="https://www.ukrinform.ua/rubric-ato/3705413-zelenskij-vidznaciv-derzavnimi-nagorodami-153-vijskovosluzbovciv-130-iz-nih-posmertno.html" text:style-name="Internet_20_link" text:visited-style-name="Visited_20_Internet_20_Link">
</text:a>
, by the previous decree, the President noted state awards153 of servicemen, 130 of them - posthumously.</text:p>
      <text:p text:style-name="P4">
<text:span text:style-name="T5">
Foto: op</text:span>
</text:p>
      <text:p text:style-name="P4">
News Source: <text:a xlink:type="simple" xlink:href="https://www.ukrinform.ua/rubric-ato/3705697-prezident-prisvoiv-zvanna-geroa-ukraini-polkovniku-sicenku-ta-kapitanu-glebovu.html" text:style-name="Internet_20_link" text:visited-style-name="Visited_20_Internet_20_Link">
https://www.ukrinform.ua/rubric-ato/3705697-prezident-prisvoiv-zvanna-geroa-ukraini-polkovniku-sicenku-ta-kapitanu-glebovu.html</text:a>
</text:p>
      <!--NEWS-->
      <text:h text:style-name="P10" text:outline-level="1">
<text:span text:style-name="T4">
Football: "Genoa" rose ahead of schedule in series A</text:span>
</text:h>
      <text:p text:style-name="P4">
Authors: Ukrinform (Person)</text:p>
      <text:p text:style-name="P4">
Publisher: Укринформ (Organization)</text:p>
      <text:p text:style-name="P4">
Published Time: 2023-05-06T17:36:44+03:00</text:p>
      <text:p text:style-name="P4">
Modified Time: 2023-05-06T17:36:44+03:00</text:p>
      <text:p text:style-name="P4">
Description: Genoa secured a place in series A for the next season. - Ukrinform.</text:p>
      <text:p text:style-name="P4">
Images: ["<text:a xlink:type="simple" xlink:href="https://static.ukrinform.com/photos/2023_05/thumb_files/630_360_1683383720-359.jpg" text:style-name="Internet_20_link" text:visited-style-name="Visited_20_Internet_20_Link">
630_360_16833...</text:a>
"]</text:p>
      <text:p text:style-name="P4">
Tags: ['Футбол', 'Італія', 'Дженоа']</text:p>
      <text:p text:style-name="P4">
Type: Article</text:p>
      <!--METADATA-->
      <text:p text:style-name="P4">
<draw:frame draw:style-name="fr1" draw:name="Image214" text:anchor-type="as-char" svg:width="6.9236in" svg:height="3.956343in" draw:z-index="0">
<draw:image xlink:href="../Images/yкринформ/2023-05-06T17-36-44-03-00/630_360_1683383720-359.jpg" xlink:type="simple" xlink:show="embed" xlink:actuate="onLoad" draw:mime-type="image/jpeg"/>
</draw:frame>
Genoa secured a place in series A for the next season.</text:p>
      <text:p text:style-name="P4">
As Ukrinform reports, with <text:a xlink:type="simple" xlink:href="https://ua.tribuna.com/uk/football/1000000064897-dzhenoa-vernulsya-v-seriyu-a/" text:style-name="Internet_20_link" text:visited-style-name="Visited_20_Internet_20_Link">
</text:a>
at Tribuna.com.</text:p>
      <text:p text:style-name="P4">
In the 36th round of the series in the team beat "Ascoli"(2:1).</text:p>
      <text:p text:style-name="P4">
«Дженоа» набрав 70 очок і займає друге місце. На 4 очки більше у «Фрозіноне»,який раніше вже забезпечив собі прямий вихід. Третім йде «Барі» - 62 очки.</text:p>
      <text:p text:style-name="P4">
<text:span text:style-name="T4">
Читайте також:</text:span>
 <text:a xlink:type="simple" xlink:href="https://www.ukrinform.ua/rubric-sports/3705634-aponskij-klub-urava-red-dajmonds-vigrav-futbolnu-ligu-cempioniv-azii.html" text:style-name="Internet_20_link" text:visited-style-name="Visited_20_Internet_20_Link">
 <text:span text:style-name="T4">
футбол</text:span>
 </text:a>
As it was reported, "Genoa" flew out of series A in the season-2021/22. Then she commanded 19th place. In that season, one of the coaches of the team was Andriyshevchenko.</text:p>
      <text:p text:style-name="P4">
Photo: twitter.com/genoacfc</text:p>
      <text:p text:style-name="P4">
News Source: <text:a xlink:type="simple" xlink:href="https://www.ukrinform.ua/rubric-sports/3705698-futbol-dzenoa-dostrokovo-pidnavsa-v-seriu-a.html" text:style-name="Internet_20_link" text:visited-style-name="Visited_20_Internet_20_Link">
https://www.ukrinform.ua/rubric-sports/3705698-futbol-dzenoa-dostrokovo-pidnavsa-v-seriu-a.html</text:a>
</text:p>
      <!--NEWS-->
      <text:h text:style-name="P10" text:outline-level="1">
<text:span text:style-name="T4">
King Charles III with Queen Kamila went to the Buckingham Palace balcony</text:span>
</text:h>
      <text:p text:style-name="P4">
Authors: Ukrinform (Person)</text:p>
      <text:p text:style-name="P4">
Publisher: Укринформ (Organization)</text:p>
      <text:p text:style-name="P4">
Published Time: 2023-05-06T17:37:00+03:00</text:p>
      <text:p text:style-name="P4">
Modified Time: 2023-05-06T17:37:00+03:00</text:p>
      <text:p text:style-name="P4">
Description: King Charles III, together with Queen Kamila, climbed the balcony of Buckingham Palace. - Ukrinform.</text:p>
      <text:p text:style-name="P4">
Images: ["<text:a xlink:type="simple" xlink:href="https://static.ukrinform.com/photos/2023_05/thumb_files/630_360_1683383591-596.jpg" text:style-name="Internet_20_link" text:visited-style-name="Visited_20_Internet_20_Link">
630_360_16833...</text:a>
", "<text:a xlink:type="simple" xlink:href="https://static.ukrinform.com/photos/2023_05/1683383683-315.jpg" text:style-name="Internet_20_link" text:visited-style-name="Visited_20_Internet_20_Link">
1683383683-31...</text:a>
", "<text:a xlink:type="simple" xlink:href="https://static.ukrinform.com/photos/2023_05/1683383682-952.jpg" text:style-name="Internet_20_link" text:visited-style-name="Visited_20_Internet_20_Link">
1683383682-95...</text:a>
", "<text:a xlink:type="simple" xlink:href="https://static.ukrinform.com/photos/2023_05/1683383683-263.jpg" text:style-name="Internet_20_link" text:visited-style-name="Visited_20_Internet_20_Link">
1683383683-26...</text:a>
", "<text:a xlink:type="simple" xlink:href="https://static.ukrinform.com/photos/2023_05/1683383734-261.jpg" text:style-name="Internet_20_link" text:visited-style-name="Visited_20_Internet_20_Link">
1683383734-26...</text:a>
"]</text:p>
      <text:p text:style-name="P4">
Tags: ['Британія', 'Чарльз ІІІ', 'Коронація']</text:p>
      <text:p text:style-name="P4">
Type: Article</text:p>
      <!--METADATA-->
      <text:p text:style-name="P4">
<draw:frame draw:style-name="fr1" draw:name="Image215" text:anchor-type="as-char" svg:width="6.9236in" svg:height="3.938709in" draw:z-index="0">
<draw:image xlink:href="../Images/yкринформ/2023-05-06T17-37-00-03-00/630_360_1683383591-596.jpg" xlink:type="simple" xlink:show="embed" xlink:actuate="onLoad" draw:mime-type="image/jpeg"/>
</draw:frame>
Korolharlz III, together with Queen Kamila, climbed the balcony of Buckingham Paml.</text:p>
      <text:p text:style-name="P4">
As Ukrinform reports, it reports <text:a xlink:type="simple" xlink:href="https://www.bbc.com/news/live/uk-65474712" text:style-name="Internet_20_link" text:visited-style-name="Visited_20_Internet_20_Link">
</text:a>
.</text:p>
      <text:p text:style-name="P4">
Rising to the balcony of the palace, the new king and the queen congratulated a huge nap, which gathered in front of the palace.</text:p>
      <text:p text:style-name="P4">
<draw:frame draw:style-name="fr1" draw:name="Image216" text:anchor-type="as-char" svg:width="6.9236in" svg:height="4.615733in" draw:z-index="0">
<draw:image xlink:href="../Images/yкринформ/2023-05-06T17-37-00-03-00/1683383683-315.jpg" xlink:type="simple" xlink:show="embed" xlink:actuate="onLoad" draw:mime-type="image/jpeg"/>
</draw:frame>
</text:p>
      <text:p text:style-name="P4">
<draw:frame draw:style-name="fr1" draw:name="Image217" text:anchor-type="as-char" svg:width="6.9236in" svg:height="4.604638in" draw:z-index="0">
<draw:image xlink:href="../Images/yкринформ/2023-05-06T17-37-00-03-00/1683383682-952.jpg" xlink:type="simple" xlink:show="embed" xlink:actuate="onLoad" draw:mime-type="image/jpeg"/>
</draw:frame>
The new kings and queens were also joined by the Prince and Princess Veli Taiiva family. Some of Camilla's grandchildren were also present on the balcony.</text:p>
      <text:p text:style-name="P4">
<draw:frame draw:style-name="fr1" draw:name="Image218" text:anchor-type="as-char" svg:width="6.9236in" svg:height="4.604638in" draw:z-index="0">
<draw:image xlink:href="../Images/yкринформ/2023-05-06T17-37-00-03-00/1683383683-263.jpg" xlink:type="simple" xlink:show="embed" xlink:actuate="onLoad" draw:mime-type="image/jpeg"/>
</draw:frame>
</text:p>
      <text:p text:style-name="P4">
<draw:frame draw:style-name="fr1" draw:name="Image219" text:anchor-type="as-char" svg:width="6.9236in" svg:height="4.615733in" draw:z-index="0">
<draw:image xlink:href="../Images/yкринформ/2023-05-06T17-37-00-03-00/1683383734-261.jpg" xlink:type="simple" xlink:show="embed" xlink:actuate="onLoad" draw:mime-type="image/jpeg"/>
</draw:frame>
<text:span text:style-name="T4">
 Read also: </text:span>
 <text:a xlink:type="simple" xlink:href="https://www.ukrinform.ua/rubric-polytics/3705621-zelenska-i-smigal-u-vestminsterskomu-abatstvi-na-ceremonii-koronacii-carlza-iii.html" text:style-name="Internet_20_link" text:visited-style-name="Visited_20_Internet_20_Link">
<text:span text:style-name="T4">
 Charles </text:span>
</text:a>
As reported <text:a xlink:type="simple" xlink:href="https://www.ukrinform.ua/rubric-world/3705581-ceremonia-koronacii-carlza-iii.html" text:style-name="Internet_20_link" text:visited-style-name="Visited_20_Internet_20_Link">
</text:a>
, May 6 in Westminster Abatstvivs the coronation of Charles III. High delegations were invited to London, among them Ukrainian, while Russian was not invited.</text:p>
      <text:p text:style-name="P4">
<text:span text:style-name="T5">
Foto: Getty Images / Pa Media</text:span>
</text:p>
      <text:p text:style-name="P4">
News Source: <text:a xlink:type="simple" xlink:href="https://www.ukrinform.ua/rubric-world/3705699-korol-carlz-iii-iz-korolevou-kamilou-vijsli-na-balkon-bukingemskogo-palacu.html" text:style-name="Internet_20_link" text:visited-style-name="Visited_20_Internet_20_Link">
https://www.ukrinform.ua/rubric-world/3705699-korol-carlz-iii-iz-korolevou-kamilou-vijsli-na-balkon-bukingemskogo-palacu.html</text:a>
</text:p>
      <!--NEWS-->
      <text:h text:style-name="P10" text:outline-level="1">
<text:span text:style-name="T4">
The Defense Ministry called not to look for "deep meanings" in the statements of Russian leaders</text:span>
</text:h>
      <text:p text:style-name="P4">
Authors: Ukrinform (Person)</text:p>
      <text:p text:style-name="P4">
Publisher: Укринформ (Organization)</text:p>
      <text:p text:style-name="P4">
Published Time: 2023-05-06T17:53:31+03:00</text:p>
      <text:p text:style-name="P4">
Modified Time: 2023-05-06T17:53:31+03:00</text:p>
      <text:p text:style-name="P4">
Description: Deputy Minister of Defense Anna Malyar called not to look for in the statements of Russian leaders of deep meanings or hints at multi -passed combinations. - Ukrinform.</text:p>
      <text:p text:style-name="P4">
Images: ["<text:a xlink:type="simple" xlink:href="https://static.ukrinform.com/photos/2022_08/thumb_files/630_360_1659616970-117.jpg" text:style-name="Internet_20_link" text:visited-style-name="Visited_20_Internet_20_Link">
630_360_16596...</text:a>
"]</text:p>
      <text:p text:style-name="P4">
Tags: ['Міноборони', 'ПВК "Вагнера"', 'Пригожин', 'Війна з росією', 'Ганна Маляр']</text:p>
      <text:p text:style-name="P4">
Type: Article</text:p>
      <!--METADATA-->
      <text:p text:style-name="P4">
<draw:frame draw:style-name="fr1" draw:name="Image220" text:anchor-type="as-char" svg:width="6.9236in" svg:height="3.956343in" draw:z-index="0">
<draw:image xlink:href="../Images/yкринформ/2023-05-06T17-53-31-03-00/630_360_1659616970-117.jpg" xlink:type="simple" xlink:show="embed" xlink:actuate="onLoad" draw:mime-type="image/jpeg"/>
</draw:frame>
Deputy Defense Minister Anna Malyar called not to look for in the statements of the Russian leaderships or hints at multi -passed combinations.</text:p>
      <text:p text:style-name="P4">
She wrote about it in <text:a xlink:type="simple" xlink:href="http://Про це вона написала в Телеграмі, передаєУкрінформ.  " text:style-name="Internet_20_link" text:visited-style-name="Visited_20_Internet_20_Link">
</text:a>
, reports Ukrinform.</text:p>
      <text:p text:style-name="P4">
"How to view videos and text statements of hostile leaders about their plans? No.</text:p>
      <text:p text:style-name="P4">
According to her, the enemy has not changed its plans for Ukraine and should metiza with its entire territory.</text:p>
      <text:p text:style-name="P4">
<text:span text:style-name="T4">
 Read also: </text:span>
 <text:a xlink:type="simple" xlink:href="https://www.ukrinform.ua/rubric-ato/3703038-putin-ne-priznacav-komanduvaca-dla-vtorgnenna-v-ukrainu-sob-pripisati-peremogu-sobi-isw.html" text:style-name="Internet_20_link" text:visited-style-name="Visited_20_Internet_20_Link">
<text:span text:style-name="T4">
 Putin </text:span>
 <text:span text:style-name="T4">
 assigned </text:span>
</text:a>
So, after last year's unsuccessful attempt to make a blitzkrig, the invaders will now step out in stages.</text:p>
      <text:p text:style-name="P4">
"More precisely, they try to move, because our defenders do not let them do it," the painter said.</text:p>
      <text:p text:style-name="P4">
The deputy minister stressed that, regardless of the said enemy, written, written by the enemy, one should always be ready for the most insidious scenarios, because it is Russia that demonstrates from the beginning of the war.</text:p>
      <text:p text:style-name="P4">
<text:span text:style-name="T4">
 Read also: </text:span>
 <text:a xlink:type="simple" xlink:href="https://www.ukrinform.ua/rubric-ato/3703276-zaavi-prigozina-pro-nestacu-resursiv-mozut-buti-vorozou-ipso-ekspert.html" text:style-name="Internet_20_link" text:visited-style-name="Visited_20_Internet_20_Link">
<text:span text:style-name="T4">
 podgin </text:span>
</text:a>
</text:p>
      <text:p text:style-name="P4">
Military analyst Colonel Petro Chernyk suggested that the statement of Wagner from Bakhmut <text:a xlink:type="simple" xlink:href="https://www.ukrinform.ua/rubric-ato/3705211-zaava-pro-vihid-pvk-vagner-iz-bahmutu-moze-buti-vijskovou-hitristu-ekspert.html" text:style-name="Internet_20_link" text:visited-style-name="Visited_20_Internet_20_Link">
</text:a>
 .</text:p>
      <text:p text:style-name="P4">
News Source: <text:a xlink:type="simple" xlink:href="https://www.ukrinform.ua/rubric-ato/3705703-u-minoboroni-zaklikali-ne-sukati-glibokih-sensiv-u-zaavah-rosijskih-vatazkiv.html" text:style-name="Internet_20_link" text:visited-style-name="Visited_20_Internet_20_Link">
https://www.ukrinform.ua/rubric-ato/3705703-u-minoboroni-zaklikali-ne-sukati-glibokih-sensiv-u-zaavah-rosijskih-vatazkiv.html</text:a>
</text:p>
      <!--NEWS-->
      <text:h text:style-name="P10" text:outline-level="1">
<text:span text:style-name="T4">
Kharkiv region: investigators seized the fragments of the Russian rocket X-101</text:span>
</text:h>
      <text:p text:style-name="P4">
Authors: Ukrinform (Person)</text:p>
      <text:p text:style-name="P4">
Publisher: Укринформ (Organization)</text:p>
      <text:p text:style-name="P4">
Published Time: 2023-05-06T18:04:00+03:00</text:p>
      <text:p text:style-name="P4">
Modified Time: 2023-05-06T18:04:00+03:00</text:p>
      <text:p text:style-name="P4">
Description: In Kharkiv region, investigators seized the fragments of the X-101 rocket, which was struck by the Russian troops on the Izium district on the evening of May 5. - Ukrinform.</text:p>
      <text:p text:style-name="P4">
Images: ["<text:a xlink:type="simple" xlink:href="https://static.ukrinform.com/photos/2023_05/thumb_files/630_360_1683385463-476.jpg" text:style-name="Internet_20_link" text:visited-style-name="Visited_20_Internet_20_Link">
630_360_16833...</text:a>
"]</text:p>
      <text:p text:style-name="P4">
Tags: ['Прокуратура', 'Ракета', 'Харківщина', 'Війна з росією']</text:p>
      <text:p text:style-name="P4">
Type: Article</text:p>
      <!--METADATA-->
      <text:p text:style-name="P4">
<draw:frame draw:style-name="fr1" draw:name="Image221" text:anchor-type="as-char" svg:width="6.9236in" svg:height="3.956343in" draw:z-index="0">
<draw:image xlink:href="../Images/yкринформ/2023-05-06T18-04-00-03-00/630_360_1683385463-476.jpg" xlink:type="simple" xlink:show="embed" xlink:actuate="onLoad" draw:mime-type="image/jpeg"/>
</draw:frame>
Investigators removed the wreckage of the X-101 rocket, which the troops of the Russian Federation shot the Posium district on the evening of May 5.</text:p>
      <text:p text:style-name="P4">
This was reported in <text:a xlink:type="simple" xlink:href="https://t.me/prokuratura_kharkiv/8945" text:style-name="Internet_20_link" text:visited-style-name="Visited_20_Internet_20_Link">
</text:a>
press service of Akharkiv Regional Prosecutor's Office, reports Ukrinform.</text:p>
      <text:p text:style-name="P4">
“According to the investigation, on the evening of May 5, the invaders struck a rocket strike in the village of Izyum district. The rocket fell near a private housing sector: a number of buildings and outbuildings were damaged. As a result of the firing, the wine was formed with a depth of about 7 m and a diameter of 10 m. According to preliminary data, it was <text:a xlink:type="simple" xlink:href="https://www.ukrinform.ua/tag-raketa" text:style-name="Internet_20_link" text:visited-style-name="Visited_20_Internet_20_Link">
</text:a>
type X -101 », - the message reads.</text:p>
      <text:p text:style-name="P4">
The prosecuting group gathered material evidence and documented the consequences of the aggressor state.</text:p>
      <text:p text:style-name="P4">
<text:span text:style-name="T4">
 Read also: </text:span>
 <text:a xlink:type="simple" xlink:href="https://www.ukrinform.ua/rubric-ato/3705520-povitrani-sili-pidtverdili-zbitta-kindzala-ukrainskou-ppo.html" text:style-name="Internet_20_link" text:visited-style-name="Visited_20_Internet_20_Link">
</text:a>
A pre -trial investigation into the violation of the laws and customs of war has been started(Part 1 of Art. 438 of the Criminal Code of Ukraine).</text:p>
      <text:p text:style-name="P4">
Як повідомлялося, протягом минулої доби ворог з артилерії, мінометів та іншогоозброєння обстрілював прикордонні та прифронтові населені пункти Харківського,Чугуївського, Ізюмського та Куп'янського районів області.</text:p>
      <text:p text:style-name="P4">
News Source: <text:a xlink:type="simple" xlink:href="https://www.ukrinform.ua/rubric-ato/3705707-obstril-harkivsini-slidci-vilucili-ulamki-rosijskoi-raketi-h101.html" text:style-name="Internet_20_link" text:visited-style-name="Visited_20_Internet_20_Link">
https://www.ukrinform.ua/rubric-ato/3705707-obstril-harkivsini-slidci-vilucili-ulamki-rosijskoi-raketi-h101.html</text:a>
</text:p>
      <!--NEWS-->
      <text:h text:style-name="P10" text:outline-level="1">
<text:span text:style-name="T4">
Zelensky presented awards to the infantry warriors</text:span>
</text:h>
      <text:p text:style-name="P4">
Authors: Ukrinform (Person)</text:p>
      <text:p text:style-name="P4">
Publisher: Укринформ (Organization)</text:p>
      <text:p text:style-name="P4">
Published Time: 2023-05-06T18:20:00+03:00</text:p>
      <text:p text:style-name="P4">
Modified Time: 2023-05-06T18:20:00+03:00</text:p>
      <text:p text:style-name="P4">
Description: President Volodymyr Zelenskyy congratulated the infantry warriors and presented them with state awards. - Ukrinform.</text:p>
      <text:p text:style-name="P4">
Images: ["<text:a xlink:type="simple" xlink:href="https://static.ukrinform.com/photos/2023_05/thumb_files/630_360_1683386349-122.jpeg" text:style-name="Internet_20_link" text:visited-style-name="Visited_20_Internet_20_Link">
630_360_16833...</text:a>
"]</text:p>
      <text:p text:style-name="P4">
Tags: ['Нагорода', 'ЗСУ',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5-06T18-20-00-03-00/630_360_1683386349-122.jpeg" xlink:type="simple" xlink:show="embed" xlink:actuate="onLoad" draw:mime-type="image/jpeg"/>
</draw:frame>
The Presidential Lordir Zelensky congratulated the infantry warriors and handed them state awards.</text:p>
      <text:p text:style-name="P4">
As Ukrinform reports, it reports <text:a xlink:type="simple" xlink:href="https://www.president.gov.ua/news/prezident-na-urochistostyah-z-nagodi-dnya-pihoti-sho-b-ne-ro-82737" text:style-name="Internet_20_link" text:visited-style-name="Visited_20_Internet_20_Link">
</text:a>
Presidential Office.</text:p>
      <text:p text:style-name="P4">
<text:span text:style-name="T4">
 _ Video: _ </text:span>
 <text:a xlink:type="simple" xlink:href="https://t.me/V_Zelenskiy_official/6144" text:style-name="Internet_20_link" text:visited-style-name="Visited_20_Internet_20_Link">
<text:span text:style-name="T5">
zelenskiy/Official</text:span>
</text:a>
“Today, Ukraine celebrates the courage and strength of the infantry warriors-what is the most important result, the unbrokenness of our defense. The great honor of congratulating you on the day of infantry, it is an honor for me to present every day with the world with the world in particular of our soldiers, which are our infantrymen, — of Ukrainian courage, model Ukrainian sustainability, ” - said <text:a xlink:type="simple" xlink:href="https://www.ukrinform.ua/tag-zelenskij" text:style-name="Internet_20_link" text:visited-style-name="Visited_20_Internet_20_Link">
</text:a>
.</text:p>
      <text:p text:style-name="P4">
The solemn event took place in the Mariinsky Palace, where the President noted that every world not only to get rid of many years of illusions about allegedly insurmountable Russia, but Ukrainian soldiers, including infantrymen, overcome it seemingly invincible evil, existence of stability and courage to change the history of the world.</text:p>
      <text:p text:style-name="P4">
<text:span text:style-name="T4">
 Read also: </text:span>
 <text:a xlink:type="simple" xlink:href="https://www.ukrinform.ua/rubric-society/3705494-zaluznij-ukrainska-pihota-e-prikladom-stijkosti-vidvagi-j-nezlamnosti-duhu.html" text:style-name="Internet_20_link" text:visited-style-name="Visited_20_Internet_20_Link">
<text:span text:style-name="T4">
 Zaluzhni </text:span>
</text:a>
The Head of State recalled that the great soldiers gave their lives to Ukraine and win. He wished the infantrymen to continue to be a reliable, indomitable heroic defense of Ukraine, as well as on the occasion of the holiday.</text:p>
      <text:p text:style-name="P4">
In particular, the highest title of Hero of Ukraine, with the award of the Order of the Gold Star "was awarded to the commander of the 56th separate mechanized brigade to Colonel Sergiusirchenko.</text:p>
      <text:p text:style-name="P4">
It is reported that the colonel was involved in restraining armed aggression in Lugansk and Donetsk regions from 2014 to 2018. On the day of the full -scale invasion of Russia, on February 24, he organized effective intelligence, to ensure a reliable defense in the area of responsibility of the brigade. He performed a number of combat missions in Zaporizhzhia region, in Donetsk region, including Uzugledar, Bakhmuta and Bakhmut district.</text:p>
      <text:p text:style-name="P4">
<text:span text:style-name="T4">
 Read also: </text:span>
 <text:a xlink:type="simple" xlink:href="https://www.ukrinform.ua/rubric-ato/3705589-naev-pihota-e-markerom-ukrainskoi-teritorii-za-ii-spinou-zitta-ta-vilna-ukraina.html" text:style-name="Internet_20_link" text:visited-style-name="Visited_20_Internet_20_Link">
<text:span text:style-name="T4">
 Naev </text:span>
</text:a>
The Zelensky state also handed over the Golden Star to the Donets of the commander of the Motor Infantry River Captain Valery Glebov, who was awarded the title of Hero of Ukraine posthumously.The awards from the hands of the President were also received by 14 more servicemen - the soldiers were awarded the orders of Bohdan Khmelnitsky III degree, "for the courage" of IIta III degree, Danylo Halytsky, medals "for military service of Ukraine" and "Defender of the Fatherland".</text:p>
      <text:p text:style-name="P4">
In addition, the Honorary Distinction "For Courage and Courage" was received by three military parts of the Armed Forces of the Armed Forces: the 10th separate mountain-assault brigade "Edelweiss", the 14th separate mechanized brigade named after Prince Roman the Great and the56th Separate Motor Pullet Mariupol. Head of State Viewer Military Units of Military Units The tape to their fighting flags. In response, the 10th OGSB commander gave the President Chevron and the planket of his brigade.</text:p>
      <text:p text:style-name="P4">
“The state is standing firmly because you are fighting with dignity - together with all Ukrainian forces and security!I thank you for that!” Zelensky added.</text:p>
      <text:p text:style-name="P4">
<text:span text:style-name="T4">
 Read also: </text:span>
 <text:a xlink:type="simple" xlink:href="https://www.ukrinform.ua/rubric-ato/3705597-vdali-kontrnastupalni-operacii-stali-mozlivimi-zavdaki-profesionalizmu-pihoti-sirskij.html" text:style-name="Internet_20_link" text:visited-style-name="Visited_20_Internet_20_Link">
<text:span text:style-name="T4">
 Syrsky </text:span>
</text:a>
As it was reported, on May 6, Ukrainian infantrymen celebrate the professional holiday - the day of the infantry of the Armed Forces of Ukraine, which was established in 2019 by the then -president Petro Poroshenko.</text:p>
      <text:p text:style-name="P4">
_ Photo: president.gov.ua_</text:p>
      <text:p text:style-name="P4">
News Source: <text:a xlink:type="simple" xlink:href="https://www.ukrinform.ua/rubric-ato/3705709-zelenskij-vruciv-nagorodi-voinampihotincam.html" text:style-name="Internet_20_link" text:visited-style-name="Visited_20_Internet_20_Link">
https://www.ukrinform.ua/rubric-ato/3705709-zelenskij-vruciv-nagorodi-voinampihotincam.html</text:a>
</text:p>
      <!--NEWS-->
      <text:h text:style-name="P10" text:outline-level="1">
<text:span text:style-name="T4">
Residents of Zaporizhzhya region are urged</text:span>
</text:h>
      <text:p text:style-name="P4">
Authors: Ukrinform (Person)</text:p>
      <text:p text:style-name="P4">
Publisher: Укринформ (Organization)</text:p>
      <text:p text:style-name="P4">
Published Time: 2023-05-06T18:39:00+03:00</text:p>
      <text:p text:style-name="P4">
Modified Time: 2023-05-06T18:39:00+03:00</text:p>
      <text:p text:style-name="P4">
Description: Viceremier-Minister for Innovation, Development of Education, Science and Technology-Minister of Digital Transformation Mikhail Fedorov urges citizens to report columns of military equipment of the Russian army in the captured territories of Zaporizhzhya region through the Chat Bota "Yevorov". - Ukrinform.</text:p>
      <text:p text:style-name="P4">
Images: ["<text:a xlink:type="simple" xlink:href="https://static.ukrinform.com/photos/2022_08/thumb_files/630_360_1659680502-569.jpg" text:style-name="Internet_20_link" text:visited-style-name="Visited_20_Internet_20_Link">
630_360_16596...</text:a>
"]</text:p>
      <text:p text:style-name="P4">
Tags: ['Російські військові', 'Військова техніка', 'Мінцифри', 'Запоріжжя', 'Чат-бот', 'Війна з росією', 'єВорог']</text:p>
      <text:p text:style-name="P4">
Type: Article</text:p>
      <!--METADATA-->
      <text:p text:style-name="P4">
<draw:frame draw:style-name="fr1" draw:name="Image223" text:anchor-type="as-char" svg:width="6.9236in" svg:height="3.956343in" draw:z-index="0">
<draw:image xlink:href="../Images/yкринформ/2023-05-06T18-39-00-03-00/630_360_1659680502-569.jpg" xlink:type="simple" xlink:show="embed" xlink:actuate="onLoad" draw:mime-type="image/jpeg"/>
</draw:frame>
Viceremier-Minister for Innovation, Development of Education, Science and Technologies-Digital Transformation Minister Mikhail Fedorov calls for citizens to report columns of military equipment of the Russian army in the captured territories of the Zaporozhye region with the help of the Chat Bota "Yevorog".</text:p>
      <text:p text:style-name="P4">
According to Ukrinform, the corresponding call Fedorov posted in <text:a xlink:type="simple" xlink:href="https://t.me/zedigital/3112" text:style-name="Internet_20_link" text:visited-style-name="Visited_20_Internet_20_Link">
</text:a>
.  “The military is very needed by your help in the Zaporozhye region - send applications for <text:a xlink:type="simple" xlink:href="https://www.ukrinform.ua/tag-vijskova-tehnika" text:style-name="Internet_20_link" text:visited-style-name="Visited_20_Internet_20_Link">
</text:a>
Russians at Evorog@Evorog_Bot, ”Fedorov wrote.</text:p>
      <text:p text:style-name="P4">
In particular, he asks to send information about Vasylivka, Tokmak, Kamianka-Dniprovsk, Dniproudno, Energodar and childbirth.</text:p>
      <text:p text:style-name="P4">
“Write, if you see tanks, APCs, gas trucks, C300 missile systems, isanders. Or moving the columns of equipment and accumulation of personnel. A valuable message, ”Fedorov urged.</text:p>
      <text:p text:style-name="P4">
<text:span text:style-name="T4">
 Read also: </text:span>
 <text:a xlink:type="simple" xlink:href="https://www.ukrinform.ua/rubric-ato/3705600-rosiani-vdarili-po-zaporizzu-z-iskandera-ta-104-razi-za-dobu-obstrilali-oblast.html" text:style-name="Internet_20_link" text:visited-style-name="Visited_20_Internet_20_Link">
<text:span text:style-name="T4">
 Zaporizhia </text:span>
</text:a>
In addition, he proposes to take photos and videos as possible. Fedorov provides before that the Russians do not see the person who collects the data.</text:p>
      <text:p text:style-name="P4">
Immediately after departure to Evorog, correspondence with chatbots and released data should be removed.</text:p>
      <text:p text:style-name="P4">
As reported by Ukrinform, <text:a xlink:type="simple" xlink:href="https://www.ukrinform.ua/rubric-ato/3705695-mincifri-peredalo-na-front-se-100-droniv.html" text:style-name="Internet_20_link" text:visited-style-name="Visited_20_Internet_20_Link">
</text:a>
On the front of 100 FPV-goals Phoenix 03 Heavy Ucav.</text:p>
      <text:p text:style-name="P4">
News Source: <text:a xlink:type="simple" xlink:href="https://www.ukrinform.ua/rubric-ato/3705712-ziteliv-zaporizkoi-oblasti-zaklikaut-povidomlati-u-catbot-evorog-pro-rosijsku-tehniku.html" text:style-name="Internet_20_link" text:visited-style-name="Visited_20_Internet_20_Link">
https://www.ukrinform.ua/rubric-ato/3705712-ziteliv-zaporizkoi-oblasti-zaklikaut-povidomlati-u-catbot-evorog-pro-rosijsku-tehniku.html</text:a>
</text:p>
      <!--NEWS-->
      <text:h text:style-name="P10" text:outline-level="1">
<text:span text:style-name="T4">
Berlusconi from the hospital recorded a video address to one -party</text:span>
</text:h>
      <text:p text:style-name="P4">
Authors: Ukrinform (Person)</text:p>
      <text:p text:style-name="P4">
Publisher: Укринформ (Organization)</text:p>
      <text:p text:style-name="P4">
Published Time: 2023-05-06T18:49:00+03:00</text:p>
      <text:p text:style-name="P4">
Modified Time: 2023-05-06T18:49:00+03:00</text:p>
      <text:p text:style-name="P4">
Description: The 86-year-old Italian politician Silvio Berlusconi, who was hospitalized in early April through leukemia, recorded a video address to one party. - Ukrinform.</text:p>
      <text:p text:style-name="P4">
Images: ["<text:a xlink:type="simple" xlink:href="https://static.ukrinform.com/photos/2023_05/thumb_files/630_360_1683387754-406.jpg" text:style-name="Internet_20_link" text:visited-style-name="Visited_20_Internet_20_Link">
630_360_16833...</text:a>
"]</text:p>
      <text:p text:style-name="P4">
Tags: ['Берлусконі', 'Італія', 'Партія']</text:p>
      <text:p text:style-name="P4">
Type: Article</text:p>
      <!--METADATA-->
      <text:p text:style-name="P4">
<draw:frame draw:style-name="fr1" draw:name="Image224" text:anchor-type="as-char" svg:width="6.9236in" svg:height="3.956343in" draw:z-index="0">
<draw:image xlink:href="../Images/yкринформ/2023-05-06T18-49-00-03-00/630_360_1683387754-406.jpg" xlink:type="simple" xlink:show="embed" xlink:actuate="onLoad" draw:mime-type="image/jpeg"/>
</draw:frame>
The 86-year-old Iitalian politician Sylvio Berlusconi, who was hospitalized in the beginning of a flower because of leukemia, recorded a video address to one-party.</text:p>
      <text:p text:style-name="P4">
According to Ukrinform, the agency reports <text:a xlink:type="simple" xlink:href="https://www.ansa.it/sito/notizie/politica/2023/05/06/berlusconi-in-video-sono-qui-per-voi-standing-ovation-alla-convention-di-fi_8fb674b2-5a33-4180-9b6b-f25f732e6da3.html" text:style-name="Internet_20_link" text:visited-style-name="Visited_20_Internet_20_Link">
</text:a>
Berlusoni wrote out of the hospital. Members of his party "Forward, Italy!" They met their leader with applause.</text:p>
      <text:p text:style-name="P4">
The short 20-minute appeal of Berlusoni devoted to reflecting on the peculiarity to come into politics three decades ago and the role of his party in the inpolitical life of Italy.</text:p>
      <text:p text:style-name="P4">
<text:span text:style-name="T4">
 Read also: </text:span>
 <text:a xlink:type="simple" xlink:href="https://www.ukrinform.ua/rubric-polytics/3669365-u-mzs-ukraini-nagadali-ak-berluskoni-ciluvav-ruki-kaddafi.html" text:style-name="Internet_20_link" text:visited-style-name="Visited_20_Internet_20_Link">
<text:span text:style-name="T4">
 Berlusoni </text:span>
</text:a>
</text:p>
      <text:p text:style-name="P4">
Як повідомлялося, 5 квітня Берлусконі, який чотири рази обіймав посадупрем’єр-міністра Італії, <text:a xlink:type="simple" xlink:href="https://www.ukrinform.ua/rubric-world/3692020-ekspremer-italii-berluskoni-potrapiv-do-reanimacii.html" text:style-name="Internet_20_link" text:visited-style-name="Visited_20_Internet_20_Link">
 </text:a>
Milan Hospital San Rafaele.</text:p>
      <text:p text:style-name="P4">
Subsequently, doctors reported that Berlusconi for some time <text:a xlink:type="simple" xlink:href="https://www.ukrinform.ua/tag-berluskoni" text:style-name="Internet_20_link" text:visited-style-name="Visited_20_Internet_20_Link">
</text:a>
 та потрапив у реанімацію черезлегеневу інфекцію.</text:p>
      <text:p text:style-name="P4">
<text:span text:style-name="T5">
Фото: ANSA</text:span>
</text:p>
      <text:p text:style-name="P4">
News Source: <text:a xlink:type="simple" xlink:href="https://www.ukrinform.ua/rubric-world/3705715-berluskoni-z-likarni-zapisav-videozvernenna-do-odnopartijciv.html" text:style-name="Internet_20_link" text:visited-style-name="Visited_20_Internet_20_Link">
https://www.ukrinform.ua/rubric-world/3705715-berluskoni-z-likarni-zapisav-videozvernenna-do-odnopartijciv.html</text:a>
</text:p>
      <!--NEWS-->
      <text:h text:style-name="P10" text:outline-level="1">
<text:span text:style-name="T4">
APL: Chelsea interrupted a six -week loss series in all tournaments</text:span>
</text:h>
      <text:p text:style-name="P4">
Authors: Ukrinform (Person)</text:p>
      <text:p text:style-name="P4">
Publisher: Укринформ (Organization)</text:p>
      <text:p text:style-name="P4">
Published Time: 2023-05-06T18:55:39+03:00</text:p>
      <text:p text:style-name="P4">
Modified Time: 2023-05-06T18:55:39+03:00</text:p>
      <text:p text:style-name="P4">
Description: Aristocrats won the first victory in the last 10 matches in all tournaments. - Ukrinform.</text:p>
      <text:p text:style-name="P4">
Images: ["<text:a xlink:type="simple" xlink:href="https://static.ukrinform.com/photos/2023_05/thumb_files/630_360_1683388220-745.jpg" text:style-name="Internet_20_link" text:visited-style-name="Visited_20_Internet_20_Link">
630_360_16833...</text:a>
"]</text:p>
      <text:p text:style-name="P4">
Tags: ['Челсі', 'АПЛ']</text:p>
      <text:p text:style-name="P4">
Type: Article</text:p>
      <!--METADATA-->
      <text:p text:style-name="P4">
<draw:frame draw:style-name="fr1" draw:name="Image225" text:anchor-type="as-char" svg:width="6.9236in" svg:height="3.956343in" draw:z-index="0">
<draw:image xlink:href="../Images/yкринформ/2023-05-06T18-55-39-03-00/630_360_1683388220-745.jpg" xlink:type="simple" xlink:show="embed" xlink:actuate="onLoad" draw:mime-type="image/jpeg"/>
</draw:frame>
Aristocrats won the first victory in the last 10 matches in all tournaments.</text:p>
      <text:p text:style-name="P4">
Chelsea in a foreign field overcame Bornmouth 3: 1 in the 35th round of the English Premier League, Ukrinform reports.</text:p>
      <text:p text:style-name="P4">
The Chelsea was distinguished by Gallagler, Hell and Felix. "Cherries" with a responsible blow to Vin.</text:p>
      <text:p text:style-name="P4">
Ukrainian Wnger Chelsea Mikhail Mudryk went to the field in the starting line, but did not distinguish himself with effective actions and left the field in the 63rd minute.</text:p>
      <text:p text:style-name="P4">
The victory allowed Frank Lempard's ward to rise to the 11th stage of Votablytsya, "Cherries"-14th.</text:p>
      <text:p text:style-name="P4">
<text:span text:style-name="T4">
 Read also: </text:span>
 <text:a xlink:type="simple" xlink:href="https://www.ukrinform.ua/rubric-sports/3705698-futbol-dzenoa-dostrokovo-pidnavsa-v-seriu-a.html" text:style-name="Internet_20_link" text:visited-style-name="Visited_20_Internet_20_Link">
<text:span text:style-name="T4">
 Football </text:span>
</text:a>
As it was reported, Manchester City heads the APL, having 82 points after 34 matches in the asset.</text:p>
      <text:p text:style-name="P4">
Photo: twitter.com/chelseafc</text:p>
      <text:p text:style-name="P4">
News Source: <text:a xlink:type="simple" xlink:href="https://www.ukrinform.ua/rubric-sports/3705716-apl-celsi-perervav-sestimatcevu-prograsnu-seriu-u-vsih-turnirah.html" text:style-name="Internet_20_link" text:visited-style-name="Visited_20_Internet_20_Link">
https://www.ukrinform.ua/rubric-sports/3705716-apl-celsi-perervav-sestimatcevu-prograsnu-seriu-u-vsih-turnirah.html</text:a>
</text:p>
      <!--NEWS-->
      <text:h text:style-name="P10" text:outline-level="1">
<text:span text:style-name="T4">
The Russian army fired at Kherson region, wounded woman</text:span>
</text:h>
      <text:p text:style-name="P4">
Authors: Ukrinform (Person)</text:p>
      <text:p text:style-name="P4">
Publisher: Укринформ (Organization)</text:p>
      <text:p text:style-name="P4">
Published Time: 2023-05-06T18:56:00+03:00</text:p>
      <text:p text:style-name="P4">
Modified Time: 2023-05-06T18:56:00+03:00</text:p>
      <text:p text:style-name="P4">
Description: The army of the Russian Federation fired at the Kherson region on Saturday, resulting in a woman injured. - Ukrinform.</text:p>
      <text:p text:style-name="P4">
Images: ["<text:a xlink:type="simple" xlink:href="https://static.ukrinform.com/photos/2023_05/thumb_files/630_360_1683388433-936.jpeg" text:style-name="Internet_20_link" text:visited-style-name="Visited_20_Internet_20_Link">
630_360_16833...</text:a>
", "<text:a xlink:type="simple" xlink:href="https://static.ukrinform.com/photos/2023_05/1683388433-265.jpeg" text:style-name="Internet_20_link" text:visited-style-name="Visited_20_Internet_20_Link">
1683388433-26...</text:a>
"]</text:p>
      <text:p text:style-name="P4">
Tags: ['Херсонщина', 'Війна з росією']</text:p>
      <text:p text:style-name="P4">
Type: Article</text:p>
      <!--METADATA-->
      <text:p text:style-name="P4">
<draw:frame draw:style-name="fr1" draw:name="Image226" text:anchor-type="as-char" svg:width="6.9236in" svg:height="3.956343in" draw:z-index="0">
<draw:image xlink:href="../Images/yкринформ/2023-05-06T18-56-00-03-00/630_360_1683388433-936.jpeg" xlink:type="simple" xlink:show="embed" xlink:actuate="onLoad" draw:mime-type="image/jpeg"/>
</draw:frame>
On Saturday, the Army Federation fired at the Kherson region on Saturday, resulting in a woman injured.</text:p>
      <text:p text:style-name="P4">
According to Ukrinform, the prosecutor General's Office reports in <text:a xlink:type="simple" xlink:href="https://t.me/pgo_gov_ua/11909" text:style-name="Internet_20_link" text:visited-style-name="Visited_20_Internet_20_Link">
</text:a>
 .</text:p>
      <text:p text:style-name="P4">
<draw:frame draw:style-name="fr1" draw:name="Image227" text:anchor-type="as-char" svg:width="6.9236in" svg:height="3.4618in" draw:z-index="0">
<draw:image xlink:href="../Images/yкринформ/2023-05-06T18-56-00-03-00/1683388433-265.jpeg" xlink:type="simple" xlink:show="embed" xlink:actuate="onLoad" draw:mime-type="image/jpeg"/>
</draw:frame>
According to the investigation, on May 6, Russian troops were once again fired at one of the Kherson snake districts and suburban settlements.</text:p>
      <text:p text:style-name="P4">
Due to the hit of a hostile projectile in a private house in one of the settlements was wounded by a woman.</text:p>
      <text:p text:style-name="P4">
<text:span text:style-name="T4">
 Read also: </text:span>
 <text:a xlink:type="simple" xlink:href="https://www.ukrinform.ua/rubric-ato/3705707-obstril-harkivsini-slidci-vilucili-ulamki-rosijskoi-raketi-h101.html" text:style-name="Internet_20_link" text:visited-style-name="Visited_20_Internet_20_Link">
<text:span text:style-name="T4">
 firing </text:span>
</text:a>
With the procedural leadership of the Kherson District Prosecutor's Office, a case investigation into criminal proceedings on violation of the laws of war(Part 1 of Art. 438 of the Criminal Code of Ukraine).</text:p>
      <text:p text:style-name="P4">
Прокурори продовжують вживати всі належні та можливі заходи для документуваннявоєнних злочинів, вчинених представниками збройних сил російської федерації.</text:p>
      <text:p text:style-name="P4">
Як повідомляв Укрінформ, армія російської федерації за минулу добу, 5 травня,здійснила 71 обстріл <text:a xlink:type="simple" xlink:href="https://www.ukrinform.ua/rubric-ato/3705489-armia-rf-za-dobu-71-raz-obstrilala-hersonsinu-dvoe-poranenih.html" text:style-name="Internet_20_link" text:visited-style-name="Visited_20_Internet_20_Link">
 </text:a>
, two people were injured.  _ Photo: Prosecutor General's Office, Telegrams _</text:p>
      <text:p text:style-name="P4">
News Source: <text:a xlink:type="simple" xlink:href="https://www.ukrinform.ua/rubric-ato/3705717-armia-rf-obstrilala-hersonsinu-poranena-zinka.html" text:style-name="Internet_20_link" text:visited-style-name="Visited_20_Internet_20_Link">
https://www.ukrinform.ua/rubric-ato/3705717-armia-rf-obstrilala-hersonsinu-poranena-zinka.html</text:a>
</text:p>
      <!--NEWS-->
      <text:h text:style-name="P10" text:outline-level="1">
<text:span text:style-name="T4">
In Ukraine predicted cold, sometimes with rains</text:span>
</text:h>
      <text:p text:style-name="P4">
Authors: Ukrinform (Person)</text:p>
      <text:p text:style-name="P4">
Publisher: Укринформ (Organization)</text:p>
      <text:p text:style-name="P4">
Published Time: 2023-05-06T19:00:00+03:00</text:p>
      <text:p text:style-name="P4">
Modified Time: 2023-05-06T19:00:00+03:00</text:p>
      <text:p text:style-name="P4">
Description: Short -term rains during the day and frost at night - this will be the weather next week in a large territory of Ukraine. - Ukrinform.</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228" text:anchor-type="as-char" svg:width="6.9236in" svg:height="3.956343in" draw:z-index="0">
<draw:image xlink:href="../Images/yкринформ/2023-05-06T19-00-00-03-00/630_360_1565425943-564.jpg" xlink:type="simple" xlink:show="embed" xlink:actuate="onLoad" draw:mime-type="image/jpeg"/>
</draw:frame>
Short -term rains during the day and frost at night - this will be the weather of the next week of a large territory of Ukraine.</text:p>
      <text:p text:style-name="P4">
According to Ukrinform, Ukrhydromet Center reports.</text:p>
      <text:p text:style-name="P4">
In particular, in the western regions it will be cloudy with clearings; Moderate, locally significant <text:a xlink:type="simple" xlink:href="https://www.ukrinform.ua/tag-dos" text:style-name="Internet_20_link" text:visited-style-name="Visited_20_Internet_20_Link">
</text:a>
; Temperature at night 2-7 ° warm, in the afternoon 7-12 °, in Transcarpathia 15-20 °(on the highlands of the Carpathians at night and afternoon 2-7 ° heat).</text:p>
      <text:p text:style-name="P4">
На решті території мінлива хмарність, без опадів, лише на Житомирщині таВінниччині місцями короткочасний дощ; температура вночі 1-6° тепла, наповерхні ґрунту (in Chernihiv and Sumy region and in the air)Frost 0-5 °, semicircular countries 4-9 ° heat, temperature in the afternoon 9-14 °, in the southern and southeastern parts of 15-20 °.</text:p>
      <text:p text:style-name="P4">
Wind northeast, eastern, 7-12 m/s, in the Azov region of gusts 15-20m/s.</text:p>
      <text:p text:style-name="P4">
May 8 in most western and southern regions sometimes rain(In the Carpathians soaked snow), in the rest of the territory without precipitation.</text:p>
      <text:p text:style-name="P4">
May 9 in the southern, eastern and places of the central regions of short -term days, individual thunderstorms; in the rest of the territory without precipitation.</text:p>
      <text:p text:style-name="P4">
On May 8-9, the wind is northeast, 7-12 m/s. Temperature in the northern, northwestern, Kharkiv, Poltava, May 9 and in Vinnytsia regions1-6 ° heat, on the surface of the soil of frost 0-5 °, in the rest of the territory 3-8 ° heat; in the afternoon 10-15 °, Transcarpathia, in Transcarpathia 14-19 °. On the highlands of the Carpathians at night and daytime 0-5 ° warm.</text:p>
      <text:p text:style-name="P4">
May 10-11 in the southeastern part of the country and Kharkiv region small-scale rains(May 11th places), in the rest of the territory without precipitation.</text:p>
      <text:p text:style-name="P4">
Temperature in Transcarpathia and south of the country 3-8 ° heat, at the rest of the 1-6 ° heat, on the soil surface of the frost 0-5 °; day 11-17 ° warm(In Transcarpathia up to 21 °), May 10 in the southeastern part of the country and Nakarkiv region 7-13 °.</text:p>
      <text:p text:style-name="P4">
<text:span text:style-name="T4">
 Read also: </text:span>
 <text:a xlink:type="simple" xlink:href="https://www.ukrinform.ua/rubric-regions/3705646-sinoptiki-poperedzaut-pro-nicni-zamorozki.html" text:style-name="Internet_20_link" text:visited-style-name="Visited_20_Internet_20_Link">
<text:span text:style-name="T4">
 frost </text:span>
</text:a>
In Kyiv region May 7 is changing cloudiness. Without precipitation. Northeast wind, 7-12 m/s. At night 1-6 ° heat, on the surface of the frost 0-5 °, in the afternoon 9-14 ° heat.</text:p>
      <text:p text:style-name="P4">
In Kiev, changing cloudy. Without precipitation. Wind northeast, 7-12 m/C. temperature at night 4-6 ° heat, in the afternoon 11-13 °.</text:p>
      <text:p text:style-name="P4">
May 8-9 in the region without precipitation. The wind northeast, 7-12 m/C. temperature at night 1-6 ° heat, on the surface of the soil of frost 0-5 °, in the afternoon 10-15 ° heat.</text:p>
      <text:p text:style-name="P4">
In Kiev without precipitation. Northeast wind, 7-12 m/s. The temperature at night is 3-5 ° heat, in the afternoon 12-14 °.In Kiev without precipitation. Temperature at night 3-5 ° heat, in the afternoon May 10 12-14 °, 11th 14-16 °.</text:p>
      <text:p text:style-name="P4">
News Source: <text:a xlink:type="simple" xlink:href="https://www.ukrinform.ua/rubric-regions/3705706-v-ukraini-prognozuut-poholodanna-podekudi-iz-dosami.html" text:style-name="Internet_20_link" text:visited-style-name="Visited_20_Internet_20_Link">
https://www.ukrinform.ua/rubric-regions/3705706-v-ukraini-prognozuut-poholodanna-podekudi-iz-dosami.html</text:a>
</text:p>
      <!--NEWS-->
      <text:h text:style-name="P10" text:outline-level="1">
<text:span text:style-name="T4">
The Armed Forces reflected more than 30 enemy attacks a day</text:span>
</text:h>
      <text:p text:style-name="P4">
Authors: Ukrinform (Person)</text:p>
      <text:p text:style-name="P4">
Publisher: Укринформ (Organization)</text:p>
      <text:p text:style-name="P4">
Published Time: 2023-05-06T19:01:00+03:00</text:p>
      <text:p text:style-name="P4">
Modified Time: 2023-05-06T19:01:00+03:00</text:p>
      <text:p text:style-name="P4">
Description: Russian invaders have concentrated the main efforts on the offensive actions in the Bakhmut and Mariinsky directions. - Ukrinform.</text:p>
      <text:p text:style-name="P4">
Images: ["<text:a xlink:type="simple" xlink:href="https://static.ukrinform.com/photos/2023_05/thumb_files/630_360_1682957743-533.jpg" text:style-name="Internet_20_link" text:visited-style-name="Visited_20_Internet_20_Link">
630_360_16829...</text:a>
"]</text:p>
      <text:p text:style-name="P4">
Tags: ['Генштаб', 'Війна з росією']</text:p>
      <text:p text:style-name="P4">
Type: Article</text:p>
      <!--METADATA-->
      <text:p text:style-name="P4">
<draw:frame draw:style-name="fr1" draw:name="Image229" text:anchor-type="as-char" svg:width="6.9236in" svg:height="3.956343in" draw:z-index="0">
<draw:image xlink:href="../Images/yкринформ/2023-05-06T19-01-00-03-00/630_360_1682957743-533.jpg" xlink:type="simple" xlink:show="embed" xlink:actuate="onLoad" draw:mime-type="image/jpeg"/>
</draw:frame>
The Russian -enchantments concentrated the main efforts on the offensive actions of the Nabakhmut and Mariinsky directions.</text:p>
      <text:p text:style-name="P4">
The General Staff of the Armed Forces of Ukraine reported this in <text:a xlink:type="simple" xlink:href="https://www.facebook.com/GeneralStaff.ua/posts/pfbid02hRzhey1h6MSPRfcf5xgzjA5hqrTCsZtc2osw788NiHnJMKAQLtsRSZkPQWnriP42l" text:style-name="Internet_20_link" text:visited-style-name="Visited_20_Internet_20_Link">
</text:a>
Having published prompt information as of 18:00 Saturday, May 6, reports Ukrinform.</text:p>
      <text:p text:style-name="P4">
"There are heavy battles for Bakhmut and Marinka. In total, more than 30 attacks are in general," the General Staff said.</text:p>
      <text:p text:style-name="P4">
The Ukrainian aviation was reportedly carried out by a total of five stroke areas of concentration of personnel and military equipment of the invaders of the Taidoods-on the enemy's anti-aircraft missile complex.</text:p>
      <text:p text:style-name="P4">
During the current day, the defenders of Ukraine have destroyed four percussion droneshahed-136/131 and two reconnaissance drones of the Russians.</text:p>
      <text:p text:style-name="P4">
<text:span text:style-name="T4">
 Read also: </text:span>
 <text:a xlink:type="simple" xlink:href="https://www.ukrinform.ua/rubric-ato/3705514-ppo-zbila-nad-dnipropetrovsinou-se-odin-vorozij-bezpilotnik.html" text:style-name="Internet_20_link" text:visited-style-name="Visited_20_Internet_20_Link">
<text:span text:style-name="T4">
 knocked down </text:span>
</text:a>
Units of Ukrainian missile troops and artillery, for their part, were struck by a punctuation, three areas of concentration of weapons and military equipment, as well as artilleryer units at the fire position of the invaders.</text:p>
      <text:p text:style-name="P4">
During the current day, the Russian army made six missile and 25 aviation strikes, as well as more than 20 shelling of a conjunction of a hat. The invaders attacked, in particular, Kherson and the cities of Donetsk region - the time of Yar and Konstantinovka.</text:p>
      <text:p text:style-name="P4">
Housing fire destroyed and damaged private dwellings and other infrastructure.</text:p>
      <text:p text:style-name="P4">
The General Staff emphasizes that the likelihood of missile rocket strokes throughout the territory of Ukraine remains high.</text:p>
      <text:p text:style-name="P4">
<text:span text:style-name="T4">
 In Volyn and Polissya directions </text:span>
 Signs of formation of offensive groups have not been detected. At the landfills of the Republic of Belarus there is a training of units of territorial defense of the Russian Federation.</text:p>
      <text:p text:style-name="P4">
<text:span text:style-name="T4">
 In the Siversky and Slobozhansky directions </text:span>
 The enemy retains military incidence in border areas with Ukraine. During the day, Russian aviation has shot strokes in the areas of Zarichchy, Leonivka and Krasny Farm of Chernihiv region.</text:p>
      <text:p text:style-name="P4">
<text:span text:style-name="T4">
 Read also: </text:span>
 <text:a xlink:type="simple" xlink:href="https://www.ukrinform.ua/rubric-ato/3705600-rosiani-vdarili-po-zaporizzu-z-iskandera-ta-104-razi-za-dobu-obstrilali-oblast.html" text:style-name="Internet_20_link" text:visited-style-name="Visited_20_Internet_20_Link">
<text:span text:style-name="T4">
 firing </text:span>
</text:a>
</text:p>
      <text:p text:style-name="P4">
<text:span text:style-name="T4">
 In the Kupyansk direction </text:span>
 the Russian troops conducted unsuccessful offensive action by the unseening from Sinkivka. Artillery and mortar strikes from the Russians were the first, two -year, Western, Sinkivka, Sand, Cherry and Stelmachivkivkivka region.</text:p>
      <text:p text:style-name="P4">
<text:span text:style-name="T4">
 In the Liman direction </text:span>
 invaders are searching for the weaknesses of the Vetrons of Ukraine. The enemy conducted offensive actions in the direction of Bigorivka and controversial, but did not have success, attacked the artillery from Makeevka and Nevsky Luhansk region, Bigorivka and controversial Donetsk region.</text:p>
      <text:p text:style-name="P4">
<text:span text:style-name="T4">
 In the Bakhmut direction </text:span>
 the Russian army continues to take offensive actions, fighting in Bakhmut. During the day of the Russian Federation, it was unsuccessful in the directions of Bogdanivka, Ivanovsky, Predict and New York.</text:p>
      <text:p text:style-name="P4">
<text:span text:style-name="T4">
 Read also: </text:span>
 <text:a xlink:type="simple" xlink:href="https://www.ukrinform.ua/rubric-ato/3705703-u-minoboroni-zaklikali-ne-sukati-glibokih-sensiv-u-zaavah-rosijskih-vatazkiv.html" text:style-name="Internet_20_link" text:visited-style-name="Visited_20_Internet_20_Link">
</text:a>
Honorable shellings were affected by cheerful, Orikhovo-Vasylivka, Markovo, Grigorivka, Bakhmut, Ivanivske, Yar, Konstantinovka, Alexander-Schultine, South, Toretsk, North and New York of Donetsk region.</text:p>
      <text:p text:style-name="P4">
<text:span text:style-name="T4">
 In the Avdeevsky direction </text:span>
 the Russians during the day of offensive actions were not, instead <text:a xlink:type="simple" xlink:href="https://www.ukrinform.ua/tag-obstril" text:style-name="Internet_20_link" text:visited-style-name="Visited_20_Internet_20_Link">
</text:a>
Berdychi, Avdiivka, Severne, Karlovka, Netaylovo and Pervomaisk Donetsk region.</text:p>
      <text:p text:style-name="P4">
<text:span text:style-name="T4">
 In the Mariinsky direction </text:span>
 Defense units reflected numerous attacks in the area of Marinka. The hostile strokes were suffered by St. Tapobed of Donetsk region.</text:p>
      <text:p text:style-name="P4">
<text:span text:style-name="T4">
 In the mineral direction </text:span>
 During the day of the offensive actions, the Russian troops were carried out, instead fired the water, coal, precursor and Zolotunyev of Donetsk region.</text:p>
      <text:p text:style-name="P4">
<text:span text:style-name="T4">
 In Zaporizhzhya and Kherson directions </text:span>
 The enemy continues to keep defense and fired settlements located near the line of combat recovery.</text:p>
      <text:p text:style-name="P4">
Russian troops were beaten, in particular, on Burlatsky, Free Field and Novopol Donetsk Oblast, on Olgivsky, Malinovka, Guliaypol, Magic, White, Malimtokmach, Novodanilivka, small Shcherbaky and Kamyansk Zaporizhzhia region region.</text:p>
      <text:p text:style-name="P4">
According to the General Staff, Russian invaders continue to plunder a citizen of Ukraine and enterprises in temporarily captured territories.</text:p>
      <text:p text:style-name="P4">
<text:span text:style-name="T4">
 Read also: </text:span>
 <text:a xlink:type="simple" xlink:href="https://www.ukrinform.ua/rubric-ato/3705717-armia-rf-obstrilala-hersonsinu-poranena-zinka.html" text:style-name="Internet_20_link" text:visited-style-name="Visited_20_Internet_20_Link">
<text:span text:style-name="T4">
 Kherson </text:span>
</text:a>
</text:p>
      <text:p text:style-name="P4">
"Increasingly, information about the low level of moral and psychological state of the enemy's personnel is being received," the General Staff noted.</text:p>
      <text:p text:style-name="P4">
It is established that in one of the departments of Russian troops in the village of Mulinonic region, commanders openly called subordinates "cannonomas".</text:p>
      <text:p text:style-name="P4">
Among other things, Russian servicemen complain of unsatisfactory medical support and lack of personal protective equipment and equipment. Littlely, half of the personnel do not have the opportunity to issue payment cards and they will not receive their homes in the event of their death.</text:p>
      <text:p text:style-name="P4">
As reported by Ukrinform, on the night of May 6 <text:a xlink:type="simple" xlink:href="https://www.ukrinform.ua/rubric-ato/3705570-vnoci-nad-ukrainou-ppo-znisila-visim-sahediv.html" text:style-name="Internet_20_link" text:visited-style-name="Visited_20_Internet_20_Link">
</text:a>
</text:p>
      <text:p text:style-name="P4">
News Source: <text:a xlink:type="simple" xlink:href="https://www.ukrinform.ua/rubric-ato/3705723-rosiani-zoseredili-sili-na-vedenni-nastupu-na-dvoh-napramkah-genstab.html" text:style-name="Internet_20_link" text:visited-style-name="Visited_20_Internet_20_Link">
https://www.ukrinform.ua/rubric-ato/3705723-rosiani-zoseredili-sili-na-vedenni-nastupu-na-dvoh-napramkah-genstab.html</text:a>
</text:p>
      <!--NEWS-->
      <text:h text:style-name="P10" text:outline-level="1">
<text:span text:style-name="T4">
Man City won Leds and strengthened leadership in the APL</text:span>
</text:h>
      <text:p text:style-name="P4">
Authors: Ukrinform (Person)</text:p>
      <text:p text:style-name="P4">
Publisher: Укринформ (Organization)</text:p>
      <text:p text:style-name="P4">
Published Time: 2023-05-06T19:05:06+03:00</text:p>
      <text:p text:style-name="P4">
Modified Time: 2023-05-06T19:05:06+03:00</text:p>
      <text:p text:style-name="P4">
Description: The "locals" are ahead of Arsenal to 4 points in the table. - Ukrinform.</text:p>
      <text:p text:style-name="P4">
Images: ["<text:a xlink:type="simple" xlink:href="https://static.ukrinform.com/photos/2023_05/thumb_files/630_360_1683389052-879.jpg" text:style-name="Internet_20_link" text:visited-style-name="Visited_20_Internet_20_Link">
630_360_16833...</text:a>
"]</text:p>
      <text:p text:style-name="P4">
Tags: ['Футбол', 'Манчестер Сіті', 'АПЛ']</text:p>
      <text:p text:style-name="P4">
Type: Article</text:p>
      <!--METADATA-->
      <text:p text:style-name="P4">
<draw:frame draw:style-name="fr1" draw:name="Image230" text:anchor-type="as-char" svg:width="6.9236in" svg:height="3.956343in" draw:z-index="0">
<draw:image xlink:href="../Images/yкринформ/2023-05-06T19-05-06-03-00/630_360_1683389052-879.jpg" xlink:type="simple" xlink:show="embed" xlink:actuate="onLoad" draw:mime-type="image/jpeg"/>
</draw:frame>
The "locals" are ahead of Arsenal to 4 points in the table.</text:p>
      <text:p text:style-name="P4">
Manchester City defeated Lids 2: 1 in the 35th round of the English Premier League, Ukrinform reports.</text:p>
      <text:p text:style-name="P4">
Gundogan was distinguished twice as part of the locals. Leds answered Goom Rodrigo.</text:p>
      <text:p text:style-name="P4">
<text:span text:style-name="T4">
 Read also: </text:span>
 <text:a xlink:type="simple" xlink:href="https://www.ukrinform.ua/rubric-sports/3705716-apl-celsi-perervav-sestimatcevu-prograsnu-seriu-u-vsih-turnirah.html" text:style-name="Internet_20_link" text:visited-style-name="Visited_20_Internet_20_Link">
<text:span text:style-name="T4">
 Chelsea </text:span>
</text:a>
The Guardioli's Hosep's wards head the Championship of England, with 82 duties in the asset.</text:p>
      <text:p text:style-name="P4">
Photo: mancity.com</text:p>
      <text:p text:style-name="P4">
News Source: <text:a xlink:type="simple" xlink:href="https://www.ukrinform.ua/rubric-sports/3705719-man-siti-peremig-lids-i-zmicniv-liderstvo-v-apl.html" text:style-name="Internet_20_link" text:visited-style-name="Visited_20_Internet_20_Link">
https://www.ukrinform.ua/rubric-sports/3705719-man-siti-peremig-lids-i-zmicniv-liderstvo-v-apl.html</text:a>
</text:p>
      <!--NEWS-->
      <text:h text:style-name="P10" text:outline-level="1">
<text:span text:style-name="T4">
In Kherson region, during the miners of pyrotechnics, six of the dead were fired</text:span>
</text:h>
      <text:p text:style-name="P4">
Authors: Ukrinform (Person)</text:p>
      <text:p text:style-name="P4">
Publisher: Укринформ (Organization)</text:p>
      <text:p text:style-name="P4">
Published Time: 2023-05-06T19:09:00+03:00</text:p>
      <text:p text:style-name="P4">
Modified Time: 2023-05-06T19:09:00+03:00</text:p>
      <text:p text:style-name="P4">
Description: In the Kherson region, during the execution of tasks for the demining of pyrotechnics came under fire, six experts were kill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Розмінування', 'Війна з росією']</text:p>
      <text:p text:style-name="P4">
Type: Article</text:p>
      <!--METADATA-->
      <text:p text:style-name="P4">
<draw:frame draw:style-name="fr1" draw:name="Image231" text:anchor-type="as-char" svg:width="6.9236in" svg:height="3.948443in" draw:z-index="0">
<draw:image xlink:href="../Images/yкринформ/2023-05-06T19-09-00-03-00/630_360_1538997483-946.jpg" xlink:type="simple" xlink:show="embed" xlink:actuate="onLoad" draw:mime-type="image/jpeg"/>
</draw:frame>
Uherson region during the execution of tasks for the demining of pyrotechnics was fired, six experts were killed.</text:p>
      <text:p text:style-name="P4">
According to Ukrinform, the State Emergency Service reports in <text:a xlink:type="simple" xlink:href="https://www.facebook.com/MNS.GOV.UA/posts/pfbid02BhZuAqkL91FJ5pfQwLRc72ivr7E2c5BcBMBPYnM4YqhvrhiP7Ngs29E2MDx5aamnl" text:style-name="Internet_20_link" text:visited-style-name="Visited_20_Internet_20_Link">
</text:a>
.</text:p>
      <text:p text:style-name="P4">
"Світ повинен про це знати!Сьогодні ДСНС втратила частину своєї родини. Підчас виконання завдань з розмінування на Херсонщині, наші піротехніки потрапилипід <text:a xlink:type="simple" xlink:href="https://www.ukrinform.ua/tag-obstril" text:style-name="Internet_20_link" text:visited-style-name="Visited_20_Internet_20_Link">
 </text:a>
. Six specialists have agreed. Two more, one of them is a paramedic woman, they were injured and have now been known. Destroyed equipment, ”said SES Chairman Sergey Kruk.</text:p>
      <text:p text:style-name="P4">
He expressed his condolences to his family and loved ones. "Terrorists continue to violate all the rules of international law, firing our guys, who are not the first month to exchange the territory that the invaders were tightly thrown by ammunition," the SES chairman added.</text:p>
      <text:p text:style-name="P4">
<text:span text:style-name="T4">
 Read also: </text:span>
 <text:a xlink:type="simple" xlink:href="https://www.ukrinform.ua/rubric-ato/3705669-rosiani-obstrilali-se-pat-prikordonnih-sil-sumsini-ta-cernigivsini.html" text:style-name="Internet_20_link" text:visited-style-name="Visited_20_Internet_20_Link">
<text:span text:style-name="T4">
 firing </text:span>
</text:a>
As reported <text:a xlink:type="simple" xlink:href="https://www.ukrinform.ua/rubric-ato/3705717-armia-rf-obstrilala-hersonsinu-poranena-zinka.html" text:style-name="Internet_20_link" text:visited-style-name="Visited_20_Internet_20_Link">
</text:a>
, the Army of the Russian Federation of Subbotnies, on April 6, fired at the Kherson region, resulting in a woman.</text:p>
      <text:p text:style-name="P4">
News Source: <text:a xlink:type="simple" xlink:href="https://www.ukrinform.ua/rubric-ato/3705722-na-hersonsini-pid-cas-rozminuvanna-pirotehniki-potrapili-pid-obstril-sestero-zagiblih.html" text:style-name="Internet_20_link" text:visited-style-name="Visited_20_Internet_20_Link">
https://www.ukrinform.ua/rubric-ato/3705722-na-hersonsini-pid-cas-rozminuvanna-pirotehniki-potrapili-pid-obstril-sestero-zagiblih.html</text:a>
</text:p>
      <!--NEWS-->
      <text:h text:style-name="P10" text:outline-level="1">
<text:span text:style-name="T4">
Ukrainian Svitolina stopped in the semifinals of the WTA tournament 125 in France</text:span>
</text:h>
      <text:p text:style-name="P4">
Authors: Ukrinform (Person)</text:p>
      <text:p text:style-name="P4">
Publisher: Укринформ (Organization)</text:p>
      <text:p text:style-name="P4">
Published Time: 2023-05-06T19:10:49+03:00</text:p>
      <text:p text:style-name="P4">
Modified Time: 2023-05-06T19:10:49+03:00</text:p>
      <text:p text:style-name="P4">
Description: Ukrainian tennis player Elina Svitolina ( # 1088 WTA) lost Americans Sloun Stevens ( # 48 WTA) in the 1/2 finals of the WTA tournament 125 in France. - Ukrinform.</text:p>
      <text:p text:style-name="P4">
Images: ["<text:a xlink:type="simple" xlink:href="https://static.ukrinform.com/photos/2023_05/thumb_files/630_360_1683389399-841.jpg" text:style-name="Internet_20_link" text:visited-style-name="Visited_20_Internet_20_Link">
630_360_16833...</text:a>
"]</text:p>
      <text:p text:style-name="P4">
Tags: ['Світоліна', 'Теніс']</text:p>
      <text:p text:style-name="P4">
Type: Article</text:p>
      <!--METADATA-->
      <text:p text:style-name="P4">
<draw:frame draw:style-name="fr1" draw:name="Image232" text:anchor-type="as-char" svg:width="6.9236in" svg:height="3.956343in" draw:z-index="0">
<draw:image xlink:href="../Images/yкринформ/2023-05-06T19-10-49-03-00/630_360_1683389399-841.jpg" xlink:type="simple" xlink:show="embed" xlink:actuate="onLoad" draw:mime-type="image/jpeg"/>
</draw:frame>
Ukrainian Svina Svitolina(№1088 WTA)lost Americans Sloun Stevens(№48WTA)In the 1/2 finals of the WTA tournament 125 in France.</text:p>
      <text:p text:style-name="P4">
The Ukrainian gave way to a score of 2: 0(7:5, 7:6), reports Ukrinform.</text:p>
      <text:p text:style-name="P4">
The match lasted 2 hours 19 minutes. The Ukrainka has submitted 2 times, made 2-year mistakes and made 5/15 break-point.</text:p>
      <text:p text:style-name="P4">
In the first set, Svitolina led 5: 2, but the American was able to win the Seth.</text:p>
      <text:p text:style-name="P4">
The last tennis players played with each other in the final of the final WWTA-2018, where the victory was celebrated by Elina. The score of their eye confrontation -3: 2 in favor of the American.</text:p>
      <text:p text:style-name="P4">
On the way to the quarterfinals, Svitolin defeated Depin Papamihail, Isalbanbontur and Leol Jeanjan.</text:p>
      <text:p text:style-name="P4">
<text:span text:style-name="T4">
 Read also: </text:span>
 <text:a xlink:type="simple" xlink:href="https://www.ukrinform.ua/rubric-sports/3705647-snigur-postupilasa-ispanci-u-pivfinali-turniru-itf-v-tossademar.html" text:style-name="Internet_20_link" text:visited-style-name="Visited_20_Internet_20_Link">
</text:a>
It was reported that for Svitolina it was the first WTA semi -finals since August 2021.</text:p>
      <text:p text:style-name="P4">
Photo: btu.org.ua</text:p>
      <text:p text:style-name="P4">
News Source: <text:a xlink:type="simple" xlink:href="https://www.ukrinform.ua/rubric-sports/3705724-ukrainka-svitolina-zupinilasa-u-pivfinali-turniru-wta-125-u-francii.html" text:style-name="Internet_20_link" text:visited-style-name="Visited_20_Internet_20_Link">
https://www.ukrinform.ua/rubric-sports/3705724-ukrainka-svitolina-zupinilasa-u-pivfinali-turniru-wta-125-u-francii.html</text:a>
</text:p>
      <!--NEWS-->
      <text:h text:style-name="P10" text:outline-level="1">
<text:span text:style-name="T4">
The Ministry of Economy is expected to be actively involved in DFC in military risk insurance in Ukraine</text:span>
</text:h>
      <text:p text:style-name="P4">
Authors: Ukrinform (Person)</text:p>
      <text:p text:style-name="P4">
Publisher: Укринформ (Organization)</text:p>
      <text:p text:style-name="P4">
Published Time: 2023-05-06T19:14:00+03:00</text:p>
      <text:p text:style-name="P4">
Modified Time: 2023-05-06T19:14:00+03:00</text:p>
      <text:p text:style-name="P4">
Description: The Ministry of Economy expects that the US Corporation for Financing International Development (DFC) will participate in providing military risk insurance in Ukraine. - Ukrinform.</text:p>
      <text:p text:style-name="P4">
Images: ["<text:a xlink:type="simple" xlink:href="https://static.ukrinform.com/photos/2023_05/thumb_files/630_360_1683389493-701.jpg" text:style-name="Internet_20_link" text:visited-style-name="Visited_20_Internet_20_Link">
630_360_16833...</text:a>
"]</text:p>
      <text:p text:style-name="P4">
Tags: ['Мінекономіки', 'США', 'Страхування', 'Війна з росією']</text:p>
      <text:p text:style-name="P4">
Type: Article</text:p>
      <!--METADATA-->
      <text:p text:style-name="P4">
<draw:frame draw:style-name="fr1" draw:name="Image233" text:anchor-type="as-char" svg:width="6.9236in" svg:height="3.956343in" draw:z-index="0">
<draw:image xlink:href="../Images/yкринформ/2023-05-06T19-14-00-03-00/630_360_1683389493-701.jpg" xlink:type="simple" xlink:show="embed" xlink:actuate="onLoad" draw:mime-type="image/jpeg"/>
</draw:frame>
The Ministry of Economy expects an American Corporation to finance international development(DFC)It will take part in providing insurance of military rises in Ukraine.</text:p>
      <text:p text:style-name="P4">
According to Ukrinform, the press service reports <text:a xlink:type="simple" xlink:href="https://www.me.gov.ua/News/Detail" text:style-name="Internet_20_link" text:visited-style-name="Visited_20_Internet_20_Link">
</text:a>
.</text:p>
      <text:p text:style-name="P4">
It is noted that the first Viceremier -Minister - Minister of Economy Yuliasviridenko met with April 5 with the executive director of DFC Scott Natano with a residential discussion of cooperation on insurance <text:a xlink:type="simple" xlink:href="https://www.ukrinform.ua/tag-vijna" text:style-name="Internet_20_link" text:visited-style-name="Visited_20_Internet_20_Link">
</text:a>
Risk and investment in the Ukrainian private sector.</text:p>
      <text:p text:style-name="P4">
“Ukrainian business expects to start such an important financial tool as insurance of military risks. We hope to present the results of collaboration and joint programs with stakeholders, such as Miga, IFC Taebrr at a conference on the restoration of Ukraine in London. The DFC corporation already uses all available tools for mobilizing investments in the private sector of Ukraine. We also expect positive decisions on a number of projects, which is in consideration of the corporation, including the projects of insurance of military risk in Ukraine, ”Sviridenko stressed.</text:p>
      <text:p text:style-name="P4">
She added that DFC's intention to mobilize $ 1 billion in Ukraine ensures the creation of new projects in Ukrainian strategic sectors, such as energy, food security, reconstruction of social and critical infrastructure, military technologies, IT, etc. In addition, DFCC has been about a new investment project in Ukraine for $ 25 million in Horizon Capital Growth Fund IV as a limited responsibility partner.</text:p>
      <text:p text:style-name="P4">
According to the last RDNA report from the World Bank of Ukraine, this year to maintain insurance and from military risks, it is necessary to mobilize at least $ 0.5 billion from donors, which can be multiplier x2.</text:p>
      <text:p text:style-name="P4">
“DFC is focused on the mobilization of capital in the private sector of Ukraine, the Insist of military risks is an important part of this process. It is important for DFC to see proposals for potential projects that we could invest in, ”neutan has taken place.</text:p>
      <text:p text:style-name="P4">
<text:span text:style-name="T4">
 Read also: </text:span>
 <text:a xlink:type="simple" xlink:href="https://www.ukrinform.ua/rubric-economy/3702028-smigal-zustrivsa-z-predstavnikami-usaid-ta-amerikanskoi-korporacii-dfc.html" text:style-name="Internet_20_link" text:visited-style-name="Visited_20_Internet_20_Link">
<text:span text:style-name="T4">
 DFC </text:span>
</text:a>
</text:p>
      <text:p text:style-name="P4">
Photo: www.mei.gov.ua</text:p>
      <text:p text:style-name="P4">
News Source: <text:a xlink:type="simple" xlink:href="https://www.ukrinform.ua/rubric-economy/3705725-minekonomiki-ocikue-na-aktivnu-ucast-dfc-u-strahuvanni-voennih-rizikiv-v-ukraini.html" text:style-name="Internet_20_link" text:visited-style-name="Visited_20_Internet_20_Link">
https://www.ukrinform.ua/rubric-economy/3705725-minekonomiki-ocikue-na-aktivnu-ucast-dfc-u-strahuvanni-voennih-rizikiv-v-ukraini.html</text:a>
</text:p>
      <!--NEWS-->
      <text:h text:style-name="P10" text:outline-level="1">
<text:span text:style-name="T4">
Alexi's sisters became the first at the World Cup on Artistic Swimming</text:span>
</text:h>
      <text:p text:style-name="P4">
Authors: Ukrinform (Person)</text:p>
      <text:p text:style-name="P4">
Publisher: Укринформ (Organization)</text:p>
      <text:p text:style-name="P4">
Published Time: 2023-05-06T19:18:00+03:00</text:p>
      <text:p text:style-name="P4">
Modified Time: 2023-05-06T19:18:00+03:00</text:p>
      <text:p text:style-name="P4">
Description: The Ukrainians triumphed in a duet in an arbitrary program at the World Cup. - Ukrinform.</text:p>
      <text:p text:style-name="P4">
Images: ["<text:a xlink:type="simple" xlink:href="https://static.ukrinform.com/photos/2023_05/thumb_files/630_360_1683389831-336.jpg" text:style-name="Internet_20_link" text:visited-style-name="Visited_20_Internet_20_Link">
630_360_16833...</text:a>
"]</text:p>
      <text:p text:style-name="P4">
Tags: ['синхронне плавання']</text:p>
      <text:p text:style-name="P4">
Type: Article</text:p>
      <!--METADATA-->
      <text:p text:style-name="P4">
<draw:frame draw:style-name="fr1" draw:name="Image234" text:anchor-type="as-char" svg:width="6.9236in" svg:height="3.956343in" draw:z-index="0">
<draw:image xlink:href="../Images/yкринформ/2023-05-06T19-18-00-03-00/630_360_1683389831-336.jpg" xlink:type="simple" xlink:show="embed" xlink:actuate="onLoad" draw:mime-type="image/jpeg"/>
</draw:frame>
Ukrainiancitri Duet in an arbitrary program at the World Cup.</text:p>
      <text:p text:style-name="P4">
Ukrainka Marina and Vladislav Aleksiaeva became the winners of the second stage of the World Swimming World, which takes place in French Montpellier, Ukrinform reports.</text:p>
      <text:p text:style-name="P4">
The Ukrainians won the duet competition in an arbitrary program. The nursing for their speech received 370,2791 points. For them, this is the third awarded COP in 2023.</text:p>
      <text:p text:style-name="P4">
<text:span text:style-name="T4">
 Read also: </text:span>
 <text:a xlink:type="simple" xlink:href="https://www.ukrinform.ua/rubric-sports/3705609-marta-fedina-vigrala-sribnu-medal-na-kubku-svitu-z-artisticnogo-plavanna.html" text:style-name="Internet_20_link" text:visited-style-name="Visited_20_Internet_20_Link">
<text:span text:style-name="T4">
 Fedina </text:span>
</text:a>
This medal became the second for Ukraine on this COP.</text:p>
      <text:p text:style-name="P4">
Photo: Getty Images</text:p>
      <text:p text:style-name="P4">
News Source: <text:a xlink:type="simple" xlink:href="https://www.ukrinform.ua/rubric-sports/3705727-sestri-aleksiivi-stali-persimi-na-etapi-kubka-svitu-z-artisticnogo-plavanna.html" text:style-name="Internet_20_link" text:visited-style-name="Visited_20_Internet_20_Link">
https://www.ukrinform.ua/rubric-sports/3705727-sestri-aleksiivi-stali-persimi-na-etapi-kubka-svitu-z-artisticnogo-plavanna.html</text:a>
</text:p>
      <!--NEWS-->
      <text:h text:style-name="P10" text:outline-level="1">
<text:span text:style-name="T4">
Air Force destroyed five more Russian drones</text:span>
</text:h>
      <text:p text:style-name="P4">
Authors: Ukrinform (Person)</text:p>
      <text:p text:style-name="P4">
Publisher: Укринформ (Organization)</text:p>
      <text:p text:style-name="P4">
Published Time: 2023-05-06T19:21:00+03:00</text:p>
      <text:p text:style-name="P4">
Modified Time: 2023-05-06T19:21:00+03:00</text:p>
      <text:p text:style-name="P4">
Description: The air forces of the Armed Forces of Ukraine on Saturday, May 6, destroyed four Russian drones of operative-tactical level and one shock type "Lancet". - Ukrinform.</text:p>
      <text:p text:style-name="P4">
Images: ["<text:a xlink:type="simple" xlink:href="https://static.ukrinform.com/photos/2023_03/thumb_files/630_360_1680242099-410.jpg" text:style-name="Internet_20_link" text:visited-style-name="Visited_20_Internet_20_Link">
630_360_16802...</text:a>
", "<text:a xlink:type="simple" xlink:href="https://static.ukrinform.com/photos/2023_05/1683390134-788.jpeg" text:style-name="Internet_20_link" text:visited-style-name="Visited_20_Internet_20_Link">
1683390134-78...</text:a>
"]</text:p>
      <text:p text:style-name="P4">
Tags: ['Безпілотник', 'Повітряні сили ЗСУ', 'Війна з росією']</text:p>
      <text:p text:style-name="P4">
Type: Article</text:p>
      <!--METADATA-->
      <text:p text:style-name="P4">
<draw:frame draw:style-name="fr1" draw:name="Image235" text:anchor-type="as-char" svg:width="6.9236in" svg:height="3.956343in" draw:z-index="0">
<draw:image xlink:href="../Images/yкринформ/2023-05-06T19-21-00-03-00/630_360_1680242099-410.jpg" xlink:type="simple" xlink:show="embed" xlink:actuate="onLoad" draw:mime-type="image/jpeg"/>
</draw:frame>
The Air Forces of Ukraine on Saturday, May 6, destroyed four Russian operative-tactical levels and one shock type "Lancet".</text:p>
      <text:p text:style-name="P4">
According to Ukrinform, the Commander of the Air Force of the Armed Forces of Ukraine Lieutenantmikola Oleshchuk reported in <text:a xlink:type="simple" xlink:href="https://t.me/MykolaOleshchuk/44" text:style-name="Internet_20_link" text:visited-style-name="Visited_20_Internet_20_Link">
</text:a>
"During the day of May 6, five enemy forces and means of air defense of the air forces of the Armed Forces of Ukraine were destroyed(https://www.ukrinform.ua/tag-bezpilotnik): four-operative-tactical level and one shock UAV type "Lancet",-he said.</text:p>
      <text:p text:style-name="P4">
<draw:frame draw:style-name="fr1" draw:name="Image236" text:anchor-type="as-char" svg:width="6.9236in" svg:height="6.9236in" draw:z-index="0">
<draw:image xlink:href="../Images/yкринформ/2023-05-06T19-21-00-03-00/1683390134-788.jpeg" xlink:type="simple" xlink:show="embed" xlink:actuate="onLoad" draw:mime-type="image/jpeg"/>
</draw:frame>
<text:span text:style-name="T4">
 Read also: </text:span>
 <text:a xlink:type="simple" xlink:href="https://www.ukrinform.ua/rubric-ato/3705541-nad-krivim-rogom-zbili-vorozij-bezpilotnik.html" text:style-name="Internet_20_link" text:visited-style-name="Visited_20_Internet_20_Link">
</text:a>
As reported by Ukrinform, on the night of May 6, Russian troops attacked Ukraine of the southern direction of the Droam-Kamikadze type Shahd-136/131. Air Force <text:a xlink:type="simple" xlink:href="https://www.ukrinform.ua/rubric-ato/3705570-vnoci-nad-ukrainou-ppo-znisila-visim-sahediv.html" text:style-name="Internet_20_link" text:visited-style-name="Visited_20_Internet_20_Link">
</text:a>
Photo: Getty images</text:p>
      <text:p text:style-name="P4">
News Source: <text:a xlink:type="simple" xlink:href="https://www.ukrinform.ua/rubric-ato/3705728-povitrani-sili-znisili-se-pat-rosijskih-bezpilotnikiv.html" text:style-name="Internet_20_link" text:visited-style-name="Visited_20_Internet_20_Link">
https://www.ukrinform.ua/rubric-ato/3705728-povitrani-sili-znisili-se-pat-rosijskih-bezpilotnikiv.html</text:a>
</text:p>
      <!--NEWS-->
      <text:h text:style-name="P10" text:outline-level="1">
<text:span text:style-name="T4">
The SBU showed a meeting of Ukrainian defenders from captivity</text:span>
</text:h>
      <text:p text:style-name="P4">
Authors: Ukrinform (Person)</text:p>
      <text:p text:style-name="P4">
Publisher: Укринформ (Organization)</text:p>
      <text:p text:style-name="P4">
Published Time: 2023-05-06T19:40:00+03:00</text:p>
      <text:p text:style-name="P4">
Modified Time: 2023-05-06T19:40:00+03:00</text:p>
      <text:p text:style-name="P4">
Description: The Security Service of Ukraine showed a video meeting of Ukrainian defenders liberated from Russian captivity as a result of exchange on Saturday, May 6. - Ukrinform.</text:p>
      <text:p text:style-name="P4">
Images: ["<text:a xlink:type="simple" xlink:href="https://static.ukrinform.com/photos/2023_05/thumb_files/630_360_1683392287-428.jpg" text:style-name="Internet_20_link" text:visited-style-name="Visited_20_Internet_20_Link">
630_360_16833...</text:a>
"]</text:p>
      <text:p text:style-name="P4">
Tags: ['СБУ', 'Військові', 'Полонені', 'Війна з росією']</text:p>
      <text:p text:style-name="P4">
Type: Article</text:p>
      <!--METADATA-->
      <text:p text:style-name="P4">
<draw:frame draw:style-name="fr1" draw:name="Image237" text:anchor-type="as-char" svg:width="6.9236in" svg:height="3.956343in" draw:z-index="0">
<draw:image xlink:href="../Images/yкринформ/2023-05-06T19-40-00-03-00/630_360_1683392287-428.jpg" xlink:type="simple" xlink:show="embed" xlink:actuate="onLoad" draw:mime-type="image/jpeg"/>
</draw:frame>
The Service of Ukraine showed a video of meetings of Ukrainian defenders liberated by the Island captivity as a result of exchange on Saturday, May 6.</text:p>
      <text:p text:style-name="P4">
As Ukrinform reports, this has reported <text:a xlink:type="simple" xlink:href="https://ssu.gov.ua/novyny/z-polonu-zvilnyly-shche-45-ukraintsiv-video-sbu" text:style-name="Internet_20_link" text:visited-style-name="Visited_20_Internet_20_Link">
</text:a>
.</text:p>
      <text:p text:style-name="P4">
"45 more <text:a xlink:type="simple" xlink:href="https://www.ukrinform.ua/tag-vijskovi" text:style-name="Internet_20_link" text:visited-style-name="Visited_20_Internet_20_Link">
</text:a>
. The Cerebtate of the Joint Center for Coordination of Search and Release of Violas, who executed the decision of the coordination headquarters on the issues of prisoners of war, "the service said.</text:p>
      <text:p text:style-name="P4">
<text:span text:style-name="T5">
Video: SBU</text:span>
</text:p>
      <text:p text:style-name="P4">
<text:span text:style-name="T4">
 Read also: </text:span>
 <text:a xlink:type="simple" xlink:href="https://www.ukrinform.ua/rubric-ato/3705582-u-poloni-rf-perebuvaut-kilka-soten-zinokvijskovih-koordinacijnij-stab.html" text:style-name="Internet_20_link" text:visited-style-name="Visited_20_Internet_20_Link">
<text:span text:style-name="T4">
 captivity </text:span>
</text:a>
As reported <text:a xlink:type="simple" xlink:href="https://www.ukrinform.ua/rubric-ato/3705662-ukraina-povernula-z-rosijskogo-polonu-se-45-zahisnikiv-azovstali.html" text:style-name="Internet_20_link" text:visited-style-name="Visited_20_Internet_20_Link">
</text:a>
, On May 6, Ukraine returned 45 Azovstal defenders, who were held captive. Medium - participant of the evacuation "helicopter" mission of the Main Directorate of Intelligence of Defense of Ukraine.</text:p>
      <text:p text:style-name="P4">
<text:span text:style-name="T5">
Foto: Andriy Yermak / Telegram</text:span>
</text:p>
      <text:p text:style-name="P4">
News Source: <text:a xlink:type="simple" xlink:href="https://www.ukrinform.ua/rubric-ato/3705740-sbu-pokazala-zustric-ukrainskih-zahisnikiv-z-polonu.html" text:style-name="Internet_20_link" text:visited-style-name="Visited_20_Internet_20_Link">
https://www.ukrinform.ua/rubric-ato/3705740-sbu-pokazala-zustric-ukrainskih-zahisnikiv-z-polonu.html</text:a>
</text:p>
      <!--NEWS-->
      <text:h text:style-name="P10" text:outline-level="1">
<text:span text:style-name="T4">
У Міссісіпі сталася стрілянина на вечірці - є загиблий, щонайменше шестеро поранені</text:span>
</text:h>
      <text:p text:style-name="P4">
Authors: Ukrinform (Person)</text:p>
      <text:p text:style-name="P4">
Publisher: Укринформ (Organization)</text:p>
      <text:p text:style-name="P4">
Published Time: 2023-05-06T19:45:00+03:00</text:p>
      <text:p text:style-name="P4">
Modified Time: 2023-05-06T19:45:00+03:00</text:p>
      <text:p text:style-name="P4">
Description: One person was killed, at least six people were injured at a restaurant in a restaurant in Mississippi late on Friday night, local police said. - Ukrinform.</text:p>
      <text:p text:style-name="P4">
Images: ["<text:a xlink:type="simple" xlink:href="https://static.ukrinform.com/photos/2019_08/thumb_files/630_360_1565003595-957.jpg" text:style-name="Internet_20_link" text:visited-style-name="Visited_20_Internet_20_Link">
630_360_15650...</text:a>
"]</text:p>
      <text:p text:style-name="P4">
Tags: ['Поранені', 'США', 'Стрілянина', 'Загибель']</text:p>
      <text:p text:style-name="P4">
Type: Article</text:p>
      <!--METADATA-->
      <text:p text:style-name="P4">
<draw:frame draw:style-name="fr1" draw:name="Image238" text:anchor-type="as-char" svg:width="6.9236in" svg:height="3.956343in" draw:z-index="0">
<draw:image xlink:href="../Images/yкринформ/2023-05-06T19-45-00-03-00/630_360_1565003595-957.jpg" xlink:type="simple" xlink:show="embed" xlink:actuate="onLoad" draw:mime-type="image/jpeg"/>
</draw:frame>
One -man was killed, at least six people were injured during a party in a party in Mississippi late on Friday, local police said.</text:p>
      <text:p text:style-name="P4">
As Ukrinform reports, it reports <text:a xlink:type="simple" xlink:href="https://apnews.com/article/mississippi-fatal-shooting-restaurant-cinco-de-mayo-ada3d67f49b3a4a03260a4dcf21c4604" text:style-name="Internet_20_link" text:visited-style-name="Visited_20_Internet_20_Link">
</text:a>
.</text:p>
      <text:p text:style-name="P4">
The victims were taken to local hospitals to assist, the Upolsi reported. The degree of injuries is not reported.</text:p>
      <text:p text:style-name="P4">
As a result of <text:a xlink:type="simple" xlink:href="https://www.ukrinform.ua/tag-strilanina" text:style-name="Internet_20_link" text:visited-style-name="Visited_20_Internet_20_Link">
</text:a>
The 19-year-old man died. As of Saturday morning, no one was arrested in this case, and the incident is continuing.</text:p>
      <text:p text:style-name="P4">
<text:span text:style-name="T4">
 Read also: </text:span>
 <text:a xlink:type="simple" xlink:href="https://www.ukrinform.ua/rubric-world/3705420-italijska-mafia-vcinila-strilaninu-pid-cas-svatkuvanna-cempionstva-napoli.html" text:style-name="Internet_20_link" text:visited-style-name="Visited_20_Internet_20_Link">
<text:span text:style-name="T4">
 shoot </text:span>
</text:a>
It is noted that in total at the time of the incident in the restaurant there were about 200 people.</text:p>
      <text:p text:style-name="P4">
News Source: <text:a xlink:type="simple" xlink:href="https://www.ukrinform.ua/rubric-world/3705732-u-missisipi-stalasa-strilanina-na-vecirci-e-zagiblij-sonajmense-sestero-poraneni.html" text:style-name="Internet_20_link" text:visited-style-name="Visited_20_Internet_20_Link">
https://www.ukrinform.ua/rubric-world/3705732-u-missisipi-stalasa-strilanina-na-vecirci-e-zagiblij-sonajmense-sestero-poraneni.html</text:a>
</text:p>
      <!--NEWS-->
      <text:h text:style-name="P10" text:outline-level="1">
<text:span text:style-name="T4">
The men's team of table tennis went to the final part of the team chief</text:span>
</text:h>
      <text:p text:style-name="P4">
Authors: Ukrinform (Person)</text:p>
      <text:p text:style-name="P4">
Publisher: Укринформ (Organization)</text:p>
      <text:p text:style-name="P4">
Published Time: 2023-05-06T19:48:47+03:00</text:p>
      <text:p text:style-name="P4">
Modified Time: 2023-05-06T19:48:47+03:00</text:p>
      <text:p text:style-name="P4">
Description: Euro 2023 will be held in Swedish Malme. - Ukrinform.</text:p>
      <text:p text:style-name="P4">
Images: ["<text:a xlink:type="simple" xlink:href="https://static.ukrinform.com/photos/2023_05/thumb_files/630_360_1683391636-693.jpg" text:style-name="Internet_20_link" text:visited-style-name="Visited_20_Internet_20_Link">
630_360_16833...</text:a>
"]</text:p>
      <text:p text:style-name="P4">
Tags: ['настільний теніс']</text:p>
      <text:p text:style-name="P4">
Type: Article</text:p>
      <!--METADATA-->
      <text:p text:style-name="P4">
<draw:frame draw:style-name="fr1" draw:name="Image239" text:anchor-type="as-char" svg:width="6.9236in" svg:height="3.956343in" draw:z-index="0">
<draw:image xlink:href="../Images/yкринформ/2023-05-06T19-48-47-03-00/630_360_1683391636-693.jpg" xlink:type="simple" xlink:show="embed" xlink:actuate="onLoad" draw:mime-type="image/jpeg"/>
</draw:frame>
Euro-2023 will go to Swedish Malme.</text:p>
      <text:p text:style-name="P4">
The men's table tennis team took first place in the group of selection to the final part of the European Team Championship, Ukrinform reports.</text:p>
      <text:p text:style-name="P4">
The national team of Ukraine was represented by Yevgeny Prishchepa, Viktor Yefimov, Yaroslav Zhmudenko Taanton Limonov.</text:p>
      <text:p text:style-name="P4">
In the Croatian Osiyek, Ukrainians played in the same group with Israel(3:2), The Netherlands(3:0)and Latvia(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According to Ukrinform, the women's national team of Ukraine will participate as one nubly teams in the rating, in 2015, the Ukrainians won bronze competitions.</text:p>
      <text:p text:style-name="P4">
Photo: facebook.com/uttfofficial</text:p>
      <text:p text:style-name="P4">
News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We need to return all our people from Russian captivity - President</text:span>
</text:h>
      <text:p text:style-name="P4">
Authors: Ukrinform (Person)</text:p>
      <text:p text:style-name="P4">
Publisher: Укринформ (Organization)</text:p>
      <text:p text:style-name="P4">
Published Time: 2023-05-06T20:00:00+03:00</text:p>
      <text:p text:style-name="P4">
Modified Time: 2023-05-06T20:00:00+03:00</text:p>
      <text:p text:style-name="P4">
Description: We have to return and return all our people from Russian captivit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Військові', 'Полонені', 'Зеленський', 'Чарльз ІІІ']</text:p>
      <text:p text:style-name="P4">
Type: Article</text:p>
      <!--METADATA-->
      <text:p text:style-name="P4">
<draw:frame draw:style-name="fr1" draw:name="Image240" text:anchor-type="as-char" svg:width="6.9236in" svg:height="3.956343in" draw:z-index="0">
<draw:image xlink:href="../Images/yкринформ/2023-05-06T20-00-00-03-00/630_360_1679682020-565.jpeg" xlink:type="simple" xlink:show="embed" xlink:actuate="onLoad" draw:mime-type="image/jpeg"/>
</draw:frame>
We must update and return all our people from Russian captivity.</text:p>
      <text:p text:style-name="P4">
About it in your <text:a xlink:type="simple" xlink:href="https://www.youtube.com/watch" text:style-name="Internet_20_link" text:visited-style-name="Visited_20_Internet_20_Link">
</text:a>
Volodymyr Zelenskyy, Ukrainian President, reports.</text:p>
      <text:p text:style-name="P4">
<text:span text:style-name="T5">
Viso: <text:a xlink:type="simple" xlink:href="https://t.me/OP_UA/9445" text:style-name="Internet_20_link" text:visited-style-name="Visited_20_Internet_20_Link">
</text:a>
</text:span>
</text:p>
      <text:p text:style-name="P4">
<text:span text:style-name="T4">
 I wish health, dear Ukrainians!</text:span>
</text:p>
      <text:p text:style-name="P4">
Today is an important day for our soldiers, today is the day of the Ukrainian infantry.</text:p>
      <text:p text:style-name="P4">
It is a professional holiday of defenders and defenders, which always deserves nasty attention.</text:p>
      <text:p text:style-name="P4">
The largest component of the Land Forces, those whose resistance is the most important for the defense. Those whose performance is especially important.</text:p>
      <text:p text:style-name="P4">
He was honored to congratulate our infantrymen today, to pass to the state awards and honorary honors for our crews for courage and courage. The 10th Separate Agricultural Brigade, the 14th Separate Mechanized, the 56th Separate Motor infantry… Thank you, the warriors, for your performance!Thank you to everyone who has to serve in the Ukrainian infantry!</text:p>
      <text:p text:style-name="P4">
Today, however, the Order of the Golden Star was handed over to our hero - Captain Valeriaglebov. He died in battle. He was the commander of the motor infantry company of the motor infantry battalion of the 93rd separate mechanized brigade "Cold Yar".</text:p>
      <text:p text:style-name="P4">
This chevron, Chevron Hero of Ukraine, was handed to me by his daughter Victoria. I will build it. It's a great honor for me.</text:p>
      <text:p text:style-name="P4">
Today, our team managed to return 45 of our captivity from Russian captivity. 42 Defenders of Ukraine and three defenders. They all defended Azovstal. 35 ordinary and sergeants, ten - officers.</text:p>
      <text:p text:style-name="P4">
We have to return and return all our people from Russian captivity!I am a thank you to the exchanging team. Budanov, Yermak, Usov, Kid, Loubin. Thank you, guys!</text:p>
      <text:p text:style-name="P4">
Today, he met with Utah representatives - one of the strongest states. We have discussed our interaction, and this is a good example of how a specific part can help protect freedom and people. Humanitarian support, assistance, political interaction. We have enough opportunities to work together for the common interests of Ukrainians and Americans.</text:p>
      <text:p text:style-name="P4">
And one more. Today, the Head of the Government of Ukraine and the First Lady of Ukraine represent the state in the United Kingdom, where the coronation of King Charlesiiii and Queen Camilla.It was a honor for me to meet personally with his majesty in London, I remember our conversation, I remember my sincere emotion to Ukraine and Ukrainians. And thank you support!Thank you all the British!</text:p>
      <text:p text:style-name="P4">
<text:span text:style-name="T4">
 Thank everyone and anyone who helps protect life and freedom!</text:span>
</text:p>
      <text:p text:style-name="P4">
<text:span text:style-name="T4">
 Glory to all our soldiers who are in battle now!Glory to our beautiful people!</text:span>
</text:p>
      <text:p text:style-name="P4">
<text:span text:style-name="T4">
Glory to Ukraine!</text:span>
</text:p>
      <text:p text:style-name="P4">
<text:span text:style-name="T5">
Foto: op</text:span>
</text:p>
      <text:p text:style-name="P4">
News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The International Golf Federation has admitted athletes from the Russian Federation and Belarus</text:span>
</text:h>
      <text:p text:style-name="P4">
Authors: Ukrinform (Person)</text:p>
      <text:p text:style-name="P4">
Publisher: Укринформ (Organization)</text:p>
      <text:p text:style-name="P4">
Published Time: 2023-05-06T20:03:00+03:00</text:p>
      <text:p text:style-name="P4">
Modified Time: 2023-05-06T20:03:00+03:00</text:p>
      <text:p text:style-name="P4">
Description: The International Golf Federation (IGF) has decided that Russian and Belarusian athletes can return to participation in international competitions as neutrals. - Ukrinform.</text:p>
      <text:p text:style-name="P4">
Images: ["<text:a xlink:type="simple" xlink:href="https://static.ukrinform.com/photos/2023_05/thumb_files/630_360_1683392061-562.jpg" text:style-name="Internet_20_link" text:visited-style-name="Visited_20_Internet_20_Link">
630_360_16833...</text:a>
"]</text:p>
      <text:p text:style-name="P4">
Tags: ['білорусь', 'Спорт', 'росія', 'Гольф', 'Війна з росією']</text:p>
      <text:p text:style-name="P4">
Type: Article</text:p>
      <!--METADATA-->
      <text:p text:style-name="P4">
<draw:frame draw:style-name="fr1" draw:name="Image241" text:anchor-type="as-char" svg:width="6.9236in" svg:height="3.956343in" draw:z-index="0">
<draw:image xlink:href="../Images/yкринформ/2023-05-06T20-03-00-03-00/630_360_1683392061-562.jpg" xlink:type="simple" xlink:show="embed" xlink:actuate="onLoad" draw:mime-type="image/jpeg"/>
</draw:frame>
International Golf Federation(IGF)She decided that Russian and Belarusian athletes could turn to participation in international competitions as neutral persons.</text:p>
      <text:p text:style-name="P4">
According to Ukrinform, the agency reports <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Mok)He introduced the sanctions on Moscow and its ally of Belarus after the Russian troops invaded the Ukraine in February 2022.</text:p>
      <text:p text:style-name="P4">
However, table tennis, pentathlon, fencing, judo and Taekwondo belong to Olympic sports, to which they returned <text:a xlink:type="simple" xlink:href="https://www.ukrinform.ua/tag-sport" text:style-name="Internet_20_link" text:visited-style-name="Visited_20_Internet_20_Link">
</text:a>
from both countries.</text:p>
      <text:p text:style-name="P4">
"... IOC did not make a decision on the participation of Russian and Belarussian athletes of the Olympic Games in Paris in 2024, and therefore the board of IgF delayed the glorification of their participation in the Olympic Golf competitions," the statement reads.</text:p>
      <text:p text:style-name="P4">
<text:span text:style-name="T4">
 Read also: </text:span>
 <text:a xlink:type="simple" xlink:href="https://www.ukrinform.ua/rubric-sports/3703697-vismoh-rosian-ne-dopustili-do-ucasti-na-cs2023-z-dzudo.html" text:style-name="Internet_20_link" text:visited-style-name="Visited_20_Internet_20_Link">
</text:a>
As it was reported, Russian and Belarussian athletes were removed from international competitions in response to a full -scale invasion of Russia in Ukraine. In January 2023, the IOC proposed to allow them to compete if they spoke for the war in Ukraine and did not use doping.</text:p>
      <text:p text:style-name="P4">
In February 2023, 35 countries stated that <text:a xlink:type="simple" xlink:href="https://www.ukrinform.ua/rubric-sports/3681001-britania-zaklikala-sponsoriv-olimpiadi-ne-dopustiti-povernenna-rosian-i-bilorusiv.html" text:style-name="Internet_20_link" text:visited-style-name="Visited_20_Internet_20_Link">
</text:a>
Sports Federations of Ukraine in Olympic Sports have signed a joint venture to the IOC with a call to prevent Russians and Belarussians to competitions.</text:p>
      <text:p text:style-name="P4">
The Olympic Games will be held in 2024 in Paris.</text:p>
      <text:p text:style-name="P4">
News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Zelensky congratulated Charles III on the crown</text:span>
</text:h>
      <text:p text:style-name="P4">
Authors: Ukrinform (Person)</text:p>
      <text:p text:style-name="P4">
Publisher: Укринформ (Organization)</text:p>
      <text:p text:style-name="P4">
Published Time: 2023-05-06T20:10:00+03:00</text:p>
      <text:p text:style-name="P4">
Modified Time: 2023-05-06T20:10:00+03:00</text:p>
      <text:p text:style-name="P4">
Description: President Volodymyr Zelenskyy congratulated King Charles III on the coronation and wished for many years of successful rule. - Ukrinform.</text:p>
      <text:p text:style-name="P4">
Images: ["<text:a xlink:type="simple" xlink:href="https://static.ukrinform.com/photos/2023_02/thumb_files/630_360_1677434079-719.jpeg" text:style-name="Internet_20_link" text:visited-style-name="Visited_20_Internet_20_Link">
630_360_16774...</text:a>
"]</text:p>
      <text:p text:style-name="P4">
Tags: ['Британія', 'Зеленський', 'Чарльз ІІІ', 'Коронація']</text:p>
      <text:p text:style-name="P4">
Type: Article</text:p>
      <!--METADATA-->
      <text:p text:style-name="P4">
<draw:frame draw:style-name="fr1" draw:name="Image242" text:anchor-type="as-char" svg:width="6.9236in" svg:height="3.956343in" draw:z-index="0">
<draw:image xlink:href="../Images/yкринформ/2023-05-06T20-10-00-03-00/630_360_1677434079-719.jpeg" xlink:type="simple" xlink:show="embed" xlink:actuate="onLoad" draw:mime-type="image/jpeg"/>
</draw:frame>
The Presidential Divide of Zelensky congratulated King Charles III on the coronation and wished for many years of successful rule.</text:p>
      <text:p text:style-name="P4">
As Ukrinform reports, Zelensky said in the evening <text:a xlink:type="simple" xlink:href="https://t.me/V_Zelenskiy_official/6147" text:style-name="Internet_20_link" text:visited-style-name="Visited_20_Internet_20_Link">
</text:a>
“On behalf of the whole Ukrainian people, I congratulate their majesty - the true ladies of Ukraine - with this historical event, which begins a new era of British monarchy. I wish King Charles III for many years of successful rule, and the people of the people who have connected - prosperity and we are in common with us, ”said Zelensky.</text:p>
      <text:p text:style-name="P4">
<text:span text:style-name="T5">
Viso: op</text:span>
</text:p>
      <text:p text:style-name="P4">
He recalled that today the Head of the Government of Ukraine and the first lady of Ukraine are presented our country in the United Kingdom, where the coronation of the Cavalment took place <text:a xlink:type="simple" xlink:href="https://www.ukrinform.ua/tag-carlz-iii" text:style-name="Internet_20_link" text:visited-style-name="Visited_20_Internet_20_Link">
</text:a>
And the Queen of Camilla. The president also thanked all the British for their support.</text:p>
      <text:p text:style-name="P4">
<text:span text:style-name="T4">
 Read also: </text:span>
 <text:a xlink:type="simple" xlink:href="https://www.ukrinform.ua/rubric-ato/3705694-zelenskij-nagorodiv-tri-brigadi-zsu-vidznakou-za-muznist-ta-vidvagu.html" text:style-name="Internet_20_link" text:visited-style-name="Visited_20_Internet_20_Link">
<text:span text:style-name="T4">
 Zelensky </text:span>
</text:a>
“It was a honor for me to meet his majesty in London personally, I will remember our conversation, I remember my sincere emotion to Ukraine and Ukrainians. And thank you support!Thank you all the British!” - summarized the president.</text:p>
      <text:p text:style-name="P4">
As it was reported, May 6 <text:a xlink:type="simple" xlink:href="https://www.ukrinform.ua/rubric-world/3705656-u-britanii-koronuvali-carlza-iii.html" text:style-name="Internet_20_link" text:visited-style-name="Visited_20_Internet_20_Link">
</text:a>
To London invitations of the delegation, there will be Ukrainian among them, while the Russian was not invited.</text:p>
      <text:p text:style-name="P4">
News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Attempted Prilepin: The Russian Federation stated that the detainee was evidenced</text:span>
</text:h>
      <text:p text:style-name="P4">
Authors: Ukrinform (Person)</text:p>
      <text:p text:style-name="P4">
Publisher: Укринформ (Organization)</text:p>
      <text:p text:style-name="P4">
Published Time: 2023-05-06T20:19:00+03:00</text:p>
      <text:p text:style-name="P4">
Modified Time: 2023-05-06T20:19:00+03:00</text:p>
      <text:p text:style-name="P4">
Description: The Investigative Committee of Russia reported that Alexander Permyakov, who was detained in the case of attempt on the Anti -Ukrainian propagandist Zakhar Zpolepin, gave testimony. - Ukrinform.</text:p>
      <text:p text:style-name="P4">
Images: ["<text:a xlink:type="simple" xlink:href="https://static.ukrinform.com/photos/2018_07/thumb_files/630_360_1530711759-3858.jpg" text:style-name="Internet_20_link" text:visited-style-name="Visited_20_Internet_20_Link">
630_360_15307...</text:a>
"]</text:p>
      <text:p text:style-name="P4">
Tags: ['Прилєпін', 'росія', 'Слідком РФ', 'Замах', 'Затримання']</text:p>
      <text:p text:style-name="P4">
Type: Article</text:p>
      <!--METADATA-->
      <text:p text:style-name="P4">
<draw:frame draw:style-name="fr1" draw:name="Image243" text:anchor-type="as-char" svg:width="6.9236in" svg:height="3.956343in" draw:z-index="0">
<draw:image xlink:href="../Images/yкринформ/2023-05-06T20-19-00-03-00/630_360_1530711759-3858.jpg" xlink:type="simple" xlink:show="embed" xlink:actuate="onLoad" draw:mime-type="image/jpeg"/>
</draw:frame>
The Russian investigator reported that Alexander Permyakov, who was detained in the case of an assault with the Anti -Ukrainian propagandist Zakhar Zpolepin, gave testimony.</text:p>
      <text:p text:style-name="P4">
As Ukrinform reports, it reports in <text:a xlink:type="simple" xlink:href="https://t.me/sledcom_press/6657" text:style-name="Internet_20_link" text:visited-style-name="Visited_20_Internet_20_Link">
</text:a>
SKR press service.</text:p>
      <text:p text:style-name="P4">
According to the department, the detainee stated that he allegedly operated on the task of employees of Ukrainian special services. According to him, he laid the explosive device on the road he had to drive. Detonation of the device of the permikovka -laid out remotely, writes the Russian Federation.</text:p>
      <text:p text:style-name="P4">
The press service added that the interrogation of the detained Permyakov continues. Examctive washes from his hands and clothing for the purpose and conduct of forensic expertise. In the video from the Permyakov SKR in 1993, he said that he was a kind of content of Druzhkivka of Donetsk region of Ukraine, in the Russian Federation he came in 2022 with the purpose of gunning Pelpin with the help of <text:a xlink:type="simple" xlink:href="https://t.me/sledcom_press/6659" text:style-name="Internet_20_link" text:visited-style-name="Visited_20_Internet_20_Link">
</text:a>
At the same time, Russian news <text:a xlink:type="simple" xlink:href="https://t.me/ENews112/13766" text:style-name="Internet_20_link" text:visited-style-name="Visited_20_Internet_20_Link">
</text:a>
The other suspect was detained. According to the channel, Moscow also searches at several addresses that are allegedly reported.</text:p>
      <text:p text:style-name="P4">
As reported, <text:a xlink:type="simple" xlink:href="https://www.ukrinform.ua/rubric-world/3705602-u-niznomu-novgorodi-pidirvali-avto-iz-prihilnikom-rosijskoi-agresii-prilepinim.html" text:style-name="Internet_20_link" text:visited-style-name="Visited_20_Internet_20_Link">
</text:a>
The driver was killed, Prilepin himself was seriously wounded, he should be operated. The investigation committee of the Russian Federation was initiated in connection with the explosion of a criminal case under an article on a terrorist attack.</text:p>
      <text:p text:style-name="P4">
News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Harvard's Kuleba urged Asia countries to give up neutrality and support Ukraine</text:span>
</text:h>
      <text:p text:style-name="P4">
Authors: Ukrinform (Person)</text:p>
      <text:p text:style-name="P4">
Publisher: Укринформ (Organization)</text:p>
      <text:p text:style-name="P4">
Published Time: 2023-05-06T20:30:00+03:00</text:p>
      <text:p text:style-name="P4">
Modified Time: 2023-05-06T20:30:00+03:00</text:p>
      <text:p text:style-name="P4">
Description: Russian aggression against Ukraine has negative consequences for Asia and all over the world, so in the interests of the countries of the region to take a clear position in support of our country and the UN Charter.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Україна', 'Азія', 'Війна з росією']</text:p>
      <text:p text:style-name="P4">
Type: Article</text:p>
      <!--METADATA-->
      <text:p text:style-name="P4">
<draw:frame draw:style-name="fr1" draw:name="Image244" text:anchor-type="as-char" svg:width="6.9236in" svg:height="3.956343in" draw:z-index="0">
<draw:image xlink:href="../Images/yкринформ/2023-05-06T20-30-00-03-00/630_360_1683309948-158.png" xlink:type="simple" xlink:show="embed" xlink:actuate="onLoad" draw:mime-type="image/png"/>
</draw:frame>
Russian aggression against Ukraine has negative consequences for Asia and all over the world, so the wreaths of the states of the region to take a clear position in support of our state Tastatut of the UN.</text:p>
      <text:p text:style-name="P4">
This was stated(USA), reports Ukrinform with reference to <text:a xlink:type="simple" xlink:href="https://mfa.gov.ua/news/dmitro-kuleba-u-garvardi-zaklikav-krayini-aziyi-vidmovitisya-vid-nejtralnosti-ta-pidtrimati-ukrayinu" text:style-name="Internet_20_link" text:visited-style-name="Visited_20_Internet_20_Link">
</text:a>
"The two words I hear from the Asian colleagues are slightly more often than I would like to be" solidarity "and" neutrality. " They express solidarity with Ukraine, for which we are grateful, but declare neutrality against us and Russia. At the same time, there can be no speech, when it comes to aggression, murder, terror, rape, looting and mass atrocities. Asia countries have a employment position in support of Ukraine and the UN Charter, ” - stressed <text:a xlink:type="simple" xlink:href="https://www.ukrinform.ua/tag-kuleba" text:style-name="Internet_20_link" text:visited-style-name="Visited_20_Internet_20_Link">
</text:a>
The Foreign Minister expressed his belief that the division of the world into a global south is artificial. Instead, the universal values of the UN -streaming, which must be protected from imperialism, are universal for all values.</text:p>
      <text:p text:style-name="P4">
“The new imperialism is not just knocking on the door, but knocking them out. All because for decades the world had a blind spot with the size of Russia. Fortunately, it is persecuted. Russia is losing war - not only against Ukraine, but also against the present, reason and common sense, ”he said.</text:p>
      <text:p text:style-name="P4">
<text:span text:style-name="T4">
 Read also: </text:span>
 <text:a xlink:type="simple" xlink:href="https://www.ukrinform.ua/rubric-polytics/3705271-dmitro-kuleba-zaklikav-do-pogliblenna-dialogu-z-bahrejnom.html" text:style-name="Internet_20_link" text:visited-style-name="Visited_20_Internet_20_Link">
<text:span text:style-name="T4">
 Kuleba </text:span>
</text:a>
The minister stressed that Ukraine will win, and Russia will need "generations to choose from the pit that it has driven itself." The main lesson will be that "aggression does not produce any results", and it will be equally relevant for east, east, south and north of the world.</text:p>
      <text:p text:style-name="P4">
“It is still possible to avoid the collision of civilizations. The world in which the country is supported by each other is still relevant. If we can protect together, so we can withstand other challenges: climate change, food crisis, global inequality, ”he summed up.</text:p>
      <text:p text:style-name="P4">
It was reported that Foreign Minister Dmitry Kuleb in an interview <text:a xlink:type="simple" xlink:href="https://www.youtube.com/watch" text:style-name="Internet_20_link" text:visited-style-name="Visited_20_Internet_20_Link">
</text:a>
He stated that there is a victory of Ukraine for the plan of planning, and there is no alternative.</text:p>
      <text:p text:style-name="P4">
News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The enemy was fired at the Nikopol district in the day</text:span>
</text:h>
      <text:p text:style-name="P4">
Authors: Ukrinform (Person)</text:p>
      <text:p text:style-name="P4">
Publisher: Укринформ (Organization)</text:p>
      <text:p text:style-name="P4">
Published Time: 2023-05-06T20:39:00+03:00</text:p>
      <text:p text:style-name="P4">
Modified Time: 2023-05-06T20:39:00+03:00</text:p>
      <text:p text:style-name="P4">
Description: In the afternoon, the enemy hit the Nikopol district eight times, which causes 7 people to be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Нікополь', 'Обстріл', 'Поранені', 'Війна з росією']</text:p>
      <text:p text:style-name="P4">
Type: Article</text:p>
      <!--METADATA-->
      <text:p text:style-name="P4">
<draw:frame draw:style-name="fr1" draw:name="Image245" text:anchor-type="as-char" svg:width="6.9236in" svg:height="3.956343in" draw:z-index="0">
<draw:image xlink:href="../Images/yкринформ/2023-05-06T20-39-00-03-00/630_360_1654768443-794.jpg" xlink:type="simple" xlink:show="embed" xlink:actuate="onLoad" draw:mime-type="image/jpeg"/>
</draw:frame>
He hit the Nikopol district eight times in the daytime, causing 7 people to be injured.</text:p>
      <text:p text:style-name="P4">
About it in <text:a xlink:type="simple" xlink:href="https://t.me/mykola_lukashuk/4425" text:style-name="Internet_20_link" text:visited-style-name="Visited_20_Internet_20_Link">
</text:a>
Informs Mykola Lukashuk, the Chief Properepetrovsk Regional Council, Ukrinform reports.</text:p>
      <text:p text:style-name="P4">
"Eight shelling of the Nikopol district, seven people were injured by the Actigressor," the post reads.</text:p>
      <text:p text:style-name="P4">
It is noted that in Nikopol the enemy was hidden from "Grads" and heavy artillery. Finerals of men aged 44 to 60 were injured. Four of them are chopped, one victim will be treated at home.</text:p>
      <text:p text:style-name="P4">
<text:span text:style-name="T4">
 Read also: </text:span>
 <text:a xlink:type="simple" xlink:href="https://www.ukrinform.ua/rubric-ato/3705717-armia-rf-obstrilala-hersonsinu-poranena-zinka.html" text:style-name="Internet_20_link" text:visited-style-name="Visited_20_Internet_20_Link">
<text:span text:style-name="T4">
 firing </text:span>
</text:a>
The regional council added that 14 private buildings and 13 buildings, gas pipelines, industrial enterprise were discharged in the city. The iodine is not operated.</text:p>
      <text:p text:style-name="P4">
"Three more communities of the district - Marganetskaya, Mirovska, Pokrovska - were squeezed from heavy artillery. The latter was affected by 63 -year -olds, it was in the hospital. The building of the Lyceum, the half a dozen private buildings, an outbuilding, an electricity building were damaged.</text:p>
      <text:p text:style-name="P4">
In the evening, the occupiers from the "hail" again <text:a xlink:type="simple" xlink:href="https://www.ukrinform.ua/tag-obstril" text:style-name="Internet_20_link" text:visited-style-name="Visited_20_Internet_20_Link">
</text:a>
According to Mirovsk TG. It is known that one man was injured for 43 years. 2 dwellings, an outbuilding, cars were brought. The parts are currently wandering.</text:p>
      <text:p text:style-name="P4">
<text:span text:style-name="T4">
 Read also: </text:span>
 <text:a xlink:type="simple" xlink:href="https://www.ukrinform.ua/rubric-ato/3705485-vnoci-nad-dnipropetrovsinou-ppo-znisila-cotiri-sahedi.html" text:style-name="Internet_20_link" text:visited-style-name="Visited_20_Internet_20_Link">
<text:span text:style-name="T4">
 Dnipropetrovsk region </text:span>
</text:a>
Other districts of Dnipropetrovsk region have not suffered hostile attacks.</text:p>
      <text:p text:style-name="P4">
As a result of a rocket attack on May 1, the industrial enterprise, 24 high -rise buildings and 80 private homes, five schools, as many kindergartens and shops, an outpatient clinic, a banking institution and a dormitory were reported as a result of a rocket attack on May 1 in Pavlograd. Two people were killed, 48 were injured, children were kids.</text:p>
      <text:p text:style-name="P4">
News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Zelensky met with a delegation of US state Utah</text:span>
</text:h>
      <text:p text:style-name="P4">
Authors: Ukrinform (Person)</text:p>
      <text:p text:style-name="P4">
Publisher: Укринформ (Organization)</text:p>
      <text:p text:style-name="P4">
Published Time: 2023-05-06T20:41:00+03:00</text:p>
      <text:p text:style-name="P4">
Modified Time: 2023-05-06T20:41:00+03:00</text:p>
      <text:p text:style-name="P4">
Description: President of Ukraine Volodymyr Zelensky met with the Delegation of the US state of Utah as part of business representatives and charitable organizations headed by the President of the Local Senate Stuart Adams. - Ukrinform.</text:p>
      <text:p text:style-name="P4">
Images: ["<text:a xlink:type="simple" xlink:href="https://static.ukrinform.com/photos/2023_03/thumb_files/630_360_1679422598-802.jpg" text:style-name="Internet_20_link" text:visited-style-name="Visited_20_Internet_20_Link">
630_360_16794...</text:a>
"]</text:p>
      <text:p text:style-name="P4">
Tags: ['Бізнес', 'США', 'Благодійність', 'Зеленський']</text:p>
      <text:p text:style-name="P4">
Type: Article</text:p>
      <!--METADATA-->
      <text:p text:style-name="P4">
<draw:frame draw:style-name="fr1" draw:name="Image246" text:anchor-type="as-char" svg:width="6.9236in" svg:height="3.956343in" draw:z-index="0">
<draw:image xlink:href="../Images/yкринформ/2023-05-06T20-41-00-03-00/630_360_1679422598-802.jpg" xlink:type="simple" xlink:show="embed" xlink:actuate="onLoad" draw:mime-type="image/jpeg"/>
</draw:frame>
Volodymyr Zelensky Presidential Council met with a delegation of the American states consisting of representatives of business and charitable organizations, headed by the local Senate Stuart Adams.</text:p>
      <text:p text:style-name="P4">
According to Ukrinform, the head of state reported in <text:a xlink:type="simple" xlink:href="https://t.me/V_Zelenskiy_official/6146" text:style-name="Internet_20_link" text:visited-style-name="Visited_20_Internet_20_Link">
</text:a>
.</text:p>
      <text:p text:style-name="P4">
"Such visits are signals of support for our country not only at the national level but also at regional," Zelensky said.</text:p>
      <text:p text:style-name="P4">
<text:span text:style-name="T5">
Viso: <text:a xlink:type="simple" xlink:href="https://t.me/V_Zelenskiy_official/6146" text:style-name="Internet_20_link" text:visited-style-name="Visited_20_Internet_20_Link">
</text:a>
</text:span>
</text:p>
      <text:p text:style-name="P4">
On behalf of the Ukrainian people, the President thanked for the support that <text:a xlink:type="simple" xlink:href="https://www.ukrinform.ua/tag-ssa" text:style-name="Internet_20_link" text:visited-style-name="Visited_20_Internet_20_Link">
</text:a>
They provide Ukraine.</text:p>
      <text:p text:style-name="P4">
According to the Head of State, "from the very beginning of a full -scale war, the beginning of the beginning of Russian aggression, our society is experiencing and relied on support - the support of the United States."</text:p>
      <text:p text:style-name="P4">
As she added <text:a xlink:type="simple" xlink:href="https://www.president.gov.ua/news/volodimir-zelenskij-zustrivsya-z-predstavnikami-shtatu-yuta-82741" text:style-name="Internet_20_link" text:visited-style-name="Visited_20_Internet_20_Link">
</text:a>
During the meeting, Zelensky focused that US assistance was received not only at the Federal Government level, but also at the level of individual states, in particular, noted the housing, assistance to internally displaced persons and humanitarian support.</text:p>
      <text:p text:style-name="P4">
Turning to the delegation, the Head of State called on American business to actively invest in Ukraine and create new jobs.</text:p>
      <text:p text:style-name="P4">
"It is important for us to create new jobs. If you can help this, make it. It is also a contribution to our victory," he said.</text:p>
      <text:p text:style-name="P4">
The President added that Ukraine needs the support of private business in a reconstructed housing aggressor, schools and universities destroyed as a result of the Russian rocket terror of energy infrastructure.</text:p>
      <text:p text:style-name="P4">
He also urged investing in the Ukrainian agricultural industry and IT sector, emphasizing the mutuality of such cooperation.</text:p>
      <text:p text:style-name="P4">
<text:span text:style-name="T4">
 Read also: </text:span>
 <text:a xlink:type="simple" xlink:href="https://www.ukrinform.ua/rubric-economy/3705687-ukraina-zacikavlena-v-dosvidi-statu-uta-sodo-rozvitku-vidnovluvalnih-dzerel-energii-minenergo.html" text:style-name="Internet_20_link" text:visited-style-name="Visited_20_Internet_20_Link">
<text:span text:style-name="T4">
 Utah </text:span>
</text:a>
Among other things, the President informed Utah's representatives about the situation in Ukraine exchanged views on the steps that state representatives can help in the fight against the aggressor.</text:p>
      <text:p text:style-name="P4">
Separately, the Head of State stressed that he would welcome bilateral communications with US business in the field of weapons production and creation of new defense technologies.</text:p>
      <text:p text:style-name="P4">
"We are open to this. We invite you," Zelensky said.<text:span text:style-name="T5">
Viso: <text:a xlink:type="simple" xlink:href="https://t.me/V_Zelenskiy_official/6147" text:style-name="Internet_20_link" text:visited-style-name="Visited_20_Internet_20_Link">
</text:a>
</text:span>
</text:p>
      <text:p text:style-name="P4">
“Today, he met with Utah representatives - one of America's strongest. We have discussed our interaction, and this is a good example of how a specific staff can help protect freedom and people, ”said Zelensky.</text:p>
      <text:p text:style-name="P4">
According to him, Ukraine has everything: humanitarian support, assistance to restore political interaction, "to work together for the sake of common interests of Ukrainians and Americans."</text:p>
      <text:p text:style-name="P4">
As reported <text:a xlink:type="simple" xlink:href="https://www.ukrinform.ua/rubric-polytics/3705406-prezident-zustrivsa-iz-predstavnikami-venecianskoi-komisii.html" text:style-name="Internet_20_link" text:visited-style-name="Visited_20_Internet_20_Link">
</text:a>
, On May 5, the President of Ukraine took place with representatives of the Venice Commission and the delegation of the US Congress.</text:p>
      <text:p text:style-name="P4">
<text:span text:style-name="T5">
Foto: op</text:span>
</text:p>
      <text:p text:style-name="P4">
News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The tenth racket of the world won't play at the tournament in Rome</text:span>
</text:h>
      <text:p text:style-name="P4">
Authors: Ukrinform (Person)</text:p>
      <text:p text:style-name="P4">
Publisher: Укринформ (Organization)</text:p>
      <text:p text:style-name="P4">
Published Time: 2023-05-06T20:52:00+03:00</text:p>
      <text:p text:style-name="P4">
Modified Time: 2023-05-06T20:52:00+03:00</text:p>
      <text:p text:style-name="P4">
Description: Peter Kvitov will miss the WTA 1000 in Rome due to injury. - Ukrinform.</text:p>
      <text:p text:style-name="P4">
Images: ["<text:a xlink:type="simple" xlink:href="https://static.ukrinform.com/photos/2023_05/thumb_files/630_360_1683395601-158.jpg" text:style-name="Internet_20_link" text:visited-style-name="Visited_20_Internet_20_Link">
630_360_16833...</text:a>
"]</text:p>
      <text:p text:style-name="P4">
Tags: ['Теніс']</text:p>
      <text:p text:style-name="P4">
Type: Article</text:p>
      <!--METADATA-->
      <text:p text:style-name="P4">
<draw:frame draw:style-name="fr1" draw:name="Image247" text:anchor-type="as-char" svg:width="6.9236in" svg:height="3.956343in" draw:z-index="0">
<draw:image xlink:href="../Images/yкринформ/2023-05-06T20-52-00-03-00/630_360_1683395601-158.jpg" xlink:type="simple" xlink:show="embed" xlink:actuate="onLoad" draw:mime-type="image/jpeg"/>
</draw:frame>
Petrakvitova will miss the WTA 1000 in Rome due to injury.</text:p>
      <text:p text:style-name="P4">
About it <text:a xlink:type="simple" xlink:href="https://twitter.com/Petra_Kvitova/status/1654889039990759424" text:style-name="Internet_20_link" text:visited-style-name="Visited_20_Internet_20_Link">
</text:a>
In his Twitter, reports Ukrinform.</text:p>
      <text:p text:style-name="P4">
“Unfortunately, my right leg is still pain, so after consulting my team, I decided to give up a speech in Rome. I will be sad for a wonderful place, Italian fans and I wish a wonderful week tournament. I will work Janapobly to be ready for the Open Championship of France, ”Kvitova wrote.</text:p>
      <text:p text:style-name="P4">
The tournament will be held from May 8 to May 21.</text:p>
      <text:p text:style-name="P4">
<text:span text:style-name="T4">
 Read also: </text:span>
 <text:a xlink:type="simple" xlink:href="https://www.ukrinform.ua/rubric-sports/3705724-ukrainka-svitolina-zupinilasa-u-pivfinali-turniru-wta-125-u-francii.html" text:style-name="Internet_20_link" text:visited-style-name="Visited_20_Internet_20_Link">
<text:span text:style-name="T4">
 Svitolina </text:span>
</text:a>
As reported by Ukrinform, Elina Svitolina(№1088 WTA)Slounstivens lost Americans(№48 WTA)In the 1/2 finals of the WTA tournament 125 in France.</text:p>
      <text:p text:style-name="P4">
Photo: Getty Images</text:p>
      <text:p text:style-name="P4">
News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In London, during Charles III coronation, more than half a hundred protesters were detained</text:span>
</text:h>
      <text:p text:style-name="P4">
Authors: Ukrinform (Person)</text:p>
      <text:p text:style-name="P4">
Publisher: Укринформ (Organization)</text:p>
      <text:p text:style-name="P4">
Published Time: 2023-05-06T20:56:00+03:00</text:p>
      <text:p text:style-name="P4">
Modified Time: 2023-05-06T20:56:00+03:00</text:p>
      <text:p text:style-name="P4">
Description: The London police arrested 52 people today when a solemn coronation ceremony of the new King Charles III was held in the city. - Ukrinform.</text:p>
      <text:p text:style-name="P4">
Images: ["<text:a xlink:type="simple" xlink:href="https://static.ukrinform.com/photos/2016_08/thumb_files/630_360_1472258510-5840.jpg" text:style-name="Internet_20_link" text:visited-style-name="Visited_20_Internet_20_Link">
630_360_14722...</text:a>
"]</text:p>
      <text:p text:style-name="P4">
Tags: ['Протест', 'Затримання', 'Чарльз ІІІ', 'Коронація']</text:p>
      <text:p text:style-name="P4">
Type: Article</text:p>
      <!--METADATA-->
      <text:p text:style-name="P4">
<draw:frame draw:style-name="fr1" draw:name="Image248" text:anchor-type="as-char" svg:width="6.9236in" svg:height="3.956343in" draw:z-index="0">
<draw:image xlink:href="../Images/yкринформ/2023-05-06T20-56-00-03-00/630_360_1472258510-5840.jpg" xlink:type="simple" xlink:show="embed" xlink:actuate="onLoad" draw:mime-type="image/jpeg"/>
</draw:frame>
Police London arrested 52 people today when the coronation of the new King Charles III was held in the city.</text:p>
      <text:p text:style-name="P4">
As Ukrinform reports, it reports <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on suspicion of violation of public administration.</text:p>
      <text:p text:style-name="P4">
“We have provided law and order at numerous protests without interfering during rallies before and during the coronation. Our duty is to do it in proportion to the relevant legislation. We also need to get rubbed when the event becomes criminal and can lead to serious orders, "said Officer Karen FinDley, responsible for the operation of the Central Police" Coronation ".</text:p>
      <text:p text:style-name="P4">
<text:span text:style-name="T4">
 Read also: </text:span>
 <text:a xlink:type="simple" xlink:href="https://www.ukrinform.ua/rubric-world/3705611-u-britanii-naperedodni-koronacii-carlza-iii-zatrimali-ucasnikiv-antimonarhicnih-protestiv.html" text:style-name="Internet_20_link" text:visited-style-name="Visited_20_Internet_20_Link">
<text:span text:style-name="T4">
 Britain </text:span>
</text:a>
As reported, <text:a xlink:type="simple" xlink:href="https://www.ukrinform.ua/rubric-world/3705656-u-britanii-koronuvali-carlza-iii.html" text:style-name="Internet_20_link" text:visited-style-name="Visited_20_Internet_20_Link">
</text:a>
In Westminster Abbey on Saturday during the first seventy years of such ceremony.</text:p>
      <text:p text:style-name="P4">
News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The SBU commented the explosion of the Prilepin machine</text:span>
</text:h>
      <text:p text:style-name="P4">
Authors: Ukrinform (Person)</text:p>
      <text:p text:style-name="P4">
Publisher: Укринформ (Organization)</text:p>
      <text:p text:style-name="P4">
Published Time: 2023-05-06T21:07:00+03:00</text:p>
      <text:p text:style-name="P4">
Modified Time: 2023-05-06T21:07:00+03:00</text:p>
      <text:p text:style-name="P4">
Description: The Security Service of Ukraine does not confirm and refutes the involvement in the explosion of the anti -Ukrainian propagandist Zakhar Prylepin, but emphasizes that the only perspective it can offer is death. - Ukrinform.</text:p>
      <text:p text:style-name="P4">
Images: ["<text:a xlink:type="simple" xlink:href="https://static.ukrinform.com/photos/2015_10/thumb_files/630_360_1445544717-5978-sbu.jpg" text:style-name="Internet_20_link" text:visited-style-name="Visited_20_Internet_20_Link">
630_360_14455...</text:a>
"]</text:p>
      <text:p text:style-name="P4">
Tags: ['Прилєпін', 'СБУ', 'Вибух', 'Війна з росією']</text:p>
      <text:p text:style-name="P4">
Type: Article</text:p>
      <!--METADATA-->
      <text:p text:style-name="P4">
<draw:frame draw:style-name="fr1" draw:name="Image249" text:anchor-type="as-char" svg:width="6.9236in" svg:height="3.956343in" draw:z-index="0">
<draw:image xlink:href="../Images/yкринформ/2023-05-06T21-07-00-03-00/630_360_1445544717-5978-sbu.jpg" xlink:type="simple" xlink:show="embed" xlink:actuate="onLoad" draw:mime-type="image/jpeg"/>
</draw:frame>
The Security Service of Ukraine does not confirm and refutes the involvement in the explosive of the anti -Ukrainian propagandist Zakhar Prylepin, but emphasizes that the only perspective that she can offer to the occupiers is death.</text:p>
      <text:p text:style-name="P4">
This was reported in the SBU press service in response to a request of Ukrinform.</text:p>
      <text:p text:style-name="P4">
“Officially we cannot confirm nor refute involvement <text:a xlink:type="simple" xlink:href="https://www.ukrinform.ua/tag-sbu" text:style-name="Internet_20_link" text:visited-style-name="Visited_20_Internet_20_Link">
</text:a>
to one or another cotton that occurs with the occupiers and their associates. However, as earlier, the head of the SBU Vasyl Malyuk was repeatedly established, for the Russians who brought to our land, the death of people and violence, cotton burned, burns and will be wards, ”the press service was.</text:p>
      <text:p text:style-name="P4">
The department added that death is the only perspective they can propose to the occupiers.</text:p>
      <text:p text:style-name="P4">
“We will be able to speak about who stands in one case or another after our winner. Which is definitely coming soon, ”the SBU was emphasized.</text:p>
      <text:p text:style-name="P4">
<text:span text:style-name="T4">
 Read also: </text:span>
 <text:a xlink:type="simple" xlink:href="https://www.ukrinform.ua/rubric-ato/3690810-u-melitopoli-pidirvali-avtomobil-kolaboranta.html" text:style-name="Internet_20_link" text:visited-style-name="Visited_20_Internet_20_Link">
<text:span text:style-name="T4">
 blow up </text:span>
 <text:span text:style-name="T4">
 car </text:span>
</text:a>
As reported, <text:a xlink:type="simple" xlink:href="https://www.ukrinform.ua/rubric-world/3705602-u-niznomu-novgorodi-pidirvali-avto-iz-prihilnikom-rosijskoi-agresii-prilepinim.html" text:style-name="Internet_20_link" text:visited-style-name="Visited_20_Internet_20_Link">
</text:a>
6th May in the Borsky district of Nizhny Novgorod region. The driver was killed, he was held in serious injuries, he should be operated. The Investigative Committee of the Russian Federation initiated a criminal case with an explosion under an article on a terrorist attack. Later, the Passon Command reported that Alexander Permyakov, <text:a xlink:type="simple" xlink:href="https://www.ukrinform.ua/rubric-world/3705691-u-rosii-zatrimali-pidozruvanogo-u-zamahu-na-prilepina.html" text:style-name="Internet_20_link" text:visited-style-name="Visited_20_Internet_20_Link">
</text:a>
Nanty -Ukrainian propagandist Zakhar Prilepin, <text:a xlink:type="simple" xlink:href="https://www.ukrinform.ua/rubric-world/3705746-zamah-na-prilepina-slidkom-rf-zaaviv-so-zatrimanij-u-spravi-dav-svidcenna.html" text:style-name="Internet_20_link" text:visited-style-name="Visited_20_Internet_20_Link">
</text:a>
 .</text:p>
      <text:p text:style-name="P4">
News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Due to the evacuation declared on the Russians on Chongar formed a huge traffic jam</text:span>
</text:h>
      <text:p text:style-name="P4">
Authors: Ukrinform (Person)</text:p>
      <text:p text:style-name="P4">
Publisher: Укринформ (Organization)</text:p>
      <text:p text:style-name="P4">
Published Time: 2023-05-06T21:18:00+03:00</text:p>
      <text:p text:style-name="P4">
Modified Time: 2023-05-06T21:18:00+03:00</text:p>
      <text:p text:style-name="P4">
Description: Chongar checkpoint has formed huge queues of cars trying to leave Melitopol because of the evacuation invaders declared by the occupiers. - Ukrinform.</text:p>
      <text:p text:style-name="P4">
Images: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Tags: ['Чонгар', 'Евакуація', 'Мелітополь', 'затори']</text:p>
      <text:p text:style-name="P4">
Type: Article</text:p>
      <!--METADATA-->
      <text:p text:style-name="P4">
<draw:frame draw:style-name="fr1" draw:name="Image250" text:anchor-type="as-char" svg:width="6.9236in" svg:height="3.956343in" draw:z-index="0">
<draw:image xlink:href="../Images/yкринформ/2023-05-06T21-18-00-03-00/630_360_1683396967-903.jpg" xlink:type="simple" xlink:show="embed" xlink:actuate="onLoad" draw:mime-type="image/jpeg"/>
</draw:frame>
Chongar checkpoint has formed huge queues of cars trying to leave the Uzlitopol because of the evacuation invaders declared by the occupiers.</text:p>
      <text:p text:style-name="P4">
Photos that can be visible in, published in <text:a xlink:type="simple" xlink:href="https://t.me/ivan_fedorov_melitopol/1891" text:style-name="Internet_20_link" text:visited-style-name="Visited_20_Internet_20_Link">
</text:a>
Mayor of Melitopolya Fedorov, reports Ukrinform.</text:p>
      <text:p text:style-name="P4">
"The invaders have been given in '<text:a xlink:type="simple" xlink:href="https://www.ukrinform.ua/tag-evakuacia" text:style-name="Internet_20_link" text:visited-style-name="Visited_20_Internet_20_Link">
</text:a>
»: Provoked crazy panic and no less crazy queues. Photo "without words" on the KPPCHONGAR on the way from Melitopol to Crimea, "he wrote.</text:p>
      <text:p text:style-name="P4">
<draw:frame draw:style-name="fr1" draw:name="Image251" text:anchor-type="as-char" svg:width="6.9236in" svg:height="9.231467in" draw:z-index="0">
<draw:image xlink:href="../Images/yкринформ/2023-05-06T21-18-00-03-00/1683396967-879.jpg" xlink:type="simple" xlink:show="embed" xlink:actuate="onLoad" draw:mime-type="image/jpeg"/>
</draw:frame>
According to him, the military and owners of special traffic passes.</text:p>
      <text:p text:style-name="P4">
<draw:frame draw:style-name="fr1" draw:name="Image252" text:anchor-type="as-char" svg:width="6.9236in" svg:height="9.231467in" draw:z-index="0">
<draw:image xlink:href="../Images/yкринформ/2023-05-06T21-18-00-03-00/1683396967-672.jpg" xlink:type="simple" xlink:show="embed" xlink:actuate="onLoad" draw:mime-type="image/jpeg"/>
</draw:frame>
"Truck trucks are in a separate queue. And thousands of passenger cars - minimum 5 hours of waiting," the mayor wrote.</text:p>
      <text:p text:style-name="P4">
<text:span text:style-name="T4">
 Read also: </text:span>
 <text:a xlink:type="simple" xlink:href="https://www.ukrinform.ua/rubric-regions/3705554-na-zaporizzi-zagarbniki-pid-prikrittam-evakuacii-civilnogo-naselenna-vivozat-svoih-soldat.html" text:style-name="Internet_20_link" text:visited-style-name="Visited_20_Internet_20_Link">
</text:a>
As it was reported, the invaders have declared evacuation from at least 15 populated points of the captured territory of Zaporizhzhya region.</text:p>
      <text:p text:style-name="P4">
<text:span text:style-name="T5">
Foto: Ivan Fedorov / Telegram</text:span>
</text:p>
      <text:p text:style-name="P4">
News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In Russian Orenburg fell carousel - 20 victims</text:span>
</text:h>
      <text:p text:style-name="P4">
Authors: Ukrinform (Person)</text:p>
      <text:p text:style-name="P4">
Publisher: Укринформ (Organization)</text:p>
      <text:p text:style-name="P4">
Published Time: 2023-05-06T21:22:00+03:00</text:p>
      <text:p text:style-name="P4">
Modified Time: 2023-05-06T21:22:00+03:00</text:p>
      <text:p text:style-name="P4">
Description: In the Russian Regional Center of Orenburg, a chain carousel fell in the recreation park, about 20 people, including children. - Ukrinform.</text:p>
      <text:p text:style-name="P4">
Images: ["<text:a xlink:type="simple" xlink:href="https://static.ukrinform.com/photos/2023_05/thumb_files/630_360_1683397348-534.jpg" text:style-name="Internet_20_link" text:visited-style-name="Visited_20_Internet_20_Link">
630_360_16833...</text:a>
"]</text:p>
      <text:p text:style-name="P4">
Tags: ['Діти', 'Лікарня', 'росія', 'Атракціон']</text:p>
      <text:p text:style-name="P4">
Type: Article</text:p>
      <!--METADATA-->
      <text:p text:style-name="P4">
<draw:frame draw:style-name="fr1" draw:name="Image253" text:anchor-type="as-char" svg:width="6.9236in" svg:height="3.956343in" draw:z-index="0">
<draw:image xlink:href="../Images/yкринформ/2023-05-06T21-22-00-03-00/630_360_1683397348-534.jpg" xlink:type="simple" xlink:show="embed" xlink:actuate="onLoad" draw:mime-type="image/jpeg"/>
</draw:frame>
The Urosian Regional Center of Orenburg in the recreation park fell carousel "Chain", about 20 people, including children.</text:p>
      <text:p text:style-name="P4">
As Ukrinform reports, it reports <text:a xlink:type="simple" xlink:href="https://www.interfax.ru/russia/900444" text:style-name="Internet_20_link" text:visited-style-name="Visited_20_Internet_20_Link">
</text:a>
With reference to the Ministry of Health of the Russian Federation.</text:p>
      <text:p text:style-name="P4">
According to the press service of the department, there are 12 children among the 20 victims. Naudybulator treatment was sent 8 people, 12 people were hospitalized to <text:a xlink:type="simple" xlink:href="https://www.ukrinform.ua/tag-bolnica" text:style-name="Internet_20_link" text:visited-style-name="Visited_20_Internet_20_Link">
</text:a>
Orenburg, including six children.</text:p>
      <text:p text:style-name="P4">
One woman with multiple injuries in extremely serious condition is in separation. Also in the resuscitation in a serious condition one child is 10 years. Ten remedies receive treatment in traumatological wards.</text:p>
      <text:p text:style-name="P4">
<text:span text:style-name="T4">
 Read also: </text:span>
 <text:a xlink:type="simple" xlink:href="https://www.ukrinform.ua/rubric-world/3705648-u-kanadi-pid-potagom-iz-nebezpecnim-vantazem-provalivsa-mist-castina-vagoniv-upala-v-ricku.html" text:style-name="Internet_20_link" text:visited-style-name="Visited_20_Internet_20_Link">
</text:a>
According to the City Hall press service, the fall of the cabin occurred through a breakdown in the mechanism.</text:p>
      <text:p text:style-name="P4">
As it was reported, on the eve of <text:a xlink:type="simple" xlink:href="https://www.ukrinform.ua/rubric-world/3704633-u-nimeccini-poizd-naihav-na-grupu-zaliznicnikiv-dvoe-zagiblih.html" text:style-name="Internet_20_link" text:visited-style-name="Visited_20_Internet_20_Link">
</text:a>
two people were killed.</text:p>
      <text:p text:style-name="P4">
News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Solsky declared disagreement with the decision of Moldova to limit the import of Ukrainian agro -products</text:span>
</text:h>
      <text:p text:style-name="P4">
Authors: Ukrinform (Person)</text:p>
      <text:p text:style-name="P4">
Publisher: Укринформ (Organization)</text:p>
      <text:p text:style-name="P4">
Published Time: 2023-05-06T21:33:00+03:00</text:p>
      <text:p text:style-name="P4">
Modified Time: 2023-05-06T21:33:00+03:00</text:p>
      <text:p text:style-name="P4">
Description: Minister of Agrarian Policy and Food Mykola Solsky during a working visit to Chisinau expressed his disagreement with the decision of Moldova to restrict imports from Ukraine grain and oilseeds.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Економіка', 'Імпорт', 'Молдова', 'Україна', 'Сольський', 'Агропродукція']</text:p>
      <text:p text:style-name="P4">
Type: Article</text:p>
      <!--METADATA-->
      <text:p text:style-name="P4">
<draw:frame draw:style-name="fr1" draw:name="Image254" text:anchor-type="as-char" svg:width="6.9236in" svg:height="3.956343in" draw:z-index="0">
<draw:image xlink:href="../Images/yкринформ/2023-05-06T21-33-00-03-00/630_360_1672835822-745.jpg" xlink:type="simple" xlink:show="embed" xlink:actuate="onLoad" draw:mime-type="image/jpeg"/>
</draw:frame>
Mykola Solsky, Minister of Grade Policy and Food, expressed his disagreement with the decision of Moldova during the working visit of Vitsyshyn.</text:p>
      <text:p text:style-name="P4">
About this <text:a xlink:type="simple" xlink:href="https://minagro.gov.ua/news/ministr-mikola-solskij-zustrivsya-v-kishinevi-z-volodimirom-bolya" text:style-name="Internet_20_link" text:visited-style-name="Visited_20_Internet_20_Link">
 </text:a>
The Ministry of Agrarian Policy and Food of Ukraine, Ukrinform reports.</text:p>
      <text:p text:style-name="P4">
Solsky made a corresponding statement during a meeting with his Moldovan Corily - Minister of Agriculture and Food Industry of Moldova Vladimir Boly.</text:p>
      <text:p text:style-name="P4">
"The Minister went to Moldova after the statements of the Moldovan side about the intention to temporarily take imports <text:span text:style-name="T4">
 <text:a xlink:type="simple" xlink:href="https://www.ukrinform.ua/tag-agroprodukcia" text:style-name="Internet_20_link" text:visited-style-name="Visited_20_Internet_20_Link">
</text:a>
</text:span>
 From Ukraine, as some EU countries have done before. Solsky expressed a disagreement with a similar decision by Moldova, " - said in the department.</text:p>
      <text:p text:style-name="P4">
<text:span text:style-name="T4">
 Read also: </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During the meeting, the head of the Ministry of Agrarian Policy also noted that the grounds for such a decision are incomprehensible, since Ukraine does not import these cultures of Moldova.</text:p>
      <text:p text:style-name="P4">
The pain assured that the transit of Ukrainian agricultural products through Moldovan will be fully. Negotiations will continue.</text:p>
      <text:p text:style-name="P4">
<text:span text:style-name="T4">
 Read also: </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As reported by Ukrinform, on May 5, during a meeting with the chairman of the delegation of the European Union, Janissa Mazeiks, pain declared Moldova's intention to impose a timely restriction on imports of grain and oilseeds from Ukraine.</text:p>
      <text:p text:style-name="P4">
Earlier, the European Commission officially announced the introduction of _ <text:span text:style-name="T4">
 <text:a xlink:type="simple" xlink:href="https://www.ukrinform.ua/rubric-economy/3703840-evrokomisia-zaboronila-import-okremih-agroproduktiv-z-ukraini.html" text:style-name="Internet_20_link" text:visited-style-name="Visited_20_Internet_20_Link">
</text:a>
</text:span>
 _ Against imports from Ukraine that compare the receipt of agricultural goods of Ukrainian production of five EU countries.</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Precautions will be related to four agricultural products: grains, corn, rapeseed and sunflower seeds.</text:p>
      <text:p text:style-name="P4">
News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APL: Salah's goal brought Liverpool a victory over Brentford</text:span>
</text:h>
      <text:p text:style-name="P4">
Authors: Ukrinform (Person)</text:p>
      <text:p text:style-name="P4">
Publisher: Укринформ (Organization)</text:p>
      <text:p text:style-name="P4">
Published Time: 2023-05-06T21:41:00+03:00</text:p>
      <text:p text:style-name="P4">
Modified Time: 2023-05-06T21:41:00+03:00</text:p>
      <text:p text:style-name="P4">
Description: The "red" approached the top 4. - Ukrinform.</text:p>
      <text:p text:style-name="P4">
Images: ["<text:a xlink:type="simple" xlink:href="https://static.ukrinform.com/photos/2023_05/thumb_files/630_360_1683398426-417.jpg" text:style-name="Internet_20_link" text:visited-style-name="Visited_20_Internet_20_Link">
630_360_16833...</text:a>
"]</text:p>
      <text:p text:style-name="P4">
Tags: ['Футбол', 'Ліверпуль', 'АПЛ']</text:p>
      <text:p text:style-name="P4">
Type: Article</text:p>
      <!--METADATA-->
      <text:p text:style-name="P4">
<draw:frame draw:style-name="fr1" draw:name="Image255" text:anchor-type="as-char" svg:width="6.9236in" svg:height="3.956343in" draw:z-index="0">
<draw:image xlink:href="../Images/yкринформ/2023-05-06T21-41-00-03-00/630_360_1683398426-417.jpg" xlink:type="simple" xlink:show="embed" xlink:actuate="onLoad" draw:mime-type="image/jpeg"/>
</draw:frame>
"Red" approached the top 4.</text:p>
      <text:p text:style-name="P4">
In the match of the 35th round of the Liverpool Championship at its stadium, the minimum transmission of Brentford with a score of 1-0, Ukrinform reports.</text:p>
      <text:p text:style-name="P4">
The only goal in the duel was scored in the first half - Mohammed Salah was distinguished. Even before the break, the account was leveled, but the gate was canceled. The second half the score on the scoreboard has not changed.</text:p>
      <text:p text:style-name="P4">
Liverpool scored 62 points after this match and ranks fifth in the Turnal Table of the APL, Brentford is in the ninth position.</text:p>
      <text:p text:style-name="P4">
In the next round of the Liverpool, the Championship will play on the departure against Lester, and Brentford will play with West Hem.</text:p>
      <text:p text:style-name="P4">
<text:span text:style-name="T4">
 Read also: </text:span>
 <text:a xlink:type="simple" xlink:href="https://www.ukrinform.ua/rubric-sports/3705719-man-siti-peremig-lids-i-zmicniv-liderstvo-v-apl.html" text:style-name="Internet_20_link" text:visited-style-name="Visited_20_Internet_20_Link">
<text:span text:style-name="T4">
 APL </text:span>
</text:a>
As reported by Ukrinform, in another mat of the Tottenham playing day was overcome by "Crystal Peles" - 1: 0.</text:p>
      <text:p text:style-name="P4">
Photo: Getty Images</text:p>
      <text:p text:style-name="P4">
News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Podolyak called the explosion of the car of Prilepin an attempt by internal escalation in the Russian Federation</text:span>
</text:h>
      <text:p text:style-name="P4">
Authors: Ukrinform (Person)</text:p>
      <text:p text:style-name="P4">
Publisher: Укринформ (Organization)</text:p>
      <text:p text:style-name="P4">
Published Time: 2023-05-06T21:48:00+03:00</text:p>
      <text:p text:style-name="P4">
Modified Time: 2023-05-06T21:48:00+03:00</text:p>
      <text:p text:style-name="P4">
Description: The explosion of the anti -Ukrainian propagandist Zakhar Prilepin is an attempt at internal escalation that should help Russia maintain control of the population and elites.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Прилєпін', 'Пропаганда', 'росія', 'Замах', 'Подоляк', 'Єдині новини']</text:p>
      <text:p text:style-name="P4">
Type: Article</text:p>
      <!--METADATA-->
      <text:p text:style-name="P4">
<draw:frame draw:style-name="fr1" draw:name="Image256" text:anchor-type="as-char" svg:width="6.9236in" svg:height="3.956343in" draw:z-index="0">
<draw:image xlink:href="../Images/yкринформ/2023-05-06T21-48-00-03-00/630_360_1669378255-230.jpg" xlink:type="simple" xlink:show="embed" xlink:actuate="onLoad" draw:mime-type="image/jpeg"/>
</draw:frame>
Explosives of anti -Ukrainian propagandist Zakhar Prilepin is an attempt at internal assistance that should help Russia maintain control of the population and elites.</text:p>
      <text:p text:style-name="P4">
According to Ukrinform, the adviser to the head of the Presidential Office Mikhailopodolyak said this on the air of the Tele scale "One News".</text:p>
      <text:p text:style-name="P4">
“The strange incidents where people who have no influence on the front line over the front line and who are, in particular, are very much needed for moderation information in the domestic market, that is, these propagandists, minimizes, is a large escalation program. It is aimed at internal marketrosia, it is taken care of by special services of the Russian Federation, at least. They need it because they gradually lose control of the management vertical, lose control of what is happening in Russia, ”Podolyak said.</text:p>
      <text:p text:style-name="P4">
<text:span text:style-name="T4">
 Read also: </text:span>
 <text:span text:style-name="T4">
 <text:a xlink:type="simple" xlink:href="https://www.ukrinform.ua/rubric-ato/3705756-u-sbu-prokomentuvali-vibuh-masini-prilepina.html" text:style-name="Internet_20_link" text:visited-style-name="Visited_20_Internet_20_Link">
</text:a>
</text:span>
</text:p>
      <text:p text:style-name="P4">
According to him, they try to maintain control of the Russian space through the escalation of fears, because it is through this emotion that Russia can unite the population.</text:p>
      <text:p text:style-name="P4">
“Such events have a little bit of the elites. In order not to begin to start, how to get out of this situation without Putin, for example. And this should be drawn to the control of certain processes in Russia. Therefore, such as an attempt of internal escalation, no more, but no more, ”Podolyak added.</text:p>
      <text:p text:style-name="P4">
<text:span text:style-name="T4">
 Read also: </text:span>
 <text:span text:style-name="T4">
 <text:a xlink:type="simple" xlink:href="https://www.ukrinform.ua/rubric-world/3705691-u-rosii-zatrimali-pidozruvanogo-u-zamahu-na-prilepina.html" text:style-name="Internet_20_link" text:visited-style-name="Visited_20_Internet_20_Link">
</text:a>
</text:span>
</text:p>
      <text:p text:style-name="P4">
As it was reported, the car of anti -Ukrainian propagandist Zakhara Pelpinovka was reported on May 6 in the Borsky district of Nizhny Novgorod region. The driver died, himself <text:span text:style-name="T4">
 <text:a xlink:type="simple" xlink:href="https://www.ukrinform.ua/tag-prilepin" text:style-name="Internet_20_link" text:visited-style-name="Visited_20_Internet_20_Link">
</text:a>
</text:span>
 He has been seriously injured and should be operated. The Investigative Committee of the Russian Federation violated in connection with the explosive criminal case under an article on a terrorist attack.</text:p>
      <text:p text:style-name="P4">
Later, he reported that Alexander Permyakov, detained in the case of prozami on anti -Ukrainian propagandist Zakhar Prylepin, <text:span text:style-name="T4">
 _ <text:a xlink:type="simple" xlink:href="https://www.ukrinform.ua/rubric-world/3705746-zamah-na-prilepina-slidkom-rf-zaaviv-so-zatrimanij-u-spravi-dav-svidcenna.html" text:style-name="Internet_20_link" text:visited-style-name="Visited_20_Internet_20_Link">
</text:a>
_ </text:span>
</text:p>
      <text:p text:style-name="P4">
News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The enemy fired at Sumy Region 11 times a day</text:span>
</text:h>
      <text:p text:style-name="P4">
Authors: Ukrinform (Person)</text:p>
      <text:p text:style-name="P4">
Publisher: Укринформ (Organization)</text:p>
      <text:p text:style-name="P4">
Published Time: 2023-05-06T21:57:00+03:00</text:p>
      <text:p text:style-name="P4">
Modified Time: 2023-05-06T21:57:00+03:00</text:p>
      <text:p text:style-name="P4">
Description: The troops of the Russian Federation on Saturday, May 6, eleven times attacked from different types of weapons border settlements of Sumy region, totaling 84 explosions were record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57" text:anchor-type="as-char" svg:width="6.9236in" svg:height="3.956343in" draw:z-index="0">
<draw:image xlink:href="../Images/yкринформ/2023-05-06T21-57-00-03-00/630_360_1640330796-210.jpeg" xlink:type="simple" xlink:show="embed" xlink:actuate="onLoad" draw:mime-type="image/jpeg"/>
</draw:frame>
The Russian Federation on Saturday, May 6, eleven times attacked from different types of weapons border settlements of Sumy region, generally recorded84 explosions.</text:p>
      <text:p text:style-name="P4">
According to Ukrinform, the Sumy Regional Military Administration reported in <text:a xlink:type="simple" xlink:href="https://t.me/Sumy_news_ODA/15989" text:style-name="Internet_20_link" text:visited-style-name="Visited_20_Internet_20_Link">
</text:a>
.</text:p>
      <text:p text:style-name="P4">
In particular, in the Belopil community invaders <text:a xlink:type="simple" xlink:href="https://www.ukrinform.ua/tag-obstril" text:style-name="Internet_20_link" text:visited-style-name="Visited_20_Internet_20_Link">
</text:a>
From mortars and artillery - 28 and three explosions took place. As a result of one of the mortar shelling, privately owned.</text:p>
      <text:p text:style-name="P4">
The Novoslobid community suffered from the Russians a mortar blow - 12 blades were heard.</text:p>
      <text:p text:style-name="P4">
In the Miropil community, the enemy hit the easel grenade launchers(Ths)One explosion occurred.</text:p>
      <text:p text:style-name="P4">
27 mines were thrown into the territory of the Velikopysariv community. The Esman community was also fired from the mortar Russian, causing four explosions.</text:p>
      <text:p text:style-name="P4">
<text:span text:style-name="T4">
 Read also: </text:span>
 <text:a xlink:type="simple" xlink:href="https://www.ukrinform.ua/rubric-ato/3705749-vorog-uden-obstrilav-nikopolskij-rajon-iz-gradiv-i-vazkoi-artilerii-semero-postrazdalih.html" text:style-name="Internet_20_link" text:visited-style-name="Visited_20_Internet_20_Link">
<text:span text:style-name="T4">
 firing </text:span>
</text:a>
The Zivob-Novgorod community struck nine explosions from the enemy artillery.</text:p>
      <text:p text:style-name="P4">
As reported by Ukrinform, on May 5, under the strike of Russian troops were the border communities of Sumy region. In total, nine -laid and 33 explosions were recorded.</text:p>
      <text:p text:style-name="P4">
News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In the Sverdlovsk region of the Russian Federation burning warehouses with gunpowder, the evacuation is announced</text:span>
</text:h>
      <text:p text:style-name="P4">
Authors: Ukrinform (Person)</text:p>
      <text:p text:style-name="P4">
Publisher: Укринформ (Organization)</text:p>
      <text:p text:style-name="P4">
Published Time: 2023-05-06T22:16:00+03:00</text:p>
      <text:p text:style-name="P4">
Modified Time: 2023-05-06T22:16:00+03:00</text:p>
      <text:p text:style-name="P4">
Description: As a result of the forest fire in the village of Pervomaisky Sverdlovsk region of Russia, warehouses with gunpowder. The authorities of the region began evacuation of residents of the settlement. - Ukrinform.</text:p>
      <text:p text:style-name="P4">
Images: ["<text:a xlink:type="simple" xlink:href="https://static.ukrinform.com/photos/2023_05/thumb_files/630_360_1683400566-195.jpg" text:style-name="Internet_20_link" text:visited-style-name="Visited_20_Internet_20_Link">
630_360_16834...</text:a>
"]</text:p>
      <text:p text:style-name="P4">
Tags: ['Артсклад', 'Пожежа', 'росія']</text:p>
      <text:p text:style-name="P4">
Type: Article</text:p>
      <!--METADATA-->
      <text:p text:style-name="P4">
<draw:frame draw:style-name="fr1" draw:name="Image258" text:anchor-type="as-char" svg:width="6.9236in" svg:height="3.956343in" draw:z-index="0">
<draw:image xlink:href="../Images/yкринформ/2023-05-06T22-16-00-03-00/630_360_1683400566-195.jpg" xlink:type="simple" xlink:show="embed" xlink:actuate="onLoad" draw:mime-type="image/jpeg"/>
</draw:frame>
As a result of the forest fire in the village of Pervomaisky Sverdlovsk region of Russia, warehouses with gunpowder. The authorities of the region began evacuation of residents of the settlement.</text:p>
      <text:p text:style-name="P4">
This was reported by the Russian propaganda resource <text:a xlink:type="simple" xlink:href="https://t.me/tass_agency/190888" text:style-name="Internet_20_link" text:visited-style-name="Visited_20_Internet_20_Link">
</text:a>
With reference to emergency services, reports Ukrinform.</text:p>
      <text:p text:style-name="P4">
According to propagandists, the fire threatens 18 adjacent warehouses, which also protects gunpowder.</text:p>
      <text:p text:style-name="P4">
<text:span text:style-name="T4">
 Read also: </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The authorities have already started evacuation of residents of Pervomaisky. Russian buses and personal transport. About 400 people live in the village that decides to need to go.</text:p>
      <text:p text:style-name="P4">
On the website of the Russian Aviationalisological Council today <text:a xlink:type="simple" xlink:href="https://aviales.ru/popup.aspx" text:style-name="Internet_20_link" text:visited-style-name="Visited_20_Internet_20_Link">
</text:a>
that in the Sverdlovsk region burns 37 fires on the lands of the forest fund on the square traveled by fire, 12 084 ha.</text:p>
      <text:p text:style-name="P4">
Recall: On the night against Thursday in Russia, there were <text:span text:style-name="T4">
 <text:a xlink:type="simple" xlink:href="https://www.ukrinform.ua/tag-pozeza" text:style-name="Internet_20_link" text:visited-style-name="Visited_20_Internet_20_Link">
</text:a>
</text:span>
 At two oil refineries - the Urostov region and the Krasnodar region.</text:p>
      <text:p text:style-name="P4">
News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Schwontek gave way to the final of the tournament in Madrid</text:span>
</text:h>
      <text:p text:style-name="P4">
Authors: Ukrinform (Person)</text:p>
      <text:p text:style-name="P4">
Publisher: Укринформ (Organization)</text:p>
      <text:p text:style-name="P4">
Published Time: 2023-05-06T22:21:00+03:00</text:p>
      <text:p text:style-name="P4">
Modified Time: 2023-05-06T22:21:00+03:00</text:p>
      <text:p text:style-name="P4">
Description: The polka lost Sobolenko in three sets. - Ukrinform.</text:p>
      <text:p text:style-name="P4">
Images: ["<text:a xlink:type="simple" xlink:href="https://static.ukrinform.com/photos/2023_05/thumb_files/630_360_1683400619-789.jpg" text:style-name="Internet_20_link" text:visited-style-name="Visited_20_Internet_20_Link">
630_360_16834...</text:a>
"]</text:p>
      <text:p text:style-name="P4">
Tags: ['Теніс']</text:p>
      <text:p text:style-name="P4">
Type: Article</text:p>
      <!--METADATA-->
      <text:p text:style-name="P4">
<draw:frame draw:style-name="fr1" draw:name="Image259" text:anchor-type="as-char" svg:width="6.9236in" svg:height="3.956343in" draw:z-index="0">
<draw:image xlink:href="../Images/yкринформ/2023-05-06T22-21-00-03-00/630_360_1683400619-789.jpg" xlink:type="simple" xlink:show="embed" xlink:actuate="onLoad" draw:mime-type="image/jpeg"/>
</draw:frame>
Polkanovanenko in three sets.</text:p>
      <text:p text:style-name="P4">
The first racket of the world of Iga Schwontek(Poland)was unable to win the trophy at the WTA 1000 series in Madrid(Spain), reports Ukrinform.</text:p>
      <text:p text:style-name="P4">
In the final of the competition, the Polish tennis player in three sets lost Arini Sobolenko(WTA 2)- 3: 6, 6: 3, 4: 6.</text:p>
      <text:p text:style-name="P4">
The match lasted 2 hours and 27 minutes.</text:p>
      <text:p text:style-name="P4">
Schwontec suffered the first defeat for the last 10 matches played. Before the Tournament of the capital of Spain, Schwontek won the WTA 500 title in Stuttgart, beating Ufinals the same Sobolenko.</text:p>
      <text:p text:style-name="P4">
<text:span text:style-name="T4">
 Read also: </text:span>
 <text:a xlink:type="simple" xlink:href="https://www.ukrinform.ua/rubric-sports/3705724-ukrainka-svitolina-zupinilasa-u-pivfinali-turniru-wta-125-u-francii.html" text:style-name="Internet_20_link" text:visited-style-name="Visited_20_Internet_20_Link">
<text:span text:style-name="T4">
 LED </text:span>
</text:a>
As reported by Ukrinform, Elina Svitolina lost to Americans Sloun Stevens B1/2 of the WTA 125 tournament final in France.</text:p>
      <text:p text:style-name="P4">
Photo: Getty Images</text:p>
      <text:p text:style-name="P4">
News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In most regions anxiety: invaders raised aviation, launching missiles</text:span>
</text:h>
      <text:p text:style-name="P4">
Authors: Ukrinform (Person)</text:p>
      <text:p text:style-name="P4">
Publisher: Укринформ (Organization)</text:p>
      <text:p text:style-name="P4">
Published Time: 2023-05-06T22:26:00+03:00</text:p>
      <text:p text:style-name="P4">
Modified Time: 2023-05-06T22:26:00+03:00</text:p>
      <text:p text:style-name="P4">
Description: In the evening of May 6, in most areas, air alarm was announced. The reason for this was that Russia was lifted into the air by bombers, in particular the carriers of the X-22 missiles. - Ukrinform.</text:p>
      <text:p text:style-name="P4">
Images: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Tags: ['Обстріл', 'Агресія РФ', 'Війна з росією', 'Повітряна тривога']</text:p>
      <text:p text:style-name="P4">
Type: Article</text:p>
      <!--METADATA-->
      <text:p text:style-name="P4">
<draw:frame draw:style-name="fr1" draw:name="Image260" text:anchor-type="as-char" svg:width="6.9236in" svg:height="3.956343in" draw:z-index="0">
<draw:image xlink:href="../Images/yкринформ/2023-05-06T22-26-00-03-00/630_360_1538997471-852.jpg" xlink:type="simple" xlink:show="embed" xlink:actuate="onLoad" draw:mime-type="image/jpeg"/>
</draw:frame>
In the evening, 6th more areas were announced by air alarm. The reason for this is that Russia has lifted bombers, including carriers of X-22 missiles.</text:p>
      <text:p text:style-name="P4">
Ukrinform reports with reference to <text:a xlink:type="simple" xlink:href="https://alerts.in.ua" text:style-name="Internet_20_link" text:visited-style-name="Visited_20_Internet_20_Link">
</text:a>
Tampooning groups.</text:p>
      <text:p text:style-name="P4">
<draw:frame draw:style-name="fr1" draw:name="Image261" text:anchor-type="as-char" svg:width="6.9236in" svg:height="4.320839in" draw:z-index="0">
<draw:image xlink:href="../Images/yкринформ/2023-05-06T22-26-00-03-00/1683401202-240.jpg" xlink:type="simple" xlink:show="embed" xlink:actuate="onLoad" draw:mime-type="image/jpeg"/>
</draw:frame>
Monitoring groups report that TU-22M3, carrier X-22 was flying in Russia.</text:p>
      <text:p text:style-name="P4">
The activity of Russian tactical aviation in the Bryansk region, an ezlazhroza in Sumy region in the near future was also observed.</text:p>
      <text:p text:style-name="P4">
We will remind: recently in the Dnieper explosions. Currently, the region has been alarmed.</text:p>
      <text:p text:style-name="P4">
News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Prigogine's statements are a manifestation of the internal war that began in Russia - Podolyak</text:span>
</text:h>
      <text:p text:style-name="P4">
Authors: Ukrinform (Person)</text:p>
      <text:p text:style-name="P4">
Publisher: Укринформ (Organization)</text:p>
      <text:p text:style-name="P4">
Published Time: 2023-05-06T22:37:00+03:00</text:p>
      <text:p text:style-name="P4">
Modified Time: 2023-05-06T22:37:00+03:00</text:p>
      <text:p text:style-name="P4">
Description: The threats of the head of the private military company "Wagner" Yevgeny Prigogine on the withdrawal of his mercenaries from Bakhmut is only one of the manifestations of the internal war that began in Russia. - Ukrinform.</text:p>
      <text:p text:style-name="P4">
Images: ["<text:a xlink:type="simple" xlink:href="https://static.ukrinform.com/photos/2022_11/thumb_files/630_360_1669378256-680.jpg" text:style-name="Internet_20_link" text:visited-style-name="Visited_20_Internet_20_Link">
630_360_16693...</text:a>
"]</text:p>
      <text:p text:style-name="P4">
Tags: ['Бахмут', 'Пригожин', 'Подоляк', 'Війна з росією', 'Єдині новини']</text:p>
      <text:p text:style-name="P4">
Type: Article</text:p>
      <!--METADATA-->
      <text:p text:style-name="P4">
<draw:frame draw:style-name="fr1" draw:name="Image262" text:anchor-type="as-char" svg:width="6.9236in" svg:height="3.956343in" draw:z-index="0">
<draw:image xlink:href="../Images/yкринформ/2023-05-06T22-37-00-03-00/630_360_1669378256-680.jpg" xlink:type="simple" xlink:show="embed" xlink:actuate="onLoad" draw:mime-type="image/jpeg"/>
</draw:frame>
The threat of a private military company "Wagner" by Yevgeny Prigogin on the removal of mercenaries from Bakhmut is only one of the manifestations of the internal war that was in Russia.</text:p>
      <text:p text:style-name="P4">
According to Ukrinform, the adviser to the head of the Presidential Office Mikhailopodolyak said this on the air of the Tele scale "One News".</text:p>
      <text:p text:style-name="P4">
“Prigogine is not a monopolist today who has previously been a very important component of the military system to solve certain important issues in the third countries. Prigogine no longer receives budget financing, does not receive a resource because of the Ministry of Defense, ”Podolyak said.</text:p>
      <text:p text:style-name="P4">
<text:span text:style-name="T4">
 Read also: </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According to him, Prigogine has no direct communications with the Kremlin, and the threat of his mercenaries from Bakhmut is only one of the manifestations of the internal war that began in Russia. In particular, in Russia there are now many "small clicks, and all these clans in the large clan of Putin."</text:p>
      <text:p text:style-name="P4">
“And all these little clans today are looking for the opportunity to" smell "the relevance with Putin and transfer it to someone. And for that, they have to gradually destroy each other or to transfer public responsibility for failure of attacks on Ukraine, ”Podolyak added.</text:p>
      <text:p text:style-name="P4">
<text:span text:style-name="T4">
 Read also: </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As it was reported, the other day the head of the private military company "Wagner" <text:span text:style-name="T4">
 <text:a xlink:type="simple" xlink:href="https://www.ukrinform.ua/tag-prigozin" text:style-name="Internet_20_link" text:visited-style-name="Visited_20_Internet_20_Link">
</text:a>
</text:span>
 He stated that since May 10 he would derive the fight of his mercenaries of the Donetsk region. He called the reason for Russia's Defense Ministry to give them enough ammunition.</text:p>
      <text:p text:style-name="P4">
<text:span text:style-name="T4">
 Read also: </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Such a threat has become only the last episode in a multi -year enmity between this group and the military leadership of Moscow.</text:p>
      <text:p text:style-name="P4">
News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Yermak: Songs from the new Jamala album will be a guarantee before Crimea's return</text:span>
</text:h>
      <text:p text:style-name="P4">
Authors: Ukrinform (Person)</text:p>
      <text:p text:style-name="P4">
Publisher: Укринформ (Organization)</text:p>
      <text:p text:style-name="P4">
Published Time: 2023-05-06T22:43:00+03:00</text:p>
      <text:p text:style-name="P4">
Modified Time: 2023-05-06T22:43:00+03:00</text:p>
      <text:p text:style-name="P4">
Description: Presidential Office Head Andriy Yermak is convinced that songs from the new Jamala Qirim album will be signposts before Crimea's return. - Ukrinform.</text:p>
      <text:p text:style-name="P4">
Images: ["<text:a xlink:type="simple" xlink:href="https://static.ukrinform.com/photos/2023_05/thumb_files/630_360_1683402237-872.jpg" text:style-name="Internet_20_link" text:visited-style-name="Visited_20_Internet_20_Link">
630_360_16834...</text:a>
"]</text:p>
      <text:p text:style-name="P4">
Tags: ['Джамала', 'Крим', 'Культура', 'Єрмак']</text:p>
      <text:p text:style-name="P4">
Type: Article</text:p>
      <!--METADATA-->
      <text:p text:style-name="P4">
<draw:frame draw:style-name="fr1" draw:name="Image263" text:anchor-type="as-char" svg:width="6.9236in" svg:height="3.956343in" draw:z-index="0">
<draw:image xlink:href="../Images/yкринформ/2023-05-06T22-43-00-03-00/630_360_1683402237-872.jpg" xlink:type="simple" xlink:show="embed" xlink:actuate="onLoad" draw:mime-type="image/jpeg"/>
</draw:frame>
Presidential leadership Andriy Yermak is convinced that songs from the new Jamalqrim album will be guarantees before Crimea's return.</text:p>
      <text:p text:style-name="P4">
As Ukrinform reports, he wrote about it in <text:a xlink:type="simple" xlink:href="https://t.me/ermaka2022/2610" text:style-name="Internet_20_link" text:visited-style-name="Visited_20_Internet_20_Link">
</text:a>
.</text:p>
      <text:p text:style-name="P4">
"" The struggle for truth has never been a simple thing. "Jamala said a new Qirim album. These are very strong words. It is a very strong speech. And a strong album, with the release of which I congratulate Jamal," said Ermak.</text:p>
      <text:p text:style-name="P4">
<text:span text:style-name="T4">
 Read also: </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According to him, this album shows the world that, despite any attempts to translate the history of Crimea, Ukrainians will not allow to forget the truth.</text:p>
      <text:p text:style-name="P4">
"I am sure that the songs from this album will be signposts before the Crimean's return. To Ukraine. We waited for the release of this album and waited. Now we are waiting for <text:span text:style-name="T4">
 <text:a xlink:type="simple" xlink:href="https://www.ukrinform.ua/rubric-crimea" text:style-name="Internet_20_link" text:visited-style-name="Visited_20_Internet_20_Link">
</text:a>
</text:span>
 ", - the statement of OP.</text:p>
      <text:p text:style-name="P4">
As reported by Ukrinform, the other day Ukrainian singer Jamal presented a new album Qirim, which included ancient songs of the Crimean Tatar people.</text:p>
      <text:p text:style-name="P4">
News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Pyrotechnics in Kherson region died due</text:span>
</text:h>
      <text:p text:style-name="P4">
Authors: Ukrinform (Person)</text:p>
      <text:p text:style-name="P4">
Publisher: Укринформ (Organization)</text:p>
      <text:p text:style-name="P4">
Published Time: 2023-05-06T22:57:00+03:00</text:p>
      <text:p text:style-name="P4">
Modified Time: 2023-05-06T22:57:00+03:00</text:p>
      <text:p text:style-name="P4">
Description: In the Kherson region, a group of pyrotechnics of the State Emergency Service was killed as a result of the discharge of explosives from the Russian drone, law enforcement officers started a pre -trial investigati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Безпілотник', 'Вибухівка', 'Офіс генпрокурора', 'Війна з росією']</text:p>
      <text:p text:style-name="P4">
Type: Article</text:p>
      <!--METADATA-->
      <text:p text:style-name="P4">
<draw:frame draw:style-name="fr1" draw:name="Image264" text:anchor-type="as-char" svg:width="6.9236in" svg:height="3.956343in" draw:z-index="0">
<draw:image xlink:href="../Images/yкринформ/2023-05-06T22-57-00-03-00/630_360_1667124180-530.jpg" xlink:type="simple" xlink:show="embed" xlink:actuate="onLoad" draw:mime-type="image/jpeg"/>
</draw:frame>
Uherson region, a group of Pyrotechnics of the State Service for Emergency Situations died as a result of the discharge of explosives from the Russian drone, law enforcement officers started a pre -trial investigation.</text:p>
      <text:p text:style-name="P4">
According to Ukrinform, the Office of the Prosecutor General reported in <text:a xlink:type="simple" xlink:href="https://www.facebook.com/pgo.gov.ua/posts/pfbid03cqdeDKo1PWE8PwEy3ifgxX6zeARqdMewciimev9oGHtkjjzEMKGwSpAEPKNMVMYl" text:style-name="Internet_20_link" text:visited-style-name="Visited_20_Internet_20_Link">
</text:a>
.</text:p>
      <text:p text:style-name="P4">
Провадження відкрите за фактом порушення законів і звичаїв війни, поєднаного зумисним вбивством (Part 2 of Art. 438 of the Criminal Code of Ukraine).</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The subject for a pyrotechnic group that worked near the settlement. At the scene, six of the dead were discovered - they were employees of the SES.</text:p>
      <text:p text:style-name="P4">
Two more serious injuries were transported to the hospital.</text:p>
      <text:p text:style-name="P4">
<text:span text:style-name="T4">
 Read also: </text:span>
 <text:span text:style-name="T4">
 <text:a xlink:type="simple" xlink:href="https://www.ukrinform.ua/rubric-regions/3705577-na-kiivsini-traktorist-pidirvavsa-na-protitankovij-mini.html" text:style-name="Internet_20_link" text:visited-style-name="Visited_20_Internet_20_Link">
</text:a>
</text:span>
</text:p>
      <text:p text:style-name="P4">
Priority measures are held to record the crime committed by the army of the Russian Federation.</text:p>
      <text:p text:style-name="P4">
As reported <text:a xlink:type="simple" xlink:href="https://www.ukrinform.ua/rubric-ato/3705722-na-hersonsini-pid-cas-rozminuvanna-pirotehniki-potrapili-pid-obstril-sestero-zagiblih.html" text:style-name="Internet_20_link" text:visited-style-name="Visited_20_Internet_20_Link">
</text:a>
, in the Kherson region, during the execution of tasks for the demining of pyrotechnics, they were fired, six experts were killed.</text:p>
      <text:p text:style-name="P4">
News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The invaders brought to the Black Sea rocket launchers with 32 "calibers"</text:span>
</text:h>
      <text:p text:style-name="P4">
Authors: Ukrinform (Person)</text:p>
      <text:p text:style-name="P4">
Publisher: Укринформ (Organization)</text:p>
      <text:p text:style-name="P4">
Published Time: 2023-05-06T23:11:00+03:00</text:p>
      <text:p text:style-name="P4">
Modified Time: 2023-05-06T23:11:00+03:00</text:p>
      <text:p text:style-name="P4">
Description: The Russians replenished their ship grouping in the Black Sea with four surface rocket launchers. The total volley of the caliber rocket - up to 32 units.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ЗСУ', 'Війна з росією', 'Південь України']</text:p>
      <text:p text:style-name="P4">
Type: Article</text:p>
      <!--METADATA-->
      <text:p text:style-name="P4">
<draw:frame draw:style-name="fr1" draw:name="Image265" text:anchor-type="as-char" svg:width="6.9236in" svg:height="3.956343in" draw:z-index="0">
<draw:image xlink:href="../Images/yкринформ/2023-05-06T23-11-00-03-00/630_360_1670245790-453.jpeg" xlink:type="simple" xlink:show="embed" xlink:actuate="onLoad" draw:mime-type="image/jpeg"/>
</draw:frame>
The Russians filled their ship grouping in the Black Sea with four surface robots. The total volley of the caliber rocket - up to 32 units.</text:p>
      <text:p text:style-name="P4">
About this operational command "South" <text:a xlink:type="simple" xlink:href="https://www.facebook.com/OperationalCommandSouth/posts/pfbid08Ks867oTmgGXi9c7NrxCs2WSE3jUGUwCZqWGMDxyzp2jt4vViqovDMfeH9y4vWD1l" text:style-name="Internet_20_link" text:visited-style-name="Visited_20_Internet_20_Link">
</text:a>
On the evening of May 6, Ukrinform reports.</text:p>
      <text:p text:style-name="P4">
“Against the background of strategic aviation activity, the level of missile hazard is as high as possible. Don't neglect air alarm!” - The message says.</text:p>
      <text:p text:style-name="P4">
We will remind: in the evening of May 6 in most regions of Ukraine 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Ukrainian gymnast Christina border gave "silver" at the tournament in Poland</text:span>
</text:h>
      <text:p text:style-name="P4">
Authors: Ukrinform (Person)</text:p>
      <text:p text:style-name="P4">
Publisher: Укринформ (Organization)</text:p>
      <text:p text:style-name="P4">
Published Time: 2023-05-06T23:31:00+03:00</text:p>
      <text:p text:style-name="P4">
Modified Time: 2023-05-06T23:31:00+03:00</text:p>
      <text:p text:style-name="P4">
Description: The Ukrainian triumph in all -around. - Ukrinform.</text:p>
      <text:p text:style-name="P4">
Images: ["<text:a xlink:type="simple" xlink:href="https://static.ukrinform.com/photos/2023_05/thumb_files/630_360_1683404989-520.jpg" text:style-name="Internet_20_link" text:visited-style-name="Visited_20_Internet_20_Link">
630_360_16834...</text:a>
"]</text:p>
      <text:p text:style-name="P4">
Tags: ['Гімнастика']</text:p>
      <text:p text:style-name="P4">
Type: Article</text:p>
      <!--METADATA-->
      <text:p text:style-name="P4">
<draw:frame draw:style-name="fr1" draw:name="Image266" text:anchor-type="as-char" svg:width="6.9236in" svg:height="3.956343in" draw:z-index="0">
<draw:image xlink:href="../Images/yкринформ/2023-05-06T23-31-00-03-00/630_360_1683404989-520.jpg" xlink:type="simple" xlink:show="embed" xlink:actuate="onLoad" draw:mime-type="image/jpeg"/>
</draw:frame>
Ukrainiancatrioned in all -around.</text:p>
      <text:p text:style-name="P4">
The International Gdynia RhythmicStars 2023 International Gymnastics Tournament is held in Poland, Ukrinform reports.</text:p>
      <text:p text:style-name="P4">
Ukrainian Christina Bryanichna became the second in all -around, its result122,350.</text:p>
      <text:p text:style-name="P4">
The victory in the competition was won by Bulgaria Silian Nikolava, which has reached 131.400 points. Poland representative Emilia Gayhal took third place, in its asset 117,800 points.</text:p>
      <text:p text:style-name="P4">
<text:span text:style-name="T4">
 Read also: </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As reported by Ukrinform, from May 17 to May 21, the European Gymnastics Championship will be held in Baku.</text:p>
      <text:p text:style-name="P4">
<text:span text:style-name="T5">
Foto: facebook.com/team.ukraine</text:span>
</text:p>
      <text:p text:style-name="P4">
News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Carnation: Today the word "Ukrainian" is what you can be proud of</text:span>
</text:h>
      <text:p text:style-name="P4">
Authors: Ukrinform (Person)</text:p>
      <text:p text:style-name="P4">
Publisher: Укринформ (Organization)</text:p>
      <text:p text:style-name="P4">
Published Time: 2023-05-06T23:42:28+03:00</text:p>
      <text:p text:style-name="P4">
Modified Time: 2023-05-06T23:42:28+03:00</text:p>
      <text:p text:style-name="P4">
Description: Former semi-weight champion Alexander Gvozdik (18-1, 14 KOs) turned to Ukrainians on the eve of the battle with Richards Bolonix (19-6-1, 8 KO). - Ukrinform.</text:p>
      <text:p text:style-name="P4">
Images: ["<text:a xlink:type="simple" xlink:href="https://static.ukrinform.com/photos/2023_05/thumb_files/630_360_1683405639-932.jpg" text:style-name="Internet_20_link" text:visited-style-name="Visited_20_Internet_20_Link">
630_360_16834...</text:a>
"]</text:p>
      <text:p text:style-name="P4">
Tags: ['Бокс', 'Гвоздик']</text:p>
      <text:p text:style-name="P4">
Type: Article</text:p>
      <!--METADATA-->
      <text:p text:style-name="P4">
<draw:frame draw:style-name="fr1" draw:name="Image267" text:anchor-type="as-char" svg:width="6.9236in" svg:height="3.956343in" draw:z-index="0">
<draw:image xlink:href="../Images/yкринформ/2023-05-06T23-42-28-03-00/630_360_1683405639-932.jpg" xlink:type="simple" xlink:show="embed" xlink:actuate="onLoad" draw:mime-type="image/jpeg"/>
</draw:frame>
Small Semi -Weights World Champion Alexander Gvozdik(18-1, 14 xo)Dukened Duke on the eve of the battle with Richards Bolonix(19-6-1, 8 КО).</text:p>
      <text:p text:style-name="P4">
Гвоздик звернувся до українців в <text:a xlink:type="simple" xlink:href="https://www.instagram.com/p/Crvsr-lIwM4/" text:style-name="Internet_20_link" text:visited-style-name="Visited_20_Internet_20_Link">
 </text:a>
Luckypunchnet, Ukrinform reports.</text:p>
      <text:p text:style-name="P4">
“You keep my fists for me, I keep my fists for you. We are a strong nation. Today, the word "Ukrainian" is the word to be proud of. We will also win the glory of Ukraine, ”said Carn.</text:p>
      <text:p text:style-name="P4">
Oleksandr Gvozdik match - Richard Bolotnix will take place on the night of Sunday, May 7, in Guadalahar(Mexico).</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As reported by Ukrinform, the carnation battle will be held in the undercardcard of Saulalvars - John Ryder.</text:p>
      <text:p text:style-name="P4">
Photo: Instagram.com/toprank</text:p>
      <text:p text:style-name="P4">
News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Ukraine is preparing an import ban from Moldova - a sales representative</text:span>
</text:h>
      <text:p text:style-name="P4">
Authors: Ukrinform (Person)</text:p>
      <text:p text:style-name="P4">
Publisher: Укринформ (Organization)</text:p>
      <text:p text:style-name="P4">
Published Time: 2023-05-06T23:54:00+03:00</text:p>
      <text:p text:style-name="P4">
Modified Time: 2023-05-06T23:54:00+03:00</text:p>
      <text:p text:style-name="P4">
Description: In response to the restrictions imposed by Moldova, the government is preparing a decision to ban the Moldovan imports. - Ukrinform.</text:p>
      <text:p text:style-name="P4">
Images: ["<text:a xlink:type="simple" xlink:href="https://static.ukrinform.com/photos/2021_07/thumb_files/630_360_1626884330-852.jpg" text:style-name="Internet_20_link" text:visited-style-name="Visited_20_Internet_20_Link">
630_360_16268...</text:a>
"]</text:p>
      <text:p text:style-name="P4">
Tags: ['Економіка', 'Імпорт', 'Молдова', 'Україна', 'Заборона', 'Тарас Качка']</text:p>
      <text:p text:style-name="P4">
Type: Article</text:p>
      <!--METADATA-->
      <text:p text:style-name="P4">
<draw:frame draw:style-name="fr1" draw:name="Image268" text:anchor-type="as-char" svg:width="6.9236in" svg:height="3.956343in" draw:z-index="0">
<draw:image xlink:href="../Images/yкринформ/2023-05-06T23-54-00-03-00/630_360_1626884330-852.jpg" xlink:type="simple" xlink:show="embed" xlink:actuate="onLoad" draw:mime-type="image/jpeg"/>
</draw:frame>
Initial to the restrictions imposed by Moldova against the Ukrainian agro -export, the ears are preparing a resolution to ban the Moldovan imports.</text:p>
      <text:p text:style-name="P4">
About this " <text:a xlink:type="simple" xlink:href="https://www.eurointegration.com.ua/news/2023/05/6/7161160/" text:style-name="Internet_20_link" text:visited-style-name="Visited_20_Internet_20_Link">
 </text:a>
"The Deputy Minister of Economy, Trade and Agricultural Development said - Taras Kachka, a trade representative of Ukraine, Ukrinform reports.</text:p>
      <text:p text:style-name="P4">
"We have informed Chisinau - any restriction on the part of Moldova will be considered an unfriendly step and will entail an urgent ban on all Moldova importuz," the official said.</text:p>
      <text:p text:style-name="P4">
<text:span text:style-name="T4">
 Read also: </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According to him, the introduction of such a ban has already been agreed and started.</text:p>
      <text:p text:style-name="P4">
As reported by Ukrinform, on May 5, during a meeting with the chairman of the delegation of the European Union, Janis Mazeiks, painful declared intention <text:span text:style-name="T4">
 [] <text:a xlink:type="simple" xlink:href="https://www.ukrinform.ua/tag-moldova" text:style-name="Internet_20_link" text:visited-style-name="Visited_20_Internet_20_Link">
</text:a>
</text:span>
 Introduce temporary restrictions on grain and oilseeds from Ukraine.</text:p>
      <text:p text:style-name="P4">
Earlier, the European Commission officially announced _ <text:span text:style-name="T4">
 <text:a xlink:type="simple" xlink:href="https://www.ukrinform.ua/rubric-economy/3703840-evrokomisia-zaboronila-import-okremih-agroproduktiv-z-ukraini.html" text:style-name="Internet_20_link" text:visited-style-name="Visited_20_Internet_20_Link">
</text:a>
</text:span>
 _ Against imports from Ukraine that compare the receipt of agricultural goods of Ukrainian production of five EU countries.</text:p>
      <text:p text:style-name="P4">
<text:span text:style-name="T4">
 Read also: </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Precautions will be related to four agricultural products: grains, corn, rapeseed and sunflower seeds.</text:p>
      <text:p text:style-name="P4">
News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In Kharkiv detained a foreign blogger who denied the crimes of the racists</text:span>
</text:h>
      <text:p text:style-name="P4">
Author: ['АРМІЯINFORM']</text:p>
      <text:p text:style-name="P4">
Time: 2023-05-06T45:00:00-04:00</text:p>
      <text:p text:style-name="P4">
Description: Service of the Bezpeki Zibrazov Docasova Base on the Ino -Earth Blogger, Yaki Publinno Vravarovavov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su_gov_ua_sbu4_id63339_1300x866_46_650x410.jpg" text:style-name="Internet_20_link" text:visited-style-name="Visited_20_Internet_20_Link">
ssu_gov_ua_sbu4_id63339_1300x866_46_650x410.jpg</text:a>
']</text:p>
      <text:p text:style-name="P4">
Tags: ['STOPRUSSIA', 'ВТОРГНЕННЯ РФ', 'СЛУЖБА БЕЗПЕКИ УКРАЇНИ']</text:p>
      <text:p text:style-name="P4">
Category: News</text:p>
      <!--METADATA-->
      <text:p text:style-name="P4">
<draw:frame draw:style-name="fr1" draw:name="Image269" text:anchor-type="as-char" svg:width="6.9236in" svg:height="4.367194in" draw:z-index="0">
<draw:image xlink:href="../Images/AРМІЯINFORM/2023-05-06T45-00-00-04-00/ssu_gov_ua_sbu4_id63339_1300x866_46_650x410.jpg" xlink:type="simple" xlink:show="embed" xlink:actuate="onLoad" draw:mime-type="image/jpeg"/>
</draw:frame>
The Security Service has collected a evidence base for a foreign blogger who publicly reported armed aggression of the Russian Federation and spread fakes about the war in Ukraine, <text:a xlink:type="simple" xlink:href="https://t.me/SBUkr/8224" text:style-name="Internet_20_link" text:visited-style-name="Visited_20_Internet_20_Link">
informs</text:a>
The press service of the department.</text:p>
      <text:p text:style-name="P4">
“The person involved has the citizenship of one of Latin America, but has been living in Kharkiv for several years. After the start of a full -scale invasion of Blogerodny from the first he supported the Russian invaders and heroned their military room. He was also referred to the Higher Military-Political Center and Defense Forces of our country, ”the message reads.</text:p>
      <text:p text:style-name="P4">
Law enforcement officers are documented that last spring he personally filmed video videos, in which he tried to capture the faces of Ukrainian defenders and offended them. He published his "Strams" on two of his own channels in YouTube and Telegrams with a total audience of almost 300,000 subscribers.</text:p>
      <text:p text:style-name="P4">
In addition, in his comments, he denied the facts of Russian rocket launchers in Ukrainian cities and massacres of rashists of peaceful people.</text:p>
      <text:p text:style-name="P4">
During the searches at the residence of the person, mobile phones were found to be a tailor with evidence of illegal activity. The SBU initiated by the SBU has confirmed the facts of criminal acts of a foreign blogger. Currently, investigators of the Security Service have informed him about the suspicion of the CC. 2 and 3 tbsp. 436-2 of the Criminal Code of Ukraine(Production and distribution of materials that contain the extent of the armed aggression of the Russian Federation against Ukraine).</text:p>
      <text:p text:style-name="P4">
Суд обрав міру запобіжного заходу ˗ тримання під вартою. Триває розслідуваннядля встановлення всіх обставин злочину.</text:p>
      <text:p text:style-name="P4">
News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European Union Member States are key partners of Ukraine in the war with the Russian Federation</text:span>
</text:h>
      <text:p text:style-name="P4">
Author: ['АРМІЯINFORM']</text:p>
      <text:p text:style-name="P4">
Time: 2023-05-06T46:00:00-04:00</text:p>
      <text:p text:style-name="P4">
Description: About CED DOIMELA, URIVAS PORTAL. Having pushed the Mini -Zhoni Healthy Ukrainian on the Tso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7/ilyustratyvne-foto_large-2.jpg" text:style-name="Internet_20_link" text:visited-style-name="Visited_20_Internet_20_Link">
ilyustratyvne-foto_large-2.jpg</text:a>
']</text:p>
      <text:p text:style-name="P4">
Tags: ['STOPRUSSIA', 'YES', 'АГРЕСІЯ РФ', 'ВІЙНА', 'ВТОРГНЕННЯ РФ', 'УРЯДОВИЙ ПОРТАЛ']</text:p>
      <text:p text:style-name="P4">
Category: News</text:p>
      <!--METADATA-->
      <text:p text:style-name="P4">
<draw:frame draw:style-name="fr1" draw:name="Image270" text:anchor-type="as-char" svg:width="6.9236in" svg:height="3.893007in" draw:z-index="0">
<draw:image xlink:href="../Images/AРМІЯINFORM/2023-05-06T46-00-00-04-00/ilyustratyvne-foto_large-2.jpg" xlink:type="simple" xlink:show="embed" xlink:actuate="onLoad" draw:mime-type="image/jpeg"/>
</draw:frame>
About it <text:a xlink:type="simple" xlink:href="https://www.kmu.gov.ua/news/krainy-chleny-ies-prodovzhat-aktyvno-pidtrymuvaty-medychnu-systemu-ukrainy" text:style-name="Internet_20_link" text:visited-style-name="Visited_20_Internet_20_Link">
reports</text:a>
Government portal.</text:p>
      <text:p text:style-name="P4">
This was emphasized by the Minister of Health of Ukraine Viktor Lyashko during the EU Member States Ministers, which included the heads of different institutions of EU Member States in the field of health care.</text:p>
      <text:p text:style-name="P4">
“It is very important for Ukraine to support the EU countries, as it is the European region that is our key partners in response to the truthful aggression of Russia. Health care is one of the most affected by war and one of the most loaded. We will fix the growth of demand for various types of medical care and services. Today, there is no hospital in Ukrainian, which would not be affected by a Ukrainian who is affected by the war. Every sixth health care institution physically felt in its own stands, which means the so -called "precision weapons" of Russia. Attacks on health care facilities are only part of a wider picture of deliberate attacks on civilian infrastructure, including residential buildings, schools, universities, water and power supply systems, transport, warehouses, food stocks and more. All these exit are consciously, including for the purpose of pressure and intimidation of peaceful order. In more than 400 days, the aggressor did not realize that nothing would make the Ukrainians retreat. Just as no gas, energy or political hammer forced you, European partners, to deviate from the help of Ukraine to put the concessions of the country that started this war. I am grateful that the level of humanitarian support for Ukraine remains high, and the political trip to the aggressor continues to grow, ”the health minister Lyashko emphasized, addressing his European colleagues.</text:p>
      <text:p text:style-name="P4">
The minister added that Russia's full -scale war against Ukraine has created critical reception on the national health care system. To date, over 1,400 facilities of medical institutions, 177 - destroyed. Also, from the beginning, Russia damaged 103 "fast", another 250 destroyed and captured 125, almost700 pharmacies were attacked. Many countries have already taken care of some of the Tazaclade regions. Currently, the process is coordinated and the implementation of ambitious plans.Representatives of the EU Member States have confirmed their complete and unquestionable support for Ukraine in the war with the aggressor, as well as expressed their readiness and gave the realization to support Ukraine and cooperate within the projects. It is about supporting refugees from Ukraine, integration of mechanists and simplification of conditions for work for them in some EU countries, providing humanitarian assistance, development of services in the field of physical tapsychological rehabilitation, participation in the reconstruction of destroyed or damaged infrastructure, medical evacuation of Ukrainians. .</text:p>
      <text:p text:style-name="P4">
The Ministry of Health is also actively working for the direction of technology into the European community. Self-screening is conducted, a table of more than 600 documents is developed in accordance with EU requirements. Our goal is to establish a transparent system where Ukraine will be able to become a complete component of the medical space of the European region on equal terms and will be able to report these conditions.</text:p>
      <text:p text:style-name="P4">
News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NEWS-->
      <text:h text:style-name="P10" text:outline-level="1">
<text:span text:style-name="T4">
Extracts from a single register of missing persons in special circumstances issues exclusively the Ministry of Internal Affairs</text:span>
</text:h>
      <text:p text:style-name="P4">
Author: ['АРМІЯINFORM']</text:p>
      <text:p text:style-name="P4">
Time: 2023-05-06T47:00:00-04:00</text:p>
      <text:p text:style-name="P4">
Description: About CED DOIMLAY MINRINTEGRACHIA, at Telegram. Through the number of beasts on Garyachi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5/18_main-v1667904068-850x477-1.jpg" text:style-name="Internet_20_link" text:visited-style-name="Visited_20_Internet_20_Link">
18_main-v1667904068-850x477-1.jpg</text:a>
']</text:p>
      <text:p text:style-name="P4">
Tags: ['STOPRUSSIA', 'АГРЕСІЯ РФ', 'ВІЙНА', 'ВТОРГНЕННЯ РФ', 'МІНРЕІНТЕГРАЦІЇ']</text:p>
      <text:p text:style-name="P4">
Category: News</text:p>
      <!--METADATA-->
      <text:p text:style-name="P4">
<draw:frame draw:style-name="fr1" draw:name="Image271" text:anchor-type="as-char" svg:width="6.9236in" svg:height="3.885361in" draw:z-index="0">
<draw:image xlink:href="../Images/AРМІЯINFORM/2023-05-06T47-00-00-04-00/18_main-v1667904068-850x477-1.jpg" xlink:type="simple" xlink:show="embed" xlink:actuate="onLoad" draw:mime-type="image/jpeg"/>
</draw:frame>
Illustrative photo</text:p>
      <text:p text:style-name="P4">
About it <text:a xlink:type="simple" xlink:href="https://t.me/minre_ua/3252" text:style-name="Internet_20_link" text:visited-style-name="Visited_20_Internet_20_Link">
reports</text:a>
Ministry of Reintegration, in the telegram.</text:p>
      <text:p text:style-name="P4">
Due to numerous appeals to the hotline of the Commissioner from the missing, we will release that the issuance of extracts from the Unified Register of Persons disappeared by conscious circumstances is carried out only by the Ministry of Internal Affairs.</text:p>
      <text:p text:style-name="P4">
The disappeared families can get an excerpt by sending the relevant statement to the Ministry of Internal Affairs.(https://t.me/minre_ua/3234)The excerpt confirms the legal status of a person who is missing for specialized. It can be addressed to the Pension Fund to get a Pentective on the loss of a breadwinner to disabled family members.</text:p>
      <text:p text:style-name="P4">
News Source: <text:a xlink:type="simple" xlink:href="https://armyinform.com.ua/2023/05/06/vytyagy-z-yedynogo-reyestru-znyklyh-bezvisty-za-osoblyvyh-obstavyn-vydaye-vyklyuchno-mvs/" text:style-name="Internet_20_link" text:visited-style-name="Visited_20_Internet_20_Link">
https://armyinform.com.ua/2023/05/06/vytyagy-z-yedynogo-reyestru-znyklyh-bezvisty-za-osoblyvyh-obstavyn-vydaye-vyklyuchno-mvs/</text:a>
</text:p>
      <!--NEWS-->
      <text:h text:style-name="P10" text:outline-level="1">
<text:span text:style-name="T4">
We are working to speed up Ukraine's cleansing from mines and explosives</text:span>
</text:h>
      <text:p text:style-name="P4">
Author: ['АРМІЯINFORM']</text:p>
      <text:p text:style-name="P4">
Time: 2023-05-06T48:00:00-04:00</text:p>
      <text:p text:style-name="P4">
Description: About the CTI REMOLAVIE Portal of Ukraine Actively Shuki Plosti Spri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МІНИ']</text:p>
      <text:p text:style-name="P4">
Category: News</text:p>
      <!--METADATA-->
      <text:p text:style-name="P4">
<draw:frame draw:style-name="fr1" draw:name="Image272" text:anchor-type="as-char" svg:width="6.9236in" svg:height="4.619339in" draw:z-index="0">
<draw:image xlink:href="../Images/AРМІЯINFORM/2023-05-06T48-00-00-04-00/nebezpechno-miny.jpg" xlink:type="simple" xlink:show="embed" xlink:actuate="onLoad" draw:mime-type="image/jpeg"/>
</draw:frame>
"Dangerously. Mines. " Illustrative photo</text:p>
      <text:p text:style-name="P4">
About it <text:a xlink:type="simple" xlink:href="https://www.kmu.gov.ua/news/pratsiuiemo-nad-tym-shchob-pryshvydshyty-ochyshchennia-ukrainy-vid-min-ta-vybukhivky-iuliia-svyrydenko" text:style-name="Internet_20_link" text:visited-style-name="Visited_20_Internet_20_Link">
reports</text:a>
Government portal</text:p>
      <text:p text:style-name="P4">
Ukraine is actively looking for opportunities to strengthen the capacity in the field of humanitarian designation of its own territories. During this week, a number of talks were conducted by representatives of countries who are the world leaders in the field of demining, have modern technologies and produce appropriate equipment.</text:p>
      <text:p text:style-name="P4">
Thus, on May 5, the first Vice Prime Minister of Ukraine-Minister of Economy of Ukraine Yulia Sviridenko with the Minister of Defense of the Slovak Republic Yaroslav Nadym was held. Also on this day, Yulia Sviridenko held an online meeting with representatives of the Swiss Confederation Government.</text:p>
      <text:p text:style-name="P4">
The First Vice Prime Minister of Ukraine-Minister of Economy of Ukraine Yuliasviridenko outlined the extent of potential pollution to the interlocutors of Ukraine, including pollution of valuable land agricultural purposes. As well as comprehensive measures used by Ukraine to return to the operation of the land farm, inspection, purification and demining of the released terminatories as soon as possible.</text:p>
      <text:p text:style-name="P4">
The key topics of conversations were the needs of Ukraine for international assistance - financial, technical, expert and assistance with the training of additional units of Ukrainian sappers.</text:p>
      <text:p text:style-name="P4">
“Ukraine needs miners, equipment for transportation of excellent objects and personnel. We also need an international community financial assistance. We aim to maximize the acceleration of our lands that provide the work of Ukrainians and are a significant component of food security around the world. Cleaning of the territory of Ukraine universities and shells that have not broken - one of the priority tasks, ” - said Sviridenko.</text:p>
      <text:p text:style-name="P4">
We will remind, earlier the online meeting of the First Vice Prime Minister of Ukraine-Minister of Economy of Ukraine Yulia Sviridenko on the topic of the promitter-prime minister-Minister of Internal Affairs of the Republic of Croatia Daddy Bozhinovich. In addition, during a working meeting with the ambassadors of Ukraine, more than twenty countries discussed the search and attraction of pre -works in Ukraine for miners.</text:p>
      <text:p text:style-name="P4">
News Source: <text:a xlink:type="simple" xlink:href="https://armyinform.com.ua/2023/05/06/praczyuyemo-nad-tym-shhob-pryshvydshyty-ochyshhennya-ukrayiny-vid-min-ta-vybuhivky/" text:style-name="Internet_20_link" text:visited-style-name="Visited_20_Internet_20_Link">
https://armyinform.com.ua/2023/05/06/praczyuyemo-nad-tym-shhob-pryshvydshyty-ochyshhennya-ukrayiny-vid-min-ta-vybuhivky/</text:a>
</text:p>
      <!--NEWS-->
      <text:h text:style-name="P10" text:outline-level="1">
<text:span text:style-name="T4">
The Center for Combating Misinformation revealed basic manipulations from pro -Russian western media</text:span>
</text:h>
      <text:p text:style-name="P4">
Author: ['АРМІЯINFORM']</text:p>
      <text:p text:style-name="P4">
Time: 2023-05-06T49:00:00-04:00</text:p>
      <text:p text:style-name="P4">
Description: The Center for the Wizin -Format on Facebook has a Vice -TOID about the deformation of that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255458_1034147027551848_5145311235287255970_n-e1683302535180.jpg" text:style-name="Internet_20_link" text:visited-style-name="Visited_20_Internet_20_Link">
345255458_1034147027551848_5145311235287255970_n-e1683302535180.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273" text:anchor-type="as-char" svg:width="6.9236in" svg:height="4.788823in" draw:z-index="0">
<draw:image xlink:href="../Images/AРМІЯINFORM/2023-05-06T49-00-00-04-00/345255458_1034147027551848_5145311235287255970_n-e1683302535180.jpg" xlink:type="simple" xlink:show="embed" xlink:actuate="onLoad" draw:mime-type="image/jpeg"/>
</draw:frame>
The Center for Combating Misinformation on its Facebook page <text:a xlink:type="simple" xlink:href="https://www.facebook.com/protydiyadezinformatsiyi.cpd/posts/pfbid025Pz4cg5QBPmXNbhi9BMq3ZTycdNQ5PPSbJ7qb2PFayRZUQfV75imff4GxqKfGHv6l" text:style-name="Internet_20_link" text:visited-style-name="Visited_20_Internet_20_Link">
reported</text:a>
about misinformation and manipulation, common hostile propagandists.</text:p>
      <text:p text:style-name="P4">
<text:span text:style-name="T4">
Manipulation</text:span>
</text:p>
      <ul>
        <li>
The German-Finnish blogger Kim Dotk wrote on Twitter: “Imagine that Russia and China would pay the Nazis for the overthrow of the democratically elected government in Mexico to make it part of their military alliance and build a military base with missiles that are suitable for nuclear weapons. Then imagine that Mexico attacks the White House with a drone. "</li>
      </ul>
      <text:p text:style-name="P4">
<text:span text:style-name="T4">
Misinformation</text:span>
</text:p>
      <ul>
        <li>
The US Defense Minister Expander Douglas McGregor in an interview with London Real's YouTube channel said: “… The Ukrainian side has lost 300,000 killed. This is a minimum, I met the higher numbers ... [Russian wounded] evacuates and treated quickly - about 90%, and the Ukrainian side is not like this, so many soldiers die from wounds on the battlefield. "</li>
      </ul>
      <text:p text:style-name="P4">
<text:span text:style-name="T4">
Misinformation</text:span>
</text:p>
      <ul>
        <li>
"US F-16 fighters will not withstand Russian air defense systems," the US Air Force said John Venebla's EXPITATION Business Insider.</li>
      </ul>
      <text:p text:style-name="P4">
News Source: <text:a xlink:type="simple" xlink:href="https://armyinform.com.ua/2023/05/06/czentr-protydiyi-dezinformacziyi-vyyavyv-osnovni-manipulyacziyi-vid-svitovyh-media/" text:style-name="Internet_20_link" text:visited-style-name="Visited_20_Internet_20_Link">
https://armyinform.com.ua/2023/05/06/czentr-protydiyi-dezinformacziyi-vyyavyv-osnovni-manipulyacziyi-vid-svitovyh-media/</text:a>
</text:p>
      <!--NEWS-->
      <text:h text:style-name="P10" text:outline-level="1">
<text:span text:style-name="T4">
Russian military and collaborators received long imprisonment - the Office of the Prosecutor General</text:span>
</text:h>
      <text:p text:style-name="P4">
Author: ['АРМІЯINFORM']</text:p>
      <text:p text:style-name="P4">
Time: 2023-05-06T50:00:00-04:00</text:p>
      <text:p text:style-name="P4">
Description: About CED DOIMLAS OFIC A General Prosecutor. 13.5 Rockiva Pozbalnnye Volі - Virok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345198997_255661523596905_5733517583584503284_n.jpg" text:style-name="Internet_20_link" text:visited-style-name="Visited_20_Internet_20_Link">
345198997_255661523596905_5733517583584503284_n.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74" text:anchor-type="as-char" svg:width="6.9236in" svg:height="7.44864in" draw:z-index="0">
<draw:image xlink:href="../Images/AРМІЯINFORM/2023-05-06T50-00-00-04-00/345198997_255661523596905_5733517583584503284_n.jpg" xlink:type="simple" xlink:show="embed" xlink:actuate="onLoad" draw:mime-type="image/jpeg"/>
</draw:frame>
About it <text:a xlink:type="simple" xlink:href="https://www.facebook.com/pgo.gov.ua/posts/pfbid031n2etKknMmj8VxNTY4wQeb7QTruTAdjmgWUG7hZN36ePsDa8TdbboffV7oiQVb7Yl" text:style-name="Internet_20_link" text:visited-style-name="Visited_20_Internet_20_Link">
reports</text:a>
Office of the Prosecutor General.</text:p>
      <text:p text:style-name="P4">
13.5 years of imprisonment - a sentence of an officer of the General Staff of the Armed Forces of the Russian Federation for attempting to blame the state betrayal of a citizen of Ukraine. Up to 11.5 and 11 years, two servicemen of the Russian Federation for the ill -treatment of civil registration of Chernihiv region.</text:p>
      <text:p text:style-name="P4">
Up to 15 years of imprisonment was sentenced to Odessa, who for the fee of 70000 UAH gave the enemy the position of the Armed Forces, the location of air defense and important object infrastructure. 13 years will hold a collaborator from Kharkiv region who voluntarily joined the People's Police during the occupation.</text:p>
      <text:p text:style-name="P4">
The assets were transferred to the ARMA for almost $ 3 million, which belonged to the Sub -Russian - the owner of FC "CSKA".</text:p>
      <text:p text:style-name="P4">
If you witness the military crime of the Russian Federation, fix and send evidence on HHTTPS: //warcrimes.gov.ua. Your contribution is important.</text:p>
      <text:p text:style-name="P4">
News Source: <text:a xlink:type="simple" xlink:href="https://armyinform.com.ua/2023/05/06/rosijski-vijskovi-i-kolaboranty-otrymaly-velyki-stroky-pozbavlennya-voli-ofis-generalnogo-prokurora/" text:style-name="Internet_20_link" text:visited-style-name="Visited_20_Internet_20_Link">
https://armyinform.com.ua/2023/05/06/rosijski-vijskovi-i-kolaboranty-otrymaly-velyki-stroky-pozbavlennya-voli-ofis-generalnogo-prokurora/</text:a>
</text:p>
      <!--NEWS-->
      <text:h text:style-name="P10" text:outline-level="1">
<text:span text:style-name="T4">
The Foreign Ministry commented on the publication of the OSCE report on violation of international law by Russia</text:span>
</text:h>
      <text:p text:style-name="P4">
Author: ['АРМІЯINFORM']</text:p>
      <text:p text:style-name="P4">
Time: 2023-05-06T51:00:00-04:00</text:p>
      <text:p text:style-name="P4">
Description: MZS Ukrainian Oprailudnnnya organized by the non -Robitnitstvoy in єvrop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11/obsye.jpg" text:style-name="Internet_20_link" text:visited-style-name="Visited_20_Internet_20_Link">
obsye.jpg</text:a>
']</text:p>
      <text:p text:style-name="P4">
Tags: ['STOPRUSSIA', 'АГРЕСІЯ РФ', 'ВІЙНА', 'ВТОРГНЕННЯ РФ', 'МЗС УКРАЇНИ', 'ОБСЄ']</text:p>
      <text:p text:style-name="P4">
Category: News</text:p>
      <!--METADATA-->
      <text:p text:style-name="P4">
<draw:frame draw:style-name="fr1" draw:name="Image275" text:anchor-type="as-char" svg:width="6.9236in" svg:height="3.928332in" draw:z-index="0">
<draw:image xlink:href="../Images/AРМІЯINFORM/2023-05-06T51-00-00-04-00/obsye.jpg" xlink:type="simple" xlink:show="embed" xlink:actuate="onLoad" draw:mime-type="image/jpeg"/>
</draw:frame>
The Ministry of Foreign Affairs of Ukraine congratulates the publication on the safety and cooperation of Vevroppe(OSCE)<text:a xlink:type="simple" xlink:href="https://www.osce.org/odihr/542751" text:style-name="Internet_20_link" text:visited-style-name="Visited_20_Internet_20_Link">
"Report on violations and abuse of international humanitarian law and international human rights law, war crimes and crimes against humanity related to coercive movement and/or deportation of Ukrainian children to Russian federation"</text:a>
.</text:p>
      <text:p text:style-name="P4">
Підготовлена незалежною місією експертів Московського механізму ОБСЄ доповідьє першим окремим міжнародним звітом, присвяченим проблематиці незаконногопереміщення Росією українських дітей. Слід зазначити, що Російська Федераціявідмовилась співпрацювати із згаданою місією.</text:p>
      <text:p text:style-name="P4">
<text:span text:style-name="T4">
Серед ключових висновків Звіту необхідно виділити, що:</text:span>
</text:p>
      <ul>
        <li>
велика кількість українських дітей, починаючи з 24 лютого 2022 року і раніше цієї дати, були переміщені на тимчасово окуповані території України та на територію російської федерації, що може кваліфікуватися як злочин проти людяності «депортація або примусове переміщення населення»;  * евакуація та тривале переміщення українських дітей без згоди є порушенням міжнародного гуманітарного права, а в окремих випадках — серйозними порушеннями IV Женевської конвенції та воєнними злочинами;  * примусово переміщені чи депортовані українські діти опиняються в суцільно російському середовищі, зокрема за мовою, звичаями та релігією, та піддаються проросійській інформаційній кампанії, яка часто зводиться до цілеспрямованого перевиховання та залучення до військової освіти;  * дії росії із зміни громадянства українських дітей, незаконне усиновлення дітей або подібні заходи з асиміляції є порушеннями IV Женевської конвенції;  * російська федерація створює різноманітні перепони для сімей, які прагнуть повернути своїх дітей, а також перешкоджає встановленню переліку та місцезнаходженню дітей, що є порушенням Женевських конвенцій;  * зафіксовано численні та повторювані порушення інтересів та прав дітей, передбачених Конвенцією ООН про права дитини, зокрема права на ідентичність, сім’ю та возз’єднання з сім’єю, освіту, доступ до інформації, відпочинок, дозвілля, свободу думки, совісті та релігії, права на свободу і недоторканність тощо;  * сукупні наслідки цих численних порушень викликають серйозні занепокоєння щодо того, що було порушено право переміщених українських дітей не піддаватися катуванням і жорстокому поводженню та іншим нелюдським або таким, що принижують гідність, видам поводження чи покарання.</li>
      </ul>
      <text:p text:style-name="P4">
The conclusions of the report can be used within the framework of national and international mechanisms of prosecution of customers and performers recorded in the report of crimes.</text:p>
      <text:p text:style-name="P4">
News Source: <text:a xlink:type="simple" xlink:href="https://armyinform.com.ua/2023/05/06/komentar-mzs-ukrayiny-shhodo-zvitu-obsye-stosovno-porushen-mizhnarodnogo-prava-povyazanyh-iz-deportacziyeyu-ukrayinskyh-ditej-do-rf/" text:style-name="Internet_20_link" text:visited-style-name="Visited_20_Internet_20_Link">
https://armyinform.com.ua/2023/05/06/komentar-mzs-ukrayiny-shhodo-zvitu-obsye-stosovno-porushen-mizhnarodnogo-prava-povyazanyh-iz-deportacziyeyu-ukrayinskyh-ditej-do-rf/</text:a>
</text:p>
      <!--NEWS-->
      <text:h text:style-name="P10" text:outline-level="1">
<text:span text:style-name="T4">
Denis Shmigal discussed with the UK Ministry of Foreign Affairs Recovery of Ukraine</text:span>
</text:h>
      <text:p text:style-name="P4">
Author: ['АРМІЯINFORM']</text:p>
      <text:p text:style-name="P4">
Time: 2023-05-06T52:00:00-04:00</text:p>
      <text:p text:style-name="P4">
Description: Prem-Ministure Ukrainian Denis Schmigal Pіd Hour Robocho Vіzita in London Proviv Zustych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5072793_775402794094275_403724515943715382_n.jpg" text:style-name="Internet_20_link" text:visited-style-name="Visited_20_Internet_20_Link">
345072793_775402794094275_403724515943715382_n.jpg</text:a>
']</text:p>
      <text:p text:style-name="P4">
Tags: ['ВЕЛИКА БРИТАНІЯ', 'ДЕНИС ШМИГАЛЬ', 'ДЖЕЙМС КЛЕВЕРЛІ', 'ЛОНДОН']</text:p>
      <text:p text:style-name="P4">
Category: News</text:p>
      <!--METADATA-->
      <text:p text:style-name="P4">
<draw:frame draw:style-name="fr1" draw:name="Image276" text:anchor-type="as-char" svg:width="6.9236in" svg:height="4.615733in" draw:z-index="0">
<draw:image xlink:href="../Images/AРМІЯINFORM/2023-05-06T52-00-00-04-00/345072793_775402794094275_403724515943715382_n.jpg" xlink:type="simple" xlink:show="embed" xlink:actuate="onLoad" draw:mime-type="image/jpeg"/>
</draw:frame>
Prime Minister of Ukraine Denis Shmigal during a working visit to London conducted the State Secretary of Foreign Affairs, Community Supporting and Development James Kleverli. The parties discussed the preparation for the next conference on the restoration of Ukraine, which will be released this year in London, <text:a xlink:type="simple" xlink:href="https://www.facebook.com/KabminUA/posts/pfbid02Eta1eAGYo6vTomom7rHRtMuavxFsHS7AqkXMpEGa2VxisfM9MrBHdG4eWZFey6Dyl" text:style-name="Internet_20_link" text:visited-style-name="Visited_20_Internet_20_Link">
reports</text:a>
The press service of the Cabinet of Ministers of Ukraine.</text:p>
      <text:p text:style-name="P4">
“Ukraine intends to focus on three areas: rapid restoration, attraction of private business in the restoration and development of Ukraine, implementation of reforms. We are counting on the high interest of British companies with the following agreements, ”the head of the Ukrainian government said.</text:p>
      <text:p text:style-name="P4">
Denis Shmigal and James Kleverli also discussed the strengthening of Ukraine's support in various fields, in particular in the defensive industry. The Prime Minister of Ukraine emphasized that our state is expecting the support of the UK with the most NATO summit in Vilnius.</text:p>
      <text:p text:style-name="P4">
"The Ukrainian army in practice develops the standards of the Alliance and after the victory is ready to be ready to successfully combat experience with the Allies," Denis Shmigal said.</text:p>
      <text:p text:style-name="P4">
The head of the Government of Ukraine thanked the United Kingdom for his leadership positions in the issues of Hesebic support of our country.</text:p>
      <text:p text:style-name="P4">
News Source: <text:a xlink:type="simple" xlink:href="https://armyinform.com.ua/2023/05/06/denys-shmygal-obgovoryv-z-glavoyu-mzs-velykoyi-brytaniyi-vidnovlennya-ukrayiny/" text:style-name="Internet_20_link" text:visited-style-name="Visited_20_Internet_20_Link">
https://armyinform.com.ua/2023/05/06/denys-shmygal-obgovoryv-z-glavoyu-mzs-velykoyi-brytaniyi-vidnovlennya-ukrayiny/</text:a>
</text:p>
      <!--NEWS-->
      <text:h text:style-name="P10" text:outline-level="1">
<text:span text:style-name="T4">
Ukraine will receive 300 million yon from Japan to purchase endoscopes</text:span>
</text:h>
      <text:p text:style-name="P4">
Author: ['АРМІЯINFORM']</text:p>
      <text:p text:style-name="P4">
Time: 2023-05-06T53:00:00-04:00</text:p>
      <text:p text:style-name="P4">
Description: Kabіnet Minstryv Ukrainian Sloting the agent of agriculture about the realization of the Japanese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yaponiya.jpg" text:style-name="Internet_20_link" text:visited-style-name="Visited_20_Internet_20_Link">
yaponiya.jpg</text:a>
']</text:p>
      <text:p text:style-name="P4">
Tags: ['ВІКТОР ЛЯШКО', 'МІНІСТР ОХОРОНИ ЗДОРОВ’Я', 'ЯПОНІЯ']</text:p>
      <text:p text:style-name="P4">
Category: News</text:p>
      <!--METADATA-->
      <text:p text:style-name="P4">
<draw:frame draw:style-name="fr1" draw:name="Image277" text:anchor-type="as-char" svg:width="6.9236in" svg:height="3.954686in" draw:z-index="0">
<draw:image xlink:href="../Images/AРМІЯINFORM/2023-05-06T53-00-00-04-00/yaponiya.jpg" xlink:type="simple" xlink:show="embed" xlink:actuate="onLoad" draw:mime-type="image/jpeg"/>
</draw:frame>
The Cabinet of Ministers of Ukraine approved the draft agency agreement on the implementation of Japanese grant assistance. The agreement will be concluded between the Government of Ukraine with the Crown Agents Japan Limited, <text:a xlink:type="simple" xlink:href="https://www.kmu.gov.ua/news/ukraina-otrymaie-vid-iaponii-300-milioniv-ien-na-zakupivliu-endoskopiv" text:style-name="Internet_20_link" text:visited-style-name="Visited_20_Internet_20_Link">
reports</text:a>
Government portal.</text:p>
      <text:p text:style-name="P4">
Grant assistance in the volume of 300 million Japanese yen(equivalent almost 80 million UAH)provided to purchase special equipment(endoscopes)for Ukrainian masterpieces.</text:p>
      <text:p text:style-name="P4">
“The health care system is one of the most affected by the war - the full -scale invasion of the Russian Federation has created a great load. This is due not only to the massive systematic destruction of medical establishments, but also to the growth of demand for some types of medical care and services that have not been priorities before. 177 health care facilities have already been completely destroyed, 1433 have been damaged.</text:p>
      <text:p text:style-name="P4">
For more than a year, Ukraine, together with partners, has been able to ensure the interruption of hospitals even near the front line.</text:p>
      <text:p text:style-name="P4">
“Despite the shelling and challenges faced by the health system of Ukraine, with the support of international partners, we restore medical infrastructure, and our hospitals continue to appear in our hospitals. The grant from Japan will provide even more Ukrainian hospitals and hospitals with modern medical equipment, and therefore to provide quality medical assistance to Ukrainian patients more accessible. We are very grateful for such strong -footed assistance at a difficult time for us, ”the minister said.</text:p>
      <text:p text:style-name="P4">
News Source: <text:a xlink:type="simple" xlink:href="https://armyinform.com.ua/2023/05/06/ukrayina-otrymaye-vid-yaponiyi-300-miljoniv-yen-na-zakupivlyu-endoskopiv/" text:style-name="Internet_20_link" text:visited-style-name="Visited_20_Internet_20_Link">
https://armyinform.com.ua/2023/05/06/ukrayina-otrymaye-vid-yaponiyi-300-miljoniv-yen-na-zakupivlyu-endoskopiv/</text:a>
</text:p>
      <!--NEWS-->
      <text:h text:style-name="P10" text:outline-level="1">
<text:span text:style-name="T4">
"Four-Lip Sappers" have been trained in miners</text:span>
</text:h>
      <text:p text:style-name="P4">
Author: ['АРМІЯINFORM']</text:p>
      <text:p text:style-name="P4">
Time: 2023-05-06T54:00:00-04:00</text:p>
      <text:p text:style-name="P4">
Description: About the sovereign of the Podkordonna Service Service. Import Rolenity Role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image-scaled.jpg" text:style-name="Internet_20_link" text:visited-style-name="Visited_20_Internet_20_Link">
image-scaled.jpg</text:a>
', '<text:a xlink:type="simple" xlink:href="https://armyinform.com.ua/wp-content/uploads/2023/05/news_20230505_150209_168328812911-scaled.jpg" text:style-name="Internet_20_link" text:visited-style-name="Visited_20_Internet_20_Link">
news_20230505_150209_168328812911-scaled.jpg</text:a>
', '<text:a xlink:type="simple" xlink:href="https://armyinform.com.ua/wp-content/uploads/2023/05/news_20230505_150152_16832881123-150x150.jpg" text:style-name="Internet_20_link" text:visited-style-name="Visited_20_Internet_20_Link">
news_20230505_150152_16832881123-150x150.jpg</text:a>
', '<text:a xlink:type="simple" xlink:href="https://armyinform.com.ua/wp-content/uploads/2023/05/news_20230505_150154_16832881144-150x150.jpg" text:style-name="Internet_20_link" text:visited-style-name="Visited_20_Internet_20_Link">
news_20230505_150154_16832881144-150x150.jpg</text:a>
', '<text:a xlink:type="simple" xlink:href="https://armyinform.com.ua/wp-content/uploads/2023/05/news_20230505_150206_16832881269-150x150.jpg" text:style-name="Internet_20_link" text:visited-style-name="Visited_20_Internet_20_Link">
news_20230505_150206_16832881269-150x150.jpg</text:a>
']</text:p>
      <text:p text:style-name="P4">
Tags: ['STOPRUSSIA', 'АГРЕСІЯ РФ', 'ВІЙНА', 'ВТОРГНЕННЯ РФ', 'ДЕРЖПРИКОРДОНСЛУЖБА', 'САПЕРИ', 'ЧОТИРИЛАПІ САПЕРИ']</text:p>
      <text:p text:style-name="P4">
Category: News</text:p>
      <!--METADATA-->
      <text:p text:style-name="P4">
<draw:frame draw:style-name="fr1" draw:name="Image278" text:anchor-type="as-char" svg:width="6.9236in" svg:height="5.36579in" draw:z-index="0">
<draw:image xlink:href="../Images/AРМІЯINFORM/2023-05-06T54-00-00-04-00/image-scaled.jpg" xlink:type="simple" xlink:show="embed" xlink:actuate="onLoad" draw:mime-type="image/jpeg"/>
</draw:frame>
About it <text:a xlink:type="simple" xlink:href="https://dpsu.gov.ua/ua/news/CHotirilapi-saperi-proyshli-navchannya-z-minno-rozshukovoi-roboti/" text:style-name="Internet_20_link" text:visited-style-name="Visited_20_Internet_20_Link">
reports</text:a>
State Border Service of Ukraine.</text:p>
      <text:p text:style-name="P4">
It is difficult to overestimate the role of service dogs. In the Border Service, four -leapipomers delay violators, detect drugs and explosives, and now they will be able to exchange the territories.</text:p>
      <text:p text:style-name="P4">
Border guards, together with four-legged partners, were trained in miners.</text:p>
      <text:p text:style-name="P4">
<draw:frame draw:style-name="fr1" draw:name="Image279" text:anchor-type="as-char" svg:width="6.9236in" svg:height="5.19847in" draw:z-index="0">
<draw:image xlink:href="../Images/AРМІЯINFORM/2023-05-06T54-00-00-04-00/news_20230505_150209_168328812911-scaled.jpg" xlink:type="simple" xlink:show="embed" xlink:actuate="onLoad" draw:mime-type="image/jpeg"/>
</draw:frame>
The dog breeders and their wards studied together, because it is work in tandem. Here is a full interaction in a dog pair. The training was gone by both large dogs - shepherds and raspberries, and small - spaniels.</text:p>
      <text:p text:style-name="P4">
Tails have a unique sense of smell, so they hear well mines, buried underground. Choice will rush the zigzags, and when they find mine, they sit and indicate its cynologist. And dogs are forbidden to dig, bite, or bark overwhelming objects, as it is dangerous.</text:p>
      <text:p text:style-name="P4">
<text:a xlink:type="simple" xlink:href="https://armyinform.com.ua/wp-content/uploads/2023/05/news_20230505_150152_16832881123-scaled.jpg" text:style-name="Internet_20_link" text:visited-style-name="Visited_20_Internet_20_Link">
!(Images/AРМІЯINFORM/2023-05-06T54-00-00-04-00/news_20230505_150152_16832881123-150x150.jpg)</text:a>
</text:p>
      <text:p text:style-name="P4">
<text:a xlink:type="simple" xlink:href="https://armyinform.com.ua/wp-content/uploads/2023/05/news_20230505_150154_16832881144-scaled.jpg" text:style-name="Internet_20_link" text:visited-style-name="Visited_20_Internet_20_Link">
<draw:frame draw:style-name="fr1" draw:name="Image280" text:anchor-type="as-char" svg:width="6.9236in" svg:height="6.9236in" draw:z-index="0">
<draw:image xlink:href="../Images/AРМІЯINFORM/2023-05-06T54-00-00-04-00/news_20230505_150154_16832881144-150x150.jpg" xlink:type="simple" xlink:show="embed" xlink:actuate="onLoad" draw:mime-type="image/jpeg"/>
</draw:frame>
</text:a>
</text:p>
      <text:p text:style-name="P4">
<text:a xlink:type="simple" xlink:href="https://armyinform.com.ua/wp-content/uploads/2023/05/news_20230505_150206_16832881269-scaled.jpg" text:style-name="Internet_20_link" text:visited-style-name="Visited_20_Internet_20_Link">
<draw:frame draw:style-name="fr1" draw:name="Image281" text:anchor-type="as-char" svg:width="6.9236in" svg:height="6.9236in" draw:z-index="0">
<draw:image xlink:href="../Images/AРМІЯINFORM/2023-05-06T54-00-00-04-00/news_20230505_150206_16832881269-150x150.jpg" xlink:type="simple" xlink:show="embed" xlink:actuate="onLoad" draw:mime-type="image/jpeg"/>
</draw:frame>
</text:a>
“The war in Ukraine continues and despite the fighting, the preparation of dogs continues. The border guards who have undergone mining dogs will have difficult service in the war zone. They will work in the territories and will help to exchange the place to provide safe approaches, where our border guards are served, ”said Sergei Osipov, Head of the Border Guard Centers.</text:p>
      <text:p text:style-name="P4">
So today dogs remain loyal and loyal to the assistants and, despite modern equipment, it is better to detect explosives than tail. Detachment and during the war, four -legged assistants help to defend public years and save lives, sometimes sacrificing their own.</text:p>
      <text:p text:style-name="P4">
News Source: <text:a xlink:type="simple" xlink:href="https://armyinform.com.ua/2023/05/06/chotyrylapi-sapery-projshly-navchannya-z-minno-rozshukovoyi-roboty/" text:style-name="Internet_20_link" text:visited-style-name="Visited_20_Internet_20_Link">
https://armyinform.com.ua/2023/05/06/chotyrylapi-sapery-projshly-navchannya-z-minno-rozshukovoyi-roboty/</text:a>
</text:p>
      <!--NEWS-->
      <text:h text:style-name="P10" text:outline-level="1">
<text:span text:style-name="T4">
"Let's win in this war together": Alexei Reznikov met with a delegation of US Congress</text:span>
</text:h>
      <text:p text:style-name="P4">
Author: ['АРМІЯINFORM']</text:p>
      <text:p text:style-name="P4">
Time: 2023-05-06T55:00:00-04:00</text:p>
      <text:p text:style-name="P4">
Description: Mainstro defense of Ukraine Oleksii Reznikov at Kiwi Povviv Zustych Iz delegation Membe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cd7d01466842861aba96e7c21350986ebe1ea4c0.jpg" text:style-name="Internet_20_link" text:visited-style-name="Visited_20_Internet_20_Link">
cd7d01466842861aba96e7c21350986ebe1ea4c0.jpg</text:a>
', '<text:a xlink:type="simple" xlink:href="https://armyinform.com.ua/wp-content/uploads/2023/05/a250034edc369e00f843705e8daa2baa00cb1abd-150x150.jpg" text:style-name="Internet_20_link" text:visited-style-name="Visited_20_Internet_20_Link">
a250034edc369e00f843705e8daa2baa00cb1abd-150x150.jpg</text:a>
', '<text:a xlink:type="simple" xlink:href="https://armyinform.com.ua/wp-content/uploads/2023/05/bb7133b5a784d3aac64244e054daa2c4f0316b99-150x150.jpg" text:style-name="Internet_20_link" text:visited-style-name="Visited_20_Internet_20_Link">
bb7133b5a784d3aac64244e054daa2c4f0316b99-150x150.jpg</text:a>
', '<text:a xlink:type="simple" xlink:href="https://armyinform.com.ua/wp-content/uploads/2023/05/e4e994fe5ea8baa8f4f2dda7d4dd3f6c4fc33ae7-150x150.jpg" text:style-name="Internet_20_link" text:visited-style-name="Visited_20_Internet_20_Link">
e4e994fe5ea8baa8f4f2dda7d4dd3f6c4fc33ae7-150x150.jpg</text:a>
']</text:p>
      <text:p text:style-name="P4">
Tags: ['STOPRUSSIA', 'ВТОРГНЕННЯ РФ', 'ЕДДІСОН «ДЖО» ВІЛСОН', 'КОНГРЕС США', 'ОЛЕКСІЙ РЕЗНІКОВ']</text:p>
      <text:p text:style-name="P4">
Category: News</text:p>
      <!--METADATA-->
      <text:p text:style-name="P4">
<draw:frame draw:style-name="fr1" draw:name="Image282" text:anchor-type="as-char" svg:width="6.9236in" svg:height="3.767592in" draw:z-index="0">
<draw:image xlink:href="../Images/AРМІЯINFORM/2023-05-06T55-00-00-04-00/cd7d01466842861aba96e7c21350986ebe1ea4c0.jpg" xlink:type="simple" xlink:show="embed" xlink:actuate="onLoad" draw:mime-type="image/jpeg"/>
</draw:frame>
Minister of Defense of Ukraine Oleksiy Reznikov in Kiev met with the delegation of the House of Congress representatives, headed by the head of the US Helsinki Commission by Eddison "Joe" Wilson, <text:a xlink:type="simple" xlink:href="https://www.mil.gov.ua/news/2023/05/05/peremozhemo-u-czij-vijni-razom-oleksij-reznikov-zustrivsya-z-delegaczieyu-kongresu-ssha/" text:style-name="Internet_20_link" text:visited-style-name="Visited_20_Internet_20_Link">
reports</text:a>
Nasyiti MO of Ukraine.</text:p>
      <text:p text:style-name="P4">
The delegation also includes US Ambassador Bridjite Bridget Brynk, a Democratic Party representative at the Helsinki Commission Stephen Cohen, a Republican Party representative at the Helsinki Commission Victoria Spartz, US Ambassador to the Karpend.</text:p>
      <text:p text:style-name="P4">
Alexei Reznikov noted the importance of supporting Ukraine by Congress, government -combined states and the entire American people, as well as thanked the need to strengthen the assistance of our country to achieve a winner over the Russian aggressor.</text:p>
      <text:p text:style-name="P4">
The interlocutors touched on the issues of accounting and transparency of military assistance. The American delegation was presented a briefing on the system of monitoring of supply and movement of Western weapons and logistical aid provided by Ukraine.</text:p>
      <text:p text:style-name="P4">
<text:a xlink:type="simple" xlink:href="https://armyinform.com.ua/wp-content/uploads/2023/05/a250034edc369e00f843705e8daa2baa00cb1abd.jpg" text:style-name="Internet_20_link" text:visited-style-name="Visited_20_Internet_20_Link">
!(Images/AРМІЯINFORM/2023-05-06T55-00-00-04-00/a250034edc369e00f843705e8daa2baa00cb1abd-150x150.jpg)</text:a>
</text:p>
      <text:p text:style-name="P4">
<text:a xlink:type="simple" xlink:href="https://armyinform.com.ua/wp-content/uploads/2023/05/bb7133b5a784d3aac64244e054daa2c4f0316b99.jpg" text:style-name="Internet_20_link" text:visited-style-name="Visited_20_Internet_20_Link">
<draw:frame draw:style-name="fr1" draw:name="Image283" text:anchor-type="as-char" svg:width="6.9236in" svg:height="6.9236in" draw:z-index="0">
<draw:image xlink:href="../Images/AРМІЯINFORM/2023-05-06T55-00-00-04-00/bb7133b5a784d3aac64244e054daa2c4f0316b99-150x150.jpg" xlink:type="simple" xlink:show="embed" xlink:actuate="onLoad" draw:mime-type="image/jpeg"/>
</draw:frame>
</text:a>
</text:p>
      <text:p text:style-name="P4">
<text:a xlink:type="simple" xlink:href="https://armyinform.com.ua/wp-content/uploads/2023/05/e4e994fe5ea8baa8f4f2dda7d4dd3f6c4fc33ae7.jpg" text:style-name="Internet_20_link" text:visited-style-name="Visited_20_Internet_20_Link">
<draw:frame draw:style-name="fr1" draw:name="Image284" text:anchor-type="as-char" svg:width="6.9236in" svg:height="6.9236in" draw:z-index="0">
<draw:image xlink:href="../Images/AРМІЯINFORM/2023-05-06T55-00-00-04-00/e4e994fe5ea8baa8f4f2dda7d4dd3f6c4fc33ae7-150x150.jpg" xlink:type="simple" xlink:show="embed" xlink:actuate="onLoad" draw:mime-type="image/jpeg"/>
</draw:frame>
</text:a>
</text:p>
      <text:p text:style-name="P4">
American delegates also spoke about their impressions of the visit to the Russian troops of the cities of Kyiv region, the scale of war crimes, outrage and destruction by Russian invaders.</text:p>
      <ul>
        <li>
I saw me very much!Russia has committed crimes against humanity, so our goal is to support Ukraine, your defenders, and to be with your margin to victory in the fight for freedom, - said Eddison "Joe" Wilson.</li>
      </ul>
      <text:p text:style-name="P4">
News Source: <text:a xlink:type="simple" xlink:href="https://armyinform.com.ua/2023/05/06/peremozhemo-u-czij-vijni-razom-oleksij-reznikov-zustrivsya-z-delegacziyeyu-kongresu-ssha/" text:style-name="Internet_20_link" text:visited-style-name="Visited_20_Internet_20_Link">
https://armyinform.com.ua/2023/05/06/peremozhemo-u-czij-vijni-razom-oleksij-reznikov-zustrivsya-z-delegacziyeyu-kongresu-ssha/</text:a>
</text:p>
      <!--NEWS-->
      <text:h text:style-name="P10" text:outline-level="1">
<text:span text:style-name="T4">
The European Commission has approved the provision of 500 million euros to increase the capacities of the EU defense industry</text:span>
</text:h>
      <text:p text:style-name="P4">
Author: ['АРМІЯINFORM']</text:p>
      <text:p text:style-name="P4">
Time: 2023-05-06T56:00:00-04:00</text:p>
      <text:p text:style-name="P4">
Description: About the sake of the sake of the sake of the sake of the sake of the sake of the sake of the sutan ilntegraita to єs: Tse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321738_1617353422107354_1377550224173636223_n-e1683304365850.jpg" text:style-name="Internet_20_link" text:visited-style-name="Visited_20_Internet_20_Link">
345321738_1617353422107354_1377550224173636223_n-e1683304365850.jpg</text:a>
']</text:p>
      <text:p text:style-name="P4">
Tags: ['STOPRUSSIA', 'АГРЕСІЯ РФ', 'ВІЙНА', 'ВТОРГНЕННЯ РФ', 'ЄВРОКОМІСІЯ']</text:p>
      <text:p text:style-name="P4">
Category: News</text:p>
      <!--METADATA-->
      <text:p text:style-name="P4">
<draw:frame draw:style-name="fr1" draw:name="Image285" text:anchor-type="as-char" svg:width="6.9236in" svg:height="4.706077in" draw:z-index="0">
<draw:image xlink:href="../Images/AРМІЯINFORM/2023-05-06T56-00-00-04-00/345321738_1617353422107354_1377550224173636223_n-e1683304365850.jpg" xlink:type="simple" xlink:show="embed" xlink:actuate="onLoad" draw:mime-type="image/jpeg"/>
</draw:frame>
About it <text:a xlink:type="simple" xlink:href="https://www.facebook.com/verkhovna.rada.ukraine/posts/pfbid02TvCDqBe6Lw1jgWDVkN1oxiRpxHPRTissHuMQDQtzSoVP49CTwutVdsbc2VwqTHXNl" text:style-name="Internet_20_link" text:visited-style-name="Visited_20_Internet_20_Link">
reports</text:a>
Committee of the Verkhovna Rada of Ukraine on Integration of Ukraine to the EU:</text:p>
      <text:p text:style-name="P4">
This will allow the European Defense Industry to support the Armed Forces of Ukraine and the EU countries.</text:p>
      <text:p text:style-name="P4">
Ukraine is heroically opposed to cruel Russian invaders. We adhere to a promise to support Ukraine and its people as much as it will be. But the courageous warriors of Ukraine need enough military equipment to protect their country, - said the President of the European Commission of Ursulafon Der Lyen.</text:p>
      <text:p text:style-name="P4">
She added that, together with EU Member States, he mobilizes another 1 billion euros to increase capacity.</text:p>
      <text:p text:style-name="P4">
This, according to her, is an important part of Europe's strategic capacity to protect interests and values and to help support peace on the continent.</text:p>
      <text:p text:style-name="P4">
News Source: <text:a xlink:type="simple" xlink:href="https://armyinform.com.ua/2023/05/06/yevrokomisiya-zatverdyla-nadannya-500-miljoniv-yevro-dlya-terminovogo-zbilshennya-potuzhnostej-oboronnoyi-promyslovosti-yes/" text:style-name="Internet_20_link" text:visited-style-name="Visited_20_Internet_20_Link">
https://armyinform.com.ua/2023/05/06/yevrokomisiya-zatverdyla-nadannya-500-miljoniv-yevro-dlya-terminovogo-zbilshennya-potuzhnostej-oboronnoyi-promyslovosti-yes/</text:a>
</text:p>
      <!--NEWS-->
      <text:h text:style-name="P10" text:outline-level="1">
<text:span text:style-name="T4">
Ministry of Veterans invites Ukrainians to participate in the physical and health event "Marathon"</text:span>
</text:h>
      <text:p text:style-name="P4">
Author: ['АРМІЯINFORM']</text:p>
      <text:p text:style-name="P4">
Time: 2023-05-06T57:00:00-04:00</text:p>
      <text:p text:style-name="P4">
Description: About CED DOIMLAYA Minlateran. In the abstracts of the warehouse of real realization, the war with Ukraine 2022, the war with Ukraine is the latest news today, the news war with Ukraine 2022 is the last for today, will there be a war between Ukraine and Russia, and when, the war with Ukraine will or not will or not , Will there be a war with Ukraine in the near future, they say, the war with Ukraine, Ukrainian news today, Ukrainian news in Ukrainian media in Russian</text:p>
      <text:p text:style-name="P4">
Images: ['<text:a xlink:type="simple" xlink:href="https://armyinform.com.ua/wp-content/uploads/2023/05/zobrazhennya1.png" text:style-name="Internet_20_link" text:visited-style-name="Visited_20_Internet_20_Link">
zobrazhennya1.png</text:a>
']</text:p>
      <text:p text:style-name="P4">
Tags: ['STOPRUSSIA', 'АГРЕСІЯ РФ', 'ВЕТЕРАНИ АТО/ООС', 'ВІЙНА', 'ВТОРГНЕННЯ РФ', 'МІНВЕТЕРАНІВ', 'ПАТРІОТИЧНИЙ ЗАБІГ', 'СПОРТИВНИЙ ЗАБІГ']</text:p>
      <text:p text:style-name="P4">
Category: News</text:p>
      <!--METADATA-->
      <text:p text:style-name="P4">
<draw:frame draw:style-name="fr1" draw:name="Image286" text:anchor-type="as-char" svg:width="6.9236in" svg:height="6.9236in" draw:z-index="0">
<draw:image xlink:href="../Images/AРМІЯINFORM/2023-05-06T57-00-00-04-00/zobrazhennya1.png" xlink:type="simple" xlink:show="embed" xlink:actuate="onLoad" draw:mime-type="image/png"/>
</draw:frame>
About it <text:a xlink:type="simple" xlink:href="https://www.facebook.com/DPSUkraine/posts/pfbid01GVyCwXxqxjexT1SsVW36u2b5RcDhxXF2XG1jZprkH9BMJz3xCtMdPwXt71jZFrPl" text:style-name="Internet_20_link" text:visited-style-name="Visited_20_Internet_20_Link">
reports</text:a>
Ministry of Veterans.</text:p>
      <text:p text:style-name="P4">
In the modern complex realities of Russia's military aggression against Ukraine, Ukrainian will have grave consequences for the physical and mental health. Therefore, special attention requires the involvement of veterans of war, defenders and defenders of wheelchairs in physical education and sports, as a component of rehabilitation, and in order to refer them to integration to active life of social and functional life and restore their work.</text:p>
      <text:p text:style-name="P4">
One of the types of physical activity that is only developing in Ukraine is Escandava walking.</text:p>
      <text:p text:style-name="P4">
Scandinavian walking is a sport in which a person walks, leaning in Nasta sticks. This technique allows you to load the muscles of the hands and simultaneously remove the joints of the lower extremities. The muscles of the whole body are involved in the motion, which is why when walking, the wellness effect is achieved faster and easier. This is one of the reasons why the Scandinavian walking technique is becoming more and more popular and used not only for overall health, but also as a rehabilitation agent that can be engaged at any age and with any level of physical training.</text:p>
      <text:p text:style-name="P4">
Therefore, the Ministry of Veterans of Ukraine invites all those who wish veterans of the veterans to participate in the physical and health event "Marathon".</text:p>
      <text:p text:style-name="P4">
<text:span text:style-name="T4">
 The event will take place on May 7, 2023 in Bucha, vul. Institute, 54(Central Entrance to Buchan City Park).</text:span>
</text:p>
      <text:p text:style-name="P4">
<text:span text:style-name="T4">
Дистанції: Забіг на 5 км та 10 км; 5 км Скандинавська ходьба.</text:span>
</text:p>
      <text:p text:style-name="P4">
<text:span text:style-name="T4">
Реєстрація: 7:00</text:span>
</text:p>
      <text:p text:style-name="P4">
<text:span text:style-name="T4">
Старт: 10:00</text:span>
</text:p>
      <text:p text:style-name="P4">
<text:span text:style-name="T4">
Стартовий пакет включає:</text:span>
</text:p>
      <ul>
        <li>
медаль фінішера;  * стартовий номер;  * електронний чіп для фіксації результату;  * номер для отримання пакету з речами в камері зберігання;  * онлайн диплом з результатом.</li>
      </ul>
      <text:p text:style-name="P4">
Реєстрація безкоштовна: &lt;https://ticketme.org/events/16&gt;
</text:p>
      <text:p text:style-name="P4">
Усі учасники також отримують подарунки від організаторів заходу.</text:p>
      <text:p text:style-name="P4">
News Source: <text:a xlink:type="simple" xlink:href="https://armyinform.com.ua/2023/05/06/minveteraniv-zaproshuye-veteraniv-i-veteranok-do-uchasti-u-fizkulturno-ozdorovchomu-zahodi-marathon-neskorena-bucha-z-ukrayinoyu-v-serczi/" text:style-name="Internet_20_link" text:visited-style-name="Visited_20_Internet_20_Link">
https://armyinform.com.ua/2023/05/06/minveteraniv-zaproshuye-veteraniv-i-veteranok-do-uchasti-u-fizkulturno-ozdorovchomu-zahodi-marathon-neskorena-bucha-z-ukrayinoyu-v-serczi/</text:a>
</text:p>
      <!--NEWS-->
      <text:h text:style-name="P10" text:outline-level="1">
<text:span text:style-name="T4">
Zala, Orlan-10, cube, lancet: 10 Uaks Rushists</text:span>
</text:h>
      <text:p text:style-name="P4">
Author: ['АРМІЯINFORM']</text:p>
      <text:p text:style-name="P4">
Time: 2023-05-06T58:00:00-04:00</text:p>
      <text:p text:style-name="P4">
Description: About CED DOIMLAY HS ZS Ukrainian at Rankova Zvedenni.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2/9-1-2.jpg" text:style-name="Internet_20_link" text:visited-style-name="Visited_20_Internet_20_Link">
9-1-2.jpg</text:a>
']</text:p>
      <text:p text:style-name="P4">
Tags: ['STOPRUSSIA', 'ZALA', 'ВТОРГНЕННЯ РФ', 'ГШ ЗС УКРАЇНИ', 'КУБ', 'ЛАНЦЕТ', 'ОРЛАН-10']</text:p>
      <text:p text:style-name="P4">
Category: News</text:p>
      <!--METADATA-->
      <text:p text:style-name="P4">
<draw:frame draw:style-name="fr1" draw:name="Image287" text:anchor-type="as-char" svg:width="6.9236in" svg:height="5.1927in" draw:z-index="0">
<draw:image xlink:href="../Images/AРМІЯINFORM/2023-05-06T58-00-00-04-00/9-1-2.jpg" xlink:type="simple" xlink:show="embed" xlink:actuate="onLoad" draw:mime-type="image/jpeg"/>
</draw:frame>
<text:span text:style-name="T4">
 🔥 Situation on the Russian invasion </text:span>
 about it <text:a xlink:type="simple" xlink:href="https://www.facebook.com/GeneralStaff.ua/posts/pfbid031HdnnsAUpaqZ9P2PJtDDix9wqS1VtEhRFXUZPUafADCQUtB8cJ7opdkLtiA8AYzZl" text:style-name="Internet_20_link" text:visited-style-name="Visited_20_Internet_20_Link">
reports</text:a>
The General of the Armed Forces of Ukraine in the morning summary.</text:p>
      <text:p text:style-name="P4">
“Aviation of defense forces per day made 10 beats in the areas of concentration of personal staff and military equipment of the enemy. Also, 5 hostile baptishes "ShahED-136/131", 2 UAVs of the Zala type, 1 "Orlan-10", 1 cube "and 1 Blatip" Lancet "were shot,-the message reads.</text:p>
      <text:p text:style-name="P4">
In addition, the missile troops and artillery units have affected the 5-gardens of the weapons and military equipment, 3 ammunition depots of tap and lubricants, 1 air defense and 5 more important goals of the enemy.</text:p>
      <text:p text:style-name="P4">
News Source: <text:a xlink:type="simple" xlink:href="https://armyinform.com.ua/2023/05/06/zala-orlan-10-kub-lanczet-za-dobu-zbyto-10-bpla-rashystiv/" text:style-name="Internet_20_link" text:visited-style-name="Visited_20_Internet_20_Link">
https://armyinform.com.ua/2023/05/06/zala-orlan-10-kub-lanczet-za-dobu-zbyto-10-bpla-rashystiv/</text:a>
</text:p>
      <!--NEWS-->
      <text:h text:style-name="P10" text:outline-level="1">
<text:span text:style-name="T4">
Last day the Russians struck 8 rocket and 49 aviation blows</text:span>
</text:h>
      <text:p text:style-name="P4">
Author: ['АРМІЯINFORM']</text:p>
      <text:p text:style-name="P4">
Time: 2023-05-06T59:00:00-04:00</text:p>
      <text:p text:style-name="P4">
Description: About CED DOIMLAY HS ZS Ukrainian at Rankova Zvedenni. “The enemy has passed by the opponent ... The war with Ukraine 2022, the war with Ukraine is the latest news today, the news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ВОЄННІ ЗЛОЧИНИ ЗС РФ', 'ВТОРГНЕННЯ РФ', 'ГШ ЗС УКРАЇНИ']</text:p>
      <text:p text:style-name="P4">
Category: News</text:p>
      <!--METADATA-->
      <text:p text:style-name="P4">
<draw:frame draw:style-name="fr1" draw:name="Image288" text:anchor-type="as-char" svg:width="6.9236in" svg:height="3.894525in" draw:z-index="0">
<draw:image xlink:href="../Images/AРМІЯINFORM/2023-05-06T59-00-00-04-00/raketni-udary-voroga.jpg" xlink:type="simple" xlink:show="embed" xlink:actuate="onLoad" draw:mime-type="image/jpeg"/>
</draw:frame>
<text:span text:style-name="T4">
 🔥 Situation on the Russian invasion </text:span>
 about it <text:a xlink:type="simple" xlink:href="https://www.facebook.com/GeneralStaff.ua/posts/pfbid031HdnnsAUpaqZ9P2PJtDDix9wqS1VtEhRFXUZPUafADCQUtB8cJ7opdkLtiA8AYzZl" text:style-name="Internet_20_link" text:visited-style-name="Visited_20_Internet_20_Link">
reports</text:a>
The General of the Armed Forces of Ukraine in the morning summary.</text:p>
      <text:p text:style-name="P4">
“Last day, the enemy struck 8 rocket launchers, 49 aircraft strikes and made 82 -fits from rocket launchers. Peaceful people were injured, private dwellings and other civilian infrastructure were destroyed and damaged, ”the message reads.</text:p>
      <text:p text:style-name="P4">
It also emphasizes the high probability of further missile and aviation strikes throughout the territory.</text:p>
      <text:p text:style-name="P4">
News Source: <text:a xlink:type="simple" xlink:href="https://armyinform.com.ua/2023/05/06/mynuloyi-doby-rosiyany-zavdaly-8-raketnyh-ta-49-aviaczijnyh-udariv/" text:style-name="Internet_20_link" text:visited-style-name="Visited_20_Internet_20_Link">
https://armyinform.com.ua/2023/05/06/mynuloyi-doby-rosiyany-zavdaly-8-raketnyh-ta-49-aviaczijnyh-udariv/</text:a>
</text:p>
      <!--NEWS-->
      <text:h text:style-name="P10" text:outline-level="1">
<text:span text:style-name="T4">
About 50 invaders' attacks are reflected in Donetsk region, battles continue in Bakhmut</text:span>
</text:h>
      <text:p text:style-name="P4">
Author: ['АРМІЯINFORM']</text:p>
      <text:p text:style-name="P4">
Time: 2023-05-06T60:00:00-04:00</text:p>
      <text:p text:style-name="P4">
Description: About CED DOIMLAY, ZS Ukrainian at Rankova Zvedenni. “At Bakhmuts, the war with Ukraine 2022, the war with Ukraine is the latest news today, the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ВДІЇВСЬКА', 'БАХМУТ', 'ВТОРГНЕННЯ РФ', 'ГШ ЗС УКРАЇНИ', 'МАР’ЇНКА']</text:p>
      <text:p text:style-name="P4">
Category: News</text:p>
      <!--METADATA-->
      <text:p text:style-name="P4">
<draw:frame draw:style-name="fr1" draw:name="Image289" text:anchor-type="as-char" svg:width="6.9236in" svg:height="4.609964in" draw:z-index="0">
<draw:image xlink:href="../Images/AРМІЯINFORM/2023-05-06T60-00-00-04-00/bahmut-2.jpg" xlink:type="simple" xlink:show="embed" xlink:actuate="onLoad" draw:mime-type="image/jpeg"/>
</draw:frame>
<text:span text:style-name="T4">
 🔥 Situation on the Russian invasion </text:span>
 about it <text:a xlink:type="simple" xlink:href="https://www.facebook.com/GeneralStaff.ua/posts/pfbid031HdnnsAUpaqZ9P2PJtDDix9wqS1VtEhRFXUZPUafADCQUtB8cJ7opdkLtiA8AYzZl" text:style-name="Internet_20_link" text:visited-style-name="Visited_20_Internet_20_Link">
reports</text:a>
The General of the Armed Forces of Ukraine in the morning summary.</text:p>
      <text:p text:style-name="P4">
“In the Bakhmut direction, the enemy continues to take offensive actions. Bakhmut's boys continue. The invaders were unsuccessfully attacked in the direction of Grigorivka, Ivanovsky and New York. Vasyukivka, Minskivka, Orikhovo-Vasylivka, Markovo, Grigorivka, Bakhmut, Ivanivske, Time, Konstantinovka, Kramatorsk, Slavyansk, Oleksandr-Schultine, South, North and New York Donetsk were injured by hostile shelling, Vasyukivka. message.</text:p>
      <text:p text:style-name="P4">
It is also noted that the enemy continues to concentrate the basic efforts of taking offensive actions in Bakhmut, Avdiivsky and Marinskaya Napryamki - reflecting about 50 invaders. Bakhmut and Marinka are in the epicenter of the fighting, and our defenders keep defense.</text:p>
      <text:p text:style-name="P4">
News Source: <text:a xlink:type="simple" xlink:href="https://armyinform.com.ua/2023/05/06/na-donechchyni-vidbyto-blyzko-50-atak-okupantiv-u-bahmuti-tryvayut-boyi/" text:style-name="Internet_20_link" text:visited-style-name="Visited_20_Internet_20_Link">
https://armyinform.com.ua/2023/05/06/na-donechchyni-vidbyto-blyzko-50-atak-okupantiv-u-bahmuti-tryvayut-boyi/</text:a>
</text:p>
      <!--NEWS-->
      <text:h text:style-name="P10" text:outline-level="1">
<text:span text:style-name="T4">
The occupiers fired at dozens of settlements in four regions</text:span>
</text:h>
      <text:p text:style-name="P4">
Author: ['АРМІЯINFORM']</text:p>
      <text:p text:style-name="P4">
Time: 2023-05-06T61:00:00-04:00</text:p>
      <text:p text:style-name="P4">
Description: About CED DOIMLAY, ZS Ukrainian at Rankova Zvedenni. “At the Zaporizhzky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ОЄННІ ЗЛОЧИНИ ЗС РФ', 'ВТОРГНЕННЯ РФ', 'ГШ ЗС УКРАЇНИ', 'ХЕРСОН']</text:p>
      <text:p text:style-name="P4">
Category: News</text:p>
      <!--METADATA-->
      <text:p text:style-name="P4">
<draw:frame draw:style-name="fr1" draw:name="Image290" text:anchor-type="as-char" svg:width="6.9236in" svg:height="5.490198in" draw:z-index="0">
<draw:image xlink:href="../Images/AРМІЯINFORM/2023-05-06T61-00-00-04-00/2022-12-06-obstrily-prykordonnya-ukrayiny-e1670330009167.jpe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31HdnnsAUpaqZ9P2PJtDDix9wqS1VtEhRFXUZPUafADCQUtB8cJ7opdkLtiA8AYzZl" text:style-name="Internet_20_link" text:visited-style-name="Visited_20_Internet_20_Link">
reports</text:a>
The General of the Armed Forces of Ukraine in the morning summary.</text:p>
      <text:p text:style-name="P4">
“In the Zaporizhzhya and Kherson directions, the enemy is defending. Fired over 40 settlements. Among them - Burlatske, Vremivka, Novosilka, Zelenopole, Novopol of Donetsk region; Olgivske, Malynivka, Gulyaipole, Railway, Gulyaypil, Belogorye, Little Tokmachka, Mali Shcherbaki, Kamyansk Stepnogorsk, Zaporizhzhya region; Nikopol - Dnipropetrovsk; Golden Bank, Dudchans, Vesele, Dniprovske, Kizomis of Kherson region and citysharson, ”the message reads.</text:p>
      <text:p text:style-name="P4">
News Source: <text:a xlink:type="simple" xlink:href="https://armyinform.com.ua/2023/05/06/okupanty-obstrilyaly-desyatky-naselenyh-punktiv-u-chotyroh-oblastyah/" text:style-name="Internet_20_link" text:visited-style-name="Visited_20_Internet_20_Link">
https://armyinform.com.ua/2023/05/06/okupanty-obstrilyaly-desyatky-naselenyh-punktiv-u-chotyroh-oblastyah/</text:a>
</text:p>
      <!--NEWS-->
      <text:h text:style-name="P10" text:outline-level="1">
<text:span text:style-name="T4">
For refusing to take the Russian passport of Ukrainians sent to "filtration points"</text:span>
</text:h>
      <text:p text:style-name="P4">
Author: ['АРМІЯINFORM']</text:p>
      <text:p text:style-name="P4">
Time: 2023-05-06T62:00:00-04:00</text:p>
      <text:p text:style-name="P4">
Description: About CED DOIMLAY, ZS Ukrainian at Rankova Zvedenni. “Ukrainian huge people, yaki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5/24_news_big-v1654187872.jpeg" text:style-name="Internet_20_link" text:visited-style-name="Visited_20_Internet_20_Link">
24_news_big-v1654187872.jpeg</text:a>
']</text:p>
      <text:p text:style-name="P4">
Tags: ['STOPRUSSIA', 'ВОЄННІ ЗЛОЧИНИ ЗС РФ', 'ВТОРГНЕННЯ РФ', 'ГШ ЗС УКРАЇНИ']</text:p>
      <text:p text:style-name="P4">
Category: News</text:p>
      <!--METADATA-->
      <text:p text:style-name="P4">
<draw:frame draw:style-name="fr1" draw:name="Image291" text:anchor-type="as-char" svg:width="6.9236in" svg:height="3.615658in" draw:z-index="0">
<draw:image xlink:href="../Images/AРМІЯINFORM/2023-05-06T62-00-00-04-00/24_news_big-v1654187872.jpeg" xlink:type="simple" xlink:show="embed" xlink:actuate="onLoad" draw:mime-type="image/jpeg"/>
</draw:frame>
<text:span text:style-name="T4">
 🔥 Situation on the Russian invasion </text:span>
 about it <text:a xlink:type="simple" xlink:href="https://www.facebook.com/GeneralStaff.ua/posts/pfbid031HdnnsAUpaqZ9P2PJtDDix9wqS1VtEhRFXUZPUafADCQUtB8cJ7opdkLtiA8AYzZl" text:style-name="Internet_20_link" text:visited-style-name="Visited_20_Internet_20_Link">
reports</text:a>
The General of the Armed Forces of Ukraine in the morning summary.</text:p>
      <text:p text:style-name="P4">
“Ukrainian citizens who have refused to receive the Russian passport, the occupiers in the city of Starobilsk are forcibly evicted from their own homes. Usually, the premises come no more than twice. For the third time, people and their affiliates are thrown outside. The invaders do not stop even the fact that minor children can live in a way. After eviction, such citizens are drawn to filtration points, and their housing is given to the military occupation army for settlement, ”the message reads.</text:p>
      <text:p text:style-name="P4">
News Source: <text:a xlink:type="simple" xlink:href="https://armyinform.com.ua/2023/05/06/za-vidmovu-braty-rosijskyj-pasport-ukrayincziv-vidpravlyayut-do-filtraczijnyh-punktiv/" text:style-name="Internet_20_link" text:visited-style-name="Visited_20_Internet_20_Link">
https://armyinform.com.ua/2023/05/06/za-vidmovu-braty-rosijskyj-pasport-ukrayincziv-vidpravlyayut-do-filtraczijnyh-punktiv/</text:a>
</text:p>
      <!--NEWS-->
      <text:h text:style-name="P10" text:outline-level="1">
<text:span text:style-name="T4">
Today is the day of infantry</text:span>
</text:h>
      <text:p text:style-name="P4">
Author: ['АРМІЯINFORM']</text:p>
      <text:p text:style-name="P4">
Time: 2023-05-06T63:00:00-04:00</text:p>
      <text:p text:style-name="P4">
Description: At 2019, the President of Ukraine PIDSISSIONS IS Decree No. 152/2019 About the Vidhennya 6 Herbalism of the day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infantry-day2-scaled.jpg" text:style-name="Internet_20_link" text:visited-style-name="Visited_20_Internet_20_Link">
infantry-day2-scaled.jpg</text:a>
']</text:p>
      <text:p text:style-name="P4">
Tags: ['ДЕНЬ ПІХОТИ']</text:p>
      <text:p text:style-name="P4">
Category: News</text:p>
      <!--METADATA-->
      <text:p text:style-name="P4">
<draw:frame draw:style-name="fr1" draw:name="Image292" text:anchor-type="as-char" svg:width="6.9236in" svg:height="4.50611in" draw:z-index="0">
<draw:image xlink:href="../Images/AРМІЯINFORM/2023-05-06T63-00-00-04-00/infantry-day2-scaled.jpg" xlink:type="simple" xlink:show="embed" xlink:actuate="onLoad" draw:mime-type="image/jpeg"/>
</draw:frame>
In 2019, the President of Ukraine signed <text:a xlink:type="simple" xlink:href="https://www.president.gov.ua/documents/1522019-26574" text:style-name="Internet_20_link" text:visited-style-name="Visited_20_Internet_20_Link">
Decree No. 152/2019</text:a>
Certain on May 6, infantry day. This year, he is already celebrated in the country. The decree states that this professional holiday is established "in order to honor the courage and heroism modern military traditions. "</text:p>
      <text:p text:style-name="P4">
Why are our infantry honors on May 6? After all, this day in 1648 the cosaks won the battle near the yellow waters. The battle is considered the first victorious - under the leadership of Bohdan Khmelnitsky. And on May 6, they celebrate the religious holiday - Yuri Zmieborets Day, who was one of the patrons of the Ukrainian army.</text:p>
      <text:p text:style-name="P4">
Our infantrymen, along with warriors of other families and types of troops since 2014, during the time -to -terrorist operation and operations of the Joint Forces courageously defended Ukraine.</text:p>
      <text:p text:style-name="P4">
Like last year, the day of infantry is now celebrated in the conditions of reflection of a wide -scale armed Russian aggression against Ukraine.</text:p>
      <text:p text:style-name="P4">
Under the pressure of our infantrymen in the spring of 2022, the enemy fled from Kyiv, Chernihiv and Sumy regions.</text:p>
      <text:p text:style-name="P4">
Ukrainian infantry participated in a lightning counter -offensive in Kharkiv region.</text:p>
      <text:p text:style-name="P4">
And last November, the infantry soldiers, together with other families and Vidyamivsk, liberated the regional center of Ukraine-the city of Kherson.</text:p>
      <text:p text:style-name="P4">
And for this, thousands of soldiers were awarded state awards.</text:p>
      <text:p text:style-name="P4">
Today, Ukrainian infantrymen are ready to liberate other territories of our state.</text:p>
      <text:p text:style-name="P4">
In the current difficult environment, the personnel of the mechanized and motor infantry units demonstrates the loyalty of the military oath and high responsibility.</text:p>
      <text:p text:style-name="P4">
And firing power and high mobility are something that allows modern infantrymen to destroy Russian invaders on the battlefield.</text:p>
      <text:p text:style-name="P4">
The Armyinform joins the greetings and wishes our infantry new victories!</text:p>
      <text:p text:style-name="P4">
News Source: <text:a xlink:type="simple" xlink:href="https://armyinform.com.ua/2023/05/06/sogodni-vidznachayetsya-den-pihoty/" text:style-name="Internet_20_link" text:visited-style-name="Visited_20_Internet_20_Link">
https://armyinform.com.ua/2023/05/06/sogodni-vidznachayetsya-den-pihoty/</text:a>
</text:p>
      <!--NEWS-->
      <text:h text:style-name="P10" text:outline-level="1">
<text:span text:style-name="T4">
Defense forces eliminated more than 560 invaders, destroyed 14 artisystems and 14 UAVs</text:span>
</text:h>
      <text:p text:style-name="P4">
Author: ['АРМІЯINFORM']</text:p>
      <text:p text:style-name="P4">
Time: 2023-05-06T64:00:00-04:00</text:p>
      <text:p text:style-name="P4">
Description: Zagalni Boyov, Find the enemy on 06/24/22 to 06/0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379873518575012193_w-scaled.jpg" text:style-name="Internet_20_link" text:visited-style-name="Visited_20_Internet_20_Link">
photo_5379873518575012193_w-scaled.jpg</text:a>
']</text:p>
      <text:p text:style-name="P4">
Tags: ['STOPRUSSIA', 'АГРЕСІЯ РФ', 'ВТОРГНЕННЯ РФ', 'ВТРАТИ ВОРОГА']</text:p>
      <text:p text:style-name="P4">
Category: News</text:p>
      <!--METADATA-->
      <text:p text:style-name="P4">
<draw:frame draw:style-name="fr1" draw:name="Image293" text:anchor-type="as-char" svg:width="6.9236in" svg:height="6.998606in" draw:z-index="0">
<draw:image xlink:href="../Images/AРМІЯINFORM/2023-05-06T64-00-00-04-00/photo_5379873518575012193_w-scaled.jpg" xlink:type="simple" xlink:show="embed" xlink:actuate="onLoad" draw:mime-type="image/jpeg"/>
</draw:frame>
The total fighting loss of the enemy from 24.02.22 to 06.05.23 will be orientated:</text:p>
      <ul>
        <li>
Personnel - 193770(+560)persons eliminated * tanks - 3717(+7)<text:span text:style-name="T5">
 combat armored vehicles - 7238(+14)</text:span>
 Artillery systems - 2992(+14)<text:span text:style-name="T5">
 RSZV - 552(+2)</text:span>
 air defense means - 306(+2)<text:span text:style-name="T5">
 aircraft - 308(0)</text:span>
 helicopters - 294(0)<text:span text:style-name="T5">
 UAV Operative-tactical level-2554(+14)</text:span>
 Winged missiles - 947(0)<text:span text:style-name="T5">
 ships / boats - 18(0)</text:span>
 Automobile equipment and tanks - 5936(+20)* Special Technique - 375(+2)The data is specified ...</li>
      </ul>
      <text:p text:style-name="P4">
Beat the occupier!Let's win together!Our strength is in truth!</text:p>
      <text:p text:style-name="P4">
News Source: <text:a xlink:type="simple" xlink:href="https://armyinform.com.ua/2023/05/06/syly-oborony-likviduvaly-ponad-500-okupantiv-znyshhyly-14-artsystem-i-14-bpla/" text:style-name="Internet_20_link" text:visited-style-name="Visited_20_Internet_20_Link">
https://armyinform.com.ua/2023/05/06/syly-oborony-likviduvaly-ponad-500-okupantiv-znyshhyly-14-artsystem-i-14-bpla/</text:a>
</text:p>
      <!--NEWS-->
      <text:h text:style-name="P10" text:outline-level="1">
<text:span text:style-name="T4">
Air Force spokesman commented on the work of Patriot systems in Ukraine</text:span>
</text:h>
      <text:p text:style-name="P4">
Author: ['Ольга Мосьондз']</text:p>
      <text:p text:style-name="P4">
Time: 2023-05-06T65:00:00-04:00</text:p>
      <text:p text:style-name="P4">
Description: Vidpovlychi on the vesting of the bucket of that chopli, the defendes of Rosiy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ignat-rakety-2.jpg" text:style-name="Internet_20_link" text:visited-style-name="Visited_20_Internet_20_Link">
ignat-rakety-2.jpg</text:a>
']</text:p>
      <text:p text:style-name="P4">
Tags: ['ПАТРІОТ', 'ЮРІЙ ІГНАТ']</text:p>
      <text:p text:style-name="P4">
Category: News</text:p>
      <!--METADATA-->
      <text:p text:style-name="P4">
<draw:frame draw:style-name="fr1" draw:name="Image294" text:anchor-type="as-char" svg:width="6.9236in" svg:height="4.615733in" draw:z-index="0">
<draw:image xlink:href="../Images/AРМІЯINFORM/2023-05-06T65-00-00-04-00/ignat-rakety-2.jpg" xlink:type="simple" xlink:show="embed" xlink:actuate="onLoad" draw:mime-type="image/jpeg"/>
</draw:frame>
Yuri Ignat about Russian missiles. Collage Armyinform</text:p>
      <text:p text:style-name="P4">
Answering the presenter's questions about whether the forces were beaten by the defense "dagger" a few days ago, or not, a spokesman for the Air Force of the Armed Forces of Ukraine Yuri Ignat on the air <text:a xlink:type="simple" xlink:href="https://www.youtube.com/watch" text:style-name="Internet_20_link" text:visited-style-name="Visited_20_Internet_20_Link">
television marathon</text:a>
The only news emphasized that the information should be announced by the Commander of the Air Force or other non -existence. After all, providing prompt information is the help of the enemy. At the same time, he commented that we have now had a weapon that can work for such purposes.</text:p>
      <ul>
        <li>
The work of <text:span text:style-name="T5">
patrio systems in Ukraine - this is the history of the whole world. We know how much western media have already illustrated and showed it. Yes, we have weapons opposite ballistics. But no one knows in practice whether _patriot</text:span>
 can work. Of course, it is stated for certain purposes. But to practice the practice, no. A week ago, the Air Force commander published a dwarf where he, together with the calculation of _patriot **** _ said the following words: "Well, you need to try? We need to try!Together to victory, guys. " He shook his hands and went to work on his business. And the boys began to do their work.</li>
      </ul>
      <text:p text:style-name="P4">
I want to say that <text:span text:style-name="T5">
patriot</text:span>
 is generally a unique complex, extremely powerful. It can also work for ballistic purposes. Maybe somewhere out of place, but there in one installation can be placed in 4 mines of rockets of different types, which will work for various purposes. Because there is no need to use a rocket against ballistics in order to knock down the aerodynamic target. This is the uniqueness of this complex. Well, we have such azom. Unfortunately, there are few, - said Yuri Ignat.</text:p>
      <text:p text:style-name="P4">
He also stressed that information that and when air force is not immediately reported, without official confirmation of air units.</text:p>
      <text:p text:style-name="P4">
News Source: <text:a xlink:type="simple" xlink:href="https://armyinform.com.ua/2023/05/06/rechnyk-povitryanyh-syl-prokomentuvav-robotu-system-patriot-v-ukrayini/" text:style-name="Internet_20_link" text:visited-style-name="Visited_20_Internet_20_Link">
https://armyinform.com.ua/2023/05/06/rechnyk-povitryanyh-syl-prokomentuvav-robotu-system-patriot-v-ukrayini/</text:a>
</text:p>
      <!--NEWS-->
      <text:h text:style-name="P10" text:outline-level="1">
<text:span text:style-name="T4">
In Ukraine a moment of silence</text:span>
</text:h>
      <text:p text:style-name="P4">
Author: ['АРМІЯINFORM']</text:p>
      <text:p text:style-name="P4">
Time: 2023-05-06T6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95" text:anchor-type="as-char" svg:width="6.9236in" svg:height="3.895992in" draw:z-index="0">
<draw:image xlink:href="../Images/AРМІЯINFORM/2023-05-06T6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6/v-ukrayini-hvylyna-movchannya-2/" text:style-name="Internet_20_link" text:visited-style-name="Visited_20_Internet_20_Link">
https://armyinform.com.ua/2023/05/06/v-ukrayini-hvylyna-movchannya-2/</text:a>
</text:p>
      <!--NEWS-->
      <text:h text:style-name="P10" text:outline-level="1">
<text:span text:style-name="T4">
The Air Force Commander confirmed that Ukraine for the first time knocked the Russian rocket "dagger"</text:span>
</text:h>
      <text:p text:style-name="P4">
Author: ['АРМІЯINFORM']</text:p>
      <text:p text:style-name="P4">
Time: 2023-05-06T67:00:00-04:00</text:p>
      <text:p text:style-name="P4">
Description: Commander of the Gycolas of Mikola Oleshchuk Pіdaferdiv, PID Hour Hour Nice attacks 4 injuri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200_0_1653133488-4923-e1683355947810.webp" text:style-name="Internet_20_link" text:visited-style-name="Visited_20_Internet_20_Link">
1200_0_1653133488-4923-e1683355947810.webp</text:a>
']</text:p>
      <text:p text:style-name="P4">
Tags: ['МИКОЛА ОЛЕЩУК', 'ПАТРІОТ', 'ПОВІТРЯНІ СИЛИ ЗБРОЙНИХ СИЛ УКРАЇНИ', 'РОСІЙСЬКИЙ КИНДЖАЛ']</text:p>
      <text:p text:style-name="P4">
Category: News</text:p>
      <!--METADATA-->
      <text:p text:style-name="P4">
<draw:frame draw:style-name="fr1" draw:name="Image296" text:anchor-type="as-char" svg:width="6.9236in" svg:height="5.140248in" draw:z-index="0">
<draw:image xlink:href="../ConvertedIMGs/AРМІЯINFORM/2023-05-06T67-00-00-04-00/1200_0_1653133488-4923-e1683355947810.png" xlink:type="simple" xlink:show="embed" xlink:actuate="onLoad" draw:mime-type="image/png"/>
</draw:frame>
Air Force Commander Mykola Oleshchuk <text:a xlink:type="simple" xlink:href="https://t.me/MykolaOleshchuk/43" text:style-name="Internet_20_link" text:visited-style-name="Visited_20_Internet_20_Link">
confirmed,</text:a>
that during a night attack, Ukraine 4th Ukraine first shot down the Russian hypersonic aerobalist rocket "Dagger". Did this with the help of the American Patriot system.</text:p>
      <text:p text:style-name="P4">
“I congratulate the Ukrainian people on the historical event!Yes, we knocked down the "Dange" Dag!Patriot - strength.</text:p>
      <text:p text:style-name="P4">
It happened during a night attack on May 4 in the sky of Kyiv region. The X-47 rocket released from the territory of Russia, ”he wrote in telegrams.</text:p>
      <text:p text:style-name="P4">
Also, the Air Force commander asked not to rush to publish an important information without official confirmation.</text:p>
      <text:p text:style-name="P4">
“And one more, you do not have to run, as they say in Ukraine: before your father in hell, in advance to publish information that the enemy can use!We will necessarily inform you what, where, what, and when they are beaten!For all your time. Loud explosions in the air, my daughter calms our neighbors in the words: calmly, our air defense works!Talk and you with your neighbors, helping one in difficult moments, believe in our air forces, believe in air defense, ”said Mykola Oleshchuk.</text:p>
      <text:p text:style-name="P4">
News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The Defense Forces knocked down all the "Shahda" - Yuri Ignat</text:span>
</text:h>
      <text:p text:style-name="P4">
Author: ['Ольга Мосьондз']</text:p>
      <text:p text:style-name="P4">
Time: 2023-05-06T68:00:00-04:00</text:p>
      <text:p text:style-name="P4">
Description: About Tsnikov Commander of the Vodrena forces of the ZS Ukrainian Yuriyi Igdom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ПОВІТРЯНІ СИЛИ ЗБРОЙНИХ СИЛ УКРАЇНИ', 'ППО', 'ШАХЕДИ', 'ЮРІЙ ІГНАТ']</text:p>
      <text:p text:style-name="P4">
Category: News</text:p>
      <!--METADATA-->
      <text:p text:style-name="P4">
<draw:frame draw:style-name="fr1" draw:name="Image297" text:anchor-type="as-char" svg:width="6.9236in" svg:height="4.869599in" draw:z-index="0">
<draw:image xlink:href="../Images/AРМІЯINFORM/2023-05-06T68-00-00-04-00/ignat.jpg" xlink:type="simple" xlink:show="embed" xlink:actuate="onLoad" draw:mime-type="image/jpeg"/>
</draw:frame>
About this a spokesman for the Air Force Command of Ukraine Yuriy Ignat reported Vifiri <text:a xlink:type="simple" xlink:href="https://www.youtube.com/watch" text:style-name="Internet_20_link" text:visited-style-name="Visited_20_Internet_20_Link">
television marathon</text:a>
“Single news”</text:p>
      <ul>
        <li>
Eight Shahmed were recorded tonight. They flew from the district Azov Sea. All eight were shot over the territory of Donetsk Tadnipropetrovsk regions. The East Air Command worked well.</li>
      </ul>
      <text:p text:style-name="P4">
He also reported that the Russians also fired at the S-300 systems this night.</text:p>
      <text:p text:style-name="P4">
-There were still use of C-300. Unfortunately, these are rockets that fly behind the ballistic. And they need to use such weapons that we have to appear. But against the C-300, the best reception is to destroy them there, the ground, from where they are launched. In principle, they can be obtained. They are not so far, - said Yuri Ignat.</text:p>
      <text:p text:style-name="P4">
News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Greetings of the President to Ukrainian Inspigeners</text:span>
</text:h>
      <text:p text:style-name="P4">
Author: ['АРМІЯINFORM']</text:p>
      <text:p text:style-name="P4">
Time: 2023-05-06T69:00:00-04:00</text:p>
      <text:p text:style-name="P4">
Description: "Shanovni Vonya-Pikhottsi!I put you in the profession of a saint - PIKHOTYA DAY. Ukrainia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Tags: ['ВОЛОДИМИР ЗЕЛЕНСЬКИЙ', 'ДО ДНЯ ПІХОТИ']</text:p>
      <text:p text:style-name="P4">
Category: News</text:p>
      <!--METADATA-->
      <text:p text:style-name="P4">
<draw:frame draw:style-name="fr1" draw:name="Image298" text:anchor-type="as-char" svg:width="6.9236in" svg:height="3.871446in" draw:z-index="0">
<draw:image xlink:href="../Images/AРМІЯINFORM/2023-05-06T69-00-00-04-00/2f56f141e9a058bb70e21de5c10859b6_1680550707_extra_large.png" xlink:type="simple" xlink:show="embed" xlink:actuate="onLoad" draw:mime-type="image/png"/>
</draw:frame>
_ <text:span text:style-name="T4">
 “Dear Pychotin Warriors!</text:span>
 _</text:p>
      <text:p text:style-name="P4">
I congratulate you on your professional holiday - infantry.</text:p>
      <text:p text:style-name="P4">
Ukrainian infantrymen are a courageous, decisive and bold warriors who will love their native land and defend it with dignity.</text:p>
      <text:p text:style-name="P4">
Hardened with heavy bloody battles, you are harmoniously and powerfully destroying the Terroment invaders, holding the busy wraps under the fury and shelling, reflecting numerous enemy attacks and confidently moving forward, with a step approaching our victory.</text:p>
      <text:p text:style-name="P4">
Today, the Ukrainian infantry continues to actively increase its combativity through the formation of new units, the arms of modern weapons and military equipment of foreign and domestic production, increasing the training of personnel, strengthening the level of management and interaction on the battlefield. To keep, infantry!</text:p>
      <text:p text:style-name="P4">
By honoring the famous infantry warriors, we bow low memory and remember anyone who died in the struggle for freedom and independence of Ukraine.</text:p>
      <text:p text:style-name="P4">
On behalf of the Ukrainian people, I thank the infantrymen for the admiration and selfless performance of military duty, courage, resilience and self -sacrifice, which you will be renovated in the fighting with the Russian aggressor.</text:p>
      <text:p text:style-name="P4">
I am convinced that the high professionalism and skill of the Ukrainian infantry will serve as a model of tasks.</text:p>
      <text:p text:style-name="P4">
I wish you the indomitable spirit in defending the independence and territorial conscience of Ukraine and new victories in battles with Russian invaders.</text:p>
      <text:p text:style-name="P4">
Glory to the Ukrainian infantry!</text:p>
      <text:p text:style-name="P4">
Glory to Ukraine!".</text:p>
      <text:p text:style-name="P4">
Source: <text:a xlink:type="simple" xlink:href="https://www.president.gov.ua/news/vitannya-prezidenta-ukrayinskim-voyinam-pihotincyam-82729" text:style-name="Internet_20_link" text:visited-style-name="Visited_20_Internet_20_Link">
official website of the President of Ukraine</text:a>
</text:p>
      <text:p text:style-name="P4">
News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We need a modern airplatform that will strengthen our air defense - Alexei Reznikov</text:span>
</text:h>
      <text:p text:style-name="P4">
Author: ['АРМІЯINFORM']</text:p>
      <text:p text:style-name="P4">
Time: 2023-05-06T70:00:00-04:00</text:p>
      <text:p text:style-name="P4">
Description: PID Hour INTERV’Yu at the special proportion of Dmitra Komarov “RIK. Behind the scenes. Ministra ”was the same ... war with Ukraine 2022, war with Ukraine latest news today, news war with Ukraine 2022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2/reznikov-03.jpg" text:style-name="Internet_20_link" text:visited-style-name="Visited_20_Internet_20_Link">
reznikov-03.jpg</text:a>
']</text:p>
      <text:p text:style-name="P4">
Tags: ['STOPRUSSIA', 'АГРЕСІЯ РФ', 'ВТОРГНЕННЯ РФ', 'МІНІСТР ОБОРОНИ УКРАЇНИ', 'ОЛЕКСІЙ РЕЗНІКОВ', 'ОФІЦІЙНО']</text:p>
      <text:p text:style-name="P4">
Category: News</text:p>
      <!--METADATA-->
      <text:p text:style-name="P4">
<draw:frame draw:style-name="fr1" draw:name="Image299" text:anchor-type="as-char" svg:width="6.9236in" svg:height="4.615733in" draw:z-index="0">
<draw:image xlink:href="../Images/AРМІЯINFORM/2023-05-06T70-00-00-04-00/reznikov-03.jpg" xlink:type="simple" xlink:show="embed" xlink:actuate="onLoad" draw:mime-type="image/jpeg"/>
</draw:frame>
Minister of Defense of Ukraine Alexei Reznikov</text:p>
      <text:p text:style-name="P4">
During an interview in Dmitry Komarov, a year. Voice-over. The minister "said that Russian propaganda used the message that Ukrainian aviation was declining at all or only a few old aircraft remained.</text:p>
      <ul>
        <li>
An element of modern war is an information war. For the Russians, there was an important oceinaratus to say that the Ukrainians would fall soon, because they had already been unused. This was not true again. Our tactical aviation, army aircraft and planes, and the sprains created miracles. We have fantastic pilots. We already have selected English -speaking pilots who are preparing training that will start soon, - Oleksiresnikov said during an interview.</li>
      </ul>
      <text:p text:style-name="P4">
The Minister of Defense also noted that we need a modern airplatform that will strengthen our air defense, because aircraft can also knock down drones or winged rockets.</text:p>
      <text:p text:style-name="P4">
News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On the day we were in negotiations in Belarus, we already counted the killed about 3000 Russians - the Minister of Defense of Ukraine</text:span>
</text:h>
      <text:p text:style-name="P4">
Author: ['АРМІЯINFORM']</text:p>
      <text:p text:style-name="P4">
Time: 2023-05-06T71:00:00-04:00</text:p>
      <text:p text:style-name="P4">
Description: PID Hour INTERV'yu with Dmitrom Komarovo, Ministra defense of Ukraine Oleksiy Reznikov Rospovіv,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 'ОФІЦІЙНО']</text:p>
      <text:p text:style-name="P4">
Category: News</text:p>
      <!--METADATA-->
      <text:p text:style-name="P4">
<draw:frame draw:style-name="fr1" draw:name="Image300" text:anchor-type="as-char" svg:width="6.9236in" svg:height="4.615733in" draw:z-index="0">
<draw:image xlink:href="../Images/AРМІЯINFORM/2023-05-06T71-00-00-04-00/reznikov-10-1.jpg" xlink:type="simple" xlink:show="embed" xlink:actuate="onLoad" draw:mime-type="image/jpeg"/>
</draw:frame>
Photo by Nazar Voloshin</text:p>
      <text:p text:style-name="P4">
During an interview with Dmitry Komarov, the Minister of Defense of Ukraine Alexei Reznikov reported that Russia's military leadership hid the real loss of his army at the beginning of the invasion of the territory of Ukraine.</text:p>
      <ul>
        <li>
I was amazed by the cynicality of the Russians. On the day we were in the negotiations of Ubilorus, we even counted 3,000 Russians killed. These are Gostomel, other cities. Our side suggested that their delegations take away the bodies of killed by the soldiers, - said Alexei Reznikov. - The head of the Russian delegation returns to the Deputy Minister of Defense of Russia, and he says that they do not confirm this information. According to them, they killed several hundred people.</li>
      </ul>
      <text:p text:style-name="P4">
They cynically hid the losses from their leadership. They were afraid to convey this information to the highest leadership of Russia.</text:p>
      <ul>
        <li>
This phrase that they do not throw their own, does not correspond to any reality, - summed up the Minister of Defense of Ukraine.</li>
      </ul>
      <text:p text:style-name="P4">
News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It is very important to develop the Ukrainian UAV sector, which will be independent - Alexei Reznikov</text:span>
</text:h>
      <text:p text:style-name="P4">
Author: ['АРМІЯINFORM']</text:p>
      <text:p text:style-name="P4">
Time: 2023-05-06T72:00:00-04:00</text:p>
      <text:p text:style-name="P4">
Description: About Tse Rospovyv PD Hour INTERVA'yu, Dmitrom Komarov, Ministr Defense of Ukraine Oleksi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7/bpla1.jpg" text:style-name="Internet_20_link" text:visited-style-name="Visited_20_Internet_20_Link">
bpla1.jpg</text:a>
']</text:p>
      <text:p text:style-name="P4">
Tags: ['МІНІСТР ОБОРОНИ УКРАЇНИ', 'ОЛЕКСІЙ РЕЗНІКОВ', 'ОФІЦІЙНО']</text:p>
      <text:p text:style-name="P4">
Category: News</text:p>
      <!--METADATA-->
      <text:p text:style-name="P4">
<draw:frame draw:style-name="fr1" draw:name="Image301" text:anchor-type="as-char" svg:width="6.9236in" svg:height="3.711969in" draw:z-index="0">
<draw:image xlink:href="../Images/AРМІЯINFORM/2023-05-06T72-00-00-04-00/bpla1.jpg" xlink:type="simple" xlink:show="embed" xlink:actuate="onLoad" draw:mime-type="image/jpeg"/>
</draw:frame>
This was told during an interview with Dmitry Komarov Minister of Defense of Ukraine Oleksiy Reznikov. He noted that situational awareness on the battlefield, which would be used to UAV, is very important.</text:p>
      <ul>
        <li>
We used the system "Eyes". This is such a born project from the moment of the refinement of Kyiv region, the liberation of Kharkiv region. Currently, we have thousands of operators of different types of drones from small to large. We constantly keep online observations. All units, commands see the picture. Thanks to these eyes, we were dominating in the air, and our boys were moving forward, - Oleksiyreznikov said.</li>
      </ul>
      <text:p text:style-name="P4">
He stressed that in turn the Russians were afraid to report on the loss of the territory. They could keep it secret for several days. Therefore, when their commanders, who reported for logistics, thought they were in the rear 50-60 kilometers from the front line, and their Ukrainian military was surrounded by the Ukrainian military. They were shocked that the Ukrainian army can already be here. Proper competent planning with the use of all forces and means, situational identity gives preference.</text:p>
      <ul>
        <li>
It is very important to develop the Ukrainian UAV sector. It is necessary to be independent from China, from other states. You need to have your own, independent UAV sector. It will be situational awareness and advantage, ”said the Minister of Defense of Ukraine.</li>
      </ul>
      <text:p text:style-name="P4">
News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Pychotin warriors are the basis of the Ukrainian army, one of the charms of our independence!" - Alexei Reznikov</text:span>
</text:h>
      <text:p text:style-name="P4">
Author: ['АРМІЯINFORM']</text:p>
      <text:p text:style-name="P4">
Time: 2023-05-06T73:00:00-04:00</text:p>
      <text:p text:style-name="P4">
Description: Minita of the defense of Ukraine Oleksiy Reznikov Provita Ukhotskiye Pikhotsiv with the Professi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6e1dac5905aa3b1737c0746321d2c6d8b8de5ed.jpg" text:style-name="Internet_20_link" text:visited-style-name="Visited_20_Internet_20_Link">
16e1dac5905aa3b1737c0746321d2c6d8b8de5ed.jpg</text:a>
']</text:p>
      <text:p text:style-name="P4">
Tags: []</text:p>
      <text:p text:style-name="P4">
Category: News</text:p>
      <!--METADATA-->
      <text:p text:style-name="P4">
<draw:frame draw:style-name="fr1" draw:name="Image302" text:anchor-type="as-char" svg:width="6.9236in" svg:height="6.9236in" draw:z-index="0">
<draw:image xlink:href="../Images/AРМІЯINFORM/2023-05-06T73-00-00-04-00/16e1dac5905aa3b1737c0746321d2c6d8b8de5ed.jpg" xlink:type="simple" xlink:show="embed" xlink:actuate="onLoad" draw:mime-type="image/jpeg"/>
</draw:frame>
Minister of Defense of Ukraine Alexei Reznikov <text:a xlink:type="simple" xlink:href="https://www.mil.gov.ua/news/2023/05/06/vitannya-ministra-oboroni-ukraini-voinam-pihotinczyam/" text:style-name="Internet_20_link" text:visited-style-name="Visited_20_Internet_20_Link">
congratulated</text:a>
Ukrainian infantrymen with a professional holiday:</text:p>
      <text:p text:style-name="P4">
“Pychotin warriors are the basis of the Ukrainian army, one of our respects!</text:p>
      <text:p text:style-name="P4">
With their blood and titanic effort, they restrain the Russian aggressor, fight fierce battles with the enemy, bite into every centimeter of Ukrainian land and fight to victory. It is now that the mechanized, infantry, mountain and assault units and units of the Land Forces of the Armed Forces of Ukraine have the greatest burden of trials. They are the first passionately meeting the enemy when they are the fortifications of the same fortifications.</text:p>
      <text:p text:style-name="P4">
The professional holiday of the Ukrainian infantry, which our warriors now celebrate in Okopakhna, in training or in battle - another opportunity to repeat: we are proud of more defenders and defenders who serve in the infantry and take the winner every day!</text:p>
      <text:p text:style-name="P4">
We pay tribute to all the infantry soldiers who gave their lives for the sake of our non-volatility and the future!Eternal memory and eternal glory!</text:p>
      <text:p text:style-name="P4">
Glory to the Ukrainian infantry!Glory to Ukraine!".</text:p>
      <text:p text:style-name="P4">
Also Alexei Reznikov <text:a xlink:type="simple" xlink:href="https://twitter.com/oleksiireznikov" text:style-name="Internet_20_link" text:visited-style-name="Visited_20_Internet_20_Link">
congratulated</text:a>
Ukrainian infantrymen in Twitter.</text:p>
      <text:p text:style-name="P4">
News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Infantry is the basis of the army" - Valery Zaluzhny</text:span>
</text:h>
      <text:p text:style-name="P4">
Author: ['АРМІЯINFORM']</text:p>
      <text:p text:style-name="P4">
Time: 2023-05-06T74:00:00-04:00</text:p>
      <text:p text:style-name="P4">
Description: “PIKHOTA is the basis of VIISKA. Utility, mechanized, motopykhotnі, GRISKO-STURMO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ВАЛЕРІЙ ЗАЛУЖНИЙ', 'ДО ДНЯ ПІХОТИ']</text:p>
      <text:p text:style-name="P4">
Category: News</text:p>
      <!--METADATA-->
      <text:p text:style-name="P4">
“Infantry is the basis of the army.</text:p>
      <text:p text:style-name="P4">
Rifle, mechanized, motor infantry, mountain and assault units daily, attentive battles, and denote the Russian invaders.</text:p>
      <text:p text:style-name="P4">
Dear combat brothers and sisters!</text:p>
      <text:p text:style-name="P4">
You are an example of stability, courage, brotherhood and indomitable spirit. You get out of the enemy in the trenches and at the observation points. You bite on the front lines. You stop enemy equipment. You are not a estate because you look into the eyes of the enemy. In the rain and snow, shelling thaavias - you will defend Ukraine.</text:p>
      <text:p text:style-name="P4">
Thank everyone!</text:p>
      <text:p text:style-name="P4">
Honor and respect for you!”</text:p>
      <text:p text:style-name="P4">
<text:a xlink:type="simple" xlink:href="https://www.facebook.com/CinCAFU" text:style-name="Internet_20_link" text:visited-style-name="Visited_20_Internet_20_Link">
<text:span text:style-name="T4">
 Commander -in -Chief of Ukraine </text:span>
</text:a>
General Valeryzluzhny</text:p>
      <text:p text:style-name="P4">
News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In the Black Sea there are no Russian carriers' carriers</text:span>
</text:h>
      <text:p text:style-name="P4">
Author: ['АРМІЯINFORM']</text:p>
      <text:p text:style-name="P4">
Time: 2023-05-06T75:00:00-04:00</text:p>
      <text:p text:style-name="P4">
Description: The village of Herbalon at the Chorny Morce Rosia Trima Boyovikh Ship, there is a considerable heart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1200_0_1650545003-4288.webp" text:style-name="Internet_20_link" text:visited-style-name="Visited_20_Internet_20_Link">
1200_0_1650545003-4288.webp</text:a>
']</text:p>
      <text:p text:style-name="P4">
Tags: ['КАЛІБРИ', 'ОК «ПІВДЕНЬ»', 'РАКЕТОНОСІЇ', 'ЧОРНЕ МОРЕ']</text:p>
      <text:p text:style-name="P4">
Category: News</text:p>
      <!--METADATA-->
      <text:p text:style-name="P4">
<draw:frame draw:style-name="fr1" draw:name="Image303" text:anchor-type="as-char" svg:width="6.9236in" svg:height="4.615733in" draw:z-index="0">
<draw:image xlink:href="../ConvertedIMGs/AРМІЯINFORM/2023-05-06T75-00-00-04-00/1200_0_1650545003-4288.png" xlink:type="simple" xlink:show="embed" xlink:actuate="onLoad" draw:mime-type="image/png"/>
</draw:frame>
As of May 6, Russia holds six warships in the Black Sea, there are no medium carpet carriers.</text:p>
      <text:p text:style-name="P4">
About it in <text:a xlink:type="simple" xlink:href="https://www.facebook.com/OperationalCommandSouth/posts/pfbid0g4Gq7UbUeykhZRqz24yBgCouGUWBNekSqWs37rMbC5Cq6Rk9jMzvhKMJjs1rtGqkl" text:style-name="Internet_20_link" text:visited-style-name="Visited_20_Internet_20_Link">
Facebook</text:a>
The Operative Command "South" reports.</text:p>
      <text:p text:style-name="P4">
“There are 6 ships in the Black Sea, all rocket carriers are in places. But rocket danger can occur suddenly, including anesthesia and through activity, ”the message reads.</text:p>
      <text:p text:style-name="P4">
It is noted that the blows of enemy aviation and drones are quite probable as in the afternoon at night.</text:p>
      <text:p text:style-name="P4">
"There is also a mine-explosive threat both on land, in particular the liberated circulation, and along the Black Sea coast, in the coastal waters," the south was in OK.</text:p>
      <text:p text:style-name="P4">
News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Attack, defend, storm, keep positions, win in battle - these are the unchanged and honorable tasks of the infantry" - Sergey Nayev</text:span>
</text:h>
      <text:p text:style-name="P4">
Author: ['АРМІЯINFORM']</text:p>
      <text:p text:style-name="P4">
Time: 2023-05-06T76:00:00-04:00</text:p>
      <text:p text:style-name="P4">
Description: “Attacuvati, Boronity, stormwati that is Utitrimuvati, re -wrapped in battle - Tser Vikhni, ... War with Ukraine 2022, war with Ukraine Latest news today, News War with Ukraine 2022 The last ones for Ukraine and Russia and when there will be a war and when , The war with Ukraine in 2022 will be or not, will there be a war with Ukraine in the near future, the war with Ukraine, Ukrainian news today, Ukrainian news in Ukrainian media in Russian</text:p>
      <text:p text:style-name="P4">
Images: []</text:p>
      <text:p text:style-name="P4">
Tags: ['ДО ДНЯ ПІХОТИ', 'СЕРГІЙ НАЄВ']</text:p>
      <text:p text:style-name="P4">
Category: News</text:p>
      <!--METADATA-->
      <text:p text:style-name="P4">
“To attack, defend, storm and hold positions, win in battle is this, unchanging and honorable infantry tasks. It has been from ancient times, so is it today.</text:p>
      <text:p text:style-name="P4">
Only infantry is strengthened by artillery, aviation, tanks and armored technical techniques to destroy the enemy's living power and achieve the desired goal.</text:p>
      <text:p text:style-name="P4">
The infantry force depends on the power of its fire.</text:p>
      <text:p text:style-name="P4">
Infantry is a marker, a mark where our territory is and where it is hostile. Behind her back - life and free Ukraine, ahead - an enemy that needs to be destroyed.</text:p>
      <text:p text:style-name="P4">
We have one for all Ukraine and one for all war. We will definitely win. Inasha victory will also be one on all.</text:p>
      <text:p text:style-name="P4">
Glory to Ukraine!</text:p>
      <text:p text:style-name="P4">
We will win together!” - _ <text:a xlink:type="simple" xlink:href="https://www.facebook.com/serhiynaiev/posts/pfbid0L6eRwxmL6mKHdespWNyaHgYZ4VWsAfwLY5YULRRgMZ5vDvGLYLkUCpZEydm7uZrrl" text:style-name="Internet_20_link" text:visited-style-name="Visited_20_Internet_20_Link">
Commander of the Joint Forces of the Armed Forces Sergiyev.</text:a>
_</text:p>
      <text:p text:style-name="P4">
News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Yuri Ignat: Belling "dagger" is actually a slap of</text:span>
</text:h>
      <text:p text:style-name="P4">
Author: ['Ольга Мосьондз']</text:p>
      <text:p text:style-name="P4">
Time: 2023-05-06T77:00:00-04:00</text:p>
      <text:p text:style-name="P4">
Description: Syogodnі commander of the forces of the Zbroyshany forces of Ukraine Mikola Oleshchuk OFITSI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ignat-rakety-2.jpg" text:style-name="Internet_20_link" text:visited-style-name="Visited_20_Internet_20_Link">
ignat-rakety-2.jpg</text:a>
']</text:p>
      <text:p text:style-name="P4">
Tags: ['ЗБИТТЯ КИНДЖАЛА', 'ЗРК PATRIOT', 'КИНДЖАТ', 'ПОВІТРЯНІ СИЛИ ЗБРОЙНИХ СИЛ УКРАЇНИ', 'ЮРІЙ ІГНАТ']</text:p>
      <text:p text:style-name="P4">
Category: News</text:p>
      <!--METADATA-->
      <text:p text:style-name="P4">
<draw:frame draw:style-name="fr1" draw:name="Image304" text:anchor-type="as-char" svg:width="6.9236in" svg:height="4.615733in" draw:z-index="0">
<draw:image xlink:href="../Images/AРМІЯINFORM/2023-05-06T77-00-00-04-00/ignat-rakety-2.jpg" xlink:type="simple" xlink:show="embed" xlink:actuate="onLoad" draw:mime-type="image/jpeg"/>
</draw:frame>
Yuri Ignat about Russian missiles. Collage Armyinform</text:p>
      <text:p text:style-name="P4">
Today, the commander of the Air Forces of the Armed Forces of Ukraine Mykola Oleshchuk has officially confirmed that the Ukrainian air defense for the first time in history has shot down the Russian aerobalist practitioner "dagger". It happened during a night attack on May 4 in the sky of Kyiv region. The X-47 lady released the MiG-31K from the territory of Russia.</text:p>
      <text:p text:style-name="P4">
Air Force spokesman Yuri Ignati on the air of the Telehorphone "One News" <text:a xlink:type="simple" xlink:href="https://www.youtube.com/watch" text:style-name="Internet_20_link" text:visited-style-name="Visited_20_Internet_20_Link">
told</text:a>
About the features of the rocket opened the details of the beating of the Russian rocket.</text:p>
      <text:p text:style-name="P4">
-On May 4, at about second o'clock in the morning, the enemy Mig-31K rose from the Savaslaka airfield and from there, in fact, made a start. The Center Air Command, which takes care of the Kyiv region, accompanied this goal. And the goal, in fact, was worked out by the Patriot Division, which is capable of knocking down ballistic routes, - Yuri Ignat informed.</text:p>
      <text:p text:style-name="P4">
He added that about it today <text:a xlink:type="simple" xlink:href="https://armyinform.com.ua/2023/05/06/komanduvach-povitryanyh-syl-pidtverdyv-shho-ukrayina-vpershe-zbyla-rosijsku-raketu-kyndzhal/" text:style-name="Internet_20_link" text:visited-style-name="Visited_20_Internet_20_Link">
reported</text:a>
In his telegram-channel, Lieutenant General Mykola Oleshchuk commander.</text:p>
      <text:p text:style-name="P4">
The Air Force spokesman also noted that Ukraine needs as much as possible as possibleparatrio, as Russia is the threat of such rockets throughout Ukraine, especially in the eastern direction. But the decision to transfer them is made by international partners.</text:p>
      <ul>
        <li>
The eastern direction is one of the most important, because attacks are occurring, but also the capital of Ukraine is the number one target for the enemy. It is most commonly attacked by Kiev, where all the bodies of our management, power and many infrastructure sites are located, - said Yuri Ignat.</li>
      </ul>
      <text:p text:style-name="P4">
At the same time, he recalled that Ukraine is also expecting SAMP/T and others, which will appear on the next time.</text:p>
      <ul>
        <li>
We expect samp/t, we also expect other Patriot divisions and we will enhance the prototype defense. The most necessary now is what can protect our sky only from ballistic missiles, but also from enemy aviation. We know that there is a serious threat in Russia's use of aviation. That is why we have to get in this direction in this direction to drive away Russian aviation away, - said Yuri Ignat.</li>
      </ul>
      <text:p text:style-name="P4">
He noted once again that the knocking down is a good news.</text:p>
      <ul>
        <li>
Of course, there, behind Parebrik, is burning, but it is not burning for sure the first day, because it is actually such a slap of Russia, - said Yuri Ignat.- Our air forces are grateful to our partners who give us such weapons. It did not believe that Patriot could be in Ukraine so quickly. It may have been ashamed earlier, but as partners could be provided. We want partners to see this weapon at work. We have already shown some videos, showing the world that everything works successfully, - said Yuri Ignat.</li>
      </ul>
      <text:p text:style-name="P4">
News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The Commander of the Armed Forces Land Forces congratulated the infantrymen on a professional holiday</text:span>
</text:h>
      <text:p text:style-name="P4">
Author: ['АРМІЯINFORM']</text:p>
      <text:p text:style-name="P4">
Time: 2023-05-06T78:00:00-04:00</text:p>
      <text:p text:style-name="P4">
Description: His deputy commander of the lands of the ZS Ukrainian, Colonel General Oleksand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ГЕНЕРАЛ-ПОЛКОВНИК ОЛЕКСАНДР СИРСЬКИЙ', 'ДЕНЬ ПІХОТИ']</text:p>
      <text:p text:style-name="P4">
Category: News</text:p>
      <!--METADATA-->
      <text:p text:style-name="P4">
<draw:frame draw:style-name="fr1" draw:name="Image305" text:anchor-type="as-char" svg:width="6.9236in" svg:height="5.375754in" draw:z-index="0">
<draw:image xlink:href="../Images/AРМІЯINFORM/2023-05-06T78-00-00-04-00/foto-3-syrskyj.jpeg" xlink:type="simple" xlink:show="embed" xlink:actuate="onLoad" draw:mime-type="image/jpeg"/>
</draw:frame>
The Commander of the Land Forces of the Armed Forces of Ukraine, the General-General of Syrsky <text:a xlink:type="simple" xlink:href="https://t.me/osirskiy/61" text:style-name="Internet_20_link" text:visited-style-name="Visited_20_Internet_20_Link">
posted</text:a>
In Telegram:</text:p>
      <text:p text:style-name="P4">
“Dear warriors, infantrymen!</text:p>
      <text:p text:style-name="P4">
Today we celebrate our professional holiday!</text:p>
      <text:p text:style-name="P4">
It is a holiday of steel and courageous men. Infantry is about endurance, courage, courage and heroism. And about character - it is the basis of stability.</text:p>
      <text:p text:style-name="P4">
As Karl Clausewitz wrote, the concept of "power of character" is about the firmness of beliefs. It is indifferent whether the latter are the conclusions of a foreign or own system of views, whether they arise from the principles, norms, instant impressions and any other manifestations of the mind.</text:p>
      <text:p text:style-name="P4">
Infantrymen - always where it is difficult!</text:p>
      <text:p text:style-name="P4">
In recent years of the war, you have shown that even in the most difficult situations, it is possible to break the course of events in your own benefit. And even where the enemy is numerically, it is possible to conquer the Ukrainian land.</text:p>
      <text:p text:style-name="P4">
Successful counter -offensive operations have become possible due to the clear discipline of infantry.</text:p>
      <text:p text:style-name="P4">
Today, the holiday is not only the Land Forces, but also the defenders of the territorial defense, landing troops, the Marines and all who hold the front line, where heavy fights are going on.</text:p>
      <text:p text:style-name="P4">
Eternal honor to fallen heroes who gave their lives in the fight against Pidlagressor. Glory to all who continue to fight and fearlessly destroys enemies.</text:p>
      <text:p text:style-name="P4">
I am convinced that in the near future Ukrainian infantry will lift the Ukrainian label above Deoocupovan Donetsk, Lugansk and in the Crimea.</text:p>
      <text:p text:style-name="P4">
Happy infantry, our dear defenders and defenders of Ukraine!</text:p>
      <text:p text:style-name="P4">
Glory to Ukraine!".</text:p>
      <text:p text:style-name="P4">
News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The national MIC - Alexei Reznikov should be strengthened first</text:span>
</text:h>
      <text:p text:style-name="P4">
Author: ['АРМІЯINFORM']</text:p>
      <text:p text:style-name="P4">
Time: 2023-05-06T79:00:00-04:00</text:p>
      <text:p text:style-name="P4">
Description: Mainstr defense of Ukraine Oleksiy Reznikov, viddovlychi to Write PID Hour INTERV'yu U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Tags: ['МІНІСТР ОБОРОНИ УКРАЇНИ', 'ОЛЕКСІЙ РЕЗНІКОВ', 'ОФІЦІЙНО']</text:p>
      <text:p text:style-name="P4">
Category: News</text:p>
      <!--METADATA-->
      <text:p text:style-name="P4">
<draw:frame draw:style-name="fr1" draw:name="Image306" text:anchor-type="as-char" svg:width="6.9236in" svg:height="4.615733in" draw:z-index="0">
<draw:image xlink:href="../Images/AРМІЯINFORM/2023-05-06T79-00-00-04-00/340982599_759271135785535_1815886209850072442_n.jpg" xlink:type="simple" xlink:show="embed" xlink:actuate="onLoad" draw:mime-type="image/jpeg"/>
</draw:frame>
Minister of Defense of Ukraine Alexei Reznikov, answering questions during the interview in the special pro -projection of Dmitry Komarov. Voice-over. Minister ”regarding the necessary changes in Ukraine after victory over the aggressor country, said that the national MIC is the need to strengthen.</text:p>
      <text:p text:style-name="P4">
-If you look at the future, we definitely need to build an independent military-industrial complex. In addition, it is important to prepare a childhood from childhood, - Oleksireznikov said in an interview. - I believe that we do not need a fixed service, but there should be a better approach, perhaps an analogue of the Swiss reservist variant.</text:p>
      <text:p text:style-name="P4">
He also added that after the victory of Ukraine, it is obligatory to take place in the Nonurnberg-2, where the Russian killers will be tried.</text:p>
      <text:p text:style-name="P4">
-There must be an international court where Russian criminals, their military-political leadership should be on the defendants and obtain their sentences. It is important for history, for descendants and for them, in particular, to understand that responsibility will necessarily come, - the Minister of Defense of Ukraine emphasized. It seems symbolically to be Kharkiv or Mariupol. They should sit here, and the people they killed have to see this court from the sky.</text:p>
      <text:p text:style-name="P4">
News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The Commander -in -Chief of the Armed Forces had a telephone conversation with the Chairman of the Joint Committee of US Headquarters</text:span>
</text:h>
      <text:p text:style-name="P4">
Author: ['АРМІЯINFORM']</text:p>
      <text:p text:style-name="P4">
Time: 2023-05-06T80:00:00-04:00</text:p>
      <text:p text:style-name="P4">
Description: About Tsov Golovkomandavach ZS Ukrainian, General Valeriy Zaluzhny Voydomiv at Faceboo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Tags: ['STOPRUSSIA', 'АГРЕСІЯ РФ', 'ВАЛЕРІЙ ЗАЛУЖНИЙ']</text:p>
      <text:p text:style-name="P4">
Category: News</text:p>
      <!--METADATA-->
      <text:p text:style-name="P4">
<draw:frame draw:style-name="fr1" draw:name="Image307" text:anchor-type="as-char" svg:width="6.9236in" svg:height="6.9236in" draw:z-index="0">
<draw:image xlink:href="../Images/AРМІЯINFORM/2023-05-06T80-00-00-04-00/345420612_1005897150571446_8017289562036678695_n.jpg" xlink:type="simple" xlink:show="embed" xlink:actuate="onLoad" draw:mime-type="image/jpeg"/>
</draw:frame>
About it the commander -in -chief of the Armed Forces of Ukraine General Valery Zaluzhny <text:a xlink:type="simple" xlink:href="https://www.facebook.com/CinCAFU/posts/pfbid0x3o3qVvHTeMg8h4hed65Vk6gjfycQAw4nVRYfZcbS8MPFKAYgkZJdK1kmNZxUABWl" text:style-name="Internet_20_link" text:visited-style-name="Visited_20_Internet_20_Link">
reported</text:a>
On Facebook:</text:p>
      <text:p text:style-name="P4">
“I support the sustainable dialogue with the Chairman of the Joint Committee of Chiefs of Staff Szageneral Mark Millie.</text:p>
      <text:p text:style-name="P4">
During a telephone conversation, he informed about the situation on the front and training of future steps of our army for the sake of de -occupation of the Ukrainian territory.</text:p>
      <text:p text:style-name="P4">
He thanked the American partners for the next military aid package, which was announced in the Pentagon the day before.</text:p>
      <text:p text:style-name="P4">
Agreed with General Millie to continue to actively interact. Our goal is the winner of Ukraine!”.</text:p>
      <text:p text:style-name="P4">
News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The Coordination Headquarters presented a charitable initiative "Little Hearts Stronger than Steel"</text:span>
</text:h>
      <text:p text:style-name="P4">
Author: ['Євген Проворний']</text:p>
      <text:p text:style-name="P4">
Time: 2023-05-06T81:00:00-04:00</text:p>
      <text:p text:style-name="P4">
Description: At the coordinating headquarters of Pywan, the briefing, pіd ... war with Ukraine 2022, the war with Ukraine, the latest news with Ukraine 2022, will the last ones for Ukraine and Russia and when, the war with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Tags: ['STOPRUSSIA', 'АГРЕСІЯ РФ', 'КООРДИНАЦІЙНИЙ ШТАБ З ПИТАНЬ ПОВОДЖЕННЯ З ВІЙСЬКОВОПОЛОНЕНИМИ']</text:p>
      <text:p text:style-name="P4">
Category: News</text:p>
      <!--METADATA-->
      <text:p text:style-name="P4">
<draw:frame draw:style-name="fr1" draw:name="Image308" text:anchor-type="as-char" svg:width="6.9236in" svg:height="4.615733in" draw:z-index="0">
<draw:image xlink:href="../Images/AРМІЯINFORM/2023-05-06T81-00-00-04-00/golovna-25.jpg" xlink:type="simple" xlink:show="embed" xlink:actuate="onLoad" draw:mime-type="image/jpeg"/>
</draw:frame>
In the coordination headquarters on the management of prisoners of war, there was a breakfast, during which media representatives told about the charity initiative "Little hearts stronger than steel" ._</text:p>
      <text:p text:style-name="P4">
<text:span text:style-name="T5">
What did the role played by a Russian tank played in a charity project? Did he feel about him? But who helps children whose mothers are U -Mama's captivity today? Read this in our material.</text:span>
</text:p>
      <text:h text:style-name="P12" text:outline-level="3">
<text:span text:style-name="T4">
<text:span text:style-name="T4">
 Coordination Headquarters Receipts on Cerelations of Zaya Reds About 500 Persons Find Daily </text:span>
</text:span>
</text:h>
      <ul>
        <li>
We have one well -known unit of GUR MOU, it performs quite complexized. This unit has shot a Russian T-80BM tank. The head of the Main Administration of Intelligence of the Ministry of Defense of Ukraine Kirill Budanov handed it to us for a well -made project, with transportation helped the commander -in -chief of the Armed Forces Valeryzluzhny. Together with our American partners, we sawed the tank of the tank. The pieces were sold around the world and earned a half million hryvnias. The earned funds decided to divide into two -way(Some of the funds went to the aid of the defense forces. - Ed.)And the humanitarian, - said Diana Podolianchuk Charitable Foundation Charitable Foundation.</li>
      </ul>
      <text:p text:style-name="P4">
<draw:frame draw:style-name="fr1" draw:name="Image309" text:anchor-type="as-char" svg:width="6.9236in" svg:height="5.833133in" draw:z-index="0">
<draw:image xlink:href="../Images/AРМІЯINFORM/2023-05-06T81-00-00-04-00/podolyanchuk.jpg" xlink:type="simple" xlink:show="embed" xlink:actuate="onLoad" draw:mime-type="image/jpeg"/>
</draw:frame>
According to her, the Destroy The Tank's project is implemented in conjunction with the United States of America with the support of the Armed Forces of Ukraine-Commander-in-Chief Valery Zaluzhny and GUR MOU Chief Major General Kiribudanov.</text:p>
      <ul>
        <li>
We decided to develop the humanitarian direction - namely to assist the coordination headquarters on the management of prisoners of war, - added Podolyanchuk.</li>
      </ul>
      <text:p text:style-name="P4">
<text:a xlink:type="simple" xlink:href="https://armyinform.com.ua/wp-content/uploads/2023/05/1-28.jpg" text:style-name="Internet_20_link" text:visited-style-name="Visited_20_Internet_20_Link">
!(Images/AРМІЯINFORM/2023-05-06T81-00-00-04-00/1-28-150x150.jpg)</text:a>
</text:p>
      <text:p text:style-name="P4">
<text:a xlink:type="simple" xlink:href="https://armyinform.com.ua/wp-content/uploads/2023/05/2-28.jpg" text:style-name="Internet_20_link" text:visited-style-name="Visited_20_Internet_20_Link">
<draw:frame draw:style-name="fr1" draw:name="Image310" text:anchor-type="as-char" svg:width="6.9236in" svg:height="6.9236in" draw:z-index="0">
<draw:image xlink:href="../Images/AРМІЯINFORM/2023-05-06T81-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311" text:anchor-type="as-char" svg:width="6.9236in" svg:height="6.9236in" draw:z-index="0">
<draw:image xlink:href="../Images/AРМІЯINFORM/2023-05-06T81-00-00-04-00/3-28-150x150.jpg" xlink:type="simple" xlink:show="embed" xlink:actuate="onLoad" draw:mime-type="image/jpeg"/>
</draw:frame>
</text:a>
</text:p>
      <text:p text:style-name="P4">
<text:a xlink:type="simple" xlink:href="https://armyinform.com.ua/wp-content/uploads/2023/05/4-27.jpg" text:style-name="Internet_20_link" text:visited-style-name="Visited_20_Internet_20_Link">
<draw:frame draw:style-name="fr1" draw:name="Image312" text:anchor-type="as-char" svg:width="6.9236in" svg:height="6.9236in" draw:z-index="0">
<draw:image xlink:href="../Images/AРМІЯINFORM/2023-05-06T81-00-00-04-00/4-27-150x150.jpg" xlink:type="simple" xlink:show="embed" xlink:actuate="onLoad" draw:mime-type="image/jpeg"/>
</draw:frame>
</text:a>
</text:p>
      <text:p text:style-name="P4">
<text:a xlink:type="simple" xlink:href="https://armyinform.com.ua/wp-content/uploads/2023/05/5-17.jpg" text:style-name="Internet_20_link" text:visited-style-name="Visited_20_Internet_20_Link">
<draw:frame draw:style-name="fr1" draw:name="Image313" text:anchor-type="as-char" svg:width="6.9236in" svg:height="6.9236in" draw:z-index="0">
<draw:image xlink:href="../Images/AРМІЯINFORM/2023-05-06T81-00-00-04-00/5-17-150x150.jpg" xlink:type="simple" xlink:show="embed" xlink:actuate="onLoad" draw:mime-type="image/jpeg"/>
</draw:frame>
</text:a>
</text:p>
      <text:p text:style-name="P4">
She specified that the part of the sales of souvenirs made from the tank of souvenirs made from the Russian tank was purchased for the children of those women who are in Russian captivity or were released since the beginning of 2023.</text:p>
      <text:p text:style-name="P4">
<draw:frame draw:style-name="fr1" draw:name="Image314" text:anchor-type="as-char" svg:width="6.9236in" svg:height="5.37156in" draw:z-index="0">
<draw:image xlink:href="../Images/AРМІЯINFORM/2023-05-06T81-00-00-04-00/czymbalyuk.jpg" xlink:type="simple" xlink:show="embed" xlink:actuate="onLoad" draw:mime-type="image/jpeg"/>
</draw:frame>
### <text:span text:style-name="T4">
 most often order such souvenirs from the United States, Canada, Japan and European countries </text:span>
</text:p>
      <text:p text:style-name="P4">
-Polony women are a particularly sensitive topic. They must be repatriated, that is, returned without any conditions. At the same time, it is important to support the little Ukrainians who have been waiting and continue to wait for their moms from captivity. Therefore, this harmful event for our little Cossacks and Cossacks, - said the representative of the coordination headquarters Bogdan Okhrimenko.</text:p>
      <text:p text:style-name="P4">
<draw:frame draw:style-name="fr1" draw:name="Image315" text:anchor-type="as-char" svg:width="6.9236in" svg:height="5.429256in" draw:z-index="0">
<draw:image xlink:href="../Images/AРМІЯINFORM/2023-05-06T81-00-00-04-00/ohrimenko.jpg" xlink:type="simple" xlink:show="embed" xlink:actuate="onLoad" draw:mime-type="image/jpeg"/>
</draw:frame>
- join this project and order a souvenir(Part of the barrel of Russian tank. - Ed.)It is possible on the website of our Fund in the section of Destroy The Tank. The most often orders such souvenirs from the United States, Canada, Japan and European countries. People perceive this more as a gesture in support of our country. It is important for them to get involved in this support. One of our work is to cooperate with the coordination headquarters on the issues of prisoners of war,-added the representative of the Gate Toukraine Charitable Foundation Marina Dyakun-Rudyuk.</text:p>
      <text:p text:style-name="P4">
<draw:frame draw:style-name="fr1" draw:name="Image316" text:anchor-type="as-char" svg:width="6.9236in" svg:height="5.660043in" draw:z-index="0">
<draw:image xlink:href="../Images/AРМІЯINFORM/2023-05-06T81-00-00-04-00/dyakun-rudyuk.jpg" xlink:type="simple" xlink:show="embed" xlink:actuate="onLoad" draw:mime-type="image/jpeg"/>
</draw:frame>
- I want to thank everyone who has joined the help of the families of prisoners, everyone who helps to exchanges. We all wait for our family, brothers, friends. It is very painful for me to talk about it and I try to do everything I can accelerate and help children, - said the director of the charitable organization "Ukrainian Foundation" Mriya "Yulia Payevskaya, who survived captivity.</text:p>
      <text:p text:style-name="P4">
<draw:frame draw:style-name="fr1" draw:name="Image317" text:anchor-type="as-char" svg:width="6.9236in" svg:height="5.411947in" draw:z-index="0">
<draw:image xlink:href="../Images/AРМІЯINFORM/2023-05-06T81-00-00-04-00/payevska.jpg" xlink:type="simple" xlink:show="embed" xlink:actuate="onLoad" draw:mime-type="image/jpeg"/>
</draw:frame>
- Women who are captured are the most vulnerable category in this war. For many months, some even for more than a year, they live without knowing anything of the loved ones, knowing nothing about their children. Russia neglects all the provisions of the Memorial Convention, so it does not provide information about the people who are captured, does not allow them to communicate with families, - said Natalia Kravtsova, a representative of Natalia Kravtsova.</text:p>
      <text:p text:style-name="P4">
<draw:frame draw:style-name="fr1" draw:name="Image318" text:anchor-type="as-char" svg:width="6.9236in" svg:height="5.927898in" draw:z-index="0">
<draw:image xlink:href="../Images/AРМІЯINFORM/2023-05-06T81-00-00-04-00/kravczova.jpg" xlink:type="simple" xlink:show="embed" xlink:actuate="onLoad" draw:mime-type="image/jpeg"/>
</draw:frame>
</text:p>
      <text:p text:style-name="P4">
News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45 more defenders and defenders of Azovstal were released from the hostile captivity</text:span>
</text:h>
      <text:p text:style-name="P4">
Author: ['АРМІЯINFORM']</text:p>
      <text:p text:style-name="P4">
Time: 2023-05-06T82:00:00-04:00</text:p>
      <text:p text:style-name="P4">
Description: Blaged the Chergovy man in full. Sereda Opertziv, Yaki turned out to the Dodom, 42 Choloviki ... The war with Ukraine 2022, the war with Ukraine is the latest news today, the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Tags: ['STOPRUSSIA', 'АГРЕСІЯ РФ', 'АЗОВСТАЛЬ', 'ОБМІН ВІЙСЬКОВОПОЛОНЕНИМИ']</text:p>
      <text:p text:style-name="P4">
Category: News</text:p>
      <!--METADATA-->
      <text:p text:style-name="P4">
<draw:frame draw:style-name="fr1" draw:name="Image319" text:anchor-type="as-char" svg:width="6.9236in" svg:height="5.1927in" draw:z-index="0">
<draw:image xlink:href="../Images/AРМІЯINFORM/2023-05-06T82-00-00-04-00/345452227_1668263723597266_5750559912096392603_n.jpg" xlink:type="simple" xlink:show="embed" xlink:actuate="onLoad" draw:mime-type="image/jpeg"/>
</draw:frame>
Another exchange of prisoners took place. Among the defenders who returned home, 42 men and 3 women.</text:p>
      <text:p text:style-name="P4">
About it <text:a xlink:type="simple" xlink:href="https://www.facebook.com/MReintegration/posts/pfbid02w42Cs4mLvL41eppkFiQbKeQ7J8DugxmhaGRSxX9MoVE6oCQGE8uLxf7PPCdWCxicl" text:style-name="Internet_20_link" text:visited-style-name="Visited_20_Internet_20_Link">
reports</text:a>
Ministry of Reintegration of Temporarily Occupied Territories of Ukraine.</text:p>
      <text:p text:style-name="P4">
All of them are National Guards from the Azov unit, created 9 years ago.</text:p>
      <text:p text:style-name="P4">
The exchange of prisoners was jointly efforts by the Presidential Office, GUR MOU, the Security Service of Ukraine, the Ministry of Internal Affairs, the Ministry of Reintegration and other agencies.</text:p>
      <text:p text:style-name="P4">
National Information Bureau(NIB)In the case of Ministry of Reintegration, traditionally provided with captives of essential backpacks.</text:p>
      <text:p text:style-name="P4">
NIB also assists the release of documents, bank accounts, seven-cards liberated from captivity. And it helps to collect documents from the state of one -time financial assistance at the amount of 100 thousand hryvnias faster.</text:p>
      <text:p text:style-name="P4">
The Ministry of Reintegration will also provide for women with captivity with the support of state payments and psychological rehabilitation.</text:p>
      <text:p text:style-name="P4">
<text:a xlink:type="simple" xlink:href="https://armyinform.com.ua/wp-content/uploads/2023/05/344737989_1005197027529437_4950673762597581785_n.jpg" text:style-name="Internet_20_link" text:visited-style-name="Visited_20_Internet_20_Link">
!(Images/AРМІЯINFORM/2023-05-06T82-00-00-04-00/344737989_1005197027529437_4950673762597581785_n-150x150.jpg)</text:a>
</text:p>
      <text:p text:style-name="P4">
<text:a xlink:type="simple" xlink:href="https://armyinform.com.ua/wp-content/uploads/2023/05/344824722_821793276190849_5260441470892167694_n.jpg" text:style-name="Internet_20_link" text:visited-style-name="Visited_20_Internet_20_Link">
<draw:frame draw:style-name="fr1" draw:name="Image320" text:anchor-type="as-char" svg:width="6.9236in" svg:height="6.9236in" draw:z-index="0">
<draw:image xlink:href="../Images/AРМІЯINFORM/2023-05-06T82-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21" text:anchor-type="as-char" svg:width="6.9236in" svg:height="6.9236in" draw:z-index="0">
<draw:image xlink:href="../Images/AРМІЯINFORM/2023-05-06T82-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22" text:anchor-type="as-char" svg:width="6.9236in" svg:height="6.9236in" draw:z-index="0">
<draw:image xlink:href="../Images/AРМІЯINFORM/2023-05-06T82-00-00-04-00/345593420_223674820278136_1546737531487213610_n-150x150.jpg" xlink:type="simple" xlink:show="embed" xlink:actuate="onLoad" draw:mime-type="image/jpeg"/>
</draw:frame>
</text:a>
</text:p>
      <text:p text:style-name="P4">
News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Ukraine will definitely be in NATO - Minister of Defense of Ukraine</text:span>
</text:h>
      <text:p text:style-name="P4">
Author: ['АРМІЯINFORM']</text:p>
      <text:p text:style-name="P4">
Time: 2023-05-06T83:00:00-04:00</text:p>
      <text:p text:style-name="P4">
Description: PID Hour INTERV’Yu at the special proportion of Dmitra Komarov “RIK. Behind the scenes. Minigra ”Oleksiy Reznikov ... War with Ukraine 2022, War with Ukraine Latest news today, News War with Ukraine 2022 Last for today, will there be a war between Ukraine and Russia and when, there will be a war with Ukraine in 2022, whether it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2/reznikov-04-1.jpg" text:style-name="Internet_20_link" text:visited-style-name="Visited_20_Internet_20_Link">
reznikov-04-1.jpg</text:a>
']</text:p>
      <text:p text:style-name="P4">
Tags: ['МІНІСТР ОБОРОНИ УКРАЇНИ', 'НАТО', 'ОЛЕКСІЙ РЕЗНІКОВ', 'ОФІЦІЙНО']</text:p>
      <text:p text:style-name="P4">
Category: News</text:p>
      <!--METADATA-->
      <text:p text:style-name="P4">
<draw:frame draw:style-name="fr1" draw:name="Image323" text:anchor-type="as-char" svg:width="6.9236in" svg:height="4.615733in" draw:z-index="0">
<draw:image xlink:href="../Images/AРМІЯINFORM/2023-05-06T83-00-00-04-00/reznikov-04-1.jpg" xlink:type="simple" xlink:show="embed" xlink:actuate="onLoad" draw:mime-type="image/jpeg"/>
</draw:frame>
Minister of Defense of Ukraine Alexei Reznikov</text:p>
      <text:p text:style-name="P4">
During an interview in Dmitry Komarov, a year. Voice-over. Minister ”Alexei Reznikov stressed that Ukraine will be in NATO. And first, it will not happen because of our desire, but on the initiative of the Alliance itself.</text:p>
      <ul>
        <li>
Today we have all kinds of modern weapons. And we know how to destroy the August, and other European countries can only use it at landfills. NATO strategy, which was approved at the last summit in Madrid, assumes that for the next ten years, NATO is a strategic threat to NATO, "Alexei Reznikov said. - If Russia is a strategic threat to NATO, then today there is an experience of the ability to beat Russians except Ukrainians. No one. It is still necessary to have an argument for Ukraine to enter the Alliance.</li>
      </ul>
      <text:p text:style-name="P4">
News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Greetings Happy Infantry Day from Ukrainian artists</text:span>
</text:h>
      <text:p text:style-name="P4">
Author: ['АРМІЯINFORM']</text:p>
      <text:p text:style-name="P4">
Time: 2023-05-06T84:00:00-04:00</text:p>
      <text:p text:style-name="P4">
Description: "Majama Pidnim Ukrainian ensign at the Star Crim, Donetsk that Luhansku!"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ДЕНЬ ПІХОТИ', 'ПРИВІТАННЯ АРТИСТІВ']</text:p>
      <text:p text:style-name="P4">
Category: News</text:p>
      <!--METADATA-->
      <text:p text:style-name="P4">
"It is the infantry that will raise the Ukrainian flag in the liberated Crimea, Donetsk Talugansk!"</text:p>
      <text:p text:style-name="P4">
Dmitry Komarov, Taras Topol, Andriy Tanchynets, Fagot, Tina Karol, Ivanleno, Svyatoslav Vakarchuk, Olga Sumska, Dasha Astafyev, Svetlana Tarabarova, Oksana Bilozir and Mint singer attached Ukrainian vicholets. Video <text:a xlink:type="simple" xlink:href="https://www.facebook.com/UALandForces/posts/pfbid0asQ9V8JNzuKcRNLrC2VUe5X4AaFUpWTpkTJv7nBjK2bvEPaMuvnu8PCJDR4fXNmDl" text:style-name="Internet_20_link" text:visited-style-name="Visited_20_Internet_20_Link">
made public</text:a>
Command of the Land Forces of the Armed Forces of Ukraine.</text:p>
      <text:p text:style-name="P4">
News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Anna Malyar held a meeting with a special representative of NATO Secretary General for Women, Peace and Safety</text:span>
</text:h>
      <text:p text:style-name="P4">
Author: ['АРМІЯINFORM']</text:p>
      <text:p text:style-name="P4">
Time: 2023-05-06T85:00:00-04:00</text:p>
      <text:p text:style-name="P4">
Description: About the intercessor of the Ministan defense of Ukraine, the defense of Ukraine Ganna Malledomila at Facebook: “Mal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Tags: ['STOPRUSSIA', 'АГРЕСІЯ РФ', 'ГАННА МАЛЯР']</text:p>
      <text:p text:style-name="P4">
Category: News</text:p>
      <!--METADATA-->
      <text:p text:style-name="P4">
<draw:frame draw:style-name="fr1" draw:name="Image324" text:anchor-type="as-char" svg:width="6.9236in" svg:height="6.998606in" draw:z-index="0">
<draw:image xlink:href="../Images/AРМІЯINFORM/2023-05-06T85-00-00-04-00/345419254_944450536707376_5222034483081925893_n.jpg" xlink:type="simple" xlink:show="embed" xlink:actuate="onLoad" draw:mime-type="image/jpeg"/>
</draw:frame>
The Deputy Minister of Defense of Ukraine Anna Malyar <text:a xlink:type="simple" xlink:href="https://www.facebook.com/ganna.maliar/posts/pfbid0ob1DWi97NGRX7zAQo5pqg54YHNvWscBo35ySky5HpNSQCMAiCCVgXjTL2v3MiVEYl" text:style-name="Internet_20_link" text:visited-style-name="Visited_20_Internet_20_Link">
reported</text:a>
On Facebook:</text:p>
      <text:p text:style-name="P4">
“She had a pleasant and important meeting with a special representative of the NATO General Secretary of Women, Peace and Security Irene Fellin.</text:p>
      <text:p text:style-name="P4">
The meeting is obliged to write in a dry official language. Standard phrases such as "the parties discussed important issues", "The meeting has passed the handset" and so on.</text:p>
      <text:p text:style-name="P4">
Now I will start picking up words to convey the real atmosphere of the meeting and not to raise the protocol.</text:p>
      <text:p text:style-name="P4">
The meeting was emotional and frank. Irene Fellin is very well aware of our war and sincerely ill for the fate of Ukraine and Ukrainians.</text:p>
      <text:p text:style-name="P4">
Irene has heard my speech at an international event in Portugal on the problems of women of icholovik in the Armed Forces, which arose from a full -scale war, and now wanted to talk about it in more detail.</text:p>
      <text:p text:style-name="P4">
Yes, there are things that can only be discussed in such a personal meeting format.</text:p>
      <text:p text:style-name="P4">
Irene Fellin is grateful for indifference and active position. "</text:p>
      <text:p text:style-name="P4">
News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Volodymyr Zelensky's speech during the infantry Day celebrations</text:span>
</text:h>
      <text:p text:style-name="P4">
Author: ['АРМІЯINFORM']</text:p>
      <text:p text:style-name="P4">
Time: 2023-05-06T86:00:00-04:00</text:p>
      <text:p text:style-name="P4">
Description: “Syogodni Ukrainian, goodness, the power of the Voyn-Pikhotsiv-those of the Daes Hold ... the war with Ukraine 2022, the war with Ukraine Latest news today, the war with Ukraine 2022 is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 'ДЕНЬ ПІХОТИ']</text:p>
      <text:p text:style-name="P4">
Category: News</text:p>
      <!--METADATA-->
      <text:p text:style-name="P4">
“Today, Ukraine celebrates the courage and strength of the infantry warriors-what gives the state the most important result, the indomitability of our defense.</text:p>
      <text:p text:style-name="P4">
The state is standing because you are fighting with dignity - together with all Ukrainian forces and security!Thank you for it!</text:p>
      <text:p text:style-name="P4">
Every time Ukraine speaks with the world, the combat achievements that our warriors are being presented is an extremely convincing argument.</text:p>
      <text:p text:style-name="P4">
It is not easy to get rid of many years of illusions about Russia-the state has made a lot of the world to consider that this evil is insurmountable.</text:p>
      <text:p text:style-name="P4">
But Ukrainians, Ukrainian warriors, Ukrainian infantry warriors demonstrate how evil is over.</text:p>
      <text:p text:style-name="P4">
The stability and courage of each of our soldiers destroy the illusions of the world - change history. Everyone and everyone who is gaining success in battles pushes the world to be along with our power - to be on one side of history with Ukraine, ” - <text:a xlink:type="simple" xlink:href="https://www.facebook.com/watch/" text:style-name="Internet_20_link" text:visited-style-name="Visited_20_Internet_20_Link">
said</text:a>
In his speech, state.</text:p>
      <text:p text:style-name="P4">
News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Aviation of Defense Forces per day made 5 beats in the areas of concentration of personnel and equipment of Russians</text:span>
</text:h>
      <text:p text:style-name="P4">
Author: ['АРМІЯINFORM']</text:p>
      <text:p text:style-name="P4">
Time: 2023-05-06T87: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ГРЕСІЯ РФ', 'ВТОРГНЕННЯ РФ', 'ГШ ЗСУ']</text:p>
      <text:p text:style-name="P4">
Category: News</text:p>
      <!--METADATA-->
      <text:p text:style-name="P4">
<draw:frame draw:style-name="fr1" draw:name="Image325" text:anchor-type="as-char" svg:width="6.9236in" svg:height="3.894525in" draw:z-index="0">
<draw:image xlink:href="../Images/AРМІЯINFORM/2023-05-06T87-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Aviation of defense forces per day made 5 strokes in the areas of concentration of the personal staff and military equipment of the enemy, as well as a blow to the hostile-aircraft missile complex.</text:p>
      <text:p text:style-name="P4">
During this day, our defenders destroyed 4 shock Blashad-136/131 and 2 intelligence drones.</text:p>
      <text:p text:style-name="P4">
The missile troops and artillery units were struck by the Office, 3 areas of the enemy's weapons and military equipment during the day, as well as the artillery unit at a firing position.</text:p>
      <text:p text:style-name="P4">
Support the Armed Forces!Let's win together!Glory to Ukraine!”, - the presentation says.</text:p>
      <text:p text:style-name="P4">
News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This era of the Russians caused 6 rocket and 25 aviation strikes in Ukraine</text:span>
</text:h>
      <text:p text:style-name="P4">
Author: ['АРМІЯINFORM']</text:p>
      <text:p text:style-name="P4">
Time: 2023-05-06T88:00:00-04:00</text:p>
      <text:p text:style-name="P4">
Description: About the General Headquarters of the ZS Ukrainian. “Triva Chotirist Tridnsit Soma ... War with Ukraine 2022, War with Ukraine Latest News Today, News War with Ukraine 2022 Last for today, whether the war between Ukraine and Russia will be, and when, there will be a war with Ukraine in 2022, or no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ВІАУДАРИ РФ', 'АГРЕСІЯ РФ', 'ВТОРГНЕННЯ РФ', 'ГШ ЗСУ', 'РАКЕТНІ УДАРИ РФ']</text:p>
      <text:p text:style-name="P4">
Category: News</text:p>
      <!--METADATA-->
      <text:p text:style-name="P4">
<draw:frame draw:style-name="fr1" draw:name="Image326" text:anchor-type="as-char" svg:width="6.9236in" svg:height="3.893007in" draw:z-index="0">
<draw:image xlink:href="../Images/AРМІЯINFORM/2023-05-06T88-00-00-04-00/2022-10-31-raketnyj-udar-po-harkivsh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Four hundred thirty -seventh days of large -scale armed aggression of the Russian Federation are ongoing.</text:p>
      <text:p text:style-name="P4">
During this day, the enemy struck 6 rocket strokes, including the cities of the time, Konstantinovka and Kherson. In addition, the Russian Federation has struck 25 Aviation strikes and made more than 20 shells of jet system fiery fire. Private dwellings and other infrastructure have been destroyed and damaged.</text:p>
      <text:p text:style-name="P4">
The likelihood of rocket and aviation strikes throughout Ukraine is high, ”the message reads.</text:p>
      <text:p text:style-name="P4">
News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During the day of the Defense Forces repelled more than 30 attacks by the Russians, heavy battles continue for the cities of Bakhmut and Marinka</text:span>
</text:h>
      <text:p text:style-name="P4">
Author: ['АРМІЯINFORM']</text:p>
      <text:p text:style-name="P4">
Time: 2023-05-06T89:00:00-04:00</text:p>
      <text:p text:style-name="P4">
Description: About the General Headquarters of the ZS Ukrainian. “Rosiyani is the Sight of ZoSERDHUVATI ... The war with Ukraine 2022, the war with Ukraine is the latest news today, the news war with Ukraine 2022 is the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Tags: []</text:p>
      <text:p text:style-name="P4">
Category: News</text:p>
      <!--METADATA-->
      <text:p text:style-name="P4">
<draw:frame draw:style-name="fr1" draw:name="Image327" text:anchor-type="as-char" svg:width="6.9236in" svg:height="4.622945in" draw:z-index="0">
<draw:image xlink:href="../Images/AРМІЯINFORM/2023-05-06T89-00-00-04-00/345561938_169733466036684_536246262221136392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The Russians continue to focus the main efforts on leading the offensive Bakhmut and Marinsky directions. There are heavy battles for Bakhmutt Marinka. In total, during the day the enemy made more than 30 attacks.</text:p>
      <text:p text:style-name="P4">
<text:span text:style-name="T4">
 In Volyn and Polissya directions </text:span>
 Signs of formation of offensive groups were not detected. At the landfills of the Republic of Belarus there is a preparation of units of the territorial defense of the enemy.</text:p>
      <text:p text:style-name="P4">
<text:span text:style-name="T4">
 In the Siversky and Slobozhansky directions </text:span>
 the enemy retains military incidence in border areas with Ukraine. During the day, the enemy gave up the areas of the settlements of Zarichchy, Leonivka and Krasny Khutirchernihiv region. Carried out mortar and artillery shelling of inhabited iron cities, Leonivka, Chernihiv region; Rivne, boyars-led, volfini of Sumy region, as well as lammongings, granules, Cossack Lopan, Sagittarius, Lukyanka, Neskachny, Old Taritsa, Vovchansky Farms, Okhrimivka, Black and House Naarkiv Region.</text:p>
      <text:p text:style-name="P4">
<text:span text:style-name="T4">
 In the Kupyansk direction </text:span>
 the enemy led unsuccessful offensive actions by the unseening of the settlement Sinkivka. Artillery and mortar shells were first red, two -year, Western, Sinkivka, Sand, Cherry, Tasttelmakhivka, Kharkiv region.</text:p>
      <text:p text:style-name="P4">
<text:span text:style-name="T4">
 In the Liman direction </text:span>
 the enemy searches for weak places in our defense. He conducted offensive actions in the direction of Bigorivka and controversial, there was no success. Makeevka and Nevsky Luhansk region Tabulogovka and controversial Donetsk region were artillery shelling.<text:span text:style-name="T4">
 In the mineral direction </text:span>
, during the day, the enemy of offensive actions was not. He fired at water, coal, precursor and gold field of Donetsk region.</text:p>
      <text:p text:style-name="P4">
<text:span text:style-name="T4">
 In Zaporizhzhya and Kherson directions </text:span>
 the enemy continues defense. He fired at the settlements near the line of combat recovery. In particular, it is Burlatske, Free Field, Novopol of Donetsk region; Olgivske, Malynivka, Gulyaipole, Magic, White, Little Tokmachka, Novodanilovka, Mali Shcherbaki, Kamianske Zaporizhzhya region; Golden Balka, Antonivka of Kherson region and the city of Kherson, ”the message reads.</text:p>
      <text:p text:style-name="P4">
News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During the day of the Defense Forces repelled more than 30 attacks by the Russians, heavy battles continue for the cities of Bakhmut and Marinka</text:span>
</text:h>
      <text:p text:style-name="P4">
Author: ['АРМІЯINFORM']</text:p>
      <text:p text:style-name="P4">
Time: 2023-05-06T89:00:00-04:00</text:p>
      <text:p text:style-name="P4">
Description: About the General Headquarters of the ZS Ukrainian. “Rosiyani is the Sight of ZoSERDHUVATI ... The war with Ukraine 2022, the war with Ukraine is the latest news today, the news war with Ukraine 2022 is the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Tags: []</text:p>
      <text:p text:style-name="P4">
Category: News</text:p>
      <!--METADATA-->
      <text:p text:style-name="P4">
<draw:frame draw:style-name="fr1" draw:name="Image328" text:anchor-type="as-char" svg:width="6.9236in" svg:height="4.622945in" draw:z-index="0">
<draw:image xlink:href="../Images/AРМІЯINFORM/2023-05-06T89-00-00-04-00/345561938_169733466036684_536246262221136392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The Russians continue to focus the main efforts on leading the offensive Bakhmut and Marinsky directions. There are heavy battles for Bakhmutt Marinka. In total, during the day the enemy made more than 30 attacks.</text:p>
      <text:p text:style-name="P4">
<text:span text:style-name="T4">
 In Volyn and Polissya directions </text:span>
 Signs of formation of offensive groups were not detected. At the landfills of the Republic of Belarus there is a preparation of units of the territorial defense of the enemy.</text:p>
      <text:p text:style-name="P4">
<text:span text:style-name="T4">
 In the Siversky and Slobozhansky directions </text:span>
 the enemy retains military incidence in border areas with Ukraine. During the day, the enemy gave up the areas of the settlements of Zarichchy, Leonivka and Krasny Khutirchernihiv region. Carried out mortar and artillery shelling of inhabited iron cities, Leonivka, Chernihiv region; Rivne, boyars-led, volfini of Sumy region, as well as lammongings, granules, Cossack Lopan, Sagittarius, Lukyanka, Neskachny, Old Taritsa, Vovchansky Farms, Okhrimivka, Black and House Naarkiv Region.</text:p>
      <text:p text:style-name="P4">
<text:span text:style-name="T4">
 In the Kupyansk direction </text:span>
 the enemy led unsuccessful offensive actions by the unseening of the settlement Sinkivka. Artillery and mortar shells were first red, two -year, Western, Sinkivka, Sand, Cherry, Tasttelmakhivka, Kharkiv region.</text:p>
      <text:p text:style-name="P4">
<text:span text:style-name="T4">
 In the Liman direction </text:span>
 the enemy searches for weak places in our defense. He conducted offensive actions in the direction of Bigorivka and controversial, there was no success. Makeevka and Nevsky Luhansk region Tabulogovka and controversial Donetsk region were artillery shelling.<text:span text:style-name="T4">
 In the mineral direction </text:span>
, during the day, the enemy of offensive actions was not. He fired at water, coal, precursor and gold field of Donetsk region.</text:p>
      <text:p text:style-name="P4">
<text:span text:style-name="T4">
 In Zaporizhzhya and Kherson directions </text:span>
 the enemy continues defense. He fired at the settlements near the line of combat recovery. In particular, it is Burlatske, Free Field, Novopol of Donetsk region; Olgivske, Malynivka, Gulyaipole, Magic, White, Little Tokmachka, Novodanilovka, Mali Shcherbaki, Kamianske Zaporizhzhya region; Golden Balka, Antonivka of Kherson region and the city of Kherson, ”the message reads.</text:p>
      <text:p text:style-name="P4">
News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Kyiv(21:24). Red Alert: aerial threat. Sirens sounding. Take cover now!</text:span>
</text:h>
      <text:p text:style-name="P4">
Authors: liveuamap (Language: en)</text:p>
      <text:p text:style-name="P4">
Time: 2023-05-06T8:25:00</text:p>
      <text:p text:style-name="P4">
Location: Kyiv (Latitude:50.44343 Longtitude:30.53022)</text:p>
      <text:p text:style-name="P4">
Videos: []</text:p>
      <text:p text:style-name="P4">
Images: []</text:p>
      <text:p text:style-name="P4">
Tags: ["Europe", "Central and Eastern Europe"]</text:p>
      <text:p text:style-name="P4">
Id: 22560964</text:p>
      <!--METADATA-->
      <text:p text:style-name="P4">
Kyiv(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News Source: <text:a xlink:type="simple" xlink:href="https://t.me/KyivCityOfficial/6621" text:style-name="Internet_20_link" text:visited-style-name="Visited_20_Internet_20_Link">
https://t.me/KyivCityOfficial/6621</text:a>
</text:p>
      <!--NEWS-->
      <text:h text:style-name="P10" text:outline-level="1">
<text:span text:style-name="T4">
In Energodar, the Russians abduct cars and rob warehouses of energy enterprises</text:span>
</text:h>
      <text:p text:style-name="P4">
Author: ['АРМІЯINFORM']</text:p>
      <text:p text:style-name="P4">
Time: 2023-05-06T90:00:00-04:00</text:p>
      <text:p text:style-name="P4">
Description: About the General Headquarters of the ZS Ukrainian. “Rosіyskі not to drink ... The war with Ukraine 2022, the war with Ukraine is the latest news today, the news war with Ukraine 2022 The last for today, will there be a war between Ukraine and Russia and when, there will be a war with Ukraine in 2022 or not, i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5/47rs220805b511-2048x1400-1.jpg" text:style-name="Internet_20_link" text:visited-style-name="Visited_20_Internet_20_Link">
47rs220805b511-2048x1400-1.jpg</text:a>
']</text:p>
      <text:p text:style-name="P4">
Tags: ['STOPRUSSIA', 'АГРЕСІЯ РФ', 'ВТОРГНЕННЯ РФ', 'ЕНЕРГОДАР', 'МАРОДЕРИ', 'РОСІЯНИ-ЗЛОДІЇ']</text:p>
      <text:p text:style-name="P4">
Category: News</text:p>
      <!--METADATA-->
      <text:p text:style-name="P4">
<draw:frame draw:style-name="fr1" draw:name="Image329" text:anchor-type="as-char" svg:width="6.9236in" svg:height="4.731127in" draw:z-index="0">
<draw:image xlink:href="../Images/AРМІЯINFORM/2023-05-06T90-00-00-04-00/47rs220805b511-2048x1400-1.jpg" xlink:type="simple" xlink:show="embed" xlink:actuate="onLoad" draw:mime-type="image/jpeg"/>
</draw:frame>
Illustrative Photo <text:span text:style-name="T4">
 🔥Set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Russian invaders do not stop losing the citizens of Ukraine and the enterprise of temporarily captured territories. In Energodar, as of May 5, nourishops of the enterprise "Electropodenmontazh-10" did not leave any passenger car. The warehouse is looted and the easel equipment is exported, ”the message will be available.</text:p>
      <text:p text:style-name="P4">
News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In Energodar, the Russians abduct cars and rob warehouses of energy enterprises</text:span>
</text:h>
      <text:p text:style-name="P4">
Author: ['АРМІЯINFORM']</text:p>
      <text:p text:style-name="P4">
Time: 2023-05-06T90:00:00-04:00</text:p>
      <text:p text:style-name="P4">
Description: About the General Headquarters of the ZS Ukrainian. “Rosіyskі not to drink ... The war with Ukraine 2022, the war with Ukraine is the latest news today, the news war with Ukraine 2022 The last for today, will there be a war between Ukraine and Russia and when, there will be a war with Ukraine in 2022 or not, i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5/47rs220805b511-2048x1400-1.jpg" text:style-name="Internet_20_link" text:visited-style-name="Visited_20_Internet_20_Link">
47rs220805b511-2048x1400-1.jpg</text:a>
']</text:p>
      <text:p text:style-name="P4">
Tags: ['STOPRUSSIA', 'АГРЕСІЯ РФ', 'ВТОРГНЕННЯ РФ', 'ЕНЕРГОДАР', 'МАРОДЕРИ', 'РОСІЯНИ-ЗЛОДІЇ']</text:p>
      <text:p text:style-name="P4">
Category: News</text:p>
      <!--METADATA-->
      <text:p text:style-name="P4">
<draw:frame draw:style-name="fr1" draw:name="Image330" text:anchor-type="as-char" svg:width="6.9236in" svg:height="4.731127in" draw:z-index="0">
<draw:image xlink:href="../Images/AРМІЯINFORM/2023-05-06T90-00-00-04-00/47rs220805b511-2048x1400-1.jpg" xlink:type="simple" xlink:show="embed" xlink:actuate="onLoad" draw:mime-type="image/jpeg"/>
</draw:frame>
Illustrative Photo <text:span text:style-name="T4">
 🔥Set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Russian invaders do not stop losing the citizens of Ukraine and the enterprise of temporarily captured territories. In Energodar, as of May 5, nourishops of the enterprise "Electropodenmontazh-10" did not leave any passenger car. The warehouse is looted and the easel equipment is exported, ”the message will be available.</text:p>
      <text:p text:style-name="P4">
News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5 more enemy UAVs destroyed</text:span>
</text:h>
      <text:p text:style-name="P4">
Author: ['АРМІЯINFORM']</text:p>
      <text:p text:style-name="P4">
Time: 2023-05-06T91:00:00-04:00</text:p>
      <text:p text:style-name="P4">
Description: About the CHILDDEMLYAL COMMICATIONALY OF THE REALLY OF ZSU: “Vorog Acting the BPL Robo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Tags: ['STOPRUSSIA', 'АГРЕСІЯ РФ', 'БПЛА']</text:p>
      <text:p text:style-name="P4">
Category: News</text:p>
      <!--METADATA-->
      <text:p text:style-name="P4">
<draw:frame draw:style-name="fr1" draw:name="Image331" text:anchor-type="as-char" svg:width="6.9236in" svg:height="6.9236in" draw:z-index="0">
<draw:image xlink:href="../Images/AРМІЯINFORM/2023-05-06T91-00-00-04-00/345599081_197301336454519_7125297270954891757_n.jpg" xlink:type="simple" xlink:show="embed" xlink:actuate="onLoad" draw:mime-type="image/jpeg"/>
</draw:frame>
About it <text:a xlink:type="simple" xlink:href="https://www.facebook.com/kpszsu/posts/pfbid0cwCizDc3aa7x2DvwuQ1F9CkNtXdbnz6PGeTztps2XH6dHmWnnrNX7gyWtPCiyQq5l" text:style-name="Internet_20_link" text:visited-style-name="Visited_20_Internet_20_Link">
reports</text:a>
Armed Forces Command:</text:p>
      <text:p text:style-name="P4">
“The enemy has intensified the work of UAV of different types throughout the front line.</text:p>
      <text:p text:style-name="P4">
During the day of May 6, five enemy drones were destroyed by the forces and air defense of the Armed Forces of Ukraine: four operative-tactical levels and one Lancet-type UAV.</text:p>
      <text:p text:style-name="P4">
News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We have to return and return all our people from Russian captivity - President of Ukraine</text:span>
</text:h>
      <text:p text:style-name="P4">
Author: ['АРМІЯINFORM']</text:p>
      <text:p text:style-name="P4">
Time: 2023-05-06T92:00:00-04:00</text:p>
      <text:p text:style-name="P4">
Description: https://www.youtube.com/watch?v=O8VFBJJN0xi About the President of Ukraine Volodymyr ... War with Ukraine 2022, War with Ukraine Latest News today,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Volodymyr Zelenskyy Szaidshch(https://www.president.gov.ua/news/mi-mayemo-povernuti-j-povernemo-vsih-nashih-lyudej-iz-rosijs-82745)During his video address:</text:p>
      <text:p text:style-name="P4">
“I wish health, dear Ukrainians!</text:p>
      <text:p text:style-name="P4">
Today is an important day for our soldiers, today is the day of the Ukrainian infantry.</text:p>
      <text:p text:style-name="P4">
It is a professional holiday of defenders and defenders, which always deserves nasty attention.</text:p>
      <text:p text:style-name="P4">
The largest component of the Land Forces, those whose resistance is the most important for the defense. Those whose performance is especially important.</text:p>
      <text:p text:style-name="P4">
He was honored to congratulate our infantrymen today, to pass to the state awards and honorary honors for our crews for courage and courage. The 10th Separate Agricultural Brigade, the 14th Separate Mechanized, the 56th Separate Motor infantry… Thank you, the warriors, for your performance!Thank you to everyone who has to serve in the Ukrainian infantry!</text:p>
      <text:p text:style-name="P4">
Today, however, the Order of the Golden Star was handed over to our hero - Captain Valeriaglebov. He died in battle. He was the commander of the motor infantry company of the motor infantry battalion of the 93rd separate mechanized brigade "Cold Yar".</text:p>
      <text:p text:style-name="P4">
This chevron, Chevron Hero of Ukraine, was handed to me by his daughter Victoria. I will build it. It's a great honor for me.</text:p>
      <text:p text:style-name="P4">
Today, our team managed to return 45 of our captivity from Russian captivity. 42 Defenders of Ukraine and three defenders. They all defended Azovstal. 35 ordinary and sergeants, ten - officers.</text:p>
      <text:p text:style-name="P4">
We have to return and return all our people from Russian captivity!I am a thank you to the exchanging team. Budanov, Yermak, Usov, Kid, Loubin. Thank you, guys!</text:p>
      <text:p text:style-name="P4">
Today, he met with Utah representatives - one of the strongest states. We have discussed our interaction, and this is a good example of how a specific part can help protect freedom and people. Humanitarian support, assistance, political interaction. We have enough opportunities to work together for the common interests of Ukrainians and Americans.</text:p>
      <text:p text:style-name="P4">
And one more. Today, the Head of the Government of Ukraine and the First Lady of Ukraine represent the state in the United Kingdom, where the coronation of King Charlziii and Queen Camilla.Glory to all our soldiers who are now in battle!Glory to our beautiful people!</text:p>
      <text:p text:style-name="P4">
Glory to Ukraine!".</text:p>
      <text:p text:style-name="P4">
News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We have to return and return all our people from Russian captivity - President of Ukraine</text:span>
</text:h>
      <text:p text:style-name="P4">
Author: ['АРМІЯINFORM']</text:p>
      <text:p text:style-name="P4">
Time: 2023-05-06T92:00:00-04:00</text:p>
      <text:p text:style-name="P4">
Description: https://www.youtube.com/watch?v=O8VFBJJN0xi About the President of Ukraine Volodymyr ... War with Ukraine 2022, War with Ukraine Latest News today,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Volodymyr Zelenskyy Szaidshch(https://www.president.gov.ua/news/mi-mayemo-povernuti-j-povernemo-vsih-nashih-lyudej-iz-rosijs-82745)During his video address:</text:p>
      <text:p text:style-name="P4">
“I wish health, dear Ukrainians!</text:p>
      <text:p text:style-name="P4">
Today is an important day for our soldiers, today is the day of the Ukrainian infantry.</text:p>
      <text:p text:style-name="P4">
It is a professional holiday of defenders and defenders, which always deserves nasty attention.</text:p>
      <text:p text:style-name="P4">
The largest component of the Land Forces, those whose resistance is the most important for the defense. Those whose performance is especially important.</text:p>
      <text:p text:style-name="P4">
He was honored to congratulate our infantrymen today, to pass to the state awards and honorary honors for our crews for courage and courage. The 10th Separate Agricultural Brigade, the 14th Separate Mechanized, the 56th Separate Motor infantry… Thank you, the warriors, for your performance!Thank you to everyone who has to serve in the Ukrainian infantry!</text:p>
      <text:p text:style-name="P4">
Today, however, the Order of the Golden Star was handed over to our hero - Captain Valeriaglebov. He died in battle. He was the commander of the motor infantry company of the motor infantry battalion of the 93rd separate mechanized brigade "Cold Yar".</text:p>
      <text:p text:style-name="P4">
This chevron, Chevron Hero of Ukraine, was handed to me by his daughter Victoria. I will build it. It's a great honor for me.</text:p>
      <text:p text:style-name="P4">
Today, our team managed to return 45 of our captivity from Russian captivity. 42 Defenders of Ukraine and three defenders. They all defended Azovstal. 35 ordinary and sergeants, ten - officers.</text:p>
      <text:p text:style-name="P4">
We have to return and return all our people from Russian captivity!I am a thank you to the exchanging team. Budanov, Yermak, Usov, Kid, Loubin. Thank you, guys!</text:p>
      <text:p text:style-name="P4">
Today, he met with Utah representatives - one of the strongest states. We have discussed our interaction, and this is a good example of how a specific part can help protect freedom and people. Humanitarian support, assistance, political interaction. We have enough opportunities to work together for the common interests of Ukrainians and Americans.</text:p>
      <text:p text:style-name="P4">
And one more. Today, the Head of the Government of Ukraine and the First Lady of Ukraine represent the state in the United Kingdom, where the coronation of King Charlziii and Queen Camilla.Glory to all our soldiers who are now in battle!Glory to our beautiful people!</text:p>
      <text:p text:style-name="P4">
Glory to Ukraine!".</text:p>
      <text:p text:style-name="P4">
News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 expectations of the Minister of Defense of Ukraine from NATO Vilnius Summit</text:span>
</text:h>
      <text:p text:style-name="P4">
Author: ['АРМІЯINFORM']</text:p>
      <text:p text:style-name="P4">
Time: 2023-05-06T93:00:00-04:00</text:p>
      <text:p text:style-name="P4">
Description: About the 7th Ochikuvan Ministra defense of Ukraine Oleksіya Reznikov, I have been villed by Samit NA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1683382388.jpeg" text:style-name="Internet_20_link" text:visited-style-name="Visited_20_Internet_20_Link">
photo1683382388.jpeg</text:a>
']</text:p>
      <text:p text:style-name="P4">
Tags: ['STOPRUSSIA', 'АГРЕСІЯ РФ', 'ВІЛЬНЮСЬКИЙ САМІТ', 'ОЛЕКСІЙ РЕЗНІКОВ']</text:p>
      <text:p text:style-name="P4">
Category: News</text:p>
      <!--METADATA-->
      <text:p text:style-name="P4">
<draw:frame draw:style-name="fr1" draw:name="Image332" text:anchor-type="as-char" svg:width="6.9236in" svg:height="7.919757in" draw:z-index="0">
<draw:image xlink:href="../Images/AРМІЯINFORM/2023-05-06T93-00-00-04-00/photo1683382388.jpeg" xlink:type="simple" xlink:show="embed" xlink:actuate="onLoad" draw:mime-type="image/jpeg"/>
</draw:frame>
About 7 expectations of the Minister of Defense of Ukraine Alexei Reznikov from Vilnius' Summit <text:a xlink:type="simple" xlink:href="https://t.me/militarymediacenter/1874" text:style-name="Internet_20_link" text:visited-style-name="Visited_20_Internet_20_Link">
reports</text:a>
Military Mediacenter:</text:p>
      <text:p text:style-name="P4">
1️⃣ Proposals to Ukraine by the end of 2023 a clear algorithm of membership;</text:p>
      <text:p text:style-name="P4">
2️⃣ NATO's commitment to Ukraine's membership;</text:p>
      <text:p text:style-name="P4">
3️⃣ Guarantee of Ukraine's security before joining the Alliance;</text:p>
      <text:p text:style-name="P4">
4️⃣ NATO willingness to support the Ukrainian formula of peace;</text:p>
      <text:p text:style-name="P4">
5️⃣ Provision of defense needs of Ukraine, including air defense, tanks and hostilities;</text:p>
      <text:p text:style-name="P4">
6️⃣ Creation of a crisis consultation mechanism with Ukraine under Article 4 NATO Statut;</text:p>
      <text:p text:style-name="P4">
7️⃣ Reformatting the NATO-Ukraine commission into NATO-Ukraine from the transition of Ukraine to NATO standards in defense systems, medical care and release.</text:p>
      <text:p text:style-name="P4">
News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The President of Ukraine honored the honorary honorary honorary honorary honorary honorary honorary honorary honorary distinction</text:span>
</text:h>
      <text:p text:style-name="P4">
Author: ['АРМІЯINFORM']</text:p>
      <text:p text:style-name="P4">
Time: 2023-05-06T94:00:00-04:00</text:p>
      <text:p text:style-name="P4">
Description: About the decree of the President of Ukraine No. 265/2023 “About the Vidennika by the honors of the Vid -know ... The war with Ukraine 2022, the war with Ukraine is the latest news today, the news of the war with Ukraine 2022 is the last for today, whether there will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yro-image-1536x1022-1.jpg" text:style-name="Internet_20_link" text:visited-style-name="Visited_20_Internet_20_Link">
zyro-image-1536x1022-1.jpg</text:a>
']</text:p>
      <text:p text:style-name="P4">
Tags: ['STOPRUSSIA', 'АГРЕСІЯ РФ', 'ВІДЗНАКА «ЗА\xa0МУЖНІСТЬ ТА\xa0ВІДВАГУ»']</text:p>
      <text:p text:style-name="P4">
Category: News</text:p>
      <!--METADATA-->
      <text:p text:style-name="P4">
<draw:frame draw:style-name="fr1" draw:name="Image333" text:anchor-type="as-char" svg:width="6.9236in" svg:height="4.604194in" draw:z-index="0">
<draw:image xlink:href="../Images/AРМІЯINFORM/2023-05-06T94-00-00-04-00/zyro-image-1536x1022-1.jpg" xlink:type="simple" xlink:show="embed" xlink:actuate="onLoad" draw:mime-type="image/jpeg"/>
</draw:frame>
Illustrative photo</text:p>
      <text:p text:style-name="P4">
About this <text:a xlink:type="simple" xlink:href="https://www.president.gov.ua/documents/2652023-46693" text:style-name="Internet_20_link" text:visited-style-name="Visited_20_Internet_20_Link">
it is referred</text:a>
In the Decree of the President of Ukraine No. 265/2023 "On the celebration of Honorary Honor" For Courage of Courage ":</text:p>
      <text:p text:style-name="P4">
“For the purpose of decent commemoration of courage and heroism, discovered during the protection</text:p>
      <text:p text:style-name="P4">
1 . To note the honorary distinction "for courage and bravery" such military parts of the Land Forces of the Armed Forces of Ukraine:</text:p>
      <text:p text:style-name="P4">
10 Separate Edelweiss Mountain Stock Brigade;</text:p>
      <text:p text:style-name="P4">
14 Separate mechanized brigade named after Prince Roman the Great;</text:p>
      <text:p text:style-name="P4">
56 Separate motor infantry Mariupol Brigade.</text:p>
      <text:p text:style-name="P4">
President of Ukraine V. Zelensky</text:p>
      <text:p text:style-name="P4">
May 5 2023 ”</text:p>
      <text:p text:style-name="P4">
News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The President of Ukraine honored the honorary honorary honorary honorary honorary honorary honorary honorary honorary distinction</text:span>
</text:h>
      <text:p text:style-name="P4">
Author: ['АРМІЯINFORM']</text:p>
      <text:p text:style-name="P4">
Time: 2023-05-06T94:00:00-04:00</text:p>
      <text:p text:style-name="P4">
Description: About the decree of the President of Ukraine No. 265/2023 “About the Vidennika by the honors of the Vid -know ... The war with Ukraine 2022, the war with Ukraine is the latest news today, the news of the war with Ukraine 2022 is the last for today, whether there will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yro-image-1536x1022-1.jpg" text:style-name="Internet_20_link" text:visited-style-name="Visited_20_Internet_20_Link">
zyro-image-1536x1022-1.jpg</text:a>
']</text:p>
      <text:p text:style-name="P4">
Tags: ['STOPRUSSIA', 'АГРЕСІЯ РФ', 'ВІДЗНАКА «ЗА\xa0МУЖНІСТЬ ТА\xa0ВІДВАГУ»']</text:p>
      <text:p text:style-name="P4">
Category: News</text:p>
      <!--METADATA-->
      <text:p text:style-name="P4">
<draw:frame draw:style-name="fr1" draw:name="Image334" text:anchor-type="as-char" svg:width="6.9236in" svg:height="4.604194in" draw:z-index="0">
<draw:image xlink:href="../Images/AРМІЯINFORM/2023-05-06T94-00-00-04-00/zyro-image-1536x1022-1.jpg" xlink:type="simple" xlink:show="embed" xlink:actuate="onLoad" draw:mime-type="image/jpeg"/>
</draw:frame>
Illustrative photo</text:p>
      <text:p text:style-name="P4">
About this <text:a xlink:type="simple" xlink:href="https://www.president.gov.ua/documents/2652023-46693" text:style-name="Internet_20_link" text:visited-style-name="Visited_20_Internet_20_Link">
it is referred</text:a>
In the Decree of the President of Ukraine No. 265/2023 "On the celebration of Honorary Honor" For Courage of Courage ":</text:p>
      <text:p text:style-name="P4">
“For the purpose of decent commemoration of courage and heroism, discovered during the protection</text:p>
      <text:p text:style-name="P4">
1 . To note the honorary distinction "for courage and bravery" such military parts of the Land Forces of the Armed Forces of Ukraine:</text:p>
      <text:p text:style-name="P4">
10 Separate Edelweiss Mountain Stock Brigade;</text:p>
      <text:p text:style-name="P4">
14 Separate mechanized brigade named after Prince Roman the Great;</text:p>
      <text:p text:style-name="P4">
56 Separate motor infantry Mariupol Brigade.</text:p>
      <text:p text:style-name="P4">
President of Ukraine V. Zelensky</text:p>
      <text:p text:style-name="P4">
May 5 2023 ”</text:p>
      <text:p text:style-name="P4">
News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Russian commanders openly call their subordinate "cannon meat"</text:span>
</text:h>
      <text:p text:style-name="P4">
Author: ['АРМІЯINFORM']</text:p>
      <text:p text:style-name="P4">
Time: 2023-05-06T95:00:00-04:00</text:p>
      <text:p text:style-name="P4">
Description: About the General Headquarters of the ZS Ukrainian. “Daedalus is often supervised ... War with Ukraine 2022, war with Ukraine latest news today, News War with Ukraine 2022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2/09/prymusova-mobilizacziya-tot.jpg" text:style-name="Internet_20_link" text:visited-style-name="Visited_20_Internet_20_Link">
prymusova-mobilizacziya-tot.jpg</text:a>
']</text:p>
      <text:p text:style-name="P4">
Tags: ['STOPRUSSIA', 'АГРЕСІЯ РФ', 'ВІЙСЬКОВІ РФ', 'ВТОРГНЕННЯ РФ', 'ГШ ЗСУ']</text:p>
      <text:p text:style-name="P4">
Category: News</text:p>
      <!--METADATA-->
      <text:p text:style-name="P4">
<draw:frame draw:style-name="fr1" draw:name="Image335" text:anchor-type="as-char" svg:width="6.9236in" svg:height="4.032997in" draw:z-index="0">
<draw:image xlink:href="../Images/AРМІЯINFORM/2023-05-06T95-00-00-04-00/prymusova-mobilizacziya-tot.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Increasingly, information about the low level of moral and psychological state of the enemy's personnel is received.</text:p>
      <text:p text:style-name="P4">
Thus, in one of the departments of the Russian occupation troops, which is located in the mully of the Mulino of the Nizhny Novgorod region, commanders openly refer to subordinate "gun meat".</text:p>
      <text:p text:style-name="P4">
In addition, military personnel complain of poor medical care, as well as provision of personal protective equipment and equipment.</text:p>
      <text:p text:style-name="P4">
About 50% of personnel do not have the opportunity to issue payment cards, fears that in the event of their death, their funds will not be obtained by the families, ”the message reads.</text:p>
      <text:p text:style-name="P4">
News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The SBU broke the escape of two Russian associates that helped the enemy in Kherson region</text:span>
</text:h>
      <text:p text:style-name="P4">
Author: ['АРМІЯINFORM']</text:p>
      <text:p text:style-name="P4">
Time: 2023-05-06T96:00:00-04:00</text:p>
      <text:p text:style-name="P4">
Description: The Service of the Bezpeki sketched the brush of the Banging of the RF RF at the result of the large -scale counter -fishene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КОЛАБОРАНТИ', 'СБУ']</text:p>
      <text:p text:style-name="P4">
Category: News</text:p>
      <!--METADATA-->
      <text:p text:style-name="P4">
<draw:frame draw:style-name="fr1" draw:name="Image336" text:anchor-type="as-char" svg:width="6.9236in" svg:height="3.555362in" draw:z-index="0">
<draw:image xlink:href="../Images/AРМІЯINFORM/2023-05-06T96-00-00-04-00/232191481_149444590648295_3523033550936501027_n.jpg" xlink:type="simple" xlink:show="embed" xlink:actuate="onLoad" draw:mime-type="image/jpeg"/>
</draw:frame>
Illustrative photo</text:p>
      <text:p text:style-name="P4">
Security Service <text:a xlink:type="simple" xlink:href="https://www.facebook.com/SecurSerUkraine/posts/pfbid0rcPtrxc4VButjTzTxuyQJRLw8bmRBnw9AcPhD8p6wZpUhvPmERb3zM1NqEkLmQm9l" text:style-name="Internet_20_link" text:visited-style-name="Visited_20_Internet_20_Link">
delayed</text:a>
Two more supporters of the Russian Federation as a result of large -scale contradictory measures are named after Kherson region.</text:p>
      <text:p text:style-name="P4">
The locals were abusers: father and son, who supported during the temporary occupation of the region.</text:p>
      <text:p text:style-name="P4">
After the release of the Right -Bank Kherson region, the younger man continued to keep contact with the Russian military who fled to the left coast.</text:p>
      <text:p text:style-name="P4">
According to the investigation, it "drained" the occupiers of the base and movement of siloboron in the territory of the Belozersky district.</text:p>
      <text:p text:style-name="P4">
Most of the enemy was interested in the locations of combat positions of the Armed Forces of the Armed Forces.</text:p>
      <text:p text:style-name="P4">
The person also informed the invaders about the consequences of Russian air attacks by local objects of critical infrastructure, social institutions and residential buildings.</text:p>
      <text:p text:style-name="P4">
Intelligence occupiers were used to adjust repeated rocket-artillery blows to Bilozerki, Kizomis and Giant settlements, including the use of managed aviation.</text:p>
      <text:p text:style-name="P4">
For communication, the traitor used anonymous messengers, and was transmitted in the form of text and audio messages, as well as ashelectronic coordinates.</text:p>
      <text:p text:style-name="P4">
At the same time, the father of a hostile corrector during the temporary occupation of Kherson -binding agreed to the appointment to the invaders of "Ministries ofassilic and Fisheries of Kherson region".</text:p>
      <text:p text:style-name="P4">
While in a governing position, he followed the Gaulayter's instructions of the Kremlin's balance in the region.</text:p>
      <text:p text:style-name="P4">
It was found that the collaborator regularly participated in meetings under the presidency of a momentous "minister" and urged people to support the invaders.</text:p>
      <text:p text:style-name="P4">
In addition, he forced local farmers to work for the benefit of the aggressor country. In case of refusal - threatened with repression by the punitive organs of the Russian Federation.</text:p>
      <text:p text:style-name="P4">
Understanding the inevitability of punishment for the crimes, they both had an escape to a temporarily captured part of Kherson region.</text:p>
      <text:p text:style-name="P4">
To do this, negotiated with the invaders on evacuation.On the basis of the evidence collected, investigators of the SBU informed the enemy corrector of proading under Part 2 of Art. 111(a state betrayal committed in a state of martial law), the father of the father - under Part 5 of Art. 111-1(Collaboration)Criminal Code of Ukraine.</text:p>
      <text:p text:style-name="P4">
Currently, both attackers are in custody. Investigation is ongoing to establish all the circumstances of the crime and prosecute the perpetrators.</text:p>
      <text:p text:style-name="P4">
Counter -dversary measures were carried out by the SBU staff in the Kherson region of the preservation leadership of the regional prosecutor's office.</text:p>
      <text:p text:style-name="P4">
News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Ukrainian Marines support fire training skills</text:span>
</text:h>
      <text:p text:style-name="P4">
Author: ['АРМІЯINFORM']</text:p>
      <text:p text:style-name="P4">
Time: 2023-05-06T97:00:00-04:00</text:p>
      <text:p text:style-name="P4">
Description: About the work of the VMS ZS Ukrainian: “Ukrainian Morsky Pіhotsі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Tags: ['STOPRUSSIA', 'АГРЕСІЯ РФ']</text:p>
      <text:p text:style-name="P4">
Category: News</text:p>
      <!--METADATA-->
      <text:p text:style-name="P4">
<draw:frame draw:style-name="fr1" draw:name="Image337" text:anchor-type="as-char" svg:width="6.9236in" svg:height="4.615733in" draw:z-index="0">
<draw:image xlink:href="../Images/AРМІЯINFORM/2023-05-06T97-00-00-04-00/344547283_788178359286444_6056673073977343410_n.jpg" xlink:type="simple" xlink:show="embed" xlink:actuate="onLoad" draw:mime-type="image/jpeg"/>
</draw:frame>
About this <text:a xlink:type="simple" xlink:href="https://www.facebook.com/navy.mil.gov.ua/posts/pfbid0zNfo32f3qPSsxHv2isJdRE6JQCekTz3DBdaK1YCLTGWJJqz2r1uuUDqmmcTyvwJWl" text:style-name="Internet_20_link" text:visited-style-name="Visited_20_Internet_20_Link">
it is referred</text:a>
In the report of the Navy of the Armed Forces of Ukraine:</text:p>
      <text:p text:style-name="P4">
“Ukrainian Marines continue to improve their knowledge and maintain skills at the proper level, so that in the future the effective resistance of Russian fascist troops.</text:p>
      <text:p text:style-name="P4">
Despite the tight schedule of everyday tasks, the Marines pay much attention to the development of various fire training exercises, because every military serviceman must not only know his own weapons thoroughly, but also successfully use, destroying Russian occupiers. "</text:p>
      <text:p text:style-name="P4">
<text:a xlink:type="simple" xlink:href="https://armyinform.com.ua/wp-content/uploads/2023/05/344000609_2317306275123458_3974039771555639074_n.jpg" text:style-name="Internet_20_link" text:visited-style-name="Visited_20_Internet_20_Link">
!(Images/AРМІЯINFORM/2023-05-06T97-00-00-04-00/344000609_2317306275123458_3974039771555639074_n-150x150.jpg)</text:a>
</text:p>
      <text:p text:style-name="P4">
<text:a xlink:type="simple" xlink:href="https://armyinform.com.ua/wp-content/uploads/2023/05/344393261_249865827548559_1263438314601649190_n.jpg" text:style-name="Internet_20_link" text:visited-style-name="Visited_20_Internet_20_Link">
<draw:frame draw:style-name="fr1" draw:name="Image338" text:anchor-type="as-char" svg:width="6.9236in" svg:height="6.9236in" draw:z-index="0">
<draw:image xlink:href="../Images/AРМІЯINFORM/2023-05-06T97-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339" text:anchor-type="as-char" svg:width="6.9236in" svg:height="6.9236in" draw:z-index="0">
<draw:image xlink:href="../Images/AРМІЯINFORM/2023-05-06T97-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340" text:anchor-type="as-char" svg:width="6.9236in" svg:height="6.9236in" draw:z-index="0">
<draw:image xlink:href="../Images/AРМІЯINFORM/2023-05-06T97-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341" text:anchor-type="as-char" svg:width="6.9236in" svg:height="6.9236in" draw:z-index="0">
<draw:image xlink:href="../Images/AРМІЯINFORM/2023-05-06T97-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342" text:anchor-type="as-char" svg:width="6.9236in" svg:height="6.9236in" draw:z-index="0">
<draw:image xlink:href="../Images/AРМІЯINFORM/2023-05-06T97-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343" text:anchor-type="as-char" svg:width="6.9236in" svg:height="6.9236in" draw:z-index="0">
<draw:image xlink:href="../Images/AРМІЯINFORM/2023-05-06T97-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344" text:anchor-type="as-char" svg:width="6.9236in" svg:height="6.9236in" draw:z-index="0">
<draw:image xlink:href="../Images/AРМІЯINFORM/2023-05-06T97-00-00-04-00/345451575_758855142436287_903879792692173176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345" text:anchor-type="as-char" svg:width="6.9236in" svg:height="6.9236in" draw:z-index="0">
<draw:image xlink:href="../Images/AРМІЯINFORM/2023-05-06T97-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346" text:anchor-type="as-char" svg:width="6.9236in" svg:height="6.9236in" draw:z-index="0">
<draw:image xlink:href="../Images/AРМІЯINFORM/2023-05-06T97-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347" text:anchor-type="as-char" svg:width="6.9236in" svg:height="6.9236in" draw:z-index="0">
<draw:image xlink:href="../Images/AРМІЯINFORM/2023-05-06T97-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348" text:anchor-type="as-char" svg:width="6.9236in" svg:height="6.9236in" draw:z-index="0">
<draw:image xlink:href="../Images/AРМІЯINFORM/2023-05-06T97-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349" text:anchor-type="as-char" svg:width="6.9236in" svg:height="6.9236in" draw:z-index="0">
<draw:image xlink:href="../Images/AРМІЯINFORM/2023-05-06T97-00-00-04-00/345653926_249927864372149_3207295380449602624_n-150x150.jpg" xlink:type="simple" xlink:show="embed" xlink:actuate="onLoad" draw:mime-type="image/jpeg"/>
</draw:frame>
</text:a>
</text:p>
      <text:p text:style-name="P4">
News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Russian military during armed aggression killed 480 children in Ukraine</text:span>
</text:h>
      <text:p text:style-name="P4">
Author: ['АРМІЯINFORM']</text:p>
      <text:p text:style-name="P4">
Time: 2023-05-06T98:00:00-04:00</text:p>
      <text:p text:style-name="P4">
Description: The village on the wound 6th injury 2023 more than the nіzh 1444 Ditini put in Ukraine Vnaslikok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НА', 'ВТОРГНЕННЯ РФ', 'ДІТИ ВІЙНИ', 'ЮВЕНАЛЬНІ ПРОКУРОРИ']</text:p>
      <text:p text:style-name="P4">
Category: News</text:p>
      <!--METADATA-->
      <text:p text:style-name="P4">
<draw:frame draw:style-name="fr1" draw:name="Image350" text:anchor-type="as-char" svg:width="6.9236in" svg:height="5.18693in" draw:z-index="0">
<draw:image xlink:href="../Images/AРМІЯINFORM/2023-05-06T98-00-00-04-00/47_big.jpg" xlink:type="simple" xlink:show="embed" xlink:actuate="onLoad" draw:mime-type="image/jpeg"/>
</draw:frame>
Illustrative photo</text:p>
      <text:p text:style-name="P4">
As of the morning of May 6, 2023, more than 1444 children were injured in Ukraine as a result of large -scale armed aggression of the Russian Federation. By <text:a xlink:type="simple" xlink:href="https://www.gp.gov.ua/ua/posts/yuvenalni-prokurori-480-ditei-zaginulo-v-ukrayini-vnaslidok-zbroinoyi-agresiyi-rf" text:style-name="Internet_20_link" text:visited-style-name="Visited_20_Internet_20_Link">
official information</text:a>
Juvenile prosecutors 480 died and more than 964 were injured in varying severity. These figures are not final. Work continues to be installed in places of conducting actions, in temporarily occupied and liberated territories. Children in the following areas were most affected:</text:p>
      <ul>
        <li>
Donetsk region - 455, * Kharkiv - 275, * Kiev - 128, * Kherson - 96, * Zaporizhia - 89, * Mykolaivskaya - 89, * Chernihiv - 70, * Dnipropetrovsk - 67, * Lugansk - 66.</li>
      </ul>
      <text:p text:style-name="P4">
On May 5, a 16-year-old girl died at the hospital, who suffered difficult times due to the shelling of the Russian troops on April 29, Kramatorsk, Donetsk region. It became known about the death of a 14-year-old girl on July 3, 2022 in the village of Tatyanovkadonnets region as a result of shelling of the village of the enemy. On May 5, a 12-year-old was injured in the Hlukhiv region of Sumy region.</text:p>
      <text:p text:style-name="P4">
News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April in Bakhmut through the eyes of the infantry warriors. We keep the line!</text:span>
</text:h>
      <text:p text:style-name="P4">
Author: ['АРМІЯINFORM']</text:p>
      <text:p text:style-name="P4">
Time: 2023-05-06T99:00:00-04:00</text:p>
      <text:p text:style-name="P4">
Description: KVITEN in Bakhmuti Ochima Voyniv-Pikhotsiv. Trimmo!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Tags: ['БАХМУТ', 'ДЕНЬ ПІХОТИ']</text:p>
      <text:p text:style-name="P4">
Category: News</text:p>
      <!--METADATA-->
      <text:p text:style-name="P4">
<draw:frame draw:style-name="fr1" draw:name="Image351" text:anchor-type="as-char" svg:width="6.9236in" svg:height="4.615733in" draw:z-index="0">
<draw:image xlink:href="../Images/AРМІЯINFORM/2023-05-06T99-00-00-04-00/345233524_555920483117359_1604682296362987471_n.jpg" xlink:type="simple" xlink:show="embed" xlink:actuate="onLoad" draw:mime-type="image/jpeg"/>
</draw:frame>
April in Bakhmut through the eyes of the infantry warriors. We keep the line!</text:p>
      <text:p text:style-name="P4">
News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The Belarusian Battalion showed trenching along the road to Bakhmut</text:span>
</text:h>
      <text:p text:style-name="P4">
Authors: Ukrinform (Person)</text:p>
      <text:p text:style-name="P4">
Publisher: Укринформ (Organization)</text:p>
      <text:p text:style-name="P4">
Published Time: 2023-05-07T-31:18:00+03:00</text:p>
      <text:p text:style-name="P4">
Modified Time: 2023-05-07T00:18:00+03:00</text:p>
      <text:p text:style-name="P4">
Description: The Belarusian Volunteer Battalion Terr, who is fighting on the side of Ukraine, posted a video on which, as claimed, was recorded cleaning the line of trenches of the invaders along the "Road of Life" on Bakhmut, controlled by the enemy. - Ukrinform.</text:p>
      <text:p text:style-name="P4">
Images: ["<text:a xlink:type="simple" xlink:href="https://static.ukrinform.com/photos/2023_05/thumb_files/630_360_1683408799-784.jpg" text:style-name="Internet_20_link" text:visited-style-name="Visited_20_Internet_20_Link">
630_360_16834...</text:a>
"]</text:p>
      <text:p text:style-name="P4">
Tags: ['Бахмут', 'білорусь', 'Агресія РФ', 'Добровольці', 'Війна з росією']</text:p>
      <text:p text:style-name="P4">
Type: Article</text:p>
      <!--METADATA-->
      <text:p text:style-name="P4">
<draw:frame draw:style-name="fr1" draw:name="Image352" text:anchor-type="as-char" svg:width="6.9236in" svg:height="3.956343in" draw:z-index="0">
<draw:image xlink:href="../Images/yкринформ/2023-05-07T-31-18-00-03-00/630_360_1683408799-784.jpg" xlink:type="simple" xlink:show="embed" xlink:actuate="onLoad" draw:mime-type="image/jpeg"/>
</draw:frame>
The Belarusian Volunteer Battalion Terr, who is fighting on the side of Ukraine, posted a video that, as claimed, was recorded cleaning the lines of the occupiers of the occupiers along the "Road of Life" on Bakhmut, which is controlled by the enemy.</text:p>
      <text:p text:style-name="P4">
Ukrinform transfers this from <text:a xlink:type="simple" xlink:href="https://t.me/terrorbel/102" text:style-name="Internet_20_link" text:visited-style-name="Visited_20_Internet_20_Link">
</text:a>
On the page -cubatalion in the telegram.</text:p>
      <text:p text:style-name="P4">
It is noted that the task was to move on to the enemy's armor, to destroy personnel, to occupy and to gain a strategically important music.</text:p>
      <text:p text:style-name="P4">
"The task is completed," the battalion said.</text:p>
      <text:p text:style-name="P4">
The video can see many destroyed equipment and scattered dead bodies, probably Russian invaders.</text:p>
      <text:p text:style-name="P4">
Recall: Dmitry's terror battalion - Apanasovich - a special appointment detachment is named after the Belarusian volunteer who died during the Irpen. Has been existed since 2022. Earlier, the Battalion Terr was part of the regimental.</text:p>
      <text:p text:style-name="P4">
News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The Belarusian Battalion showed trenching along the road to Bakhmut</text:span>
</text:h>
      <text:p text:style-name="P4">
Authors: Ukrinform (Person)</text:p>
      <text:p text:style-name="P4">
Publisher: Укринформ (Organization)</text:p>
      <text:p text:style-name="P4">
Published Time: 2023-05-07T00:18:00+03:00</text:p>
      <text:p text:style-name="P4">
Modified Time: 2023-05-07T00:18:00+03:00</text:p>
      <text:p text:style-name="P4">
Description: The Belarusian Volunteer Battalion Terr, who is fighting on the side of Ukraine, posted a video on which, as claimed, was recorded cleaning the line of trenches of the invaders along the "Road of Life" on Bakhmut, controlled by the enemy. - Ukrinform.</text:p>
      <text:p text:style-name="P4">
Images: ["<text:a xlink:type="simple" xlink:href="https://static.ukrinform.com/photos/2023_05/thumb_files/630_360_1683408799-784.jpg" text:style-name="Internet_20_link" text:visited-style-name="Visited_20_Internet_20_Link">
630_360_16834...</text:a>
"]</text:p>
      <text:p text:style-name="P4">
Tags: ['Бахмут', 'білорусь', 'Агресія РФ', 'Добровольці', 'Війна з росією']</text:p>
      <text:p text:style-name="P4">
Type: Article</text:p>
      <!--METADATA-->
      <text:p text:style-name="P4">
<draw:frame draw:style-name="fr1" draw:name="Image353" text:anchor-type="as-char" svg:width="6.9236in" svg:height="3.956343in" draw:z-index="0">
<draw:image xlink:href="../Images/yкринформ/2023-05-07T00-18-00-03-00/630_360_1683408799-784.jpg" xlink:type="simple" xlink:show="embed" xlink:actuate="onLoad" draw:mime-type="image/jpeg"/>
</draw:frame>
The Belarusian Volunteer Battalion Terr, who is fighting on the side of Ukraine, posted a video that, as claimed, was recorded cleaning the lines of the occupiers of the occupiers along the "Road of Life" on Bakhmut, which is controlled by the enemy.</text:p>
      <text:p text:style-name="P4">
Ukrinform transfers this from <text:a xlink:type="simple" xlink:href="https://t.me/terrorbel/102" text:style-name="Internet_20_link" text:visited-style-name="Visited_20_Internet_20_Link">
</text:a>
On the page -cubatalion in the telegram.</text:p>
      <text:p text:style-name="P4">
It is noted that the task was to move on to the enemy's armor, to destroy personnel, to occupy and to gain a strategically important music.</text:p>
      <text:p text:style-name="P4">
"The task is completed," the battalion said.</text:p>
      <text:p text:style-name="P4">
The video can see many destroyed equipment and scattered dead bodies, probably Russian invaders.</text:p>
      <text:p text:style-name="P4">
Recall: Dmitry's terror battalion - Apanasovich - a special appointment detachment is named after the Belarusian volunteer who died during the Irpen. Has been existed since 2022. Earlier, the Battalion Terr was part of the regimental.</text:p>
      <text:p text:style-name="P4">
News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In Nikolaev explosions were heard: Kim does not exclude new shelling</text:span>
</text:h>
      <text:p text:style-name="P4">
Authors: Ukrinform (Person)</text:p>
      <text:p text:style-name="P4">
Publisher: Укринформ (Organization)</text:p>
      <text:p text:style-name="P4">
Published Time: 2023-05-07T00:34:00+03:00</text:p>
      <text:p text:style-name="P4">
Modified Time: 2023-05-07T00:34:00+03:00</text:p>
      <text:p text:style-name="P4">
Description: On May 7, Russia launched strategic aviation missiles, and after minutes there were explosions in Nikolaev.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иколаїв', 'Обстріл', 'Агресія РФ', 'Війна з росією']</text:p>
      <text:p text:style-name="P4">
Type: Article</text:p>
      <!--METADATA-->
      <text:p text:style-name="P4">
<draw:frame draw:style-name="fr1" draw:name="Image354" text:anchor-type="as-char" svg:width="6.9236in" svg:height="3.956343in" draw:z-index="0">
<draw:image xlink:href="../Images/yкринформ/2023-05-07T00-34-00-03-00/630_360_1677569405-698.jpg" xlink:type="simple" xlink:show="embed" xlink:actuate="onLoad" draw:mime-type="image/jpeg"/>
</draw:frame>
At night, on 7th, Russia launched strategic aviation missiles, and already through the minutes there were explosions in Nikolaev.</text:p>
      <text:p text:style-name="P4">
Ukrinform transfers this with reference to <text:a xlink:type="simple" xlink:href="https://t.me/mykolaivskaODA/4970" text:style-name="Internet_20_link" text:visited-style-name="Visited_20_Internet_20_Link">
</text:a>
Heads of the Nikolaev Ova Vitaliy Kim.</text:p>
      <text:p text:style-name="P4">
According to him, there were 2 explosions in Nikolaev, but it could also be the sounds of the region. The head of the military administration noted that the explosions could be the benefit of the air defense, but the exact information would be later.</text:p>
      <text:p text:style-name="P4">
Kim also warned the threat of new launches. According to the monitoring channels at 00:30 they are.</text:p>
      <text:p text:style-name="P4">
As the agency reported earlier, in the evening of May 6 in most regions of Ukraine 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81-u-mikolaevi-prolunali-vibuhi-kim-ne-viklucae-novih-obstriliv.html" text:style-name="Internet_20_link" text:visited-style-name="Visited_20_Internet_20_Link">
https://www.ukrinform.ua/rubric-ato/3705781-u-mikolaevi-prolunali-vibuhi-kim-ne-viklucae-novih-obstriliv.html</text:a>
</text:p>
      <!--NEWS-->
      <text:h text:style-name="P10" text:outline-level="1">
<text:span text:style-name="T4">
Russian SU-35 intercepted a Polish border aircraft over the Black Sea</text:span>
</text:h>
      <text:p text:style-name="P4">
Authors: Ukrinform (Person)</text:p>
      <text:p text:style-name="P4">
Publisher: Укринформ (Organization)</text:p>
      <text:p text:style-name="P4">
Published Time: 2023-05-07T00:48:00+03:00</text:p>
      <text:p text:style-name="P4">
Modified Time: 2023-05-07T00:48:00+03:00</text:p>
      <text:p text:style-name="P4">
Description: The Polish border aircraft L410 Turbolet during the flight over the Black Sea near Romania's airspace was intercepted by the Russian Su-35 fighter. - Ukrinform.</text:p>
      <text:p text:style-name="P4">
Images: ["<text:a xlink:type="simple" xlink:href="https://static.ukrinform.com/photos/2016_02/thumb_files/630_360_1454323584-3169.jpg" text:style-name="Internet_20_link" text:visited-style-name="Visited_20_Internet_20_Link">
630_360_14543...</text:a>
"]</text:p>
      <text:p text:style-name="P4">
Tags: ['Літак', 'Перехоплення', 'Польща', ' Чорне море', 'росія', 'Війна з росією']</text:p>
      <text:p text:style-name="P4">
Type: Article</text:p>
      <!--METADATA-->
      <text:p text:style-name="P4">
<draw:frame draw:style-name="fr1" draw:name="Image355" text:anchor-type="as-char" svg:width="6.9236in" svg:height="3.956343in" draw:z-index="0">
<draw:image xlink:href="../Images/yкринформ/2023-05-07T00-48-00-03-00/630_360_1454323584-3169.jpg" xlink:type="simple" xlink:show="embed" xlink:actuate="onLoad" draw:mime-type="image/jpeg"/>
</draw:frame>
The Polish border aircraft L410 Turbolet during the flight over the black seafood supply of Romania's airspace was intercepted by the Russian fighter-35.</text:p>
      <text:p text:style-name="P4">
Ukrinform transfers this from <text:a xlink:type="simple" xlink:href="https://english.mapn.ro/cpresa/5967_press-release" text:style-name="Internet_20_link" text:visited-style-name="Visited_20_Internet_20_Link">
</text:a>
to the website of the Ministry of Defense of Romania.</text:p>
      <text:p text:style-name="P4">
The air incident occurred on Friday, May 5, in the afternoon at about 13.20 substitute time.</text:p>
      <text:p text:style-name="P4">
"Aggressive and dangerous maneuvers that have repeatedly carried out the fighter of the II Federation near Polish aircraft, created a high level of turbulence and created serious difficulties in managing Polish -country -pointeds," the statement said.</text:p>
      <text:p text:style-name="P4">
<text:span text:style-name="T4">
 Read also: </text:span>
 <text:span text:style-name="T4">
 <text:a xlink:type="simple" xlink:href="https://www.ukrinform.ua/rubric-ato/3705778-zagarbniki-viveli-u-corne-more-raketonosii-z-32-kalibrami.html" text:style-name="Internet_20_link" text:visited-style-name="Visited_20_Internet_20_Link">
</text:a>
 </text:span>
</text:p>
      <text:p text:style-name="P4">
Після таких дій два бойові літаки румунських ВПС і два ВПС Іспанії, призначенідля виконання завдань повітряної поліції, були попереджені Об'єднаним центромповітряних операцій НАТО в іспанській Торрехоні.</text:p>
      <text:p text:style-name="P4">
"Хоча чотири літаки були готові втрутитися будь-якої миті, в їхньому втручанніне було необхідності", - розповіли в румунському Міноборони.</text:p>
      <text:p text:style-name="P4">
Польський екіпаж діяв спокійно та професійно "у ситуації, безвідповідальноствореній російським пілотом, і зміг повністю контролювати літак післяпочаткової втрати висоти, спричиненої маневрами літака Су-35".</text:p>
      <text:p text:style-name="P4">
<text:span text:style-name="T4">
Читайте також:</text:span>
 <text:span text:style-name="T4">
<text:a xlink:type="simple" xlink:href="https://www.ukrinform.ua/rubric-crimea/3701215-cerez-agresivni-dii-rf-corne-more-ne-mozna-vvazati-bezpecnim-vze-20-rokiv-komanduvac-vms.html" text:style-name="Internet_20_link" text:visited-style-name="Visited_20_Internet_20_Link">
 </text:a>
</text:span>
</text:p>
      <text:p text:style-name="P4">
The aircraft was able to land safely in the area of Mikhail Kongelnichan Airport. Anyone of the crew on board the Polish aircraft was not watched in this incident.</text:p>
      <text:p text:style-name="P4">
"Romanian authorities are in contact with Frontex and the Polish authorities to investigate all the circumstances of this incident. It is quite unacceptable aggressive behavior, similar to the one, which was demonstrated .</text:p>
      <text:p text:style-name="P4">
Also in the military department added that this incident is another evidence of the provocation approach of the Russian Federation in <text:span text:style-name="T4">
 <text:a xlink:type="simple" xlink:href="https://www.ukrinform.ua/tag-corne-more" text:style-name="Internet_20_link" text:visited-style-name="Visited_20_Internet_20_Link">
</text:a>
 </text:span>
.</text:p>
      <text:p text:style-name="P4">
News Source: <text:a xlink:type="simple" xlink:href="https://www.ukrinform.ua/rubric-world/3705782-rosijskij-su35-perehopiv-polskij-prikordonnij-litak-nad-cornim-morem.html" text:style-name="Internet_20_link" text:visited-style-name="Visited_20_Internet_20_Link">
https://www.ukrinform.ua/rubric-world/3705782-rosijskij-su35-perehopiv-polskij-prikordonnij-litak-nad-cornim-morem.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